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HX2D_i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1">
          <table:table-cell office:value-type="float" office:value="0">
            <text:p>0</text:p>
          </table:table-cell>
          <table:table-cell table:formula="oooc:=IF(MOD([.B$1]+[.$A2];2)=0;INT([.B$1]/2);&quot;&quot;)" office:value-type="float" office:value="0">
            <text:p>0</text:p>
          </table:table-cell>
          <table:table-cell table:formula="oooc:=IF(MOD([.C$1]+[.$A2];2)=0;INT([.C$1]/2);&quot;&quot;)">
            <text:p/>
          </table:table-cell>
          <table:table-cell table:formula="oooc:=IF(MOD([.D$1]+[.$A2];2)=0;INT([.D$1]/2);&quot;&quot;)" office:value-type="float" office:value="1">
            <text:p>1</text:p>
          </table:table-cell>
          <table:table-cell table:formula="oooc:=IF(MOD([.E$1]+[.$A2];2)=0;INT([.E$1]/2);&quot;&quot;)">
            <text:p/>
          </table:table-cell>
          <table:table-cell table:formula="oooc:=IF(MOD([.F$1]+[.$A2];2)=0;INT([.F$1]/2);&quot;&quot;)" office:value-type="float" office:value="2">
            <text:p>2</text:p>
          </table:table-cell>
          <table:table-cell table:formula="oooc:=IF(MOD([.G$1]+[.$A2];2)=0;INT([.G$1]/2);&quot;&quot;)">
            <text:p/>
          </table:table-cell>
          <table:table-cell table:formula="oooc:=IF(MOD([.H$1]+[.$A2];2)=0;INT([.H$1]/2);&quot;&quot;)" office:value-type="float" office:value="3">
            <text:p>3</text:p>
          </table:table-cell>
          <table:table-cell table:formula="oooc:=IF(MOD([.I$1]+[.$A2];2)=0;INT([.I$1]/2);&quot;&quot;)">
            <text:p/>
          </table:table-cell>
          <table:table-cell table:formula="oooc:=IF(MOD([.J$1]+[.$A2];2)=0;INT([.J$1]/2);&quot;&quot;)" office:value-type="float" office:value="4">
            <text:p>4</text:p>
          </table:table-cell>
          <table:table-cell table:formula="oooc:=IF(MOD([.K$1]+[.$A2];2)=0;INT([.K$1]/2);&quot;&quot;)">
            <text:p/>
          </table:table-cell>
          <table:table-cell table:formula="oooc:=IF(MOD([.L$1]+[.$A2];2)=0;INT([.L$1]/2);&quot;&quot;)" office:value-type="float" office:value="5">
            <text:p>5</text:p>
          </table:table-cell>
          <table:table-cell table:formula="oooc:=IF(MOD([.M$1]+[.$A2];2)=0;INT([.M$1]/2);&quot;&quot;)">
            <text:p/>
          </table:table-cell>
          <table:table-cell table:formula="oooc:=IF(MOD([.N$1]+[.$A2];2)=0;INT([.N$1]/2);&quot;&quot;)" office:value-type="float" office:value="6">
            <text:p>6</text:p>
          </table:table-cell>
          <table:table-cell table:formula="oooc:=IF(MOD([.O$1]+[.$A2];2)=0;INT([.O$1]/2);&quot;&quot;)">
            <text:p/>
          </table:table-cell>
          <table:table-cell table:formula="oooc:=IF(MOD([.P$1]+[.$A2];2)=0;INT([.P$1]/2);&quot;&quot;)" office:value-type="float" office:value="7">
            <text:p>7</text:p>
          </table:table-cell>
          <table:table-cell table:formula="oooc:=IF(MOD([.Q$1]+[.$A2];2)=0;INT([.Q$1]/2);&quot;&quot;)">
            <text:p/>
          </table:table-cell>
          <table:table-cell table:formula="oooc:=IF(MOD([.R$1]+[.$A2];2)=0;INT([.R$1]/2);&quot;&quot;)" office:value-type="float" office:value="8">
            <text:p>8</text:p>
          </table:table-cell>
          <table:table-cell table:formula="oooc:=IF(MOD([.S$1]+[.$A2];2)=0;INT([.S$1]/2);&quot;&quot;)">
            <text:p/>
          </table:table-cell>
          <table:table-cell table:formula="oooc:=IF(MOD([.T$1]+[.$A2];2)=0;INT([.T$1]/2);&quot;&quot;)" office:value-type="float" office:value="9">
            <text:p>9</text:p>
          </table:table-cell>
          <table:table-cell table:formula="oooc:=IF(MOD([.U$1]+[.$A2];2)=0;INT([.U$1]/2);&quot;&quot;)">
            <text:p/>
          </table:table-cell>
          <table:table-cell table:formula="oooc:=IF(MOD([.V$1]+[.$A2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formula="oooc:=IF(MOD([.B$1]+[.$A3];2)=0;INT([.B$1]/2);&quot;&quot;)">
            <text:p/>
          </table:table-cell>
          <table:table-cell table:formula="oooc:=IF(MOD([.C$1]+[.$A3];2)=0;INT([.C$1]/2);&quot;&quot;)" office:value-type="float" office:value="0">
            <text:p>0</text:p>
          </table:table-cell>
          <table:table-cell table:formula="oooc:=IF(MOD([.D$1]+[.$A3];2)=0;INT([.D$1]/2);&quot;&quot;)">
            <text:p/>
          </table:table-cell>
          <table:table-cell table:formula="oooc:=IF(MOD([.E$1]+[.$A3];2)=0;INT([.E$1]/2);&quot;&quot;)" office:value-type="float" office:value="1">
            <text:p>1</text:p>
          </table:table-cell>
          <table:table-cell table:formula="oooc:=IF(MOD([.F$1]+[.$A3];2)=0;INT([.F$1]/2);&quot;&quot;)">
            <text:p/>
          </table:table-cell>
          <table:table-cell table:formula="oooc:=IF(MOD([.G$1]+[.$A3];2)=0;INT([.G$1]/2);&quot;&quot;)" office:value-type="float" office:value="2">
            <text:p>2</text:p>
          </table:table-cell>
          <table:table-cell table:formula="oooc:=IF(MOD([.H$1]+[.$A3];2)=0;INT([.H$1]/2);&quot;&quot;)">
            <text:p/>
          </table:table-cell>
          <table:table-cell table:formula="oooc:=IF(MOD([.I$1]+[.$A3];2)=0;INT([.I$1]/2);&quot;&quot;)" office:value-type="float" office:value="3">
            <text:p>3</text:p>
          </table:table-cell>
          <table:table-cell table:formula="oooc:=IF(MOD([.J$1]+[.$A3];2)=0;INT([.J$1]/2);&quot;&quot;)">
            <text:p/>
          </table:table-cell>
          <table:table-cell table:formula="oooc:=IF(MOD([.K$1]+[.$A3];2)=0;INT([.K$1]/2);&quot;&quot;)" office:value-type="float" office:value="4">
            <text:p>4</text:p>
          </table:table-cell>
          <table:table-cell table:formula="oooc:=IF(MOD([.L$1]+[.$A3];2)=0;INT([.L$1]/2);&quot;&quot;)">
            <text:p/>
          </table:table-cell>
          <table:table-cell table:formula="oooc:=IF(MOD([.M$1]+[.$A3];2)=0;INT([.M$1]/2);&quot;&quot;)" office:value-type="float" office:value="5">
            <text:p>5</text:p>
          </table:table-cell>
          <table:table-cell table:formula="oooc:=IF(MOD([.N$1]+[.$A3];2)=0;INT([.N$1]/2);&quot;&quot;)">
            <text:p/>
          </table:table-cell>
          <table:table-cell table:formula="oooc:=IF(MOD([.O$1]+[.$A3];2)=0;INT([.O$1]/2);&quot;&quot;)" office:value-type="float" office:value="6">
            <text:p>6</text:p>
          </table:table-cell>
          <table:table-cell table:formula="oooc:=IF(MOD([.P$1]+[.$A3];2)=0;INT([.P$1]/2);&quot;&quot;)">
            <text:p/>
          </table:table-cell>
          <table:table-cell table:formula="oooc:=IF(MOD([.Q$1]+[.$A3];2)=0;INT([.Q$1]/2);&quot;&quot;)" office:value-type="float" office:value="7">
            <text:p>7</text:p>
          </table:table-cell>
          <table:table-cell table:formula="oooc:=IF(MOD([.R$1]+[.$A3];2)=0;INT([.R$1]/2);&quot;&quot;)">
            <text:p/>
          </table:table-cell>
          <table:table-cell table:formula="oooc:=IF(MOD([.S$1]+[.$A3];2)=0;INT([.S$1]/2);&quot;&quot;)" office:value-type="float" office:value="8">
            <text:p>8</text:p>
          </table:table-cell>
          <table:table-cell table:formula="oooc:=IF(MOD([.T$1]+[.$A3];2)=0;INT([.T$1]/2);&quot;&quot;)">
            <text:p/>
          </table:table-cell>
          <table:table-cell table:formula="oooc:=IF(MOD([.U$1]+[.$A3];2)=0;INT([.U$1]/2);&quot;&quot;)" office:value-type="float" office:value="9">
            <text:p>9</text:p>
          </table:table-cell>
          <table:table-cell table:formula="oooc:=IF(MOD([.V$1]+[.$A3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formula="oooc:=IF(MOD([.B$1]+[.$A4];2)=0;INT([.B$1]/2);&quot;&quot;)" office:value-type="float" office:value="0">
            <text:p>0</text:p>
          </table:table-cell>
          <table:table-cell table:formula="oooc:=IF(MOD([.C$1]+[.$A4];2)=0;INT([.C$1]/2);&quot;&quot;)">
            <text:p/>
          </table:table-cell>
          <table:table-cell table:formula="oooc:=IF(MOD([.D$1]+[.$A4];2)=0;INT([.D$1]/2);&quot;&quot;)" office:value-type="float" office:value="1">
            <text:p>1</text:p>
          </table:table-cell>
          <table:table-cell table:formula="oooc:=IF(MOD([.E$1]+[.$A4];2)=0;INT([.E$1]/2);&quot;&quot;)">
            <text:p/>
          </table:table-cell>
          <table:table-cell table:formula="oooc:=IF(MOD([.F$1]+[.$A4];2)=0;INT([.F$1]/2);&quot;&quot;)" office:value-type="float" office:value="2">
            <text:p>2</text:p>
          </table:table-cell>
          <table:table-cell table:formula="oooc:=IF(MOD([.G$1]+[.$A4];2)=0;INT([.G$1]/2);&quot;&quot;)">
            <text:p/>
          </table:table-cell>
          <table:table-cell table:formula="oooc:=IF(MOD([.H$1]+[.$A4];2)=0;INT([.H$1]/2);&quot;&quot;)" office:value-type="float" office:value="3">
            <text:p>3</text:p>
          </table:table-cell>
          <table:table-cell table:formula="oooc:=IF(MOD([.I$1]+[.$A4];2)=0;INT([.I$1]/2);&quot;&quot;)">
            <text:p/>
          </table:table-cell>
          <table:table-cell table:formula="oooc:=IF(MOD([.J$1]+[.$A4];2)=0;INT([.J$1]/2);&quot;&quot;)" office:value-type="float" office:value="4">
            <text:p>4</text:p>
          </table:table-cell>
          <table:table-cell table:formula="oooc:=IF(MOD([.K$1]+[.$A4];2)=0;INT([.K$1]/2);&quot;&quot;)">
            <text:p/>
          </table:table-cell>
          <table:table-cell table:formula="oooc:=IF(MOD([.L$1]+[.$A4];2)=0;INT([.L$1]/2);&quot;&quot;)" office:value-type="float" office:value="5">
            <text:p>5</text:p>
          </table:table-cell>
          <table:table-cell table:formula="oooc:=IF(MOD([.M$1]+[.$A4];2)=0;INT([.M$1]/2);&quot;&quot;)">
            <text:p/>
          </table:table-cell>
          <table:table-cell table:formula="oooc:=IF(MOD([.N$1]+[.$A4];2)=0;INT([.N$1]/2);&quot;&quot;)" office:value-type="float" office:value="6">
            <text:p>6</text:p>
          </table:table-cell>
          <table:table-cell table:formula="oooc:=IF(MOD([.O$1]+[.$A4];2)=0;INT([.O$1]/2);&quot;&quot;)">
            <text:p/>
          </table:table-cell>
          <table:table-cell table:formula="oooc:=IF(MOD([.P$1]+[.$A4];2)=0;INT([.P$1]/2);&quot;&quot;)" office:value-type="float" office:value="7">
            <text:p>7</text:p>
          </table:table-cell>
          <table:table-cell table:formula="oooc:=IF(MOD([.Q$1]+[.$A4];2)=0;INT([.Q$1]/2);&quot;&quot;)">
            <text:p/>
          </table:table-cell>
          <table:table-cell table:formula="oooc:=IF(MOD([.R$1]+[.$A4];2)=0;INT([.R$1]/2);&quot;&quot;)" office:value-type="float" office:value="8">
            <text:p>8</text:p>
          </table:table-cell>
          <table:table-cell table:formula="oooc:=IF(MOD([.S$1]+[.$A4];2)=0;INT([.S$1]/2);&quot;&quot;)">
            <text:p/>
          </table:table-cell>
          <table:table-cell table:formula="oooc:=IF(MOD([.T$1]+[.$A4];2)=0;INT([.T$1]/2);&quot;&quot;)" office:value-type="float" office:value="9">
            <text:p>9</text:p>
          </table:table-cell>
          <table:table-cell table:formula="oooc:=IF(MOD([.U$1]+[.$A4];2)=0;INT([.U$1]/2);&quot;&quot;)">
            <text:p/>
          </table:table-cell>
          <table:table-cell table:formula="oooc:=IF(MOD([.V$1]+[.$A4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table:formula="oooc:=IF(MOD([.B$1]+[.$A5];2)=0;INT([.B$1]/2);&quot;&quot;)">
            <text:p/>
          </table:table-cell>
          <table:table-cell table:formula="oooc:=IF(MOD([.C$1]+[.$A5];2)=0;INT([.C$1]/2);&quot;&quot;)" office:value-type="float" office:value="0">
            <text:p>0</text:p>
          </table:table-cell>
          <table:table-cell table:formula="oooc:=IF(MOD([.D$1]+[.$A5];2)=0;INT([.D$1]/2);&quot;&quot;)">
            <text:p/>
          </table:table-cell>
          <table:table-cell table:formula="oooc:=IF(MOD([.E$1]+[.$A5];2)=0;INT([.E$1]/2);&quot;&quot;)" office:value-type="float" office:value="1">
            <text:p>1</text:p>
          </table:table-cell>
          <table:table-cell table:formula="oooc:=IF(MOD([.F$1]+[.$A5];2)=0;INT([.F$1]/2);&quot;&quot;)">
            <text:p/>
          </table:table-cell>
          <table:table-cell table:formula="oooc:=IF(MOD([.G$1]+[.$A5];2)=0;INT([.G$1]/2);&quot;&quot;)" office:value-type="float" office:value="2">
            <text:p>2</text:p>
          </table:table-cell>
          <table:table-cell table:formula="oooc:=IF(MOD([.H$1]+[.$A5];2)=0;INT([.H$1]/2);&quot;&quot;)">
            <text:p/>
          </table:table-cell>
          <table:table-cell table:formula="oooc:=IF(MOD([.I$1]+[.$A5];2)=0;INT([.I$1]/2);&quot;&quot;)" office:value-type="float" office:value="3">
            <text:p>3</text:p>
          </table:table-cell>
          <table:table-cell table:formula="oooc:=IF(MOD([.J$1]+[.$A5];2)=0;INT([.J$1]/2);&quot;&quot;)">
            <text:p/>
          </table:table-cell>
          <table:table-cell table:formula="oooc:=IF(MOD([.K$1]+[.$A5];2)=0;INT([.K$1]/2);&quot;&quot;)" office:value-type="float" office:value="4">
            <text:p>4</text:p>
          </table:table-cell>
          <table:table-cell table:formula="oooc:=IF(MOD([.L$1]+[.$A5];2)=0;INT([.L$1]/2);&quot;&quot;)">
            <text:p/>
          </table:table-cell>
          <table:table-cell table:formula="oooc:=IF(MOD([.M$1]+[.$A5];2)=0;INT([.M$1]/2);&quot;&quot;)" office:value-type="float" office:value="5">
            <text:p>5</text:p>
          </table:table-cell>
          <table:table-cell table:formula="oooc:=IF(MOD([.N$1]+[.$A5];2)=0;INT([.N$1]/2);&quot;&quot;)">
            <text:p/>
          </table:table-cell>
          <table:table-cell table:formula="oooc:=IF(MOD([.O$1]+[.$A5];2)=0;INT([.O$1]/2);&quot;&quot;)" office:value-type="float" office:value="6">
            <text:p>6</text:p>
          </table:table-cell>
          <table:table-cell table:formula="oooc:=IF(MOD([.P$1]+[.$A5];2)=0;INT([.P$1]/2);&quot;&quot;)">
            <text:p/>
          </table:table-cell>
          <table:table-cell table:formula="oooc:=IF(MOD([.Q$1]+[.$A5];2)=0;INT([.Q$1]/2);&quot;&quot;)" office:value-type="float" office:value="7">
            <text:p>7</text:p>
          </table:table-cell>
          <table:table-cell table:formula="oooc:=IF(MOD([.R$1]+[.$A5];2)=0;INT([.R$1]/2);&quot;&quot;)">
            <text:p/>
          </table:table-cell>
          <table:table-cell table:formula="oooc:=IF(MOD([.S$1]+[.$A5];2)=0;INT([.S$1]/2);&quot;&quot;)" office:value-type="float" office:value="8">
            <text:p>8</text:p>
          </table:table-cell>
          <table:table-cell table:formula="oooc:=IF(MOD([.T$1]+[.$A5];2)=0;INT([.T$1]/2);&quot;&quot;)">
            <text:p/>
          </table:table-cell>
          <table:table-cell table:formula="oooc:=IF(MOD([.U$1]+[.$A5];2)=0;INT([.U$1]/2);&quot;&quot;)" office:value-type="float" office:value="9">
            <text:p>9</text:p>
          </table:table-cell>
          <table:table-cell table:formula="oooc:=IF(MOD([.V$1]+[.$A5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table:formula="oooc:=IF(MOD([.B$1]+[.$A6];2)=0;INT([.B$1]/2);&quot;&quot;)" office:value-type="float" office:value="0">
            <text:p>0</text:p>
          </table:table-cell>
          <table:table-cell table:formula="oooc:=IF(MOD([.C$1]+[.$A6];2)=0;INT([.C$1]/2);&quot;&quot;)">
            <text:p/>
          </table:table-cell>
          <table:table-cell table:formula="oooc:=IF(MOD([.D$1]+[.$A6];2)=0;INT([.D$1]/2);&quot;&quot;)" office:value-type="float" office:value="1">
            <text:p>1</text:p>
          </table:table-cell>
          <table:table-cell table:formula="oooc:=IF(MOD([.E$1]+[.$A6];2)=0;INT([.E$1]/2);&quot;&quot;)">
            <text:p/>
          </table:table-cell>
          <table:table-cell table:formula="oooc:=IF(MOD([.F$1]+[.$A6];2)=0;INT([.F$1]/2);&quot;&quot;)" office:value-type="float" office:value="2">
            <text:p>2</text:p>
          </table:table-cell>
          <table:table-cell table:formula="oooc:=IF(MOD([.G$1]+[.$A6];2)=0;INT([.G$1]/2);&quot;&quot;)">
            <text:p/>
          </table:table-cell>
          <table:table-cell table:formula="oooc:=IF(MOD([.H$1]+[.$A6];2)=0;INT([.H$1]/2);&quot;&quot;)" office:value-type="float" office:value="3">
            <text:p>3</text:p>
          </table:table-cell>
          <table:table-cell table:formula="oooc:=IF(MOD([.I$1]+[.$A6];2)=0;INT([.I$1]/2);&quot;&quot;)">
            <text:p/>
          </table:table-cell>
          <table:table-cell table:formula="oooc:=IF(MOD([.J$1]+[.$A6];2)=0;INT([.J$1]/2);&quot;&quot;)" office:value-type="float" office:value="4">
            <text:p>4</text:p>
          </table:table-cell>
          <table:table-cell table:formula="oooc:=IF(MOD([.K$1]+[.$A6];2)=0;INT([.K$1]/2);&quot;&quot;)">
            <text:p/>
          </table:table-cell>
          <table:table-cell table:formula="oooc:=IF(MOD([.L$1]+[.$A6];2)=0;INT([.L$1]/2);&quot;&quot;)" office:value-type="float" office:value="5">
            <text:p>5</text:p>
          </table:table-cell>
          <table:table-cell table:formula="oooc:=IF(MOD([.M$1]+[.$A6];2)=0;INT([.M$1]/2);&quot;&quot;)">
            <text:p/>
          </table:table-cell>
          <table:table-cell table:formula="oooc:=IF(MOD([.N$1]+[.$A6];2)=0;INT([.N$1]/2);&quot;&quot;)" office:value-type="float" office:value="6">
            <text:p>6</text:p>
          </table:table-cell>
          <table:table-cell table:formula="oooc:=IF(MOD([.O$1]+[.$A6];2)=0;INT([.O$1]/2);&quot;&quot;)">
            <text:p/>
          </table:table-cell>
          <table:table-cell table:formula="oooc:=IF(MOD([.P$1]+[.$A6];2)=0;INT([.P$1]/2);&quot;&quot;)" office:value-type="float" office:value="7">
            <text:p>7</text:p>
          </table:table-cell>
          <table:table-cell table:formula="oooc:=IF(MOD([.Q$1]+[.$A6];2)=0;INT([.Q$1]/2);&quot;&quot;)">
            <text:p/>
          </table:table-cell>
          <table:table-cell table:formula="oooc:=IF(MOD([.R$1]+[.$A6];2)=0;INT([.R$1]/2);&quot;&quot;)" office:value-type="float" office:value="8">
            <text:p>8</text:p>
          </table:table-cell>
          <table:table-cell table:formula="oooc:=IF(MOD([.S$1]+[.$A6];2)=0;INT([.S$1]/2);&quot;&quot;)">
            <text:p/>
          </table:table-cell>
          <table:table-cell table:formula="oooc:=IF(MOD([.T$1]+[.$A6];2)=0;INT([.T$1]/2);&quot;&quot;)" office:value-type="float" office:value="9">
            <text:p>9</text:p>
          </table:table-cell>
          <table:table-cell table:formula="oooc:=IF(MOD([.U$1]+[.$A6];2)=0;INT([.U$1]/2);&quot;&quot;)">
            <text:p/>
          </table:table-cell>
          <table:table-cell table:formula="oooc:=IF(MOD([.V$1]+[.$A6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table:formula="oooc:=IF(MOD([.B$1]+[.$A7];2)=0;INT([.B$1]/2);&quot;&quot;)">
            <text:p/>
          </table:table-cell>
          <table:table-cell table:formula="oooc:=IF(MOD([.C$1]+[.$A7];2)=0;INT([.C$1]/2);&quot;&quot;)" office:value-type="float" office:value="0">
            <text:p>0</text:p>
          </table:table-cell>
          <table:table-cell table:formula="oooc:=IF(MOD([.D$1]+[.$A7];2)=0;INT([.D$1]/2);&quot;&quot;)">
            <text:p/>
          </table:table-cell>
          <table:table-cell table:formula="oooc:=IF(MOD([.E$1]+[.$A7];2)=0;INT([.E$1]/2);&quot;&quot;)" office:value-type="float" office:value="1">
            <text:p>1</text:p>
          </table:table-cell>
          <table:table-cell table:formula="oooc:=IF(MOD([.F$1]+[.$A7];2)=0;INT([.F$1]/2);&quot;&quot;)">
            <text:p/>
          </table:table-cell>
          <table:table-cell table:formula="oooc:=IF(MOD([.G$1]+[.$A7];2)=0;INT([.G$1]/2);&quot;&quot;)" office:value-type="float" office:value="2">
            <text:p>2</text:p>
          </table:table-cell>
          <table:table-cell table:formula="oooc:=IF(MOD([.H$1]+[.$A7];2)=0;INT([.H$1]/2);&quot;&quot;)">
            <text:p/>
          </table:table-cell>
          <table:table-cell table:formula="oooc:=IF(MOD([.I$1]+[.$A7];2)=0;INT([.I$1]/2);&quot;&quot;)" office:value-type="float" office:value="3">
            <text:p>3</text:p>
          </table:table-cell>
          <table:table-cell table:formula="oooc:=IF(MOD([.J$1]+[.$A7];2)=0;INT([.J$1]/2);&quot;&quot;)">
            <text:p/>
          </table:table-cell>
          <table:table-cell table:formula="oooc:=IF(MOD([.K$1]+[.$A7];2)=0;INT([.K$1]/2);&quot;&quot;)" office:value-type="float" office:value="4">
            <text:p>4</text:p>
          </table:table-cell>
          <table:table-cell table:formula="oooc:=IF(MOD([.L$1]+[.$A7];2)=0;INT([.L$1]/2);&quot;&quot;)">
            <text:p/>
          </table:table-cell>
          <table:table-cell table:formula="oooc:=IF(MOD([.M$1]+[.$A7];2)=0;INT([.M$1]/2);&quot;&quot;)" office:value-type="float" office:value="5">
            <text:p>5</text:p>
          </table:table-cell>
          <table:table-cell table:formula="oooc:=IF(MOD([.N$1]+[.$A7];2)=0;INT([.N$1]/2);&quot;&quot;)">
            <text:p/>
          </table:table-cell>
          <table:table-cell table:formula="oooc:=IF(MOD([.O$1]+[.$A7];2)=0;INT([.O$1]/2);&quot;&quot;)" office:value-type="float" office:value="6">
            <text:p>6</text:p>
          </table:table-cell>
          <table:table-cell table:formula="oooc:=IF(MOD([.P$1]+[.$A7];2)=0;INT([.P$1]/2);&quot;&quot;)">
            <text:p/>
          </table:table-cell>
          <table:table-cell table:formula="oooc:=IF(MOD([.Q$1]+[.$A7];2)=0;INT([.Q$1]/2);&quot;&quot;)" office:value-type="float" office:value="7">
            <text:p>7</text:p>
          </table:table-cell>
          <table:table-cell table:formula="oooc:=IF(MOD([.R$1]+[.$A7];2)=0;INT([.R$1]/2);&quot;&quot;)">
            <text:p/>
          </table:table-cell>
          <table:table-cell table:formula="oooc:=IF(MOD([.S$1]+[.$A7];2)=0;INT([.S$1]/2);&quot;&quot;)" office:value-type="float" office:value="8">
            <text:p>8</text:p>
          </table:table-cell>
          <table:table-cell table:formula="oooc:=IF(MOD([.T$1]+[.$A7];2)=0;INT([.T$1]/2);&quot;&quot;)">
            <text:p/>
          </table:table-cell>
          <table:table-cell table:formula="oooc:=IF(MOD([.U$1]+[.$A7];2)=0;INT([.U$1]/2);&quot;&quot;)" office:value-type="float" office:value="9">
            <text:p>9</text:p>
          </table:table-cell>
          <table:table-cell table:formula="oooc:=IF(MOD([.V$1]+[.$A7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formula="oooc:=IF(MOD([.B$1]+[.$A8];2)=0;INT([.B$1]/2);&quot;&quot;)" office:value-type="float" office:value="0">
            <text:p>0</text:p>
          </table:table-cell>
          <table:table-cell table:formula="oooc:=IF(MOD([.C$1]+[.$A8];2)=0;INT([.C$1]/2);&quot;&quot;)">
            <text:p/>
          </table:table-cell>
          <table:table-cell table:formula="oooc:=IF(MOD([.D$1]+[.$A8];2)=0;INT([.D$1]/2);&quot;&quot;)" office:value-type="float" office:value="1">
            <text:p>1</text:p>
          </table:table-cell>
          <table:table-cell table:formula="oooc:=IF(MOD([.E$1]+[.$A8];2)=0;INT([.E$1]/2);&quot;&quot;)">
            <text:p/>
          </table:table-cell>
          <table:table-cell table:formula="oooc:=IF(MOD([.F$1]+[.$A8];2)=0;INT([.F$1]/2);&quot;&quot;)" office:value-type="float" office:value="2">
            <text:p>2</text:p>
          </table:table-cell>
          <table:table-cell table:formula="oooc:=IF(MOD([.G$1]+[.$A8];2)=0;INT([.G$1]/2);&quot;&quot;)">
            <text:p/>
          </table:table-cell>
          <table:table-cell table:formula="oooc:=IF(MOD([.H$1]+[.$A8];2)=0;INT([.H$1]/2);&quot;&quot;)" office:value-type="float" office:value="3">
            <text:p>3</text:p>
          </table:table-cell>
          <table:table-cell table:formula="oooc:=IF(MOD([.I$1]+[.$A8];2)=0;INT([.I$1]/2);&quot;&quot;)">
            <text:p/>
          </table:table-cell>
          <table:table-cell table:formula="oooc:=IF(MOD([.J$1]+[.$A8];2)=0;INT([.J$1]/2);&quot;&quot;)" office:value-type="float" office:value="4">
            <text:p>4</text:p>
          </table:table-cell>
          <table:table-cell table:formula="oooc:=IF(MOD([.K$1]+[.$A8];2)=0;INT([.K$1]/2);&quot;&quot;)">
            <text:p/>
          </table:table-cell>
          <table:table-cell table:formula="oooc:=IF(MOD([.L$1]+[.$A8];2)=0;INT([.L$1]/2);&quot;&quot;)" office:value-type="float" office:value="5">
            <text:p>5</text:p>
          </table:table-cell>
          <table:table-cell table:formula="oooc:=IF(MOD([.M$1]+[.$A8];2)=0;INT([.M$1]/2);&quot;&quot;)">
            <text:p/>
          </table:table-cell>
          <table:table-cell table:formula="oooc:=IF(MOD([.N$1]+[.$A8];2)=0;INT([.N$1]/2);&quot;&quot;)" office:value-type="float" office:value="6">
            <text:p>6</text:p>
          </table:table-cell>
          <table:table-cell table:formula="oooc:=IF(MOD([.O$1]+[.$A8];2)=0;INT([.O$1]/2);&quot;&quot;)">
            <text:p/>
          </table:table-cell>
          <table:table-cell table:formula="oooc:=IF(MOD([.P$1]+[.$A8];2)=0;INT([.P$1]/2);&quot;&quot;)" office:value-type="float" office:value="7">
            <text:p>7</text:p>
          </table:table-cell>
          <table:table-cell table:formula="oooc:=IF(MOD([.Q$1]+[.$A8];2)=0;INT([.Q$1]/2);&quot;&quot;)">
            <text:p/>
          </table:table-cell>
          <table:table-cell table:formula="oooc:=IF(MOD([.R$1]+[.$A8];2)=0;INT([.R$1]/2);&quot;&quot;)" office:value-type="float" office:value="8">
            <text:p>8</text:p>
          </table:table-cell>
          <table:table-cell table:formula="oooc:=IF(MOD([.S$1]+[.$A8];2)=0;INT([.S$1]/2);&quot;&quot;)">
            <text:p/>
          </table:table-cell>
          <table:table-cell table:formula="oooc:=IF(MOD([.T$1]+[.$A8];2)=0;INT([.T$1]/2);&quot;&quot;)" office:value-type="float" office:value="9">
            <text:p>9</text:p>
          </table:table-cell>
          <table:table-cell table:formula="oooc:=IF(MOD([.U$1]+[.$A8];2)=0;INT([.U$1]/2);&quot;&quot;)">
            <text:p/>
          </table:table-cell>
          <table:table-cell table:formula="oooc:=IF(MOD([.V$1]+[.$A8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formula="oooc:=IF(MOD([.B$1]+[.$A9];2)=0;INT([.B$1]/2);&quot;&quot;)">
            <text:p/>
          </table:table-cell>
          <table:table-cell table:formula="oooc:=IF(MOD([.C$1]+[.$A9];2)=0;INT([.C$1]/2);&quot;&quot;)" office:value-type="float" office:value="0">
            <text:p>0</text:p>
          </table:table-cell>
          <table:table-cell table:formula="oooc:=IF(MOD([.D$1]+[.$A9];2)=0;INT([.D$1]/2);&quot;&quot;)">
            <text:p/>
          </table:table-cell>
          <table:table-cell table:formula="oooc:=IF(MOD([.E$1]+[.$A9];2)=0;INT([.E$1]/2);&quot;&quot;)" office:value-type="float" office:value="1">
            <text:p>1</text:p>
          </table:table-cell>
          <table:table-cell table:formula="oooc:=IF(MOD([.F$1]+[.$A9];2)=0;INT([.F$1]/2);&quot;&quot;)">
            <text:p/>
          </table:table-cell>
          <table:table-cell table:formula="oooc:=IF(MOD([.G$1]+[.$A9];2)=0;INT([.G$1]/2);&quot;&quot;)" office:value-type="float" office:value="2">
            <text:p>2</text:p>
          </table:table-cell>
          <table:table-cell table:formula="oooc:=IF(MOD([.H$1]+[.$A9];2)=0;INT([.H$1]/2);&quot;&quot;)">
            <text:p/>
          </table:table-cell>
          <table:table-cell table:formula="oooc:=IF(MOD([.I$1]+[.$A9];2)=0;INT([.I$1]/2);&quot;&quot;)" office:value-type="float" office:value="3">
            <text:p>3</text:p>
          </table:table-cell>
          <table:table-cell table:formula="oooc:=IF(MOD([.J$1]+[.$A9];2)=0;INT([.J$1]/2);&quot;&quot;)">
            <text:p/>
          </table:table-cell>
          <table:table-cell table:formula="oooc:=IF(MOD([.K$1]+[.$A9];2)=0;INT([.K$1]/2);&quot;&quot;)" office:value-type="float" office:value="4">
            <text:p>4</text:p>
          </table:table-cell>
          <table:table-cell table:formula="oooc:=IF(MOD([.L$1]+[.$A9];2)=0;INT([.L$1]/2);&quot;&quot;)">
            <text:p/>
          </table:table-cell>
          <table:table-cell table:formula="oooc:=IF(MOD([.M$1]+[.$A9];2)=0;INT([.M$1]/2);&quot;&quot;)" office:value-type="float" office:value="5">
            <text:p>5</text:p>
          </table:table-cell>
          <table:table-cell table:formula="oooc:=IF(MOD([.N$1]+[.$A9];2)=0;INT([.N$1]/2);&quot;&quot;)">
            <text:p/>
          </table:table-cell>
          <table:table-cell table:formula="oooc:=IF(MOD([.O$1]+[.$A9];2)=0;INT([.O$1]/2);&quot;&quot;)" office:value-type="float" office:value="6">
            <text:p>6</text:p>
          </table:table-cell>
          <table:table-cell table:formula="oooc:=IF(MOD([.P$1]+[.$A9];2)=0;INT([.P$1]/2);&quot;&quot;)">
            <text:p/>
          </table:table-cell>
          <table:table-cell table:formula="oooc:=IF(MOD([.Q$1]+[.$A9];2)=0;INT([.Q$1]/2);&quot;&quot;)" office:value-type="float" office:value="7">
            <text:p>7</text:p>
          </table:table-cell>
          <table:table-cell table:formula="oooc:=IF(MOD([.R$1]+[.$A9];2)=0;INT([.R$1]/2);&quot;&quot;)">
            <text:p/>
          </table:table-cell>
          <table:table-cell table:formula="oooc:=IF(MOD([.S$1]+[.$A9];2)=0;INT([.S$1]/2);&quot;&quot;)" office:value-type="float" office:value="8">
            <text:p>8</text:p>
          </table:table-cell>
          <table:table-cell table:formula="oooc:=IF(MOD([.T$1]+[.$A9];2)=0;INT([.T$1]/2);&quot;&quot;)">
            <text:p/>
          </table:table-cell>
          <table:table-cell table:formula="oooc:=IF(MOD([.U$1]+[.$A9];2)=0;INT([.U$1]/2);&quot;&quot;)" office:value-type="float" office:value="9">
            <text:p>9</text:p>
          </table:table-cell>
          <table:table-cell table:formula="oooc:=IF(MOD([.V$1]+[.$A9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table:formula="oooc:=IF(MOD([.B$1]+[.$A10];2)=0;INT([.B$1]/2);&quot;&quot;)" office:value-type="float" office:value="0">
            <text:p>0</text:p>
          </table:table-cell>
          <table:table-cell table:formula="oooc:=IF(MOD([.C$1]+[.$A10];2)=0;INT([.C$1]/2);&quot;&quot;)">
            <text:p/>
          </table:table-cell>
          <table:table-cell table:formula="oooc:=IF(MOD([.D$1]+[.$A10];2)=0;INT([.D$1]/2);&quot;&quot;)" office:value-type="float" office:value="1">
            <text:p>1</text:p>
          </table:table-cell>
          <table:table-cell table:formula="oooc:=IF(MOD([.E$1]+[.$A10];2)=0;INT([.E$1]/2);&quot;&quot;)">
            <text:p/>
          </table:table-cell>
          <table:table-cell table:formula="oooc:=IF(MOD([.F$1]+[.$A10];2)=0;INT([.F$1]/2);&quot;&quot;)" office:value-type="float" office:value="2">
            <text:p>2</text:p>
          </table:table-cell>
          <table:table-cell table:formula="oooc:=IF(MOD([.G$1]+[.$A10];2)=0;INT([.G$1]/2);&quot;&quot;)">
            <text:p/>
          </table:table-cell>
          <table:table-cell table:formula="oooc:=IF(MOD([.H$1]+[.$A10];2)=0;INT([.H$1]/2);&quot;&quot;)" office:value-type="float" office:value="3">
            <text:p>3</text:p>
          </table:table-cell>
          <table:table-cell table:formula="oooc:=IF(MOD([.I$1]+[.$A10];2)=0;INT([.I$1]/2);&quot;&quot;)">
            <text:p/>
          </table:table-cell>
          <table:table-cell table:formula="oooc:=IF(MOD([.J$1]+[.$A10];2)=0;INT([.J$1]/2);&quot;&quot;)" office:value-type="float" office:value="4">
            <text:p>4</text:p>
          </table:table-cell>
          <table:table-cell table:formula="oooc:=IF(MOD([.K$1]+[.$A10];2)=0;INT([.K$1]/2);&quot;&quot;)">
            <text:p/>
          </table:table-cell>
          <table:table-cell table:formula="oooc:=IF(MOD([.L$1]+[.$A10];2)=0;INT([.L$1]/2);&quot;&quot;)" office:value-type="float" office:value="5">
            <text:p>5</text:p>
          </table:table-cell>
          <table:table-cell table:formula="oooc:=IF(MOD([.M$1]+[.$A10];2)=0;INT([.M$1]/2);&quot;&quot;)">
            <text:p/>
          </table:table-cell>
          <table:table-cell table:formula="oooc:=IF(MOD([.N$1]+[.$A10];2)=0;INT([.N$1]/2);&quot;&quot;)" office:value-type="float" office:value="6">
            <text:p>6</text:p>
          </table:table-cell>
          <table:table-cell table:formula="oooc:=IF(MOD([.O$1]+[.$A10];2)=0;INT([.O$1]/2);&quot;&quot;)">
            <text:p/>
          </table:table-cell>
          <table:table-cell table:formula="oooc:=IF(MOD([.P$1]+[.$A10];2)=0;INT([.P$1]/2);&quot;&quot;)" office:value-type="float" office:value="7">
            <text:p>7</text:p>
          </table:table-cell>
          <table:table-cell table:formula="oooc:=IF(MOD([.Q$1]+[.$A10];2)=0;INT([.Q$1]/2);&quot;&quot;)">
            <text:p/>
          </table:table-cell>
          <table:table-cell table:formula="oooc:=IF(MOD([.R$1]+[.$A10];2)=0;INT([.R$1]/2);&quot;&quot;)" office:value-type="float" office:value="8">
            <text:p>8</text:p>
          </table:table-cell>
          <table:table-cell table:formula="oooc:=IF(MOD([.S$1]+[.$A10];2)=0;INT([.S$1]/2);&quot;&quot;)">
            <text:p/>
          </table:table-cell>
          <table:table-cell table:formula="oooc:=IF(MOD([.T$1]+[.$A10];2)=0;INT([.T$1]/2);&quot;&quot;)" office:value-type="float" office:value="9">
            <text:p>9</text:p>
          </table:table-cell>
          <table:table-cell table:formula="oooc:=IF(MOD([.U$1]+[.$A10];2)=0;INT([.U$1]/2);&quot;&quot;)">
            <text:p/>
          </table:table-cell>
          <table:table-cell table:formula="oooc:=IF(MOD([.V$1]+[.$A10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formula="oooc:=IF(MOD([.B$1]+[.$A11];2)=0;INT([.B$1]/2);&quot;&quot;)">
            <text:p/>
          </table:table-cell>
          <table:table-cell table:formula="oooc:=IF(MOD([.C$1]+[.$A11];2)=0;INT([.C$1]/2);&quot;&quot;)" office:value-type="float" office:value="0">
            <text:p>0</text:p>
          </table:table-cell>
          <table:table-cell table:formula="oooc:=IF(MOD([.D$1]+[.$A11];2)=0;INT([.D$1]/2);&quot;&quot;)">
            <text:p/>
          </table:table-cell>
          <table:table-cell table:formula="oooc:=IF(MOD([.E$1]+[.$A11];2)=0;INT([.E$1]/2);&quot;&quot;)" office:value-type="float" office:value="1">
            <text:p>1</text:p>
          </table:table-cell>
          <table:table-cell table:formula="oooc:=IF(MOD([.F$1]+[.$A11];2)=0;INT([.F$1]/2);&quot;&quot;)">
            <text:p/>
          </table:table-cell>
          <table:table-cell table:formula="oooc:=IF(MOD([.G$1]+[.$A11];2)=0;INT([.G$1]/2);&quot;&quot;)" office:value-type="float" office:value="2">
            <text:p>2</text:p>
          </table:table-cell>
          <table:table-cell table:formula="oooc:=IF(MOD([.H$1]+[.$A11];2)=0;INT([.H$1]/2);&quot;&quot;)">
            <text:p/>
          </table:table-cell>
          <table:table-cell table:formula="oooc:=IF(MOD([.I$1]+[.$A11];2)=0;INT([.I$1]/2);&quot;&quot;)" office:value-type="float" office:value="3">
            <text:p>3</text:p>
          </table:table-cell>
          <table:table-cell table:formula="oooc:=IF(MOD([.J$1]+[.$A11];2)=0;INT([.J$1]/2);&quot;&quot;)">
            <text:p/>
          </table:table-cell>
          <table:table-cell table:formula="oooc:=IF(MOD([.K$1]+[.$A11];2)=0;INT([.K$1]/2);&quot;&quot;)" office:value-type="float" office:value="4">
            <text:p>4</text:p>
          </table:table-cell>
          <table:table-cell table:formula="oooc:=IF(MOD([.L$1]+[.$A11];2)=0;INT([.L$1]/2);&quot;&quot;)">
            <text:p/>
          </table:table-cell>
          <table:table-cell table:formula="oooc:=IF(MOD([.M$1]+[.$A11];2)=0;INT([.M$1]/2);&quot;&quot;)" office:value-type="float" office:value="5">
            <text:p>5</text:p>
          </table:table-cell>
          <table:table-cell table:formula="oooc:=IF(MOD([.N$1]+[.$A11];2)=0;INT([.N$1]/2);&quot;&quot;)">
            <text:p/>
          </table:table-cell>
          <table:table-cell table:formula="oooc:=IF(MOD([.O$1]+[.$A11];2)=0;INT([.O$1]/2);&quot;&quot;)" office:value-type="float" office:value="6">
            <text:p>6</text:p>
          </table:table-cell>
          <table:table-cell table:formula="oooc:=IF(MOD([.P$1]+[.$A11];2)=0;INT([.P$1]/2);&quot;&quot;)">
            <text:p/>
          </table:table-cell>
          <table:table-cell table:formula="oooc:=IF(MOD([.Q$1]+[.$A11];2)=0;INT([.Q$1]/2);&quot;&quot;)" office:value-type="float" office:value="7">
            <text:p>7</text:p>
          </table:table-cell>
          <table:table-cell table:formula="oooc:=IF(MOD([.R$1]+[.$A11];2)=0;INT([.R$1]/2);&quot;&quot;)">
            <text:p/>
          </table:table-cell>
          <table:table-cell table:formula="oooc:=IF(MOD([.S$1]+[.$A11];2)=0;INT([.S$1]/2);&quot;&quot;)" office:value-type="float" office:value="8">
            <text:p>8</text:p>
          </table:table-cell>
          <table:table-cell table:formula="oooc:=IF(MOD([.T$1]+[.$A11];2)=0;INT([.T$1]/2);&quot;&quot;)">
            <text:p/>
          </table:table-cell>
          <table:table-cell table:formula="oooc:=IF(MOD([.U$1]+[.$A11];2)=0;INT([.U$1]/2);&quot;&quot;)" office:value-type="float" office:value="9">
            <text:p>9</text:p>
          </table:table-cell>
          <table:table-cell table:formula="oooc:=IF(MOD([.V$1]+[.$A11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table:formula="oooc:=IF(MOD([.B$1]+[.$A12];2)=0;INT([.B$1]/2);&quot;&quot;)" office:value-type="float" office:value="0">
            <text:p>0</text:p>
          </table:table-cell>
          <table:table-cell table:formula="oooc:=IF(MOD([.C$1]+[.$A12];2)=0;INT([.C$1]/2);&quot;&quot;)">
            <text:p/>
          </table:table-cell>
          <table:table-cell table:formula="oooc:=IF(MOD([.D$1]+[.$A12];2)=0;INT([.D$1]/2);&quot;&quot;)" office:value-type="float" office:value="1">
            <text:p>1</text:p>
          </table:table-cell>
          <table:table-cell table:formula="oooc:=IF(MOD([.E$1]+[.$A12];2)=0;INT([.E$1]/2);&quot;&quot;)">
            <text:p/>
          </table:table-cell>
          <table:table-cell table:formula="oooc:=IF(MOD([.F$1]+[.$A12];2)=0;INT([.F$1]/2);&quot;&quot;)" office:value-type="float" office:value="2">
            <text:p>2</text:p>
          </table:table-cell>
          <table:table-cell table:formula="oooc:=IF(MOD([.G$1]+[.$A12];2)=0;INT([.G$1]/2);&quot;&quot;)">
            <text:p/>
          </table:table-cell>
          <table:table-cell table:formula="oooc:=IF(MOD([.H$1]+[.$A12];2)=0;INT([.H$1]/2);&quot;&quot;)" office:value-type="float" office:value="3">
            <text:p>3</text:p>
          </table:table-cell>
          <table:table-cell table:formula="oooc:=IF(MOD([.I$1]+[.$A12];2)=0;INT([.I$1]/2);&quot;&quot;)">
            <text:p/>
          </table:table-cell>
          <table:table-cell table:formula="oooc:=IF(MOD([.J$1]+[.$A12];2)=0;INT([.J$1]/2);&quot;&quot;)" office:value-type="float" office:value="4">
            <text:p>4</text:p>
          </table:table-cell>
          <table:table-cell table:formula="oooc:=IF(MOD([.K$1]+[.$A12];2)=0;INT([.K$1]/2);&quot;&quot;)">
            <text:p/>
          </table:table-cell>
          <table:table-cell table:formula="oooc:=IF(MOD([.L$1]+[.$A12];2)=0;INT([.L$1]/2);&quot;&quot;)" office:value-type="float" office:value="5">
            <text:p>5</text:p>
          </table:table-cell>
          <table:table-cell table:formula="oooc:=IF(MOD([.M$1]+[.$A12];2)=0;INT([.M$1]/2);&quot;&quot;)">
            <text:p/>
          </table:table-cell>
          <table:table-cell table:formula="oooc:=IF(MOD([.N$1]+[.$A12];2)=0;INT([.N$1]/2);&quot;&quot;)" office:value-type="float" office:value="6">
            <text:p>6</text:p>
          </table:table-cell>
          <table:table-cell table:formula="oooc:=IF(MOD([.O$1]+[.$A12];2)=0;INT([.O$1]/2);&quot;&quot;)">
            <text:p/>
          </table:table-cell>
          <table:table-cell table:formula="oooc:=IF(MOD([.P$1]+[.$A12];2)=0;INT([.P$1]/2);&quot;&quot;)" office:value-type="float" office:value="7">
            <text:p>7</text:p>
          </table:table-cell>
          <table:table-cell table:formula="oooc:=IF(MOD([.Q$1]+[.$A12];2)=0;INT([.Q$1]/2);&quot;&quot;)">
            <text:p/>
          </table:table-cell>
          <table:table-cell table:formula="oooc:=IF(MOD([.R$1]+[.$A12];2)=0;INT([.R$1]/2);&quot;&quot;)" office:value-type="float" office:value="8">
            <text:p>8</text:p>
          </table:table-cell>
          <table:table-cell table:formula="oooc:=IF(MOD([.S$1]+[.$A12];2)=0;INT([.S$1]/2);&quot;&quot;)">
            <text:p/>
          </table:table-cell>
          <table:table-cell table:formula="oooc:=IF(MOD([.T$1]+[.$A12];2)=0;INT([.T$1]/2);&quot;&quot;)" office:value-type="float" office:value="9">
            <text:p>9</text:p>
          </table:table-cell>
          <table:table-cell table:formula="oooc:=IF(MOD([.U$1]+[.$A12];2)=0;INT([.U$1]/2);&quot;&quot;)">
            <text:p/>
          </table:table-cell>
          <table:table-cell table:formula="oooc:=IF(MOD([.V$1]+[.$A12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table:formula="oooc:=IF(MOD([.B$1]+[.$A13];2)=0;INT([.B$1]/2);&quot;&quot;)">
            <text:p/>
          </table:table-cell>
          <table:table-cell table:formula="oooc:=IF(MOD([.C$1]+[.$A13];2)=0;INT([.C$1]/2);&quot;&quot;)" office:value-type="float" office:value="0">
            <text:p>0</text:p>
          </table:table-cell>
          <table:table-cell table:formula="oooc:=IF(MOD([.D$1]+[.$A13];2)=0;INT([.D$1]/2);&quot;&quot;)">
            <text:p/>
          </table:table-cell>
          <table:table-cell table:formula="oooc:=IF(MOD([.E$1]+[.$A13];2)=0;INT([.E$1]/2);&quot;&quot;)" office:value-type="float" office:value="1">
            <text:p>1</text:p>
          </table:table-cell>
          <table:table-cell table:formula="oooc:=IF(MOD([.F$1]+[.$A13];2)=0;INT([.F$1]/2);&quot;&quot;)">
            <text:p/>
          </table:table-cell>
          <table:table-cell table:formula="oooc:=IF(MOD([.G$1]+[.$A13];2)=0;INT([.G$1]/2);&quot;&quot;)" office:value-type="float" office:value="2">
            <text:p>2</text:p>
          </table:table-cell>
          <table:table-cell table:formula="oooc:=IF(MOD([.H$1]+[.$A13];2)=0;INT([.H$1]/2);&quot;&quot;)">
            <text:p/>
          </table:table-cell>
          <table:table-cell table:formula="oooc:=IF(MOD([.I$1]+[.$A13];2)=0;INT([.I$1]/2);&quot;&quot;)" office:value-type="float" office:value="3">
            <text:p>3</text:p>
          </table:table-cell>
          <table:table-cell table:formula="oooc:=IF(MOD([.J$1]+[.$A13];2)=0;INT([.J$1]/2);&quot;&quot;)">
            <text:p/>
          </table:table-cell>
          <table:table-cell table:formula="oooc:=IF(MOD([.K$1]+[.$A13];2)=0;INT([.K$1]/2);&quot;&quot;)" office:value-type="float" office:value="4">
            <text:p>4</text:p>
          </table:table-cell>
          <table:table-cell table:formula="oooc:=IF(MOD([.L$1]+[.$A13];2)=0;INT([.L$1]/2);&quot;&quot;)">
            <text:p/>
          </table:table-cell>
          <table:table-cell table:formula="oooc:=IF(MOD([.M$1]+[.$A13];2)=0;INT([.M$1]/2);&quot;&quot;)" office:value-type="float" office:value="5">
            <text:p>5</text:p>
          </table:table-cell>
          <table:table-cell table:formula="oooc:=IF(MOD([.N$1]+[.$A13];2)=0;INT([.N$1]/2);&quot;&quot;)">
            <text:p/>
          </table:table-cell>
          <table:table-cell table:formula="oooc:=IF(MOD([.O$1]+[.$A13];2)=0;INT([.O$1]/2);&quot;&quot;)" office:value-type="float" office:value="6">
            <text:p>6</text:p>
          </table:table-cell>
          <table:table-cell table:formula="oooc:=IF(MOD([.P$1]+[.$A13];2)=0;INT([.P$1]/2);&quot;&quot;)">
            <text:p/>
          </table:table-cell>
          <table:table-cell table:formula="oooc:=IF(MOD([.Q$1]+[.$A13];2)=0;INT([.Q$1]/2);&quot;&quot;)" office:value-type="float" office:value="7">
            <text:p>7</text:p>
          </table:table-cell>
          <table:table-cell table:formula="oooc:=IF(MOD([.R$1]+[.$A13];2)=0;INT([.R$1]/2);&quot;&quot;)">
            <text:p/>
          </table:table-cell>
          <table:table-cell table:formula="oooc:=IF(MOD([.S$1]+[.$A13];2)=0;INT([.S$1]/2);&quot;&quot;)" office:value-type="float" office:value="8">
            <text:p>8</text:p>
          </table:table-cell>
          <table:table-cell table:formula="oooc:=IF(MOD([.T$1]+[.$A13];2)=0;INT([.T$1]/2);&quot;&quot;)">
            <text:p/>
          </table:table-cell>
          <table:table-cell table:formula="oooc:=IF(MOD([.U$1]+[.$A13];2)=0;INT([.U$1]/2);&quot;&quot;)" office:value-type="float" office:value="9">
            <text:p>9</text:p>
          </table:table-cell>
          <table:table-cell table:formula="oooc:=IF(MOD([.V$1]+[.$A13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formula="oooc:=IF(MOD([.B$1]+[.$A14];2)=0;INT([.B$1]/2);&quot;&quot;)" office:value-type="float" office:value="0">
            <text:p>0</text:p>
          </table:table-cell>
          <table:table-cell table:formula="oooc:=IF(MOD([.C$1]+[.$A14];2)=0;INT([.C$1]/2);&quot;&quot;)">
            <text:p/>
          </table:table-cell>
          <table:table-cell table:formula="oooc:=IF(MOD([.D$1]+[.$A14];2)=0;INT([.D$1]/2);&quot;&quot;)" office:value-type="float" office:value="1">
            <text:p>1</text:p>
          </table:table-cell>
          <table:table-cell table:formula="oooc:=IF(MOD([.E$1]+[.$A14];2)=0;INT([.E$1]/2);&quot;&quot;)">
            <text:p/>
          </table:table-cell>
          <table:table-cell table:formula="oooc:=IF(MOD([.F$1]+[.$A14];2)=0;INT([.F$1]/2);&quot;&quot;)" office:value-type="float" office:value="2">
            <text:p>2</text:p>
          </table:table-cell>
          <table:table-cell table:formula="oooc:=IF(MOD([.G$1]+[.$A14];2)=0;INT([.G$1]/2);&quot;&quot;)">
            <text:p/>
          </table:table-cell>
          <table:table-cell table:formula="oooc:=IF(MOD([.H$1]+[.$A14];2)=0;INT([.H$1]/2);&quot;&quot;)" office:value-type="float" office:value="3">
            <text:p>3</text:p>
          </table:table-cell>
          <table:table-cell table:formula="oooc:=IF(MOD([.I$1]+[.$A14];2)=0;INT([.I$1]/2);&quot;&quot;)">
            <text:p/>
          </table:table-cell>
          <table:table-cell table:formula="oooc:=IF(MOD([.J$1]+[.$A14];2)=0;INT([.J$1]/2);&quot;&quot;)" office:value-type="float" office:value="4">
            <text:p>4</text:p>
          </table:table-cell>
          <table:table-cell table:formula="oooc:=IF(MOD([.K$1]+[.$A14];2)=0;INT([.K$1]/2);&quot;&quot;)">
            <text:p/>
          </table:table-cell>
          <table:table-cell table:formula="oooc:=IF(MOD([.L$1]+[.$A14];2)=0;INT([.L$1]/2);&quot;&quot;)" office:value-type="float" office:value="5">
            <text:p>5</text:p>
          </table:table-cell>
          <table:table-cell table:formula="oooc:=IF(MOD([.M$1]+[.$A14];2)=0;INT([.M$1]/2);&quot;&quot;)">
            <text:p/>
          </table:table-cell>
          <table:table-cell table:formula="oooc:=IF(MOD([.N$1]+[.$A14];2)=0;INT([.N$1]/2);&quot;&quot;)" office:value-type="float" office:value="6">
            <text:p>6</text:p>
          </table:table-cell>
          <table:table-cell table:formula="oooc:=IF(MOD([.O$1]+[.$A14];2)=0;INT([.O$1]/2);&quot;&quot;)">
            <text:p/>
          </table:table-cell>
          <table:table-cell table:formula="oooc:=IF(MOD([.P$1]+[.$A14];2)=0;INT([.P$1]/2);&quot;&quot;)" office:value-type="float" office:value="7">
            <text:p>7</text:p>
          </table:table-cell>
          <table:table-cell table:formula="oooc:=IF(MOD([.Q$1]+[.$A14];2)=0;INT([.Q$1]/2);&quot;&quot;)">
            <text:p/>
          </table:table-cell>
          <table:table-cell table:formula="oooc:=IF(MOD([.R$1]+[.$A14];2)=0;INT([.R$1]/2);&quot;&quot;)" office:value-type="float" office:value="8">
            <text:p>8</text:p>
          </table:table-cell>
          <table:table-cell table:formula="oooc:=IF(MOD([.S$1]+[.$A14];2)=0;INT([.S$1]/2);&quot;&quot;)">
            <text:p/>
          </table:table-cell>
          <table:table-cell table:formula="oooc:=IF(MOD([.T$1]+[.$A14];2)=0;INT([.T$1]/2);&quot;&quot;)" office:value-type="float" office:value="9">
            <text:p>9</text:p>
          </table:table-cell>
          <table:table-cell table:formula="oooc:=IF(MOD([.U$1]+[.$A14];2)=0;INT([.U$1]/2);&quot;&quot;)">
            <text:p/>
          </table:table-cell>
          <table:table-cell table:formula="oooc:=IF(MOD([.V$1]+[.$A14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table:formula="oooc:=IF(MOD([.B$1]+[.$A15];2)=0;INT([.B$1]/2);&quot;&quot;)">
            <text:p/>
          </table:table-cell>
          <table:table-cell table:formula="oooc:=IF(MOD([.C$1]+[.$A15];2)=0;INT([.C$1]/2);&quot;&quot;)" office:value-type="float" office:value="0">
            <text:p>0</text:p>
          </table:table-cell>
          <table:table-cell table:formula="oooc:=IF(MOD([.D$1]+[.$A15];2)=0;INT([.D$1]/2);&quot;&quot;)">
            <text:p/>
          </table:table-cell>
          <table:table-cell table:formula="oooc:=IF(MOD([.E$1]+[.$A15];2)=0;INT([.E$1]/2);&quot;&quot;)" office:value-type="float" office:value="1">
            <text:p>1</text:p>
          </table:table-cell>
          <table:table-cell table:formula="oooc:=IF(MOD([.F$1]+[.$A15];2)=0;INT([.F$1]/2);&quot;&quot;)">
            <text:p/>
          </table:table-cell>
          <table:table-cell table:formula="oooc:=IF(MOD([.G$1]+[.$A15];2)=0;INT([.G$1]/2);&quot;&quot;)" office:value-type="float" office:value="2">
            <text:p>2</text:p>
          </table:table-cell>
          <table:table-cell table:formula="oooc:=IF(MOD([.H$1]+[.$A15];2)=0;INT([.H$1]/2);&quot;&quot;)">
            <text:p/>
          </table:table-cell>
          <table:table-cell table:formula="oooc:=IF(MOD([.I$1]+[.$A15];2)=0;INT([.I$1]/2);&quot;&quot;)" office:value-type="float" office:value="3">
            <text:p>3</text:p>
          </table:table-cell>
          <table:table-cell table:formula="oooc:=IF(MOD([.J$1]+[.$A15];2)=0;INT([.J$1]/2);&quot;&quot;)">
            <text:p/>
          </table:table-cell>
          <table:table-cell table:formula="oooc:=IF(MOD([.K$1]+[.$A15];2)=0;INT([.K$1]/2);&quot;&quot;)" office:value-type="float" office:value="4">
            <text:p>4</text:p>
          </table:table-cell>
          <table:table-cell table:formula="oooc:=IF(MOD([.L$1]+[.$A15];2)=0;INT([.L$1]/2);&quot;&quot;)">
            <text:p/>
          </table:table-cell>
          <table:table-cell table:formula="oooc:=IF(MOD([.M$1]+[.$A15];2)=0;INT([.M$1]/2);&quot;&quot;)" office:value-type="float" office:value="5">
            <text:p>5</text:p>
          </table:table-cell>
          <table:table-cell table:formula="oooc:=IF(MOD([.N$1]+[.$A15];2)=0;INT([.N$1]/2);&quot;&quot;)">
            <text:p/>
          </table:table-cell>
          <table:table-cell table:formula="oooc:=IF(MOD([.O$1]+[.$A15];2)=0;INT([.O$1]/2);&quot;&quot;)" office:value-type="float" office:value="6">
            <text:p>6</text:p>
          </table:table-cell>
          <table:table-cell table:formula="oooc:=IF(MOD([.P$1]+[.$A15];2)=0;INT([.P$1]/2);&quot;&quot;)">
            <text:p/>
          </table:table-cell>
          <table:table-cell table:formula="oooc:=IF(MOD([.Q$1]+[.$A15];2)=0;INT([.Q$1]/2);&quot;&quot;)" office:value-type="float" office:value="7">
            <text:p>7</text:p>
          </table:table-cell>
          <table:table-cell table:formula="oooc:=IF(MOD([.R$1]+[.$A15];2)=0;INT([.R$1]/2);&quot;&quot;)">
            <text:p/>
          </table:table-cell>
          <table:table-cell table:formula="oooc:=IF(MOD([.S$1]+[.$A15];2)=0;INT([.S$1]/2);&quot;&quot;)" office:value-type="float" office:value="8">
            <text:p>8</text:p>
          </table:table-cell>
          <table:table-cell table:formula="oooc:=IF(MOD([.T$1]+[.$A15];2)=0;INT([.T$1]/2);&quot;&quot;)">
            <text:p/>
          </table:table-cell>
          <table:table-cell table:formula="oooc:=IF(MOD([.U$1]+[.$A15];2)=0;INT([.U$1]/2);&quot;&quot;)" office:value-type="float" office:value="9">
            <text:p>9</text:p>
          </table:table-cell>
          <table:table-cell table:formula="oooc:=IF(MOD([.V$1]+[.$A15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table:formula="oooc:=IF(MOD([.B$1]+[.$A16];2)=0;INT([.B$1]/2);&quot;&quot;)" office:value-type="float" office:value="0">
            <text:p>0</text:p>
          </table:table-cell>
          <table:table-cell table:formula="oooc:=IF(MOD([.C$1]+[.$A16];2)=0;INT([.C$1]/2);&quot;&quot;)">
            <text:p/>
          </table:table-cell>
          <table:table-cell table:formula="oooc:=IF(MOD([.D$1]+[.$A16];2)=0;INT([.D$1]/2);&quot;&quot;)" office:value-type="float" office:value="1">
            <text:p>1</text:p>
          </table:table-cell>
          <table:table-cell table:formula="oooc:=IF(MOD([.E$1]+[.$A16];2)=0;INT([.E$1]/2);&quot;&quot;)">
            <text:p/>
          </table:table-cell>
          <table:table-cell table:formula="oooc:=IF(MOD([.F$1]+[.$A16];2)=0;INT([.F$1]/2);&quot;&quot;)" office:value-type="float" office:value="2">
            <text:p>2</text:p>
          </table:table-cell>
          <table:table-cell table:formula="oooc:=IF(MOD([.G$1]+[.$A16];2)=0;INT([.G$1]/2);&quot;&quot;)">
            <text:p/>
          </table:table-cell>
          <table:table-cell table:formula="oooc:=IF(MOD([.H$1]+[.$A16];2)=0;INT([.H$1]/2);&quot;&quot;)" office:value-type="float" office:value="3">
            <text:p>3</text:p>
          </table:table-cell>
          <table:table-cell table:formula="oooc:=IF(MOD([.I$1]+[.$A16];2)=0;INT([.I$1]/2);&quot;&quot;)">
            <text:p/>
          </table:table-cell>
          <table:table-cell table:formula="oooc:=IF(MOD([.J$1]+[.$A16];2)=0;INT([.J$1]/2);&quot;&quot;)" office:value-type="float" office:value="4">
            <text:p>4</text:p>
          </table:table-cell>
          <table:table-cell table:formula="oooc:=IF(MOD([.K$1]+[.$A16];2)=0;INT([.K$1]/2);&quot;&quot;)">
            <text:p/>
          </table:table-cell>
          <table:table-cell table:formula="oooc:=IF(MOD([.L$1]+[.$A16];2)=0;INT([.L$1]/2);&quot;&quot;)" office:value-type="float" office:value="5">
            <text:p>5</text:p>
          </table:table-cell>
          <table:table-cell table:formula="oooc:=IF(MOD([.M$1]+[.$A16];2)=0;INT([.M$1]/2);&quot;&quot;)">
            <text:p/>
          </table:table-cell>
          <table:table-cell table:formula="oooc:=IF(MOD([.N$1]+[.$A16];2)=0;INT([.N$1]/2);&quot;&quot;)" office:value-type="float" office:value="6">
            <text:p>6</text:p>
          </table:table-cell>
          <table:table-cell table:formula="oooc:=IF(MOD([.O$1]+[.$A16];2)=0;INT([.O$1]/2);&quot;&quot;)">
            <text:p/>
          </table:table-cell>
          <table:table-cell table:formula="oooc:=IF(MOD([.P$1]+[.$A16];2)=0;INT([.P$1]/2);&quot;&quot;)" office:value-type="float" office:value="7">
            <text:p>7</text:p>
          </table:table-cell>
          <table:table-cell table:formula="oooc:=IF(MOD([.Q$1]+[.$A16];2)=0;INT([.Q$1]/2);&quot;&quot;)">
            <text:p/>
          </table:table-cell>
          <table:table-cell table:formula="oooc:=IF(MOD([.R$1]+[.$A16];2)=0;INT([.R$1]/2);&quot;&quot;)" office:value-type="float" office:value="8">
            <text:p>8</text:p>
          </table:table-cell>
          <table:table-cell table:formula="oooc:=IF(MOD([.S$1]+[.$A16];2)=0;INT([.S$1]/2);&quot;&quot;)">
            <text:p/>
          </table:table-cell>
          <table:table-cell table:formula="oooc:=IF(MOD([.T$1]+[.$A16];2)=0;INT([.T$1]/2);&quot;&quot;)" office:value-type="float" office:value="9">
            <text:p>9</text:p>
          </table:table-cell>
          <table:table-cell table:formula="oooc:=IF(MOD([.U$1]+[.$A16];2)=0;INT([.U$1]/2);&quot;&quot;)">
            <text:p/>
          </table:table-cell>
          <table:table-cell table:formula="oooc:=IF(MOD([.V$1]+[.$A16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table:formula="oooc:=IF(MOD([.B$1]+[.$A17];2)=0;INT([.B$1]/2);&quot;&quot;)">
            <text:p/>
          </table:table-cell>
          <table:table-cell table:formula="oooc:=IF(MOD([.C$1]+[.$A17];2)=0;INT([.C$1]/2);&quot;&quot;)" office:value-type="float" office:value="0">
            <text:p>0</text:p>
          </table:table-cell>
          <table:table-cell table:formula="oooc:=IF(MOD([.D$1]+[.$A17];2)=0;INT([.D$1]/2);&quot;&quot;)">
            <text:p/>
          </table:table-cell>
          <table:table-cell table:formula="oooc:=IF(MOD([.E$1]+[.$A17];2)=0;INT([.E$1]/2);&quot;&quot;)" office:value-type="float" office:value="1">
            <text:p>1</text:p>
          </table:table-cell>
          <table:table-cell table:formula="oooc:=IF(MOD([.F$1]+[.$A17];2)=0;INT([.F$1]/2);&quot;&quot;)">
            <text:p/>
          </table:table-cell>
          <table:table-cell table:formula="oooc:=IF(MOD([.G$1]+[.$A17];2)=0;INT([.G$1]/2);&quot;&quot;)" office:value-type="float" office:value="2">
            <text:p>2</text:p>
          </table:table-cell>
          <table:table-cell table:formula="oooc:=IF(MOD([.H$1]+[.$A17];2)=0;INT([.H$1]/2);&quot;&quot;)">
            <text:p/>
          </table:table-cell>
          <table:table-cell table:formula="oooc:=IF(MOD([.I$1]+[.$A17];2)=0;INT([.I$1]/2);&quot;&quot;)" office:value-type="float" office:value="3">
            <text:p>3</text:p>
          </table:table-cell>
          <table:table-cell table:formula="oooc:=IF(MOD([.J$1]+[.$A17];2)=0;INT([.J$1]/2);&quot;&quot;)">
            <text:p/>
          </table:table-cell>
          <table:table-cell table:formula="oooc:=IF(MOD([.K$1]+[.$A17];2)=0;INT([.K$1]/2);&quot;&quot;)" office:value-type="float" office:value="4">
            <text:p>4</text:p>
          </table:table-cell>
          <table:table-cell table:formula="oooc:=IF(MOD([.L$1]+[.$A17];2)=0;INT([.L$1]/2);&quot;&quot;)">
            <text:p/>
          </table:table-cell>
          <table:table-cell table:formula="oooc:=IF(MOD([.M$1]+[.$A17];2)=0;INT([.M$1]/2);&quot;&quot;)" office:value-type="float" office:value="5">
            <text:p>5</text:p>
          </table:table-cell>
          <table:table-cell table:formula="oooc:=IF(MOD([.N$1]+[.$A17];2)=0;INT([.N$1]/2);&quot;&quot;)">
            <text:p/>
          </table:table-cell>
          <table:table-cell table:formula="oooc:=IF(MOD([.O$1]+[.$A17];2)=0;INT([.O$1]/2);&quot;&quot;)" office:value-type="float" office:value="6">
            <text:p>6</text:p>
          </table:table-cell>
          <table:table-cell table:formula="oooc:=IF(MOD([.P$1]+[.$A17];2)=0;INT([.P$1]/2);&quot;&quot;)">
            <text:p/>
          </table:table-cell>
          <table:table-cell table:formula="oooc:=IF(MOD([.Q$1]+[.$A17];2)=0;INT([.Q$1]/2);&quot;&quot;)" office:value-type="float" office:value="7">
            <text:p>7</text:p>
          </table:table-cell>
          <table:table-cell table:formula="oooc:=IF(MOD([.R$1]+[.$A17];2)=0;INT([.R$1]/2);&quot;&quot;)">
            <text:p/>
          </table:table-cell>
          <table:table-cell table:formula="oooc:=IF(MOD([.S$1]+[.$A17];2)=0;INT([.S$1]/2);&quot;&quot;)" office:value-type="float" office:value="8">
            <text:p>8</text:p>
          </table:table-cell>
          <table:table-cell table:formula="oooc:=IF(MOD([.T$1]+[.$A17];2)=0;INT([.T$1]/2);&quot;&quot;)">
            <text:p/>
          </table:table-cell>
          <table:table-cell table:formula="oooc:=IF(MOD([.U$1]+[.$A17];2)=0;INT([.U$1]/2);&quot;&quot;)" office:value-type="float" office:value="9">
            <text:p>9</text:p>
          </table:table-cell>
          <table:table-cell table:formula="oooc:=IF(MOD([.V$1]+[.$A17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table:formula="oooc:=IF(MOD([.B$1]+[.$A18];2)=0;INT([.B$1]/2);&quot;&quot;)" office:value-type="float" office:value="0">
            <text:p>0</text:p>
          </table:table-cell>
          <table:table-cell table:formula="oooc:=IF(MOD([.C$1]+[.$A18];2)=0;INT([.C$1]/2);&quot;&quot;)">
            <text:p/>
          </table:table-cell>
          <table:table-cell table:formula="oooc:=IF(MOD([.D$1]+[.$A18];2)=0;INT([.D$1]/2);&quot;&quot;)" office:value-type="float" office:value="1">
            <text:p>1</text:p>
          </table:table-cell>
          <table:table-cell table:formula="oooc:=IF(MOD([.E$1]+[.$A18];2)=0;INT([.E$1]/2);&quot;&quot;)">
            <text:p/>
          </table:table-cell>
          <table:table-cell table:formula="oooc:=IF(MOD([.F$1]+[.$A18];2)=0;INT([.F$1]/2);&quot;&quot;)" office:value-type="float" office:value="2">
            <text:p>2</text:p>
          </table:table-cell>
          <table:table-cell table:formula="oooc:=IF(MOD([.G$1]+[.$A18];2)=0;INT([.G$1]/2);&quot;&quot;)">
            <text:p/>
          </table:table-cell>
          <table:table-cell table:formula="oooc:=IF(MOD([.H$1]+[.$A18];2)=0;INT([.H$1]/2);&quot;&quot;)" office:value-type="float" office:value="3">
            <text:p>3</text:p>
          </table:table-cell>
          <table:table-cell table:formula="oooc:=IF(MOD([.I$1]+[.$A18];2)=0;INT([.I$1]/2);&quot;&quot;)">
            <text:p/>
          </table:table-cell>
          <table:table-cell table:formula="oooc:=IF(MOD([.J$1]+[.$A18];2)=0;INT([.J$1]/2);&quot;&quot;)" office:value-type="float" office:value="4">
            <text:p>4</text:p>
          </table:table-cell>
          <table:table-cell table:formula="oooc:=IF(MOD([.K$1]+[.$A18];2)=0;INT([.K$1]/2);&quot;&quot;)">
            <text:p/>
          </table:table-cell>
          <table:table-cell table:formula="oooc:=IF(MOD([.L$1]+[.$A18];2)=0;INT([.L$1]/2);&quot;&quot;)" office:value-type="float" office:value="5">
            <text:p>5</text:p>
          </table:table-cell>
          <table:table-cell table:formula="oooc:=IF(MOD([.M$1]+[.$A18];2)=0;INT([.M$1]/2);&quot;&quot;)">
            <text:p/>
          </table:table-cell>
          <table:table-cell table:formula="oooc:=IF(MOD([.N$1]+[.$A18];2)=0;INT([.N$1]/2);&quot;&quot;)" office:value-type="float" office:value="6">
            <text:p>6</text:p>
          </table:table-cell>
          <table:table-cell table:formula="oooc:=IF(MOD([.O$1]+[.$A18];2)=0;INT([.O$1]/2);&quot;&quot;)">
            <text:p/>
          </table:table-cell>
          <table:table-cell table:formula="oooc:=IF(MOD([.P$1]+[.$A18];2)=0;INT([.P$1]/2);&quot;&quot;)" office:value-type="float" office:value="7">
            <text:p>7</text:p>
          </table:table-cell>
          <table:table-cell table:formula="oooc:=IF(MOD([.Q$1]+[.$A18];2)=0;INT([.Q$1]/2);&quot;&quot;)">
            <text:p/>
          </table:table-cell>
          <table:table-cell table:formula="oooc:=IF(MOD([.R$1]+[.$A18];2)=0;INT([.R$1]/2);&quot;&quot;)" office:value-type="float" office:value="8">
            <text:p>8</text:p>
          </table:table-cell>
          <table:table-cell table:formula="oooc:=IF(MOD([.S$1]+[.$A18];2)=0;INT([.S$1]/2);&quot;&quot;)">
            <text:p/>
          </table:table-cell>
          <table:table-cell table:formula="oooc:=IF(MOD([.T$1]+[.$A18];2)=0;INT([.T$1]/2);&quot;&quot;)" office:value-type="float" office:value="9">
            <text:p>9</text:p>
          </table:table-cell>
          <table:table-cell table:formula="oooc:=IF(MOD([.U$1]+[.$A18];2)=0;INT([.U$1]/2);&quot;&quot;)">
            <text:p/>
          </table:table-cell>
          <table:table-cell table:formula="oooc:=IF(MOD([.V$1]+[.$A18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table:formula="oooc:=IF(MOD([.B$1]+[.$A19];2)=0;INT([.B$1]/2);&quot;&quot;)">
            <text:p/>
          </table:table-cell>
          <table:table-cell table:formula="oooc:=IF(MOD([.C$1]+[.$A19];2)=0;INT([.C$1]/2);&quot;&quot;)" office:value-type="float" office:value="0">
            <text:p>0</text:p>
          </table:table-cell>
          <table:table-cell table:formula="oooc:=IF(MOD([.D$1]+[.$A19];2)=0;INT([.D$1]/2);&quot;&quot;)">
            <text:p/>
          </table:table-cell>
          <table:table-cell table:formula="oooc:=IF(MOD([.E$1]+[.$A19];2)=0;INT([.E$1]/2);&quot;&quot;)" office:value-type="float" office:value="1">
            <text:p>1</text:p>
          </table:table-cell>
          <table:table-cell table:formula="oooc:=IF(MOD([.F$1]+[.$A19];2)=0;INT([.F$1]/2);&quot;&quot;)">
            <text:p/>
          </table:table-cell>
          <table:table-cell table:formula="oooc:=IF(MOD([.G$1]+[.$A19];2)=0;INT([.G$1]/2);&quot;&quot;)" office:value-type="float" office:value="2">
            <text:p>2</text:p>
          </table:table-cell>
          <table:table-cell table:formula="oooc:=IF(MOD([.H$1]+[.$A19];2)=0;INT([.H$1]/2);&quot;&quot;)">
            <text:p/>
          </table:table-cell>
          <table:table-cell table:formula="oooc:=IF(MOD([.I$1]+[.$A19];2)=0;INT([.I$1]/2);&quot;&quot;)" office:value-type="float" office:value="3">
            <text:p>3</text:p>
          </table:table-cell>
          <table:table-cell table:formula="oooc:=IF(MOD([.J$1]+[.$A19];2)=0;INT([.J$1]/2);&quot;&quot;)">
            <text:p/>
          </table:table-cell>
          <table:table-cell table:formula="oooc:=IF(MOD([.K$1]+[.$A19];2)=0;INT([.K$1]/2);&quot;&quot;)" office:value-type="float" office:value="4">
            <text:p>4</text:p>
          </table:table-cell>
          <table:table-cell table:formula="oooc:=IF(MOD([.L$1]+[.$A19];2)=0;INT([.L$1]/2);&quot;&quot;)">
            <text:p/>
          </table:table-cell>
          <table:table-cell table:formula="oooc:=IF(MOD([.M$1]+[.$A19];2)=0;INT([.M$1]/2);&quot;&quot;)" office:value-type="float" office:value="5">
            <text:p>5</text:p>
          </table:table-cell>
          <table:table-cell table:formula="oooc:=IF(MOD([.N$1]+[.$A19];2)=0;INT([.N$1]/2);&quot;&quot;)">
            <text:p/>
          </table:table-cell>
          <table:table-cell table:formula="oooc:=IF(MOD([.O$1]+[.$A19];2)=0;INT([.O$1]/2);&quot;&quot;)" office:value-type="float" office:value="6">
            <text:p>6</text:p>
          </table:table-cell>
          <table:table-cell table:formula="oooc:=IF(MOD([.P$1]+[.$A19];2)=0;INT([.P$1]/2);&quot;&quot;)">
            <text:p/>
          </table:table-cell>
          <table:table-cell table:formula="oooc:=IF(MOD([.Q$1]+[.$A19];2)=0;INT([.Q$1]/2);&quot;&quot;)" office:value-type="float" office:value="7">
            <text:p>7</text:p>
          </table:table-cell>
          <table:table-cell table:formula="oooc:=IF(MOD([.R$1]+[.$A19];2)=0;INT([.R$1]/2);&quot;&quot;)">
            <text:p/>
          </table:table-cell>
          <table:table-cell table:formula="oooc:=IF(MOD([.S$1]+[.$A19];2)=0;INT([.S$1]/2);&quot;&quot;)" office:value-type="float" office:value="8">
            <text:p>8</text:p>
          </table:table-cell>
          <table:table-cell table:formula="oooc:=IF(MOD([.T$1]+[.$A19];2)=0;INT([.T$1]/2);&quot;&quot;)">
            <text:p/>
          </table:table-cell>
          <table:table-cell table:formula="oooc:=IF(MOD([.U$1]+[.$A19];2)=0;INT([.U$1]/2);&quot;&quot;)" office:value-type="float" office:value="9">
            <text:p>9</text:p>
          </table:table-cell>
          <table:table-cell table:formula="oooc:=IF(MOD([.V$1]+[.$A19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table:formula="oooc:=IF(MOD([.B$1]+[.$A20];2)=0;INT([.B$1]/2);&quot;&quot;)" office:value-type="float" office:value="0">
            <text:p>0</text:p>
          </table:table-cell>
          <table:table-cell table:formula="oooc:=IF(MOD([.C$1]+[.$A20];2)=0;INT([.C$1]/2);&quot;&quot;)">
            <text:p/>
          </table:table-cell>
          <table:table-cell table:formula="oooc:=IF(MOD([.D$1]+[.$A20];2)=0;INT([.D$1]/2);&quot;&quot;)" office:value-type="float" office:value="1">
            <text:p>1</text:p>
          </table:table-cell>
          <table:table-cell table:formula="oooc:=IF(MOD([.E$1]+[.$A20];2)=0;INT([.E$1]/2);&quot;&quot;)">
            <text:p/>
          </table:table-cell>
          <table:table-cell table:formula="oooc:=IF(MOD([.F$1]+[.$A20];2)=0;INT([.F$1]/2);&quot;&quot;)" office:value-type="float" office:value="2">
            <text:p>2</text:p>
          </table:table-cell>
          <table:table-cell table:formula="oooc:=IF(MOD([.G$1]+[.$A20];2)=0;INT([.G$1]/2);&quot;&quot;)">
            <text:p/>
          </table:table-cell>
          <table:table-cell table:formula="oooc:=IF(MOD([.H$1]+[.$A20];2)=0;INT([.H$1]/2);&quot;&quot;)" office:value-type="float" office:value="3">
            <text:p>3</text:p>
          </table:table-cell>
          <table:table-cell table:formula="oooc:=IF(MOD([.I$1]+[.$A20];2)=0;INT([.I$1]/2);&quot;&quot;)">
            <text:p/>
          </table:table-cell>
          <table:table-cell table:formula="oooc:=IF(MOD([.J$1]+[.$A20];2)=0;INT([.J$1]/2);&quot;&quot;)" office:value-type="float" office:value="4">
            <text:p>4</text:p>
          </table:table-cell>
          <table:table-cell table:formula="oooc:=IF(MOD([.K$1]+[.$A20];2)=0;INT([.K$1]/2);&quot;&quot;)">
            <text:p/>
          </table:table-cell>
          <table:table-cell table:formula="oooc:=IF(MOD([.L$1]+[.$A20];2)=0;INT([.L$1]/2);&quot;&quot;)" office:value-type="float" office:value="5">
            <text:p>5</text:p>
          </table:table-cell>
          <table:table-cell table:formula="oooc:=IF(MOD([.M$1]+[.$A20];2)=0;INT([.M$1]/2);&quot;&quot;)">
            <text:p/>
          </table:table-cell>
          <table:table-cell table:formula="oooc:=IF(MOD([.N$1]+[.$A20];2)=0;INT([.N$1]/2);&quot;&quot;)" office:value-type="float" office:value="6">
            <text:p>6</text:p>
          </table:table-cell>
          <table:table-cell table:formula="oooc:=IF(MOD([.O$1]+[.$A20];2)=0;INT([.O$1]/2);&quot;&quot;)">
            <text:p/>
          </table:table-cell>
          <table:table-cell table:formula="oooc:=IF(MOD([.P$1]+[.$A20];2)=0;INT([.P$1]/2);&quot;&quot;)" office:value-type="float" office:value="7">
            <text:p>7</text:p>
          </table:table-cell>
          <table:table-cell table:formula="oooc:=IF(MOD([.Q$1]+[.$A20];2)=0;INT([.Q$1]/2);&quot;&quot;)">
            <text:p/>
          </table:table-cell>
          <table:table-cell table:formula="oooc:=IF(MOD([.R$1]+[.$A20];2)=0;INT([.R$1]/2);&quot;&quot;)" office:value-type="float" office:value="8">
            <text:p>8</text:p>
          </table:table-cell>
          <table:table-cell table:formula="oooc:=IF(MOD([.S$1]+[.$A20];2)=0;INT([.S$1]/2);&quot;&quot;)">
            <text:p/>
          </table:table-cell>
          <table:table-cell table:formula="oooc:=IF(MOD([.T$1]+[.$A20];2)=0;INT([.T$1]/2);&quot;&quot;)" office:value-type="float" office:value="9">
            <text:p>9</text:p>
          </table:table-cell>
          <table:table-cell table:formula="oooc:=IF(MOD([.U$1]+[.$A20];2)=0;INT([.U$1]/2);&quot;&quot;)">
            <text:p/>
          </table:table-cell>
          <table:table-cell table:formula="oooc:=IF(MOD([.V$1]+[.$A20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table:formula="oooc:=IF(MOD([.B$1]+[.$A21];2)=0;INT([.B$1]/2);&quot;&quot;)">
            <text:p/>
          </table:table-cell>
          <table:table-cell table:formula="oooc:=IF(MOD([.C$1]+[.$A21];2)=0;INT([.C$1]/2);&quot;&quot;)" office:value-type="float" office:value="0">
            <text:p>0</text:p>
          </table:table-cell>
          <table:table-cell table:formula="oooc:=IF(MOD([.D$1]+[.$A21];2)=0;INT([.D$1]/2);&quot;&quot;)">
            <text:p/>
          </table:table-cell>
          <table:table-cell table:formula="oooc:=IF(MOD([.E$1]+[.$A21];2)=0;INT([.E$1]/2);&quot;&quot;)" office:value-type="float" office:value="1">
            <text:p>1</text:p>
          </table:table-cell>
          <table:table-cell table:formula="oooc:=IF(MOD([.F$1]+[.$A21];2)=0;INT([.F$1]/2);&quot;&quot;)">
            <text:p/>
          </table:table-cell>
          <table:table-cell table:formula="oooc:=IF(MOD([.G$1]+[.$A21];2)=0;INT([.G$1]/2);&quot;&quot;)" office:value-type="float" office:value="2">
            <text:p>2</text:p>
          </table:table-cell>
          <table:table-cell table:formula="oooc:=IF(MOD([.H$1]+[.$A21];2)=0;INT([.H$1]/2);&quot;&quot;)">
            <text:p/>
          </table:table-cell>
          <table:table-cell table:formula="oooc:=IF(MOD([.I$1]+[.$A21];2)=0;INT([.I$1]/2);&quot;&quot;)" office:value-type="float" office:value="3">
            <text:p>3</text:p>
          </table:table-cell>
          <table:table-cell table:formula="oooc:=IF(MOD([.J$1]+[.$A21];2)=0;INT([.J$1]/2);&quot;&quot;)">
            <text:p/>
          </table:table-cell>
          <table:table-cell table:formula="oooc:=IF(MOD([.K$1]+[.$A21];2)=0;INT([.K$1]/2);&quot;&quot;)" office:value-type="float" office:value="4">
            <text:p>4</text:p>
          </table:table-cell>
          <table:table-cell table:formula="oooc:=IF(MOD([.L$1]+[.$A21];2)=0;INT([.L$1]/2);&quot;&quot;)">
            <text:p/>
          </table:table-cell>
          <table:table-cell table:formula="oooc:=IF(MOD([.M$1]+[.$A21];2)=0;INT([.M$1]/2);&quot;&quot;)" office:value-type="float" office:value="5">
            <text:p>5</text:p>
          </table:table-cell>
          <table:table-cell table:formula="oooc:=IF(MOD([.N$1]+[.$A21];2)=0;INT([.N$1]/2);&quot;&quot;)">
            <text:p/>
          </table:table-cell>
          <table:table-cell table:formula="oooc:=IF(MOD([.O$1]+[.$A21];2)=0;INT([.O$1]/2);&quot;&quot;)" office:value-type="float" office:value="6">
            <text:p>6</text:p>
          </table:table-cell>
          <table:table-cell table:formula="oooc:=IF(MOD([.P$1]+[.$A21];2)=0;INT([.P$1]/2);&quot;&quot;)">
            <text:p/>
          </table:table-cell>
          <table:table-cell table:formula="oooc:=IF(MOD([.Q$1]+[.$A21];2)=0;INT([.Q$1]/2);&quot;&quot;)" office:value-type="float" office:value="7">
            <text:p>7</text:p>
          </table:table-cell>
          <table:table-cell table:formula="oooc:=IF(MOD([.R$1]+[.$A21];2)=0;INT([.R$1]/2);&quot;&quot;)">
            <text:p/>
          </table:table-cell>
          <table:table-cell table:formula="oooc:=IF(MOD([.S$1]+[.$A21];2)=0;INT([.S$1]/2);&quot;&quot;)" office:value-type="float" office:value="8">
            <text:p>8</text:p>
          </table:table-cell>
          <table:table-cell table:formula="oooc:=IF(MOD([.T$1]+[.$A21];2)=0;INT([.T$1]/2);&quot;&quot;)">
            <text:p/>
          </table:table-cell>
          <table:table-cell table:formula="oooc:=IF(MOD([.U$1]+[.$A21];2)=0;INT([.U$1]/2);&quot;&quot;)" office:value-type="float" office:value="9">
            <text:p>9</text:p>
          </table:table-cell>
          <table:table-cell table:formula="oooc:=IF(MOD([.V$1]+[.$A21];2)=0;INT([.V$1]/2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table:formula="oooc:=IF(MOD([.B$1]+[.$A22];2)=0;INT([.B$1]/2);&quot;&quot;)" office:value-type="float" office:value="0">
            <text:p>0</text:p>
          </table:table-cell>
          <table:table-cell table:formula="oooc:=IF(MOD([.C$1]+[.$A22];2)=0;INT([.C$1]/2);&quot;&quot;)">
            <text:p/>
          </table:table-cell>
          <table:table-cell table:formula="oooc:=IF(MOD([.D$1]+[.$A22];2)=0;INT([.D$1]/2);&quot;&quot;)" office:value-type="float" office:value="1">
            <text:p>1</text:p>
          </table:table-cell>
          <table:table-cell table:formula="oooc:=IF(MOD([.E$1]+[.$A22];2)=0;INT([.E$1]/2);&quot;&quot;)">
            <text:p/>
          </table:table-cell>
          <table:table-cell table:formula="oooc:=IF(MOD([.F$1]+[.$A22];2)=0;INT([.F$1]/2);&quot;&quot;)" office:value-type="float" office:value="2">
            <text:p>2</text:p>
          </table:table-cell>
          <table:table-cell table:formula="oooc:=IF(MOD([.G$1]+[.$A22];2)=0;INT([.G$1]/2);&quot;&quot;)">
            <text:p/>
          </table:table-cell>
          <table:table-cell table:formula="oooc:=IF(MOD([.H$1]+[.$A22];2)=0;INT([.H$1]/2);&quot;&quot;)" office:value-type="float" office:value="3">
            <text:p>3</text:p>
          </table:table-cell>
          <table:table-cell table:formula="oooc:=IF(MOD([.I$1]+[.$A22];2)=0;INT([.I$1]/2);&quot;&quot;)">
            <text:p/>
          </table:table-cell>
          <table:table-cell table:formula="oooc:=IF(MOD([.J$1]+[.$A22];2)=0;INT([.J$1]/2);&quot;&quot;)" office:value-type="float" office:value="4">
            <text:p>4</text:p>
          </table:table-cell>
          <table:table-cell table:formula="oooc:=IF(MOD([.K$1]+[.$A22];2)=0;INT([.K$1]/2);&quot;&quot;)">
            <text:p/>
          </table:table-cell>
          <table:table-cell table:formula="oooc:=IF(MOD([.L$1]+[.$A22];2)=0;INT([.L$1]/2);&quot;&quot;)" office:value-type="float" office:value="5">
            <text:p>5</text:p>
          </table:table-cell>
          <table:table-cell table:formula="oooc:=IF(MOD([.M$1]+[.$A22];2)=0;INT([.M$1]/2);&quot;&quot;)">
            <text:p/>
          </table:table-cell>
          <table:table-cell table:formula="oooc:=IF(MOD([.N$1]+[.$A22];2)=0;INT([.N$1]/2);&quot;&quot;)" office:value-type="float" office:value="6">
            <text:p>6</text:p>
          </table:table-cell>
          <table:table-cell table:formula="oooc:=IF(MOD([.O$1]+[.$A22];2)=0;INT([.O$1]/2);&quot;&quot;)">
            <text:p/>
          </table:table-cell>
          <table:table-cell table:formula="oooc:=IF(MOD([.P$1]+[.$A22];2)=0;INT([.P$1]/2);&quot;&quot;)" office:value-type="float" office:value="7">
            <text:p>7</text:p>
          </table:table-cell>
          <table:table-cell table:formula="oooc:=IF(MOD([.Q$1]+[.$A22];2)=0;INT([.Q$1]/2);&quot;&quot;)">
            <text:p/>
          </table:table-cell>
          <table:table-cell table:formula="oooc:=IF(MOD([.R$1]+[.$A22];2)=0;INT([.R$1]/2);&quot;&quot;)" office:value-type="float" office:value="8">
            <text:p>8</text:p>
          </table:table-cell>
          <table:table-cell table:formula="oooc:=IF(MOD([.S$1]+[.$A22];2)=0;INT([.S$1]/2);&quot;&quot;)">
            <text:p/>
          </table:table-cell>
          <table:table-cell table:formula="oooc:=IF(MOD([.T$1]+[.$A22];2)=0;INT([.T$1]/2);&quot;&quot;)" office:value-type="float" office:value="9">
            <text:p>9</text:p>
          </table:table-cell>
          <table:table-cell table:formula="oooc:=IF(MOD([.U$1]+[.$A22];2)=0;INT([.U$1]/2);&quot;&quot;)">
            <text:p/>
          </table:table-cell>
          <table:table-cell table:formula="oooc:=IF(MOD([.V$1]+[.$A22];2)=0;INT([.V$1]/2);&quot;&quot;)" office:value-type="float" office:value="10">
            <text:p>10</text:p>
          </table:table-cell>
          <table:table-cell table:number-columns-repeated="23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X2D_j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1">
          <table:table-cell office:value-type="float" office:value="0">
            <text:p>0</text:p>
          </table:table-cell>
          <table:table-cell table:formula="oooc:=IF(MOD([.B$1]+[.$A2];2)=0;[.$A2];&quot;&quot;)" office:value-type="float" office:value="0">
            <text:p>0</text:p>
          </table:table-cell>
          <table:table-cell table:formula="oooc:=IF(MOD([.C$1]+[.$A2];2)=0;[.$A2];&quot;&quot;)">
            <text:p/>
          </table:table-cell>
          <table:table-cell table:formula="oooc:=IF(MOD([.D$1]+[.$A2];2)=0;[.$A2];&quot;&quot;)" office:value-type="float" office:value="0">
            <text:p>0</text:p>
          </table:table-cell>
          <table:table-cell table:formula="oooc:=IF(MOD([.E$1]+[.$A2];2)=0;[.$A2];&quot;&quot;)">
            <text:p/>
          </table:table-cell>
          <table:table-cell table:formula="oooc:=IF(MOD([.F$1]+[.$A2];2)=0;[.$A2];&quot;&quot;)" office:value-type="float" office:value="0">
            <text:p>0</text:p>
          </table:table-cell>
          <table:table-cell table:formula="oooc:=IF(MOD([.G$1]+[.$A2];2)=0;[.$A2];&quot;&quot;)">
            <text:p/>
          </table:table-cell>
          <table:table-cell table:formula="oooc:=IF(MOD([.H$1]+[.$A2];2)=0;[.$A2];&quot;&quot;)" office:value-type="float" office:value="0">
            <text:p>0</text:p>
          </table:table-cell>
          <table:table-cell table:formula="oooc:=IF(MOD([.I$1]+[.$A2];2)=0;[.$A2];&quot;&quot;)">
            <text:p/>
          </table:table-cell>
          <table:table-cell table:formula="oooc:=IF(MOD([.J$1]+[.$A2];2)=0;[.$A2];&quot;&quot;)" office:value-type="float" office:value="0">
            <text:p>0</text:p>
          </table:table-cell>
          <table:table-cell table:formula="oooc:=IF(MOD([.K$1]+[.$A2];2)=0;[.$A2];&quot;&quot;)">
            <text:p/>
          </table:table-cell>
          <table:table-cell table:formula="oooc:=IF(MOD([.L$1]+[.$A2];2)=0;[.$A2];&quot;&quot;)" office:value-type="float" office:value="0">
            <text:p>0</text:p>
          </table:table-cell>
          <table:table-cell table:formula="oooc:=IF(MOD([.M$1]+[.$A2];2)=0;[.$A2];&quot;&quot;)">
            <text:p/>
          </table:table-cell>
          <table:table-cell table:formula="oooc:=IF(MOD([.N$1]+[.$A2];2)=0;[.$A2];&quot;&quot;)" office:value-type="float" office:value="0">
            <text:p>0</text:p>
          </table:table-cell>
          <table:table-cell table:formula="oooc:=IF(MOD([.O$1]+[.$A2];2)=0;[.$A2];&quot;&quot;)">
            <text:p/>
          </table:table-cell>
          <table:table-cell table:formula="oooc:=IF(MOD([.P$1]+[.$A2];2)=0;[.$A2];&quot;&quot;)" office:value-type="float" office:value="0">
            <text:p>0</text:p>
          </table:table-cell>
          <table:table-cell table:formula="oooc:=IF(MOD([.Q$1]+[.$A2];2)=0;[.$A2];&quot;&quot;)">
            <text:p/>
          </table:table-cell>
          <table:table-cell table:formula="oooc:=IF(MOD([.R$1]+[.$A2];2)=0;[.$A2];&quot;&quot;)" office:value-type="float" office:value="0">
            <text:p>0</text:p>
          </table:table-cell>
          <table:table-cell table:formula="oooc:=IF(MOD([.S$1]+[.$A2];2)=0;[.$A2];&quot;&quot;)">
            <text:p/>
          </table:table-cell>
          <table:table-cell table:formula="oooc:=IF(MOD([.T$1]+[.$A2];2)=0;[.$A2];&quot;&quot;)" office:value-type="float" office:value="0">
            <text:p>0</text:p>
          </table:table-cell>
          <table:table-cell table:formula="oooc:=IF(MOD([.U$1]+[.$A2];2)=0;[.$A2];&quot;&quot;)">
            <text:p/>
          </table:table-cell>
          <table:table-cell table:formula="oooc:=IF(MOD([.V$1]+[.$A2];2)=0;[.$A2];&quot;&quot;)" office:value-type="float" office:value="0">
            <text:p>0</text:p>
          </table:table-cell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formula="oooc:=IF(MOD([.B$1]+[.$A3];2)=0;[.$A3];&quot;&quot;)">
            <text:p/>
          </table:table-cell>
          <table:table-cell table:formula="oooc:=IF(MOD([.C$1]+[.$A3];2)=0;[.$A3];&quot;&quot;)" office:value-type="float" office:value="1">
            <text:p>1</text:p>
          </table:table-cell>
          <table:table-cell table:formula="oooc:=IF(MOD([.D$1]+[.$A3];2)=0;[.$A3];&quot;&quot;)">
            <text:p/>
          </table:table-cell>
          <table:table-cell table:formula="oooc:=IF(MOD([.E$1]+[.$A3];2)=0;[.$A3];&quot;&quot;)" office:value-type="float" office:value="1">
            <text:p>1</text:p>
          </table:table-cell>
          <table:table-cell table:formula="oooc:=IF(MOD([.F$1]+[.$A3];2)=0;[.$A3];&quot;&quot;)">
            <text:p/>
          </table:table-cell>
          <table:table-cell table:formula="oooc:=IF(MOD([.G$1]+[.$A3];2)=0;[.$A3];&quot;&quot;)" office:value-type="float" office:value="1">
            <text:p>1</text:p>
          </table:table-cell>
          <table:table-cell table:formula="oooc:=IF(MOD([.H$1]+[.$A3];2)=0;[.$A3];&quot;&quot;)">
            <text:p/>
          </table:table-cell>
          <table:table-cell table:formula="oooc:=IF(MOD([.I$1]+[.$A3];2)=0;[.$A3];&quot;&quot;)" office:value-type="float" office:value="1">
            <text:p>1</text:p>
          </table:table-cell>
          <table:table-cell table:formula="oooc:=IF(MOD([.J$1]+[.$A3];2)=0;[.$A3];&quot;&quot;)">
            <text:p/>
          </table:table-cell>
          <table:table-cell table:formula="oooc:=IF(MOD([.K$1]+[.$A3];2)=0;[.$A3];&quot;&quot;)" office:value-type="float" office:value="1">
            <text:p>1</text:p>
          </table:table-cell>
          <table:table-cell table:formula="oooc:=IF(MOD([.L$1]+[.$A3];2)=0;[.$A3];&quot;&quot;)">
            <text:p/>
          </table:table-cell>
          <table:table-cell table:formula="oooc:=IF(MOD([.M$1]+[.$A3];2)=0;[.$A3];&quot;&quot;)" office:value-type="float" office:value="1">
            <text:p>1</text:p>
          </table:table-cell>
          <table:table-cell table:formula="oooc:=IF(MOD([.N$1]+[.$A3];2)=0;[.$A3];&quot;&quot;)">
            <text:p/>
          </table:table-cell>
          <table:table-cell table:formula="oooc:=IF(MOD([.O$1]+[.$A3];2)=0;[.$A3];&quot;&quot;)" office:value-type="float" office:value="1">
            <text:p>1</text:p>
          </table:table-cell>
          <table:table-cell table:formula="oooc:=IF(MOD([.P$1]+[.$A3];2)=0;[.$A3];&quot;&quot;)">
            <text:p/>
          </table:table-cell>
          <table:table-cell table:formula="oooc:=IF(MOD([.Q$1]+[.$A3];2)=0;[.$A3];&quot;&quot;)" office:value-type="float" office:value="1">
            <text:p>1</text:p>
          </table:table-cell>
          <table:table-cell table:formula="oooc:=IF(MOD([.R$1]+[.$A3];2)=0;[.$A3];&quot;&quot;)">
            <text:p/>
          </table:table-cell>
          <table:table-cell table:formula="oooc:=IF(MOD([.S$1]+[.$A3];2)=0;[.$A3];&quot;&quot;)" office:value-type="float" office:value="1">
            <text:p>1</text:p>
          </table:table-cell>
          <table:table-cell table:formula="oooc:=IF(MOD([.T$1]+[.$A3];2)=0;[.$A3];&quot;&quot;)">
            <text:p/>
          </table:table-cell>
          <table:table-cell table:formula="oooc:=IF(MOD([.U$1]+[.$A3];2)=0;[.$A3];&quot;&quot;)" office:value-type="float" office:value="1">
            <text:p>1</text:p>
          </table:table-cell>
          <table:table-cell table:formula="oooc:=IF(MOD([.V$1]+[.$A3];2)=0;[.$A3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formula="oooc:=IF(MOD([.B$1]+[.$A4];2)=0;[.$A4];&quot;&quot;)" office:value-type="float" office:value="2">
            <text:p>2</text:p>
          </table:table-cell>
          <table:table-cell table:formula="oooc:=IF(MOD([.C$1]+[.$A4];2)=0;[.$A4];&quot;&quot;)">
            <text:p/>
          </table:table-cell>
          <table:table-cell table:formula="oooc:=IF(MOD([.D$1]+[.$A4];2)=0;[.$A4];&quot;&quot;)" office:value-type="float" office:value="2">
            <text:p>2</text:p>
          </table:table-cell>
          <table:table-cell table:formula="oooc:=IF(MOD([.E$1]+[.$A4];2)=0;[.$A4];&quot;&quot;)">
            <text:p/>
          </table:table-cell>
          <table:table-cell table:formula="oooc:=IF(MOD([.F$1]+[.$A4];2)=0;[.$A4];&quot;&quot;)" office:value-type="float" office:value="2">
            <text:p>2</text:p>
          </table:table-cell>
          <table:table-cell table:formula="oooc:=IF(MOD([.G$1]+[.$A4];2)=0;[.$A4];&quot;&quot;)">
            <text:p/>
          </table:table-cell>
          <table:table-cell table:formula="oooc:=IF(MOD([.H$1]+[.$A4];2)=0;[.$A4];&quot;&quot;)" office:value-type="float" office:value="2">
            <text:p>2</text:p>
          </table:table-cell>
          <table:table-cell table:formula="oooc:=IF(MOD([.I$1]+[.$A4];2)=0;[.$A4];&quot;&quot;)">
            <text:p/>
          </table:table-cell>
          <table:table-cell table:formula="oooc:=IF(MOD([.J$1]+[.$A4];2)=0;[.$A4];&quot;&quot;)" office:value-type="float" office:value="2">
            <text:p>2</text:p>
          </table:table-cell>
          <table:table-cell table:formula="oooc:=IF(MOD([.K$1]+[.$A4];2)=0;[.$A4];&quot;&quot;)">
            <text:p/>
          </table:table-cell>
          <table:table-cell table:formula="oooc:=IF(MOD([.L$1]+[.$A4];2)=0;[.$A4];&quot;&quot;)" office:value-type="float" office:value="2">
            <text:p>2</text:p>
          </table:table-cell>
          <table:table-cell table:formula="oooc:=IF(MOD([.M$1]+[.$A4];2)=0;[.$A4];&quot;&quot;)">
            <text:p/>
          </table:table-cell>
          <table:table-cell table:formula="oooc:=IF(MOD([.N$1]+[.$A4];2)=0;[.$A4];&quot;&quot;)" office:value-type="float" office:value="2">
            <text:p>2</text:p>
          </table:table-cell>
          <table:table-cell table:formula="oooc:=IF(MOD([.O$1]+[.$A4];2)=0;[.$A4];&quot;&quot;)">
            <text:p/>
          </table:table-cell>
          <table:table-cell table:formula="oooc:=IF(MOD([.P$1]+[.$A4];2)=0;[.$A4];&quot;&quot;)" office:value-type="float" office:value="2">
            <text:p>2</text:p>
          </table:table-cell>
          <table:table-cell table:formula="oooc:=IF(MOD([.Q$1]+[.$A4];2)=0;[.$A4];&quot;&quot;)">
            <text:p/>
          </table:table-cell>
          <table:table-cell table:formula="oooc:=IF(MOD([.R$1]+[.$A4];2)=0;[.$A4];&quot;&quot;)" office:value-type="float" office:value="2">
            <text:p>2</text:p>
          </table:table-cell>
          <table:table-cell table:formula="oooc:=IF(MOD([.S$1]+[.$A4];2)=0;[.$A4];&quot;&quot;)">
            <text:p/>
          </table:table-cell>
          <table:table-cell table:formula="oooc:=IF(MOD([.T$1]+[.$A4];2)=0;[.$A4];&quot;&quot;)" office:value-type="float" office:value="2">
            <text:p>2</text:p>
          </table:table-cell>
          <table:table-cell table:formula="oooc:=IF(MOD([.U$1]+[.$A4];2)=0;[.$A4];&quot;&quot;)">
            <text:p/>
          </table:table-cell>
          <table:table-cell table:formula="oooc:=IF(MOD([.V$1]+[.$A4];2)=0;[.$A4];&quot;&quot;)" office:value-type="float" office:value="2">
            <text:p>2</text:p>
          </table:table-cell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table:formula="oooc:=IF(MOD([.B$1]+[.$A5];2)=0;[.$A5];&quot;&quot;)">
            <text:p/>
          </table:table-cell>
          <table:table-cell table:formula="oooc:=IF(MOD([.C$1]+[.$A5];2)=0;[.$A5];&quot;&quot;)" office:value-type="float" office:value="3">
            <text:p>3</text:p>
          </table:table-cell>
          <table:table-cell table:formula="oooc:=IF(MOD([.D$1]+[.$A5];2)=0;[.$A5];&quot;&quot;)">
            <text:p/>
          </table:table-cell>
          <table:table-cell table:formula="oooc:=IF(MOD([.E$1]+[.$A5];2)=0;[.$A5];&quot;&quot;)" office:value-type="float" office:value="3">
            <text:p>3</text:p>
          </table:table-cell>
          <table:table-cell table:formula="oooc:=IF(MOD([.F$1]+[.$A5];2)=0;[.$A5];&quot;&quot;)">
            <text:p/>
          </table:table-cell>
          <table:table-cell table:formula="oooc:=IF(MOD([.G$1]+[.$A5];2)=0;[.$A5];&quot;&quot;)" office:value-type="float" office:value="3">
            <text:p>3</text:p>
          </table:table-cell>
          <table:table-cell table:formula="oooc:=IF(MOD([.H$1]+[.$A5];2)=0;[.$A5];&quot;&quot;)">
            <text:p/>
          </table:table-cell>
          <table:table-cell table:formula="oooc:=IF(MOD([.I$1]+[.$A5];2)=0;[.$A5];&quot;&quot;)" office:value-type="float" office:value="3">
            <text:p>3</text:p>
          </table:table-cell>
          <table:table-cell table:formula="oooc:=IF(MOD([.J$1]+[.$A5];2)=0;[.$A5];&quot;&quot;)">
            <text:p/>
          </table:table-cell>
          <table:table-cell table:formula="oooc:=IF(MOD([.K$1]+[.$A5];2)=0;[.$A5];&quot;&quot;)" office:value-type="float" office:value="3">
            <text:p>3</text:p>
          </table:table-cell>
          <table:table-cell table:formula="oooc:=IF(MOD([.L$1]+[.$A5];2)=0;[.$A5];&quot;&quot;)">
            <text:p/>
          </table:table-cell>
          <table:table-cell table:formula="oooc:=IF(MOD([.M$1]+[.$A5];2)=0;[.$A5];&quot;&quot;)" office:value-type="float" office:value="3">
            <text:p>3</text:p>
          </table:table-cell>
          <table:table-cell table:formula="oooc:=IF(MOD([.N$1]+[.$A5];2)=0;[.$A5];&quot;&quot;)">
            <text:p/>
          </table:table-cell>
          <table:table-cell table:formula="oooc:=IF(MOD([.O$1]+[.$A5];2)=0;[.$A5];&quot;&quot;)" office:value-type="float" office:value="3">
            <text:p>3</text:p>
          </table:table-cell>
          <table:table-cell table:formula="oooc:=IF(MOD([.P$1]+[.$A5];2)=0;[.$A5];&quot;&quot;)">
            <text:p/>
          </table:table-cell>
          <table:table-cell table:formula="oooc:=IF(MOD([.Q$1]+[.$A5];2)=0;[.$A5];&quot;&quot;)" office:value-type="float" office:value="3">
            <text:p>3</text:p>
          </table:table-cell>
          <table:table-cell table:formula="oooc:=IF(MOD([.R$1]+[.$A5];2)=0;[.$A5];&quot;&quot;)">
            <text:p/>
          </table:table-cell>
          <table:table-cell table:formula="oooc:=IF(MOD([.S$1]+[.$A5];2)=0;[.$A5];&quot;&quot;)" office:value-type="float" office:value="3">
            <text:p>3</text:p>
          </table:table-cell>
          <table:table-cell table:formula="oooc:=IF(MOD([.T$1]+[.$A5];2)=0;[.$A5];&quot;&quot;)">
            <text:p/>
          </table:table-cell>
          <table:table-cell table:formula="oooc:=IF(MOD([.U$1]+[.$A5];2)=0;[.$A5];&quot;&quot;)" office:value-type="float" office:value="3">
            <text:p>3</text:p>
          </table:table-cell>
          <table:table-cell table:formula="oooc:=IF(MOD([.V$1]+[.$A5];2)=0;[.$A5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table:formula="oooc:=IF(MOD([.B$1]+[.$A6];2)=0;[.$A6];&quot;&quot;)" office:value-type="float" office:value="4">
            <text:p>4</text:p>
          </table:table-cell>
          <table:table-cell table:formula="oooc:=IF(MOD([.C$1]+[.$A6];2)=0;[.$A6];&quot;&quot;)">
            <text:p/>
          </table:table-cell>
          <table:table-cell table:formula="oooc:=IF(MOD([.D$1]+[.$A6];2)=0;[.$A6];&quot;&quot;)" office:value-type="float" office:value="4">
            <text:p>4</text:p>
          </table:table-cell>
          <table:table-cell table:formula="oooc:=IF(MOD([.E$1]+[.$A6];2)=0;[.$A6];&quot;&quot;)">
            <text:p/>
          </table:table-cell>
          <table:table-cell table:formula="oooc:=IF(MOD([.F$1]+[.$A6];2)=0;[.$A6];&quot;&quot;)" office:value-type="float" office:value="4">
            <text:p>4</text:p>
          </table:table-cell>
          <table:table-cell table:formula="oooc:=IF(MOD([.G$1]+[.$A6];2)=0;[.$A6];&quot;&quot;)">
            <text:p/>
          </table:table-cell>
          <table:table-cell table:formula="oooc:=IF(MOD([.H$1]+[.$A6];2)=0;[.$A6];&quot;&quot;)" office:value-type="float" office:value="4">
            <text:p>4</text:p>
          </table:table-cell>
          <table:table-cell table:formula="oooc:=IF(MOD([.I$1]+[.$A6];2)=0;[.$A6];&quot;&quot;)">
            <text:p/>
          </table:table-cell>
          <table:table-cell table:formula="oooc:=IF(MOD([.J$1]+[.$A6];2)=0;[.$A6];&quot;&quot;)" office:value-type="float" office:value="4">
            <text:p>4</text:p>
          </table:table-cell>
          <table:table-cell table:formula="oooc:=IF(MOD([.K$1]+[.$A6];2)=0;[.$A6];&quot;&quot;)">
            <text:p/>
          </table:table-cell>
          <table:table-cell table:formula="oooc:=IF(MOD([.L$1]+[.$A6];2)=0;[.$A6];&quot;&quot;)" office:value-type="float" office:value="4">
            <text:p>4</text:p>
          </table:table-cell>
          <table:table-cell table:formula="oooc:=IF(MOD([.M$1]+[.$A6];2)=0;[.$A6];&quot;&quot;)">
            <text:p/>
          </table:table-cell>
          <table:table-cell table:formula="oooc:=IF(MOD([.N$1]+[.$A6];2)=0;[.$A6];&quot;&quot;)" office:value-type="float" office:value="4">
            <text:p>4</text:p>
          </table:table-cell>
          <table:table-cell table:formula="oooc:=IF(MOD([.O$1]+[.$A6];2)=0;[.$A6];&quot;&quot;)">
            <text:p/>
          </table:table-cell>
          <table:table-cell table:formula="oooc:=IF(MOD([.P$1]+[.$A6];2)=0;[.$A6];&quot;&quot;)" office:value-type="float" office:value="4">
            <text:p>4</text:p>
          </table:table-cell>
          <table:table-cell table:formula="oooc:=IF(MOD([.Q$1]+[.$A6];2)=0;[.$A6];&quot;&quot;)">
            <text:p/>
          </table:table-cell>
          <table:table-cell table:formula="oooc:=IF(MOD([.R$1]+[.$A6];2)=0;[.$A6];&quot;&quot;)" office:value-type="float" office:value="4">
            <text:p>4</text:p>
          </table:table-cell>
          <table:table-cell table:formula="oooc:=IF(MOD([.S$1]+[.$A6];2)=0;[.$A6];&quot;&quot;)">
            <text:p/>
          </table:table-cell>
          <table:table-cell table:formula="oooc:=IF(MOD([.T$1]+[.$A6];2)=0;[.$A6];&quot;&quot;)" office:value-type="float" office:value="4">
            <text:p>4</text:p>
          </table:table-cell>
          <table:table-cell table:formula="oooc:=IF(MOD([.U$1]+[.$A6];2)=0;[.$A6];&quot;&quot;)">
            <text:p/>
          </table:table-cell>
          <table:table-cell table:formula="oooc:=IF(MOD([.V$1]+[.$A6];2)=0;[.$A6];&quot;&quot;)" office:value-type="float" office:value="4">
            <text:p>4</text:p>
          </table:table-cell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table:formula="oooc:=IF(MOD([.B$1]+[.$A7];2)=0;[.$A7];&quot;&quot;)">
            <text:p/>
          </table:table-cell>
          <table:table-cell table:formula="oooc:=IF(MOD([.C$1]+[.$A7];2)=0;[.$A7];&quot;&quot;)" office:value-type="float" office:value="5">
            <text:p>5</text:p>
          </table:table-cell>
          <table:table-cell table:formula="oooc:=IF(MOD([.D$1]+[.$A7];2)=0;[.$A7];&quot;&quot;)">
            <text:p/>
          </table:table-cell>
          <table:table-cell table:formula="oooc:=IF(MOD([.E$1]+[.$A7];2)=0;[.$A7];&quot;&quot;)" office:value-type="float" office:value="5">
            <text:p>5</text:p>
          </table:table-cell>
          <table:table-cell table:formula="oooc:=IF(MOD([.F$1]+[.$A7];2)=0;[.$A7];&quot;&quot;)">
            <text:p/>
          </table:table-cell>
          <table:table-cell table:formula="oooc:=IF(MOD([.G$1]+[.$A7];2)=0;[.$A7];&quot;&quot;)" office:value-type="float" office:value="5">
            <text:p>5</text:p>
          </table:table-cell>
          <table:table-cell table:formula="oooc:=IF(MOD([.H$1]+[.$A7];2)=0;[.$A7];&quot;&quot;)">
            <text:p/>
          </table:table-cell>
          <table:table-cell table:formula="oooc:=IF(MOD([.I$1]+[.$A7];2)=0;[.$A7];&quot;&quot;)" office:value-type="float" office:value="5">
            <text:p>5</text:p>
          </table:table-cell>
          <table:table-cell table:formula="oooc:=IF(MOD([.J$1]+[.$A7];2)=0;[.$A7];&quot;&quot;)">
            <text:p/>
          </table:table-cell>
          <table:table-cell table:formula="oooc:=IF(MOD([.K$1]+[.$A7];2)=0;[.$A7];&quot;&quot;)" office:value-type="float" office:value="5">
            <text:p>5</text:p>
          </table:table-cell>
          <table:table-cell table:formula="oooc:=IF(MOD([.L$1]+[.$A7];2)=0;[.$A7];&quot;&quot;)">
            <text:p/>
          </table:table-cell>
          <table:table-cell table:formula="oooc:=IF(MOD([.M$1]+[.$A7];2)=0;[.$A7];&quot;&quot;)" office:value-type="float" office:value="5">
            <text:p>5</text:p>
          </table:table-cell>
          <table:table-cell table:formula="oooc:=IF(MOD([.N$1]+[.$A7];2)=0;[.$A7];&quot;&quot;)">
            <text:p/>
          </table:table-cell>
          <table:table-cell table:formula="oooc:=IF(MOD([.O$1]+[.$A7];2)=0;[.$A7];&quot;&quot;)" office:value-type="float" office:value="5">
            <text:p>5</text:p>
          </table:table-cell>
          <table:table-cell table:formula="oooc:=IF(MOD([.P$1]+[.$A7];2)=0;[.$A7];&quot;&quot;)">
            <text:p/>
          </table:table-cell>
          <table:table-cell table:formula="oooc:=IF(MOD([.Q$1]+[.$A7];2)=0;[.$A7];&quot;&quot;)" office:value-type="float" office:value="5">
            <text:p>5</text:p>
          </table:table-cell>
          <table:table-cell table:formula="oooc:=IF(MOD([.R$1]+[.$A7];2)=0;[.$A7];&quot;&quot;)">
            <text:p/>
          </table:table-cell>
          <table:table-cell table:formula="oooc:=IF(MOD([.S$1]+[.$A7];2)=0;[.$A7];&quot;&quot;)" office:value-type="float" office:value="5">
            <text:p>5</text:p>
          </table:table-cell>
          <table:table-cell table:formula="oooc:=IF(MOD([.T$1]+[.$A7];2)=0;[.$A7];&quot;&quot;)">
            <text:p/>
          </table:table-cell>
          <table:table-cell table:formula="oooc:=IF(MOD([.U$1]+[.$A7];2)=0;[.$A7];&quot;&quot;)" office:value-type="float" office:value="5">
            <text:p>5</text:p>
          </table:table-cell>
          <table:table-cell table:formula="oooc:=IF(MOD([.V$1]+[.$A7];2)=0;[.$A7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formula="oooc:=IF(MOD([.B$1]+[.$A8];2)=0;[.$A8];&quot;&quot;)" office:value-type="float" office:value="6">
            <text:p>6</text:p>
          </table:table-cell>
          <table:table-cell table:formula="oooc:=IF(MOD([.C$1]+[.$A8];2)=0;[.$A8];&quot;&quot;)">
            <text:p/>
          </table:table-cell>
          <table:table-cell table:formula="oooc:=IF(MOD([.D$1]+[.$A8];2)=0;[.$A8];&quot;&quot;)" office:value-type="float" office:value="6">
            <text:p>6</text:p>
          </table:table-cell>
          <table:table-cell table:formula="oooc:=IF(MOD([.E$1]+[.$A8];2)=0;[.$A8];&quot;&quot;)">
            <text:p/>
          </table:table-cell>
          <table:table-cell table:formula="oooc:=IF(MOD([.F$1]+[.$A8];2)=0;[.$A8];&quot;&quot;)" office:value-type="float" office:value="6">
            <text:p>6</text:p>
          </table:table-cell>
          <table:table-cell table:formula="oooc:=IF(MOD([.G$1]+[.$A8];2)=0;[.$A8];&quot;&quot;)">
            <text:p/>
          </table:table-cell>
          <table:table-cell table:formula="oooc:=IF(MOD([.H$1]+[.$A8];2)=0;[.$A8];&quot;&quot;)" office:value-type="float" office:value="6">
            <text:p>6</text:p>
          </table:table-cell>
          <table:table-cell table:formula="oooc:=IF(MOD([.I$1]+[.$A8];2)=0;[.$A8];&quot;&quot;)">
            <text:p/>
          </table:table-cell>
          <table:table-cell table:formula="oooc:=IF(MOD([.J$1]+[.$A8];2)=0;[.$A8];&quot;&quot;)" office:value-type="float" office:value="6">
            <text:p>6</text:p>
          </table:table-cell>
          <table:table-cell table:formula="oooc:=IF(MOD([.K$1]+[.$A8];2)=0;[.$A8];&quot;&quot;)">
            <text:p/>
          </table:table-cell>
          <table:table-cell table:formula="oooc:=IF(MOD([.L$1]+[.$A8];2)=0;[.$A8];&quot;&quot;)" office:value-type="float" office:value="6">
            <text:p>6</text:p>
          </table:table-cell>
          <table:table-cell table:formula="oooc:=IF(MOD([.M$1]+[.$A8];2)=0;[.$A8];&quot;&quot;)">
            <text:p/>
          </table:table-cell>
          <table:table-cell table:formula="oooc:=IF(MOD([.N$1]+[.$A8];2)=0;[.$A8];&quot;&quot;)" office:value-type="float" office:value="6">
            <text:p>6</text:p>
          </table:table-cell>
          <table:table-cell table:formula="oooc:=IF(MOD([.O$1]+[.$A8];2)=0;[.$A8];&quot;&quot;)">
            <text:p/>
          </table:table-cell>
          <table:table-cell table:formula="oooc:=IF(MOD([.P$1]+[.$A8];2)=0;[.$A8];&quot;&quot;)" office:value-type="float" office:value="6">
            <text:p>6</text:p>
          </table:table-cell>
          <table:table-cell table:formula="oooc:=IF(MOD([.Q$1]+[.$A8];2)=0;[.$A8];&quot;&quot;)">
            <text:p/>
          </table:table-cell>
          <table:table-cell table:formula="oooc:=IF(MOD([.R$1]+[.$A8];2)=0;[.$A8];&quot;&quot;)" office:value-type="float" office:value="6">
            <text:p>6</text:p>
          </table:table-cell>
          <table:table-cell table:formula="oooc:=IF(MOD([.S$1]+[.$A8];2)=0;[.$A8];&quot;&quot;)">
            <text:p/>
          </table:table-cell>
          <table:table-cell table:formula="oooc:=IF(MOD([.T$1]+[.$A8];2)=0;[.$A8];&quot;&quot;)" office:value-type="float" office:value="6">
            <text:p>6</text:p>
          </table:table-cell>
          <table:table-cell table:formula="oooc:=IF(MOD([.U$1]+[.$A8];2)=0;[.$A8];&quot;&quot;)">
            <text:p/>
          </table:table-cell>
          <table:table-cell table:formula="oooc:=IF(MOD([.V$1]+[.$A8];2)=0;[.$A8];&quot;&quot;)" office:value-type="float" office:value="6">
            <text:p>6</text:p>
          </table:table-cell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formula="oooc:=IF(MOD([.B$1]+[.$A9];2)=0;[.$A9];&quot;&quot;)">
            <text:p/>
          </table:table-cell>
          <table:table-cell table:formula="oooc:=IF(MOD([.C$1]+[.$A9];2)=0;[.$A9];&quot;&quot;)" office:value-type="float" office:value="7">
            <text:p>7</text:p>
          </table:table-cell>
          <table:table-cell table:formula="oooc:=IF(MOD([.D$1]+[.$A9];2)=0;[.$A9];&quot;&quot;)">
            <text:p/>
          </table:table-cell>
          <table:table-cell table:formula="oooc:=IF(MOD([.E$1]+[.$A9];2)=0;[.$A9];&quot;&quot;)" office:value-type="float" office:value="7">
            <text:p>7</text:p>
          </table:table-cell>
          <table:table-cell table:formula="oooc:=IF(MOD([.F$1]+[.$A9];2)=0;[.$A9];&quot;&quot;)">
            <text:p/>
          </table:table-cell>
          <table:table-cell table:formula="oooc:=IF(MOD([.G$1]+[.$A9];2)=0;[.$A9];&quot;&quot;)" office:value-type="float" office:value="7">
            <text:p>7</text:p>
          </table:table-cell>
          <table:table-cell table:formula="oooc:=IF(MOD([.H$1]+[.$A9];2)=0;[.$A9];&quot;&quot;)">
            <text:p/>
          </table:table-cell>
          <table:table-cell table:formula="oooc:=IF(MOD([.I$1]+[.$A9];2)=0;[.$A9];&quot;&quot;)" office:value-type="float" office:value="7">
            <text:p>7</text:p>
          </table:table-cell>
          <table:table-cell table:formula="oooc:=IF(MOD([.J$1]+[.$A9];2)=0;[.$A9];&quot;&quot;)">
            <text:p/>
          </table:table-cell>
          <table:table-cell table:formula="oooc:=IF(MOD([.K$1]+[.$A9];2)=0;[.$A9];&quot;&quot;)" office:value-type="float" office:value="7">
            <text:p>7</text:p>
          </table:table-cell>
          <table:table-cell table:formula="oooc:=IF(MOD([.L$1]+[.$A9];2)=0;[.$A9];&quot;&quot;)">
            <text:p/>
          </table:table-cell>
          <table:table-cell table:formula="oooc:=IF(MOD([.M$1]+[.$A9];2)=0;[.$A9];&quot;&quot;)" office:value-type="float" office:value="7">
            <text:p>7</text:p>
          </table:table-cell>
          <table:table-cell table:formula="oooc:=IF(MOD([.N$1]+[.$A9];2)=0;[.$A9];&quot;&quot;)">
            <text:p/>
          </table:table-cell>
          <table:table-cell table:formula="oooc:=IF(MOD([.O$1]+[.$A9];2)=0;[.$A9];&quot;&quot;)" office:value-type="float" office:value="7">
            <text:p>7</text:p>
          </table:table-cell>
          <table:table-cell table:formula="oooc:=IF(MOD([.P$1]+[.$A9];2)=0;[.$A9];&quot;&quot;)">
            <text:p/>
          </table:table-cell>
          <table:table-cell table:formula="oooc:=IF(MOD([.Q$1]+[.$A9];2)=0;[.$A9];&quot;&quot;)" office:value-type="float" office:value="7">
            <text:p>7</text:p>
          </table:table-cell>
          <table:table-cell table:formula="oooc:=IF(MOD([.R$1]+[.$A9];2)=0;[.$A9];&quot;&quot;)">
            <text:p/>
          </table:table-cell>
          <table:table-cell table:formula="oooc:=IF(MOD([.S$1]+[.$A9];2)=0;[.$A9];&quot;&quot;)" office:value-type="float" office:value="7">
            <text:p>7</text:p>
          </table:table-cell>
          <table:table-cell table:formula="oooc:=IF(MOD([.T$1]+[.$A9];2)=0;[.$A9];&quot;&quot;)">
            <text:p/>
          </table:table-cell>
          <table:table-cell table:formula="oooc:=IF(MOD([.U$1]+[.$A9];2)=0;[.$A9];&quot;&quot;)" office:value-type="float" office:value="7">
            <text:p>7</text:p>
          </table:table-cell>
          <table:table-cell table:formula="oooc:=IF(MOD([.V$1]+[.$A9];2)=0;[.$A9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table:formula="oooc:=IF(MOD([.B$1]+[.$A10];2)=0;[.$A10];&quot;&quot;)" office:value-type="float" office:value="8">
            <text:p>8</text:p>
          </table:table-cell>
          <table:table-cell table:formula="oooc:=IF(MOD([.C$1]+[.$A10];2)=0;[.$A10];&quot;&quot;)">
            <text:p/>
          </table:table-cell>
          <table:table-cell table:formula="oooc:=IF(MOD([.D$1]+[.$A10];2)=0;[.$A10];&quot;&quot;)" office:value-type="float" office:value="8">
            <text:p>8</text:p>
          </table:table-cell>
          <table:table-cell table:formula="oooc:=IF(MOD([.E$1]+[.$A10];2)=0;[.$A10];&quot;&quot;)">
            <text:p/>
          </table:table-cell>
          <table:table-cell table:formula="oooc:=IF(MOD([.F$1]+[.$A10];2)=0;[.$A10];&quot;&quot;)" office:value-type="float" office:value="8">
            <text:p>8</text:p>
          </table:table-cell>
          <table:table-cell table:formula="oooc:=IF(MOD([.G$1]+[.$A10];2)=0;[.$A10];&quot;&quot;)">
            <text:p/>
          </table:table-cell>
          <table:table-cell table:formula="oooc:=IF(MOD([.H$1]+[.$A10];2)=0;[.$A10];&quot;&quot;)" office:value-type="float" office:value="8">
            <text:p>8</text:p>
          </table:table-cell>
          <table:table-cell table:formula="oooc:=IF(MOD([.I$1]+[.$A10];2)=0;[.$A10];&quot;&quot;)">
            <text:p/>
          </table:table-cell>
          <table:table-cell table:formula="oooc:=IF(MOD([.J$1]+[.$A10];2)=0;[.$A10];&quot;&quot;)" office:value-type="float" office:value="8">
            <text:p>8</text:p>
          </table:table-cell>
          <table:table-cell table:formula="oooc:=IF(MOD([.K$1]+[.$A10];2)=0;[.$A10];&quot;&quot;)">
            <text:p/>
          </table:table-cell>
          <table:table-cell table:formula="oooc:=IF(MOD([.L$1]+[.$A10];2)=0;[.$A10];&quot;&quot;)" office:value-type="float" office:value="8">
            <text:p>8</text:p>
          </table:table-cell>
          <table:table-cell table:formula="oooc:=IF(MOD([.M$1]+[.$A10];2)=0;[.$A10];&quot;&quot;)">
            <text:p/>
          </table:table-cell>
          <table:table-cell table:formula="oooc:=IF(MOD([.N$1]+[.$A10];2)=0;[.$A10];&quot;&quot;)" office:value-type="float" office:value="8">
            <text:p>8</text:p>
          </table:table-cell>
          <table:table-cell table:formula="oooc:=IF(MOD([.O$1]+[.$A10];2)=0;[.$A10];&quot;&quot;)">
            <text:p/>
          </table:table-cell>
          <table:table-cell table:formula="oooc:=IF(MOD([.P$1]+[.$A10];2)=0;[.$A10];&quot;&quot;)" office:value-type="float" office:value="8">
            <text:p>8</text:p>
          </table:table-cell>
          <table:table-cell table:formula="oooc:=IF(MOD([.Q$1]+[.$A10];2)=0;[.$A10];&quot;&quot;)">
            <text:p/>
          </table:table-cell>
          <table:table-cell table:formula="oooc:=IF(MOD([.R$1]+[.$A10];2)=0;[.$A10];&quot;&quot;)" office:value-type="float" office:value="8">
            <text:p>8</text:p>
          </table:table-cell>
          <table:table-cell table:formula="oooc:=IF(MOD([.S$1]+[.$A10];2)=0;[.$A10];&quot;&quot;)">
            <text:p/>
          </table:table-cell>
          <table:table-cell table:formula="oooc:=IF(MOD([.T$1]+[.$A10];2)=0;[.$A10];&quot;&quot;)" office:value-type="float" office:value="8">
            <text:p>8</text:p>
          </table:table-cell>
          <table:table-cell table:formula="oooc:=IF(MOD([.U$1]+[.$A10];2)=0;[.$A10];&quot;&quot;)">
            <text:p/>
          </table:table-cell>
          <table:table-cell table:formula="oooc:=IF(MOD([.V$1]+[.$A10];2)=0;[.$A10];&quot;&quot;)" office:value-type="float" office:value="8">
            <text:p>8</text:p>
          </table:table-cell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formula="oooc:=IF(MOD([.B$1]+[.$A11];2)=0;[.$A11];&quot;&quot;)">
            <text:p/>
          </table:table-cell>
          <table:table-cell table:formula="oooc:=IF(MOD([.C$1]+[.$A11];2)=0;[.$A11];&quot;&quot;)" office:value-type="float" office:value="9">
            <text:p>9</text:p>
          </table:table-cell>
          <table:table-cell table:formula="oooc:=IF(MOD([.D$1]+[.$A11];2)=0;[.$A11];&quot;&quot;)">
            <text:p/>
          </table:table-cell>
          <table:table-cell table:formula="oooc:=IF(MOD([.E$1]+[.$A11];2)=0;[.$A11];&quot;&quot;)" office:value-type="float" office:value="9">
            <text:p>9</text:p>
          </table:table-cell>
          <table:table-cell table:formula="oooc:=IF(MOD([.F$1]+[.$A11];2)=0;[.$A11];&quot;&quot;)">
            <text:p/>
          </table:table-cell>
          <table:table-cell table:formula="oooc:=IF(MOD([.G$1]+[.$A11];2)=0;[.$A11];&quot;&quot;)" office:value-type="float" office:value="9">
            <text:p>9</text:p>
          </table:table-cell>
          <table:table-cell table:formula="oooc:=IF(MOD([.H$1]+[.$A11];2)=0;[.$A11];&quot;&quot;)">
            <text:p/>
          </table:table-cell>
          <table:table-cell table:formula="oooc:=IF(MOD([.I$1]+[.$A11];2)=0;[.$A11];&quot;&quot;)" office:value-type="float" office:value="9">
            <text:p>9</text:p>
          </table:table-cell>
          <table:table-cell table:formula="oooc:=IF(MOD([.J$1]+[.$A11];2)=0;[.$A11];&quot;&quot;)">
            <text:p/>
          </table:table-cell>
          <table:table-cell table:formula="oooc:=IF(MOD([.K$1]+[.$A11];2)=0;[.$A11];&quot;&quot;)" office:value-type="float" office:value="9">
            <text:p>9</text:p>
          </table:table-cell>
          <table:table-cell table:formula="oooc:=IF(MOD([.L$1]+[.$A11];2)=0;[.$A11];&quot;&quot;)">
            <text:p/>
          </table:table-cell>
          <table:table-cell table:formula="oooc:=IF(MOD([.M$1]+[.$A11];2)=0;[.$A11];&quot;&quot;)" office:value-type="float" office:value="9">
            <text:p>9</text:p>
          </table:table-cell>
          <table:table-cell table:formula="oooc:=IF(MOD([.N$1]+[.$A11];2)=0;[.$A11];&quot;&quot;)">
            <text:p/>
          </table:table-cell>
          <table:table-cell table:formula="oooc:=IF(MOD([.O$1]+[.$A11];2)=0;[.$A11];&quot;&quot;)" office:value-type="float" office:value="9">
            <text:p>9</text:p>
          </table:table-cell>
          <table:table-cell table:formula="oooc:=IF(MOD([.P$1]+[.$A11];2)=0;[.$A11];&quot;&quot;)">
            <text:p/>
          </table:table-cell>
          <table:table-cell table:formula="oooc:=IF(MOD([.Q$1]+[.$A11];2)=0;[.$A11];&quot;&quot;)" office:value-type="float" office:value="9">
            <text:p>9</text:p>
          </table:table-cell>
          <table:table-cell table:formula="oooc:=IF(MOD([.R$1]+[.$A11];2)=0;[.$A11];&quot;&quot;)">
            <text:p/>
          </table:table-cell>
          <table:table-cell table:formula="oooc:=IF(MOD([.S$1]+[.$A11];2)=0;[.$A11];&quot;&quot;)" office:value-type="float" office:value="9">
            <text:p>9</text:p>
          </table:table-cell>
          <table:table-cell table:formula="oooc:=IF(MOD([.T$1]+[.$A11];2)=0;[.$A11];&quot;&quot;)">
            <text:p/>
          </table:table-cell>
          <table:table-cell table:formula="oooc:=IF(MOD([.U$1]+[.$A11];2)=0;[.$A11];&quot;&quot;)" office:value-type="float" office:value="9">
            <text:p>9</text:p>
          </table:table-cell>
          <table:table-cell table:formula="oooc:=IF(MOD([.V$1]+[.$A11];2)=0;[.$A11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table:formula="oooc:=IF(MOD([.B$1]+[.$A12];2)=0;[.$A12];&quot;&quot;)" office:value-type="float" office:value="10">
            <text:p>10</text:p>
          </table:table-cell>
          <table:table-cell table:formula="oooc:=IF(MOD([.C$1]+[.$A12];2)=0;[.$A12];&quot;&quot;)">
            <text:p/>
          </table:table-cell>
          <table:table-cell table:formula="oooc:=IF(MOD([.D$1]+[.$A12];2)=0;[.$A12];&quot;&quot;)" office:value-type="float" office:value="10">
            <text:p>10</text:p>
          </table:table-cell>
          <table:table-cell table:formula="oooc:=IF(MOD([.E$1]+[.$A12];2)=0;[.$A12];&quot;&quot;)">
            <text:p/>
          </table:table-cell>
          <table:table-cell table:formula="oooc:=IF(MOD([.F$1]+[.$A12];2)=0;[.$A12];&quot;&quot;)" office:value-type="float" office:value="10">
            <text:p>10</text:p>
          </table:table-cell>
          <table:table-cell table:formula="oooc:=IF(MOD([.G$1]+[.$A12];2)=0;[.$A12];&quot;&quot;)">
            <text:p/>
          </table:table-cell>
          <table:table-cell table:formula="oooc:=IF(MOD([.H$1]+[.$A12];2)=0;[.$A12];&quot;&quot;)" office:value-type="float" office:value="10">
            <text:p>10</text:p>
          </table:table-cell>
          <table:table-cell table:formula="oooc:=IF(MOD([.I$1]+[.$A12];2)=0;[.$A12];&quot;&quot;)">
            <text:p/>
          </table:table-cell>
          <table:table-cell table:formula="oooc:=IF(MOD([.J$1]+[.$A12];2)=0;[.$A12];&quot;&quot;)" office:value-type="float" office:value="10">
            <text:p>10</text:p>
          </table:table-cell>
          <table:table-cell table:formula="oooc:=IF(MOD([.K$1]+[.$A12];2)=0;[.$A12];&quot;&quot;)">
            <text:p/>
          </table:table-cell>
          <table:table-cell table:formula="oooc:=IF(MOD([.L$1]+[.$A12];2)=0;[.$A12];&quot;&quot;)" office:value-type="float" office:value="10">
            <text:p>10</text:p>
          </table:table-cell>
          <table:table-cell table:formula="oooc:=IF(MOD([.M$1]+[.$A12];2)=0;[.$A12];&quot;&quot;)">
            <text:p/>
          </table:table-cell>
          <table:table-cell table:formula="oooc:=IF(MOD([.N$1]+[.$A12];2)=0;[.$A12];&quot;&quot;)" office:value-type="float" office:value="10">
            <text:p>10</text:p>
          </table:table-cell>
          <table:table-cell table:formula="oooc:=IF(MOD([.O$1]+[.$A12];2)=0;[.$A12];&quot;&quot;)">
            <text:p/>
          </table:table-cell>
          <table:table-cell table:formula="oooc:=IF(MOD([.P$1]+[.$A12];2)=0;[.$A12];&quot;&quot;)" office:value-type="float" office:value="10">
            <text:p>10</text:p>
          </table:table-cell>
          <table:table-cell table:formula="oooc:=IF(MOD([.Q$1]+[.$A12];2)=0;[.$A12];&quot;&quot;)">
            <text:p/>
          </table:table-cell>
          <table:table-cell table:formula="oooc:=IF(MOD([.R$1]+[.$A12];2)=0;[.$A12];&quot;&quot;)" office:value-type="float" office:value="10">
            <text:p>10</text:p>
          </table:table-cell>
          <table:table-cell table:formula="oooc:=IF(MOD([.S$1]+[.$A12];2)=0;[.$A12];&quot;&quot;)">
            <text:p/>
          </table:table-cell>
          <table:table-cell table:formula="oooc:=IF(MOD([.T$1]+[.$A12];2)=0;[.$A12];&quot;&quot;)" office:value-type="float" office:value="10">
            <text:p>10</text:p>
          </table:table-cell>
          <table:table-cell table:formula="oooc:=IF(MOD([.U$1]+[.$A12];2)=0;[.$A12];&quot;&quot;)">
            <text:p/>
          </table:table-cell>
          <table:table-cell table:formula="oooc:=IF(MOD([.V$1]+[.$A12];2)=0;[.$A12]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table:formula="oooc:=IF(MOD([.B$1]+[.$A13];2)=0;[.$A13];&quot;&quot;)">
            <text:p/>
          </table:table-cell>
          <table:table-cell table:formula="oooc:=IF(MOD([.C$1]+[.$A13];2)=0;[.$A13];&quot;&quot;)" office:value-type="float" office:value="11">
            <text:p>11</text:p>
          </table:table-cell>
          <table:table-cell table:formula="oooc:=IF(MOD([.D$1]+[.$A13];2)=0;[.$A13];&quot;&quot;)">
            <text:p/>
          </table:table-cell>
          <table:table-cell table:formula="oooc:=IF(MOD([.E$1]+[.$A13];2)=0;[.$A13];&quot;&quot;)" office:value-type="float" office:value="11">
            <text:p>11</text:p>
          </table:table-cell>
          <table:table-cell table:formula="oooc:=IF(MOD([.F$1]+[.$A13];2)=0;[.$A13];&quot;&quot;)">
            <text:p/>
          </table:table-cell>
          <table:table-cell table:formula="oooc:=IF(MOD([.G$1]+[.$A13];2)=0;[.$A13];&quot;&quot;)" office:value-type="float" office:value="11">
            <text:p>11</text:p>
          </table:table-cell>
          <table:table-cell table:formula="oooc:=IF(MOD([.H$1]+[.$A13];2)=0;[.$A13];&quot;&quot;)">
            <text:p/>
          </table:table-cell>
          <table:table-cell table:formula="oooc:=IF(MOD([.I$1]+[.$A13];2)=0;[.$A13];&quot;&quot;)" office:value-type="float" office:value="11">
            <text:p>11</text:p>
          </table:table-cell>
          <table:table-cell table:formula="oooc:=IF(MOD([.J$1]+[.$A13];2)=0;[.$A13];&quot;&quot;)">
            <text:p/>
          </table:table-cell>
          <table:table-cell table:formula="oooc:=IF(MOD([.K$1]+[.$A13];2)=0;[.$A13];&quot;&quot;)" office:value-type="float" office:value="11">
            <text:p>11</text:p>
          </table:table-cell>
          <table:table-cell table:formula="oooc:=IF(MOD([.L$1]+[.$A13];2)=0;[.$A13];&quot;&quot;)">
            <text:p/>
          </table:table-cell>
          <table:table-cell table:formula="oooc:=IF(MOD([.M$1]+[.$A13];2)=0;[.$A13];&quot;&quot;)" office:value-type="float" office:value="11">
            <text:p>11</text:p>
          </table:table-cell>
          <table:table-cell table:formula="oooc:=IF(MOD([.N$1]+[.$A13];2)=0;[.$A13];&quot;&quot;)">
            <text:p/>
          </table:table-cell>
          <table:table-cell table:formula="oooc:=IF(MOD([.O$1]+[.$A13];2)=0;[.$A13];&quot;&quot;)" office:value-type="float" office:value="11">
            <text:p>11</text:p>
          </table:table-cell>
          <table:table-cell table:formula="oooc:=IF(MOD([.P$1]+[.$A13];2)=0;[.$A13];&quot;&quot;)">
            <text:p/>
          </table:table-cell>
          <table:table-cell table:formula="oooc:=IF(MOD([.Q$1]+[.$A13];2)=0;[.$A13];&quot;&quot;)" office:value-type="float" office:value="11">
            <text:p>11</text:p>
          </table:table-cell>
          <table:table-cell table:formula="oooc:=IF(MOD([.R$1]+[.$A13];2)=0;[.$A13];&quot;&quot;)">
            <text:p/>
          </table:table-cell>
          <table:table-cell table:formula="oooc:=IF(MOD([.S$1]+[.$A13];2)=0;[.$A13];&quot;&quot;)" office:value-type="float" office:value="11">
            <text:p>11</text:p>
          </table:table-cell>
          <table:table-cell table:formula="oooc:=IF(MOD([.T$1]+[.$A13];2)=0;[.$A13];&quot;&quot;)">
            <text:p/>
          </table:table-cell>
          <table:table-cell table:formula="oooc:=IF(MOD([.U$1]+[.$A13];2)=0;[.$A13];&quot;&quot;)" office:value-type="float" office:value="11">
            <text:p>11</text:p>
          </table:table-cell>
          <table:table-cell table:formula="oooc:=IF(MOD([.V$1]+[.$A13];2)=0;[.$A13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formula="oooc:=IF(MOD([.B$1]+[.$A14];2)=0;[.$A14];&quot;&quot;)" office:value-type="float" office:value="12">
            <text:p>12</text:p>
          </table:table-cell>
          <table:table-cell table:formula="oooc:=IF(MOD([.C$1]+[.$A14];2)=0;[.$A14];&quot;&quot;)">
            <text:p/>
          </table:table-cell>
          <table:table-cell table:formula="oooc:=IF(MOD([.D$1]+[.$A14];2)=0;[.$A14];&quot;&quot;)" office:value-type="float" office:value="12">
            <text:p>12</text:p>
          </table:table-cell>
          <table:table-cell table:formula="oooc:=IF(MOD([.E$1]+[.$A14];2)=0;[.$A14];&quot;&quot;)">
            <text:p/>
          </table:table-cell>
          <table:table-cell table:formula="oooc:=IF(MOD([.F$1]+[.$A14];2)=0;[.$A14];&quot;&quot;)" office:value-type="float" office:value="12">
            <text:p>12</text:p>
          </table:table-cell>
          <table:table-cell table:formula="oooc:=IF(MOD([.G$1]+[.$A14];2)=0;[.$A14];&quot;&quot;)">
            <text:p/>
          </table:table-cell>
          <table:table-cell table:formula="oooc:=IF(MOD([.H$1]+[.$A14];2)=0;[.$A14];&quot;&quot;)" office:value-type="float" office:value="12">
            <text:p>12</text:p>
          </table:table-cell>
          <table:table-cell table:formula="oooc:=IF(MOD([.I$1]+[.$A14];2)=0;[.$A14];&quot;&quot;)">
            <text:p/>
          </table:table-cell>
          <table:table-cell table:formula="oooc:=IF(MOD([.J$1]+[.$A14];2)=0;[.$A14];&quot;&quot;)" office:value-type="float" office:value="12">
            <text:p>12</text:p>
          </table:table-cell>
          <table:table-cell table:formula="oooc:=IF(MOD([.K$1]+[.$A14];2)=0;[.$A14];&quot;&quot;)">
            <text:p/>
          </table:table-cell>
          <table:table-cell table:formula="oooc:=IF(MOD([.L$1]+[.$A14];2)=0;[.$A14];&quot;&quot;)" office:value-type="float" office:value="12">
            <text:p>12</text:p>
          </table:table-cell>
          <table:table-cell table:formula="oooc:=IF(MOD([.M$1]+[.$A14];2)=0;[.$A14];&quot;&quot;)">
            <text:p/>
          </table:table-cell>
          <table:table-cell table:formula="oooc:=IF(MOD([.N$1]+[.$A14];2)=0;[.$A14];&quot;&quot;)" office:value-type="float" office:value="12">
            <text:p>12</text:p>
          </table:table-cell>
          <table:table-cell table:formula="oooc:=IF(MOD([.O$1]+[.$A14];2)=0;[.$A14];&quot;&quot;)">
            <text:p/>
          </table:table-cell>
          <table:table-cell table:formula="oooc:=IF(MOD([.P$1]+[.$A14];2)=0;[.$A14];&quot;&quot;)" office:value-type="float" office:value="12">
            <text:p>12</text:p>
          </table:table-cell>
          <table:table-cell table:formula="oooc:=IF(MOD([.Q$1]+[.$A14];2)=0;[.$A14];&quot;&quot;)">
            <text:p/>
          </table:table-cell>
          <table:table-cell table:formula="oooc:=IF(MOD([.R$1]+[.$A14];2)=0;[.$A14];&quot;&quot;)" office:value-type="float" office:value="12">
            <text:p>12</text:p>
          </table:table-cell>
          <table:table-cell table:formula="oooc:=IF(MOD([.S$1]+[.$A14];2)=0;[.$A14];&quot;&quot;)">
            <text:p/>
          </table:table-cell>
          <table:table-cell table:formula="oooc:=IF(MOD([.T$1]+[.$A14];2)=0;[.$A14];&quot;&quot;)" office:value-type="float" office:value="12">
            <text:p>12</text:p>
          </table:table-cell>
          <table:table-cell table:formula="oooc:=IF(MOD([.U$1]+[.$A14];2)=0;[.$A14];&quot;&quot;)">
            <text:p/>
          </table:table-cell>
          <table:table-cell table:formula="oooc:=IF(MOD([.V$1]+[.$A14];2)=0;[.$A14];&quot;&quot;)" office:value-type="float" office:value="12">
            <text:p>12</text:p>
          </table:table-cell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table:formula="oooc:=IF(MOD([.B$1]+[.$A15];2)=0;[.$A15];&quot;&quot;)">
            <text:p/>
          </table:table-cell>
          <table:table-cell table:formula="oooc:=IF(MOD([.C$1]+[.$A15];2)=0;[.$A15];&quot;&quot;)" office:value-type="float" office:value="13">
            <text:p>13</text:p>
          </table:table-cell>
          <table:table-cell table:formula="oooc:=IF(MOD([.D$1]+[.$A15];2)=0;[.$A15];&quot;&quot;)">
            <text:p/>
          </table:table-cell>
          <table:table-cell table:formula="oooc:=IF(MOD([.E$1]+[.$A15];2)=0;[.$A15];&quot;&quot;)" office:value-type="float" office:value="13">
            <text:p>13</text:p>
          </table:table-cell>
          <table:table-cell table:formula="oooc:=IF(MOD([.F$1]+[.$A15];2)=0;[.$A15];&quot;&quot;)">
            <text:p/>
          </table:table-cell>
          <table:table-cell table:formula="oooc:=IF(MOD([.G$1]+[.$A15];2)=0;[.$A15];&quot;&quot;)" office:value-type="float" office:value="13">
            <text:p>13</text:p>
          </table:table-cell>
          <table:table-cell table:formula="oooc:=IF(MOD([.H$1]+[.$A15];2)=0;[.$A15];&quot;&quot;)">
            <text:p/>
          </table:table-cell>
          <table:table-cell table:formula="oooc:=IF(MOD([.I$1]+[.$A15];2)=0;[.$A15];&quot;&quot;)" office:value-type="float" office:value="13">
            <text:p>13</text:p>
          </table:table-cell>
          <table:table-cell table:formula="oooc:=IF(MOD([.J$1]+[.$A15];2)=0;[.$A15];&quot;&quot;)">
            <text:p/>
          </table:table-cell>
          <table:table-cell table:formula="oooc:=IF(MOD([.K$1]+[.$A15];2)=0;[.$A15];&quot;&quot;)" office:value-type="float" office:value="13">
            <text:p>13</text:p>
          </table:table-cell>
          <table:table-cell table:formula="oooc:=IF(MOD([.L$1]+[.$A15];2)=0;[.$A15];&quot;&quot;)">
            <text:p/>
          </table:table-cell>
          <table:table-cell table:formula="oooc:=IF(MOD([.M$1]+[.$A15];2)=0;[.$A15];&quot;&quot;)" office:value-type="float" office:value="13">
            <text:p>13</text:p>
          </table:table-cell>
          <table:table-cell table:formula="oooc:=IF(MOD([.N$1]+[.$A15];2)=0;[.$A15];&quot;&quot;)">
            <text:p/>
          </table:table-cell>
          <table:table-cell table:formula="oooc:=IF(MOD([.O$1]+[.$A15];2)=0;[.$A15];&quot;&quot;)" office:value-type="float" office:value="13">
            <text:p>13</text:p>
          </table:table-cell>
          <table:table-cell table:formula="oooc:=IF(MOD([.P$1]+[.$A15];2)=0;[.$A15];&quot;&quot;)">
            <text:p/>
          </table:table-cell>
          <table:table-cell table:formula="oooc:=IF(MOD([.Q$1]+[.$A15];2)=0;[.$A15];&quot;&quot;)" office:value-type="float" office:value="13">
            <text:p>13</text:p>
          </table:table-cell>
          <table:table-cell table:formula="oooc:=IF(MOD([.R$1]+[.$A15];2)=0;[.$A15];&quot;&quot;)">
            <text:p/>
          </table:table-cell>
          <table:table-cell table:formula="oooc:=IF(MOD([.S$1]+[.$A15];2)=0;[.$A15];&quot;&quot;)" office:value-type="float" office:value="13">
            <text:p>13</text:p>
          </table:table-cell>
          <table:table-cell table:formula="oooc:=IF(MOD([.T$1]+[.$A15];2)=0;[.$A15];&quot;&quot;)">
            <text:p/>
          </table:table-cell>
          <table:table-cell table:formula="oooc:=IF(MOD([.U$1]+[.$A15];2)=0;[.$A15];&quot;&quot;)" office:value-type="float" office:value="13">
            <text:p>13</text:p>
          </table:table-cell>
          <table:table-cell table:formula="oooc:=IF(MOD([.V$1]+[.$A15];2)=0;[.$A15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table:formula="oooc:=IF(MOD([.B$1]+[.$A16];2)=0;[.$A16];&quot;&quot;)" office:value-type="float" office:value="14">
            <text:p>14</text:p>
          </table:table-cell>
          <table:table-cell table:formula="oooc:=IF(MOD([.C$1]+[.$A16];2)=0;[.$A16];&quot;&quot;)">
            <text:p/>
          </table:table-cell>
          <table:table-cell table:formula="oooc:=IF(MOD([.D$1]+[.$A16];2)=0;[.$A16];&quot;&quot;)" office:value-type="float" office:value="14">
            <text:p>14</text:p>
          </table:table-cell>
          <table:table-cell table:formula="oooc:=IF(MOD([.E$1]+[.$A16];2)=0;[.$A16];&quot;&quot;)">
            <text:p/>
          </table:table-cell>
          <table:table-cell table:formula="oooc:=IF(MOD([.F$1]+[.$A16];2)=0;[.$A16];&quot;&quot;)" office:value-type="float" office:value="14">
            <text:p>14</text:p>
          </table:table-cell>
          <table:table-cell table:formula="oooc:=IF(MOD([.G$1]+[.$A16];2)=0;[.$A16];&quot;&quot;)">
            <text:p/>
          </table:table-cell>
          <table:table-cell table:formula="oooc:=IF(MOD([.H$1]+[.$A16];2)=0;[.$A16];&quot;&quot;)" office:value-type="float" office:value="14">
            <text:p>14</text:p>
          </table:table-cell>
          <table:table-cell table:formula="oooc:=IF(MOD([.I$1]+[.$A16];2)=0;[.$A16];&quot;&quot;)">
            <text:p/>
          </table:table-cell>
          <table:table-cell table:formula="oooc:=IF(MOD([.J$1]+[.$A16];2)=0;[.$A16];&quot;&quot;)" office:value-type="float" office:value="14">
            <text:p>14</text:p>
          </table:table-cell>
          <table:table-cell table:formula="oooc:=IF(MOD([.K$1]+[.$A16];2)=0;[.$A16];&quot;&quot;)">
            <text:p/>
          </table:table-cell>
          <table:table-cell table:formula="oooc:=IF(MOD([.L$1]+[.$A16];2)=0;[.$A16];&quot;&quot;)" office:value-type="float" office:value="14">
            <text:p>14</text:p>
          </table:table-cell>
          <table:table-cell table:formula="oooc:=IF(MOD([.M$1]+[.$A16];2)=0;[.$A16];&quot;&quot;)">
            <text:p/>
          </table:table-cell>
          <table:table-cell table:formula="oooc:=IF(MOD([.N$1]+[.$A16];2)=0;[.$A16];&quot;&quot;)" office:value-type="float" office:value="14">
            <text:p>14</text:p>
          </table:table-cell>
          <table:table-cell table:formula="oooc:=IF(MOD([.O$1]+[.$A16];2)=0;[.$A16];&quot;&quot;)">
            <text:p/>
          </table:table-cell>
          <table:table-cell table:formula="oooc:=IF(MOD([.P$1]+[.$A16];2)=0;[.$A16];&quot;&quot;)" office:value-type="float" office:value="14">
            <text:p>14</text:p>
          </table:table-cell>
          <table:table-cell table:formula="oooc:=IF(MOD([.Q$1]+[.$A16];2)=0;[.$A16];&quot;&quot;)">
            <text:p/>
          </table:table-cell>
          <table:table-cell table:formula="oooc:=IF(MOD([.R$1]+[.$A16];2)=0;[.$A16];&quot;&quot;)" office:value-type="float" office:value="14">
            <text:p>14</text:p>
          </table:table-cell>
          <table:table-cell table:formula="oooc:=IF(MOD([.S$1]+[.$A16];2)=0;[.$A16];&quot;&quot;)">
            <text:p/>
          </table:table-cell>
          <table:table-cell table:formula="oooc:=IF(MOD([.T$1]+[.$A16];2)=0;[.$A16];&quot;&quot;)" office:value-type="float" office:value="14">
            <text:p>14</text:p>
          </table:table-cell>
          <table:table-cell table:formula="oooc:=IF(MOD([.U$1]+[.$A16];2)=0;[.$A16];&quot;&quot;)">
            <text:p/>
          </table:table-cell>
          <table:table-cell table:formula="oooc:=IF(MOD([.V$1]+[.$A16];2)=0;[.$A16];&quot;&quot;)" office:value-type="float" office:value="14">
            <text:p>14</text:p>
          </table:table-cell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table:formula="oooc:=IF(MOD([.B$1]+[.$A17];2)=0;[.$A17];&quot;&quot;)">
            <text:p/>
          </table:table-cell>
          <table:table-cell table:formula="oooc:=IF(MOD([.C$1]+[.$A17];2)=0;[.$A17];&quot;&quot;)" office:value-type="float" office:value="15">
            <text:p>15</text:p>
          </table:table-cell>
          <table:table-cell table:formula="oooc:=IF(MOD([.D$1]+[.$A17];2)=0;[.$A17];&quot;&quot;)">
            <text:p/>
          </table:table-cell>
          <table:table-cell table:formula="oooc:=IF(MOD([.E$1]+[.$A17];2)=0;[.$A17];&quot;&quot;)" office:value-type="float" office:value="15">
            <text:p>15</text:p>
          </table:table-cell>
          <table:table-cell table:formula="oooc:=IF(MOD([.F$1]+[.$A17];2)=0;[.$A17];&quot;&quot;)">
            <text:p/>
          </table:table-cell>
          <table:table-cell table:formula="oooc:=IF(MOD([.G$1]+[.$A17];2)=0;[.$A17];&quot;&quot;)" office:value-type="float" office:value="15">
            <text:p>15</text:p>
          </table:table-cell>
          <table:table-cell table:formula="oooc:=IF(MOD([.H$1]+[.$A17];2)=0;[.$A17];&quot;&quot;)">
            <text:p/>
          </table:table-cell>
          <table:table-cell table:formula="oooc:=IF(MOD([.I$1]+[.$A17];2)=0;[.$A17];&quot;&quot;)" office:value-type="float" office:value="15">
            <text:p>15</text:p>
          </table:table-cell>
          <table:table-cell table:formula="oooc:=IF(MOD([.J$1]+[.$A17];2)=0;[.$A17];&quot;&quot;)">
            <text:p/>
          </table:table-cell>
          <table:table-cell table:formula="oooc:=IF(MOD([.K$1]+[.$A17];2)=0;[.$A17];&quot;&quot;)" office:value-type="float" office:value="15">
            <text:p>15</text:p>
          </table:table-cell>
          <table:table-cell table:formula="oooc:=IF(MOD([.L$1]+[.$A17];2)=0;[.$A17];&quot;&quot;)">
            <text:p/>
          </table:table-cell>
          <table:table-cell table:formula="oooc:=IF(MOD([.M$1]+[.$A17];2)=0;[.$A17];&quot;&quot;)" office:value-type="float" office:value="15">
            <text:p>15</text:p>
          </table:table-cell>
          <table:table-cell table:formula="oooc:=IF(MOD([.N$1]+[.$A17];2)=0;[.$A17];&quot;&quot;)">
            <text:p/>
          </table:table-cell>
          <table:table-cell table:formula="oooc:=IF(MOD([.O$1]+[.$A17];2)=0;[.$A17];&quot;&quot;)" office:value-type="float" office:value="15">
            <text:p>15</text:p>
          </table:table-cell>
          <table:table-cell table:formula="oooc:=IF(MOD([.P$1]+[.$A17];2)=0;[.$A17];&quot;&quot;)">
            <text:p/>
          </table:table-cell>
          <table:table-cell table:formula="oooc:=IF(MOD([.Q$1]+[.$A17];2)=0;[.$A17];&quot;&quot;)" office:value-type="float" office:value="15">
            <text:p>15</text:p>
          </table:table-cell>
          <table:table-cell table:formula="oooc:=IF(MOD([.R$1]+[.$A17];2)=0;[.$A17];&quot;&quot;)">
            <text:p/>
          </table:table-cell>
          <table:table-cell table:formula="oooc:=IF(MOD([.S$1]+[.$A17];2)=0;[.$A17];&quot;&quot;)" office:value-type="float" office:value="15">
            <text:p>15</text:p>
          </table:table-cell>
          <table:table-cell table:formula="oooc:=IF(MOD([.T$1]+[.$A17];2)=0;[.$A17];&quot;&quot;)">
            <text:p/>
          </table:table-cell>
          <table:table-cell table:formula="oooc:=IF(MOD([.U$1]+[.$A17];2)=0;[.$A17];&quot;&quot;)" office:value-type="float" office:value="15">
            <text:p>15</text:p>
          </table:table-cell>
          <table:table-cell table:formula="oooc:=IF(MOD([.V$1]+[.$A17];2)=0;[.$A17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table:formula="oooc:=IF(MOD([.B$1]+[.$A18];2)=0;[.$A18];&quot;&quot;)" office:value-type="float" office:value="16">
            <text:p>16</text:p>
          </table:table-cell>
          <table:table-cell table:formula="oooc:=IF(MOD([.C$1]+[.$A18];2)=0;[.$A18];&quot;&quot;)">
            <text:p/>
          </table:table-cell>
          <table:table-cell table:formula="oooc:=IF(MOD([.D$1]+[.$A18];2)=0;[.$A18];&quot;&quot;)" office:value-type="float" office:value="16">
            <text:p>16</text:p>
          </table:table-cell>
          <table:table-cell table:formula="oooc:=IF(MOD([.E$1]+[.$A18];2)=0;[.$A18];&quot;&quot;)">
            <text:p/>
          </table:table-cell>
          <table:table-cell table:formula="oooc:=IF(MOD([.F$1]+[.$A18];2)=0;[.$A18];&quot;&quot;)" office:value-type="float" office:value="16">
            <text:p>16</text:p>
          </table:table-cell>
          <table:table-cell table:formula="oooc:=IF(MOD([.G$1]+[.$A18];2)=0;[.$A18];&quot;&quot;)">
            <text:p/>
          </table:table-cell>
          <table:table-cell table:formula="oooc:=IF(MOD([.H$1]+[.$A18];2)=0;[.$A18];&quot;&quot;)" office:value-type="float" office:value="16">
            <text:p>16</text:p>
          </table:table-cell>
          <table:table-cell table:formula="oooc:=IF(MOD([.I$1]+[.$A18];2)=0;[.$A18];&quot;&quot;)">
            <text:p/>
          </table:table-cell>
          <table:table-cell table:formula="oooc:=IF(MOD([.J$1]+[.$A18];2)=0;[.$A18];&quot;&quot;)" office:value-type="float" office:value="16">
            <text:p>16</text:p>
          </table:table-cell>
          <table:table-cell table:formula="oooc:=IF(MOD([.K$1]+[.$A18];2)=0;[.$A18];&quot;&quot;)">
            <text:p/>
          </table:table-cell>
          <table:table-cell table:formula="oooc:=IF(MOD([.L$1]+[.$A18];2)=0;[.$A18];&quot;&quot;)" office:value-type="float" office:value="16">
            <text:p>16</text:p>
          </table:table-cell>
          <table:table-cell table:formula="oooc:=IF(MOD([.M$1]+[.$A18];2)=0;[.$A18];&quot;&quot;)">
            <text:p/>
          </table:table-cell>
          <table:table-cell table:formula="oooc:=IF(MOD([.N$1]+[.$A18];2)=0;[.$A18];&quot;&quot;)" office:value-type="float" office:value="16">
            <text:p>16</text:p>
          </table:table-cell>
          <table:table-cell table:formula="oooc:=IF(MOD([.O$1]+[.$A18];2)=0;[.$A18];&quot;&quot;)">
            <text:p/>
          </table:table-cell>
          <table:table-cell table:formula="oooc:=IF(MOD([.P$1]+[.$A18];2)=0;[.$A18];&quot;&quot;)" office:value-type="float" office:value="16">
            <text:p>16</text:p>
          </table:table-cell>
          <table:table-cell table:formula="oooc:=IF(MOD([.Q$1]+[.$A18];2)=0;[.$A18];&quot;&quot;)">
            <text:p/>
          </table:table-cell>
          <table:table-cell table:formula="oooc:=IF(MOD([.R$1]+[.$A18];2)=0;[.$A18];&quot;&quot;)" office:value-type="float" office:value="16">
            <text:p>16</text:p>
          </table:table-cell>
          <table:table-cell table:formula="oooc:=IF(MOD([.S$1]+[.$A18];2)=0;[.$A18];&quot;&quot;)">
            <text:p/>
          </table:table-cell>
          <table:table-cell table:formula="oooc:=IF(MOD([.T$1]+[.$A18];2)=0;[.$A18];&quot;&quot;)" office:value-type="float" office:value="16">
            <text:p>16</text:p>
          </table:table-cell>
          <table:table-cell table:formula="oooc:=IF(MOD([.U$1]+[.$A18];2)=0;[.$A18];&quot;&quot;)">
            <text:p/>
          </table:table-cell>
          <table:table-cell table:formula="oooc:=IF(MOD([.V$1]+[.$A18];2)=0;[.$A18];&quot;&quot;)" office:value-type="float" office:value="16">
            <text:p>16</text:p>
          </table:table-cell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table:formula="oooc:=IF(MOD([.B$1]+[.$A19];2)=0;[.$A19];&quot;&quot;)">
            <text:p/>
          </table:table-cell>
          <table:table-cell table:formula="oooc:=IF(MOD([.C$1]+[.$A19];2)=0;[.$A19];&quot;&quot;)" office:value-type="float" office:value="17">
            <text:p>17</text:p>
          </table:table-cell>
          <table:table-cell table:formula="oooc:=IF(MOD([.D$1]+[.$A19];2)=0;[.$A19];&quot;&quot;)">
            <text:p/>
          </table:table-cell>
          <table:table-cell table:formula="oooc:=IF(MOD([.E$1]+[.$A19];2)=0;[.$A19];&quot;&quot;)" office:value-type="float" office:value="17">
            <text:p>17</text:p>
          </table:table-cell>
          <table:table-cell table:formula="oooc:=IF(MOD([.F$1]+[.$A19];2)=0;[.$A19];&quot;&quot;)">
            <text:p/>
          </table:table-cell>
          <table:table-cell table:formula="oooc:=IF(MOD([.G$1]+[.$A19];2)=0;[.$A19];&quot;&quot;)" office:value-type="float" office:value="17">
            <text:p>17</text:p>
          </table:table-cell>
          <table:table-cell table:formula="oooc:=IF(MOD([.H$1]+[.$A19];2)=0;[.$A19];&quot;&quot;)">
            <text:p/>
          </table:table-cell>
          <table:table-cell table:formula="oooc:=IF(MOD([.I$1]+[.$A19];2)=0;[.$A19];&quot;&quot;)" office:value-type="float" office:value="17">
            <text:p>17</text:p>
          </table:table-cell>
          <table:table-cell table:formula="oooc:=IF(MOD([.J$1]+[.$A19];2)=0;[.$A19];&quot;&quot;)">
            <text:p/>
          </table:table-cell>
          <table:table-cell table:formula="oooc:=IF(MOD([.K$1]+[.$A19];2)=0;[.$A19];&quot;&quot;)" office:value-type="float" office:value="17">
            <text:p>17</text:p>
          </table:table-cell>
          <table:table-cell table:formula="oooc:=IF(MOD([.L$1]+[.$A19];2)=0;[.$A19];&quot;&quot;)">
            <text:p/>
          </table:table-cell>
          <table:table-cell table:formula="oooc:=IF(MOD([.M$1]+[.$A19];2)=0;[.$A19];&quot;&quot;)" office:value-type="float" office:value="17">
            <text:p>17</text:p>
          </table:table-cell>
          <table:table-cell table:formula="oooc:=IF(MOD([.N$1]+[.$A19];2)=0;[.$A19];&quot;&quot;)">
            <text:p/>
          </table:table-cell>
          <table:table-cell table:formula="oooc:=IF(MOD([.O$1]+[.$A19];2)=0;[.$A19];&quot;&quot;)" office:value-type="float" office:value="17">
            <text:p>17</text:p>
          </table:table-cell>
          <table:table-cell table:formula="oooc:=IF(MOD([.P$1]+[.$A19];2)=0;[.$A19];&quot;&quot;)">
            <text:p/>
          </table:table-cell>
          <table:table-cell table:formula="oooc:=IF(MOD([.Q$1]+[.$A19];2)=0;[.$A19];&quot;&quot;)" office:value-type="float" office:value="17">
            <text:p>17</text:p>
          </table:table-cell>
          <table:table-cell table:formula="oooc:=IF(MOD([.R$1]+[.$A19];2)=0;[.$A19];&quot;&quot;)">
            <text:p/>
          </table:table-cell>
          <table:table-cell table:formula="oooc:=IF(MOD([.S$1]+[.$A19];2)=0;[.$A19];&quot;&quot;)" office:value-type="float" office:value="17">
            <text:p>17</text:p>
          </table:table-cell>
          <table:table-cell table:formula="oooc:=IF(MOD([.T$1]+[.$A19];2)=0;[.$A19];&quot;&quot;)">
            <text:p/>
          </table:table-cell>
          <table:table-cell table:formula="oooc:=IF(MOD([.U$1]+[.$A19];2)=0;[.$A19];&quot;&quot;)" office:value-type="float" office:value="17">
            <text:p>17</text:p>
          </table:table-cell>
          <table:table-cell table:formula="oooc:=IF(MOD([.V$1]+[.$A19];2)=0;[.$A19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table:formula="oooc:=IF(MOD([.B$1]+[.$A20];2)=0;[.$A20];&quot;&quot;)" office:value-type="float" office:value="18">
            <text:p>18</text:p>
          </table:table-cell>
          <table:table-cell table:formula="oooc:=IF(MOD([.C$1]+[.$A20];2)=0;[.$A20];&quot;&quot;)">
            <text:p/>
          </table:table-cell>
          <table:table-cell table:formula="oooc:=IF(MOD([.D$1]+[.$A20];2)=0;[.$A20];&quot;&quot;)" office:value-type="float" office:value="18">
            <text:p>18</text:p>
          </table:table-cell>
          <table:table-cell table:formula="oooc:=IF(MOD([.E$1]+[.$A20];2)=0;[.$A20];&quot;&quot;)">
            <text:p/>
          </table:table-cell>
          <table:table-cell table:formula="oooc:=IF(MOD([.F$1]+[.$A20];2)=0;[.$A20];&quot;&quot;)" office:value-type="float" office:value="18">
            <text:p>18</text:p>
          </table:table-cell>
          <table:table-cell table:formula="oooc:=IF(MOD([.G$1]+[.$A20];2)=0;[.$A20];&quot;&quot;)">
            <text:p/>
          </table:table-cell>
          <table:table-cell table:formula="oooc:=IF(MOD([.H$1]+[.$A20];2)=0;[.$A20];&quot;&quot;)" office:value-type="float" office:value="18">
            <text:p>18</text:p>
          </table:table-cell>
          <table:table-cell table:formula="oooc:=IF(MOD([.I$1]+[.$A20];2)=0;[.$A20];&quot;&quot;)">
            <text:p/>
          </table:table-cell>
          <table:table-cell table:formula="oooc:=IF(MOD([.J$1]+[.$A20];2)=0;[.$A20];&quot;&quot;)" office:value-type="float" office:value="18">
            <text:p>18</text:p>
          </table:table-cell>
          <table:table-cell table:formula="oooc:=IF(MOD([.K$1]+[.$A20];2)=0;[.$A20];&quot;&quot;)">
            <text:p/>
          </table:table-cell>
          <table:table-cell table:formula="oooc:=IF(MOD([.L$1]+[.$A20];2)=0;[.$A20];&quot;&quot;)" office:value-type="float" office:value="18">
            <text:p>18</text:p>
          </table:table-cell>
          <table:table-cell table:formula="oooc:=IF(MOD([.M$1]+[.$A20];2)=0;[.$A20];&quot;&quot;)">
            <text:p/>
          </table:table-cell>
          <table:table-cell table:formula="oooc:=IF(MOD([.N$1]+[.$A20];2)=0;[.$A20];&quot;&quot;)" office:value-type="float" office:value="18">
            <text:p>18</text:p>
          </table:table-cell>
          <table:table-cell table:formula="oooc:=IF(MOD([.O$1]+[.$A20];2)=0;[.$A20];&quot;&quot;)">
            <text:p/>
          </table:table-cell>
          <table:table-cell table:formula="oooc:=IF(MOD([.P$1]+[.$A20];2)=0;[.$A20];&quot;&quot;)" office:value-type="float" office:value="18">
            <text:p>18</text:p>
          </table:table-cell>
          <table:table-cell table:formula="oooc:=IF(MOD([.Q$1]+[.$A20];2)=0;[.$A20];&quot;&quot;)">
            <text:p/>
          </table:table-cell>
          <table:table-cell table:formula="oooc:=IF(MOD([.R$1]+[.$A20];2)=0;[.$A20];&quot;&quot;)" office:value-type="float" office:value="18">
            <text:p>18</text:p>
          </table:table-cell>
          <table:table-cell table:formula="oooc:=IF(MOD([.S$1]+[.$A20];2)=0;[.$A20];&quot;&quot;)">
            <text:p/>
          </table:table-cell>
          <table:table-cell table:formula="oooc:=IF(MOD([.T$1]+[.$A20];2)=0;[.$A20];&quot;&quot;)" office:value-type="float" office:value="18">
            <text:p>18</text:p>
          </table:table-cell>
          <table:table-cell table:formula="oooc:=IF(MOD([.U$1]+[.$A20];2)=0;[.$A20];&quot;&quot;)">
            <text:p/>
          </table:table-cell>
          <table:table-cell table:formula="oooc:=IF(MOD([.V$1]+[.$A20];2)=0;[.$A20];&quot;&quot;)" office:value-type="float" office:value="18">
            <text:p>18</text:p>
          </table:table-cell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table:formula="oooc:=IF(MOD([.B$1]+[.$A21];2)=0;[.$A21];&quot;&quot;)">
            <text:p/>
          </table:table-cell>
          <table:table-cell table:formula="oooc:=IF(MOD([.C$1]+[.$A21];2)=0;[.$A21];&quot;&quot;)" office:value-type="float" office:value="19">
            <text:p>19</text:p>
          </table:table-cell>
          <table:table-cell table:formula="oooc:=IF(MOD([.D$1]+[.$A21];2)=0;[.$A21];&quot;&quot;)">
            <text:p/>
          </table:table-cell>
          <table:table-cell table:formula="oooc:=IF(MOD([.E$1]+[.$A21];2)=0;[.$A21];&quot;&quot;)" office:value-type="float" office:value="19">
            <text:p>19</text:p>
          </table:table-cell>
          <table:table-cell table:formula="oooc:=IF(MOD([.F$1]+[.$A21];2)=0;[.$A21];&quot;&quot;)">
            <text:p/>
          </table:table-cell>
          <table:table-cell table:formula="oooc:=IF(MOD([.G$1]+[.$A21];2)=0;[.$A21];&quot;&quot;)" office:value-type="float" office:value="19">
            <text:p>19</text:p>
          </table:table-cell>
          <table:table-cell table:formula="oooc:=IF(MOD([.H$1]+[.$A21];2)=0;[.$A21];&quot;&quot;)">
            <text:p/>
          </table:table-cell>
          <table:table-cell table:formula="oooc:=IF(MOD([.I$1]+[.$A21];2)=0;[.$A21];&quot;&quot;)" office:value-type="float" office:value="19">
            <text:p>19</text:p>
          </table:table-cell>
          <table:table-cell table:formula="oooc:=IF(MOD([.J$1]+[.$A21];2)=0;[.$A21];&quot;&quot;)">
            <text:p/>
          </table:table-cell>
          <table:table-cell table:formula="oooc:=IF(MOD([.K$1]+[.$A21];2)=0;[.$A21];&quot;&quot;)" office:value-type="float" office:value="19">
            <text:p>19</text:p>
          </table:table-cell>
          <table:table-cell table:formula="oooc:=IF(MOD([.L$1]+[.$A21];2)=0;[.$A21];&quot;&quot;)">
            <text:p/>
          </table:table-cell>
          <table:table-cell table:formula="oooc:=IF(MOD([.M$1]+[.$A21];2)=0;[.$A21];&quot;&quot;)" office:value-type="float" office:value="19">
            <text:p>19</text:p>
          </table:table-cell>
          <table:table-cell table:formula="oooc:=IF(MOD([.N$1]+[.$A21];2)=0;[.$A21];&quot;&quot;)">
            <text:p/>
          </table:table-cell>
          <table:table-cell table:formula="oooc:=IF(MOD([.O$1]+[.$A21];2)=0;[.$A21];&quot;&quot;)" office:value-type="float" office:value="19">
            <text:p>19</text:p>
          </table:table-cell>
          <table:table-cell table:formula="oooc:=IF(MOD([.P$1]+[.$A21];2)=0;[.$A21];&quot;&quot;)">
            <text:p/>
          </table:table-cell>
          <table:table-cell table:formula="oooc:=IF(MOD([.Q$1]+[.$A21];2)=0;[.$A21];&quot;&quot;)" office:value-type="float" office:value="19">
            <text:p>19</text:p>
          </table:table-cell>
          <table:table-cell table:formula="oooc:=IF(MOD([.R$1]+[.$A21];2)=0;[.$A21];&quot;&quot;)">
            <text:p/>
          </table:table-cell>
          <table:table-cell table:formula="oooc:=IF(MOD([.S$1]+[.$A21];2)=0;[.$A21];&quot;&quot;)" office:value-type="float" office:value="19">
            <text:p>19</text:p>
          </table:table-cell>
          <table:table-cell table:formula="oooc:=IF(MOD([.T$1]+[.$A21];2)=0;[.$A21];&quot;&quot;)">
            <text:p/>
          </table:table-cell>
          <table:table-cell table:formula="oooc:=IF(MOD([.U$1]+[.$A21];2)=0;[.$A21];&quot;&quot;)" office:value-type="float" office:value="19">
            <text:p>19</text:p>
          </table:table-cell>
          <table:table-cell table:formula="oooc:=IF(MOD([.V$1]+[.$A21];2)=0;[.$A21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table:formula="oooc:=IF(MOD([.B$1]+[.$A22];2)=0;[.$A22];&quot;&quot;)" office:value-type="float" office:value="20">
            <text:p>20</text:p>
          </table:table-cell>
          <table:table-cell table:formula="oooc:=IF(MOD([.C$1]+[.$A22];2)=0;[.$A22];&quot;&quot;)">
            <text:p/>
          </table:table-cell>
          <table:table-cell table:formula="oooc:=IF(MOD([.D$1]+[.$A22];2)=0;[.$A22];&quot;&quot;)" office:value-type="float" office:value="20">
            <text:p>20</text:p>
          </table:table-cell>
          <table:table-cell table:formula="oooc:=IF(MOD([.E$1]+[.$A22];2)=0;[.$A22];&quot;&quot;)">
            <text:p/>
          </table:table-cell>
          <table:table-cell table:formula="oooc:=IF(MOD([.F$1]+[.$A22];2)=0;[.$A22];&quot;&quot;)" office:value-type="float" office:value="20">
            <text:p>20</text:p>
          </table:table-cell>
          <table:table-cell table:formula="oooc:=IF(MOD([.G$1]+[.$A22];2)=0;[.$A22];&quot;&quot;)">
            <text:p/>
          </table:table-cell>
          <table:table-cell table:formula="oooc:=IF(MOD([.H$1]+[.$A22];2)=0;[.$A22];&quot;&quot;)" office:value-type="float" office:value="20">
            <text:p>20</text:p>
          </table:table-cell>
          <table:table-cell table:formula="oooc:=IF(MOD([.I$1]+[.$A22];2)=0;[.$A22];&quot;&quot;)">
            <text:p/>
          </table:table-cell>
          <table:table-cell table:formula="oooc:=IF(MOD([.J$1]+[.$A22];2)=0;[.$A22];&quot;&quot;)" office:value-type="float" office:value="20">
            <text:p>20</text:p>
          </table:table-cell>
          <table:table-cell table:formula="oooc:=IF(MOD([.K$1]+[.$A22];2)=0;[.$A22];&quot;&quot;)">
            <text:p/>
          </table:table-cell>
          <table:table-cell table:formula="oooc:=IF(MOD([.L$1]+[.$A22];2)=0;[.$A22];&quot;&quot;)" office:value-type="float" office:value="20">
            <text:p>20</text:p>
          </table:table-cell>
          <table:table-cell table:formula="oooc:=IF(MOD([.M$1]+[.$A22];2)=0;[.$A22];&quot;&quot;)">
            <text:p/>
          </table:table-cell>
          <table:table-cell table:formula="oooc:=IF(MOD([.N$1]+[.$A22];2)=0;[.$A22];&quot;&quot;)" office:value-type="float" office:value="20">
            <text:p>20</text:p>
          </table:table-cell>
          <table:table-cell table:formula="oooc:=IF(MOD([.O$1]+[.$A22];2)=0;[.$A22];&quot;&quot;)">
            <text:p/>
          </table:table-cell>
          <table:table-cell table:formula="oooc:=IF(MOD([.P$1]+[.$A22];2)=0;[.$A22];&quot;&quot;)" office:value-type="float" office:value="20">
            <text:p>20</text:p>
          </table:table-cell>
          <table:table-cell table:formula="oooc:=IF(MOD([.Q$1]+[.$A22];2)=0;[.$A22];&quot;&quot;)">
            <text:p/>
          </table:table-cell>
          <table:table-cell table:formula="oooc:=IF(MOD([.R$1]+[.$A22];2)=0;[.$A22];&quot;&quot;)" office:value-type="float" office:value="20">
            <text:p>20</text:p>
          </table:table-cell>
          <table:table-cell table:formula="oooc:=IF(MOD([.S$1]+[.$A22];2)=0;[.$A22];&quot;&quot;)">
            <text:p/>
          </table:table-cell>
          <table:table-cell table:formula="oooc:=IF(MOD([.T$1]+[.$A22];2)=0;[.$A22];&quot;&quot;)" office:value-type="float" office:value="20">
            <text:p>20</text:p>
          </table:table-cell>
          <table:table-cell table:formula="oooc:=IF(MOD([.U$1]+[.$A22];2)=0;[.$A22];&quot;&quot;)">
            <text:p/>
          </table:table-cell>
          <table:table-cell table:formula="oooc:=IF(MOD([.V$1]+[.$A22];2)=0;[.$A22];&quot;&quot;)" office:value-type="float" office:value="20">
            <text:p>20</text:p>
          </table:table-cell>
          <table:table-cell table:number-columns-repeated="23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X2D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1">
          <table:table-cell office:value-type="float" office:value="0">
            <text:p>0</text:p>
          </table:table-cell>
          <table:table-cell table:formula="oooc:=IF([HX2D_i.B2]&lt;&gt;&quot;&quot;;[HX2D_i.B2]&amp;&quot;,&quot;&amp;[HX2D_j.B2];&quot;&quot;)" office:value-type="string" office:string-value="0,0">
            <text:p>0,0</text:p>
          </table:table-cell>
          <table:table-cell table:formula="oooc:=IF([HX2D_i.C2]&lt;&gt;&quot;&quot;;[HX2D_i.C2]&amp;&quot;,&quot;&amp;[HX2D_j.C2];&quot;&quot;)">
            <text:p/>
          </table:table-cell>
          <table:table-cell table:formula="oooc:=IF([HX2D_i.D2]&lt;&gt;&quot;&quot;;[HX2D_i.D2]&amp;&quot;,&quot;&amp;[HX2D_j.D2];&quot;&quot;)" office:value-type="string" office:string-value="1,0">
            <text:p>1,0</text:p>
          </table:table-cell>
          <table:table-cell table:formula="oooc:=IF([HX2D_i.E2]&lt;&gt;&quot;&quot;;[HX2D_i.E2]&amp;&quot;,&quot;&amp;[HX2D_j.E2];&quot;&quot;)">
            <text:p/>
          </table:table-cell>
          <table:table-cell table:formula="oooc:=IF([HX2D_i.F2]&lt;&gt;&quot;&quot;;[HX2D_i.F2]&amp;&quot;,&quot;&amp;[HX2D_j.F2];&quot;&quot;)" office:value-type="string" office:string-value="2,0">
            <text:p>2,0</text:p>
          </table:table-cell>
          <table:table-cell table:formula="oooc:=IF([HX2D_i.G2]&lt;&gt;&quot;&quot;;[HX2D_i.G2]&amp;&quot;,&quot;&amp;[HX2D_j.G2];&quot;&quot;)">
            <text:p/>
          </table:table-cell>
          <table:table-cell table:formula="oooc:=IF([HX2D_i.H2]&lt;&gt;&quot;&quot;;[HX2D_i.H2]&amp;&quot;,&quot;&amp;[HX2D_j.H2];&quot;&quot;)" office:value-type="string" office:string-value="3,0">
            <text:p>3,0</text:p>
          </table:table-cell>
          <table:table-cell table:formula="oooc:=IF([HX2D_i.I2]&lt;&gt;&quot;&quot;;[HX2D_i.I2]&amp;&quot;,&quot;&amp;[HX2D_j.I2];&quot;&quot;)">
            <text:p/>
          </table:table-cell>
          <table:table-cell table:formula="oooc:=IF([HX2D_i.J2]&lt;&gt;&quot;&quot;;[HX2D_i.J2]&amp;&quot;,&quot;&amp;[HX2D_j.J2];&quot;&quot;)" office:value-type="string" office:string-value="4,0">
            <text:p>4,0</text:p>
          </table:table-cell>
          <table:table-cell table:formula="oooc:=IF([HX2D_i.K2]&lt;&gt;&quot;&quot;;[HX2D_i.K2]&amp;&quot;,&quot;&amp;[HX2D_j.K2];&quot;&quot;)">
            <text:p/>
          </table:table-cell>
          <table:table-cell table:formula="oooc:=IF([HX2D_i.L2]&lt;&gt;&quot;&quot;;[HX2D_i.L2]&amp;&quot;,&quot;&amp;[HX2D_j.L2];&quot;&quot;)" office:value-type="string" office:string-value="5,0">
            <text:p>5,0</text:p>
          </table:table-cell>
          <table:table-cell table:formula="oooc:=IF([HX2D_i.M2]&lt;&gt;&quot;&quot;;[HX2D_i.M2]&amp;&quot;,&quot;&amp;[HX2D_j.M2];&quot;&quot;)">
            <text:p/>
          </table:table-cell>
          <table:table-cell table:formula="oooc:=IF([HX2D_i.N2]&lt;&gt;&quot;&quot;;[HX2D_i.N2]&amp;&quot;,&quot;&amp;[HX2D_j.N2];&quot;&quot;)" office:value-type="string" office:string-value="6,0">
            <text:p>6,0</text:p>
          </table:table-cell>
          <table:table-cell table:formula="oooc:=IF([HX2D_i.O2]&lt;&gt;&quot;&quot;;[HX2D_i.O2]&amp;&quot;,&quot;&amp;[HX2D_j.O2];&quot;&quot;)">
            <text:p/>
          </table:table-cell>
          <table:table-cell table:formula="oooc:=IF([HX2D_i.P2]&lt;&gt;&quot;&quot;;[HX2D_i.P2]&amp;&quot;,&quot;&amp;[HX2D_j.P2];&quot;&quot;)" office:value-type="string" office:string-value="7,0">
            <text:p>7,0</text:p>
          </table:table-cell>
          <table:table-cell table:formula="oooc:=IF([HX2D_i.Q2]&lt;&gt;&quot;&quot;;[HX2D_i.Q2]&amp;&quot;,&quot;&amp;[HX2D_j.Q2];&quot;&quot;)">
            <text:p/>
          </table:table-cell>
          <table:table-cell table:formula="oooc:=IF([HX2D_i.R2]&lt;&gt;&quot;&quot;;[HX2D_i.R2]&amp;&quot;,&quot;&amp;[HX2D_j.R2];&quot;&quot;)" office:value-type="string" office:string-value="8,0">
            <text:p>8,0</text:p>
          </table:table-cell>
          <table:table-cell table:formula="oooc:=IF([HX2D_i.S2]&lt;&gt;&quot;&quot;;[HX2D_i.S2]&amp;&quot;,&quot;&amp;[HX2D_j.S2];&quot;&quot;)">
            <text:p/>
          </table:table-cell>
          <table:table-cell table:formula="oooc:=IF([HX2D_i.T2]&lt;&gt;&quot;&quot;;[HX2D_i.T2]&amp;&quot;,&quot;&amp;[HX2D_j.T2];&quot;&quot;)" office:value-type="string" office:string-value="9,0">
            <text:p>9,0</text:p>
          </table:table-cell>
          <table:table-cell table:formula="oooc:=IF([HX2D_i.U2]&lt;&gt;&quot;&quot;;[HX2D_i.U2]&amp;&quot;,&quot;&amp;[HX2D_j.U2];&quot;&quot;)">
            <text:p/>
          </table:table-cell>
          <table:table-cell table:formula="oooc:=IF([HX2D_i.V2]&lt;&gt;&quot;&quot;;[HX2D_i.V2]&amp;&quot;,&quot;&amp;[HX2D_j.V2];&quot;&quot;)" office:value-type="string" office:string-value="10,0">
            <text:p>10,0</text:p>
          </table:table-cell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formula="oooc:=IF([HX2D_i.B3]&lt;&gt;&quot;&quot;;[HX2D_i.B3]&amp;&quot;,&quot;&amp;[HX2D_j.B3];&quot;&quot;)">
            <text:p/>
          </table:table-cell>
          <table:table-cell table:formula="oooc:=IF([HX2D_i.C3]&lt;&gt;&quot;&quot;;[HX2D_i.C3]&amp;&quot;,&quot;&amp;[HX2D_j.C3];&quot;&quot;)" office:value-type="string" office:string-value="0,1">
            <text:p>0,1</text:p>
          </table:table-cell>
          <table:table-cell table:formula="oooc:=IF([HX2D_i.D3]&lt;&gt;&quot;&quot;;[HX2D_i.D3]&amp;&quot;,&quot;&amp;[HX2D_j.D3];&quot;&quot;)">
            <text:p/>
          </table:table-cell>
          <table:table-cell table:formula="oooc:=IF([HX2D_i.E3]&lt;&gt;&quot;&quot;;[HX2D_i.E3]&amp;&quot;,&quot;&amp;[HX2D_j.E3];&quot;&quot;)" office:value-type="string" office:string-value="1,1">
            <text:p>1,1</text:p>
          </table:table-cell>
          <table:table-cell table:formula="oooc:=IF([HX2D_i.F3]&lt;&gt;&quot;&quot;;[HX2D_i.F3]&amp;&quot;,&quot;&amp;[HX2D_j.F3];&quot;&quot;)">
            <text:p/>
          </table:table-cell>
          <table:table-cell table:formula="oooc:=IF([HX2D_i.G3]&lt;&gt;&quot;&quot;;[HX2D_i.G3]&amp;&quot;,&quot;&amp;[HX2D_j.G3];&quot;&quot;)" office:value-type="string" office:string-value="2,1">
            <text:p>2,1</text:p>
          </table:table-cell>
          <table:table-cell table:formula="oooc:=IF([HX2D_i.H3]&lt;&gt;&quot;&quot;;[HX2D_i.H3]&amp;&quot;,&quot;&amp;[HX2D_j.H3];&quot;&quot;)">
            <text:p/>
          </table:table-cell>
          <table:table-cell table:formula="oooc:=IF([HX2D_i.I3]&lt;&gt;&quot;&quot;;[HX2D_i.I3]&amp;&quot;,&quot;&amp;[HX2D_j.I3];&quot;&quot;)" office:value-type="string" office:string-value="3,1">
            <text:p>3,1</text:p>
          </table:table-cell>
          <table:table-cell table:formula="oooc:=IF([HX2D_i.J3]&lt;&gt;&quot;&quot;;[HX2D_i.J3]&amp;&quot;,&quot;&amp;[HX2D_j.J3];&quot;&quot;)">
            <text:p/>
          </table:table-cell>
          <table:table-cell table:formula="oooc:=IF([HX2D_i.K3]&lt;&gt;&quot;&quot;;[HX2D_i.K3]&amp;&quot;,&quot;&amp;[HX2D_j.K3];&quot;&quot;)" office:value-type="string" office:string-value="4,1">
            <text:p>4,1</text:p>
          </table:table-cell>
          <table:table-cell table:formula="oooc:=IF([HX2D_i.L3]&lt;&gt;&quot;&quot;;[HX2D_i.L3]&amp;&quot;,&quot;&amp;[HX2D_j.L3];&quot;&quot;)">
            <text:p/>
          </table:table-cell>
          <table:table-cell table:formula="oooc:=IF([HX2D_i.M3]&lt;&gt;&quot;&quot;;[HX2D_i.M3]&amp;&quot;,&quot;&amp;[HX2D_j.M3];&quot;&quot;)" office:value-type="string" office:string-value="5,1">
            <text:p>5,1</text:p>
          </table:table-cell>
          <table:table-cell table:formula="oooc:=IF([HX2D_i.N3]&lt;&gt;&quot;&quot;;[HX2D_i.N3]&amp;&quot;,&quot;&amp;[HX2D_j.N3];&quot;&quot;)">
            <text:p/>
          </table:table-cell>
          <table:table-cell table:formula="oooc:=IF([HX2D_i.O3]&lt;&gt;&quot;&quot;;[HX2D_i.O3]&amp;&quot;,&quot;&amp;[HX2D_j.O3];&quot;&quot;)" office:value-type="string" office:string-value="6,1">
            <text:p>6,1</text:p>
          </table:table-cell>
          <table:table-cell table:formula="oooc:=IF([HX2D_i.P3]&lt;&gt;&quot;&quot;;[HX2D_i.P3]&amp;&quot;,&quot;&amp;[HX2D_j.P3];&quot;&quot;)">
            <text:p/>
          </table:table-cell>
          <table:table-cell table:formula="oooc:=IF([HX2D_i.Q3]&lt;&gt;&quot;&quot;;[HX2D_i.Q3]&amp;&quot;,&quot;&amp;[HX2D_j.Q3];&quot;&quot;)" office:value-type="string" office:string-value="7,1">
            <text:p>7,1</text:p>
          </table:table-cell>
          <table:table-cell table:formula="oooc:=IF([HX2D_i.R3]&lt;&gt;&quot;&quot;;[HX2D_i.R3]&amp;&quot;,&quot;&amp;[HX2D_j.R3];&quot;&quot;)">
            <text:p/>
          </table:table-cell>
          <table:table-cell table:formula="oooc:=IF([HX2D_i.S3]&lt;&gt;&quot;&quot;;[HX2D_i.S3]&amp;&quot;,&quot;&amp;[HX2D_j.S3];&quot;&quot;)" office:value-type="string" office:string-value="8,1">
            <text:p>8,1</text:p>
          </table:table-cell>
          <table:table-cell table:formula="oooc:=IF([HX2D_i.T3]&lt;&gt;&quot;&quot;;[HX2D_i.T3]&amp;&quot;,&quot;&amp;[HX2D_j.T3];&quot;&quot;)">
            <text:p/>
          </table:table-cell>
          <table:table-cell table:formula="oooc:=IF([HX2D_i.U3]&lt;&gt;&quot;&quot;;[HX2D_i.U3]&amp;&quot;,&quot;&amp;[HX2D_j.U3];&quot;&quot;)" office:value-type="string" office:string-value="9,1">
            <text:p>9,1</text:p>
          </table:table-cell>
          <table:table-cell table:formula="oooc:=IF([HX2D_i.V3]&lt;&gt;&quot;&quot;;[HX2D_i.V3]&amp;&quot;,&quot;&amp;[HX2D_j.V3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formula="oooc:=IF([HX2D_i.B4]&lt;&gt;&quot;&quot;;[HX2D_i.B4]&amp;&quot;,&quot;&amp;[HX2D_j.B4];&quot;&quot;)" office:value-type="string" office:string-value="0,2">
            <text:p>0,2</text:p>
          </table:table-cell>
          <table:table-cell table:formula="oooc:=IF([HX2D_i.C4]&lt;&gt;&quot;&quot;;[HX2D_i.C4]&amp;&quot;,&quot;&amp;[HX2D_j.C4];&quot;&quot;)">
            <text:p/>
          </table:table-cell>
          <table:table-cell table:formula="oooc:=IF([HX2D_i.D4]&lt;&gt;&quot;&quot;;[HX2D_i.D4]&amp;&quot;,&quot;&amp;[HX2D_j.D4];&quot;&quot;)" office:value-type="string" office:string-value="1,2">
            <text:p>1,2</text:p>
          </table:table-cell>
          <table:table-cell table:formula="oooc:=IF([HX2D_i.E4]&lt;&gt;&quot;&quot;;[HX2D_i.E4]&amp;&quot;,&quot;&amp;[HX2D_j.E4];&quot;&quot;)">
            <text:p/>
          </table:table-cell>
          <table:table-cell table:formula="oooc:=IF([HX2D_i.F4]&lt;&gt;&quot;&quot;;[HX2D_i.F4]&amp;&quot;,&quot;&amp;[HX2D_j.F4];&quot;&quot;)" office:value-type="string" office:string-value="2,2">
            <text:p>2,2</text:p>
          </table:table-cell>
          <table:table-cell table:formula="oooc:=IF([HX2D_i.G4]&lt;&gt;&quot;&quot;;[HX2D_i.G4]&amp;&quot;,&quot;&amp;[HX2D_j.G4];&quot;&quot;)">
            <text:p/>
          </table:table-cell>
          <table:table-cell table:formula="oooc:=IF([HX2D_i.H4]&lt;&gt;&quot;&quot;;[HX2D_i.H4]&amp;&quot;,&quot;&amp;[HX2D_j.H4];&quot;&quot;)" office:value-type="string" office:string-value="3,2">
            <text:p>3,2</text:p>
          </table:table-cell>
          <table:table-cell table:formula="oooc:=IF([HX2D_i.I4]&lt;&gt;&quot;&quot;;[HX2D_i.I4]&amp;&quot;,&quot;&amp;[HX2D_j.I4];&quot;&quot;)">
            <text:p/>
          </table:table-cell>
          <table:table-cell table:formula="oooc:=IF([HX2D_i.J4]&lt;&gt;&quot;&quot;;[HX2D_i.J4]&amp;&quot;,&quot;&amp;[HX2D_j.J4];&quot;&quot;)" office:value-type="string" office:string-value="4,2">
            <text:p>4,2</text:p>
          </table:table-cell>
          <table:table-cell table:formula="oooc:=IF([HX2D_i.K4]&lt;&gt;&quot;&quot;;[HX2D_i.K4]&amp;&quot;,&quot;&amp;[HX2D_j.K4];&quot;&quot;)">
            <text:p/>
          </table:table-cell>
          <table:table-cell table:formula="oooc:=IF([HX2D_i.L4]&lt;&gt;&quot;&quot;;[HX2D_i.L4]&amp;&quot;,&quot;&amp;[HX2D_j.L4];&quot;&quot;)" office:value-type="string" office:string-value="5,2">
            <text:p>5,2</text:p>
          </table:table-cell>
          <table:table-cell table:formula="oooc:=IF([HX2D_i.M4]&lt;&gt;&quot;&quot;;[HX2D_i.M4]&amp;&quot;,&quot;&amp;[HX2D_j.M4];&quot;&quot;)">
            <text:p/>
          </table:table-cell>
          <table:table-cell table:formula="oooc:=IF([HX2D_i.N4]&lt;&gt;&quot;&quot;;[HX2D_i.N4]&amp;&quot;,&quot;&amp;[HX2D_j.N4];&quot;&quot;)" office:value-type="string" office:string-value="6,2">
            <text:p>6,2</text:p>
          </table:table-cell>
          <table:table-cell table:formula="oooc:=IF([HX2D_i.O4]&lt;&gt;&quot;&quot;;[HX2D_i.O4]&amp;&quot;,&quot;&amp;[HX2D_j.O4];&quot;&quot;)">
            <text:p/>
          </table:table-cell>
          <table:table-cell table:formula="oooc:=IF([HX2D_i.P4]&lt;&gt;&quot;&quot;;[HX2D_i.P4]&amp;&quot;,&quot;&amp;[HX2D_j.P4];&quot;&quot;)" office:value-type="string" office:string-value="7,2">
            <text:p>7,2</text:p>
          </table:table-cell>
          <table:table-cell table:formula="oooc:=IF([HX2D_i.Q4]&lt;&gt;&quot;&quot;;[HX2D_i.Q4]&amp;&quot;,&quot;&amp;[HX2D_j.Q4];&quot;&quot;)">
            <text:p/>
          </table:table-cell>
          <table:table-cell table:formula="oooc:=IF([HX2D_i.R4]&lt;&gt;&quot;&quot;;[HX2D_i.R4]&amp;&quot;,&quot;&amp;[HX2D_j.R4];&quot;&quot;)" office:value-type="string" office:string-value="8,2">
            <text:p>8,2</text:p>
          </table:table-cell>
          <table:table-cell table:formula="oooc:=IF([HX2D_i.S4]&lt;&gt;&quot;&quot;;[HX2D_i.S4]&amp;&quot;,&quot;&amp;[HX2D_j.S4];&quot;&quot;)">
            <text:p/>
          </table:table-cell>
          <table:table-cell table:formula="oooc:=IF([HX2D_i.T4]&lt;&gt;&quot;&quot;;[HX2D_i.T4]&amp;&quot;,&quot;&amp;[HX2D_j.T4];&quot;&quot;)" office:value-type="string" office:string-value="9,2">
            <text:p>9,2</text:p>
          </table:table-cell>
          <table:table-cell table:formula="oooc:=IF([HX2D_i.U4]&lt;&gt;&quot;&quot;;[HX2D_i.U4]&amp;&quot;,&quot;&amp;[HX2D_j.U4];&quot;&quot;)">
            <text:p/>
          </table:table-cell>
          <table:table-cell table:formula="oooc:=IF([HX2D_i.V4]&lt;&gt;&quot;&quot;;[HX2D_i.V4]&amp;&quot;,&quot;&amp;[HX2D_j.V4];&quot;&quot;)" office:value-type="string" office:string-value="10,2">
            <text:p>10,2</text:p>
          </table:table-cell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table:formula="oooc:=IF([HX2D_i.B5]&lt;&gt;&quot;&quot;;[HX2D_i.B5]&amp;&quot;,&quot;&amp;[HX2D_j.B5];&quot;&quot;)">
            <text:p/>
          </table:table-cell>
          <table:table-cell table:formula="oooc:=IF([HX2D_i.C5]&lt;&gt;&quot;&quot;;[HX2D_i.C5]&amp;&quot;,&quot;&amp;[HX2D_j.C5];&quot;&quot;)" office:value-type="string" office:string-value="0,3">
            <text:p>0,3</text:p>
          </table:table-cell>
          <table:table-cell table:formula="oooc:=IF([HX2D_i.D5]&lt;&gt;&quot;&quot;;[HX2D_i.D5]&amp;&quot;,&quot;&amp;[HX2D_j.D5];&quot;&quot;)">
            <text:p/>
          </table:table-cell>
          <table:table-cell table:formula="oooc:=IF([HX2D_i.E5]&lt;&gt;&quot;&quot;;[HX2D_i.E5]&amp;&quot;,&quot;&amp;[HX2D_j.E5];&quot;&quot;)" office:value-type="string" office:string-value="1,3">
            <text:p>1,3</text:p>
          </table:table-cell>
          <table:table-cell table:formula="oooc:=IF([HX2D_i.F5]&lt;&gt;&quot;&quot;;[HX2D_i.F5]&amp;&quot;,&quot;&amp;[HX2D_j.F5];&quot;&quot;)">
            <text:p/>
          </table:table-cell>
          <table:table-cell table:formula="oooc:=IF([HX2D_i.G5]&lt;&gt;&quot;&quot;;[HX2D_i.G5]&amp;&quot;,&quot;&amp;[HX2D_j.G5];&quot;&quot;)" office:value-type="string" office:string-value="2,3">
            <text:p>2,3</text:p>
          </table:table-cell>
          <table:table-cell table:formula="oooc:=IF([HX2D_i.H5]&lt;&gt;&quot;&quot;;[HX2D_i.H5]&amp;&quot;,&quot;&amp;[HX2D_j.H5];&quot;&quot;)">
            <text:p/>
          </table:table-cell>
          <table:table-cell table:formula="oooc:=IF([HX2D_i.I5]&lt;&gt;&quot;&quot;;[HX2D_i.I5]&amp;&quot;,&quot;&amp;[HX2D_j.I5];&quot;&quot;)" office:value-type="string" office:string-value="3,3">
            <text:p>3,3</text:p>
          </table:table-cell>
          <table:table-cell table:formula="oooc:=IF([HX2D_i.J5]&lt;&gt;&quot;&quot;;[HX2D_i.J5]&amp;&quot;,&quot;&amp;[HX2D_j.J5];&quot;&quot;)">
            <text:p/>
          </table:table-cell>
          <table:table-cell table:formula="oooc:=IF([HX2D_i.K5]&lt;&gt;&quot;&quot;;[HX2D_i.K5]&amp;&quot;,&quot;&amp;[HX2D_j.K5];&quot;&quot;)" office:value-type="string" office:string-value="4,3">
            <text:p>4,3</text:p>
          </table:table-cell>
          <table:table-cell table:formula="oooc:=IF([HX2D_i.L5]&lt;&gt;&quot;&quot;;[HX2D_i.L5]&amp;&quot;,&quot;&amp;[HX2D_j.L5];&quot;&quot;)">
            <text:p/>
          </table:table-cell>
          <table:table-cell table:formula="oooc:=IF([HX2D_i.M5]&lt;&gt;&quot;&quot;;[HX2D_i.M5]&amp;&quot;,&quot;&amp;[HX2D_j.M5];&quot;&quot;)" office:value-type="string" office:string-value="5,3">
            <text:p>5,3</text:p>
          </table:table-cell>
          <table:table-cell table:formula="oooc:=IF([HX2D_i.N5]&lt;&gt;&quot;&quot;;[HX2D_i.N5]&amp;&quot;,&quot;&amp;[HX2D_j.N5];&quot;&quot;)">
            <text:p/>
          </table:table-cell>
          <table:table-cell table:formula="oooc:=IF([HX2D_i.O5]&lt;&gt;&quot;&quot;;[HX2D_i.O5]&amp;&quot;,&quot;&amp;[HX2D_j.O5];&quot;&quot;)" office:value-type="string" office:string-value="6,3">
            <text:p>6,3</text:p>
          </table:table-cell>
          <table:table-cell table:formula="oooc:=IF([HX2D_i.P5]&lt;&gt;&quot;&quot;;[HX2D_i.P5]&amp;&quot;,&quot;&amp;[HX2D_j.P5];&quot;&quot;)">
            <text:p/>
          </table:table-cell>
          <table:table-cell table:formula="oooc:=IF([HX2D_i.Q5]&lt;&gt;&quot;&quot;;[HX2D_i.Q5]&amp;&quot;,&quot;&amp;[HX2D_j.Q5];&quot;&quot;)" office:value-type="string" office:string-value="7,3">
            <text:p>7,3</text:p>
          </table:table-cell>
          <table:table-cell table:formula="oooc:=IF([HX2D_i.R5]&lt;&gt;&quot;&quot;;[HX2D_i.R5]&amp;&quot;,&quot;&amp;[HX2D_j.R5];&quot;&quot;)">
            <text:p/>
          </table:table-cell>
          <table:table-cell table:formula="oooc:=IF([HX2D_i.S5]&lt;&gt;&quot;&quot;;[HX2D_i.S5]&amp;&quot;,&quot;&amp;[HX2D_j.S5];&quot;&quot;)" office:value-type="string" office:string-value="8,3">
            <text:p>8,3</text:p>
          </table:table-cell>
          <table:table-cell table:formula="oooc:=IF([HX2D_i.T5]&lt;&gt;&quot;&quot;;[HX2D_i.T5]&amp;&quot;,&quot;&amp;[HX2D_j.T5];&quot;&quot;)">
            <text:p/>
          </table:table-cell>
          <table:table-cell table:formula="oooc:=IF([HX2D_i.U5]&lt;&gt;&quot;&quot;;[HX2D_i.U5]&amp;&quot;,&quot;&amp;[HX2D_j.U5];&quot;&quot;)" office:value-type="string" office:string-value="9,3">
            <text:p>9,3</text:p>
          </table:table-cell>
          <table:table-cell table:formula="oooc:=IF([HX2D_i.V5]&lt;&gt;&quot;&quot;;[HX2D_i.V5]&amp;&quot;,&quot;&amp;[HX2D_j.V5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table:formula="oooc:=IF([HX2D_i.B6]&lt;&gt;&quot;&quot;;[HX2D_i.B6]&amp;&quot;,&quot;&amp;[HX2D_j.B6];&quot;&quot;)" office:value-type="string" office:string-value="0,4">
            <text:p>0,4</text:p>
          </table:table-cell>
          <table:table-cell table:formula="oooc:=IF([HX2D_i.C6]&lt;&gt;&quot;&quot;;[HX2D_i.C6]&amp;&quot;,&quot;&amp;[HX2D_j.C6];&quot;&quot;)">
            <text:p/>
          </table:table-cell>
          <table:table-cell table:formula="oooc:=IF([HX2D_i.D6]&lt;&gt;&quot;&quot;;[HX2D_i.D6]&amp;&quot;,&quot;&amp;[HX2D_j.D6];&quot;&quot;)" office:value-type="string" office:string-value="1,4">
            <text:p>1,4</text:p>
          </table:table-cell>
          <table:table-cell table:formula="oooc:=IF([HX2D_i.E6]&lt;&gt;&quot;&quot;;[HX2D_i.E6]&amp;&quot;,&quot;&amp;[HX2D_j.E6];&quot;&quot;)">
            <text:p/>
          </table:table-cell>
          <table:table-cell table:formula="oooc:=IF([HX2D_i.F6]&lt;&gt;&quot;&quot;;[HX2D_i.F6]&amp;&quot;,&quot;&amp;[HX2D_j.F6];&quot;&quot;)" office:value-type="string" office:string-value="2,4">
            <text:p>2,4</text:p>
          </table:table-cell>
          <table:table-cell table:formula="oooc:=IF([HX2D_i.G6]&lt;&gt;&quot;&quot;;[HX2D_i.G6]&amp;&quot;,&quot;&amp;[HX2D_j.G6];&quot;&quot;)">
            <text:p/>
          </table:table-cell>
          <table:table-cell table:formula="oooc:=IF([HX2D_i.H6]&lt;&gt;&quot;&quot;;[HX2D_i.H6]&amp;&quot;,&quot;&amp;[HX2D_j.H6];&quot;&quot;)" office:value-type="string" office:string-value="3,4">
            <text:p>3,4</text:p>
          </table:table-cell>
          <table:table-cell table:formula="oooc:=IF([HX2D_i.I6]&lt;&gt;&quot;&quot;;[HX2D_i.I6]&amp;&quot;,&quot;&amp;[HX2D_j.I6];&quot;&quot;)">
            <text:p/>
          </table:table-cell>
          <table:table-cell table:formula="oooc:=IF([HX2D_i.J6]&lt;&gt;&quot;&quot;;[HX2D_i.J6]&amp;&quot;,&quot;&amp;[HX2D_j.J6];&quot;&quot;)" office:value-type="string" office:string-value="4,4">
            <text:p>4,4</text:p>
          </table:table-cell>
          <table:table-cell table:formula="oooc:=IF([HX2D_i.K6]&lt;&gt;&quot;&quot;;[HX2D_i.K6]&amp;&quot;,&quot;&amp;[HX2D_j.K6];&quot;&quot;)">
            <text:p/>
          </table:table-cell>
          <table:table-cell table:formula="oooc:=IF([HX2D_i.L6]&lt;&gt;&quot;&quot;;[HX2D_i.L6]&amp;&quot;,&quot;&amp;[HX2D_j.L6];&quot;&quot;)" office:value-type="string" office:string-value="5,4">
            <text:p>5,4</text:p>
          </table:table-cell>
          <table:table-cell table:formula="oooc:=IF([HX2D_i.M6]&lt;&gt;&quot;&quot;;[HX2D_i.M6]&amp;&quot;,&quot;&amp;[HX2D_j.M6];&quot;&quot;)">
            <text:p/>
          </table:table-cell>
          <table:table-cell table:formula="oooc:=IF([HX2D_i.N6]&lt;&gt;&quot;&quot;;[HX2D_i.N6]&amp;&quot;,&quot;&amp;[HX2D_j.N6];&quot;&quot;)" office:value-type="string" office:string-value="6,4">
            <text:p>6,4</text:p>
          </table:table-cell>
          <table:table-cell table:formula="oooc:=IF([HX2D_i.O6]&lt;&gt;&quot;&quot;;[HX2D_i.O6]&amp;&quot;,&quot;&amp;[HX2D_j.O6];&quot;&quot;)">
            <text:p/>
          </table:table-cell>
          <table:table-cell table:formula="oooc:=IF([HX2D_i.P6]&lt;&gt;&quot;&quot;;[HX2D_i.P6]&amp;&quot;,&quot;&amp;[HX2D_j.P6];&quot;&quot;)" office:value-type="string" office:string-value="7,4">
            <text:p>7,4</text:p>
          </table:table-cell>
          <table:table-cell table:formula="oooc:=IF([HX2D_i.Q6]&lt;&gt;&quot;&quot;;[HX2D_i.Q6]&amp;&quot;,&quot;&amp;[HX2D_j.Q6];&quot;&quot;)">
            <text:p/>
          </table:table-cell>
          <table:table-cell table:formula="oooc:=IF([HX2D_i.R6]&lt;&gt;&quot;&quot;;[HX2D_i.R6]&amp;&quot;,&quot;&amp;[HX2D_j.R6];&quot;&quot;)" office:value-type="string" office:string-value="8,4">
            <text:p>8,4</text:p>
          </table:table-cell>
          <table:table-cell table:formula="oooc:=IF([HX2D_i.S6]&lt;&gt;&quot;&quot;;[HX2D_i.S6]&amp;&quot;,&quot;&amp;[HX2D_j.S6];&quot;&quot;)">
            <text:p/>
          </table:table-cell>
          <table:table-cell table:formula="oooc:=IF([HX2D_i.T6]&lt;&gt;&quot;&quot;;[HX2D_i.T6]&amp;&quot;,&quot;&amp;[HX2D_j.T6];&quot;&quot;)" office:value-type="string" office:string-value="9,4">
            <text:p>9,4</text:p>
          </table:table-cell>
          <table:table-cell table:formula="oooc:=IF([HX2D_i.U6]&lt;&gt;&quot;&quot;;[HX2D_i.U6]&amp;&quot;,&quot;&amp;[HX2D_j.U6];&quot;&quot;)">
            <text:p/>
          </table:table-cell>
          <table:table-cell table:formula="oooc:=IF([HX2D_i.V6]&lt;&gt;&quot;&quot;;[HX2D_i.V6]&amp;&quot;,&quot;&amp;[HX2D_j.V6];&quot;&quot;)" office:value-type="string" office:string-value="10,4">
            <text:p>10,4</text:p>
          </table:table-cell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table:formula="oooc:=IF([HX2D_i.B7]&lt;&gt;&quot;&quot;;[HX2D_i.B7]&amp;&quot;,&quot;&amp;[HX2D_j.B7];&quot;&quot;)">
            <text:p/>
          </table:table-cell>
          <table:table-cell table:formula="oooc:=IF([HX2D_i.C7]&lt;&gt;&quot;&quot;;[HX2D_i.C7]&amp;&quot;,&quot;&amp;[HX2D_j.C7];&quot;&quot;)" office:value-type="string" office:string-value="0,5">
            <text:p>0,5</text:p>
          </table:table-cell>
          <table:table-cell table:formula="oooc:=IF([HX2D_i.D7]&lt;&gt;&quot;&quot;;[HX2D_i.D7]&amp;&quot;,&quot;&amp;[HX2D_j.D7];&quot;&quot;)">
            <text:p/>
          </table:table-cell>
          <table:table-cell table:formula="oooc:=IF([HX2D_i.E7]&lt;&gt;&quot;&quot;;[HX2D_i.E7]&amp;&quot;,&quot;&amp;[HX2D_j.E7];&quot;&quot;)" office:value-type="string" office:string-value="1,5">
            <text:p>1,5</text:p>
          </table:table-cell>
          <table:table-cell table:formula="oooc:=IF([HX2D_i.F7]&lt;&gt;&quot;&quot;;[HX2D_i.F7]&amp;&quot;,&quot;&amp;[HX2D_j.F7];&quot;&quot;)">
            <text:p/>
          </table:table-cell>
          <table:table-cell table:formula="oooc:=IF([HX2D_i.G7]&lt;&gt;&quot;&quot;;[HX2D_i.G7]&amp;&quot;,&quot;&amp;[HX2D_j.G7];&quot;&quot;)" office:value-type="string" office:string-value="2,5">
            <text:p>2,5</text:p>
          </table:table-cell>
          <table:table-cell table:formula="oooc:=IF([HX2D_i.H7]&lt;&gt;&quot;&quot;;[HX2D_i.H7]&amp;&quot;,&quot;&amp;[HX2D_j.H7];&quot;&quot;)">
            <text:p/>
          </table:table-cell>
          <table:table-cell table:formula="oooc:=IF([HX2D_i.I7]&lt;&gt;&quot;&quot;;[HX2D_i.I7]&amp;&quot;,&quot;&amp;[HX2D_j.I7];&quot;&quot;)" office:value-type="string" office:string-value="3,5">
            <text:p>3,5</text:p>
          </table:table-cell>
          <table:table-cell table:formula="oooc:=IF([HX2D_i.J7]&lt;&gt;&quot;&quot;;[HX2D_i.J7]&amp;&quot;,&quot;&amp;[HX2D_j.J7];&quot;&quot;)">
            <text:p/>
          </table:table-cell>
          <table:table-cell table:formula="oooc:=IF([HX2D_i.K7]&lt;&gt;&quot;&quot;;[HX2D_i.K7]&amp;&quot;,&quot;&amp;[HX2D_j.K7];&quot;&quot;)" office:value-type="string" office:string-value="4,5">
            <text:p>4,5</text:p>
          </table:table-cell>
          <table:table-cell table:formula="oooc:=IF([HX2D_i.L7]&lt;&gt;&quot;&quot;;[HX2D_i.L7]&amp;&quot;,&quot;&amp;[HX2D_j.L7];&quot;&quot;)">
            <text:p/>
          </table:table-cell>
          <table:table-cell table:formula="oooc:=IF([HX2D_i.M7]&lt;&gt;&quot;&quot;;[HX2D_i.M7]&amp;&quot;,&quot;&amp;[HX2D_j.M7];&quot;&quot;)" office:value-type="string" office:string-value="5,5">
            <text:p>5,5</text:p>
          </table:table-cell>
          <table:table-cell table:formula="oooc:=IF([HX2D_i.N7]&lt;&gt;&quot;&quot;;[HX2D_i.N7]&amp;&quot;,&quot;&amp;[HX2D_j.N7];&quot;&quot;)">
            <text:p/>
          </table:table-cell>
          <table:table-cell table:formula="oooc:=IF([HX2D_i.O7]&lt;&gt;&quot;&quot;;[HX2D_i.O7]&amp;&quot;,&quot;&amp;[HX2D_j.O7];&quot;&quot;)" office:value-type="string" office:string-value="6,5">
            <text:p>6,5</text:p>
          </table:table-cell>
          <table:table-cell table:formula="oooc:=IF([HX2D_i.P7]&lt;&gt;&quot;&quot;;[HX2D_i.P7]&amp;&quot;,&quot;&amp;[HX2D_j.P7];&quot;&quot;)">
            <text:p/>
          </table:table-cell>
          <table:table-cell table:formula="oooc:=IF([HX2D_i.Q7]&lt;&gt;&quot;&quot;;[HX2D_i.Q7]&amp;&quot;,&quot;&amp;[HX2D_j.Q7];&quot;&quot;)" office:value-type="string" office:string-value="7,5">
            <text:p>7,5</text:p>
          </table:table-cell>
          <table:table-cell table:formula="oooc:=IF([HX2D_i.R7]&lt;&gt;&quot;&quot;;[HX2D_i.R7]&amp;&quot;,&quot;&amp;[HX2D_j.R7];&quot;&quot;)">
            <text:p/>
          </table:table-cell>
          <table:table-cell table:formula="oooc:=IF([HX2D_i.S7]&lt;&gt;&quot;&quot;;[HX2D_i.S7]&amp;&quot;,&quot;&amp;[HX2D_j.S7];&quot;&quot;)" office:value-type="string" office:string-value="8,5">
            <text:p>8,5</text:p>
          </table:table-cell>
          <table:table-cell table:formula="oooc:=IF([HX2D_i.T7]&lt;&gt;&quot;&quot;;[HX2D_i.T7]&amp;&quot;,&quot;&amp;[HX2D_j.T7];&quot;&quot;)">
            <text:p/>
          </table:table-cell>
          <table:table-cell table:formula="oooc:=IF([HX2D_i.U7]&lt;&gt;&quot;&quot;;[HX2D_i.U7]&amp;&quot;,&quot;&amp;[HX2D_j.U7];&quot;&quot;)" office:value-type="string" office:string-value="9,5">
            <text:p>9,5</text:p>
          </table:table-cell>
          <table:table-cell table:formula="oooc:=IF([HX2D_i.V7]&lt;&gt;&quot;&quot;;[HX2D_i.V7]&amp;&quot;,&quot;&amp;[HX2D_j.V7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formula="oooc:=IF([HX2D_i.B8]&lt;&gt;&quot;&quot;;[HX2D_i.B8]&amp;&quot;,&quot;&amp;[HX2D_j.B8];&quot;&quot;)" office:value-type="string" office:string-value="0,6">
            <text:p>0,6</text:p>
          </table:table-cell>
          <table:table-cell table:formula="oooc:=IF([HX2D_i.C8]&lt;&gt;&quot;&quot;;[HX2D_i.C8]&amp;&quot;,&quot;&amp;[HX2D_j.C8];&quot;&quot;)">
            <text:p/>
          </table:table-cell>
          <table:table-cell table:formula="oooc:=IF([HX2D_i.D8]&lt;&gt;&quot;&quot;;[HX2D_i.D8]&amp;&quot;,&quot;&amp;[HX2D_j.D8];&quot;&quot;)" office:value-type="string" office:string-value="1,6">
            <text:p>1,6</text:p>
          </table:table-cell>
          <table:table-cell table:formula="oooc:=IF([HX2D_i.E8]&lt;&gt;&quot;&quot;;[HX2D_i.E8]&amp;&quot;,&quot;&amp;[HX2D_j.E8];&quot;&quot;)">
            <text:p/>
          </table:table-cell>
          <table:table-cell table:formula="oooc:=IF([HX2D_i.F8]&lt;&gt;&quot;&quot;;[HX2D_i.F8]&amp;&quot;,&quot;&amp;[HX2D_j.F8];&quot;&quot;)" office:value-type="string" office:string-value="2,6">
            <text:p>2,6</text:p>
          </table:table-cell>
          <table:table-cell table:formula="oooc:=IF([HX2D_i.G8]&lt;&gt;&quot;&quot;;[HX2D_i.G8]&amp;&quot;,&quot;&amp;[HX2D_j.G8];&quot;&quot;)">
            <text:p/>
          </table:table-cell>
          <table:table-cell table:formula="oooc:=IF([HX2D_i.H8]&lt;&gt;&quot;&quot;;[HX2D_i.H8]&amp;&quot;,&quot;&amp;[HX2D_j.H8];&quot;&quot;)" office:value-type="string" office:string-value="3,6">
            <text:p>3,6</text:p>
          </table:table-cell>
          <table:table-cell table:formula="oooc:=IF([HX2D_i.I8]&lt;&gt;&quot;&quot;;[HX2D_i.I8]&amp;&quot;,&quot;&amp;[HX2D_j.I8];&quot;&quot;)">
            <text:p/>
          </table:table-cell>
          <table:table-cell table:formula="oooc:=IF([HX2D_i.J8]&lt;&gt;&quot;&quot;;[HX2D_i.J8]&amp;&quot;,&quot;&amp;[HX2D_j.J8];&quot;&quot;)" office:value-type="string" office:string-value="4,6">
            <text:p>4,6</text:p>
          </table:table-cell>
          <table:table-cell table:formula="oooc:=IF([HX2D_i.K8]&lt;&gt;&quot;&quot;;[HX2D_i.K8]&amp;&quot;,&quot;&amp;[HX2D_j.K8];&quot;&quot;)">
            <text:p/>
          </table:table-cell>
          <table:table-cell table:formula="oooc:=IF([HX2D_i.L8]&lt;&gt;&quot;&quot;;[HX2D_i.L8]&amp;&quot;,&quot;&amp;[HX2D_j.L8];&quot;&quot;)" office:value-type="string" office:string-value="5,6">
            <text:p>5,6</text:p>
          </table:table-cell>
          <table:table-cell table:formula="oooc:=IF([HX2D_i.M8]&lt;&gt;&quot;&quot;;[HX2D_i.M8]&amp;&quot;,&quot;&amp;[HX2D_j.M8];&quot;&quot;)">
            <text:p/>
          </table:table-cell>
          <table:table-cell table:formula="oooc:=IF([HX2D_i.N8]&lt;&gt;&quot;&quot;;[HX2D_i.N8]&amp;&quot;,&quot;&amp;[HX2D_j.N8];&quot;&quot;)" office:value-type="string" office:string-value="6,6">
            <text:p>6,6</text:p>
          </table:table-cell>
          <table:table-cell table:formula="oooc:=IF([HX2D_i.O8]&lt;&gt;&quot;&quot;;[HX2D_i.O8]&amp;&quot;,&quot;&amp;[HX2D_j.O8];&quot;&quot;)">
            <text:p/>
          </table:table-cell>
          <table:table-cell table:formula="oooc:=IF([HX2D_i.P8]&lt;&gt;&quot;&quot;;[HX2D_i.P8]&amp;&quot;,&quot;&amp;[HX2D_j.P8];&quot;&quot;)" office:value-type="string" office:string-value="7,6">
            <text:p>7,6</text:p>
          </table:table-cell>
          <table:table-cell table:formula="oooc:=IF([HX2D_i.Q8]&lt;&gt;&quot;&quot;;[HX2D_i.Q8]&amp;&quot;,&quot;&amp;[HX2D_j.Q8];&quot;&quot;)">
            <text:p/>
          </table:table-cell>
          <table:table-cell table:formula="oooc:=IF([HX2D_i.R8]&lt;&gt;&quot;&quot;;[HX2D_i.R8]&amp;&quot;,&quot;&amp;[HX2D_j.R8];&quot;&quot;)" office:value-type="string" office:string-value="8,6">
            <text:p>8,6</text:p>
          </table:table-cell>
          <table:table-cell table:formula="oooc:=IF([HX2D_i.S8]&lt;&gt;&quot;&quot;;[HX2D_i.S8]&amp;&quot;,&quot;&amp;[HX2D_j.S8];&quot;&quot;)">
            <text:p/>
          </table:table-cell>
          <table:table-cell table:formula="oooc:=IF([HX2D_i.T8]&lt;&gt;&quot;&quot;;[HX2D_i.T8]&amp;&quot;,&quot;&amp;[HX2D_j.T8];&quot;&quot;)" office:value-type="string" office:string-value="9,6">
            <text:p>9,6</text:p>
          </table:table-cell>
          <table:table-cell table:formula="oooc:=IF([HX2D_i.U8]&lt;&gt;&quot;&quot;;[HX2D_i.U8]&amp;&quot;,&quot;&amp;[HX2D_j.U8];&quot;&quot;)">
            <text:p/>
          </table:table-cell>
          <table:table-cell table:formula="oooc:=IF([HX2D_i.V8]&lt;&gt;&quot;&quot;;[HX2D_i.V8]&amp;&quot;,&quot;&amp;[HX2D_j.V8];&quot;&quot;)" office:value-type="string" office:string-value="10,6">
            <text:p>10,6</text:p>
          </table:table-cell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formula="oooc:=IF([HX2D_i.B9]&lt;&gt;&quot;&quot;;[HX2D_i.B9]&amp;&quot;,&quot;&amp;[HX2D_j.B9];&quot;&quot;)">
            <text:p/>
          </table:table-cell>
          <table:table-cell table:formula="oooc:=IF([HX2D_i.C9]&lt;&gt;&quot;&quot;;[HX2D_i.C9]&amp;&quot;,&quot;&amp;[HX2D_j.C9];&quot;&quot;)" office:value-type="string" office:string-value="0,7">
            <text:p>0,7</text:p>
          </table:table-cell>
          <table:table-cell table:formula="oooc:=IF([HX2D_i.D9]&lt;&gt;&quot;&quot;;[HX2D_i.D9]&amp;&quot;,&quot;&amp;[HX2D_j.D9];&quot;&quot;)">
            <text:p/>
          </table:table-cell>
          <table:table-cell table:formula="oooc:=IF([HX2D_i.E9]&lt;&gt;&quot;&quot;;[HX2D_i.E9]&amp;&quot;,&quot;&amp;[HX2D_j.E9];&quot;&quot;)" office:value-type="string" office:string-value="1,7">
            <text:p>1,7</text:p>
          </table:table-cell>
          <table:table-cell table:formula="oooc:=IF([HX2D_i.F9]&lt;&gt;&quot;&quot;;[HX2D_i.F9]&amp;&quot;,&quot;&amp;[HX2D_j.F9];&quot;&quot;)">
            <text:p/>
          </table:table-cell>
          <table:table-cell table:formula="oooc:=IF([HX2D_i.G9]&lt;&gt;&quot;&quot;;[HX2D_i.G9]&amp;&quot;,&quot;&amp;[HX2D_j.G9];&quot;&quot;)" office:value-type="string" office:string-value="2,7">
            <text:p>2,7</text:p>
          </table:table-cell>
          <table:table-cell table:formula="oooc:=IF([HX2D_i.H9]&lt;&gt;&quot;&quot;;[HX2D_i.H9]&amp;&quot;,&quot;&amp;[HX2D_j.H9];&quot;&quot;)">
            <text:p/>
          </table:table-cell>
          <table:table-cell table:formula="oooc:=IF([HX2D_i.I9]&lt;&gt;&quot;&quot;;[HX2D_i.I9]&amp;&quot;,&quot;&amp;[HX2D_j.I9];&quot;&quot;)" office:value-type="string" office:string-value="3,7">
            <text:p>3,7</text:p>
          </table:table-cell>
          <table:table-cell table:formula="oooc:=IF([HX2D_i.J9]&lt;&gt;&quot;&quot;;[HX2D_i.J9]&amp;&quot;,&quot;&amp;[HX2D_j.J9];&quot;&quot;)">
            <text:p/>
          </table:table-cell>
          <table:table-cell table:formula="oooc:=IF([HX2D_i.K9]&lt;&gt;&quot;&quot;;[HX2D_i.K9]&amp;&quot;,&quot;&amp;[HX2D_j.K9];&quot;&quot;)" office:value-type="string" office:string-value="4,7">
            <text:p>4,7</text:p>
          </table:table-cell>
          <table:table-cell table:formula="oooc:=IF([HX2D_i.L9]&lt;&gt;&quot;&quot;;[HX2D_i.L9]&amp;&quot;,&quot;&amp;[HX2D_j.L9];&quot;&quot;)">
            <text:p/>
          </table:table-cell>
          <table:table-cell table:formula="oooc:=IF([HX2D_i.M9]&lt;&gt;&quot;&quot;;[HX2D_i.M9]&amp;&quot;,&quot;&amp;[HX2D_j.M9];&quot;&quot;)" office:value-type="string" office:string-value="5,7">
            <text:p>5,7</text:p>
          </table:table-cell>
          <table:table-cell table:formula="oooc:=IF([HX2D_i.N9]&lt;&gt;&quot;&quot;;[HX2D_i.N9]&amp;&quot;,&quot;&amp;[HX2D_j.N9];&quot;&quot;)">
            <text:p/>
          </table:table-cell>
          <table:table-cell table:formula="oooc:=IF([HX2D_i.O9]&lt;&gt;&quot;&quot;;[HX2D_i.O9]&amp;&quot;,&quot;&amp;[HX2D_j.O9];&quot;&quot;)" office:value-type="string" office:string-value="6,7">
            <text:p>6,7</text:p>
          </table:table-cell>
          <table:table-cell table:formula="oooc:=IF([HX2D_i.P9]&lt;&gt;&quot;&quot;;[HX2D_i.P9]&amp;&quot;,&quot;&amp;[HX2D_j.P9];&quot;&quot;)">
            <text:p/>
          </table:table-cell>
          <table:table-cell table:formula="oooc:=IF([HX2D_i.Q9]&lt;&gt;&quot;&quot;;[HX2D_i.Q9]&amp;&quot;,&quot;&amp;[HX2D_j.Q9];&quot;&quot;)" office:value-type="string" office:string-value="7,7">
            <text:p>7,7</text:p>
          </table:table-cell>
          <table:table-cell table:formula="oooc:=IF([HX2D_i.R9]&lt;&gt;&quot;&quot;;[HX2D_i.R9]&amp;&quot;,&quot;&amp;[HX2D_j.R9];&quot;&quot;)">
            <text:p/>
          </table:table-cell>
          <table:table-cell table:formula="oooc:=IF([HX2D_i.S9]&lt;&gt;&quot;&quot;;[HX2D_i.S9]&amp;&quot;,&quot;&amp;[HX2D_j.S9];&quot;&quot;)" office:value-type="string" office:string-value="8,7">
            <text:p>8,7</text:p>
          </table:table-cell>
          <table:table-cell table:formula="oooc:=IF([HX2D_i.T9]&lt;&gt;&quot;&quot;;[HX2D_i.T9]&amp;&quot;,&quot;&amp;[HX2D_j.T9];&quot;&quot;)">
            <text:p/>
          </table:table-cell>
          <table:table-cell table:formula="oooc:=IF([HX2D_i.U9]&lt;&gt;&quot;&quot;;[HX2D_i.U9]&amp;&quot;,&quot;&amp;[HX2D_j.U9];&quot;&quot;)" office:value-type="string" office:string-value="9,7">
            <text:p>9,7</text:p>
          </table:table-cell>
          <table:table-cell table:formula="oooc:=IF([HX2D_i.V9]&lt;&gt;&quot;&quot;;[HX2D_i.V9]&amp;&quot;,&quot;&amp;[HX2D_j.V9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table:formula="oooc:=IF([HX2D_i.B10]&lt;&gt;&quot;&quot;;[HX2D_i.B10]&amp;&quot;,&quot;&amp;[HX2D_j.B10];&quot;&quot;)" office:value-type="string" office:string-value="0,8">
            <text:p>0,8</text:p>
          </table:table-cell>
          <table:table-cell table:formula="oooc:=IF([HX2D_i.C10]&lt;&gt;&quot;&quot;;[HX2D_i.C10]&amp;&quot;,&quot;&amp;[HX2D_j.C10];&quot;&quot;)">
            <text:p/>
          </table:table-cell>
          <table:table-cell table:formula="oooc:=IF([HX2D_i.D10]&lt;&gt;&quot;&quot;;[HX2D_i.D10]&amp;&quot;,&quot;&amp;[HX2D_j.D10];&quot;&quot;)" office:value-type="string" office:string-value="1,8">
            <text:p>1,8</text:p>
          </table:table-cell>
          <table:table-cell table:formula="oooc:=IF([HX2D_i.E10]&lt;&gt;&quot;&quot;;[HX2D_i.E10]&amp;&quot;,&quot;&amp;[HX2D_j.E10];&quot;&quot;)">
            <text:p/>
          </table:table-cell>
          <table:table-cell table:formula="oooc:=IF([HX2D_i.F10]&lt;&gt;&quot;&quot;;[HX2D_i.F10]&amp;&quot;,&quot;&amp;[HX2D_j.F10];&quot;&quot;)" office:value-type="string" office:string-value="2,8">
            <text:p>2,8</text:p>
          </table:table-cell>
          <table:table-cell table:formula="oooc:=IF([HX2D_i.G10]&lt;&gt;&quot;&quot;;[HX2D_i.G10]&amp;&quot;,&quot;&amp;[HX2D_j.G10];&quot;&quot;)">
            <text:p/>
          </table:table-cell>
          <table:table-cell table:formula="oooc:=IF([HX2D_i.H10]&lt;&gt;&quot;&quot;;[HX2D_i.H10]&amp;&quot;,&quot;&amp;[HX2D_j.H10];&quot;&quot;)" office:value-type="string" office:string-value="3,8">
            <text:p>3,8</text:p>
          </table:table-cell>
          <table:table-cell table:formula="oooc:=IF([HX2D_i.I10]&lt;&gt;&quot;&quot;;[HX2D_i.I10]&amp;&quot;,&quot;&amp;[HX2D_j.I10];&quot;&quot;)">
            <text:p/>
          </table:table-cell>
          <table:table-cell table:formula="oooc:=IF([HX2D_i.J10]&lt;&gt;&quot;&quot;;[HX2D_i.J10]&amp;&quot;,&quot;&amp;[HX2D_j.J10];&quot;&quot;)" office:value-type="string" office:string-value="4,8">
            <text:p>4,8</text:p>
          </table:table-cell>
          <table:table-cell table:formula="oooc:=IF([HX2D_i.K10]&lt;&gt;&quot;&quot;;[HX2D_i.K10]&amp;&quot;,&quot;&amp;[HX2D_j.K10];&quot;&quot;)">
            <text:p/>
          </table:table-cell>
          <table:table-cell table:formula="oooc:=IF([HX2D_i.L10]&lt;&gt;&quot;&quot;;[HX2D_i.L10]&amp;&quot;,&quot;&amp;[HX2D_j.L10];&quot;&quot;)" office:value-type="string" office:string-value="5,8">
            <text:p>5,8</text:p>
          </table:table-cell>
          <table:table-cell table:formula="oooc:=IF([HX2D_i.M10]&lt;&gt;&quot;&quot;;[HX2D_i.M10]&amp;&quot;,&quot;&amp;[HX2D_j.M10];&quot;&quot;)">
            <text:p/>
          </table:table-cell>
          <table:table-cell table:formula="oooc:=IF([HX2D_i.N10]&lt;&gt;&quot;&quot;;[HX2D_i.N10]&amp;&quot;,&quot;&amp;[HX2D_j.N10];&quot;&quot;)" office:value-type="string" office:string-value="6,8">
            <text:p>6,8</text:p>
          </table:table-cell>
          <table:table-cell table:formula="oooc:=IF([HX2D_i.O10]&lt;&gt;&quot;&quot;;[HX2D_i.O10]&amp;&quot;,&quot;&amp;[HX2D_j.O10];&quot;&quot;)">
            <text:p/>
          </table:table-cell>
          <table:table-cell table:formula="oooc:=IF([HX2D_i.P10]&lt;&gt;&quot;&quot;;[HX2D_i.P10]&amp;&quot;,&quot;&amp;[HX2D_j.P10];&quot;&quot;)" office:value-type="string" office:string-value="7,8">
            <text:p>7,8</text:p>
          </table:table-cell>
          <table:table-cell table:formula="oooc:=IF([HX2D_i.Q10]&lt;&gt;&quot;&quot;;[HX2D_i.Q10]&amp;&quot;,&quot;&amp;[HX2D_j.Q10];&quot;&quot;)">
            <text:p/>
          </table:table-cell>
          <table:table-cell table:formula="oooc:=IF([HX2D_i.R10]&lt;&gt;&quot;&quot;;[HX2D_i.R10]&amp;&quot;,&quot;&amp;[HX2D_j.R10];&quot;&quot;)" office:value-type="string" office:string-value="8,8">
            <text:p>8,8</text:p>
          </table:table-cell>
          <table:table-cell table:formula="oooc:=IF([HX2D_i.S10]&lt;&gt;&quot;&quot;;[HX2D_i.S10]&amp;&quot;,&quot;&amp;[HX2D_j.S10];&quot;&quot;)">
            <text:p/>
          </table:table-cell>
          <table:table-cell table:formula="oooc:=IF([HX2D_i.T10]&lt;&gt;&quot;&quot;;[HX2D_i.T10]&amp;&quot;,&quot;&amp;[HX2D_j.T10];&quot;&quot;)" office:value-type="string" office:string-value="9,8">
            <text:p>9,8</text:p>
          </table:table-cell>
          <table:table-cell table:formula="oooc:=IF([HX2D_i.U10]&lt;&gt;&quot;&quot;;[HX2D_i.U10]&amp;&quot;,&quot;&amp;[HX2D_j.U10];&quot;&quot;)">
            <text:p/>
          </table:table-cell>
          <table:table-cell table:formula="oooc:=IF([HX2D_i.V10]&lt;&gt;&quot;&quot;;[HX2D_i.V10]&amp;&quot;,&quot;&amp;[HX2D_j.V10];&quot;&quot;)" office:value-type="string" office:string-value="10,8">
            <text:p>10,8</text:p>
          </table:table-cell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formula="oooc:=IF([HX2D_i.B11]&lt;&gt;&quot;&quot;;[HX2D_i.B11]&amp;&quot;,&quot;&amp;[HX2D_j.B11];&quot;&quot;)">
            <text:p/>
          </table:table-cell>
          <table:table-cell table:formula="oooc:=IF([HX2D_i.C11]&lt;&gt;&quot;&quot;;[HX2D_i.C11]&amp;&quot;,&quot;&amp;[HX2D_j.C11];&quot;&quot;)" office:value-type="string" office:string-value="0,9">
            <text:p>0,9</text:p>
          </table:table-cell>
          <table:table-cell table:formula="oooc:=IF([HX2D_i.D11]&lt;&gt;&quot;&quot;;[HX2D_i.D11]&amp;&quot;,&quot;&amp;[HX2D_j.D11];&quot;&quot;)">
            <text:p/>
          </table:table-cell>
          <table:table-cell table:formula="oooc:=IF([HX2D_i.E11]&lt;&gt;&quot;&quot;;[HX2D_i.E11]&amp;&quot;,&quot;&amp;[HX2D_j.E11];&quot;&quot;)" office:value-type="string" office:string-value="1,9">
            <text:p>1,9</text:p>
          </table:table-cell>
          <table:table-cell table:formula="oooc:=IF([HX2D_i.F11]&lt;&gt;&quot;&quot;;[HX2D_i.F11]&amp;&quot;,&quot;&amp;[HX2D_j.F11];&quot;&quot;)">
            <text:p/>
          </table:table-cell>
          <table:table-cell table:formula="oooc:=IF([HX2D_i.G11]&lt;&gt;&quot;&quot;;[HX2D_i.G11]&amp;&quot;,&quot;&amp;[HX2D_j.G11];&quot;&quot;)" office:value-type="string" office:string-value="2,9">
            <text:p>2,9</text:p>
          </table:table-cell>
          <table:table-cell table:formula="oooc:=IF([HX2D_i.H11]&lt;&gt;&quot;&quot;;[HX2D_i.H11]&amp;&quot;,&quot;&amp;[HX2D_j.H11];&quot;&quot;)">
            <text:p/>
          </table:table-cell>
          <table:table-cell table:formula="oooc:=IF([HX2D_i.I11]&lt;&gt;&quot;&quot;;[HX2D_i.I11]&amp;&quot;,&quot;&amp;[HX2D_j.I11];&quot;&quot;)" office:value-type="string" office:string-value="3,9">
            <text:p>3,9</text:p>
          </table:table-cell>
          <table:table-cell table:formula="oooc:=IF([HX2D_i.J11]&lt;&gt;&quot;&quot;;[HX2D_i.J11]&amp;&quot;,&quot;&amp;[HX2D_j.J11];&quot;&quot;)">
            <text:p/>
          </table:table-cell>
          <table:table-cell table:formula="oooc:=IF([HX2D_i.K11]&lt;&gt;&quot;&quot;;[HX2D_i.K11]&amp;&quot;,&quot;&amp;[HX2D_j.K11];&quot;&quot;)" office:value-type="string" office:string-value="4,9">
            <text:p>4,9</text:p>
          </table:table-cell>
          <table:table-cell table:formula="oooc:=IF([HX2D_i.L11]&lt;&gt;&quot;&quot;;[HX2D_i.L11]&amp;&quot;,&quot;&amp;[HX2D_j.L11];&quot;&quot;)">
            <text:p/>
          </table:table-cell>
          <table:table-cell table:formula="oooc:=IF([HX2D_i.M11]&lt;&gt;&quot;&quot;;[HX2D_i.M11]&amp;&quot;,&quot;&amp;[HX2D_j.M11];&quot;&quot;)" office:value-type="string" office:string-value="5,9">
            <text:p>5,9</text:p>
          </table:table-cell>
          <table:table-cell table:formula="oooc:=IF([HX2D_i.N11]&lt;&gt;&quot;&quot;;[HX2D_i.N11]&amp;&quot;,&quot;&amp;[HX2D_j.N11];&quot;&quot;)">
            <text:p/>
          </table:table-cell>
          <table:table-cell table:formula="oooc:=IF([HX2D_i.O11]&lt;&gt;&quot;&quot;;[HX2D_i.O11]&amp;&quot;,&quot;&amp;[HX2D_j.O11];&quot;&quot;)" office:value-type="string" office:string-value="6,9">
            <text:p>6,9</text:p>
          </table:table-cell>
          <table:table-cell table:formula="oooc:=IF([HX2D_i.P11]&lt;&gt;&quot;&quot;;[HX2D_i.P11]&amp;&quot;,&quot;&amp;[HX2D_j.P11];&quot;&quot;)">
            <text:p/>
          </table:table-cell>
          <table:table-cell table:formula="oooc:=IF([HX2D_i.Q11]&lt;&gt;&quot;&quot;;[HX2D_i.Q11]&amp;&quot;,&quot;&amp;[HX2D_j.Q11];&quot;&quot;)" office:value-type="string" office:string-value="7,9">
            <text:p>7,9</text:p>
          </table:table-cell>
          <table:table-cell table:formula="oooc:=IF([HX2D_i.R11]&lt;&gt;&quot;&quot;;[HX2D_i.R11]&amp;&quot;,&quot;&amp;[HX2D_j.R11];&quot;&quot;)">
            <text:p/>
          </table:table-cell>
          <table:table-cell table:formula="oooc:=IF([HX2D_i.S11]&lt;&gt;&quot;&quot;;[HX2D_i.S11]&amp;&quot;,&quot;&amp;[HX2D_j.S11];&quot;&quot;)" office:value-type="string" office:string-value="8,9">
            <text:p>8,9</text:p>
          </table:table-cell>
          <table:table-cell table:formula="oooc:=IF([HX2D_i.T11]&lt;&gt;&quot;&quot;;[HX2D_i.T11]&amp;&quot;,&quot;&amp;[HX2D_j.T11];&quot;&quot;)">
            <text:p/>
          </table:table-cell>
          <table:table-cell table:formula="oooc:=IF([HX2D_i.U11]&lt;&gt;&quot;&quot;;[HX2D_i.U11]&amp;&quot;,&quot;&amp;[HX2D_j.U11];&quot;&quot;)" office:value-type="string" office:string-value="9,9">
            <text:p>9,9</text:p>
          </table:table-cell>
          <table:table-cell table:formula="oooc:=IF([HX2D_i.V11]&lt;&gt;&quot;&quot;;[HX2D_i.V11]&amp;&quot;,&quot;&amp;[HX2D_j.V11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table:formula="oooc:=IF([HX2D_i.B12]&lt;&gt;&quot;&quot;;[HX2D_i.B12]&amp;&quot;,&quot;&amp;[HX2D_j.B12];&quot;&quot;)" office:value-type="string" office:string-value="0,10">
            <text:p>0,10</text:p>
          </table:table-cell>
          <table:table-cell table:formula="oooc:=IF([HX2D_i.C12]&lt;&gt;&quot;&quot;;[HX2D_i.C12]&amp;&quot;,&quot;&amp;[HX2D_j.C12];&quot;&quot;)">
            <text:p/>
          </table:table-cell>
          <table:table-cell table:formula="oooc:=IF([HX2D_i.D12]&lt;&gt;&quot;&quot;;[HX2D_i.D12]&amp;&quot;,&quot;&amp;[HX2D_j.D12];&quot;&quot;)" office:value-type="string" office:string-value="1,10">
            <text:p>1,10</text:p>
          </table:table-cell>
          <table:table-cell table:formula="oooc:=IF([HX2D_i.E12]&lt;&gt;&quot;&quot;;[HX2D_i.E12]&amp;&quot;,&quot;&amp;[HX2D_j.E12];&quot;&quot;)">
            <text:p/>
          </table:table-cell>
          <table:table-cell table:formula="oooc:=IF([HX2D_i.F12]&lt;&gt;&quot;&quot;;[HX2D_i.F12]&amp;&quot;,&quot;&amp;[HX2D_j.F12];&quot;&quot;)" office:value-type="string" office:string-value="2,10">
            <text:p>2,10</text:p>
          </table:table-cell>
          <table:table-cell table:formula="oooc:=IF([HX2D_i.G12]&lt;&gt;&quot;&quot;;[HX2D_i.G12]&amp;&quot;,&quot;&amp;[HX2D_j.G12];&quot;&quot;)">
            <text:p/>
          </table:table-cell>
          <table:table-cell table:formula="oooc:=IF([HX2D_i.H12]&lt;&gt;&quot;&quot;;[HX2D_i.H12]&amp;&quot;,&quot;&amp;[HX2D_j.H12];&quot;&quot;)" office:value-type="string" office:string-value="3,10">
            <text:p>3,10</text:p>
          </table:table-cell>
          <table:table-cell table:formula="oooc:=IF([HX2D_i.I12]&lt;&gt;&quot;&quot;;[HX2D_i.I12]&amp;&quot;,&quot;&amp;[HX2D_j.I12];&quot;&quot;)">
            <text:p/>
          </table:table-cell>
          <table:table-cell table:formula="oooc:=IF([HX2D_i.J12]&lt;&gt;&quot;&quot;;[HX2D_i.J12]&amp;&quot;,&quot;&amp;[HX2D_j.J12];&quot;&quot;)" office:value-type="string" office:string-value="4,10">
            <text:p>4,10</text:p>
          </table:table-cell>
          <table:table-cell table:formula="oooc:=IF([HX2D_i.K12]&lt;&gt;&quot;&quot;;[HX2D_i.K12]&amp;&quot;,&quot;&amp;[HX2D_j.K12];&quot;&quot;)">
            <text:p/>
          </table:table-cell>
          <table:table-cell table:formula="oooc:=IF([HX2D_i.L12]&lt;&gt;&quot;&quot;;[HX2D_i.L12]&amp;&quot;,&quot;&amp;[HX2D_j.L12];&quot;&quot;)" office:value-type="string" office:string-value="5,10">
            <text:p>5,10</text:p>
          </table:table-cell>
          <table:table-cell table:formula="oooc:=IF([HX2D_i.M12]&lt;&gt;&quot;&quot;;[HX2D_i.M12]&amp;&quot;,&quot;&amp;[HX2D_j.M12];&quot;&quot;)">
            <text:p/>
          </table:table-cell>
          <table:table-cell table:formula="oooc:=IF([HX2D_i.N12]&lt;&gt;&quot;&quot;;[HX2D_i.N12]&amp;&quot;,&quot;&amp;[HX2D_j.N12];&quot;&quot;)" office:value-type="string" office:string-value="6,10">
            <text:p>6,10</text:p>
          </table:table-cell>
          <table:table-cell table:formula="oooc:=IF([HX2D_i.O12]&lt;&gt;&quot;&quot;;[HX2D_i.O12]&amp;&quot;,&quot;&amp;[HX2D_j.O12];&quot;&quot;)">
            <text:p/>
          </table:table-cell>
          <table:table-cell table:formula="oooc:=IF([HX2D_i.P12]&lt;&gt;&quot;&quot;;[HX2D_i.P12]&amp;&quot;,&quot;&amp;[HX2D_j.P12];&quot;&quot;)" office:value-type="string" office:string-value="7,10">
            <text:p>7,10</text:p>
          </table:table-cell>
          <table:table-cell table:formula="oooc:=IF([HX2D_i.Q12]&lt;&gt;&quot;&quot;;[HX2D_i.Q12]&amp;&quot;,&quot;&amp;[HX2D_j.Q12];&quot;&quot;)">
            <text:p/>
          </table:table-cell>
          <table:table-cell table:formula="oooc:=IF([HX2D_i.R12]&lt;&gt;&quot;&quot;;[HX2D_i.R12]&amp;&quot;,&quot;&amp;[HX2D_j.R12];&quot;&quot;)" office:value-type="string" office:string-value="8,10">
            <text:p>8,10</text:p>
          </table:table-cell>
          <table:table-cell table:formula="oooc:=IF([HX2D_i.S12]&lt;&gt;&quot;&quot;;[HX2D_i.S12]&amp;&quot;,&quot;&amp;[HX2D_j.S12];&quot;&quot;)">
            <text:p/>
          </table:table-cell>
          <table:table-cell table:formula="oooc:=IF([HX2D_i.T12]&lt;&gt;&quot;&quot;;[HX2D_i.T12]&amp;&quot;,&quot;&amp;[HX2D_j.T12];&quot;&quot;)" office:value-type="string" office:string-value="9,10">
            <text:p>9,10</text:p>
          </table:table-cell>
          <table:table-cell table:formula="oooc:=IF([HX2D_i.U12]&lt;&gt;&quot;&quot;;[HX2D_i.U12]&amp;&quot;,&quot;&amp;[HX2D_j.U12];&quot;&quot;)">
            <text:p/>
          </table:table-cell>
          <table:table-cell table:formula="oooc:=IF([HX2D_i.V12]&lt;&gt;&quot;&quot;;[HX2D_i.V12]&amp;&quot;,&quot;&amp;[HX2D_j.V12];&quot;&quot;)" office:value-type="string" office:string-value="10,10">
            <text:p>10,10</text:p>
          </table:table-cell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table:formula="oooc:=IF([HX2D_i.B13]&lt;&gt;&quot;&quot;;[HX2D_i.B13]&amp;&quot;,&quot;&amp;[HX2D_j.B13];&quot;&quot;)">
            <text:p/>
          </table:table-cell>
          <table:table-cell table:formula="oooc:=IF([HX2D_i.C13]&lt;&gt;&quot;&quot;;[HX2D_i.C13]&amp;&quot;,&quot;&amp;[HX2D_j.C13];&quot;&quot;)" office:value-type="string" office:string-value="0,11">
            <text:p>0,11</text:p>
          </table:table-cell>
          <table:table-cell table:formula="oooc:=IF([HX2D_i.D13]&lt;&gt;&quot;&quot;;[HX2D_i.D13]&amp;&quot;,&quot;&amp;[HX2D_j.D13];&quot;&quot;)">
            <text:p/>
          </table:table-cell>
          <table:table-cell table:formula="oooc:=IF([HX2D_i.E13]&lt;&gt;&quot;&quot;;[HX2D_i.E13]&amp;&quot;,&quot;&amp;[HX2D_j.E13];&quot;&quot;)" office:value-type="string" office:string-value="1,11">
            <text:p>1,11</text:p>
          </table:table-cell>
          <table:table-cell table:formula="oooc:=IF([HX2D_i.F13]&lt;&gt;&quot;&quot;;[HX2D_i.F13]&amp;&quot;,&quot;&amp;[HX2D_j.F13];&quot;&quot;)">
            <text:p/>
          </table:table-cell>
          <table:table-cell table:formula="oooc:=IF([HX2D_i.G13]&lt;&gt;&quot;&quot;;[HX2D_i.G13]&amp;&quot;,&quot;&amp;[HX2D_j.G13];&quot;&quot;)" office:value-type="string" office:string-value="2,11">
            <text:p>2,11</text:p>
          </table:table-cell>
          <table:table-cell table:formula="oooc:=IF([HX2D_i.H13]&lt;&gt;&quot;&quot;;[HX2D_i.H13]&amp;&quot;,&quot;&amp;[HX2D_j.H13];&quot;&quot;)">
            <text:p/>
          </table:table-cell>
          <table:table-cell table:formula="oooc:=IF([HX2D_i.I13]&lt;&gt;&quot;&quot;;[HX2D_i.I13]&amp;&quot;,&quot;&amp;[HX2D_j.I13];&quot;&quot;)" office:value-type="string" office:string-value="3,11">
            <text:p>3,11</text:p>
          </table:table-cell>
          <table:table-cell table:formula="oooc:=IF([HX2D_i.J13]&lt;&gt;&quot;&quot;;[HX2D_i.J13]&amp;&quot;,&quot;&amp;[HX2D_j.J13];&quot;&quot;)">
            <text:p/>
          </table:table-cell>
          <table:table-cell table:formula="oooc:=IF([HX2D_i.K13]&lt;&gt;&quot;&quot;;[HX2D_i.K13]&amp;&quot;,&quot;&amp;[HX2D_j.K13];&quot;&quot;)" office:value-type="string" office:string-value="4,11">
            <text:p>4,11</text:p>
          </table:table-cell>
          <table:table-cell table:formula="oooc:=IF([HX2D_i.L13]&lt;&gt;&quot;&quot;;[HX2D_i.L13]&amp;&quot;,&quot;&amp;[HX2D_j.L13];&quot;&quot;)">
            <text:p/>
          </table:table-cell>
          <table:table-cell table:formula="oooc:=IF([HX2D_i.M13]&lt;&gt;&quot;&quot;;[HX2D_i.M13]&amp;&quot;,&quot;&amp;[HX2D_j.M13];&quot;&quot;)" office:value-type="string" office:string-value="5,11">
            <text:p>5,11</text:p>
          </table:table-cell>
          <table:table-cell table:formula="oooc:=IF([HX2D_i.N13]&lt;&gt;&quot;&quot;;[HX2D_i.N13]&amp;&quot;,&quot;&amp;[HX2D_j.N13];&quot;&quot;)">
            <text:p/>
          </table:table-cell>
          <table:table-cell table:formula="oooc:=IF([HX2D_i.O13]&lt;&gt;&quot;&quot;;[HX2D_i.O13]&amp;&quot;,&quot;&amp;[HX2D_j.O13];&quot;&quot;)" office:value-type="string" office:string-value="6,11">
            <text:p>6,11</text:p>
          </table:table-cell>
          <table:table-cell table:formula="oooc:=IF([HX2D_i.P13]&lt;&gt;&quot;&quot;;[HX2D_i.P13]&amp;&quot;,&quot;&amp;[HX2D_j.P13];&quot;&quot;)">
            <text:p/>
          </table:table-cell>
          <table:table-cell table:formula="oooc:=IF([HX2D_i.Q13]&lt;&gt;&quot;&quot;;[HX2D_i.Q13]&amp;&quot;,&quot;&amp;[HX2D_j.Q13];&quot;&quot;)" office:value-type="string" office:string-value="7,11">
            <text:p>7,11</text:p>
          </table:table-cell>
          <table:table-cell table:formula="oooc:=IF([HX2D_i.R13]&lt;&gt;&quot;&quot;;[HX2D_i.R13]&amp;&quot;,&quot;&amp;[HX2D_j.R13];&quot;&quot;)">
            <text:p/>
          </table:table-cell>
          <table:table-cell table:formula="oooc:=IF([HX2D_i.S13]&lt;&gt;&quot;&quot;;[HX2D_i.S13]&amp;&quot;,&quot;&amp;[HX2D_j.S13];&quot;&quot;)" office:value-type="string" office:string-value="8,11">
            <text:p>8,11</text:p>
          </table:table-cell>
          <table:table-cell table:formula="oooc:=IF([HX2D_i.T13]&lt;&gt;&quot;&quot;;[HX2D_i.T13]&amp;&quot;,&quot;&amp;[HX2D_j.T13];&quot;&quot;)">
            <text:p/>
          </table:table-cell>
          <table:table-cell table:formula="oooc:=IF([HX2D_i.U13]&lt;&gt;&quot;&quot;;[HX2D_i.U13]&amp;&quot;,&quot;&amp;[HX2D_j.U13];&quot;&quot;)" office:value-type="string" office:string-value="9,11">
            <text:p>9,11</text:p>
          </table:table-cell>
          <table:table-cell table:formula="oooc:=IF([HX2D_i.V13]&lt;&gt;&quot;&quot;;[HX2D_i.V13]&amp;&quot;,&quot;&amp;[HX2D_j.V13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formula="oooc:=IF([HX2D_i.B14]&lt;&gt;&quot;&quot;;[HX2D_i.B14]&amp;&quot;,&quot;&amp;[HX2D_j.B14];&quot;&quot;)" office:value-type="string" office:string-value="0,12">
            <text:p>0,12</text:p>
          </table:table-cell>
          <table:table-cell table:formula="oooc:=IF([HX2D_i.C14]&lt;&gt;&quot;&quot;;[HX2D_i.C14]&amp;&quot;,&quot;&amp;[HX2D_j.C14];&quot;&quot;)">
            <text:p/>
          </table:table-cell>
          <table:table-cell table:formula="oooc:=IF([HX2D_i.D14]&lt;&gt;&quot;&quot;;[HX2D_i.D14]&amp;&quot;,&quot;&amp;[HX2D_j.D14];&quot;&quot;)" office:value-type="string" office:string-value="1,12">
            <text:p>1,12</text:p>
          </table:table-cell>
          <table:table-cell table:formula="oooc:=IF([HX2D_i.E14]&lt;&gt;&quot;&quot;;[HX2D_i.E14]&amp;&quot;,&quot;&amp;[HX2D_j.E14];&quot;&quot;)">
            <text:p/>
          </table:table-cell>
          <table:table-cell table:formula="oooc:=IF([HX2D_i.F14]&lt;&gt;&quot;&quot;;[HX2D_i.F14]&amp;&quot;,&quot;&amp;[HX2D_j.F14];&quot;&quot;)" office:value-type="string" office:string-value="2,12">
            <text:p>2,12</text:p>
          </table:table-cell>
          <table:table-cell table:formula="oooc:=IF([HX2D_i.G14]&lt;&gt;&quot;&quot;;[HX2D_i.G14]&amp;&quot;,&quot;&amp;[HX2D_j.G14];&quot;&quot;)">
            <text:p/>
          </table:table-cell>
          <table:table-cell table:formula="oooc:=IF([HX2D_i.H14]&lt;&gt;&quot;&quot;;[HX2D_i.H14]&amp;&quot;,&quot;&amp;[HX2D_j.H14];&quot;&quot;)" office:value-type="string" office:string-value="3,12">
            <text:p>3,12</text:p>
          </table:table-cell>
          <table:table-cell table:formula="oooc:=IF([HX2D_i.I14]&lt;&gt;&quot;&quot;;[HX2D_i.I14]&amp;&quot;,&quot;&amp;[HX2D_j.I14];&quot;&quot;)">
            <text:p/>
          </table:table-cell>
          <table:table-cell table:formula="oooc:=IF([HX2D_i.J14]&lt;&gt;&quot;&quot;;[HX2D_i.J14]&amp;&quot;,&quot;&amp;[HX2D_j.J14];&quot;&quot;)" office:value-type="string" office:string-value="4,12">
            <text:p>4,12</text:p>
          </table:table-cell>
          <table:table-cell table:formula="oooc:=IF([HX2D_i.K14]&lt;&gt;&quot;&quot;;[HX2D_i.K14]&amp;&quot;,&quot;&amp;[HX2D_j.K14];&quot;&quot;)">
            <text:p/>
          </table:table-cell>
          <table:table-cell table:formula="oooc:=IF([HX2D_i.L14]&lt;&gt;&quot;&quot;;[HX2D_i.L14]&amp;&quot;,&quot;&amp;[HX2D_j.L14];&quot;&quot;)" office:value-type="string" office:string-value="5,12">
            <text:p>5,12</text:p>
          </table:table-cell>
          <table:table-cell table:formula="oooc:=IF([HX2D_i.M14]&lt;&gt;&quot;&quot;;[HX2D_i.M14]&amp;&quot;,&quot;&amp;[HX2D_j.M14];&quot;&quot;)">
            <text:p/>
          </table:table-cell>
          <table:table-cell table:formula="oooc:=IF([HX2D_i.N14]&lt;&gt;&quot;&quot;;[HX2D_i.N14]&amp;&quot;,&quot;&amp;[HX2D_j.N14];&quot;&quot;)" office:value-type="string" office:string-value="6,12">
            <text:p>6,12</text:p>
          </table:table-cell>
          <table:table-cell table:formula="oooc:=IF([HX2D_i.O14]&lt;&gt;&quot;&quot;;[HX2D_i.O14]&amp;&quot;,&quot;&amp;[HX2D_j.O14];&quot;&quot;)">
            <text:p/>
          </table:table-cell>
          <table:table-cell table:formula="oooc:=IF([HX2D_i.P14]&lt;&gt;&quot;&quot;;[HX2D_i.P14]&amp;&quot;,&quot;&amp;[HX2D_j.P14];&quot;&quot;)" office:value-type="string" office:string-value="7,12">
            <text:p>7,12</text:p>
          </table:table-cell>
          <table:table-cell table:formula="oooc:=IF([HX2D_i.Q14]&lt;&gt;&quot;&quot;;[HX2D_i.Q14]&amp;&quot;,&quot;&amp;[HX2D_j.Q14];&quot;&quot;)">
            <text:p/>
          </table:table-cell>
          <table:table-cell table:formula="oooc:=IF([HX2D_i.R14]&lt;&gt;&quot;&quot;;[HX2D_i.R14]&amp;&quot;,&quot;&amp;[HX2D_j.R14];&quot;&quot;)" office:value-type="string" office:string-value="8,12">
            <text:p>8,12</text:p>
          </table:table-cell>
          <table:table-cell table:formula="oooc:=IF([HX2D_i.S14]&lt;&gt;&quot;&quot;;[HX2D_i.S14]&amp;&quot;,&quot;&amp;[HX2D_j.S14];&quot;&quot;)">
            <text:p/>
          </table:table-cell>
          <table:table-cell table:formula="oooc:=IF([HX2D_i.T14]&lt;&gt;&quot;&quot;;[HX2D_i.T14]&amp;&quot;,&quot;&amp;[HX2D_j.T14];&quot;&quot;)" office:value-type="string" office:string-value="9,12">
            <text:p>9,12</text:p>
          </table:table-cell>
          <table:table-cell table:formula="oooc:=IF([HX2D_i.U14]&lt;&gt;&quot;&quot;;[HX2D_i.U14]&amp;&quot;,&quot;&amp;[HX2D_j.U14];&quot;&quot;)">
            <text:p/>
          </table:table-cell>
          <table:table-cell table:formula="oooc:=IF([HX2D_i.V14]&lt;&gt;&quot;&quot;;[HX2D_i.V14]&amp;&quot;,&quot;&amp;[HX2D_j.V14];&quot;&quot;)" office:value-type="string" office:string-value="10,12">
            <text:p>10,12</text:p>
          </table:table-cell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table:formula="oooc:=IF([HX2D_i.B15]&lt;&gt;&quot;&quot;;[HX2D_i.B15]&amp;&quot;,&quot;&amp;[HX2D_j.B15];&quot;&quot;)">
            <text:p/>
          </table:table-cell>
          <table:table-cell table:formula="oooc:=IF([HX2D_i.C15]&lt;&gt;&quot;&quot;;[HX2D_i.C15]&amp;&quot;,&quot;&amp;[HX2D_j.C15];&quot;&quot;)" office:value-type="string" office:string-value="0,13">
            <text:p>0,13</text:p>
          </table:table-cell>
          <table:table-cell table:formula="oooc:=IF([HX2D_i.D15]&lt;&gt;&quot;&quot;;[HX2D_i.D15]&amp;&quot;,&quot;&amp;[HX2D_j.D15];&quot;&quot;)">
            <text:p/>
          </table:table-cell>
          <table:table-cell table:formula="oooc:=IF([HX2D_i.E15]&lt;&gt;&quot;&quot;;[HX2D_i.E15]&amp;&quot;,&quot;&amp;[HX2D_j.E15];&quot;&quot;)" office:value-type="string" office:string-value="1,13">
            <text:p>1,13</text:p>
          </table:table-cell>
          <table:table-cell table:formula="oooc:=IF([HX2D_i.F15]&lt;&gt;&quot;&quot;;[HX2D_i.F15]&amp;&quot;,&quot;&amp;[HX2D_j.F15];&quot;&quot;)">
            <text:p/>
          </table:table-cell>
          <table:table-cell table:formula="oooc:=IF([HX2D_i.G15]&lt;&gt;&quot;&quot;;[HX2D_i.G15]&amp;&quot;,&quot;&amp;[HX2D_j.G15];&quot;&quot;)" office:value-type="string" office:string-value="2,13">
            <text:p>2,13</text:p>
          </table:table-cell>
          <table:table-cell table:formula="oooc:=IF([HX2D_i.H15]&lt;&gt;&quot;&quot;;[HX2D_i.H15]&amp;&quot;,&quot;&amp;[HX2D_j.H15];&quot;&quot;)">
            <text:p/>
          </table:table-cell>
          <table:table-cell table:formula="oooc:=IF([HX2D_i.I15]&lt;&gt;&quot;&quot;;[HX2D_i.I15]&amp;&quot;,&quot;&amp;[HX2D_j.I15];&quot;&quot;)" office:value-type="string" office:string-value="3,13">
            <text:p>3,13</text:p>
          </table:table-cell>
          <table:table-cell table:formula="oooc:=IF([HX2D_i.J15]&lt;&gt;&quot;&quot;;[HX2D_i.J15]&amp;&quot;,&quot;&amp;[HX2D_j.J15];&quot;&quot;)">
            <text:p/>
          </table:table-cell>
          <table:table-cell table:formula="oooc:=IF([HX2D_i.K15]&lt;&gt;&quot;&quot;;[HX2D_i.K15]&amp;&quot;,&quot;&amp;[HX2D_j.K15];&quot;&quot;)" office:value-type="string" office:string-value="4,13">
            <text:p>4,13</text:p>
          </table:table-cell>
          <table:table-cell table:formula="oooc:=IF([HX2D_i.L15]&lt;&gt;&quot;&quot;;[HX2D_i.L15]&amp;&quot;,&quot;&amp;[HX2D_j.L15];&quot;&quot;)">
            <text:p/>
          </table:table-cell>
          <table:table-cell table:formula="oooc:=IF([HX2D_i.M15]&lt;&gt;&quot;&quot;;[HX2D_i.M15]&amp;&quot;,&quot;&amp;[HX2D_j.M15];&quot;&quot;)" office:value-type="string" office:string-value="5,13">
            <text:p>5,13</text:p>
          </table:table-cell>
          <table:table-cell table:formula="oooc:=IF([HX2D_i.N15]&lt;&gt;&quot;&quot;;[HX2D_i.N15]&amp;&quot;,&quot;&amp;[HX2D_j.N15];&quot;&quot;)">
            <text:p/>
          </table:table-cell>
          <table:table-cell table:formula="oooc:=IF([HX2D_i.O15]&lt;&gt;&quot;&quot;;[HX2D_i.O15]&amp;&quot;,&quot;&amp;[HX2D_j.O15];&quot;&quot;)" office:value-type="string" office:string-value="6,13">
            <text:p>6,13</text:p>
          </table:table-cell>
          <table:table-cell table:formula="oooc:=IF([HX2D_i.P15]&lt;&gt;&quot;&quot;;[HX2D_i.P15]&amp;&quot;,&quot;&amp;[HX2D_j.P15];&quot;&quot;)">
            <text:p/>
          </table:table-cell>
          <table:table-cell table:formula="oooc:=IF([HX2D_i.Q15]&lt;&gt;&quot;&quot;;[HX2D_i.Q15]&amp;&quot;,&quot;&amp;[HX2D_j.Q15];&quot;&quot;)" office:value-type="string" office:string-value="7,13">
            <text:p>7,13</text:p>
          </table:table-cell>
          <table:table-cell table:formula="oooc:=IF([HX2D_i.R15]&lt;&gt;&quot;&quot;;[HX2D_i.R15]&amp;&quot;,&quot;&amp;[HX2D_j.R15];&quot;&quot;)">
            <text:p/>
          </table:table-cell>
          <table:table-cell table:formula="oooc:=IF([HX2D_i.S15]&lt;&gt;&quot;&quot;;[HX2D_i.S15]&amp;&quot;,&quot;&amp;[HX2D_j.S15];&quot;&quot;)" office:value-type="string" office:string-value="8,13">
            <text:p>8,13</text:p>
          </table:table-cell>
          <table:table-cell table:formula="oooc:=IF([HX2D_i.T15]&lt;&gt;&quot;&quot;;[HX2D_i.T15]&amp;&quot;,&quot;&amp;[HX2D_j.T15];&quot;&quot;)">
            <text:p/>
          </table:table-cell>
          <table:table-cell table:formula="oooc:=IF([HX2D_i.U15]&lt;&gt;&quot;&quot;;[HX2D_i.U15]&amp;&quot;,&quot;&amp;[HX2D_j.U15];&quot;&quot;)" office:value-type="string" office:string-value="9,13">
            <text:p>9,13</text:p>
          </table:table-cell>
          <table:table-cell table:formula="oooc:=IF([HX2D_i.V15]&lt;&gt;&quot;&quot;;[HX2D_i.V15]&amp;&quot;,&quot;&amp;[HX2D_j.V15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table:formula="oooc:=IF([HX2D_i.B16]&lt;&gt;&quot;&quot;;[HX2D_i.B16]&amp;&quot;,&quot;&amp;[HX2D_j.B16];&quot;&quot;)" office:value-type="string" office:string-value="0,14">
            <text:p>0,14</text:p>
          </table:table-cell>
          <table:table-cell table:formula="oooc:=IF([HX2D_i.C16]&lt;&gt;&quot;&quot;;[HX2D_i.C16]&amp;&quot;,&quot;&amp;[HX2D_j.C16];&quot;&quot;)">
            <text:p/>
          </table:table-cell>
          <table:table-cell table:formula="oooc:=IF([HX2D_i.D16]&lt;&gt;&quot;&quot;;[HX2D_i.D16]&amp;&quot;,&quot;&amp;[HX2D_j.D16];&quot;&quot;)" office:value-type="string" office:string-value="1,14">
            <text:p>1,14</text:p>
          </table:table-cell>
          <table:table-cell table:formula="oooc:=IF([HX2D_i.E16]&lt;&gt;&quot;&quot;;[HX2D_i.E16]&amp;&quot;,&quot;&amp;[HX2D_j.E16];&quot;&quot;)">
            <text:p/>
          </table:table-cell>
          <table:table-cell table:formula="oooc:=IF([HX2D_i.F16]&lt;&gt;&quot;&quot;;[HX2D_i.F16]&amp;&quot;,&quot;&amp;[HX2D_j.F16];&quot;&quot;)" office:value-type="string" office:string-value="2,14">
            <text:p>2,14</text:p>
          </table:table-cell>
          <table:table-cell table:formula="oooc:=IF([HX2D_i.G16]&lt;&gt;&quot;&quot;;[HX2D_i.G16]&amp;&quot;,&quot;&amp;[HX2D_j.G16];&quot;&quot;)">
            <text:p/>
          </table:table-cell>
          <table:table-cell table:formula="oooc:=IF([HX2D_i.H16]&lt;&gt;&quot;&quot;;[HX2D_i.H16]&amp;&quot;,&quot;&amp;[HX2D_j.H16];&quot;&quot;)" office:value-type="string" office:string-value="3,14">
            <text:p>3,14</text:p>
          </table:table-cell>
          <table:table-cell table:formula="oooc:=IF([HX2D_i.I16]&lt;&gt;&quot;&quot;;[HX2D_i.I16]&amp;&quot;,&quot;&amp;[HX2D_j.I16];&quot;&quot;)">
            <text:p/>
          </table:table-cell>
          <table:table-cell table:formula="oooc:=IF([HX2D_i.J16]&lt;&gt;&quot;&quot;;[HX2D_i.J16]&amp;&quot;,&quot;&amp;[HX2D_j.J16];&quot;&quot;)" office:value-type="string" office:string-value="4,14">
            <text:p>4,14</text:p>
          </table:table-cell>
          <table:table-cell table:formula="oooc:=IF([HX2D_i.K16]&lt;&gt;&quot;&quot;;[HX2D_i.K16]&amp;&quot;,&quot;&amp;[HX2D_j.K16];&quot;&quot;)">
            <text:p/>
          </table:table-cell>
          <table:table-cell table:formula="oooc:=IF([HX2D_i.L16]&lt;&gt;&quot;&quot;;[HX2D_i.L16]&amp;&quot;,&quot;&amp;[HX2D_j.L16];&quot;&quot;)" office:value-type="string" office:string-value="5,14">
            <text:p>5,14</text:p>
          </table:table-cell>
          <table:table-cell table:formula="oooc:=IF([HX2D_i.M16]&lt;&gt;&quot;&quot;;[HX2D_i.M16]&amp;&quot;,&quot;&amp;[HX2D_j.M16];&quot;&quot;)">
            <text:p/>
          </table:table-cell>
          <table:table-cell table:formula="oooc:=IF([HX2D_i.N16]&lt;&gt;&quot;&quot;;[HX2D_i.N16]&amp;&quot;,&quot;&amp;[HX2D_j.N16];&quot;&quot;)" office:value-type="string" office:string-value="6,14">
            <text:p>6,14</text:p>
          </table:table-cell>
          <table:table-cell table:formula="oooc:=IF([HX2D_i.O16]&lt;&gt;&quot;&quot;;[HX2D_i.O16]&amp;&quot;,&quot;&amp;[HX2D_j.O16];&quot;&quot;)">
            <text:p/>
          </table:table-cell>
          <table:table-cell table:formula="oooc:=IF([HX2D_i.P16]&lt;&gt;&quot;&quot;;[HX2D_i.P16]&amp;&quot;,&quot;&amp;[HX2D_j.P16];&quot;&quot;)" office:value-type="string" office:string-value="7,14">
            <text:p>7,14</text:p>
          </table:table-cell>
          <table:table-cell table:formula="oooc:=IF([HX2D_i.Q16]&lt;&gt;&quot;&quot;;[HX2D_i.Q16]&amp;&quot;,&quot;&amp;[HX2D_j.Q16];&quot;&quot;)">
            <text:p/>
          </table:table-cell>
          <table:table-cell table:formula="oooc:=IF([HX2D_i.R16]&lt;&gt;&quot;&quot;;[HX2D_i.R16]&amp;&quot;,&quot;&amp;[HX2D_j.R16];&quot;&quot;)" office:value-type="string" office:string-value="8,14">
            <text:p>8,14</text:p>
          </table:table-cell>
          <table:table-cell table:formula="oooc:=IF([HX2D_i.S16]&lt;&gt;&quot;&quot;;[HX2D_i.S16]&amp;&quot;,&quot;&amp;[HX2D_j.S16];&quot;&quot;)">
            <text:p/>
          </table:table-cell>
          <table:table-cell table:formula="oooc:=IF([HX2D_i.T16]&lt;&gt;&quot;&quot;;[HX2D_i.T16]&amp;&quot;,&quot;&amp;[HX2D_j.T16];&quot;&quot;)" office:value-type="string" office:string-value="9,14">
            <text:p>9,14</text:p>
          </table:table-cell>
          <table:table-cell table:formula="oooc:=IF([HX2D_i.U16]&lt;&gt;&quot;&quot;;[HX2D_i.U16]&amp;&quot;,&quot;&amp;[HX2D_j.U16];&quot;&quot;)">
            <text:p/>
          </table:table-cell>
          <table:table-cell table:formula="oooc:=IF([HX2D_i.V16]&lt;&gt;&quot;&quot;;[HX2D_i.V16]&amp;&quot;,&quot;&amp;[HX2D_j.V16];&quot;&quot;)" office:value-type="string" office:string-value="10,14">
            <text:p>10,14</text:p>
          </table:table-cell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table:formula="oooc:=IF([HX2D_i.B17]&lt;&gt;&quot;&quot;;[HX2D_i.B17]&amp;&quot;,&quot;&amp;[HX2D_j.B17];&quot;&quot;)">
            <text:p/>
          </table:table-cell>
          <table:table-cell table:formula="oooc:=IF([HX2D_i.C17]&lt;&gt;&quot;&quot;;[HX2D_i.C17]&amp;&quot;,&quot;&amp;[HX2D_j.C17];&quot;&quot;)" office:value-type="string" office:string-value="0,15">
            <text:p>0,15</text:p>
          </table:table-cell>
          <table:table-cell table:formula="oooc:=IF([HX2D_i.D17]&lt;&gt;&quot;&quot;;[HX2D_i.D17]&amp;&quot;,&quot;&amp;[HX2D_j.D17];&quot;&quot;)">
            <text:p/>
          </table:table-cell>
          <table:table-cell table:formula="oooc:=IF([HX2D_i.E17]&lt;&gt;&quot;&quot;;[HX2D_i.E17]&amp;&quot;,&quot;&amp;[HX2D_j.E17];&quot;&quot;)" office:value-type="string" office:string-value="1,15">
            <text:p>1,15</text:p>
          </table:table-cell>
          <table:table-cell table:formula="oooc:=IF([HX2D_i.F17]&lt;&gt;&quot;&quot;;[HX2D_i.F17]&amp;&quot;,&quot;&amp;[HX2D_j.F17];&quot;&quot;)">
            <text:p/>
          </table:table-cell>
          <table:table-cell table:formula="oooc:=IF([HX2D_i.G17]&lt;&gt;&quot;&quot;;[HX2D_i.G17]&amp;&quot;,&quot;&amp;[HX2D_j.G17];&quot;&quot;)" office:value-type="string" office:string-value="2,15">
            <text:p>2,15</text:p>
          </table:table-cell>
          <table:table-cell table:formula="oooc:=IF([HX2D_i.H17]&lt;&gt;&quot;&quot;;[HX2D_i.H17]&amp;&quot;,&quot;&amp;[HX2D_j.H17];&quot;&quot;)">
            <text:p/>
          </table:table-cell>
          <table:table-cell table:formula="oooc:=IF([HX2D_i.I17]&lt;&gt;&quot;&quot;;[HX2D_i.I17]&amp;&quot;,&quot;&amp;[HX2D_j.I17];&quot;&quot;)" office:value-type="string" office:string-value="3,15">
            <text:p>3,15</text:p>
          </table:table-cell>
          <table:table-cell table:formula="oooc:=IF([HX2D_i.J17]&lt;&gt;&quot;&quot;;[HX2D_i.J17]&amp;&quot;,&quot;&amp;[HX2D_j.J17];&quot;&quot;)">
            <text:p/>
          </table:table-cell>
          <table:table-cell table:formula="oooc:=IF([HX2D_i.K17]&lt;&gt;&quot;&quot;;[HX2D_i.K17]&amp;&quot;,&quot;&amp;[HX2D_j.K17];&quot;&quot;)" office:value-type="string" office:string-value="4,15">
            <text:p>4,15</text:p>
          </table:table-cell>
          <table:table-cell table:formula="oooc:=IF([HX2D_i.L17]&lt;&gt;&quot;&quot;;[HX2D_i.L17]&amp;&quot;,&quot;&amp;[HX2D_j.L17];&quot;&quot;)">
            <text:p/>
          </table:table-cell>
          <table:table-cell table:formula="oooc:=IF([HX2D_i.M17]&lt;&gt;&quot;&quot;;[HX2D_i.M17]&amp;&quot;,&quot;&amp;[HX2D_j.M17];&quot;&quot;)" office:value-type="string" office:string-value="5,15">
            <text:p>5,15</text:p>
          </table:table-cell>
          <table:table-cell table:formula="oooc:=IF([HX2D_i.N17]&lt;&gt;&quot;&quot;;[HX2D_i.N17]&amp;&quot;,&quot;&amp;[HX2D_j.N17];&quot;&quot;)">
            <text:p/>
          </table:table-cell>
          <table:table-cell table:formula="oooc:=IF([HX2D_i.O17]&lt;&gt;&quot;&quot;;[HX2D_i.O17]&amp;&quot;,&quot;&amp;[HX2D_j.O17];&quot;&quot;)" office:value-type="string" office:string-value="6,15">
            <text:p>6,15</text:p>
          </table:table-cell>
          <table:table-cell table:formula="oooc:=IF([HX2D_i.P17]&lt;&gt;&quot;&quot;;[HX2D_i.P17]&amp;&quot;,&quot;&amp;[HX2D_j.P17];&quot;&quot;)">
            <text:p/>
          </table:table-cell>
          <table:table-cell table:formula="oooc:=IF([HX2D_i.Q17]&lt;&gt;&quot;&quot;;[HX2D_i.Q17]&amp;&quot;,&quot;&amp;[HX2D_j.Q17];&quot;&quot;)" office:value-type="string" office:string-value="7,15">
            <text:p>7,15</text:p>
          </table:table-cell>
          <table:table-cell table:formula="oooc:=IF([HX2D_i.R17]&lt;&gt;&quot;&quot;;[HX2D_i.R17]&amp;&quot;,&quot;&amp;[HX2D_j.R17];&quot;&quot;)">
            <text:p/>
          </table:table-cell>
          <table:table-cell table:formula="oooc:=IF([HX2D_i.S17]&lt;&gt;&quot;&quot;;[HX2D_i.S17]&amp;&quot;,&quot;&amp;[HX2D_j.S17];&quot;&quot;)" office:value-type="string" office:string-value="8,15">
            <text:p>8,15</text:p>
          </table:table-cell>
          <table:table-cell table:formula="oooc:=IF([HX2D_i.T17]&lt;&gt;&quot;&quot;;[HX2D_i.T17]&amp;&quot;,&quot;&amp;[HX2D_j.T17];&quot;&quot;)">
            <text:p/>
          </table:table-cell>
          <table:table-cell table:formula="oooc:=IF([HX2D_i.U17]&lt;&gt;&quot;&quot;;[HX2D_i.U17]&amp;&quot;,&quot;&amp;[HX2D_j.U17];&quot;&quot;)" office:value-type="string" office:string-value="9,15">
            <text:p>9,15</text:p>
          </table:table-cell>
          <table:table-cell table:formula="oooc:=IF([HX2D_i.V17]&lt;&gt;&quot;&quot;;[HX2D_i.V17]&amp;&quot;,&quot;&amp;[HX2D_j.V17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table:formula="oooc:=IF([HX2D_i.B18]&lt;&gt;&quot;&quot;;[HX2D_i.B18]&amp;&quot;,&quot;&amp;[HX2D_j.B18];&quot;&quot;)" office:value-type="string" office:string-value="0,16">
            <text:p>0,16</text:p>
          </table:table-cell>
          <table:table-cell table:formula="oooc:=IF([HX2D_i.C18]&lt;&gt;&quot;&quot;;[HX2D_i.C18]&amp;&quot;,&quot;&amp;[HX2D_j.C18];&quot;&quot;)">
            <text:p/>
          </table:table-cell>
          <table:table-cell table:formula="oooc:=IF([HX2D_i.D18]&lt;&gt;&quot;&quot;;[HX2D_i.D18]&amp;&quot;,&quot;&amp;[HX2D_j.D18];&quot;&quot;)" office:value-type="string" office:string-value="1,16">
            <text:p>1,16</text:p>
          </table:table-cell>
          <table:table-cell table:formula="oooc:=IF([HX2D_i.E18]&lt;&gt;&quot;&quot;;[HX2D_i.E18]&amp;&quot;,&quot;&amp;[HX2D_j.E18];&quot;&quot;)">
            <text:p/>
          </table:table-cell>
          <table:table-cell table:formula="oooc:=IF([HX2D_i.F18]&lt;&gt;&quot;&quot;;[HX2D_i.F18]&amp;&quot;,&quot;&amp;[HX2D_j.F18];&quot;&quot;)" office:value-type="string" office:string-value="2,16">
            <text:p>2,16</text:p>
          </table:table-cell>
          <table:table-cell table:formula="oooc:=IF([HX2D_i.G18]&lt;&gt;&quot;&quot;;[HX2D_i.G18]&amp;&quot;,&quot;&amp;[HX2D_j.G18];&quot;&quot;)">
            <text:p/>
          </table:table-cell>
          <table:table-cell table:formula="oooc:=IF([HX2D_i.H18]&lt;&gt;&quot;&quot;;[HX2D_i.H18]&amp;&quot;,&quot;&amp;[HX2D_j.H18];&quot;&quot;)" office:value-type="string" office:string-value="3,16">
            <text:p>3,16</text:p>
          </table:table-cell>
          <table:table-cell table:formula="oooc:=IF([HX2D_i.I18]&lt;&gt;&quot;&quot;;[HX2D_i.I18]&amp;&quot;,&quot;&amp;[HX2D_j.I18];&quot;&quot;)">
            <text:p/>
          </table:table-cell>
          <table:table-cell table:formula="oooc:=IF([HX2D_i.J18]&lt;&gt;&quot;&quot;;[HX2D_i.J18]&amp;&quot;,&quot;&amp;[HX2D_j.J18];&quot;&quot;)" office:value-type="string" office:string-value="4,16">
            <text:p>4,16</text:p>
          </table:table-cell>
          <table:table-cell table:formula="oooc:=IF([HX2D_i.K18]&lt;&gt;&quot;&quot;;[HX2D_i.K18]&amp;&quot;,&quot;&amp;[HX2D_j.K18];&quot;&quot;)">
            <text:p/>
          </table:table-cell>
          <table:table-cell table:formula="oooc:=IF([HX2D_i.L18]&lt;&gt;&quot;&quot;;[HX2D_i.L18]&amp;&quot;,&quot;&amp;[HX2D_j.L18];&quot;&quot;)" office:value-type="string" office:string-value="5,16">
            <text:p>5,16</text:p>
          </table:table-cell>
          <table:table-cell table:formula="oooc:=IF([HX2D_i.M18]&lt;&gt;&quot;&quot;;[HX2D_i.M18]&amp;&quot;,&quot;&amp;[HX2D_j.M18];&quot;&quot;)">
            <text:p/>
          </table:table-cell>
          <table:table-cell table:formula="oooc:=IF([HX2D_i.N18]&lt;&gt;&quot;&quot;;[HX2D_i.N18]&amp;&quot;,&quot;&amp;[HX2D_j.N18];&quot;&quot;)" office:value-type="string" office:string-value="6,16">
            <text:p>6,16</text:p>
          </table:table-cell>
          <table:table-cell table:formula="oooc:=IF([HX2D_i.O18]&lt;&gt;&quot;&quot;;[HX2D_i.O18]&amp;&quot;,&quot;&amp;[HX2D_j.O18];&quot;&quot;)">
            <text:p/>
          </table:table-cell>
          <table:table-cell table:formula="oooc:=IF([HX2D_i.P18]&lt;&gt;&quot;&quot;;[HX2D_i.P18]&amp;&quot;,&quot;&amp;[HX2D_j.P18];&quot;&quot;)" office:value-type="string" office:string-value="7,16">
            <text:p>7,16</text:p>
          </table:table-cell>
          <table:table-cell table:formula="oooc:=IF([HX2D_i.Q18]&lt;&gt;&quot;&quot;;[HX2D_i.Q18]&amp;&quot;,&quot;&amp;[HX2D_j.Q18];&quot;&quot;)">
            <text:p/>
          </table:table-cell>
          <table:table-cell table:formula="oooc:=IF([HX2D_i.R18]&lt;&gt;&quot;&quot;;[HX2D_i.R18]&amp;&quot;,&quot;&amp;[HX2D_j.R18];&quot;&quot;)" office:value-type="string" office:string-value="8,16">
            <text:p>8,16</text:p>
          </table:table-cell>
          <table:table-cell table:formula="oooc:=IF([HX2D_i.S18]&lt;&gt;&quot;&quot;;[HX2D_i.S18]&amp;&quot;,&quot;&amp;[HX2D_j.S18];&quot;&quot;)">
            <text:p/>
          </table:table-cell>
          <table:table-cell table:formula="oooc:=IF([HX2D_i.T18]&lt;&gt;&quot;&quot;;[HX2D_i.T18]&amp;&quot;,&quot;&amp;[HX2D_j.T18];&quot;&quot;)" office:value-type="string" office:string-value="9,16">
            <text:p>9,16</text:p>
          </table:table-cell>
          <table:table-cell table:formula="oooc:=IF([HX2D_i.U18]&lt;&gt;&quot;&quot;;[HX2D_i.U18]&amp;&quot;,&quot;&amp;[HX2D_j.U18];&quot;&quot;)">
            <text:p/>
          </table:table-cell>
          <table:table-cell table:formula="oooc:=IF([HX2D_i.V18]&lt;&gt;&quot;&quot;;[HX2D_i.V18]&amp;&quot;,&quot;&amp;[HX2D_j.V18];&quot;&quot;)" office:value-type="string" office:string-value="10,16">
            <text:p>10,16</text:p>
          </table:table-cell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table:formula="oooc:=IF([HX2D_i.B19]&lt;&gt;&quot;&quot;;[HX2D_i.B19]&amp;&quot;,&quot;&amp;[HX2D_j.B19];&quot;&quot;)">
            <text:p/>
          </table:table-cell>
          <table:table-cell table:formula="oooc:=IF([HX2D_i.C19]&lt;&gt;&quot;&quot;;[HX2D_i.C19]&amp;&quot;,&quot;&amp;[HX2D_j.C19];&quot;&quot;)" office:value-type="string" office:string-value="0,17">
            <text:p>0,17</text:p>
          </table:table-cell>
          <table:table-cell table:formula="oooc:=IF([HX2D_i.D19]&lt;&gt;&quot;&quot;;[HX2D_i.D19]&amp;&quot;,&quot;&amp;[HX2D_j.D19];&quot;&quot;)">
            <text:p/>
          </table:table-cell>
          <table:table-cell table:formula="oooc:=IF([HX2D_i.E19]&lt;&gt;&quot;&quot;;[HX2D_i.E19]&amp;&quot;,&quot;&amp;[HX2D_j.E19];&quot;&quot;)" office:value-type="string" office:string-value="1,17">
            <text:p>1,17</text:p>
          </table:table-cell>
          <table:table-cell table:formula="oooc:=IF([HX2D_i.F19]&lt;&gt;&quot;&quot;;[HX2D_i.F19]&amp;&quot;,&quot;&amp;[HX2D_j.F19];&quot;&quot;)">
            <text:p/>
          </table:table-cell>
          <table:table-cell table:formula="oooc:=IF([HX2D_i.G19]&lt;&gt;&quot;&quot;;[HX2D_i.G19]&amp;&quot;,&quot;&amp;[HX2D_j.G19];&quot;&quot;)" office:value-type="string" office:string-value="2,17">
            <text:p>2,17</text:p>
          </table:table-cell>
          <table:table-cell table:formula="oooc:=IF([HX2D_i.H19]&lt;&gt;&quot;&quot;;[HX2D_i.H19]&amp;&quot;,&quot;&amp;[HX2D_j.H19];&quot;&quot;)">
            <text:p/>
          </table:table-cell>
          <table:table-cell table:formula="oooc:=IF([HX2D_i.I19]&lt;&gt;&quot;&quot;;[HX2D_i.I19]&amp;&quot;,&quot;&amp;[HX2D_j.I19];&quot;&quot;)" office:value-type="string" office:string-value="3,17">
            <text:p>3,17</text:p>
          </table:table-cell>
          <table:table-cell table:formula="oooc:=IF([HX2D_i.J19]&lt;&gt;&quot;&quot;;[HX2D_i.J19]&amp;&quot;,&quot;&amp;[HX2D_j.J19];&quot;&quot;)">
            <text:p/>
          </table:table-cell>
          <table:table-cell table:formula="oooc:=IF([HX2D_i.K19]&lt;&gt;&quot;&quot;;[HX2D_i.K19]&amp;&quot;,&quot;&amp;[HX2D_j.K19];&quot;&quot;)" office:value-type="string" office:string-value="4,17">
            <text:p>4,17</text:p>
          </table:table-cell>
          <table:table-cell table:formula="oooc:=IF([HX2D_i.L19]&lt;&gt;&quot;&quot;;[HX2D_i.L19]&amp;&quot;,&quot;&amp;[HX2D_j.L19];&quot;&quot;)">
            <text:p/>
          </table:table-cell>
          <table:table-cell table:formula="oooc:=IF([HX2D_i.M19]&lt;&gt;&quot;&quot;;[HX2D_i.M19]&amp;&quot;,&quot;&amp;[HX2D_j.M19];&quot;&quot;)" office:value-type="string" office:string-value="5,17">
            <text:p>5,17</text:p>
          </table:table-cell>
          <table:table-cell table:formula="oooc:=IF([HX2D_i.N19]&lt;&gt;&quot;&quot;;[HX2D_i.N19]&amp;&quot;,&quot;&amp;[HX2D_j.N19];&quot;&quot;)">
            <text:p/>
          </table:table-cell>
          <table:table-cell table:formula="oooc:=IF([HX2D_i.O19]&lt;&gt;&quot;&quot;;[HX2D_i.O19]&amp;&quot;,&quot;&amp;[HX2D_j.O19];&quot;&quot;)" office:value-type="string" office:string-value="6,17">
            <text:p>6,17</text:p>
          </table:table-cell>
          <table:table-cell table:formula="oooc:=IF([HX2D_i.P19]&lt;&gt;&quot;&quot;;[HX2D_i.P19]&amp;&quot;,&quot;&amp;[HX2D_j.P19];&quot;&quot;)">
            <text:p/>
          </table:table-cell>
          <table:table-cell table:formula="oooc:=IF([HX2D_i.Q19]&lt;&gt;&quot;&quot;;[HX2D_i.Q19]&amp;&quot;,&quot;&amp;[HX2D_j.Q19];&quot;&quot;)" office:value-type="string" office:string-value="7,17">
            <text:p>7,17</text:p>
          </table:table-cell>
          <table:table-cell table:formula="oooc:=IF([HX2D_i.R19]&lt;&gt;&quot;&quot;;[HX2D_i.R19]&amp;&quot;,&quot;&amp;[HX2D_j.R19];&quot;&quot;)">
            <text:p/>
          </table:table-cell>
          <table:table-cell table:formula="oooc:=IF([HX2D_i.S19]&lt;&gt;&quot;&quot;;[HX2D_i.S19]&amp;&quot;,&quot;&amp;[HX2D_j.S19];&quot;&quot;)" office:value-type="string" office:string-value="8,17">
            <text:p>8,17</text:p>
          </table:table-cell>
          <table:table-cell table:formula="oooc:=IF([HX2D_i.T19]&lt;&gt;&quot;&quot;;[HX2D_i.T19]&amp;&quot;,&quot;&amp;[HX2D_j.T19];&quot;&quot;)">
            <text:p/>
          </table:table-cell>
          <table:table-cell table:formula="oooc:=IF([HX2D_i.U19]&lt;&gt;&quot;&quot;;[HX2D_i.U19]&amp;&quot;,&quot;&amp;[HX2D_j.U19];&quot;&quot;)" office:value-type="string" office:string-value="9,17">
            <text:p>9,17</text:p>
          </table:table-cell>
          <table:table-cell table:formula="oooc:=IF([HX2D_i.V19]&lt;&gt;&quot;&quot;;[HX2D_i.V19]&amp;&quot;,&quot;&amp;[HX2D_j.V19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table:formula="oooc:=IF([HX2D_i.B20]&lt;&gt;&quot;&quot;;[HX2D_i.B20]&amp;&quot;,&quot;&amp;[HX2D_j.B20];&quot;&quot;)" office:value-type="string" office:string-value="0,18">
            <text:p>0,18</text:p>
          </table:table-cell>
          <table:table-cell table:formula="oooc:=IF([HX2D_i.C20]&lt;&gt;&quot;&quot;;[HX2D_i.C20]&amp;&quot;,&quot;&amp;[HX2D_j.C20];&quot;&quot;)">
            <text:p/>
          </table:table-cell>
          <table:table-cell table:formula="oooc:=IF([HX2D_i.D20]&lt;&gt;&quot;&quot;;[HX2D_i.D20]&amp;&quot;,&quot;&amp;[HX2D_j.D20];&quot;&quot;)" office:value-type="string" office:string-value="1,18">
            <text:p>1,18</text:p>
          </table:table-cell>
          <table:table-cell table:formula="oooc:=IF([HX2D_i.E20]&lt;&gt;&quot;&quot;;[HX2D_i.E20]&amp;&quot;,&quot;&amp;[HX2D_j.E20];&quot;&quot;)">
            <text:p/>
          </table:table-cell>
          <table:table-cell table:formula="oooc:=IF([HX2D_i.F20]&lt;&gt;&quot;&quot;;[HX2D_i.F20]&amp;&quot;,&quot;&amp;[HX2D_j.F20];&quot;&quot;)" office:value-type="string" office:string-value="2,18">
            <text:p>2,18</text:p>
          </table:table-cell>
          <table:table-cell table:formula="oooc:=IF([HX2D_i.G20]&lt;&gt;&quot;&quot;;[HX2D_i.G20]&amp;&quot;,&quot;&amp;[HX2D_j.G20];&quot;&quot;)">
            <text:p/>
          </table:table-cell>
          <table:table-cell table:formula="oooc:=IF([HX2D_i.H20]&lt;&gt;&quot;&quot;;[HX2D_i.H20]&amp;&quot;,&quot;&amp;[HX2D_j.H20];&quot;&quot;)" office:value-type="string" office:string-value="3,18">
            <text:p>3,18</text:p>
          </table:table-cell>
          <table:table-cell table:formula="oooc:=IF([HX2D_i.I20]&lt;&gt;&quot;&quot;;[HX2D_i.I20]&amp;&quot;,&quot;&amp;[HX2D_j.I20];&quot;&quot;)">
            <text:p/>
          </table:table-cell>
          <table:table-cell table:formula="oooc:=IF([HX2D_i.J20]&lt;&gt;&quot;&quot;;[HX2D_i.J20]&amp;&quot;,&quot;&amp;[HX2D_j.J20];&quot;&quot;)" office:value-type="string" office:string-value="4,18">
            <text:p>4,18</text:p>
          </table:table-cell>
          <table:table-cell table:formula="oooc:=IF([HX2D_i.K20]&lt;&gt;&quot;&quot;;[HX2D_i.K20]&amp;&quot;,&quot;&amp;[HX2D_j.K20];&quot;&quot;)">
            <text:p/>
          </table:table-cell>
          <table:table-cell table:formula="oooc:=IF([HX2D_i.L20]&lt;&gt;&quot;&quot;;[HX2D_i.L20]&amp;&quot;,&quot;&amp;[HX2D_j.L20];&quot;&quot;)" office:value-type="string" office:string-value="5,18">
            <text:p>5,18</text:p>
          </table:table-cell>
          <table:table-cell table:formula="oooc:=IF([HX2D_i.M20]&lt;&gt;&quot;&quot;;[HX2D_i.M20]&amp;&quot;,&quot;&amp;[HX2D_j.M20];&quot;&quot;)">
            <text:p/>
          </table:table-cell>
          <table:table-cell table:formula="oooc:=IF([HX2D_i.N20]&lt;&gt;&quot;&quot;;[HX2D_i.N20]&amp;&quot;,&quot;&amp;[HX2D_j.N20];&quot;&quot;)" office:value-type="string" office:string-value="6,18">
            <text:p>6,18</text:p>
          </table:table-cell>
          <table:table-cell table:formula="oooc:=IF([HX2D_i.O20]&lt;&gt;&quot;&quot;;[HX2D_i.O20]&amp;&quot;,&quot;&amp;[HX2D_j.O20];&quot;&quot;)">
            <text:p/>
          </table:table-cell>
          <table:table-cell table:formula="oooc:=IF([HX2D_i.P20]&lt;&gt;&quot;&quot;;[HX2D_i.P20]&amp;&quot;,&quot;&amp;[HX2D_j.P20];&quot;&quot;)" office:value-type="string" office:string-value="7,18">
            <text:p>7,18</text:p>
          </table:table-cell>
          <table:table-cell table:formula="oooc:=IF([HX2D_i.Q20]&lt;&gt;&quot;&quot;;[HX2D_i.Q20]&amp;&quot;,&quot;&amp;[HX2D_j.Q20];&quot;&quot;)">
            <text:p/>
          </table:table-cell>
          <table:table-cell table:formula="oooc:=IF([HX2D_i.R20]&lt;&gt;&quot;&quot;;[HX2D_i.R20]&amp;&quot;,&quot;&amp;[HX2D_j.R20];&quot;&quot;)" office:value-type="string" office:string-value="8,18">
            <text:p>8,18</text:p>
          </table:table-cell>
          <table:table-cell table:formula="oooc:=IF([HX2D_i.S20]&lt;&gt;&quot;&quot;;[HX2D_i.S20]&amp;&quot;,&quot;&amp;[HX2D_j.S20];&quot;&quot;)">
            <text:p/>
          </table:table-cell>
          <table:table-cell table:formula="oooc:=IF([HX2D_i.T20]&lt;&gt;&quot;&quot;;[HX2D_i.T20]&amp;&quot;,&quot;&amp;[HX2D_j.T20];&quot;&quot;)" office:value-type="string" office:string-value="9,18">
            <text:p>9,18</text:p>
          </table:table-cell>
          <table:table-cell table:formula="oooc:=IF([HX2D_i.U20]&lt;&gt;&quot;&quot;;[HX2D_i.U20]&amp;&quot;,&quot;&amp;[HX2D_j.U20];&quot;&quot;)">
            <text:p/>
          </table:table-cell>
          <table:table-cell table:formula="oooc:=IF([HX2D_i.V20]&lt;&gt;&quot;&quot;;[HX2D_i.V20]&amp;&quot;,&quot;&amp;[HX2D_j.V20];&quot;&quot;)" office:value-type="string" office:string-value="10,18">
            <text:p>10,18</text:p>
          </table:table-cell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table:formula="oooc:=IF([HX2D_i.B21]&lt;&gt;&quot;&quot;;[HX2D_i.B21]&amp;&quot;,&quot;&amp;[HX2D_j.B21];&quot;&quot;)">
            <text:p/>
          </table:table-cell>
          <table:table-cell table:formula="oooc:=IF([HX2D_i.C21]&lt;&gt;&quot;&quot;;[HX2D_i.C21]&amp;&quot;,&quot;&amp;[HX2D_j.C21];&quot;&quot;)" office:value-type="string" office:string-value="0,19">
            <text:p>0,19</text:p>
          </table:table-cell>
          <table:table-cell table:formula="oooc:=IF([HX2D_i.D21]&lt;&gt;&quot;&quot;;[HX2D_i.D21]&amp;&quot;,&quot;&amp;[HX2D_j.D21];&quot;&quot;)">
            <text:p/>
          </table:table-cell>
          <table:table-cell table:formula="oooc:=IF([HX2D_i.E21]&lt;&gt;&quot;&quot;;[HX2D_i.E21]&amp;&quot;,&quot;&amp;[HX2D_j.E21];&quot;&quot;)" office:value-type="string" office:string-value="1,19">
            <text:p>1,19</text:p>
          </table:table-cell>
          <table:table-cell table:formula="oooc:=IF([HX2D_i.F21]&lt;&gt;&quot;&quot;;[HX2D_i.F21]&amp;&quot;,&quot;&amp;[HX2D_j.F21];&quot;&quot;)">
            <text:p/>
          </table:table-cell>
          <table:table-cell table:formula="oooc:=IF([HX2D_i.G21]&lt;&gt;&quot;&quot;;[HX2D_i.G21]&amp;&quot;,&quot;&amp;[HX2D_j.G21];&quot;&quot;)" office:value-type="string" office:string-value="2,19">
            <text:p>2,19</text:p>
          </table:table-cell>
          <table:table-cell table:formula="oooc:=IF([HX2D_i.H21]&lt;&gt;&quot;&quot;;[HX2D_i.H21]&amp;&quot;,&quot;&amp;[HX2D_j.H21];&quot;&quot;)">
            <text:p/>
          </table:table-cell>
          <table:table-cell table:formula="oooc:=IF([HX2D_i.I21]&lt;&gt;&quot;&quot;;[HX2D_i.I21]&amp;&quot;,&quot;&amp;[HX2D_j.I21];&quot;&quot;)" office:value-type="string" office:string-value="3,19">
            <text:p>3,19</text:p>
          </table:table-cell>
          <table:table-cell table:formula="oooc:=IF([HX2D_i.J21]&lt;&gt;&quot;&quot;;[HX2D_i.J21]&amp;&quot;,&quot;&amp;[HX2D_j.J21];&quot;&quot;)">
            <text:p/>
          </table:table-cell>
          <table:table-cell table:formula="oooc:=IF([HX2D_i.K21]&lt;&gt;&quot;&quot;;[HX2D_i.K21]&amp;&quot;,&quot;&amp;[HX2D_j.K21];&quot;&quot;)" office:value-type="string" office:string-value="4,19">
            <text:p>4,19</text:p>
          </table:table-cell>
          <table:table-cell table:formula="oooc:=IF([HX2D_i.L21]&lt;&gt;&quot;&quot;;[HX2D_i.L21]&amp;&quot;,&quot;&amp;[HX2D_j.L21];&quot;&quot;)">
            <text:p/>
          </table:table-cell>
          <table:table-cell table:formula="oooc:=IF([HX2D_i.M21]&lt;&gt;&quot;&quot;;[HX2D_i.M21]&amp;&quot;,&quot;&amp;[HX2D_j.M21];&quot;&quot;)" office:value-type="string" office:string-value="5,19">
            <text:p>5,19</text:p>
          </table:table-cell>
          <table:table-cell table:formula="oooc:=IF([HX2D_i.N21]&lt;&gt;&quot;&quot;;[HX2D_i.N21]&amp;&quot;,&quot;&amp;[HX2D_j.N21];&quot;&quot;)">
            <text:p/>
          </table:table-cell>
          <table:table-cell table:formula="oooc:=IF([HX2D_i.O21]&lt;&gt;&quot;&quot;;[HX2D_i.O21]&amp;&quot;,&quot;&amp;[HX2D_j.O21];&quot;&quot;)" office:value-type="string" office:string-value="6,19">
            <text:p>6,19</text:p>
          </table:table-cell>
          <table:table-cell table:formula="oooc:=IF([HX2D_i.P21]&lt;&gt;&quot;&quot;;[HX2D_i.P21]&amp;&quot;,&quot;&amp;[HX2D_j.P21];&quot;&quot;)">
            <text:p/>
          </table:table-cell>
          <table:table-cell table:formula="oooc:=IF([HX2D_i.Q21]&lt;&gt;&quot;&quot;;[HX2D_i.Q21]&amp;&quot;,&quot;&amp;[HX2D_j.Q21];&quot;&quot;)" office:value-type="string" office:string-value="7,19">
            <text:p>7,19</text:p>
          </table:table-cell>
          <table:table-cell table:formula="oooc:=IF([HX2D_i.R21]&lt;&gt;&quot;&quot;;[HX2D_i.R21]&amp;&quot;,&quot;&amp;[HX2D_j.R21];&quot;&quot;)">
            <text:p/>
          </table:table-cell>
          <table:table-cell table:formula="oooc:=IF([HX2D_i.S21]&lt;&gt;&quot;&quot;;[HX2D_i.S21]&amp;&quot;,&quot;&amp;[HX2D_j.S21];&quot;&quot;)" office:value-type="string" office:string-value="8,19">
            <text:p>8,19</text:p>
          </table:table-cell>
          <table:table-cell table:formula="oooc:=IF([HX2D_i.T21]&lt;&gt;&quot;&quot;;[HX2D_i.T21]&amp;&quot;,&quot;&amp;[HX2D_j.T21];&quot;&quot;)">
            <text:p/>
          </table:table-cell>
          <table:table-cell table:formula="oooc:=IF([HX2D_i.U21]&lt;&gt;&quot;&quot;;[HX2D_i.U21]&amp;&quot;,&quot;&amp;[HX2D_j.U21];&quot;&quot;)" office:value-type="string" office:string-value="9,19">
            <text:p>9,19</text:p>
          </table:table-cell>
          <table:table-cell table:formula="oooc:=IF([HX2D_i.V21]&lt;&gt;&quot;&quot;;[HX2D_i.V21]&amp;&quot;,&quot;&amp;[HX2D_j.V21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table:formula="oooc:=IF([HX2D_i.B22]&lt;&gt;&quot;&quot;;[HX2D_i.B22]&amp;&quot;,&quot;&amp;[HX2D_j.B22];&quot;&quot;)" office:value-type="string" office:string-value="0,20">
            <text:p>0,20</text:p>
          </table:table-cell>
          <table:table-cell table:formula="oooc:=IF([HX2D_i.C22]&lt;&gt;&quot;&quot;;[HX2D_i.C22]&amp;&quot;,&quot;&amp;[HX2D_j.C22];&quot;&quot;)">
            <text:p/>
          </table:table-cell>
          <table:table-cell table:formula="oooc:=IF([HX2D_i.D22]&lt;&gt;&quot;&quot;;[HX2D_i.D22]&amp;&quot;,&quot;&amp;[HX2D_j.D22];&quot;&quot;)" office:value-type="string" office:string-value="1,20">
            <text:p>1,20</text:p>
          </table:table-cell>
          <table:table-cell table:formula="oooc:=IF([HX2D_i.E22]&lt;&gt;&quot;&quot;;[HX2D_i.E22]&amp;&quot;,&quot;&amp;[HX2D_j.E22];&quot;&quot;)">
            <text:p/>
          </table:table-cell>
          <table:table-cell table:formula="oooc:=IF([HX2D_i.F22]&lt;&gt;&quot;&quot;;[HX2D_i.F22]&amp;&quot;,&quot;&amp;[HX2D_j.F22];&quot;&quot;)" office:value-type="string" office:string-value="2,20">
            <text:p>2,20</text:p>
          </table:table-cell>
          <table:table-cell table:formula="oooc:=IF([HX2D_i.G22]&lt;&gt;&quot;&quot;;[HX2D_i.G22]&amp;&quot;,&quot;&amp;[HX2D_j.G22];&quot;&quot;)">
            <text:p/>
          </table:table-cell>
          <table:table-cell table:formula="oooc:=IF([HX2D_i.H22]&lt;&gt;&quot;&quot;;[HX2D_i.H22]&amp;&quot;,&quot;&amp;[HX2D_j.H22];&quot;&quot;)" office:value-type="string" office:string-value="3,20">
            <text:p>3,20</text:p>
          </table:table-cell>
          <table:table-cell table:formula="oooc:=IF([HX2D_i.I22]&lt;&gt;&quot;&quot;;[HX2D_i.I22]&amp;&quot;,&quot;&amp;[HX2D_j.I22];&quot;&quot;)">
            <text:p/>
          </table:table-cell>
          <table:table-cell table:formula="oooc:=IF([HX2D_i.J22]&lt;&gt;&quot;&quot;;[HX2D_i.J22]&amp;&quot;,&quot;&amp;[HX2D_j.J22];&quot;&quot;)" office:value-type="string" office:string-value="4,20">
            <text:p>4,20</text:p>
          </table:table-cell>
          <table:table-cell table:formula="oooc:=IF([HX2D_i.K22]&lt;&gt;&quot;&quot;;[HX2D_i.K22]&amp;&quot;,&quot;&amp;[HX2D_j.K22];&quot;&quot;)">
            <text:p/>
          </table:table-cell>
          <table:table-cell table:formula="oooc:=IF([HX2D_i.L22]&lt;&gt;&quot;&quot;;[HX2D_i.L22]&amp;&quot;,&quot;&amp;[HX2D_j.L22];&quot;&quot;)" office:value-type="string" office:string-value="5,20">
            <text:p>5,20</text:p>
          </table:table-cell>
          <table:table-cell table:formula="oooc:=IF([HX2D_i.M22]&lt;&gt;&quot;&quot;;[HX2D_i.M22]&amp;&quot;,&quot;&amp;[HX2D_j.M22];&quot;&quot;)">
            <text:p/>
          </table:table-cell>
          <table:table-cell table:formula="oooc:=IF([HX2D_i.N22]&lt;&gt;&quot;&quot;;[HX2D_i.N22]&amp;&quot;,&quot;&amp;[HX2D_j.N22];&quot;&quot;)" office:value-type="string" office:string-value="6,20">
            <text:p>6,20</text:p>
          </table:table-cell>
          <table:table-cell table:formula="oooc:=IF([HX2D_i.O22]&lt;&gt;&quot;&quot;;[HX2D_i.O22]&amp;&quot;,&quot;&amp;[HX2D_j.O22];&quot;&quot;)">
            <text:p/>
          </table:table-cell>
          <table:table-cell table:formula="oooc:=IF([HX2D_i.P22]&lt;&gt;&quot;&quot;;[HX2D_i.P22]&amp;&quot;,&quot;&amp;[HX2D_j.P22];&quot;&quot;)" office:value-type="string" office:string-value="7,20">
            <text:p>7,20</text:p>
          </table:table-cell>
          <table:table-cell table:formula="oooc:=IF([HX2D_i.Q22]&lt;&gt;&quot;&quot;;[HX2D_i.Q22]&amp;&quot;,&quot;&amp;[HX2D_j.Q22];&quot;&quot;)">
            <text:p/>
          </table:table-cell>
          <table:table-cell table:formula="oooc:=IF([HX2D_i.R22]&lt;&gt;&quot;&quot;;[HX2D_i.R22]&amp;&quot;,&quot;&amp;[HX2D_j.R22];&quot;&quot;)" office:value-type="string" office:string-value="8,20">
            <text:p>8,20</text:p>
          </table:table-cell>
          <table:table-cell table:formula="oooc:=IF([HX2D_i.S22]&lt;&gt;&quot;&quot;;[HX2D_i.S22]&amp;&quot;,&quot;&amp;[HX2D_j.S22];&quot;&quot;)">
            <text:p/>
          </table:table-cell>
          <table:table-cell table:formula="oooc:=IF([HX2D_i.T22]&lt;&gt;&quot;&quot;;[HX2D_i.T22]&amp;&quot;,&quot;&amp;[HX2D_j.T22];&quot;&quot;)" office:value-type="string" office:string-value="9,20">
            <text:p>9,20</text:p>
          </table:table-cell>
          <table:table-cell table:formula="oooc:=IF([HX2D_i.U22]&lt;&gt;&quot;&quot;;[HX2D_i.U22]&amp;&quot;,&quot;&amp;[HX2D_j.U22];&quot;&quot;)">
            <text:p/>
          </table:table-cell>
          <table:table-cell table:formula="oooc:=IF([HX2D_i.V22]&lt;&gt;&quot;&quot;;[HX2D_i.V22]&amp;&quot;,&quot;&amp;[HX2D_j.V22];&quot;&quot;)" office:value-type="string" office:string-value="10,20">
            <text:p>10,20</text:p>
          </table:table-cell>
          <table:table-cell table:number-columns-repeated="23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X3D_x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1">
          <table:table-cell office:value-type="float" office:value="0">
            <text:p>0</text:p>
          </table:table-cell>
          <table:table-cell table:formula="oooc:=IF([HX2D_i.B2]&lt;&gt;&quot;&quot;;[HX2D_j.B2];&quot;&quot;)" office:value-type="float" office:value="0">
            <text:p>0</text:p>
          </table:table-cell>
          <table:table-cell table:formula="oooc:=IF([HX2D_i.C2]&lt;&gt;&quot;&quot;;[HX2D_j.C2];&quot;&quot;)">
            <text:p/>
          </table:table-cell>
          <table:table-cell table:formula="oooc:=IF([HX2D_i.D2]&lt;&gt;&quot;&quot;;[HX2D_j.D2];&quot;&quot;)" office:value-type="float" office:value="0">
            <text:p>0</text:p>
          </table:table-cell>
          <table:table-cell table:formula="oooc:=IF([HX2D_i.E2]&lt;&gt;&quot;&quot;;[HX2D_j.E2];&quot;&quot;)">
            <text:p/>
          </table:table-cell>
          <table:table-cell table:formula="oooc:=IF([HX2D_i.F2]&lt;&gt;&quot;&quot;;[HX2D_j.F2];&quot;&quot;)" office:value-type="float" office:value="0">
            <text:p>0</text:p>
          </table:table-cell>
          <table:table-cell table:formula="oooc:=IF([HX2D_i.G2]&lt;&gt;&quot;&quot;;[HX2D_j.G2];&quot;&quot;)">
            <text:p/>
          </table:table-cell>
          <table:table-cell table:formula="oooc:=IF([HX2D_i.H2]&lt;&gt;&quot;&quot;;[HX2D_j.H2];&quot;&quot;)" office:value-type="float" office:value="0">
            <text:p>0</text:p>
          </table:table-cell>
          <table:table-cell table:formula="oooc:=IF([HX2D_i.I2]&lt;&gt;&quot;&quot;;[HX2D_j.I2];&quot;&quot;)">
            <text:p/>
          </table:table-cell>
          <table:table-cell table:formula="oooc:=IF([HX2D_i.J2]&lt;&gt;&quot;&quot;;[HX2D_j.J2];&quot;&quot;)" office:value-type="float" office:value="0">
            <text:p>0</text:p>
          </table:table-cell>
          <table:table-cell table:formula="oooc:=IF([HX2D_i.K2]&lt;&gt;&quot;&quot;;[HX2D_j.K2];&quot;&quot;)">
            <text:p/>
          </table:table-cell>
          <table:table-cell table:formula="oooc:=IF([HX2D_i.L2]&lt;&gt;&quot;&quot;;[HX2D_j.L2];&quot;&quot;)" office:value-type="float" office:value="0">
            <text:p>0</text:p>
          </table:table-cell>
          <table:table-cell table:formula="oooc:=IF([HX2D_i.M2]&lt;&gt;&quot;&quot;;[HX2D_j.M2];&quot;&quot;)">
            <text:p/>
          </table:table-cell>
          <table:table-cell table:formula="oooc:=IF([HX2D_i.N2]&lt;&gt;&quot;&quot;;[HX2D_j.N2];&quot;&quot;)" office:value-type="float" office:value="0">
            <text:p>0</text:p>
          </table:table-cell>
          <table:table-cell table:formula="oooc:=IF([HX2D_i.O2]&lt;&gt;&quot;&quot;;[HX2D_j.O2];&quot;&quot;)">
            <text:p/>
          </table:table-cell>
          <table:table-cell table:formula="oooc:=IF([HX2D_i.P2]&lt;&gt;&quot;&quot;;[HX2D_j.P2];&quot;&quot;)" office:value-type="float" office:value="0">
            <text:p>0</text:p>
          </table:table-cell>
          <table:table-cell table:formula="oooc:=IF([HX2D_i.Q2]&lt;&gt;&quot;&quot;;[HX2D_j.Q2];&quot;&quot;)">
            <text:p/>
          </table:table-cell>
          <table:table-cell table:formula="oooc:=IF([HX2D_i.R2]&lt;&gt;&quot;&quot;;[HX2D_j.R2];&quot;&quot;)" office:value-type="float" office:value="0">
            <text:p>0</text:p>
          </table:table-cell>
          <table:table-cell table:formula="oooc:=IF([HX2D_i.S2]&lt;&gt;&quot;&quot;;[HX2D_j.S2];&quot;&quot;)">
            <text:p/>
          </table:table-cell>
          <table:table-cell table:formula="oooc:=IF([HX2D_i.T2]&lt;&gt;&quot;&quot;;[HX2D_j.T2];&quot;&quot;)" office:value-type="float" office:value="0">
            <text:p>0</text:p>
          </table:table-cell>
          <table:table-cell table:formula="oooc:=IF([HX2D_i.U2]&lt;&gt;&quot;&quot;;[HX2D_j.U2];&quot;&quot;)">
            <text:p/>
          </table:table-cell>
          <table:table-cell table:formula="oooc:=IF([HX2D_i.V2]&lt;&gt;&quot;&quot;;[HX2D_j.V2];&quot;&quot;)" office:value-type="float" office:value="0">
            <text:p>0</text:p>
          </table:table-cell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formula="oooc:=IF([HX2D_i.B3]&lt;&gt;&quot;&quot;;[HX2D_j.B3];&quot;&quot;)">
            <text:p/>
          </table:table-cell>
          <table:table-cell table:formula="oooc:=IF([HX2D_i.C3]&lt;&gt;&quot;&quot;;[HX2D_j.C3];&quot;&quot;)" office:value-type="float" office:value="1">
            <text:p>1</text:p>
          </table:table-cell>
          <table:table-cell table:formula="oooc:=IF([HX2D_i.D3]&lt;&gt;&quot;&quot;;[HX2D_j.D3];&quot;&quot;)">
            <text:p/>
          </table:table-cell>
          <table:table-cell table:formula="oooc:=IF([HX2D_i.E3]&lt;&gt;&quot;&quot;;[HX2D_j.E3];&quot;&quot;)" office:value-type="float" office:value="1">
            <text:p>1</text:p>
          </table:table-cell>
          <table:table-cell table:formula="oooc:=IF([HX2D_i.F3]&lt;&gt;&quot;&quot;;[HX2D_j.F3];&quot;&quot;)">
            <text:p/>
          </table:table-cell>
          <table:table-cell table:formula="oooc:=IF([HX2D_i.G3]&lt;&gt;&quot;&quot;;[HX2D_j.G3];&quot;&quot;)" office:value-type="float" office:value="1">
            <text:p>1</text:p>
          </table:table-cell>
          <table:table-cell table:formula="oooc:=IF([HX2D_i.H3]&lt;&gt;&quot;&quot;;[HX2D_j.H3];&quot;&quot;)">
            <text:p/>
          </table:table-cell>
          <table:table-cell table:formula="oooc:=IF([HX2D_i.I3]&lt;&gt;&quot;&quot;;[HX2D_j.I3];&quot;&quot;)" office:value-type="float" office:value="1">
            <text:p>1</text:p>
          </table:table-cell>
          <table:table-cell table:formula="oooc:=IF([HX2D_i.J3]&lt;&gt;&quot;&quot;;[HX2D_j.J3];&quot;&quot;)">
            <text:p/>
          </table:table-cell>
          <table:table-cell table:formula="oooc:=IF([HX2D_i.K3]&lt;&gt;&quot;&quot;;[HX2D_j.K3];&quot;&quot;)" office:value-type="float" office:value="1">
            <text:p>1</text:p>
          </table:table-cell>
          <table:table-cell table:formula="oooc:=IF([HX2D_i.L3]&lt;&gt;&quot;&quot;;[HX2D_j.L3];&quot;&quot;)">
            <text:p/>
          </table:table-cell>
          <table:table-cell table:formula="oooc:=IF([HX2D_i.M3]&lt;&gt;&quot;&quot;;[HX2D_j.M3];&quot;&quot;)" office:value-type="float" office:value="1">
            <text:p>1</text:p>
          </table:table-cell>
          <table:table-cell table:formula="oooc:=IF([HX2D_i.N3]&lt;&gt;&quot;&quot;;[HX2D_j.N3];&quot;&quot;)">
            <text:p/>
          </table:table-cell>
          <table:table-cell table:formula="oooc:=IF([HX2D_i.O3]&lt;&gt;&quot;&quot;;[HX2D_j.O3];&quot;&quot;)" office:value-type="float" office:value="1">
            <text:p>1</text:p>
          </table:table-cell>
          <table:table-cell table:formula="oooc:=IF([HX2D_i.P3]&lt;&gt;&quot;&quot;;[HX2D_j.P3];&quot;&quot;)">
            <text:p/>
          </table:table-cell>
          <table:table-cell table:formula="oooc:=IF([HX2D_i.Q3]&lt;&gt;&quot;&quot;;[HX2D_j.Q3];&quot;&quot;)" office:value-type="float" office:value="1">
            <text:p>1</text:p>
          </table:table-cell>
          <table:table-cell table:formula="oooc:=IF([HX2D_i.R3]&lt;&gt;&quot;&quot;;[HX2D_j.R3];&quot;&quot;)">
            <text:p/>
          </table:table-cell>
          <table:table-cell table:formula="oooc:=IF([HX2D_i.S3]&lt;&gt;&quot;&quot;;[HX2D_j.S3];&quot;&quot;)" office:value-type="float" office:value="1">
            <text:p>1</text:p>
          </table:table-cell>
          <table:table-cell table:formula="oooc:=IF([HX2D_i.T3]&lt;&gt;&quot;&quot;;[HX2D_j.T3];&quot;&quot;)">
            <text:p/>
          </table:table-cell>
          <table:table-cell table:formula="oooc:=IF([HX2D_i.U3]&lt;&gt;&quot;&quot;;[HX2D_j.U3];&quot;&quot;)" office:value-type="float" office:value="1">
            <text:p>1</text:p>
          </table:table-cell>
          <table:table-cell table:formula="oooc:=IF([HX2D_i.V3]&lt;&gt;&quot;&quot;;[HX2D_j.V3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formula="oooc:=IF([HX2D_i.B4]&lt;&gt;&quot;&quot;;[HX2D_j.B4];&quot;&quot;)" office:value-type="float" office:value="2">
            <text:p>2</text:p>
          </table:table-cell>
          <table:table-cell table:formula="oooc:=IF([HX2D_i.C4]&lt;&gt;&quot;&quot;;[HX2D_j.C4];&quot;&quot;)">
            <text:p/>
          </table:table-cell>
          <table:table-cell table:formula="oooc:=IF([HX2D_i.D4]&lt;&gt;&quot;&quot;;[HX2D_j.D4];&quot;&quot;)" office:value-type="float" office:value="2">
            <text:p>2</text:p>
          </table:table-cell>
          <table:table-cell table:formula="oooc:=IF([HX2D_i.E4]&lt;&gt;&quot;&quot;;[HX2D_j.E4];&quot;&quot;)">
            <text:p/>
          </table:table-cell>
          <table:table-cell table:formula="oooc:=IF([HX2D_i.F4]&lt;&gt;&quot;&quot;;[HX2D_j.F4];&quot;&quot;)" office:value-type="float" office:value="2">
            <text:p>2</text:p>
          </table:table-cell>
          <table:table-cell table:formula="oooc:=IF([HX2D_i.G4]&lt;&gt;&quot;&quot;;[HX2D_j.G4];&quot;&quot;)">
            <text:p/>
          </table:table-cell>
          <table:table-cell table:formula="oooc:=IF([HX2D_i.H4]&lt;&gt;&quot;&quot;;[HX2D_j.H4];&quot;&quot;)" office:value-type="float" office:value="2">
            <text:p>2</text:p>
          </table:table-cell>
          <table:table-cell table:formula="oooc:=IF([HX2D_i.I4]&lt;&gt;&quot;&quot;;[HX2D_j.I4];&quot;&quot;)">
            <text:p/>
          </table:table-cell>
          <table:table-cell table:formula="oooc:=IF([HX2D_i.J4]&lt;&gt;&quot;&quot;;[HX2D_j.J4];&quot;&quot;)" office:value-type="float" office:value="2">
            <text:p>2</text:p>
          </table:table-cell>
          <table:table-cell table:formula="oooc:=IF([HX2D_i.K4]&lt;&gt;&quot;&quot;;[HX2D_j.K4];&quot;&quot;)">
            <text:p/>
          </table:table-cell>
          <table:table-cell table:formula="oooc:=IF([HX2D_i.L4]&lt;&gt;&quot;&quot;;[HX2D_j.L4];&quot;&quot;)" office:value-type="float" office:value="2">
            <text:p>2</text:p>
          </table:table-cell>
          <table:table-cell table:formula="oooc:=IF([HX2D_i.M4]&lt;&gt;&quot;&quot;;[HX2D_j.M4];&quot;&quot;)">
            <text:p/>
          </table:table-cell>
          <table:table-cell table:formula="oooc:=IF([HX2D_i.N4]&lt;&gt;&quot;&quot;;[HX2D_j.N4];&quot;&quot;)" office:value-type="float" office:value="2">
            <text:p>2</text:p>
          </table:table-cell>
          <table:table-cell table:formula="oooc:=IF([HX2D_i.O4]&lt;&gt;&quot;&quot;;[HX2D_j.O4];&quot;&quot;)">
            <text:p/>
          </table:table-cell>
          <table:table-cell table:formula="oooc:=IF([HX2D_i.P4]&lt;&gt;&quot;&quot;;[HX2D_j.P4];&quot;&quot;)" office:value-type="float" office:value="2">
            <text:p>2</text:p>
          </table:table-cell>
          <table:table-cell table:formula="oooc:=IF([HX2D_i.Q4]&lt;&gt;&quot;&quot;;[HX2D_j.Q4];&quot;&quot;)">
            <text:p/>
          </table:table-cell>
          <table:table-cell table:formula="oooc:=IF([HX2D_i.R4]&lt;&gt;&quot;&quot;;[HX2D_j.R4];&quot;&quot;)" office:value-type="float" office:value="2">
            <text:p>2</text:p>
          </table:table-cell>
          <table:table-cell table:formula="oooc:=IF([HX2D_i.S4]&lt;&gt;&quot;&quot;;[HX2D_j.S4];&quot;&quot;)">
            <text:p/>
          </table:table-cell>
          <table:table-cell table:formula="oooc:=IF([HX2D_i.T4]&lt;&gt;&quot;&quot;;[HX2D_j.T4];&quot;&quot;)" office:value-type="float" office:value="2">
            <text:p>2</text:p>
          </table:table-cell>
          <table:table-cell table:formula="oooc:=IF([HX2D_i.U4]&lt;&gt;&quot;&quot;;[HX2D_j.U4];&quot;&quot;)">
            <text:p/>
          </table:table-cell>
          <table:table-cell table:formula="oooc:=IF([HX2D_i.V4]&lt;&gt;&quot;&quot;;[HX2D_j.V4];&quot;&quot;)" office:value-type="float" office:value="2">
            <text:p>2</text:p>
          </table:table-cell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table:formula="oooc:=IF([HX2D_i.B5]&lt;&gt;&quot;&quot;;[HX2D_j.B5];&quot;&quot;)">
            <text:p/>
          </table:table-cell>
          <table:table-cell table:formula="oooc:=IF([HX2D_i.C5]&lt;&gt;&quot;&quot;;[HX2D_j.C5];&quot;&quot;)" office:value-type="float" office:value="3">
            <text:p>3</text:p>
          </table:table-cell>
          <table:table-cell table:formula="oooc:=IF([HX2D_i.D5]&lt;&gt;&quot;&quot;;[HX2D_j.D5];&quot;&quot;)">
            <text:p/>
          </table:table-cell>
          <table:table-cell table:formula="oooc:=IF([HX2D_i.E5]&lt;&gt;&quot;&quot;;[HX2D_j.E5];&quot;&quot;)" office:value-type="float" office:value="3">
            <text:p>3</text:p>
          </table:table-cell>
          <table:table-cell table:formula="oooc:=IF([HX2D_i.F5]&lt;&gt;&quot;&quot;;[HX2D_j.F5];&quot;&quot;)">
            <text:p/>
          </table:table-cell>
          <table:table-cell table:formula="oooc:=IF([HX2D_i.G5]&lt;&gt;&quot;&quot;;[HX2D_j.G5];&quot;&quot;)" office:value-type="float" office:value="3">
            <text:p>3</text:p>
          </table:table-cell>
          <table:table-cell table:formula="oooc:=IF([HX2D_i.H5]&lt;&gt;&quot;&quot;;[HX2D_j.H5];&quot;&quot;)">
            <text:p/>
          </table:table-cell>
          <table:table-cell table:formula="oooc:=IF([HX2D_i.I5]&lt;&gt;&quot;&quot;;[HX2D_j.I5];&quot;&quot;)" office:value-type="float" office:value="3">
            <text:p>3</text:p>
          </table:table-cell>
          <table:table-cell table:formula="oooc:=IF([HX2D_i.J5]&lt;&gt;&quot;&quot;;[HX2D_j.J5];&quot;&quot;)">
            <text:p/>
          </table:table-cell>
          <table:table-cell table:formula="oooc:=IF([HX2D_i.K5]&lt;&gt;&quot;&quot;;[HX2D_j.K5];&quot;&quot;)" office:value-type="float" office:value="3">
            <text:p>3</text:p>
          </table:table-cell>
          <table:table-cell table:formula="oooc:=IF([HX2D_i.L5]&lt;&gt;&quot;&quot;;[HX2D_j.L5];&quot;&quot;)">
            <text:p/>
          </table:table-cell>
          <table:table-cell table:formula="oooc:=IF([HX2D_i.M5]&lt;&gt;&quot;&quot;;[HX2D_j.M5];&quot;&quot;)" office:value-type="float" office:value="3">
            <text:p>3</text:p>
          </table:table-cell>
          <table:table-cell table:formula="oooc:=IF([HX2D_i.N5]&lt;&gt;&quot;&quot;;[HX2D_j.N5];&quot;&quot;)">
            <text:p/>
          </table:table-cell>
          <table:table-cell table:formula="oooc:=IF([HX2D_i.O5]&lt;&gt;&quot;&quot;;[HX2D_j.O5];&quot;&quot;)" office:value-type="float" office:value="3">
            <text:p>3</text:p>
          </table:table-cell>
          <table:table-cell table:formula="oooc:=IF([HX2D_i.P5]&lt;&gt;&quot;&quot;;[HX2D_j.P5];&quot;&quot;)">
            <text:p/>
          </table:table-cell>
          <table:table-cell table:formula="oooc:=IF([HX2D_i.Q5]&lt;&gt;&quot;&quot;;[HX2D_j.Q5];&quot;&quot;)" office:value-type="float" office:value="3">
            <text:p>3</text:p>
          </table:table-cell>
          <table:table-cell table:formula="oooc:=IF([HX2D_i.R5]&lt;&gt;&quot;&quot;;[HX2D_j.R5];&quot;&quot;)">
            <text:p/>
          </table:table-cell>
          <table:table-cell table:formula="oooc:=IF([HX2D_i.S5]&lt;&gt;&quot;&quot;;[HX2D_j.S5];&quot;&quot;)" office:value-type="float" office:value="3">
            <text:p>3</text:p>
          </table:table-cell>
          <table:table-cell table:formula="oooc:=IF([HX2D_i.T5]&lt;&gt;&quot;&quot;;[HX2D_j.T5];&quot;&quot;)">
            <text:p/>
          </table:table-cell>
          <table:table-cell table:formula="oooc:=IF([HX2D_i.U5]&lt;&gt;&quot;&quot;;[HX2D_j.U5];&quot;&quot;)" office:value-type="float" office:value="3">
            <text:p>3</text:p>
          </table:table-cell>
          <table:table-cell table:formula="oooc:=IF([HX2D_i.V5]&lt;&gt;&quot;&quot;;[HX2D_j.V5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table:formula="oooc:=IF([HX2D_i.B6]&lt;&gt;&quot;&quot;;[HX2D_j.B6];&quot;&quot;)" office:value-type="float" office:value="4">
            <text:p>4</text:p>
          </table:table-cell>
          <table:table-cell table:formula="oooc:=IF([HX2D_i.C6]&lt;&gt;&quot;&quot;;[HX2D_j.C6];&quot;&quot;)">
            <text:p/>
          </table:table-cell>
          <table:table-cell table:formula="oooc:=IF([HX2D_i.D6]&lt;&gt;&quot;&quot;;[HX2D_j.D6];&quot;&quot;)" office:value-type="float" office:value="4">
            <text:p>4</text:p>
          </table:table-cell>
          <table:table-cell table:formula="oooc:=IF([HX2D_i.E6]&lt;&gt;&quot;&quot;;[HX2D_j.E6];&quot;&quot;)">
            <text:p/>
          </table:table-cell>
          <table:table-cell table:formula="oooc:=IF([HX2D_i.F6]&lt;&gt;&quot;&quot;;[HX2D_j.F6];&quot;&quot;)" office:value-type="float" office:value="4">
            <text:p>4</text:p>
          </table:table-cell>
          <table:table-cell table:formula="oooc:=IF([HX2D_i.G6]&lt;&gt;&quot;&quot;;[HX2D_j.G6];&quot;&quot;)">
            <text:p/>
          </table:table-cell>
          <table:table-cell table:formula="oooc:=IF([HX2D_i.H6]&lt;&gt;&quot;&quot;;[HX2D_j.H6];&quot;&quot;)" office:value-type="float" office:value="4">
            <text:p>4</text:p>
          </table:table-cell>
          <table:table-cell table:formula="oooc:=IF([HX2D_i.I6]&lt;&gt;&quot;&quot;;[HX2D_j.I6];&quot;&quot;)">
            <text:p/>
          </table:table-cell>
          <table:table-cell table:formula="oooc:=IF([HX2D_i.J6]&lt;&gt;&quot;&quot;;[HX2D_j.J6];&quot;&quot;)" office:value-type="float" office:value="4">
            <text:p>4</text:p>
          </table:table-cell>
          <table:table-cell table:formula="oooc:=IF([HX2D_i.K6]&lt;&gt;&quot;&quot;;[HX2D_j.K6];&quot;&quot;)">
            <text:p/>
          </table:table-cell>
          <table:table-cell table:formula="oooc:=IF([HX2D_i.L6]&lt;&gt;&quot;&quot;;[HX2D_j.L6];&quot;&quot;)" office:value-type="float" office:value="4">
            <text:p>4</text:p>
          </table:table-cell>
          <table:table-cell table:formula="oooc:=IF([HX2D_i.M6]&lt;&gt;&quot;&quot;;[HX2D_j.M6];&quot;&quot;)">
            <text:p/>
          </table:table-cell>
          <table:table-cell table:formula="oooc:=IF([HX2D_i.N6]&lt;&gt;&quot;&quot;;[HX2D_j.N6];&quot;&quot;)" office:value-type="float" office:value="4">
            <text:p>4</text:p>
          </table:table-cell>
          <table:table-cell table:formula="oooc:=IF([HX2D_i.O6]&lt;&gt;&quot;&quot;;[HX2D_j.O6];&quot;&quot;)">
            <text:p/>
          </table:table-cell>
          <table:table-cell table:formula="oooc:=IF([HX2D_i.P6]&lt;&gt;&quot;&quot;;[HX2D_j.P6];&quot;&quot;)" office:value-type="float" office:value="4">
            <text:p>4</text:p>
          </table:table-cell>
          <table:table-cell table:formula="oooc:=IF([HX2D_i.Q6]&lt;&gt;&quot;&quot;;[HX2D_j.Q6];&quot;&quot;)">
            <text:p/>
          </table:table-cell>
          <table:table-cell table:formula="oooc:=IF([HX2D_i.R6]&lt;&gt;&quot;&quot;;[HX2D_j.R6];&quot;&quot;)" office:value-type="float" office:value="4">
            <text:p>4</text:p>
          </table:table-cell>
          <table:table-cell table:formula="oooc:=IF([HX2D_i.S6]&lt;&gt;&quot;&quot;;[HX2D_j.S6];&quot;&quot;)">
            <text:p/>
          </table:table-cell>
          <table:table-cell table:formula="oooc:=IF([HX2D_i.T6]&lt;&gt;&quot;&quot;;[HX2D_j.T6];&quot;&quot;)" office:value-type="float" office:value="4">
            <text:p>4</text:p>
          </table:table-cell>
          <table:table-cell table:formula="oooc:=IF([HX2D_i.U6]&lt;&gt;&quot;&quot;;[HX2D_j.U6];&quot;&quot;)">
            <text:p/>
          </table:table-cell>
          <table:table-cell table:formula="oooc:=IF([HX2D_i.V6]&lt;&gt;&quot;&quot;;[HX2D_j.V6];&quot;&quot;)" office:value-type="float" office:value="4">
            <text:p>4</text:p>
          </table:table-cell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table:formula="oooc:=IF([HX2D_i.B7]&lt;&gt;&quot;&quot;;[HX2D_j.B7];&quot;&quot;)">
            <text:p/>
          </table:table-cell>
          <table:table-cell table:formula="oooc:=IF([HX2D_i.C7]&lt;&gt;&quot;&quot;;[HX2D_j.C7];&quot;&quot;)" office:value-type="float" office:value="5">
            <text:p>5</text:p>
          </table:table-cell>
          <table:table-cell table:formula="oooc:=IF([HX2D_i.D7]&lt;&gt;&quot;&quot;;[HX2D_j.D7];&quot;&quot;)">
            <text:p/>
          </table:table-cell>
          <table:table-cell table:formula="oooc:=IF([HX2D_i.E7]&lt;&gt;&quot;&quot;;[HX2D_j.E7];&quot;&quot;)" office:value-type="float" office:value="5">
            <text:p>5</text:p>
          </table:table-cell>
          <table:table-cell table:formula="oooc:=IF([HX2D_i.F7]&lt;&gt;&quot;&quot;;[HX2D_j.F7];&quot;&quot;)">
            <text:p/>
          </table:table-cell>
          <table:table-cell table:formula="oooc:=IF([HX2D_i.G7]&lt;&gt;&quot;&quot;;[HX2D_j.G7];&quot;&quot;)" office:value-type="float" office:value="5">
            <text:p>5</text:p>
          </table:table-cell>
          <table:table-cell table:formula="oooc:=IF([HX2D_i.H7]&lt;&gt;&quot;&quot;;[HX2D_j.H7];&quot;&quot;)">
            <text:p/>
          </table:table-cell>
          <table:table-cell table:formula="oooc:=IF([HX2D_i.I7]&lt;&gt;&quot;&quot;;[HX2D_j.I7];&quot;&quot;)" office:value-type="float" office:value="5">
            <text:p>5</text:p>
          </table:table-cell>
          <table:table-cell table:formula="oooc:=IF([HX2D_i.J7]&lt;&gt;&quot;&quot;;[HX2D_j.J7];&quot;&quot;)">
            <text:p/>
          </table:table-cell>
          <table:table-cell table:formula="oooc:=IF([HX2D_i.K7]&lt;&gt;&quot;&quot;;[HX2D_j.K7];&quot;&quot;)" office:value-type="float" office:value="5">
            <text:p>5</text:p>
          </table:table-cell>
          <table:table-cell table:formula="oooc:=IF([HX2D_i.L7]&lt;&gt;&quot;&quot;;[HX2D_j.L7];&quot;&quot;)">
            <text:p/>
          </table:table-cell>
          <table:table-cell table:formula="oooc:=IF([HX2D_i.M7]&lt;&gt;&quot;&quot;;[HX2D_j.M7];&quot;&quot;)" office:value-type="float" office:value="5">
            <text:p>5</text:p>
          </table:table-cell>
          <table:table-cell table:formula="oooc:=IF([HX2D_i.N7]&lt;&gt;&quot;&quot;;[HX2D_j.N7];&quot;&quot;)">
            <text:p/>
          </table:table-cell>
          <table:table-cell table:formula="oooc:=IF([HX2D_i.O7]&lt;&gt;&quot;&quot;;[HX2D_j.O7];&quot;&quot;)" office:value-type="float" office:value="5">
            <text:p>5</text:p>
          </table:table-cell>
          <table:table-cell table:formula="oooc:=IF([HX2D_i.P7]&lt;&gt;&quot;&quot;;[HX2D_j.P7];&quot;&quot;)">
            <text:p/>
          </table:table-cell>
          <table:table-cell table:formula="oooc:=IF([HX2D_i.Q7]&lt;&gt;&quot;&quot;;[HX2D_j.Q7];&quot;&quot;)" office:value-type="float" office:value="5">
            <text:p>5</text:p>
          </table:table-cell>
          <table:table-cell table:formula="oooc:=IF([HX2D_i.R7]&lt;&gt;&quot;&quot;;[HX2D_j.R7];&quot;&quot;)">
            <text:p/>
          </table:table-cell>
          <table:table-cell table:formula="oooc:=IF([HX2D_i.S7]&lt;&gt;&quot;&quot;;[HX2D_j.S7];&quot;&quot;)" office:value-type="float" office:value="5">
            <text:p>5</text:p>
          </table:table-cell>
          <table:table-cell table:formula="oooc:=IF([HX2D_i.T7]&lt;&gt;&quot;&quot;;[HX2D_j.T7];&quot;&quot;)">
            <text:p/>
          </table:table-cell>
          <table:table-cell table:formula="oooc:=IF([HX2D_i.U7]&lt;&gt;&quot;&quot;;[HX2D_j.U7];&quot;&quot;)" office:value-type="float" office:value="5">
            <text:p>5</text:p>
          </table:table-cell>
          <table:table-cell table:formula="oooc:=IF([HX2D_i.V7]&lt;&gt;&quot;&quot;;[HX2D_j.V7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formula="oooc:=IF([HX2D_i.B8]&lt;&gt;&quot;&quot;;[HX2D_j.B8];&quot;&quot;)" office:value-type="float" office:value="6">
            <text:p>6</text:p>
          </table:table-cell>
          <table:table-cell table:formula="oooc:=IF([HX2D_i.C8]&lt;&gt;&quot;&quot;;[HX2D_j.C8];&quot;&quot;)">
            <text:p/>
          </table:table-cell>
          <table:table-cell table:formula="oooc:=IF([HX2D_i.D8]&lt;&gt;&quot;&quot;;[HX2D_j.D8];&quot;&quot;)" office:value-type="float" office:value="6">
            <text:p>6</text:p>
          </table:table-cell>
          <table:table-cell table:formula="oooc:=IF([HX2D_i.E8]&lt;&gt;&quot;&quot;;[HX2D_j.E8];&quot;&quot;)">
            <text:p/>
          </table:table-cell>
          <table:table-cell table:formula="oooc:=IF([HX2D_i.F8]&lt;&gt;&quot;&quot;;[HX2D_j.F8];&quot;&quot;)" office:value-type="float" office:value="6">
            <text:p>6</text:p>
          </table:table-cell>
          <table:table-cell table:formula="oooc:=IF([HX2D_i.G8]&lt;&gt;&quot;&quot;;[HX2D_j.G8];&quot;&quot;)">
            <text:p/>
          </table:table-cell>
          <table:table-cell table:formula="oooc:=IF([HX2D_i.H8]&lt;&gt;&quot;&quot;;[HX2D_j.H8];&quot;&quot;)" office:value-type="float" office:value="6">
            <text:p>6</text:p>
          </table:table-cell>
          <table:table-cell table:formula="oooc:=IF([HX2D_i.I8]&lt;&gt;&quot;&quot;;[HX2D_j.I8];&quot;&quot;)">
            <text:p/>
          </table:table-cell>
          <table:table-cell table:formula="oooc:=IF([HX2D_i.J8]&lt;&gt;&quot;&quot;;[HX2D_j.J8];&quot;&quot;)" office:value-type="float" office:value="6">
            <text:p>6</text:p>
          </table:table-cell>
          <table:table-cell table:formula="oooc:=IF([HX2D_i.K8]&lt;&gt;&quot;&quot;;[HX2D_j.K8];&quot;&quot;)">
            <text:p/>
          </table:table-cell>
          <table:table-cell table:formula="oooc:=IF([HX2D_i.L8]&lt;&gt;&quot;&quot;;[HX2D_j.L8];&quot;&quot;)" office:value-type="float" office:value="6">
            <text:p>6</text:p>
          </table:table-cell>
          <table:table-cell table:formula="oooc:=IF([HX2D_i.M8]&lt;&gt;&quot;&quot;;[HX2D_j.M8];&quot;&quot;)">
            <text:p/>
          </table:table-cell>
          <table:table-cell table:formula="oooc:=IF([HX2D_i.N8]&lt;&gt;&quot;&quot;;[HX2D_j.N8];&quot;&quot;)" office:value-type="float" office:value="6">
            <text:p>6</text:p>
          </table:table-cell>
          <table:table-cell table:formula="oooc:=IF([HX2D_i.O8]&lt;&gt;&quot;&quot;;[HX2D_j.O8];&quot;&quot;)">
            <text:p/>
          </table:table-cell>
          <table:table-cell table:formula="oooc:=IF([HX2D_i.P8]&lt;&gt;&quot;&quot;;[HX2D_j.P8];&quot;&quot;)" office:value-type="float" office:value="6">
            <text:p>6</text:p>
          </table:table-cell>
          <table:table-cell table:formula="oooc:=IF([HX2D_i.Q8]&lt;&gt;&quot;&quot;;[HX2D_j.Q8];&quot;&quot;)">
            <text:p/>
          </table:table-cell>
          <table:table-cell table:formula="oooc:=IF([HX2D_i.R8]&lt;&gt;&quot;&quot;;[HX2D_j.R8];&quot;&quot;)" office:value-type="float" office:value="6">
            <text:p>6</text:p>
          </table:table-cell>
          <table:table-cell table:formula="oooc:=IF([HX2D_i.S8]&lt;&gt;&quot;&quot;;[HX2D_j.S8];&quot;&quot;)">
            <text:p/>
          </table:table-cell>
          <table:table-cell table:formula="oooc:=IF([HX2D_i.T8]&lt;&gt;&quot;&quot;;[HX2D_j.T8];&quot;&quot;)" office:value-type="float" office:value="6">
            <text:p>6</text:p>
          </table:table-cell>
          <table:table-cell table:formula="oooc:=IF([HX2D_i.U8]&lt;&gt;&quot;&quot;;[HX2D_j.U8];&quot;&quot;)">
            <text:p/>
          </table:table-cell>
          <table:table-cell table:formula="oooc:=IF([HX2D_i.V8]&lt;&gt;&quot;&quot;;[HX2D_j.V8];&quot;&quot;)" office:value-type="float" office:value="6">
            <text:p>6</text:p>
          </table:table-cell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formula="oooc:=IF([HX2D_i.B9]&lt;&gt;&quot;&quot;;[HX2D_j.B9];&quot;&quot;)">
            <text:p/>
          </table:table-cell>
          <table:table-cell table:formula="oooc:=IF([HX2D_i.C9]&lt;&gt;&quot;&quot;;[HX2D_j.C9];&quot;&quot;)" office:value-type="float" office:value="7">
            <text:p>7</text:p>
          </table:table-cell>
          <table:table-cell table:formula="oooc:=IF([HX2D_i.D9]&lt;&gt;&quot;&quot;;[HX2D_j.D9];&quot;&quot;)">
            <text:p/>
          </table:table-cell>
          <table:table-cell table:formula="oooc:=IF([HX2D_i.E9]&lt;&gt;&quot;&quot;;[HX2D_j.E9];&quot;&quot;)" office:value-type="float" office:value="7">
            <text:p>7</text:p>
          </table:table-cell>
          <table:table-cell table:formula="oooc:=IF([HX2D_i.F9]&lt;&gt;&quot;&quot;;[HX2D_j.F9];&quot;&quot;)">
            <text:p/>
          </table:table-cell>
          <table:table-cell table:formula="oooc:=IF([HX2D_i.G9]&lt;&gt;&quot;&quot;;[HX2D_j.G9];&quot;&quot;)" office:value-type="float" office:value="7">
            <text:p>7</text:p>
          </table:table-cell>
          <table:table-cell table:formula="oooc:=IF([HX2D_i.H9]&lt;&gt;&quot;&quot;;[HX2D_j.H9];&quot;&quot;)">
            <text:p/>
          </table:table-cell>
          <table:table-cell table:formula="oooc:=IF([HX2D_i.I9]&lt;&gt;&quot;&quot;;[HX2D_j.I9];&quot;&quot;)" office:value-type="float" office:value="7">
            <text:p>7</text:p>
          </table:table-cell>
          <table:table-cell table:formula="oooc:=IF([HX2D_i.J9]&lt;&gt;&quot;&quot;;[HX2D_j.J9];&quot;&quot;)">
            <text:p/>
          </table:table-cell>
          <table:table-cell table:formula="oooc:=IF([HX2D_i.K9]&lt;&gt;&quot;&quot;;[HX2D_j.K9];&quot;&quot;)" office:value-type="float" office:value="7">
            <text:p>7</text:p>
          </table:table-cell>
          <table:table-cell table:formula="oooc:=IF([HX2D_i.L9]&lt;&gt;&quot;&quot;;[HX2D_j.L9];&quot;&quot;)">
            <text:p/>
          </table:table-cell>
          <table:table-cell table:formula="oooc:=IF([HX2D_i.M9]&lt;&gt;&quot;&quot;;[HX2D_j.M9];&quot;&quot;)" office:value-type="float" office:value="7">
            <text:p>7</text:p>
          </table:table-cell>
          <table:table-cell table:formula="oooc:=IF([HX2D_i.N9]&lt;&gt;&quot;&quot;;[HX2D_j.N9];&quot;&quot;)">
            <text:p/>
          </table:table-cell>
          <table:table-cell table:formula="oooc:=IF([HX2D_i.O9]&lt;&gt;&quot;&quot;;[HX2D_j.O9];&quot;&quot;)" office:value-type="float" office:value="7">
            <text:p>7</text:p>
          </table:table-cell>
          <table:table-cell table:formula="oooc:=IF([HX2D_i.P9]&lt;&gt;&quot;&quot;;[HX2D_j.P9];&quot;&quot;)">
            <text:p/>
          </table:table-cell>
          <table:table-cell table:formula="oooc:=IF([HX2D_i.Q9]&lt;&gt;&quot;&quot;;[HX2D_j.Q9];&quot;&quot;)" office:value-type="float" office:value="7">
            <text:p>7</text:p>
          </table:table-cell>
          <table:table-cell table:formula="oooc:=IF([HX2D_i.R9]&lt;&gt;&quot;&quot;;[HX2D_j.R9];&quot;&quot;)">
            <text:p/>
          </table:table-cell>
          <table:table-cell table:formula="oooc:=IF([HX2D_i.S9]&lt;&gt;&quot;&quot;;[HX2D_j.S9];&quot;&quot;)" office:value-type="float" office:value="7">
            <text:p>7</text:p>
          </table:table-cell>
          <table:table-cell table:formula="oooc:=IF([HX2D_i.T9]&lt;&gt;&quot;&quot;;[HX2D_j.T9];&quot;&quot;)">
            <text:p/>
          </table:table-cell>
          <table:table-cell table:formula="oooc:=IF([HX2D_i.U9]&lt;&gt;&quot;&quot;;[HX2D_j.U9];&quot;&quot;)" office:value-type="float" office:value="7">
            <text:p>7</text:p>
          </table:table-cell>
          <table:table-cell table:formula="oooc:=IF([HX2D_i.V9]&lt;&gt;&quot;&quot;;[HX2D_j.V9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table:formula="oooc:=IF([HX2D_i.B10]&lt;&gt;&quot;&quot;;[HX2D_j.B10];&quot;&quot;)" office:value-type="float" office:value="8">
            <text:p>8</text:p>
          </table:table-cell>
          <table:table-cell table:formula="oooc:=IF([HX2D_i.C10]&lt;&gt;&quot;&quot;;[HX2D_j.C10];&quot;&quot;)">
            <text:p/>
          </table:table-cell>
          <table:table-cell table:formula="oooc:=IF([HX2D_i.D10]&lt;&gt;&quot;&quot;;[HX2D_j.D10];&quot;&quot;)" office:value-type="float" office:value="8">
            <text:p>8</text:p>
          </table:table-cell>
          <table:table-cell table:formula="oooc:=IF([HX2D_i.E10]&lt;&gt;&quot;&quot;;[HX2D_j.E10];&quot;&quot;)">
            <text:p/>
          </table:table-cell>
          <table:table-cell table:formula="oooc:=IF([HX2D_i.F10]&lt;&gt;&quot;&quot;;[HX2D_j.F10];&quot;&quot;)" office:value-type="float" office:value="8">
            <text:p>8</text:p>
          </table:table-cell>
          <table:table-cell table:formula="oooc:=IF([HX2D_i.G10]&lt;&gt;&quot;&quot;;[HX2D_j.G10];&quot;&quot;)">
            <text:p/>
          </table:table-cell>
          <table:table-cell table:formula="oooc:=IF([HX2D_i.H10]&lt;&gt;&quot;&quot;;[HX2D_j.H10];&quot;&quot;)" office:value-type="float" office:value="8">
            <text:p>8</text:p>
          </table:table-cell>
          <table:table-cell table:formula="oooc:=IF([HX2D_i.I10]&lt;&gt;&quot;&quot;;[HX2D_j.I10];&quot;&quot;)">
            <text:p/>
          </table:table-cell>
          <table:table-cell table:formula="oooc:=IF([HX2D_i.J10]&lt;&gt;&quot;&quot;;[HX2D_j.J10];&quot;&quot;)" office:value-type="float" office:value="8">
            <text:p>8</text:p>
          </table:table-cell>
          <table:table-cell table:formula="oooc:=IF([HX2D_i.K10]&lt;&gt;&quot;&quot;;[HX2D_j.K10];&quot;&quot;)">
            <text:p/>
          </table:table-cell>
          <table:table-cell table:formula="oooc:=IF([HX2D_i.L10]&lt;&gt;&quot;&quot;;[HX2D_j.L10];&quot;&quot;)" office:value-type="float" office:value="8">
            <text:p>8</text:p>
          </table:table-cell>
          <table:table-cell table:formula="oooc:=IF([HX2D_i.M10]&lt;&gt;&quot;&quot;;[HX2D_j.M10];&quot;&quot;)">
            <text:p/>
          </table:table-cell>
          <table:table-cell table:formula="oooc:=IF([HX2D_i.N10]&lt;&gt;&quot;&quot;;[HX2D_j.N10];&quot;&quot;)" office:value-type="float" office:value="8">
            <text:p>8</text:p>
          </table:table-cell>
          <table:table-cell table:formula="oooc:=IF([HX2D_i.O10]&lt;&gt;&quot;&quot;;[HX2D_j.O10];&quot;&quot;)">
            <text:p/>
          </table:table-cell>
          <table:table-cell table:formula="oooc:=IF([HX2D_i.P10]&lt;&gt;&quot;&quot;;[HX2D_j.P10];&quot;&quot;)" office:value-type="float" office:value="8">
            <text:p>8</text:p>
          </table:table-cell>
          <table:table-cell table:formula="oooc:=IF([HX2D_i.Q10]&lt;&gt;&quot;&quot;;[HX2D_j.Q10];&quot;&quot;)">
            <text:p/>
          </table:table-cell>
          <table:table-cell table:formula="oooc:=IF([HX2D_i.R10]&lt;&gt;&quot;&quot;;[HX2D_j.R10];&quot;&quot;)" office:value-type="float" office:value="8">
            <text:p>8</text:p>
          </table:table-cell>
          <table:table-cell table:formula="oooc:=IF([HX2D_i.S10]&lt;&gt;&quot;&quot;;[HX2D_j.S10];&quot;&quot;)">
            <text:p/>
          </table:table-cell>
          <table:table-cell table:formula="oooc:=IF([HX2D_i.T10]&lt;&gt;&quot;&quot;;[HX2D_j.T10];&quot;&quot;)" office:value-type="float" office:value="8">
            <text:p>8</text:p>
          </table:table-cell>
          <table:table-cell table:formula="oooc:=IF([HX2D_i.U10]&lt;&gt;&quot;&quot;;[HX2D_j.U10];&quot;&quot;)">
            <text:p/>
          </table:table-cell>
          <table:table-cell table:formula="oooc:=IF([HX2D_i.V10]&lt;&gt;&quot;&quot;;[HX2D_j.V10];&quot;&quot;)" office:value-type="float" office:value="8">
            <text:p>8</text:p>
          </table:table-cell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formula="oooc:=IF([HX2D_i.B11]&lt;&gt;&quot;&quot;;[HX2D_j.B11];&quot;&quot;)">
            <text:p/>
          </table:table-cell>
          <table:table-cell table:formula="oooc:=IF([HX2D_i.C11]&lt;&gt;&quot;&quot;;[HX2D_j.C11];&quot;&quot;)" office:value-type="float" office:value="9">
            <text:p>9</text:p>
          </table:table-cell>
          <table:table-cell table:formula="oooc:=IF([HX2D_i.D11]&lt;&gt;&quot;&quot;;[HX2D_j.D11];&quot;&quot;)">
            <text:p/>
          </table:table-cell>
          <table:table-cell table:formula="oooc:=IF([HX2D_i.E11]&lt;&gt;&quot;&quot;;[HX2D_j.E11];&quot;&quot;)" office:value-type="float" office:value="9">
            <text:p>9</text:p>
          </table:table-cell>
          <table:table-cell table:formula="oooc:=IF([HX2D_i.F11]&lt;&gt;&quot;&quot;;[HX2D_j.F11];&quot;&quot;)">
            <text:p/>
          </table:table-cell>
          <table:table-cell table:formula="oooc:=IF([HX2D_i.G11]&lt;&gt;&quot;&quot;;[HX2D_j.G11];&quot;&quot;)" office:value-type="float" office:value="9">
            <text:p>9</text:p>
          </table:table-cell>
          <table:table-cell table:formula="oooc:=IF([HX2D_i.H11]&lt;&gt;&quot;&quot;;[HX2D_j.H11];&quot;&quot;)">
            <text:p/>
          </table:table-cell>
          <table:table-cell table:formula="oooc:=IF([HX2D_i.I11]&lt;&gt;&quot;&quot;;[HX2D_j.I11];&quot;&quot;)" office:value-type="float" office:value="9">
            <text:p>9</text:p>
          </table:table-cell>
          <table:table-cell table:formula="oooc:=IF([HX2D_i.J11]&lt;&gt;&quot;&quot;;[HX2D_j.J11];&quot;&quot;)">
            <text:p/>
          </table:table-cell>
          <table:table-cell table:formula="oooc:=IF([HX2D_i.K11]&lt;&gt;&quot;&quot;;[HX2D_j.K11];&quot;&quot;)" office:value-type="float" office:value="9">
            <text:p>9</text:p>
          </table:table-cell>
          <table:table-cell table:formula="oooc:=IF([HX2D_i.L11]&lt;&gt;&quot;&quot;;[HX2D_j.L11];&quot;&quot;)">
            <text:p/>
          </table:table-cell>
          <table:table-cell table:formula="oooc:=IF([HX2D_i.M11]&lt;&gt;&quot;&quot;;[HX2D_j.M11];&quot;&quot;)" office:value-type="float" office:value="9">
            <text:p>9</text:p>
          </table:table-cell>
          <table:table-cell table:formula="oooc:=IF([HX2D_i.N11]&lt;&gt;&quot;&quot;;[HX2D_j.N11];&quot;&quot;)">
            <text:p/>
          </table:table-cell>
          <table:table-cell table:formula="oooc:=IF([HX2D_i.O11]&lt;&gt;&quot;&quot;;[HX2D_j.O11];&quot;&quot;)" office:value-type="float" office:value="9">
            <text:p>9</text:p>
          </table:table-cell>
          <table:table-cell table:formula="oooc:=IF([HX2D_i.P11]&lt;&gt;&quot;&quot;;[HX2D_j.P11];&quot;&quot;)">
            <text:p/>
          </table:table-cell>
          <table:table-cell table:formula="oooc:=IF([HX2D_i.Q11]&lt;&gt;&quot;&quot;;[HX2D_j.Q11];&quot;&quot;)" office:value-type="float" office:value="9">
            <text:p>9</text:p>
          </table:table-cell>
          <table:table-cell table:formula="oooc:=IF([HX2D_i.R11]&lt;&gt;&quot;&quot;;[HX2D_j.R11];&quot;&quot;)">
            <text:p/>
          </table:table-cell>
          <table:table-cell table:formula="oooc:=IF([HX2D_i.S11]&lt;&gt;&quot;&quot;;[HX2D_j.S11];&quot;&quot;)" office:value-type="float" office:value="9">
            <text:p>9</text:p>
          </table:table-cell>
          <table:table-cell table:formula="oooc:=IF([HX2D_i.T11]&lt;&gt;&quot;&quot;;[HX2D_j.T11];&quot;&quot;)">
            <text:p/>
          </table:table-cell>
          <table:table-cell table:formula="oooc:=IF([HX2D_i.U11]&lt;&gt;&quot;&quot;;[HX2D_j.U11];&quot;&quot;)" office:value-type="float" office:value="9">
            <text:p>9</text:p>
          </table:table-cell>
          <table:table-cell table:formula="oooc:=IF([HX2D_i.V11]&lt;&gt;&quot;&quot;;[HX2D_j.V11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table:formula="oooc:=IF([HX2D_i.B12]&lt;&gt;&quot;&quot;;[HX2D_j.B12];&quot;&quot;)" office:value-type="float" office:value="10">
            <text:p>10</text:p>
          </table:table-cell>
          <table:table-cell table:formula="oooc:=IF([HX2D_i.C12]&lt;&gt;&quot;&quot;;[HX2D_j.C12];&quot;&quot;)">
            <text:p/>
          </table:table-cell>
          <table:table-cell table:formula="oooc:=IF([HX2D_i.D12]&lt;&gt;&quot;&quot;;[HX2D_j.D12];&quot;&quot;)" office:value-type="float" office:value="10">
            <text:p>10</text:p>
          </table:table-cell>
          <table:table-cell table:formula="oooc:=IF([HX2D_i.E12]&lt;&gt;&quot;&quot;;[HX2D_j.E12];&quot;&quot;)">
            <text:p/>
          </table:table-cell>
          <table:table-cell table:formula="oooc:=IF([HX2D_i.F12]&lt;&gt;&quot;&quot;;[HX2D_j.F12];&quot;&quot;)" office:value-type="float" office:value="10">
            <text:p>10</text:p>
          </table:table-cell>
          <table:table-cell table:formula="oooc:=IF([HX2D_i.G12]&lt;&gt;&quot;&quot;;[HX2D_j.G12];&quot;&quot;)">
            <text:p/>
          </table:table-cell>
          <table:table-cell table:formula="oooc:=IF([HX2D_i.H12]&lt;&gt;&quot;&quot;;[HX2D_j.H12];&quot;&quot;)" office:value-type="float" office:value="10">
            <text:p>10</text:p>
          </table:table-cell>
          <table:table-cell table:formula="oooc:=IF([HX2D_i.I12]&lt;&gt;&quot;&quot;;[HX2D_j.I12];&quot;&quot;)">
            <text:p/>
          </table:table-cell>
          <table:table-cell table:formula="oooc:=IF([HX2D_i.J12]&lt;&gt;&quot;&quot;;[HX2D_j.J12];&quot;&quot;)" office:value-type="float" office:value="10">
            <text:p>10</text:p>
          </table:table-cell>
          <table:table-cell table:formula="oooc:=IF([HX2D_i.K12]&lt;&gt;&quot;&quot;;[HX2D_j.K12];&quot;&quot;)">
            <text:p/>
          </table:table-cell>
          <table:table-cell table:formula="oooc:=IF([HX2D_i.L12]&lt;&gt;&quot;&quot;;[HX2D_j.L12];&quot;&quot;)" office:value-type="float" office:value="10">
            <text:p>10</text:p>
          </table:table-cell>
          <table:table-cell table:formula="oooc:=IF([HX2D_i.M12]&lt;&gt;&quot;&quot;;[HX2D_j.M12];&quot;&quot;)">
            <text:p/>
          </table:table-cell>
          <table:table-cell table:formula="oooc:=IF([HX2D_i.N12]&lt;&gt;&quot;&quot;;[HX2D_j.N12];&quot;&quot;)" office:value-type="float" office:value="10">
            <text:p>10</text:p>
          </table:table-cell>
          <table:table-cell table:formula="oooc:=IF([HX2D_i.O12]&lt;&gt;&quot;&quot;;[HX2D_j.O12];&quot;&quot;)">
            <text:p/>
          </table:table-cell>
          <table:table-cell table:formula="oooc:=IF([HX2D_i.P12]&lt;&gt;&quot;&quot;;[HX2D_j.P12];&quot;&quot;)" office:value-type="float" office:value="10">
            <text:p>10</text:p>
          </table:table-cell>
          <table:table-cell table:formula="oooc:=IF([HX2D_i.Q12]&lt;&gt;&quot;&quot;;[HX2D_j.Q12];&quot;&quot;)">
            <text:p/>
          </table:table-cell>
          <table:table-cell table:formula="oooc:=IF([HX2D_i.R12]&lt;&gt;&quot;&quot;;[HX2D_j.R12];&quot;&quot;)" office:value-type="float" office:value="10">
            <text:p>10</text:p>
          </table:table-cell>
          <table:table-cell table:formula="oooc:=IF([HX2D_i.S12]&lt;&gt;&quot;&quot;;[HX2D_j.S12];&quot;&quot;)">
            <text:p/>
          </table:table-cell>
          <table:table-cell table:formula="oooc:=IF([HX2D_i.T12]&lt;&gt;&quot;&quot;;[HX2D_j.T12];&quot;&quot;)" office:value-type="float" office:value="10">
            <text:p>10</text:p>
          </table:table-cell>
          <table:table-cell table:formula="oooc:=IF([HX2D_i.U12]&lt;&gt;&quot;&quot;;[HX2D_j.U12];&quot;&quot;)">
            <text:p/>
          </table:table-cell>
          <table:table-cell table:formula="oooc:=IF([HX2D_i.V12]&lt;&gt;&quot;&quot;;[HX2D_j.V12]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table:formula="oooc:=IF([HX2D_i.B13]&lt;&gt;&quot;&quot;;[HX2D_j.B13];&quot;&quot;)">
            <text:p/>
          </table:table-cell>
          <table:table-cell table:formula="oooc:=IF([HX2D_i.C13]&lt;&gt;&quot;&quot;;[HX2D_j.C13];&quot;&quot;)" office:value-type="float" office:value="11">
            <text:p>11</text:p>
          </table:table-cell>
          <table:table-cell table:formula="oooc:=IF([HX2D_i.D13]&lt;&gt;&quot;&quot;;[HX2D_j.D13];&quot;&quot;)">
            <text:p/>
          </table:table-cell>
          <table:table-cell table:formula="oooc:=IF([HX2D_i.E13]&lt;&gt;&quot;&quot;;[HX2D_j.E13];&quot;&quot;)" office:value-type="float" office:value="11">
            <text:p>11</text:p>
          </table:table-cell>
          <table:table-cell table:formula="oooc:=IF([HX2D_i.F13]&lt;&gt;&quot;&quot;;[HX2D_j.F13];&quot;&quot;)">
            <text:p/>
          </table:table-cell>
          <table:table-cell table:formula="oooc:=IF([HX2D_i.G13]&lt;&gt;&quot;&quot;;[HX2D_j.G13];&quot;&quot;)" office:value-type="float" office:value="11">
            <text:p>11</text:p>
          </table:table-cell>
          <table:table-cell table:formula="oooc:=IF([HX2D_i.H13]&lt;&gt;&quot;&quot;;[HX2D_j.H13];&quot;&quot;)">
            <text:p/>
          </table:table-cell>
          <table:table-cell table:formula="oooc:=IF([HX2D_i.I13]&lt;&gt;&quot;&quot;;[HX2D_j.I13];&quot;&quot;)" office:value-type="float" office:value="11">
            <text:p>11</text:p>
          </table:table-cell>
          <table:table-cell table:formula="oooc:=IF([HX2D_i.J13]&lt;&gt;&quot;&quot;;[HX2D_j.J13];&quot;&quot;)">
            <text:p/>
          </table:table-cell>
          <table:table-cell table:formula="oooc:=IF([HX2D_i.K13]&lt;&gt;&quot;&quot;;[HX2D_j.K13];&quot;&quot;)" office:value-type="float" office:value="11">
            <text:p>11</text:p>
          </table:table-cell>
          <table:table-cell table:formula="oooc:=IF([HX2D_i.L13]&lt;&gt;&quot;&quot;;[HX2D_j.L13];&quot;&quot;)">
            <text:p/>
          </table:table-cell>
          <table:table-cell table:formula="oooc:=IF([HX2D_i.M13]&lt;&gt;&quot;&quot;;[HX2D_j.M13];&quot;&quot;)" office:value-type="float" office:value="11">
            <text:p>11</text:p>
          </table:table-cell>
          <table:table-cell table:formula="oooc:=IF([HX2D_i.N13]&lt;&gt;&quot;&quot;;[HX2D_j.N13];&quot;&quot;)">
            <text:p/>
          </table:table-cell>
          <table:table-cell table:formula="oooc:=IF([HX2D_i.O13]&lt;&gt;&quot;&quot;;[HX2D_j.O13];&quot;&quot;)" office:value-type="float" office:value="11">
            <text:p>11</text:p>
          </table:table-cell>
          <table:table-cell table:formula="oooc:=IF([HX2D_i.P13]&lt;&gt;&quot;&quot;;[HX2D_j.P13];&quot;&quot;)">
            <text:p/>
          </table:table-cell>
          <table:table-cell table:formula="oooc:=IF([HX2D_i.Q13]&lt;&gt;&quot;&quot;;[HX2D_j.Q13];&quot;&quot;)" office:value-type="float" office:value="11">
            <text:p>11</text:p>
          </table:table-cell>
          <table:table-cell table:formula="oooc:=IF([HX2D_i.R13]&lt;&gt;&quot;&quot;;[HX2D_j.R13];&quot;&quot;)">
            <text:p/>
          </table:table-cell>
          <table:table-cell table:formula="oooc:=IF([HX2D_i.S13]&lt;&gt;&quot;&quot;;[HX2D_j.S13];&quot;&quot;)" office:value-type="float" office:value="11">
            <text:p>11</text:p>
          </table:table-cell>
          <table:table-cell table:formula="oooc:=IF([HX2D_i.T13]&lt;&gt;&quot;&quot;;[HX2D_j.T13];&quot;&quot;)">
            <text:p/>
          </table:table-cell>
          <table:table-cell table:formula="oooc:=IF([HX2D_i.U13]&lt;&gt;&quot;&quot;;[HX2D_j.U13];&quot;&quot;)" office:value-type="float" office:value="11">
            <text:p>11</text:p>
          </table:table-cell>
          <table:table-cell table:formula="oooc:=IF([HX2D_i.V13]&lt;&gt;&quot;&quot;;[HX2D_j.V13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formula="oooc:=IF([HX2D_i.B14]&lt;&gt;&quot;&quot;;[HX2D_j.B14];&quot;&quot;)" office:value-type="float" office:value="12">
            <text:p>12</text:p>
          </table:table-cell>
          <table:table-cell table:formula="oooc:=IF([HX2D_i.C14]&lt;&gt;&quot;&quot;;[HX2D_j.C14];&quot;&quot;)">
            <text:p/>
          </table:table-cell>
          <table:table-cell table:formula="oooc:=IF([HX2D_i.D14]&lt;&gt;&quot;&quot;;[HX2D_j.D14];&quot;&quot;)" office:value-type="float" office:value="12">
            <text:p>12</text:p>
          </table:table-cell>
          <table:table-cell table:formula="oooc:=IF([HX2D_i.E14]&lt;&gt;&quot;&quot;;[HX2D_j.E14];&quot;&quot;)">
            <text:p/>
          </table:table-cell>
          <table:table-cell table:formula="oooc:=IF([HX2D_i.F14]&lt;&gt;&quot;&quot;;[HX2D_j.F14];&quot;&quot;)" office:value-type="float" office:value="12">
            <text:p>12</text:p>
          </table:table-cell>
          <table:table-cell table:formula="oooc:=IF([HX2D_i.G14]&lt;&gt;&quot;&quot;;[HX2D_j.G14];&quot;&quot;)">
            <text:p/>
          </table:table-cell>
          <table:table-cell table:formula="oooc:=IF([HX2D_i.H14]&lt;&gt;&quot;&quot;;[HX2D_j.H14];&quot;&quot;)" office:value-type="float" office:value="12">
            <text:p>12</text:p>
          </table:table-cell>
          <table:table-cell table:formula="oooc:=IF([HX2D_i.I14]&lt;&gt;&quot;&quot;;[HX2D_j.I14];&quot;&quot;)">
            <text:p/>
          </table:table-cell>
          <table:table-cell table:formula="oooc:=IF([HX2D_i.J14]&lt;&gt;&quot;&quot;;[HX2D_j.J14];&quot;&quot;)" office:value-type="float" office:value="12">
            <text:p>12</text:p>
          </table:table-cell>
          <table:table-cell table:formula="oooc:=IF([HX2D_i.K14]&lt;&gt;&quot;&quot;;[HX2D_j.K14];&quot;&quot;)">
            <text:p/>
          </table:table-cell>
          <table:table-cell table:formula="oooc:=IF([HX2D_i.L14]&lt;&gt;&quot;&quot;;[HX2D_j.L14];&quot;&quot;)" office:value-type="float" office:value="12">
            <text:p>12</text:p>
          </table:table-cell>
          <table:table-cell table:formula="oooc:=IF([HX2D_i.M14]&lt;&gt;&quot;&quot;;[HX2D_j.M14];&quot;&quot;)">
            <text:p/>
          </table:table-cell>
          <table:table-cell table:formula="oooc:=IF([HX2D_i.N14]&lt;&gt;&quot;&quot;;[HX2D_j.N14];&quot;&quot;)" office:value-type="float" office:value="12">
            <text:p>12</text:p>
          </table:table-cell>
          <table:table-cell table:formula="oooc:=IF([HX2D_i.O14]&lt;&gt;&quot;&quot;;[HX2D_j.O14];&quot;&quot;)">
            <text:p/>
          </table:table-cell>
          <table:table-cell table:formula="oooc:=IF([HX2D_i.P14]&lt;&gt;&quot;&quot;;[HX2D_j.P14];&quot;&quot;)" office:value-type="float" office:value="12">
            <text:p>12</text:p>
          </table:table-cell>
          <table:table-cell table:formula="oooc:=IF([HX2D_i.Q14]&lt;&gt;&quot;&quot;;[HX2D_j.Q14];&quot;&quot;)">
            <text:p/>
          </table:table-cell>
          <table:table-cell table:formula="oooc:=IF([HX2D_i.R14]&lt;&gt;&quot;&quot;;[HX2D_j.R14];&quot;&quot;)" office:value-type="float" office:value="12">
            <text:p>12</text:p>
          </table:table-cell>
          <table:table-cell table:formula="oooc:=IF([HX2D_i.S14]&lt;&gt;&quot;&quot;;[HX2D_j.S14];&quot;&quot;)">
            <text:p/>
          </table:table-cell>
          <table:table-cell table:formula="oooc:=IF([HX2D_i.T14]&lt;&gt;&quot;&quot;;[HX2D_j.T14];&quot;&quot;)" office:value-type="float" office:value="12">
            <text:p>12</text:p>
          </table:table-cell>
          <table:table-cell table:formula="oooc:=IF([HX2D_i.U14]&lt;&gt;&quot;&quot;;[HX2D_j.U14];&quot;&quot;)">
            <text:p/>
          </table:table-cell>
          <table:table-cell table:formula="oooc:=IF([HX2D_i.V14]&lt;&gt;&quot;&quot;;[HX2D_j.V14];&quot;&quot;)" office:value-type="float" office:value="12">
            <text:p>12</text:p>
          </table:table-cell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table:formula="oooc:=IF([HX2D_i.B15]&lt;&gt;&quot;&quot;;[HX2D_j.B15];&quot;&quot;)">
            <text:p/>
          </table:table-cell>
          <table:table-cell table:formula="oooc:=IF([HX2D_i.C15]&lt;&gt;&quot;&quot;;[HX2D_j.C15];&quot;&quot;)" office:value-type="float" office:value="13">
            <text:p>13</text:p>
          </table:table-cell>
          <table:table-cell table:formula="oooc:=IF([HX2D_i.D15]&lt;&gt;&quot;&quot;;[HX2D_j.D15];&quot;&quot;)">
            <text:p/>
          </table:table-cell>
          <table:table-cell table:formula="oooc:=IF([HX2D_i.E15]&lt;&gt;&quot;&quot;;[HX2D_j.E15];&quot;&quot;)" office:value-type="float" office:value="13">
            <text:p>13</text:p>
          </table:table-cell>
          <table:table-cell table:formula="oooc:=IF([HX2D_i.F15]&lt;&gt;&quot;&quot;;[HX2D_j.F15];&quot;&quot;)">
            <text:p/>
          </table:table-cell>
          <table:table-cell table:formula="oooc:=IF([HX2D_i.G15]&lt;&gt;&quot;&quot;;[HX2D_j.G15];&quot;&quot;)" office:value-type="float" office:value="13">
            <text:p>13</text:p>
          </table:table-cell>
          <table:table-cell table:formula="oooc:=IF([HX2D_i.H15]&lt;&gt;&quot;&quot;;[HX2D_j.H15];&quot;&quot;)">
            <text:p/>
          </table:table-cell>
          <table:table-cell table:formula="oooc:=IF([HX2D_i.I15]&lt;&gt;&quot;&quot;;[HX2D_j.I15];&quot;&quot;)" office:value-type="float" office:value="13">
            <text:p>13</text:p>
          </table:table-cell>
          <table:table-cell table:formula="oooc:=IF([HX2D_i.J15]&lt;&gt;&quot;&quot;;[HX2D_j.J15];&quot;&quot;)">
            <text:p/>
          </table:table-cell>
          <table:table-cell table:formula="oooc:=IF([HX2D_i.K15]&lt;&gt;&quot;&quot;;[HX2D_j.K15];&quot;&quot;)" office:value-type="float" office:value="13">
            <text:p>13</text:p>
          </table:table-cell>
          <table:table-cell table:formula="oooc:=IF([HX2D_i.L15]&lt;&gt;&quot;&quot;;[HX2D_j.L15];&quot;&quot;)">
            <text:p/>
          </table:table-cell>
          <table:table-cell table:formula="oooc:=IF([HX2D_i.M15]&lt;&gt;&quot;&quot;;[HX2D_j.M15];&quot;&quot;)" office:value-type="float" office:value="13">
            <text:p>13</text:p>
          </table:table-cell>
          <table:table-cell table:formula="oooc:=IF([HX2D_i.N15]&lt;&gt;&quot;&quot;;[HX2D_j.N15];&quot;&quot;)">
            <text:p/>
          </table:table-cell>
          <table:table-cell table:formula="oooc:=IF([HX2D_i.O15]&lt;&gt;&quot;&quot;;[HX2D_j.O15];&quot;&quot;)" office:value-type="float" office:value="13">
            <text:p>13</text:p>
          </table:table-cell>
          <table:table-cell table:formula="oooc:=IF([HX2D_i.P15]&lt;&gt;&quot;&quot;;[HX2D_j.P15];&quot;&quot;)">
            <text:p/>
          </table:table-cell>
          <table:table-cell table:formula="oooc:=IF([HX2D_i.Q15]&lt;&gt;&quot;&quot;;[HX2D_j.Q15];&quot;&quot;)" office:value-type="float" office:value="13">
            <text:p>13</text:p>
          </table:table-cell>
          <table:table-cell table:formula="oooc:=IF([HX2D_i.R15]&lt;&gt;&quot;&quot;;[HX2D_j.R15];&quot;&quot;)">
            <text:p/>
          </table:table-cell>
          <table:table-cell table:formula="oooc:=IF([HX2D_i.S15]&lt;&gt;&quot;&quot;;[HX2D_j.S15];&quot;&quot;)" office:value-type="float" office:value="13">
            <text:p>13</text:p>
          </table:table-cell>
          <table:table-cell table:formula="oooc:=IF([HX2D_i.T15]&lt;&gt;&quot;&quot;;[HX2D_j.T15];&quot;&quot;)">
            <text:p/>
          </table:table-cell>
          <table:table-cell table:formula="oooc:=IF([HX2D_i.U15]&lt;&gt;&quot;&quot;;[HX2D_j.U15];&quot;&quot;)" office:value-type="float" office:value="13">
            <text:p>13</text:p>
          </table:table-cell>
          <table:table-cell table:formula="oooc:=IF([HX2D_i.V15]&lt;&gt;&quot;&quot;;[HX2D_j.V15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table:formula="oooc:=IF([HX2D_i.B16]&lt;&gt;&quot;&quot;;[HX2D_j.B16];&quot;&quot;)" office:value-type="float" office:value="14">
            <text:p>14</text:p>
          </table:table-cell>
          <table:table-cell table:formula="oooc:=IF([HX2D_i.C16]&lt;&gt;&quot;&quot;;[HX2D_j.C16];&quot;&quot;)">
            <text:p/>
          </table:table-cell>
          <table:table-cell table:formula="oooc:=IF([HX2D_i.D16]&lt;&gt;&quot;&quot;;[HX2D_j.D16];&quot;&quot;)" office:value-type="float" office:value="14">
            <text:p>14</text:p>
          </table:table-cell>
          <table:table-cell table:formula="oooc:=IF([HX2D_i.E16]&lt;&gt;&quot;&quot;;[HX2D_j.E16];&quot;&quot;)">
            <text:p/>
          </table:table-cell>
          <table:table-cell table:formula="oooc:=IF([HX2D_i.F16]&lt;&gt;&quot;&quot;;[HX2D_j.F16];&quot;&quot;)" office:value-type="float" office:value="14">
            <text:p>14</text:p>
          </table:table-cell>
          <table:table-cell table:formula="oooc:=IF([HX2D_i.G16]&lt;&gt;&quot;&quot;;[HX2D_j.G16];&quot;&quot;)">
            <text:p/>
          </table:table-cell>
          <table:table-cell table:formula="oooc:=IF([HX2D_i.H16]&lt;&gt;&quot;&quot;;[HX2D_j.H16];&quot;&quot;)" office:value-type="float" office:value="14">
            <text:p>14</text:p>
          </table:table-cell>
          <table:table-cell table:formula="oooc:=IF([HX2D_i.I16]&lt;&gt;&quot;&quot;;[HX2D_j.I16];&quot;&quot;)">
            <text:p/>
          </table:table-cell>
          <table:table-cell table:formula="oooc:=IF([HX2D_i.J16]&lt;&gt;&quot;&quot;;[HX2D_j.J16];&quot;&quot;)" office:value-type="float" office:value="14">
            <text:p>14</text:p>
          </table:table-cell>
          <table:table-cell table:formula="oooc:=IF([HX2D_i.K16]&lt;&gt;&quot;&quot;;[HX2D_j.K16];&quot;&quot;)">
            <text:p/>
          </table:table-cell>
          <table:table-cell table:formula="oooc:=IF([HX2D_i.L16]&lt;&gt;&quot;&quot;;[HX2D_j.L16];&quot;&quot;)" office:value-type="float" office:value="14">
            <text:p>14</text:p>
          </table:table-cell>
          <table:table-cell table:formula="oooc:=IF([HX2D_i.M16]&lt;&gt;&quot;&quot;;[HX2D_j.M16];&quot;&quot;)">
            <text:p/>
          </table:table-cell>
          <table:table-cell table:formula="oooc:=IF([HX2D_i.N16]&lt;&gt;&quot;&quot;;[HX2D_j.N16];&quot;&quot;)" office:value-type="float" office:value="14">
            <text:p>14</text:p>
          </table:table-cell>
          <table:table-cell table:formula="oooc:=IF([HX2D_i.O16]&lt;&gt;&quot;&quot;;[HX2D_j.O16];&quot;&quot;)">
            <text:p/>
          </table:table-cell>
          <table:table-cell table:formula="oooc:=IF([HX2D_i.P16]&lt;&gt;&quot;&quot;;[HX2D_j.P16];&quot;&quot;)" office:value-type="float" office:value="14">
            <text:p>14</text:p>
          </table:table-cell>
          <table:table-cell table:formula="oooc:=IF([HX2D_i.Q16]&lt;&gt;&quot;&quot;;[HX2D_j.Q16];&quot;&quot;)">
            <text:p/>
          </table:table-cell>
          <table:table-cell table:formula="oooc:=IF([HX2D_i.R16]&lt;&gt;&quot;&quot;;[HX2D_j.R16];&quot;&quot;)" office:value-type="float" office:value="14">
            <text:p>14</text:p>
          </table:table-cell>
          <table:table-cell table:formula="oooc:=IF([HX2D_i.S16]&lt;&gt;&quot;&quot;;[HX2D_j.S16];&quot;&quot;)">
            <text:p/>
          </table:table-cell>
          <table:table-cell table:formula="oooc:=IF([HX2D_i.T16]&lt;&gt;&quot;&quot;;[HX2D_j.T16];&quot;&quot;)" office:value-type="float" office:value="14">
            <text:p>14</text:p>
          </table:table-cell>
          <table:table-cell table:formula="oooc:=IF([HX2D_i.U16]&lt;&gt;&quot;&quot;;[HX2D_j.U16];&quot;&quot;)">
            <text:p/>
          </table:table-cell>
          <table:table-cell table:formula="oooc:=IF([HX2D_i.V16]&lt;&gt;&quot;&quot;;[HX2D_j.V16];&quot;&quot;)" office:value-type="float" office:value="14">
            <text:p>14</text:p>
          </table:table-cell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table:formula="oooc:=IF([HX2D_i.B17]&lt;&gt;&quot;&quot;;[HX2D_j.B17];&quot;&quot;)">
            <text:p/>
          </table:table-cell>
          <table:table-cell table:formula="oooc:=IF([HX2D_i.C17]&lt;&gt;&quot;&quot;;[HX2D_j.C17];&quot;&quot;)" office:value-type="float" office:value="15">
            <text:p>15</text:p>
          </table:table-cell>
          <table:table-cell table:formula="oooc:=IF([HX2D_i.D17]&lt;&gt;&quot;&quot;;[HX2D_j.D17];&quot;&quot;)">
            <text:p/>
          </table:table-cell>
          <table:table-cell table:formula="oooc:=IF([HX2D_i.E17]&lt;&gt;&quot;&quot;;[HX2D_j.E17];&quot;&quot;)" office:value-type="float" office:value="15">
            <text:p>15</text:p>
          </table:table-cell>
          <table:table-cell table:formula="oooc:=IF([HX2D_i.F17]&lt;&gt;&quot;&quot;;[HX2D_j.F17];&quot;&quot;)">
            <text:p/>
          </table:table-cell>
          <table:table-cell table:formula="oooc:=IF([HX2D_i.G17]&lt;&gt;&quot;&quot;;[HX2D_j.G17];&quot;&quot;)" office:value-type="float" office:value="15">
            <text:p>15</text:p>
          </table:table-cell>
          <table:table-cell table:formula="oooc:=IF([HX2D_i.H17]&lt;&gt;&quot;&quot;;[HX2D_j.H17];&quot;&quot;)">
            <text:p/>
          </table:table-cell>
          <table:table-cell table:formula="oooc:=IF([HX2D_i.I17]&lt;&gt;&quot;&quot;;[HX2D_j.I17];&quot;&quot;)" office:value-type="float" office:value="15">
            <text:p>15</text:p>
          </table:table-cell>
          <table:table-cell table:formula="oooc:=IF([HX2D_i.J17]&lt;&gt;&quot;&quot;;[HX2D_j.J17];&quot;&quot;)">
            <text:p/>
          </table:table-cell>
          <table:table-cell table:formula="oooc:=IF([HX2D_i.K17]&lt;&gt;&quot;&quot;;[HX2D_j.K17];&quot;&quot;)" office:value-type="float" office:value="15">
            <text:p>15</text:p>
          </table:table-cell>
          <table:table-cell table:formula="oooc:=IF([HX2D_i.L17]&lt;&gt;&quot;&quot;;[HX2D_j.L17];&quot;&quot;)">
            <text:p/>
          </table:table-cell>
          <table:table-cell table:formula="oooc:=IF([HX2D_i.M17]&lt;&gt;&quot;&quot;;[HX2D_j.M17];&quot;&quot;)" office:value-type="float" office:value="15">
            <text:p>15</text:p>
          </table:table-cell>
          <table:table-cell table:formula="oooc:=IF([HX2D_i.N17]&lt;&gt;&quot;&quot;;[HX2D_j.N17];&quot;&quot;)">
            <text:p/>
          </table:table-cell>
          <table:table-cell table:formula="oooc:=IF([HX2D_i.O17]&lt;&gt;&quot;&quot;;[HX2D_j.O17];&quot;&quot;)" office:value-type="float" office:value="15">
            <text:p>15</text:p>
          </table:table-cell>
          <table:table-cell table:formula="oooc:=IF([HX2D_i.P17]&lt;&gt;&quot;&quot;;[HX2D_j.P17];&quot;&quot;)">
            <text:p/>
          </table:table-cell>
          <table:table-cell table:formula="oooc:=IF([HX2D_i.Q17]&lt;&gt;&quot;&quot;;[HX2D_j.Q17];&quot;&quot;)" office:value-type="float" office:value="15">
            <text:p>15</text:p>
          </table:table-cell>
          <table:table-cell table:formula="oooc:=IF([HX2D_i.R17]&lt;&gt;&quot;&quot;;[HX2D_j.R17];&quot;&quot;)">
            <text:p/>
          </table:table-cell>
          <table:table-cell table:formula="oooc:=IF([HX2D_i.S17]&lt;&gt;&quot;&quot;;[HX2D_j.S17];&quot;&quot;)" office:value-type="float" office:value="15">
            <text:p>15</text:p>
          </table:table-cell>
          <table:table-cell table:formula="oooc:=IF([HX2D_i.T17]&lt;&gt;&quot;&quot;;[HX2D_j.T17];&quot;&quot;)">
            <text:p/>
          </table:table-cell>
          <table:table-cell table:formula="oooc:=IF([HX2D_i.U17]&lt;&gt;&quot;&quot;;[HX2D_j.U17];&quot;&quot;)" office:value-type="float" office:value="15">
            <text:p>15</text:p>
          </table:table-cell>
          <table:table-cell table:formula="oooc:=IF([HX2D_i.V17]&lt;&gt;&quot;&quot;;[HX2D_j.V17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table:formula="oooc:=IF([HX2D_i.B18]&lt;&gt;&quot;&quot;;[HX2D_j.B18];&quot;&quot;)" office:value-type="float" office:value="16">
            <text:p>16</text:p>
          </table:table-cell>
          <table:table-cell table:formula="oooc:=IF([HX2D_i.C18]&lt;&gt;&quot;&quot;;[HX2D_j.C18];&quot;&quot;)">
            <text:p/>
          </table:table-cell>
          <table:table-cell table:formula="oooc:=IF([HX2D_i.D18]&lt;&gt;&quot;&quot;;[HX2D_j.D18];&quot;&quot;)" office:value-type="float" office:value="16">
            <text:p>16</text:p>
          </table:table-cell>
          <table:table-cell table:formula="oooc:=IF([HX2D_i.E18]&lt;&gt;&quot;&quot;;[HX2D_j.E18];&quot;&quot;)">
            <text:p/>
          </table:table-cell>
          <table:table-cell table:formula="oooc:=IF([HX2D_i.F18]&lt;&gt;&quot;&quot;;[HX2D_j.F18];&quot;&quot;)" office:value-type="float" office:value="16">
            <text:p>16</text:p>
          </table:table-cell>
          <table:table-cell table:formula="oooc:=IF([HX2D_i.G18]&lt;&gt;&quot;&quot;;[HX2D_j.G18];&quot;&quot;)">
            <text:p/>
          </table:table-cell>
          <table:table-cell table:formula="oooc:=IF([HX2D_i.H18]&lt;&gt;&quot;&quot;;[HX2D_j.H18];&quot;&quot;)" office:value-type="float" office:value="16">
            <text:p>16</text:p>
          </table:table-cell>
          <table:table-cell table:formula="oooc:=IF([HX2D_i.I18]&lt;&gt;&quot;&quot;;[HX2D_j.I18];&quot;&quot;)">
            <text:p/>
          </table:table-cell>
          <table:table-cell table:formula="oooc:=IF([HX2D_i.J18]&lt;&gt;&quot;&quot;;[HX2D_j.J18];&quot;&quot;)" office:value-type="float" office:value="16">
            <text:p>16</text:p>
          </table:table-cell>
          <table:table-cell table:formula="oooc:=IF([HX2D_i.K18]&lt;&gt;&quot;&quot;;[HX2D_j.K18];&quot;&quot;)">
            <text:p/>
          </table:table-cell>
          <table:table-cell table:formula="oooc:=IF([HX2D_i.L18]&lt;&gt;&quot;&quot;;[HX2D_j.L18];&quot;&quot;)" office:value-type="float" office:value="16">
            <text:p>16</text:p>
          </table:table-cell>
          <table:table-cell table:formula="oooc:=IF([HX2D_i.M18]&lt;&gt;&quot;&quot;;[HX2D_j.M18];&quot;&quot;)">
            <text:p/>
          </table:table-cell>
          <table:table-cell table:formula="oooc:=IF([HX2D_i.N18]&lt;&gt;&quot;&quot;;[HX2D_j.N18];&quot;&quot;)" office:value-type="float" office:value="16">
            <text:p>16</text:p>
          </table:table-cell>
          <table:table-cell table:formula="oooc:=IF([HX2D_i.O18]&lt;&gt;&quot;&quot;;[HX2D_j.O18];&quot;&quot;)">
            <text:p/>
          </table:table-cell>
          <table:table-cell table:formula="oooc:=IF([HX2D_i.P18]&lt;&gt;&quot;&quot;;[HX2D_j.P18];&quot;&quot;)" office:value-type="float" office:value="16">
            <text:p>16</text:p>
          </table:table-cell>
          <table:table-cell table:formula="oooc:=IF([HX2D_i.Q18]&lt;&gt;&quot;&quot;;[HX2D_j.Q18];&quot;&quot;)">
            <text:p/>
          </table:table-cell>
          <table:table-cell table:formula="oooc:=IF([HX2D_i.R18]&lt;&gt;&quot;&quot;;[HX2D_j.R18];&quot;&quot;)" office:value-type="float" office:value="16">
            <text:p>16</text:p>
          </table:table-cell>
          <table:table-cell table:formula="oooc:=IF([HX2D_i.S18]&lt;&gt;&quot;&quot;;[HX2D_j.S18];&quot;&quot;)">
            <text:p/>
          </table:table-cell>
          <table:table-cell table:formula="oooc:=IF([HX2D_i.T18]&lt;&gt;&quot;&quot;;[HX2D_j.T18];&quot;&quot;)" office:value-type="float" office:value="16">
            <text:p>16</text:p>
          </table:table-cell>
          <table:table-cell table:formula="oooc:=IF([HX2D_i.U18]&lt;&gt;&quot;&quot;;[HX2D_j.U18];&quot;&quot;)">
            <text:p/>
          </table:table-cell>
          <table:table-cell table:formula="oooc:=IF([HX2D_i.V18]&lt;&gt;&quot;&quot;;[HX2D_j.V18];&quot;&quot;)" office:value-type="float" office:value="16">
            <text:p>16</text:p>
          </table:table-cell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table:formula="oooc:=IF([HX2D_i.B19]&lt;&gt;&quot;&quot;;[HX2D_j.B19];&quot;&quot;)">
            <text:p/>
          </table:table-cell>
          <table:table-cell table:formula="oooc:=IF([HX2D_i.C19]&lt;&gt;&quot;&quot;;[HX2D_j.C19];&quot;&quot;)" office:value-type="float" office:value="17">
            <text:p>17</text:p>
          </table:table-cell>
          <table:table-cell table:formula="oooc:=IF([HX2D_i.D19]&lt;&gt;&quot;&quot;;[HX2D_j.D19];&quot;&quot;)">
            <text:p/>
          </table:table-cell>
          <table:table-cell table:formula="oooc:=IF([HX2D_i.E19]&lt;&gt;&quot;&quot;;[HX2D_j.E19];&quot;&quot;)" office:value-type="float" office:value="17">
            <text:p>17</text:p>
          </table:table-cell>
          <table:table-cell table:formula="oooc:=IF([HX2D_i.F19]&lt;&gt;&quot;&quot;;[HX2D_j.F19];&quot;&quot;)">
            <text:p/>
          </table:table-cell>
          <table:table-cell table:formula="oooc:=IF([HX2D_i.G19]&lt;&gt;&quot;&quot;;[HX2D_j.G19];&quot;&quot;)" office:value-type="float" office:value="17">
            <text:p>17</text:p>
          </table:table-cell>
          <table:table-cell table:formula="oooc:=IF([HX2D_i.H19]&lt;&gt;&quot;&quot;;[HX2D_j.H19];&quot;&quot;)">
            <text:p/>
          </table:table-cell>
          <table:table-cell table:formula="oooc:=IF([HX2D_i.I19]&lt;&gt;&quot;&quot;;[HX2D_j.I19];&quot;&quot;)" office:value-type="float" office:value="17">
            <text:p>17</text:p>
          </table:table-cell>
          <table:table-cell table:formula="oooc:=IF([HX2D_i.J19]&lt;&gt;&quot;&quot;;[HX2D_j.J19];&quot;&quot;)">
            <text:p/>
          </table:table-cell>
          <table:table-cell table:formula="oooc:=IF([HX2D_i.K19]&lt;&gt;&quot;&quot;;[HX2D_j.K19];&quot;&quot;)" office:value-type="float" office:value="17">
            <text:p>17</text:p>
          </table:table-cell>
          <table:table-cell table:formula="oooc:=IF([HX2D_i.L19]&lt;&gt;&quot;&quot;;[HX2D_j.L19];&quot;&quot;)">
            <text:p/>
          </table:table-cell>
          <table:table-cell table:formula="oooc:=IF([HX2D_i.M19]&lt;&gt;&quot;&quot;;[HX2D_j.M19];&quot;&quot;)" office:value-type="float" office:value="17">
            <text:p>17</text:p>
          </table:table-cell>
          <table:table-cell table:formula="oooc:=IF([HX2D_i.N19]&lt;&gt;&quot;&quot;;[HX2D_j.N19];&quot;&quot;)">
            <text:p/>
          </table:table-cell>
          <table:table-cell table:formula="oooc:=IF([HX2D_i.O19]&lt;&gt;&quot;&quot;;[HX2D_j.O19];&quot;&quot;)" office:value-type="float" office:value="17">
            <text:p>17</text:p>
          </table:table-cell>
          <table:table-cell table:formula="oooc:=IF([HX2D_i.P19]&lt;&gt;&quot;&quot;;[HX2D_j.P19];&quot;&quot;)">
            <text:p/>
          </table:table-cell>
          <table:table-cell table:formula="oooc:=IF([HX2D_i.Q19]&lt;&gt;&quot;&quot;;[HX2D_j.Q19];&quot;&quot;)" office:value-type="float" office:value="17">
            <text:p>17</text:p>
          </table:table-cell>
          <table:table-cell table:formula="oooc:=IF([HX2D_i.R19]&lt;&gt;&quot;&quot;;[HX2D_j.R19];&quot;&quot;)">
            <text:p/>
          </table:table-cell>
          <table:table-cell table:formula="oooc:=IF([HX2D_i.S19]&lt;&gt;&quot;&quot;;[HX2D_j.S19];&quot;&quot;)" office:value-type="float" office:value="17">
            <text:p>17</text:p>
          </table:table-cell>
          <table:table-cell table:formula="oooc:=IF([HX2D_i.T19]&lt;&gt;&quot;&quot;;[HX2D_j.T19];&quot;&quot;)">
            <text:p/>
          </table:table-cell>
          <table:table-cell table:formula="oooc:=IF([HX2D_i.U19]&lt;&gt;&quot;&quot;;[HX2D_j.U19];&quot;&quot;)" office:value-type="float" office:value="17">
            <text:p>17</text:p>
          </table:table-cell>
          <table:table-cell table:formula="oooc:=IF([HX2D_i.V19]&lt;&gt;&quot;&quot;;[HX2D_j.V19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table:formula="oooc:=IF([HX2D_i.B20]&lt;&gt;&quot;&quot;;[HX2D_j.B20];&quot;&quot;)" office:value-type="float" office:value="18">
            <text:p>18</text:p>
          </table:table-cell>
          <table:table-cell table:formula="oooc:=IF([HX2D_i.C20]&lt;&gt;&quot;&quot;;[HX2D_j.C20];&quot;&quot;)">
            <text:p/>
          </table:table-cell>
          <table:table-cell table:formula="oooc:=IF([HX2D_i.D20]&lt;&gt;&quot;&quot;;[HX2D_j.D20];&quot;&quot;)" office:value-type="float" office:value="18">
            <text:p>18</text:p>
          </table:table-cell>
          <table:table-cell table:formula="oooc:=IF([HX2D_i.E20]&lt;&gt;&quot;&quot;;[HX2D_j.E20];&quot;&quot;)">
            <text:p/>
          </table:table-cell>
          <table:table-cell table:formula="oooc:=IF([HX2D_i.F20]&lt;&gt;&quot;&quot;;[HX2D_j.F20];&quot;&quot;)" office:value-type="float" office:value="18">
            <text:p>18</text:p>
          </table:table-cell>
          <table:table-cell table:formula="oooc:=IF([HX2D_i.G20]&lt;&gt;&quot;&quot;;[HX2D_j.G20];&quot;&quot;)">
            <text:p/>
          </table:table-cell>
          <table:table-cell table:formula="oooc:=IF([HX2D_i.H20]&lt;&gt;&quot;&quot;;[HX2D_j.H20];&quot;&quot;)" office:value-type="float" office:value="18">
            <text:p>18</text:p>
          </table:table-cell>
          <table:table-cell table:formula="oooc:=IF([HX2D_i.I20]&lt;&gt;&quot;&quot;;[HX2D_j.I20];&quot;&quot;)">
            <text:p/>
          </table:table-cell>
          <table:table-cell table:formula="oooc:=IF([HX2D_i.J20]&lt;&gt;&quot;&quot;;[HX2D_j.J20];&quot;&quot;)" office:value-type="float" office:value="18">
            <text:p>18</text:p>
          </table:table-cell>
          <table:table-cell table:formula="oooc:=IF([HX2D_i.K20]&lt;&gt;&quot;&quot;;[HX2D_j.K20];&quot;&quot;)">
            <text:p/>
          </table:table-cell>
          <table:table-cell table:formula="oooc:=IF([HX2D_i.L20]&lt;&gt;&quot;&quot;;[HX2D_j.L20];&quot;&quot;)" office:value-type="float" office:value="18">
            <text:p>18</text:p>
          </table:table-cell>
          <table:table-cell table:formula="oooc:=IF([HX2D_i.M20]&lt;&gt;&quot;&quot;;[HX2D_j.M20];&quot;&quot;)">
            <text:p/>
          </table:table-cell>
          <table:table-cell table:formula="oooc:=IF([HX2D_i.N20]&lt;&gt;&quot;&quot;;[HX2D_j.N20];&quot;&quot;)" office:value-type="float" office:value="18">
            <text:p>18</text:p>
          </table:table-cell>
          <table:table-cell table:formula="oooc:=IF([HX2D_i.O20]&lt;&gt;&quot;&quot;;[HX2D_j.O20];&quot;&quot;)">
            <text:p/>
          </table:table-cell>
          <table:table-cell table:formula="oooc:=IF([HX2D_i.P20]&lt;&gt;&quot;&quot;;[HX2D_j.P20];&quot;&quot;)" office:value-type="float" office:value="18">
            <text:p>18</text:p>
          </table:table-cell>
          <table:table-cell table:formula="oooc:=IF([HX2D_i.Q20]&lt;&gt;&quot;&quot;;[HX2D_j.Q20];&quot;&quot;)">
            <text:p/>
          </table:table-cell>
          <table:table-cell table:formula="oooc:=IF([HX2D_i.R20]&lt;&gt;&quot;&quot;;[HX2D_j.R20];&quot;&quot;)" office:value-type="float" office:value="18">
            <text:p>18</text:p>
          </table:table-cell>
          <table:table-cell table:formula="oooc:=IF([HX2D_i.S20]&lt;&gt;&quot;&quot;;[HX2D_j.S20];&quot;&quot;)">
            <text:p/>
          </table:table-cell>
          <table:table-cell table:formula="oooc:=IF([HX2D_i.T20]&lt;&gt;&quot;&quot;;[HX2D_j.T20];&quot;&quot;)" office:value-type="float" office:value="18">
            <text:p>18</text:p>
          </table:table-cell>
          <table:table-cell table:formula="oooc:=IF([HX2D_i.U20]&lt;&gt;&quot;&quot;;[HX2D_j.U20];&quot;&quot;)">
            <text:p/>
          </table:table-cell>
          <table:table-cell table:formula="oooc:=IF([HX2D_i.V20]&lt;&gt;&quot;&quot;;[HX2D_j.V20];&quot;&quot;)" office:value-type="float" office:value="18">
            <text:p>18</text:p>
          </table:table-cell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table:formula="oooc:=IF([HX2D_i.B21]&lt;&gt;&quot;&quot;;[HX2D_j.B21];&quot;&quot;)">
            <text:p/>
          </table:table-cell>
          <table:table-cell table:formula="oooc:=IF([HX2D_i.C21]&lt;&gt;&quot;&quot;;[HX2D_j.C21];&quot;&quot;)" office:value-type="float" office:value="19">
            <text:p>19</text:p>
          </table:table-cell>
          <table:table-cell table:formula="oooc:=IF([HX2D_i.D21]&lt;&gt;&quot;&quot;;[HX2D_j.D21];&quot;&quot;)">
            <text:p/>
          </table:table-cell>
          <table:table-cell table:formula="oooc:=IF([HX2D_i.E21]&lt;&gt;&quot;&quot;;[HX2D_j.E21];&quot;&quot;)" office:value-type="float" office:value="19">
            <text:p>19</text:p>
          </table:table-cell>
          <table:table-cell table:formula="oooc:=IF([HX2D_i.F21]&lt;&gt;&quot;&quot;;[HX2D_j.F21];&quot;&quot;)">
            <text:p/>
          </table:table-cell>
          <table:table-cell table:formula="oooc:=IF([HX2D_i.G21]&lt;&gt;&quot;&quot;;[HX2D_j.G21];&quot;&quot;)" office:value-type="float" office:value="19">
            <text:p>19</text:p>
          </table:table-cell>
          <table:table-cell table:formula="oooc:=IF([HX2D_i.H21]&lt;&gt;&quot;&quot;;[HX2D_j.H21];&quot;&quot;)">
            <text:p/>
          </table:table-cell>
          <table:table-cell table:formula="oooc:=IF([HX2D_i.I21]&lt;&gt;&quot;&quot;;[HX2D_j.I21];&quot;&quot;)" office:value-type="float" office:value="19">
            <text:p>19</text:p>
          </table:table-cell>
          <table:table-cell table:formula="oooc:=IF([HX2D_i.J21]&lt;&gt;&quot;&quot;;[HX2D_j.J21];&quot;&quot;)">
            <text:p/>
          </table:table-cell>
          <table:table-cell table:formula="oooc:=IF([HX2D_i.K21]&lt;&gt;&quot;&quot;;[HX2D_j.K21];&quot;&quot;)" office:value-type="float" office:value="19">
            <text:p>19</text:p>
          </table:table-cell>
          <table:table-cell table:formula="oooc:=IF([HX2D_i.L21]&lt;&gt;&quot;&quot;;[HX2D_j.L21];&quot;&quot;)">
            <text:p/>
          </table:table-cell>
          <table:table-cell table:formula="oooc:=IF([HX2D_i.M21]&lt;&gt;&quot;&quot;;[HX2D_j.M21];&quot;&quot;)" office:value-type="float" office:value="19">
            <text:p>19</text:p>
          </table:table-cell>
          <table:table-cell table:formula="oooc:=IF([HX2D_i.N21]&lt;&gt;&quot;&quot;;[HX2D_j.N21];&quot;&quot;)">
            <text:p/>
          </table:table-cell>
          <table:table-cell table:formula="oooc:=IF([HX2D_i.O21]&lt;&gt;&quot;&quot;;[HX2D_j.O21];&quot;&quot;)" office:value-type="float" office:value="19">
            <text:p>19</text:p>
          </table:table-cell>
          <table:table-cell table:formula="oooc:=IF([HX2D_i.P21]&lt;&gt;&quot;&quot;;[HX2D_j.P21];&quot;&quot;)">
            <text:p/>
          </table:table-cell>
          <table:table-cell table:formula="oooc:=IF([HX2D_i.Q21]&lt;&gt;&quot;&quot;;[HX2D_j.Q21];&quot;&quot;)" office:value-type="float" office:value="19">
            <text:p>19</text:p>
          </table:table-cell>
          <table:table-cell table:formula="oooc:=IF([HX2D_i.R21]&lt;&gt;&quot;&quot;;[HX2D_j.R21];&quot;&quot;)">
            <text:p/>
          </table:table-cell>
          <table:table-cell table:formula="oooc:=IF([HX2D_i.S21]&lt;&gt;&quot;&quot;;[HX2D_j.S21];&quot;&quot;)" office:value-type="float" office:value="19">
            <text:p>19</text:p>
          </table:table-cell>
          <table:table-cell table:formula="oooc:=IF([HX2D_i.T21]&lt;&gt;&quot;&quot;;[HX2D_j.T21];&quot;&quot;)">
            <text:p/>
          </table:table-cell>
          <table:table-cell table:formula="oooc:=IF([HX2D_i.U21]&lt;&gt;&quot;&quot;;[HX2D_j.U21];&quot;&quot;)" office:value-type="float" office:value="19">
            <text:p>19</text:p>
          </table:table-cell>
          <table:table-cell table:formula="oooc:=IF([HX2D_i.V21]&lt;&gt;&quot;&quot;;[HX2D_j.V21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table:formula="oooc:=IF([HX2D_i.B22]&lt;&gt;&quot;&quot;;[HX2D_j.B22];&quot;&quot;)" office:value-type="float" office:value="20">
            <text:p>20</text:p>
          </table:table-cell>
          <table:table-cell table:formula="oooc:=IF([HX2D_i.C22]&lt;&gt;&quot;&quot;;[HX2D_j.C22];&quot;&quot;)">
            <text:p/>
          </table:table-cell>
          <table:table-cell table:formula="oooc:=IF([HX2D_i.D22]&lt;&gt;&quot;&quot;;[HX2D_j.D22];&quot;&quot;)" office:value-type="float" office:value="20">
            <text:p>20</text:p>
          </table:table-cell>
          <table:table-cell table:formula="oooc:=IF([HX2D_i.E22]&lt;&gt;&quot;&quot;;[HX2D_j.E22];&quot;&quot;)">
            <text:p/>
          </table:table-cell>
          <table:table-cell table:formula="oooc:=IF([HX2D_i.F22]&lt;&gt;&quot;&quot;;[HX2D_j.F22];&quot;&quot;)" office:value-type="float" office:value="20">
            <text:p>20</text:p>
          </table:table-cell>
          <table:table-cell table:formula="oooc:=IF([HX2D_i.G22]&lt;&gt;&quot;&quot;;[HX2D_j.G22];&quot;&quot;)">
            <text:p/>
          </table:table-cell>
          <table:table-cell table:formula="oooc:=IF([HX2D_i.H22]&lt;&gt;&quot;&quot;;[HX2D_j.H22];&quot;&quot;)" office:value-type="float" office:value="20">
            <text:p>20</text:p>
          </table:table-cell>
          <table:table-cell table:formula="oooc:=IF([HX2D_i.I22]&lt;&gt;&quot;&quot;;[HX2D_j.I22];&quot;&quot;)">
            <text:p/>
          </table:table-cell>
          <table:table-cell table:formula="oooc:=IF([HX2D_i.J22]&lt;&gt;&quot;&quot;;[HX2D_j.J22];&quot;&quot;)" office:value-type="float" office:value="20">
            <text:p>20</text:p>
          </table:table-cell>
          <table:table-cell table:formula="oooc:=IF([HX2D_i.K22]&lt;&gt;&quot;&quot;;[HX2D_j.K22];&quot;&quot;)">
            <text:p/>
          </table:table-cell>
          <table:table-cell table:formula="oooc:=IF([HX2D_i.L22]&lt;&gt;&quot;&quot;;[HX2D_j.L22];&quot;&quot;)" office:value-type="float" office:value="20">
            <text:p>20</text:p>
          </table:table-cell>
          <table:table-cell table:formula="oooc:=IF([HX2D_i.M22]&lt;&gt;&quot;&quot;;[HX2D_j.M22];&quot;&quot;)">
            <text:p/>
          </table:table-cell>
          <table:table-cell table:formula="oooc:=IF([HX2D_i.N22]&lt;&gt;&quot;&quot;;[HX2D_j.N22];&quot;&quot;)" office:value-type="float" office:value="20">
            <text:p>20</text:p>
          </table:table-cell>
          <table:table-cell table:formula="oooc:=IF([HX2D_i.O22]&lt;&gt;&quot;&quot;;[HX2D_j.O22];&quot;&quot;)">
            <text:p/>
          </table:table-cell>
          <table:table-cell table:formula="oooc:=IF([HX2D_i.P22]&lt;&gt;&quot;&quot;;[HX2D_j.P22];&quot;&quot;)" office:value-type="float" office:value="20">
            <text:p>20</text:p>
          </table:table-cell>
          <table:table-cell table:formula="oooc:=IF([HX2D_i.Q22]&lt;&gt;&quot;&quot;;[HX2D_j.Q22];&quot;&quot;)">
            <text:p/>
          </table:table-cell>
          <table:table-cell table:formula="oooc:=IF([HX2D_i.R22]&lt;&gt;&quot;&quot;;[HX2D_j.R22];&quot;&quot;)" office:value-type="float" office:value="20">
            <text:p>20</text:p>
          </table:table-cell>
          <table:table-cell table:formula="oooc:=IF([HX2D_i.S22]&lt;&gt;&quot;&quot;;[HX2D_j.S22];&quot;&quot;)">
            <text:p/>
          </table:table-cell>
          <table:table-cell table:formula="oooc:=IF([HX2D_i.T22]&lt;&gt;&quot;&quot;;[HX2D_j.T22];&quot;&quot;)" office:value-type="float" office:value="20">
            <text:p>20</text:p>
          </table:table-cell>
          <table:table-cell table:formula="oooc:=IF([HX2D_i.U22]&lt;&gt;&quot;&quot;;[HX2D_j.U22];&quot;&quot;)">
            <text:p/>
          </table:table-cell>
          <table:table-cell table:formula="oooc:=IF([HX2D_i.V22]&lt;&gt;&quot;&quot;;[HX2D_j.V22];&quot;&quot;)" office:value-type="float" office:value="20">
            <text:p>20</text:p>
          </table:table-cell>
          <table:table-cell table:number-columns-repeated="23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X3D_y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1">
          <table:table-cell office:value-type="float" office:value="0">
            <text:p>0</text:p>
          </table:table-cell>
          <table:table-cell table:formula="oooc:=IF([HX2D_i.B2]&lt;&gt;&quot;&quot;;IF(MOD([HX2D_j.B2];2)=0;INT((2*[HX2D_i.B2]-[HX2D_j.B2])/2);INT((2*[HX2D_i.B2]+1-[HX2D_j.B2])/2));&quot;&quot;)" office:value-type="float" office:value="0">
            <text:p>0</text:p>
          </table:table-cell>
          <table:table-cell table:formula="oooc:=IF([HX2D_i.C2]&lt;&gt;&quot;&quot;;IF(MOD([HX2D_j.C2];2)=0;INT((2*[HX2D_i.C2]-[HX2D_j.C2])/2);INT((2*[HX2D_i.C2]+1-[HX2D_j.C2])/2));&quot;&quot;)">
            <text:p/>
          </table:table-cell>
          <table:table-cell table:formula="oooc:=IF([HX2D_i.D2]&lt;&gt;&quot;&quot;;IF(MOD([HX2D_j.D2];2)=0;INT((2*[HX2D_i.D2]-[HX2D_j.D2])/2);INT((2*[HX2D_i.D2]+1-[HX2D_j.D2])/2));&quot;&quot;)" office:value-type="float" office:value="1">
            <text:p>1</text:p>
          </table:table-cell>
          <table:table-cell table:formula="oooc:=IF([HX2D_i.E2]&lt;&gt;&quot;&quot;;IF(MOD([HX2D_j.E2];2)=0;INT((2*[HX2D_i.E2]-[HX2D_j.E2])/2);INT((2*[HX2D_i.E2]+1-[HX2D_j.E2])/2));&quot;&quot;)">
            <text:p/>
          </table:table-cell>
          <table:table-cell table:formula="oooc:=IF([HX2D_i.F2]&lt;&gt;&quot;&quot;;IF(MOD([HX2D_j.F2];2)=0;INT((2*[HX2D_i.F2]-[HX2D_j.F2])/2);INT((2*[HX2D_i.F2]+1-[HX2D_j.F2])/2));&quot;&quot;)" office:value-type="float" office:value="2">
            <text:p>2</text:p>
          </table:table-cell>
          <table:table-cell table:formula="oooc:=IF([HX2D_i.G2]&lt;&gt;&quot;&quot;;IF(MOD([HX2D_j.G2];2)=0;INT((2*[HX2D_i.G2]-[HX2D_j.G2])/2);INT((2*[HX2D_i.G2]+1-[HX2D_j.G2])/2));&quot;&quot;)">
            <text:p/>
          </table:table-cell>
          <table:table-cell table:formula="oooc:=IF([HX2D_i.H2]&lt;&gt;&quot;&quot;;IF(MOD([HX2D_j.H2];2)=0;INT((2*[HX2D_i.H2]-[HX2D_j.H2])/2);INT((2*[HX2D_i.H2]+1-[HX2D_j.H2])/2));&quot;&quot;)" office:value-type="float" office:value="3">
            <text:p>3</text:p>
          </table:table-cell>
          <table:table-cell table:formula="oooc:=IF([HX2D_i.I2]&lt;&gt;&quot;&quot;;IF(MOD([HX2D_j.I2];2)=0;INT((2*[HX2D_i.I2]-[HX2D_j.I2])/2);INT((2*[HX2D_i.I2]+1-[HX2D_j.I2])/2));&quot;&quot;)">
            <text:p/>
          </table:table-cell>
          <table:table-cell table:formula="oooc:=IF([HX2D_i.J2]&lt;&gt;&quot;&quot;;IF(MOD([HX2D_j.J2];2)=0;INT((2*[HX2D_i.J2]-[HX2D_j.J2])/2);INT((2*[HX2D_i.J2]+1-[HX2D_j.J2])/2));&quot;&quot;)" office:value-type="float" office:value="4">
            <text:p>4</text:p>
          </table:table-cell>
          <table:table-cell table:formula="oooc:=IF([HX2D_i.K2]&lt;&gt;&quot;&quot;;IF(MOD([HX2D_j.K2];2)=0;INT((2*[HX2D_i.K2]-[HX2D_j.K2])/2);INT((2*[HX2D_i.K2]+1-[HX2D_j.K2])/2));&quot;&quot;)">
            <text:p/>
          </table:table-cell>
          <table:table-cell table:formula="oooc:=IF([HX2D_i.L2]&lt;&gt;&quot;&quot;;IF(MOD([HX2D_j.L2];2)=0;INT((2*[HX2D_i.L2]-[HX2D_j.L2])/2);INT((2*[HX2D_i.L2]+1-[HX2D_j.L2])/2));&quot;&quot;)" office:value-type="float" office:value="5">
            <text:p>5</text:p>
          </table:table-cell>
          <table:table-cell table:formula="oooc:=IF([HX2D_i.M2]&lt;&gt;&quot;&quot;;IF(MOD([HX2D_j.M2];2)=0;INT((2*[HX2D_i.M2]-[HX2D_j.M2])/2);INT((2*[HX2D_i.M2]+1-[HX2D_j.M2])/2));&quot;&quot;)">
            <text:p/>
          </table:table-cell>
          <table:table-cell table:formula="oooc:=IF([HX2D_i.N2]&lt;&gt;&quot;&quot;;IF(MOD([HX2D_j.N2];2)=0;INT((2*[HX2D_i.N2]-[HX2D_j.N2])/2);INT((2*[HX2D_i.N2]+1-[HX2D_j.N2])/2));&quot;&quot;)" office:value-type="float" office:value="6">
            <text:p>6</text:p>
          </table:table-cell>
          <table:table-cell table:formula="oooc:=IF([HX2D_i.O2]&lt;&gt;&quot;&quot;;IF(MOD([HX2D_j.O2];2)=0;INT((2*[HX2D_i.O2]-[HX2D_j.O2])/2);INT((2*[HX2D_i.O2]+1-[HX2D_j.O2])/2));&quot;&quot;)">
            <text:p/>
          </table:table-cell>
          <table:table-cell table:formula="oooc:=IF([HX2D_i.P2]&lt;&gt;&quot;&quot;;IF(MOD([HX2D_j.P2];2)=0;INT((2*[HX2D_i.P2]-[HX2D_j.P2])/2);INT((2*[HX2D_i.P2]+1-[HX2D_j.P2])/2));&quot;&quot;)" office:value-type="float" office:value="7">
            <text:p>7</text:p>
          </table:table-cell>
          <table:table-cell table:formula="oooc:=IF([HX2D_i.Q2]&lt;&gt;&quot;&quot;;IF(MOD([HX2D_j.Q2];2)=0;INT((2*[HX2D_i.Q2]-[HX2D_j.Q2])/2);INT((2*[HX2D_i.Q2]+1-[HX2D_j.Q2])/2));&quot;&quot;)">
            <text:p/>
          </table:table-cell>
          <table:table-cell table:formula="oooc:=IF([HX2D_i.R2]&lt;&gt;&quot;&quot;;IF(MOD([HX2D_j.R2];2)=0;INT((2*[HX2D_i.R2]-[HX2D_j.R2])/2);INT((2*[HX2D_i.R2]+1-[HX2D_j.R2])/2));&quot;&quot;)" office:value-type="float" office:value="8">
            <text:p>8</text:p>
          </table:table-cell>
          <table:table-cell table:formula="oooc:=IF([HX2D_i.S2]&lt;&gt;&quot;&quot;;IF(MOD([HX2D_j.S2];2)=0;INT((2*[HX2D_i.S2]-[HX2D_j.S2])/2);INT((2*[HX2D_i.S2]+1-[HX2D_j.S2])/2));&quot;&quot;)">
            <text:p/>
          </table:table-cell>
          <table:table-cell table:formula="oooc:=IF([HX2D_i.T2]&lt;&gt;&quot;&quot;;IF(MOD([HX2D_j.T2];2)=0;INT((2*[HX2D_i.T2]-[HX2D_j.T2])/2);INT((2*[HX2D_i.T2]+1-[HX2D_j.T2])/2));&quot;&quot;)" office:value-type="float" office:value="9">
            <text:p>9</text:p>
          </table:table-cell>
          <table:table-cell table:formula="oooc:=IF([HX2D_i.U2]&lt;&gt;&quot;&quot;;IF(MOD([HX2D_j.U2];2)=0;INT((2*[HX2D_i.U2]-[HX2D_j.U2])/2);INT((2*[HX2D_i.U2]+1-[HX2D_j.U2])/2));&quot;&quot;)">
            <text:p/>
          </table:table-cell>
          <table:table-cell table:formula="oooc:=IF([HX2D_i.V2]&lt;&gt;&quot;&quot;;IF(MOD([HX2D_j.V2];2)=0;INT((2*[HX2D_i.V2]-[HX2D_j.V2])/2);INT((2*[HX2D_i.V2]+1-[HX2D_j.V2])/2)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formula="oooc:=IF([HX2D_i.B3]&lt;&gt;&quot;&quot;;IF(MOD([HX2D_j.B3];2)=0;INT((2*[HX2D_i.B3]-[HX2D_j.B3])/2);INT((2*[HX2D_i.B3]+1-[HX2D_j.B3])/2));&quot;&quot;)">
            <text:p/>
          </table:table-cell>
          <table:table-cell table:formula="oooc:=IF([HX2D_i.C3]&lt;&gt;&quot;&quot;;IF(MOD([HX2D_j.C3];2)=0;INT((2*[HX2D_i.C3]-[HX2D_j.C3])/2);INT((2*[HX2D_i.C3]+1-[HX2D_j.C3])/2));&quot;&quot;)" office:value-type="float" office:value="0">
            <text:p>0</text:p>
          </table:table-cell>
          <table:table-cell table:formula="oooc:=IF([HX2D_i.D3]&lt;&gt;&quot;&quot;;IF(MOD([HX2D_j.D3];2)=0;INT((2*[HX2D_i.D3]-[HX2D_j.D3])/2);INT((2*[HX2D_i.D3]+1-[HX2D_j.D3])/2));&quot;&quot;)">
            <text:p/>
          </table:table-cell>
          <table:table-cell table:formula="oooc:=IF([HX2D_i.E3]&lt;&gt;&quot;&quot;;IF(MOD([HX2D_j.E3];2)=0;INT((2*[HX2D_i.E3]-[HX2D_j.E3])/2);INT((2*[HX2D_i.E3]+1-[HX2D_j.E3])/2));&quot;&quot;)" office:value-type="float" office:value="1">
            <text:p>1</text:p>
          </table:table-cell>
          <table:table-cell table:formula="oooc:=IF([HX2D_i.F3]&lt;&gt;&quot;&quot;;IF(MOD([HX2D_j.F3];2)=0;INT((2*[HX2D_i.F3]-[HX2D_j.F3])/2);INT((2*[HX2D_i.F3]+1-[HX2D_j.F3])/2));&quot;&quot;)">
            <text:p/>
          </table:table-cell>
          <table:table-cell table:formula="oooc:=IF([HX2D_i.G3]&lt;&gt;&quot;&quot;;IF(MOD([HX2D_j.G3];2)=0;INT((2*[HX2D_i.G3]-[HX2D_j.G3])/2);INT((2*[HX2D_i.G3]+1-[HX2D_j.G3])/2));&quot;&quot;)" office:value-type="float" office:value="2">
            <text:p>2</text:p>
          </table:table-cell>
          <table:table-cell table:formula="oooc:=IF([HX2D_i.H3]&lt;&gt;&quot;&quot;;IF(MOD([HX2D_j.H3];2)=0;INT((2*[HX2D_i.H3]-[HX2D_j.H3])/2);INT((2*[HX2D_i.H3]+1-[HX2D_j.H3])/2));&quot;&quot;)">
            <text:p/>
          </table:table-cell>
          <table:table-cell table:formula="oooc:=IF([HX2D_i.I3]&lt;&gt;&quot;&quot;;IF(MOD([HX2D_j.I3];2)=0;INT((2*[HX2D_i.I3]-[HX2D_j.I3])/2);INT((2*[HX2D_i.I3]+1-[HX2D_j.I3])/2));&quot;&quot;)" office:value-type="float" office:value="3">
            <text:p>3</text:p>
          </table:table-cell>
          <table:table-cell table:formula="oooc:=IF([HX2D_i.J3]&lt;&gt;&quot;&quot;;IF(MOD([HX2D_j.J3];2)=0;INT((2*[HX2D_i.J3]-[HX2D_j.J3])/2);INT((2*[HX2D_i.J3]+1-[HX2D_j.J3])/2));&quot;&quot;)">
            <text:p/>
          </table:table-cell>
          <table:table-cell table:formula="oooc:=IF([HX2D_i.K3]&lt;&gt;&quot;&quot;;IF(MOD([HX2D_j.K3];2)=0;INT((2*[HX2D_i.K3]-[HX2D_j.K3])/2);INT((2*[HX2D_i.K3]+1-[HX2D_j.K3])/2));&quot;&quot;)" office:value-type="float" office:value="4">
            <text:p>4</text:p>
          </table:table-cell>
          <table:table-cell table:formula="oooc:=IF([HX2D_i.L3]&lt;&gt;&quot;&quot;;IF(MOD([HX2D_j.L3];2)=0;INT((2*[HX2D_i.L3]-[HX2D_j.L3])/2);INT((2*[HX2D_i.L3]+1-[HX2D_j.L3])/2));&quot;&quot;)">
            <text:p/>
          </table:table-cell>
          <table:table-cell table:formula="oooc:=IF([HX2D_i.M3]&lt;&gt;&quot;&quot;;IF(MOD([HX2D_j.M3];2)=0;INT((2*[HX2D_i.M3]-[HX2D_j.M3])/2);INT((2*[HX2D_i.M3]+1-[HX2D_j.M3])/2));&quot;&quot;)" office:value-type="float" office:value="5">
            <text:p>5</text:p>
          </table:table-cell>
          <table:table-cell table:formula="oooc:=IF([HX2D_i.N3]&lt;&gt;&quot;&quot;;IF(MOD([HX2D_j.N3];2)=0;INT((2*[HX2D_i.N3]-[HX2D_j.N3])/2);INT((2*[HX2D_i.N3]+1-[HX2D_j.N3])/2));&quot;&quot;)">
            <text:p/>
          </table:table-cell>
          <table:table-cell table:formula="oooc:=IF([HX2D_i.O3]&lt;&gt;&quot;&quot;;IF(MOD([HX2D_j.O3];2)=0;INT((2*[HX2D_i.O3]-[HX2D_j.O3])/2);INT((2*[HX2D_i.O3]+1-[HX2D_j.O3])/2));&quot;&quot;)" office:value-type="float" office:value="6">
            <text:p>6</text:p>
          </table:table-cell>
          <table:table-cell table:formula="oooc:=IF([HX2D_i.P3]&lt;&gt;&quot;&quot;;IF(MOD([HX2D_j.P3];2)=0;INT((2*[HX2D_i.P3]-[HX2D_j.P3])/2);INT((2*[HX2D_i.P3]+1-[HX2D_j.P3])/2));&quot;&quot;)">
            <text:p/>
          </table:table-cell>
          <table:table-cell table:formula="oooc:=IF([HX2D_i.Q3]&lt;&gt;&quot;&quot;;IF(MOD([HX2D_j.Q3];2)=0;INT((2*[HX2D_i.Q3]-[HX2D_j.Q3])/2);INT((2*[HX2D_i.Q3]+1-[HX2D_j.Q3])/2));&quot;&quot;)" office:value-type="float" office:value="7">
            <text:p>7</text:p>
          </table:table-cell>
          <table:table-cell table:formula="oooc:=IF([HX2D_i.R3]&lt;&gt;&quot;&quot;;IF(MOD([HX2D_j.R3];2)=0;INT((2*[HX2D_i.R3]-[HX2D_j.R3])/2);INT((2*[HX2D_i.R3]+1-[HX2D_j.R3])/2));&quot;&quot;)">
            <text:p/>
          </table:table-cell>
          <table:table-cell table:formula="oooc:=IF([HX2D_i.S3]&lt;&gt;&quot;&quot;;IF(MOD([HX2D_j.S3];2)=0;INT((2*[HX2D_i.S3]-[HX2D_j.S3])/2);INT((2*[HX2D_i.S3]+1-[HX2D_j.S3])/2));&quot;&quot;)" office:value-type="float" office:value="8">
            <text:p>8</text:p>
          </table:table-cell>
          <table:table-cell table:formula="oooc:=IF([HX2D_i.T3]&lt;&gt;&quot;&quot;;IF(MOD([HX2D_j.T3];2)=0;INT((2*[HX2D_i.T3]-[HX2D_j.T3])/2);INT((2*[HX2D_i.T3]+1-[HX2D_j.T3])/2));&quot;&quot;)">
            <text:p/>
          </table:table-cell>
          <table:table-cell table:formula="oooc:=IF([HX2D_i.U3]&lt;&gt;&quot;&quot;;IF(MOD([HX2D_j.U3];2)=0;INT((2*[HX2D_i.U3]-[HX2D_j.U3])/2);INT((2*[HX2D_i.U3]+1-[HX2D_j.U3])/2));&quot;&quot;)" office:value-type="float" office:value="9">
            <text:p>9</text:p>
          </table:table-cell>
          <table:table-cell table:formula="oooc:=IF([HX2D_i.V3]&lt;&gt;&quot;&quot;;IF(MOD([HX2D_j.V3];2)=0;INT((2*[HX2D_i.V3]-[HX2D_j.V3])/2);INT((2*[HX2D_i.V3]+1-[HX2D_j.V3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formula="oooc:=IF([HX2D_i.B4]&lt;&gt;&quot;&quot;;IF(MOD([HX2D_j.B4];2)=0;INT((2*[HX2D_i.B4]-[HX2D_j.B4])/2);INT((2*[HX2D_i.B4]+1-[HX2D_j.B4])/2));&quot;&quot;)" office:value-type="float" office:value="-1">
            <text:p>-1</text:p>
          </table:table-cell>
          <table:table-cell table:formula="oooc:=IF([HX2D_i.C4]&lt;&gt;&quot;&quot;;IF(MOD([HX2D_j.C4];2)=0;INT((2*[HX2D_i.C4]-[HX2D_j.C4])/2);INT((2*[HX2D_i.C4]+1-[HX2D_j.C4])/2));&quot;&quot;)">
            <text:p/>
          </table:table-cell>
          <table:table-cell table:formula="oooc:=IF([HX2D_i.D4]&lt;&gt;&quot;&quot;;IF(MOD([HX2D_j.D4];2)=0;INT((2*[HX2D_i.D4]-[HX2D_j.D4])/2);INT((2*[HX2D_i.D4]+1-[HX2D_j.D4])/2));&quot;&quot;)" office:value-type="float" office:value="0">
            <text:p>0</text:p>
          </table:table-cell>
          <table:table-cell table:formula="oooc:=IF([HX2D_i.E4]&lt;&gt;&quot;&quot;;IF(MOD([HX2D_j.E4];2)=0;INT((2*[HX2D_i.E4]-[HX2D_j.E4])/2);INT((2*[HX2D_i.E4]+1-[HX2D_j.E4])/2));&quot;&quot;)">
            <text:p/>
          </table:table-cell>
          <table:table-cell table:formula="oooc:=IF([HX2D_i.F4]&lt;&gt;&quot;&quot;;IF(MOD([HX2D_j.F4];2)=0;INT((2*[HX2D_i.F4]-[HX2D_j.F4])/2);INT((2*[HX2D_i.F4]+1-[HX2D_j.F4])/2));&quot;&quot;)" office:value-type="float" office:value="1">
            <text:p>1</text:p>
          </table:table-cell>
          <table:table-cell table:formula="oooc:=IF([HX2D_i.G4]&lt;&gt;&quot;&quot;;IF(MOD([HX2D_j.G4];2)=0;INT((2*[HX2D_i.G4]-[HX2D_j.G4])/2);INT((2*[HX2D_i.G4]+1-[HX2D_j.G4])/2));&quot;&quot;)">
            <text:p/>
          </table:table-cell>
          <table:table-cell table:formula="oooc:=IF([HX2D_i.H4]&lt;&gt;&quot;&quot;;IF(MOD([HX2D_j.H4];2)=0;INT((2*[HX2D_i.H4]-[HX2D_j.H4])/2);INT((2*[HX2D_i.H4]+1-[HX2D_j.H4])/2));&quot;&quot;)" office:value-type="float" office:value="2">
            <text:p>2</text:p>
          </table:table-cell>
          <table:table-cell table:formula="oooc:=IF([HX2D_i.I4]&lt;&gt;&quot;&quot;;IF(MOD([HX2D_j.I4];2)=0;INT((2*[HX2D_i.I4]-[HX2D_j.I4])/2);INT((2*[HX2D_i.I4]+1-[HX2D_j.I4])/2));&quot;&quot;)">
            <text:p/>
          </table:table-cell>
          <table:table-cell table:formula="oooc:=IF([HX2D_i.J4]&lt;&gt;&quot;&quot;;IF(MOD([HX2D_j.J4];2)=0;INT((2*[HX2D_i.J4]-[HX2D_j.J4])/2);INT((2*[HX2D_i.J4]+1-[HX2D_j.J4])/2));&quot;&quot;)" office:value-type="float" office:value="3">
            <text:p>3</text:p>
          </table:table-cell>
          <table:table-cell table:formula="oooc:=IF([HX2D_i.K4]&lt;&gt;&quot;&quot;;IF(MOD([HX2D_j.K4];2)=0;INT((2*[HX2D_i.K4]-[HX2D_j.K4])/2);INT((2*[HX2D_i.K4]+1-[HX2D_j.K4])/2));&quot;&quot;)">
            <text:p/>
          </table:table-cell>
          <table:table-cell table:formula="oooc:=IF([HX2D_i.L4]&lt;&gt;&quot;&quot;;IF(MOD([HX2D_j.L4];2)=0;INT((2*[HX2D_i.L4]-[HX2D_j.L4])/2);INT((2*[HX2D_i.L4]+1-[HX2D_j.L4])/2));&quot;&quot;)" office:value-type="float" office:value="4">
            <text:p>4</text:p>
          </table:table-cell>
          <table:table-cell table:formula="oooc:=IF([HX2D_i.M4]&lt;&gt;&quot;&quot;;IF(MOD([HX2D_j.M4];2)=0;INT((2*[HX2D_i.M4]-[HX2D_j.M4])/2);INT((2*[HX2D_i.M4]+1-[HX2D_j.M4])/2));&quot;&quot;)">
            <text:p/>
          </table:table-cell>
          <table:table-cell table:formula="oooc:=IF([HX2D_i.N4]&lt;&gt;&quot;&quot;;IF(MOD([HX2D_j.N4];2)=0;INT((2*[HX2D_i.N4]-[HX2D_j.N4])/2);INT((2*[HX2D_i.N4]+1-[HX2D_j.N4])/2));&quot;&quot;)" office:value-type="float" office:value="5">
            <text:p>5</text:p>
          </table:table-cell>
          <table:table-cell table:formula="oooc:=IF([HX2D_i.O4]&lt;&gt;&quot;&quot;;IF(MOD([HX2D_j.O4];2)=0;INT((2*[HX2D_i.O4]-[HX2D_j.O4])/2);INT((2*[HX2D_i.O4]+1-[HX2D_j.O4])/2));&quot;&quot;)">
            <text:p/>
          </table:table-cell>
          <table:table-cell table:formula="oooc:=IF([HX2D_i.P4]&lt;&gt;&quot;&quot;;IF(MOD([HX2D_j.P4];2)=0;INT((2*[HX2D_i.P4]-[HX2D_j.P4])/2);INT((2*[HX2D_i.P4]+1-[HX2D_j.P4])/2));&quot;&quot;)" office:value-type="float" office:value="6">
            <text:p>6</text:p>
          </table:table-cell>
          <table:table-cell table:formula="oooc:=IF([HX2D_i.Q4]&lt;&gt;&quot;&quot;;IF(MOD([HX2D_j.Q4];2)=0;INT((2*[HX2D_i.Q4]-[HX2D_j.Q4])/2);INT((2*[HX2D_i.Q4]+1-[HX2D_j.Q4])/2));&quot;&quot;)">
            <text:p/>
          </table:table-cell>
          <table:table-cell table:formula="oooc:=IF([HX2D_i.R4]&lt;&gt;&quot;&quot;;IF(MOD([HX2D_j.R4];2)=0;INT((2*[HX2D_i.R4]-[HX2D_j.R4])/2);INT((2*[HX2D_i.R4]+1-[HX2D_j.R4])/2));&quot;&quot;)" office:value-type="float" office:value="7">
            <text:p>7</text:p>
          </table:table-cell>
          <table:table-cell table:formula="oooc:=IF([HX2D_i.S4]&lt;&gt;&quot;&quot;;IF(MOD([HX2D_j.S4];2)=0;INT((2*[HX2D_i.S4]-[HX2D_j.S4])/2);INT((2*[HX2D_i.S4]+1-[HX2D_j.S4])/2));&quot;&quot;)">
            <text:p/>
          </table:table-cell>
          <table:table-cell table:formula="oooc:=IF([HX2D_i.T4]&lt;&gt;&quot;&quot;;IF(MOD([HX2D_j.T4];2)=0;INT((2*[HX2D_i.T4]-[HX2D_j.T4])/2);INT((2*[HX2D_i.T4]+1-[HX2D_j.T4])/2));&quot;&quot;)" office:value-type="float" office:value="8">
            <text:p>8</text:p>
          </table:table-cell>
          <table:table-cell table:formula="oooc:=IF([HX2D_i.U4]&lt;&gt;&quot;&quot;;IF(MOD([HX2D_j.U4];2)=0;INT((2*[HX2D_i.U4]-[HX2D_j.U4])/2);INT((2*[HX2D_i.U4]+1-[HX2D_j.U4])/2));&quot;&quot;)">
            <text:p/>
          </table:table-cell>
          <table:table-cell table:formula="oooc:=IF([HX2D_i.V4]&lt;&gt;&quot;&quot;;IF(MOD([HX2D_j.V4];2)=0;INT((2*[HX2D_i.V4]-[HX2D_j.V4])/2);INT((2*[HX2D_i.V4]+1-[HX2D_j.V4])/2));&quot;&quot;)" office:value-type="float" office:value="9">
            <text:p>9</text:p>
          </table:table-cell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table:formula="oooc:=IF([HX2D_i.B5]&lt;&gt;&quot;&quot;;IF(MOD([HX2D_j.B5];2)=0;INT((2*[HX2D_i.B5]-[HX2D_j.B5])/2);INT((2*[HX2D_i.B5]+1-[HX2D_j.B5])/2));&quot;&quot;)">
            <text:p/>
          </table:table-cell>
          <table:table-cell table:formula="oooc:=IF([HX2D_i.C5]&lt;&gt;&quot;&quot;;IF(MOD([HX2D_j.C5];2)=0;INT((2*[HX2D_i.C5]-[HX2D_j.C5])/2);INT((2*[HX2D_i.C5]+1-[HX2D_j.C5])/2));&quot;&quot;)" office:value-type="float" office:value="-1">
            <text:p>-1</text:p>
          </table:table-cell>
          <table:table-cell table:formula="oooc:=IF([HX2D_i.D5]&lt;&gt;&quot;&quot;;IF(MOD([HX2D_j.D5];2)=0;INT((2*[HX2D_i.D5]-[HX2D_j.D5])/2);INT((2*[HX2D_i.D5]+1-[HX2D_j.D5])/2));&quot;&quot;)">
            <text:p/>
          </table:table-cell>
          <table:table-cell table:formula="oooc:=IF([HX2D_i.E5]&lt;&gt;&quot;&quot;;IF(MOD([HX2D_j.E5];2)=0;INT((2*[HX2D_i.E5]-[HX2D_j.E5])/2);INT((2*[HX2D_i.E5]+1-[HX2D_j.E5])/2));&quot;&quot;)" office:value-type="float" office:value="0">
            <text:p>0</text:p>
          </table:table-cell>
          <table:table-cell table:formula="oooc:=IF([HX2D_i.F5]&lt;&gt;&quot;&quot;;IF(MOD([HX2D_j.F5];2)=0;INT((2*[HX2D_i.F5]-[HX2D_j.F5])/2);INT((2*[HX2D_i.F5]+1-[HX2D_j.F5])/2));&quot;&quot;)">
            <text:p/>
          </table:table-cell>
          <table:table-cell table:formula="oooc:=IF([HX2D_i.G5]&lt;&gt;&quot;&quot;;IF(MOD([HX2D_j.G5];2)=0;INT((2*[HX2D_i.G5]-[HX2D_j.G5])/2);INT((2*[HX2D_i.G5]+1-[HX2D_j.G5])/2));&quot;&quot;)" office:value-type="float" office:value="1">
            <text:p>1</text:p>
          </table:table-cell>
          <table:table-cell table:formula="oooc:=IF([HX2D_i.H5]&lt;&gt;&quot;&quot;;IF(MOD([HX2D_j.H5];2)=0;INT((2*[HX2D_i.H5]-[HX2D_j.H5])/2);INT((2*[HX2D_i.H5]+1-[HX2D_j.H5])/2));&quot;&quot;)">
            <text:p/>
          </table:table-cell>
          <table:table-cell table:formula="oooc:=IF([HX2D_i.I5]&lt;&gt;&quot;&quot;;IF(MOD([HX2D_j.I5];2)=0;INT((2*[HX2D_i.I5]-[HX2D_j.I5])/2);INT((2*[HX2D_i.I5]+1-[HX2D_j.I5])/2));&quot;&quot;)" office:value-type="float" office:value="2">
            <text:p>2</text:p>
          </table:table-cell>
          <table:table-cell table:formula="oooc:=IF([HX2D_i.J5]&lt;&gt;&quot;&quot;;IF(MOD([HX2D_j.J5];2)=0;INT((2*[HX2D_i.J5]-[HX2D_j.J5])/2);INT((2*[HX2D_i.J5]+1-[HX2D_j.J5])/2));&quot;&quot;)">
            <text:p/>
          </table:table-cell>
          <table:table-cell table:formula="oooc:=IF([HX2D_i.K5]&lt;&gt;&quot;&quot;;IF(MOD([HX2D_j.K5];2)=0;INT((2*[HX2D_i.K5]-[HX2D_j.K5])/2);INT((2*[HX2D_i.K5]+1-[HX2D_j.K5])/2));&quot;&quot;)" office:value-type="float" office:value="3">
            <text:p>3</text:p>
          </table:table-cell>
          <table:table-cell table:formula="oooc:=IF([HX2D_i.L5]&lt;&gt;&quot;&quot;;IF(MOD([HX2D_j.L5];2)=0;INT((2*[HX2D_i.L5]-[HX2D_j.L5])/2);INT((2*[HX2D_i.L5]+1-[HX2D_j.L5])/2));&quot;&quot;)">
            <text:p/>
          </table:table-cell>
          <table:table-cell table:formula="oooc:=IF([HX2D_i.M5]&lt;&gt;&quot;&quot;;IF(MOD([HX2D_j.M5];2)=0;INT((2*[HX2D_i.M5]-[HX2D_j.M5])/2);INT((2*[HX2D_i.M5]+1-[HX2D_j.M5])/2));&quot;&quot;)" office:value-type="float" office:value="4">
            <text:p>4</text:p>
          </table:table-cell>
          <table:table-cell table:formula="oooc:=IF([HX2D_i.N5]&lt;&gt;&quot;&quot;;IF(MOD([HX2D_j.N5];2)=0;INT((2*[HX2D_i.N5]-[HX2D_j.N5])/2);INT((2*[HX2D_i.N5]+1-[HX2D_j.N5])/2));&quot;&quot;)">
            <text:p/>
          </table:table-cell>
          <table:table-cell table:formula="oooc:=IF([HX2D_i.O5]&lt;&gt;&quot;&quot;;IF(MOD([HX2D_j.O5];2)=0;INT((2*[HX2D_i.O5]-[HX2D_j.O5])/2);INT((2*[HX2D_i.O5]+1-[HX2D_j.O5])/2));&quot;&quot;)" office:value-type="float" office:value="5">
            <text:p>5</text:p>
          </table:table-cell>
          <table:table-cell table:formula="oooc:=IF([HX2D_i.P5]&lt;&gt;&quot;&quot;;IF(MOD([HX2D_j.P5];2)=0;INT((2*[HX2D_i.P5]-[HX2D_j.P5])/2);INT((2*[HX2D_i.P5]+1-[HX2D_j.P5])/2));&quot;&quot;)">
            <text:p/>
          </table:table-cell>
          <table:table-cell table:formula="oooc:=IF([HX2D_i.Q5]&lt;&gt;&quot;&quot;;IF(MOD([HX2D_j.Q5];2)=0;INT((2*[HX2D_i.Q5]-[HX2D_j.Q5])/2);INT((2*[HX2D_i.Q5]+1-[HX2D_j.Q5])/2));&quot;&quot;)" office:value-type="float" office:value="6">
            <text:p>6</text:p>
          </table:table-cell>
          <table:table-cell table:formula="oooc:=IF([HX2D_i.R5]&lt;&gt;&quot;&quot;;IF(MOD([HX2D_j.R5];2)=0;INT((2*[HX2D_i.R5]-[HX2D_j.R5])/2);INT((2*[HX2D_i.R5]+1-[HX2D_j.R5])/2));&quot;&quot;)">
            <text:p/>
          </table:table-cell>
          <table:table-cell table:formula="oooc:=IF([HX2D_i.S5]&lt;&gt;&quot;&quot;;IF(MOD([HX2D_j.S5];2)=0;INT((2*[HX2D_i.S5]-[HX2D_j.S5])/2);INT((2*[HX2D_i.S5]+1-[HX2D_j.S5])/2));&quot;&quot;)" office:value-type="float" office:value="7">
            <text:p>7</text:p>
          </table:table-cell>
          <table:table-cell table:formula="oooc:=IF([HX2D_i.T5]&lt;&gt;&quot;&quot;;IF(MOD([HX2D_j.T5];2)=0;INT((2*[HX2D_i.T5]-[HX2D_j.T5])/2);INT((2*[HX2D_i.T5]+1-[HX2D_j.T5])/2));&quot;&quot;)">
            <text:p/>
          </table:table-cell>
          <table:table-cell table:formula="oooc:=IF([HX2D_i.U5]&lt;&gt;&quot;&quot;;IF(MOD([HX2D_j.U5];2)=0;INT((2*[HX2D_i.U5]-[HX2D_j.U5])/2);INT((2*[HX2D_i.U5]+1-[HX2D_j.U5])/2));&quot;&quot;)" office:value-type="float" office:value="8">
            <text:p>8</text:p>
          </table:table-cell>
          <table:table-cell table:formula="oooc:=IF([HX2D_i.V5]&lt;&gt;&quot;&quot;;IF(MOD([HX2D_j.V5];2)=0;INT((2*[HX2D_i.V5]-[HX2D_j.V5])/2);INT((2*[HX2D_i.V5]+1-[HX2D_j.V5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table:formula="oooc:=IF([HX2D_i.B6]&lt;&gt;&quot;&quot;;IF(MOD([HX2D_j.B6];2)=0;INT((2*[HX2D_i.B6]-[HX2D_j.B6])/2);INT((2*[HX2D_i.B6]+1-[HX2D_j.B6])/2));&quot;&quot;)" office:value-type="float" office:value="-2">
            <text:p>-2</text:p>
          </table:table-cell>
          <table:table-cell table:formula="oooc:=IF([HX2D_i.C6]&lt;&gt;&quot;&quot;;IF(MOD([HX2D_j.C6];2)=0;INT((2*[HX2D_i.C6]-[HX2D_j.C6])/2);INT((2*[HX2D_i.C6]+1-[HX2D_j.C6])/2));&quot;&quot;)">
            <text:p/>
          </table:table-cell>
          <table:table-cell table:formula="oooc:=IF([HX2D_i.D6]&lt;&gt;&quot;&quot;;IF(MOD([HX2D_j.D6];2)=0;INT((2*[HX2D_i.D6]-[HX2D_j.D6])/2);INT((2*[HX2D_i.D6]+1-[HX2D_j.D6])/2));&quot;&quot;)" office:value-type="float" office:value="-1">
            <text:p>-1</text:p>
          </table:table-cell>
          <table:table-cell table:formula="oooc:=IF([HX2D_i.E6]&lt;&gt;&quot;&quot;;IF(MOD([HX2D_j.E6];2)=0;INT((2*[HX2D_i.E6]-[HX2D_j.E6])/2);INT((2*[HX2D_i.E6]+1-[HX2D_j.E6])/2));&quot;&quot;)">
            <text:p/>
          </table:table-cell>
          <table:table-cell table:formula="oooc:=IF([HX2D_i.F6]&lt;&gt;&quot;&quot;;IF(MOD([HX2D_j.F6];2)=0;INT((2*[HX2D_i.F6]-[HX2D_j.F6])/2);INT((2*[HX2D_i.F6]+1-[HX2D_j.F6])/2));&quot;&quot;)" office:value-type="float" office:value="0">
            <text:p>0</text:p>
          </table:table-cell>
          <table:table-cell table:formula="oooc:=IF([HX2D_i.G6]&lt;&gt;&quot;&quot;;IF(MOD([HX2D_j.G6];2)=0;INT((2*[HX2D_i.G6]-[HX2D_j.G6])/2);INT((2*[HX2D_i.G6]+1-[HX2D_j.G6])/2));&quot;&quot;)">
            <text:p/>
          </table:table-cell>
          <table:table-cell table:formula="oooc:=IF([HX2D_i.H6]&lt;&gt;&quot;&quot;;IF(MOD([HX2D_j.H6];2)=0;INT((2*[HX2D_i.H6]-[HX2D_j.H6])/2);INT((2*[HX2D_i.H6]+1-[HX2D_j.H6])/2));&quot;&quot;)" office:value-type="float" office:value="1">
            <text:p>1</text:p>
          </table:table-cell>
          <table:table-cell table:formula="oooc:=IF([HX2D_i.I6]&lt;&gt;&quot;&quot;;IF(MOD([HX2D_j.I6];2)=0;INT((2*[HX2D_i.I6]-[HX2D_j.I6])/2);INT((2*[HX2D_i.I6]+1-[HX2D_j.I6])/2));&quot;&quot;)">
            <text:p/>
          </table:table-cell>
          <table:table-cell table:formula="oooc:=IF([HX2D_i.J6]&lt;&gt;&quot;&quot;;IF(MOD([HX2D_j.J6];2)=0;INT((2*[HX2D_i.J6]-[HX2D_j.J6])/2);INT((2*[HX2D_i.J6]+1-[HX2D_j.J6])/2));&quot;&quot;)" office:value-type="float" office:value="2">
            <text:p>2</text:p>
          </table:table-cell>
          <table:table-cell table:formula="oooc:=IF([HX2D_i.K6]&lt;&gt;&quot;&quot;;IF(MOD([HX2D_j.K6];2)=0;INT((2*[HX2D_i.K6]-[HX2D_j.K6])/2);INT((2*[HX2D_i.K6]+1-[HX2D_j.K6])/2));&quot;&quot;)">
            <text:p/>
          </table:table-cell>
          <table:table-cell table:formula="oooc:=IF([HX2D_i.L6]&lt;&gt;&quot;&quot;;IF(MOD([HX2D_j.L6];2)=0;INT((2*[HX2D_i.L6]-[HX2D_j.L6])/2);INT((2*[HX2D_i.L6]+1-[HX2D_j.L6])/2));&quot;&quot;)" office:value-type="float" office:value="3">
            <text:p>3</text:p>
          </table:table-cell>
          <table:table-cell table:formula="oooc:=IF([HX2D_i.M6]&lt;&gt;&quot;&quot;;IF(MOD([HX2D_j.M6];2)=0;INT((2*[HX2D_i.M6]-[HX2D_j.M6])/2);INT((2*[HX2D_i.M6]+1-[HX2D_j.M6])/2));&quot;&quot;)">
            <text:p/>
          </table:table-cell>
          <table:table-cell table:formula="oooc:=IF([HX2D_i.N6]&lt;&gt;&quot;&quot;;IF(MOD([HX2D_j.N6];2)=0;INT((2*[HX2D_i.N6]-[HX2D_j.N6])/2);INT((2*[HX2D_i.N6]+1-[HX2D_j.N6])/2));&quot;&quot;)" office:value-type="float" office:value="4">
            <text:p>4</text:p>
          </table:table-cell>
          <table:table-cell table:formula="oooc:=IF([HX2D_i.O6]&lt;&gt;&quot;&quot;;IF(MOD([HX2D_j.O6];2)=0;INT((2*[HX2D_i.O6]-[HX2D_j.O6])/2);INT((2*[HX2D_i.O6]+1-[HX2D_j.O6])/2));&quot;&quot;)">
            <text:p/>
          </table:table-cell>
          <table:table-cell table:formula="oooc:=IF([HX2D_i.P6]&lt;&gt;&quot;&quot;;IF(MOD([HX2D_j.P6];2)=0;INT((2*[HX2D_i.P6]-[HX2D_j.P6])/2);INT((2*[HX2D_i.P6]+1-[HX2D_j.P6])/2));&quot;&quot;)" office:value-type="float" office:value="5">
            <text:p>5</text:p>
          </table:table-cell>
          <table:table-cell table:formula="oooc:=IF([HX2D_i.Q6]&lt;&gt;&quot;&quot;;IF(MOD([HX2D_j.Q6];2)=0;INT((2*[HX2D_i.Q6]-[HX2D_j.Q6])/2);INT((2*[HX2D_i.Q6]+1-[HX2D_j.Q6])/2));&quot;&quot;)">
            <text:p/>
          </table:table-cell>
          <table:table-cell table:formula="oooc:=IF([HX2D_i.R6]&lt;&gt;&quot;&quot;;IF(MOD([HX2D_j.R6];2)=0;INT((2*[HX2D_i.R6]-[HX2D_j.R6])/2);INT((2*[HX2D_i.R6]+1-[HX2D_j.R6])/2));&quot;&quot;)" office:value-type="float" office:value="6">
            <text:p>6</text:p>
          </table:table-cell>
          <table:table-cell table:formula="oooc:=IF([HX2D_i.S6]&lt;&gt;&quot;&quot;;IF(MOD([HX2D_j.S6];2)=0;INT((2*[HX2D_i.S6]-[HX2D_j.S6])/2);INT((2*[HX2D_i.S6]+1-[HX2D_j.S6])/2));&quot;&quot;)">
            <text:p/>
          </table:table-cell>
          <table:table-cell table:formula="oooc:=IF([HX2D_i.T6]&lt;&gt;&quot;&quot;;IF(MOD([HX2D_j.T6];2)=0;INT((2*[HX2D_i.T6]-[HX2D_j.T6])/2);INT((2*[HX2D_i.T6]+1-[HX2D_j.T6])/2));&quot;&quot;)" office:value-type="float" office:value="7">
            <text:p>7</text:p>
          </table:table-cell>
          <table:table-cell table:formula="oooc:=IF([HX2D_i.U6]&lt;&gt;&quot;&quot;;IF(MOD([HX2D_j.U6];2)=0;INT((2*[HX2D_i.U6]-[HX2D_j.U6])/2);INT((2*[HX2D_i.U6]+1-[HX2D_j.U6])/2));&quot;&quot;)">
            <text:p/>
          </table:table-cell>
          <table:table-cell table:formula="oooc:=IF([HX2D_i.V6]&lt;&gt;&quot;&quot;;IF(MOD([HX2D_j.V6];2)=0;INT((2*[HX2D_i.V6]-[HX2D_j.V6])/2);INT((2*[HX2D_i.V6]+1-[HX2D_j.V6])/2));&quot;&quot;)" office:value-type="float" office:value="8">
            <text:p>8</text:p>
          </table:table-cell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table:formula="oooc:=IF([HX2D_i.B7]&lt;&gt;&quot;&quot;;IF(MOD([HX2D_j.B7];2)=0;INT((2*[HX2D_i.B7]-[HX2D_j.B7])/2);INT((2*[HX2D_i.B7]+1-[HX2D_j.B7])/2));&quot;&quot;)">
            <text:p/>
          </table:table-cell>
          <table:table-cell table:formula="oooc:=IF([HX2D_i.C7]&lt;&gt;&quot;&quot;;IF(MOD([HX2D_j.C7];2)=0;INT((2*[HX2D_i.C7]-[HX2D_j.C7])/2);INT((2*[HX2D_i.C7]+1-[HX2D_j.C7])/2));&quot;&quot;)" office:value-type="float" office:value="-2">
            <text:p>-2</text:p>
          </table:table-cell>
          <table:table-cell table:formula="oooc:=IF([HX2D_i.D7]&lt;&gt;&quot;&quot;;IF(MOD([HX2D_j.D7];2)=0;INT((2*[HX2D_i.D7]-[HX2D_j.D7])/2);INT((2*[HX2D_i.D7]+1-[HX2D_j.D7])/2));&quot;&quot;)">
            <text:p/>
          </table:table-cell>
          <table:table-cell table:formula="oooc:=IF([HX2D_i.E7]&lt;&gt;&quot;&quot;;IF(MOD([HX2D_j.E7];2)=0;INT((2*[HX2D_i.E7]-[HX2D_j.E7])/2);INT((2*[HX2D_i.E7]+1-[HX2D_j.E7])/2));&quot;&quot;)" office:value-type="float" office:value="-1">
            <text:p>-1</text:p>
          </table:table-cell>
          <table:table-cell table:formula="oooc:=IF([HX2D_i.F7]&lt;&gt;&quot;&quot;;IF(MOD([HX2D_j.F7];2)=0;INT((2*[HX2D_i.F7]-[HX2D_j.F7])/2);INT((2*[HX2D_i.F7]+1-[HX2D_j.F7])/2));&quot;&quot;)">
            <text:p/>
          </table:table-cell>
          <table:table-cell table:formula="oooc:=IF([HX2D_i.G7]&lt;&gt;&quot;&quot;;IF(MOD([HX2D_j.G7];2)=0;INT((2*[HX2D_i.G7]-[HX2D_j.G7])/2);INT((2*[HX2D_i.G7]+1-[HX2D_j.G7])/2));&quot;&quot;)" office:value-type="float" office:value="0">
            <text:p>0</text:p>
          </table:table-cell>
          <table:table-cell table:formula="oooc:=IF([HX2D_i.H7]&lt;&gt;&quot;&quot;;IF(MOD([HX2D_j.H7];2)=0;INT((2*[HX2D_i.H7]-[HX2D_j.H7])/2);INT((2*[HX2D_i.H7]+1-[HX2D_j.H7])/2));&quot;&quot;)">
            <text:p/>
          </table:table-cell>
          <table:table-cell table:formula="oooc:=IF([HX2D_i.I7]&lt;&gt;&quot;&quot;;IF(MOD([HX2D_j.I7];2)=0;INT((2*[HX2D_i.I7]-[HX2D_j.I7])/2);INT((2*[HX2D_i.I7]+1-[HX2D_j.I7])/2));&quot;&quot;)" office:value-type="float" office:value="1">
            <text:p>1</text:p>
          </table:table-cell>
          <table:table-cell table:formula="oooc:=IF([HX2D_i.J7]&lt;&gt;&quot;&quot;;IF(MOD([HX2D_j.J7];2)=0;INT((2*[HX2D_i.J7]-[HX2D_j.J7])/2);INT((2*[HX2D_i.J7]+1-[HX2D_j.J7])/2));&quot;&quot;)">
            <text:p/>
          </table:table-cell>
          <table:table-cell table:formula="oooc:=IF([HX2D_i.K7]&lt;&gt;&quot;&quot;;IF(MOD([HX2D_j.K7];2)=0;INT((2*[HX2D_i.K7]-[HX2D_j.K7])/2);INT((2*[HX2D_i.K7]+1-[HX2D_j.K7])/2));&quot;&quot;)" office:value-type="float" office:value="2">
            <text:p>2</text:p>
          </table:table-cell>
          <table:table-cell table:formula="oooc:=IF([HX2D_i.L7]&lt;&gt;&quot;&quot;;IF(MOD([HX2D_j.L7];2)=0;INT((2*[HX2D_i.L7]-[HX2D_j.L7])/2);INT((2*[HX2D_i.L7]+1-[HX2D_j.L7])/2));&quot;&quot;)">
            <text:p/>
          </table:table-cell>
          <table:table-cell table:formula="oooc:=IF([HX2D_i.M7]&lt;&gt;&quot;&quot;;IF(MOD([HX2D_j.M7];2)=0;INT((2*[HX2D_i.M7]-[HX2D_j.M7])/2);INT((2*[HX2D_i.M7]+1-[HX2D_j.M7])/2));&quot;&quot;)" office:value-type="float" office:value="3">
            <text:p>3</text:p>
          </table:table-cell>
          <table:table-cell table:formula="oooc:=IF([HX2D_i.N7]&lt;&gt;&quot;&quot;;IF(MOD([HX2D_j.N7];2)=0;INT((2*[HX2D_i.N7]-[HX2D_j.N7])/2);INT((2*[HX2D_i.N7]+1-[HX2D_j.N7])/2));&quot;&quot;)">
            <text:p/>
          </table:table-cell>
          <table:table-cell table:formula="oooc:=IF([HX2D_i.O7]&lt;&gt;&quot;&quot;;IF(MOD([HX2D_j.O7];2)=0;INT((2*[HX2D_i.O7]-[HX2D_j.O7])/2);INT((2*[HX2D_i.O7]+1-[HX2D_j.O7])/2));&quot;&quot;)" office:value-type="float" office:value="4">
            <text:p>4</text:p>
          </table:table-cell>
          <table:table-cell table:formula="oooc:=IF([HX2D_i.P7]&lt;&gt;&quot;&quot;;IF(MOD([HX2D_j.P7];2)=0;INT((2*[HX2D_i.P7]-[HX2D_j.P7])/2);INT((2*[HX2D_i.P7]+1-[HX2D_j.P7])/2));&quot;&quot;)">
            <text:p/>
          </table:table-cell>
          <table:table-cell table:formula="oooc:=IF([HX2D_i.Q7]&lt;&gt;&quot;&quot;;IF(MOD([HX2D_j.Q7];2)=0;INT((2*[HX2D_i.Q7]-[HX2D_j.Q7])/2);INT((2*[HX2D_i.Q7]+1-[HX2D_j.Q7])/2));&quot;&quot;)" office:value-type="float" office:value="5">
            <text:p>5</text:p>
          </table:table-cell>
          <table:table-cell table:formula="oooc:=IF([HX2D_i.R7]&lt;&gt;&quot;&quot;;IF(MOD([HX2D_j.R7];2)=0;INT((2*[HX2D_i.R7]-[HX2D_j.R7])/2);INT((2*[HX2D_i.R7]+1-[HX2D_j.R7])/2));&quot;&quot;)">
            <text:p/>
          </table:table-cell>
          <table:table-cell table:formula="oooc:=IF([HX2D_i.S7]&lt;&gt;&quot;&quot;;IF(MOD([HX2D_j.S7];2)=0;INT((2*[HX2D_i.S7]-[HX2D_j.S7])/2);INT((2*[HX2D_i.S7]+1-[HX2D_j.S7])/2));&quot;&quot;)" office:value-type="float" office:value="6">
            <text:p>6</text:p>
          </table:table-cell>
          <table:table-cell table:formula="oooc:=IF([HX2D_i.T7]&lt;&gt;&quot;&quot;;IF(MOD([HX2D_j.T7];2)=0;INT((2*[HX2D_i.T7]-[HX2D_j.T7])/2);INT((2*[HX2D_i.T7]+1-[HX2D_j.T7])/2));&quot;&quot;)">
            <text:p/>
          </table:table-cell>
          <table:table-cell table:formula="oooc:=IF([HX2D_i.U7]&lt;&gt;&quot;&quot;;IF(MOD([HX2D_j.U7];2)=0;INT((2*[HX2D_i.U7]-[HX2D_j.U7])/2);INT((2*[HX2D_i.U7]+1-[HX2D_j.U7])/2));&quot;&quot;)" office:value-type="float" office:value="7">
            <text:p>7</text:p>
          </table:table-cell>
          <table:table-cell table:formula="oooc:=IF([HX2D_i.V7]&lt;&gt;&quot;&quot;;IF(MOD([HX2D_j.V7];2)=0;INT((2*[HX2D_i.V7]-[HX2D_j.V7])/2);INT((2*[HX2D_i.V7]+1-[HX2D_j.V7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formula="oooc:=IF([HX2D_i.B8]&lt;&gt;&quot;&quot;;IF(MOD([HX2D_j.B8];2)=0;INT((2*[HX2D_i.B8]-[HX2D_j.B8])/2);INT((2*[HX2D_i.B8]+1-[HX2D_j.B8])/2));&quot;&quot;)" office:value-type="float" office:value="-3">
            <text:p>-3</text:p>
          </table:table-cell>
          <table:table-cell table:formula="oooc:=IF([HX2D_i.C8]&lt;&gt;&quot;&quot;;IF(MOD([HX2D_j.C8];2)=0;INT((2*[HX2D_i.C8]-[HX2D_j.C8])/2);INT((2*[HX2D_i.C8]+1-[HX2D_j.C8])/2));&quot;&quot;)">
            <text:p/>
          </table:table-cell>
          <table:table-cell table:formula="oooc:=IF([HX2D_i.D8]&lt;&gt;&quot;&quot;;IF(MOD([HX2D_j.D8];2)=0;INT((2*[HX2D_i.D8]-[HX2D_j.D8])/2);INT((2*[HX2D_i.D8]+1-[HX2D_j.D8])/2));&quot;&quot;)" office:value-type="float" office:value="-2">
            <text:p>-2</text:p>
          </table:table-cell>
          <table:table-cell table:formula="oooc:=IF([HX2D_i.E8]&lt;&gt;&quot;&quot;;IF(MOD([HX2D_j.E8];2)=0;INT((2*[HX2D_i.E8]-[HX2D_j.E8])/2);INT((2*[HX2D_i.E8]+1-[HX2D_j.E8])/2));&quot;&quot;)">
            <text:p/>
          </table:table-cell>
          <table:table-cell table:formula="oooc:=IF([HX2D_i.F8]&lt;&gt;&quot;&quot;;IF(MOD([HX2D_j.F8];2)=0;INT((2*[HX2D_i.F8]-[HX2D_j.F8])/2);INT((2*[HX2D_i.F8]+1-[HX2D_j.F8])/2));&quot;&quot;)" office:value-type="float" office:value="-1">
            <text:p>-1</text:p>
          </table:table-cell>
          <table:table-cell table:formula="oooc:=IF([HX2D_i.G8]&lt;&gt;&quot;&quot;;IF(MOD([HX2D_j.G8];2)=0;INT((2*[HX2D_i.G8]-[HX2D_j.G8])/2);INT((2*[HX2D_i.G8]+1-[HX2D_j.G8])/2));&quot;&quot;)">
            <text:p/>
          </table:table-cell>
          <table:table-cell table:formula="oooc:=IF([HX2D_i.H8]&lt;&gt;&quot;&quot;;IF(MOD([HX2D_j.H8];2)=0;INT((2*[HX2D_i.H8]-[HX2D_j.H8])/2);INT((2*[HX2D_i.H8]+1-[HX2D_j.H8])/2));&quot;&quot;)" office:value-type="float" office:value="0">
            <text:p>0</text:p>
          </table:table-cell>
          <table:table-cell table:formula="oooc:=IF([HX2D_i.I8]&lt;&gt;&quot;&quot;;IF(MOD([HX2D_j.I8];2)=0;INT((2*[HX2D_i.I8]-[HX2D_j.I8])/2);INT((2*[HX2D_i.I8]+1-[HX2D_j.I8])/2));&quot;&quot;)">
            <text:p/>
          </table:table-cell>
          <table:table-cell table:formula="oooc:=IF([HX2D_i.J8]&lt;&gt;&quot;&quot;;IF(MOD([HX2D_j.J8];2)=0;INT((2*[HX2D_i.J8]-[HX2D_j.J8])/2);INT((2*[HX2D_i.J8]+1-[HX2D_j.J8])/2));&quot;&quot;)" office:value-type="float" office:value="1">
            <text:p>1</text:p>
          </table:table-cell>
          <table:table-cell table:formula="oooc:=IF([HX2D_i.K8]&lt;&gt;&quot;&quot;;IF(MOD([HX2D_j.K8];2)=0;INT((2*[HX2D_i.K8]-[HX2D_j.K8])/2);INT((2*[HX2D_i.K8]+1-[HX2D_j.K8])/2));&quot;&quot;)">
            <text:p/>
          </table:table-cell>
          <table:table-cell table:formula="oooc:=IF([HX2D_i.L8]&lt;&gt;&quot;&quot;;IF(MOD([HX2D_j.L8];2)=0;INT((2*[HX2D_i.L8]-[HX2D_j.L8])/2);INT((2*[HX2D_i.L8]+1-[HX2D_j.L8])/2));&quot;&quot;)" office:value-type="float" office:value="2">
            <text:p>2</text:p>
          </table:table-cell>
          <table:table-cell table:formula="oooc:=IF([HX2D_i.M8]&lt;&gt;&quot;&quot;;IF(MOD([HX2D_j.M8];2)=0;INT((2*[HX2D_i.M8]-[HX2D_j.M8])/2);INT((2*[HX2D_i.M8]+1-[HX2D_j.M8])/2));&quot;&quot;)">
            <text:p/>
          </table:table-cell>
          <table:table-cell table:formula="oooc:=IF([HX2D_i.N8]&lt;&gt;&quot;&quot;;IF(MOD([HX2D_j.N8];2)=0;INT((2*[HX2D_i.N8]-[HX2D_j.N8])/2);INT((2*[HX2D_i.N8]+1-[HX2D_j.N8])/2));&quot;&quot;)" office:value-type="float" office:value="3">
            <text:p>3</text:p>
          </table:table-cell>
          <table:table-cell table:formula="oooc:=IF([HX2D_i.O8]&lt;&gt;&quot;&quot;;IF(MOD([HX2D_j.O8];2)=0;INT((2*[HX2D_i.O8]-[HX2D_j.O8])/2);INT((2*[HX2D_i.O8]+1-[HX2D_j.O8])/2));&quot;&quot;)">
            <text:p/>
          </table:table-cell>
          <table:table-cell table:formula="oooc:=IF([HX2D_i.P8]&lt;&gt;&quot;&quot;;IF(MOD([HX2D_j.P8];2)=0;INT((2*[HX2D_i.P8]-[HX2D_j.P8])/2);INT((2*[HX2D_i.P8]+1-[HX2D_j.P8])/2));&quot;&quot;)" office:value-type="float" office:value="4">
            <text:p>4</text:p>
          </table:table-cell>
          <table:table-cell table:formula="oooc:=IF([HX2D_i.Q8]&lt;&gt;&quot;&quot;;IF(MOD([HX2D_j.Q8];2)=0;INT((2*[HX2D_i.Q8]-[HX2D_j.Q8])/2);INT((2*[HX2D_i.Q8]+1-[HX2D_j.Q8])/2));&quot;&quot;)">
            <text:p/>
          </table:table-cell>
          <table:table-cell table:formula="oooc:=IF([HX2D_i.R8]&lt;&gt;&quot;&quot;;IF(MOD([HX2D_j.R8];2)=0;INT((2*[HX2D_i.R8]-[HX2D_j.R8])/2);INT((2*[HX2D_i.R8]+1-[HX2D_j.R8])/2));&quot;&quot;)" office:value-type="float" office:value="5">
            <text:p>5</text:p>
          </table:table-cell>
          <table:table-cell table:formula="oooc:=IF([HX2D_i.S8]&lt;&gt;&quot;&quot;;IF(MOD([HX2D_j.S8];2)=0;INT((2*[HX2D_i.S8]-[HX2D_j.S8])/2);INT((2*[HX2D_i.S8]+1-[HX2D_j.S8])/2));&quot;&quot;)">
            <text:p/>
          </table:table-cell>
          <table:table-cell table:formula="oooc:=IF([HX2D_i.T8]&lt;&gt;&quot;&quot;;IF(MOD([HX2D_j.T8];2)=0;INT((2*[HX2D_i.T8]-[HX2D_j.T8])/2);INT((2*[HX2D_i.T8]+1-[HX2D_j.T8])/2));&quot;&quot;)" office:value-type="float" office:value="6">
            <text:p>6</text:p>
          </table:table-cell>
          <table:table-cell table:formula="oooc:=IF([HX2D_i.U8]&lt;&gt;&quot;&quot;;IF(MOD([HX2D_j.U8];2)=0;INT((2*[HX2D_i.U8]-[HX2D_j.U8])/2);INT((2*[HX2D_i.U8]+1-[HX2D_j.U8])/2));&quot;&quot;)">
            <text:p/>
          </table:table-cell>
          <table:table-cell table:formula="oooc:=IF([HX2D_i.V8]&lt;&gt;&quot;&quot;;IF(MOD([HX2D_j.V8];2)=0;INT((2*[HX2D_i.V8]-[HX2D_j.V8])/2);INT((2*[HX2D_i.V8]+1-[HX2D_j.V8])/2));&quot;&quot;)" office:value-type="float" office:value="7">
            <text:p>7</text:p>
          </table:table-cell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formula="oooc:=IF([HX2D_i.B9]&lt;&gt;&quot;&quot;;IF(MOD([HX2D_j.B9];2)=0;INT((2*[HX2D_i.B9]-[HX2D_j.B9])/2);INT((2*[HX2D_i.B9]+1-[HX2D_j.B9])/2));&quot;&quot;)">
            <text:p/>
          </table:table-cell>
          <table:table-cell table:formula="oooc:=IF([HX2D_i.C9]&lt;&gt;&quot;&quot;;IF(MOD([HX2D_j.C9];2)=0;INT((2*[HX2D_i.C9]-[HX2D_j.C9])/2);INT((2*[HX2D_i.C9]+1-[HX2D_j.C9])/2));&quot;&quot;)" office:value-type="float" office:value="-3">
            <text:p>-3</text:p>
          </table:table-cell>
          <table:table-cell table:formula="oooc:=IF([HX2D_i.D9]&lt;&gt;&quot;&quot;;IF(MOD([HX2D_j.D9];2)=0;INT((2*[HX2D_i.D9]-[HX2D_j.D9])/2);INT((2*[HX2D_i.D9]+1-[HX2D_j.D9])/2));&quot;&quot;)">
            <text:p/>
          </table:table-cell>
          <table:table-cell table:formula="oooc:=IF([HX2D_i.E9]&lt;&gt;&quot;&quot;;IF(MOD([HX2D_j.E9];2)=0;INT((2*[HX2D_i.E9]-[HX2D_j.E9])/2);INT((2*[HX2D_i.E9]+1-[HX2D_j.E9])/2));&quot;&quot;)" office:value-type="float" office:value="-2">
            <text:p>-2</text:p>
          </table:table-cell>
          <table:table-cell table:formula="oooc:=IF([HX2D_i.F9]&lt;&gt;&quot;&quot;;IF(MOD([HX2D_j.F9];2)=0;INT((2*[HX2D_i.F9]-[HX2D_j.F9])/2);INT((2*[HX2D_i.F9]+1-[HX2D_j.F9])/2));&quot;&quot;)">
            <text:p/>
          </table:table-cell>
          <table:table-cell table:formula="oooc:=IF([HX2D_i.G9]&lt;&gt;&quot;&quot;;IF(MOD([HX2D_j.G9];2)=0;INT((2*[HX2D_i.G9]-[HX2D_j.G9])/2);INT((2*[HX2D_i.G9]+1-[HX2D_j.G9])/2));&quot;&quot;)" office:value-type="float" office:value="-1">
            <text:p>-1</text:p>
          </table:table-cell>
          <table:table-cell table:formula="oooc:=IF([HX2D_i.H9]&lt;&gt;&quot;&quot;;IF(MOD([HX2D_j.H9];2)=0;INT((2*[HX2D_i.H9]-[HX2D_j.H9])/2);INT((2*[HX2D_i.H9]+1-[HX2D_j.H9])/2));&quot;&quot;)">
            <text:p/>
          </table:table-cell>
          <table:table-cell table:formula="oooc:=IF([HX2D_i.I9]&lt;&gt;&quot;&quot;;IF(MOD([HX2D_j.I9];2)=0;INT((2*[HX2D_i.I9]-[HX2D_j.I9])/2);INT((2*[HX2D_i.I9]+1-[HX2D_j.I9])/2));&quot;&quot;)" office:value-type="float" office:value="0">
            <text:p>0</text:p>
          </table:table-cell>
          <table:table-cell table:formula="oooc:=IF([HX2D_i.J9]&lt;&gt;&quot;&quot;;IF(MOD([HX2D_j.J9];2)=0;INT((2*[HX2D_i.J9]-[HX2D_j.J9])/2);INT((2*[HX2D_i.J9]+1-[HX2D_j.J9])/2));&quot;&quot;)">
            <text:p/>
          </table:table-cell>
          <table:table-cell table:formula="oooc:=IF([HX2D_i.K9]&lt;&gt;&quot;&quot;;IF(MOD([HX2D_j.K9];2)=0;INT((2*[HX2D_i.K9]-[HX2D_j.K9])/2);INT((2*[HX2D_i.K9]+1-[HX2D_j.K9])/2));&quot;&quot;)" office:value-type="float" office:value="1">
            <text:p>1</text:p>
          </table:table-cell>
          <table:table-cell table:formula="oooc:=IF([HX2D_i.L9]&lt;&gt;&quot;&quot;;IF(MOD([HX2D_j.L9];2)=0;INT((2*[HX2D_i.L9]-[HX2D_j.L9])/2);INT((2*[HX2D_i.L9]+1-[HX2D_j.L9])/2));&quot;&quot;)">
            <text:p/>
          </table:table-cell>
          <table:table-cell table:formula="oooc:=IF([HX2D_i.M9]&lt;&gt;&quot;&quot;;IF(MOD([HX2D_j.M9];2)=0;INT((2*[HX2D_i.M9]-[HX2D_j.M9])/2);INT((2*[HX2D_i.M9]+1-[HX2D_j.M9])/2));&quot;&quot;)" office:value-type="float" office:value="2">
            <text:p>2</text:p>
          </table:table-cell>
          <table:table-cell table:formula="oooc:=IF([HX2D_i.N9]&lt;&gt;&quot;&quot;;IF(MOD([HX2D_j.N9];2)=0;INT((2*[HX2D_i.N9]-[HX2D_j.N9])/2);INT((2*[HX2D_i.N9]+1-[HX2D_j.N9])/2));&quot;&quot;)">
            <text:p/>
          </table:table-cell>
          <table:table-cell table:formula="oooc:=IF([HX2D_i.O9]&lt;&gt;&quot;&quot;;IF(MOD([HX2D_j.O9];2)=0;INT((2*[HX2D_i.O9]-[HX2D_j.O9])/2);INT((2*[HX2D_i.O9]+1-[HX2D_j.O9])/2));&quot;&quot;)" office:value-type="float" office:value="3">
            <text:p>3</text:p>
          </table:table-cell>
          <table:table-cell table:formula="oooc:=IF([HX2D_i.P9]&lt;&gt;&quot;&quot;;IF(MOD([HX2D_j.P9];2)=0;INT((2*[HX2D_i.P9]-[HX2D_j.P9])/2);INT((2*[HX2D_i.P9]+1-[HX2D_j.P9])/2));&quot;&quot;)">
            <text:p/>
          </table:table-cell>
          <table:table-cell table:formula="oooc:=IF([HX2D_i.Q9]&lt;&gt;&quot;&quot;;IF(MOD([HX2D_j.Q9];2)=0;INT((2*[HX2D_i.Q9]-[HX2D_j.Q9])/2);INT((2*[HX2D_i.Q9]+1-[HX2D_j.Q9])/2));&quot;&quot;)" office:value-type="float" office:value="4">
            <text:p>4</text:p>
          </table:table-cell>
          <table:table-cell table:formula="oooc:=IF([HX2D_i.R9]&lt;&gt;&quot;&quot;;IF(MOD([HX2D_j.R9];2)=0;INT((2*[HX2D_i.R9]-[HX2D_j.R9])/2);INT((2*[HX2D_i.R9]+1-[HX2D_j.R9])/2));&quot;&quot;)">
            <text:p/>
          </table:table-cell>
          <table:table-cell table:formula="oooc:=IF([HX2D_i.S9]&lt;&gt;&quot;&quot;;IF(MOD([HX2D_j.S9];2)=0;INT((2*[HX2D_i.S9]-[HX2D_j.S9])/2);INT((2*[HX2D_i.S9]+1-[HX2D_j.S9])/2));&quot;&quot;)" office:value-type="float" office:value="5">
            <text:p>5</text:p>
          </table:table-cell>
          <table:table-cell table:formula="oooc:=IF([HX2D_i.T9]&lt;&gt;&quot;&quot;;IF(MOD([HX2D_j.T9];2)=0;INT((2*[HX2D_i.T9]-[HX2D_j.T9])/2);INT((2*[HX2D_i.T9]+1-[HX2D_j.T9])/2));&quot;&quot;)">
            <text:p/>
          </table:table-cell>
          <table:table-cell table:formula="oooc:=IF([HX2D_i.U9]&lt;&gt;&quot;&quot;;IF(MOD([HX2D_j.U9];2)=0;INT((2*[HX2D_i.U9]-[HX2D_j.U9])/2);INT((2*[HX2D_i.U9]+1-[HX2D_j.U9])/2));&quot;&quot;)" office:value-type="float" office:value="6">
            <text:p>6</text:p>
          </table:table-cell>
          <table:table-cell table:formula="oooc:=IF([HX2D_i.V9]&lt;&gt;&quot;&quot;;IF(MOD([HX2D_j.V9];2)=0;INT((2*[HX2D_i.V9]-[HX2D_j.V9])/2);INT((2*[HX2D_i.V9]+1-[HX2D_j.V9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table:formula="oooc:=IF([HX2D_i.B10]&lt;&gt;&quot;&quot;;IF(MOD([HX2D_j.B10];2)=0;INT((2*[HX2D_i.B10]-[HX2D_j.B10])/2);INT((2*[HX2D_i.B10]+1-[HX2D_j.B10])/2));&quot;&quot;)" office:value-type="float" office:value="-4">
            <text:p>-4</text:p>
          </table:table-cell>
          <table:table-cell table:formula="oooc:=IF([HX2D_i.C10]&lt;&gt;&quot;&quot;;IF(MOD([HX2D_j.C10];2)=0;INT((2*[HX2D_i.C10]-[HX2D_j.C10])/2);INT((2*[HX2D_i.C10]+1-[HX2D_j.C10])/2));&quot;&quot;)">
            <text:p/>
          </table:table-cell>
          <table:table-cell table:formula="oooc:=IF([HX2D_i.D10]&lt;&gt;&quot;&quot;;IF(MOD([HX2D_j.D10];2)=0;INT((2*[HX2D_i.D10]-[HX2D_j.D10])/2);INT((2*[HX2D_i.D10]+1-[HX2D_j.D10])/2));&quot;&quot;)" office:value-type="float" office:value="-3">
            <text:p>-3</text:p>
          </table:table-cell>
          <table:table-cell table:formula="oooc:=IF([HX2D_i.E10]&lt;&gt;&quot;&quot;;IF(MOD([HX2D_j.E10];2)=0;INT((2*[HX2D_i.E10]-[HX2D_j.E10])/2);INT((2*[HX2D_i.E10]+1-[HX2D_j.E10])/2));&quot;&quot;)">
            <text:p/>
          </table:table-cell>
          <table:table-cell table:formula="oooc:=IF([HX2D_i.F10]&lt;&gt;&quot;&quot;;IF(MOD([HX2D_j.F10];2)=0;INT((2*[HX2D_i.F10]-[HX2D_j.F10])/2);INT((2*[HX2D_i.F10]+1-[HX2D_j.F10])/2));&quot;&quot;)" office:value-type="float" office:value="-2">
            <text:p>-2</text:p>
          </table:table-cell>
          <table:table-cell table:formula="oooc:=IF([HX2D_i.G10]&lt;&gt;&quot;&quot;;IF(MOD([HX2D_j.G10];2)=0;INT((2*[HX2D_i.G10]-[HX2D_j.G10])/2);INT((2*[HX2D_i.G10]+1-[HX2D_j.G10])/2));&quot;&quot;)">
            <text:p/>
          </table:table-cell>
          <table:table-cell table:formula="oooc:=IF([HX2D_i.H10]&lt;&gt;&quot;&quot;;IF(MOD([HX2D_j.H10];2)=0;INT((2*[HX2D_i.H10]-[HX2D_j.H10])/2);INT((2*[HX2D_i.H10]+1-[HX2D_j.H10])/2));&quot;&quot;)" office:value-type="float" office:value="-1">
            <text:p>-1</text:p>
          </table:table-cell>
          <table:table-cell table:formula="oooc:=IF([HX2D_i.I10]&lt;&gt;&quot;&quot;;IF(MOD([HX2D_j.I10];2)=0;INT((2*[HX2D_i.I10]-[HX2D_j.I10])/2);INT((2*[HX2D_i.I10]+1-[HX2D_j.I10])/2));&quot;&quot;)">
            <text:p/>
          </table:table-cell>
          <table:table-cell table:formula="oooc:=IF([HX2D_i.J10]&lt;&gt;&quot;&quot;;IF(MOD([HX2D_j.J10];2)=0;INT((2*[HX2D_i.J10]-[HX2D_j.J10])/2);INT((2*[HX2D_i.J10]+1-[HX2D_j.J10])/2));&quot;&quot;)" office:value-type="float" office:value="0">
            <text:p>0</text:p>
          </table:table-cell>
          <table:table-cell table:formula="oooc:=IF([HX2D_i.K10]&lt;&gt;&quot;&quot;;IF(MOD([HX2D_j.K10];2)=0;INT((2*[HX2D_i.K10]-[HX2D_j.K10])/2);INT((2*[HX2D_i.K10]+1-[HX2D_j.K10])/2));&quot;&quot;)">
            <text:p/>
          </table:table-cell>
          <table:table-cell table:formula="oooc:=IF([HX2D_i.L10]&lt;&gt;&quot;&quot;;IF(MOD([HX2D_j.L10];2)=0;INT((2*[HX2D_i.L10]-[HX2D_j.L10])/2);INT((2*[HX2D_i.L10]+1-[HX2D_j.L10])/2));&quot;&quot;)" office:value-type="float" office:value="1">
            <text:p>1</text:p>
          </table:table-cell>
          <table:table-cell table:formula="oooc:=IF([HX2D_i.M10]&lt;&gt;&quot;&quot;;IF(MOD([HX2D_j.M10];2)=0;INT((2*[HX2D_i.M10]-[HX2D_j.M10])/2);INT((2*[HX2D_i.M10]+1-[HX2D_j.M10])/2));&quot;&quot;)">
            <text:p/>
          </table:table-cell>
          <table:table-cell table:formula="oooc:=IF([HX2D_i.N10]&lt;&gt;&quot;&quot;;IF(MOD([HX2D_j.N10];2)=0;INT((2*[HX2D_i.N10]-[HX2D_j.N10])/2);INT((2*[HX2D_i.N10]+1-[HX2D_j.N10])/2));&quot;&quot;)" office:value-type="float" office:value="2">
            <text:p>2</text:p>
          </table:table-cell>
          <table:table-cell table:formula="oooc:=IF([HX2D_i.O10]&lt;&gt;&quot;&quot;;IF(MOD([HX2D_j.O10];2)=0;INT((2*[HX2D_i.O10]-[HX2D_j.O10])/2);INT((2*[HX2D_i.O10]+1-[HX2D_j.O10])/2));&quot;&quot;)">
            <text:p/>
          </table:table-cell>
          <table:table-cell table:formula="oooc:=IF([HX2D_i.P10]&lt;&gt;&quot;&quot;;IF(MOD([HX2D_j.P10];2)=0;INT((2*[HX2D_i.P10]-[HX2D_j.P10])/2);INT((2*[HX2D_i.P10]+1-[HX2D_j.P10])/2));&quot;&quot;)" office:value-type="float" office:value="3">
            <text:p>3</text:p>
          </table:table-cell>
          <table:table-cell table:formula="oooc:=IF([HX2D_i.Q10]&lt;&gt;&quot;&quot;;IF(MOD([HX2D_j.Q10];2)=0;INT((2*[HX2D_i.Q10]-[HX2D_j.Q10])/2);INT((2*[HX2D_i.Q10]+1-[HX2D_j.Q10])/2));&quot;&quot;)">
            <text:p/>
          </table:table-cell>
          <table:table-cell table:formula="oooc:=IF([HX2D_i.R10]&lt;&gt;&quot;&quot;;IF(MOD([HX2D_j.R10];2)=0;INT((2*[HX2D_i.R10]-[HX2D_j.R10])/2);INT((2*[HX2D_i.R10]+1-[HX2D_j.R10])/2));&quot;&quot;)" office:value-type="float" office:value="4">
            <text:p>4</text:p>
          </table:table-cell>
          <table:table-cell table:formula="oooc:=IF([HX2D_i.S10]&lt;&gt;&quot;&quot;;IF(MOD([HX2D_j.S10];2)=0;INT((2*[HX2D_i.S10]-[HX2D_j.S10])/2);INT((2*[HX2D_i.S10]+1-[HX2D_j.S10])/2));&quot;&quot;)">
            <text:p/>
          </table:table-cell>
          <table:table-cell table:formula="oooc:=IF([HX2D_i.T10]&lt;&gt;&quot;&quot;;IF(MOD([HX2D_j.T10];2)=0;INT((2*[HX2D_i.T10]-[HX2D_j.T10])/2);INT((2*[HX2D_i.T10]+1-[HX2D_j.T10])/2));&quot;&quot;)" office:value-type="float" office:value="5">
            <text:p>5</text:p>
          </table:table-cell>
          <table:table-cell table:formula="oooc:=IF([HX2D_i.U10]&lt;&gt;&quot;&quot;;IF(MOD([HX2D_j.U10];2)=0;INT((2*[HX2D_i.U10]-[HX2D_j.U10])/2);INT((2*[HX2D_i.U10]+1-[HX2D_j.U10])/2));&quot;&quot;)">
            <text:p/>
          </table:table-cell>
          <table:table-cell table:formula="oooc:=IF([HX2D_i.V10]&lt;&gt;&quot;&quot;;IF(MOD([HX2D_j.V10];2)=0;INT((2*[HX2D_i.V10]-[HX2D_j.V10])/2);INT((2*[HX2D_i.V10]+1-[HX2D_j.V10])/2));&quot;&quot;)" office:value-type="float" office:value="6">
            <text:p>6</text:p>
          </table:table-cell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formula="oooc:=IF([HX2D_i.B11]&lt;&gt;&quot;&quot;;IF(MOD([HX2D_j.B11];2)=0;INT((2*[HX2D_i.B11]-[HX2D_j.B11])/2);INT((2*[HX2D_i.B11]+1-[HX2D_j.B11])/2));&quot;&quot;)">
            <text:p/>
          </table:table-cell>
          <table:table-cell table:formula="oooc:=IF([HX2D_i.C11]&lt;&gt;&quot;&quot;;IF(MOD([HX2D_j.C11];2)=0;INT((2*[HX2D_i.C11]-[HX2D_j.C11])/2);INT((2*[HX2D_i.C11]+1-[HX2D_j.C11])/2));&quot;&quot;)" office:value-type="float" office:value="-4">
            <text:p>-4</text:p>
          </table:table-cell>
          <table:table-cell table:formula="oooc:=IF([HX2D_i.D11]&lt;&gt;&quot;&quot;;IF(MOD([HX2D_j.D11];2)=0;INT((2*[HX2D_i.D11]-[HX2D_j.D11])/2);INT((2*[HX2D_i.D11]+1-[HX2D_j.D11])/2));&quot;&quot;)">
            <text:p/>
          </table:table-cell>
          <table:table-cell table:formula="oooc:=IF([HX2D_i.E11]&lt;&gt;&quot;&quot;;IF(MOD([HX2D_j.E11];2)=0;INT((2*[HX2D_i.E11]-[HX2D_j.E11])/2);INT((2*[HX2D_i.E11]+1-[HX2D_j.E11])/2));&quot;&quot;)" office:value-type="float" office:value="-3">
            <text:p>-3</text:p>
          </table:table-cell>
          <table:table-cell table:formula="oooc:=IF([HX2D_i.F11]&lt;&gt;&quot;&quot;;IF(MOD([HX2D_j.F11];2)=0;INT((2*[HX2D_i.F11]-[HX2D_j.F11])/2);INT((2*[HX2D_i.F11]+1-[HX2D_j.F11])/2));&quot;&quot;)">
            <text:p/>
          </table:table-cell>
          <table:table-cell table:formula="oooc:=IF([HX2D_i.G11]&lt;&gt;&quot;&quot;;IF(MOD([HX2D_j.G11];2)=0;INT((2*[HX2D_i.G11]-[HX2D_j.G11])/2);INT((2*[HX2D_i.G11]+1-[HX2D_j.G11])/2));&quot;&quot;)" office:value-type="float" office:value="-2">
            <text:p>-2</text:p>
          </table:table-cell>
          <table:table-cell table:formula="oooc:=IF([HX2D_i.H11]&lt;&gt;&quot;&quot;;IF(MOD([HX2D_j.H11];2)=0;INT((2*[HX2D_i.H11]-[HX2D_j.H11])/2);INT((2*[HX2D_i.H11]+1-[HX2D_j.H11])/2));&quot;&quot;)">
            <text:p/>
          </table:table-cell>
          <table:table-cell table:formula="oooc:=IF([HX2D_i.I11]&lt;&gt;&quot;&quot;;IF(MOD([HX2D_j.I11];2)=0;INT((2*[HX2D_i.I11]-[HX2D_j.I11])/2);INT((2*[HX2D_i.I11]+1-[HX2D_j.I11])/2));&quot;&quot;)" office:value-type="float" office:value="-1">
            <text:p>-1</text:p>
          </table:table-cell>
          <table:table-cell table:formula="oooc:=IF([HX2D_i.J11]&lt;&gt;&quot;&quot;;IF(MOD([HX2D_j.J11];2)=0;INT((2*[HX2D_i.J11]-[HX2D_j.J11])/2);INT((2*[HX2D_i.J11]+1-[HX2D_j.J11])/2));&quot;&quot;)">
            <text:p/>
          </table:table-cell>
          <table:table-cell table:formula="oooc:=IF([HX2D_i.K11]&lt;&gt;&quot;&quot;;IF(MOD([HX2D_j.K11];2)=0;INT((2*[HX2D_i.K11]-[HX2D_j.K11])/2);INT((2*[HX2D_i.K11]+1-[HX2D_j.K11])/2));&quot;&quot;)" office:value-type="float" office:value="0">
            <text:p>0</text:p>
          </table:table-cell>
          <table:table-cell table:formula="oooc:=IF([HX2D_i.L11]&lt;&gt;&quot;&quot;;IF(MOD([HX2D_j.L11];2)=0;INT((2*[HX2D_i.L11]-[HX2D_j.L11])/2);INT((2*[HX2D_i.L11]+1-[HX2D_j.L11])/2));&quot;&quot;)">
            <text:p/>
          </table:table-cell>
          <table:table-cell table:formula="oooc:=IF([HX2D_i.M11]&lt;&gt;&quot;&quot;;IF(MOD([HX2D_j.M11];2)=0;INT((2*[HX2D_i.M11]-[HX2D_j.M11])/2);INT((2*[HX2D_i.M11]+1-[HX2D_j.M11])/2));&quot;&quot;)" office:value-type="float" office:value="1">
            <text:p>1</text:p>
          </table:table-cell>
          <table:table-cell table:formula="oooc:=IF([HX2D_i.N11]&lt;&gt;&quot;&quot;;IF(MOD([HX2D_j.N11];2)=0;INT((2*[HX2D_i.N11]-[HX2D_j.N11])/2);INT((2*[HX2D_i.N11]+1-[HX2D_j.N11])/2));&quot;&quot;)">
            <text:p/>
          </table:table-cell>
          <table:table-cell table:formula="oooc:=IF([HX2D_i.O11]&lt;&gt;&quot;&quot;;IF(MOD([HX2D_j.O11];2)=0;INT((2*[HX2D_i.O11]-[HX2D_j.O11])/2);INT((2*[HX2D_i.O11]+1-[HX2D_j.O11])/2));&quot;&quot;)" office:value-type="float" office:value="2">
            <text:p>2</text:p>
          </table:table-cell>
          <table:table-cell table:formula="oooc:=IF([HX2D_i.P11]&lt;&gt;&quot;&quot;;IF(MOD([HX2D_j.P11];2)=0;INT((2*[HX2D_i.P11]-[HX2D_j.P11])/2);INT((2*[HX2D_i.P11]+1-[HX2D_j.P11])/2));&quot;&quot;)">
            <text:p/>
          </table:table-cell>
          <table:table-cell table:formula="oooc:=IF([HX2D_i.Q11]&lt;&gt;&quot;&quot;;IF(MOD([HX2D_j.Q11];2)=0;INT((2*[HX2D_i.Q11]-[HX2D_j.Q11])/2);INT((2*[HX2D_i.Q11]+1-[HX2D_j.Q11])/2));&quot;&quot;)" office:value-type="float" office:value="3">
            <text:p>3</text:p>
          </table:table-cell>
          <table:table-cell table:formula="oooc:=IF([HX2D_i.R11]&lt;&gt;&quot;&quot;;IF(MOD([HX2D_j.R11];2)=0;INT((2*[HX2D_i.R11]-[HX2D_j.R11])/2);INT((2*[HX2D_i.R11]+1-[HX2D_j.R11])/2));&quot;&quot;)">
            <text:p/>
          </table:table-cell>
          <table:table-cell table:formula="oooc:=IF([HX2D_i.S11]&lt;&gt;&quot;&quot;;IF(MOD([HX2D_j.S11];2)=0;INT((2*[HX2D_i.S11]-[HX2D_j.S11])/2);INT((2*[HX2D_i.S11]+1-[HX2D_j.S11])/2));&quot;&quot;)" office:value-type="float" office:value="4">
            <text:p>4</text:p>
          </table:table-cell>
          <table:table-cell table:formula="oooc:=IF([HX2D_i.T11]&lt;&gt;&quot;&quot;;IF(MOD([HX2D_j.T11];2)=0;INT((2*[HX2D_i.T11]-[HX2D_j.T11])/2);INT((2*[HX2D_i.T11]+1-[HX2D_j.T11])/2));&quot;&quot;)">
            <text:p/>
          </table:table-cell>
          <table:table-cell table:formula="oooc:=IF([HX2D_i.U11]&lt;&gt;&quot;&quot;;IF(MOD([HX2D_j.U11];2)=0;INT((2*[HX2D_i.U11]-[HX2D_j.U11])/2);INT((2*[HX2D_i.U11]+1-[HX2D_j.U11])/2));&quot;&quot;)" office:value-type="float" office:value="5">
            <text:p>5</text:p>
          </table:table-cell>
          <table:table-cell table:formula="oooc:=IF([HX2D_i.V11]&lt;&gt;&quot;&quot;;IF(MOD([HX2D_j.V11];2)=0;INT((2*[HX2D_i.V11]-[HX2D_j.V11])/2);INT((2*[HX2D_i.V11]+1-[HX2D_j.V11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table:formula="oooc:=IF([HX2D_i.B12]&lt;&gt;&quot;&quot;;IF(MOD([HX2D_j.B12];2)=0;INT((2*[HX2D_i.B12]-[HX2D_j.B12])/2);INT((2*[HX2D_i.B12]+1-[HX2D_j.B12])/2));&quot;&quot;)" office:value-type="float" office:value="-5">
            <text:p>-5</text:p>
          </table:table-cell>
          <table:table-cell table:formula="oooc:=IF([HX2D_i.C12]&lt;&gt;&quot;&quot;;IF(MOD([HX2D_j.C12];2)=0;INT((2*[HX2D_i.C12]-[HX2D_j.C12])/2);INT((2*[HX2D_i.C12]+1-[HX2D_j.C12])/2));&quot;&quot;)">
            <text:p/>
          </table:table-cell>
          <table:table-cell table:formula="oooc:=IF([HX2D_i.D12]&lt;&gt;&quot;&quot;;IF(MOD([HX2D_j.D12];2)=0;INT((2*[HX2D_i.D12]-[HX2D_j.D12])/2);INT((2*[HX2D_i.D12]+1-[HX2D_j.D12])/2));&quot;&quot;)" office:value-type="float" office:value="-4">
            <text:p>-4</text:p>
          </table:table-cell>
          <table:table-cell table:formula="oooc:=IF([HX2D_i.E12]&lt;&gt;&quot;&quot;;IF(MOD([HX2D_j.E12];2)=0;INT((2*[HX2D_i.E12]-[HX2D_j.E12])/2);INT((2*[HX2D_i.E12]+1-[HX2D_j.E12])/2));&quot;&quot;)">
            <text:p/>
          </table:table-cell>
          <table:table-cell table:formula="oooc:=IF([HX2D_i.F12]&lt;&gt;&quot;&quot;;IF(MOD([HX2D_j.F12];2)=0;INT((2*[HX2D_i.F12]-[HX2D_j.F12])/2);INT((2*[HX2D_i.F12]+1-[HX2D_j.F12])/2));&quot;&quot;)" office:value-type="float" office:value="-3">
            <text:p>-3</text:p>
          </table:table-cell>
          <table:table-cell table:formula="oooc:=IF([HX2D_i.G12]&lt;&gt;&quot;&quot;;IF(MOD([HX2D_j.G12];2)=0;INT((2*[HX2D_i.G12]-[HX2D_j.G12])/2);INT((2*[HX2D_i.G12]+1-[HX2D_j.G12])/2));&quot;&quot;)">
            <text:p/>
          </table:table-cell>
          <table:table-cell table:formula="oooc:=IF([HX2D_i.H12]&lt;&gt;&quot;&quot;;IF(MOD([HX2D_j.H12];2)=0;INT((2*[HX2D_i.H12]-[HX2D_j.H12])/2);INT((2*[HX2D_i.H12]+1-[HX2D_j.H12])/2));&quot;&quot;)" office:value-type="float" office:value="-2">
            <text:p>-2</text:p>
          </table:table-cell>
          <table:table-cell table:formula="oooc:=IF([HX2D_i.I12]&lt;&gt;&quot;&quot;;IF(MOD([HX2D_j.I12];2)=0;INT((2*[HX2D_i.I12]-[HX2D_j.I12])/2);INT((2*[HX2D_i.I12]+1-[HX2D_j.I12])/2));&quot;&quot;)">
            <text:p/>
          </table:table-cell>
          <table:table-cell table:formula="oooc:=IF([HX2D_i.J12]&lt;&gt;&quot;&quot;;IF(MOD([HX2D_j.J12];2)=0;INT((2*[HX2D_i.J12]-[HX2D_j.J12])/2);INT((2*[HX2D_i.J12]+1-[HX2D_j.J12])/2));&quot;&quot;)" office:value-type="float" office:value="-1">
            <text:p>-1</text:p>
          </table:table-cell>
          <table:table-cell table:formula="oooc:=IF([HX2D_i.K12]&lt;&gt;&quot;&quot;;IF(MOD([HX2D_j.K12];2)=0;INT((2*[HX2D_i.K12]-[HX2D_j.K12])/2);INT((2*[HX2D_i.K12]+1-[HX2D_j.K12])/2));&quot;&quot;)">
            <text:p/>
          </table:table-cell>
          <table:table-cell table:formula="oooc:=IF([HX2D_i.L12]&lt;&gt;&quot;&quot;;IF(MOD([HX2D_j.L12];2)=0;INT((2*[HX2D_i.L12]-[HX2D_j.L12])/2);INT((2*[HX2D_i.L12]+1-[HX2D_j.L12])/2));&quot;&quot;)" office:value-type="float" office:value="0">
            <text:p>0</text:p>
          </table:table-cell>
          <table:table-cell table:formula="oooc:=IF([HX2D_i.M12]&lt;&gt;&quot;&quot;;IF(MOD([HX2D_j.M12];2)=0;INT((2*[HX2D_i.M12]-[HX2D_j.M12])/2);INT((2*[HX2D_i.M12]+1-[HX2D_j.M12])/2));&quot;&quot;)">
            <text:p/>
          </table:table-cell>
          <table:table-cell table:formula="oooc:=IF([HX2D_i.N12]&lt;&gt;&quot;&quot;;IF(MOD([HX2D_j.N12];2)=0;INT((2*[HX2D_i.N12]-[HX2D_j.N12])/2);INT((2*[HX2D_i.N12]+1-[HX2D_j.N12])/2));&quot;&quot;)" office:value-type="float" office:value="1">
            <text:p>1</text:p>
          </table:table-cell>
          <table:table-cell table:formula="oooc:=IF([HX2D_i.O12]&lt;&gt;&quot;&quot;;IF(MOD([HX2D_j.O12];2)=0;INT((2*[HX2D_i.O12]-[HX2D_j.O12])/2);INT((2*[HX2D_i.O12]+1-[HX2D_j.O12])/2));&quot;&quot;)">
            <text:p/>
          </table:table-cell>
          <table:table-cell table:formula="oooc:=IF([HX2D_i.P12]&lt;&gt;&quot;&quot;;IF(MOD([HX2D_j.P12];2)=0;INT((2*[HX2D_i.P12]-[HX2D_j.P12])/2);INT((2*[HX2D_i.P12]+1-[HX2D_j.P12])/2));&quot;&quot;)" office:value-type="float" office:value="2">
            <text:p>2</text:p>
          </table:table-cell>
          <table:table-cell table:formula="oooc:=IF([HX2D_i.Q12]&lt;&gt;&quot;&quot;;IF(MOD([HX2D_j.Q12];2)=0;INT((2*[HX2D_i.Q12]-[HX2D_j.Q12])/2);INT((2*[HX2D_i.Q12]+1-[HX2D_j.Q12])/2));&quot;&quot;)">
            <text:p/>
          </table:table-cell>
          <table:table-cell table:formula="oooc:=IF([HX2D_i.R12]&lt;&gt;&quot;&quot;;IF(MOD([HX2D_j.R12];2)=0;INT((2*[HX2D_i.R12]-[HX2D_j.R12])/2);INT((2*[HX2D_i.R12]+1-[HX2D_j.R12])/2));&quot;&quot;)" office:value-type="float" office:value="3">
            <text:p>3</text:p>
          </table:table-cell>
          <table:table-cell table:formula="oooc:=IF([HX2D_i.S12]&lt;&gt;&quot;&quot;;IF(MOD([HX2D_j.S12];2)=0;INT((2*[HX2D_i.S12]-[HX2D_j.S12])/2);INT((2*[HX2D_i.S12]+1-[HX2D_j.S12])/2));&quot;&quot;)">
            <text:p/>
          </table:table-cell>
          <table:table-cell table:formula="oooc:=IF([HX2D_i.T12]&lt;&gt;&quot;&quot;;IF(MOD([HX2D_j.T12];2)=0;INT((2*[HX2D_i.T12]-[HX2D_j.T12])/2);INT((2*[HX2D_i.T12]+1-[HX2D_j.T12])/2));&quot;&quot;)" office:value-type="float" office:value="4">
            <text:p>4</text:p>
          </table:table-cell>
          <table:table-cell table:formula="oooc:=IF([HX2D_i.U12]&lt;&gt;&quot;&quot;;IF(MOD([HX2D_j.U12];2)=0;INT((2*[HX2D_i.U12]-[HX2D_j.U12])/2);INT((2*[HX2D_i.U12]+1-[HX2D_j.U12])/2));&quot;&quot;)">
            <text:p/>
          </table:table-cell>
          <table:table-cell table:formula="oooc:=IF([HX2D_i.V12]&lt;&gt;&quot;&quot;;IF(MOD([HX2D_j.V12];2)=0;INT((2*[HX2D_i.V12]-[HX2D_j.V12])/2);INT((2*[HX2D_i.V12]+1-[HX2D_j.V12])/2));&quot;&quot;)" office:value-type="float" office:value="5">
            <text:p>5</text:p>
          </table:table-cell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table:formula="oooc:=IF([HX2D_i.B13]&lt;&gt;&quot;&quot;;IF(MOD([HX2D_j.B13];2)=0;INT((2*[HX2D_i.B13]-[HX2D_j.B13])/2);INT((2*[HX2D_i.B13]+1-[HX2D_j.B13])/2));&quot;&quot;)">
            <text:p/>
          </table:table-cell>
          <table:table-cell table:formula="oooc:=IF([HX2D_i.C13]&lt;&gt;&quot;&quot;;IF(MOD([HX2D_j.C13];2)=0;INT((2*[HX2D_i.C13]-[HX2D_j.C13])/2);INT((2*[HX2D_i.C13]+1-[HX2D_j.C13])/2));&quot;&quot;)" office:value-type="float" office:value="-5">
            <text:p>-5</text:p>
          </table:table-cell>
          <table:table-cell table:formula="oooc:=IF([HX2D_i.D13]&lt;&gt;&quot;&quot;;IF(MOD([HX2D_j.D13];2)=0;INT((2*[HX2D_i.D13]-[HX2D_j.D13])/2);INT((2*[HX2D_i.D13]+1-[HX2D_j.D13])/2));&quot;&quot;)">
            <text:p/>
          </table:table-cell>
          <table:table-cell table:formula="oooc:=IF([HX2D_i.E13]&lt;&gt;&quot;&quot;;IF(MOD([HX2D_j.E13];2)=0;INT((2*[HX2D_i.E13]-[HX2D_j.E13])/2);INT((2*[HX2D_i.E13]+1-[HX2D_j.E13])/2));&quot;&quot;)" office:value-type="float" office:value="-4">
            <text:p>-4</text:p>
          </table:table-cell>
          <table:table-cell table:formula="oooc:=IF([HX2D_i.F13]&lt;&gt;&quot;&quot;;IF(MOD([HX2D_j.F13];2)=0;INT((2*[HX2D_i.F13]-[HX2D_j.F13])/2);INT((2*[HX2D_i.F13]+1-[HX2D_j.F13])/2));&quot;&quot;)">
            <text:p/>
          </table:table-cell>
          <table:table-cell table:formula="oooc:=IF([HX2D_i.G13]&lt;&gt;&quot;&quot;;IF(MOD([HX2D_j.G13];2)=0;INT((2*[HX2D_i.G13]-[HX2D_j.G13])/2);INT((2*[HX2D_i.G13]+1-[HX2D_j.G13])/2));&quot;&quot;)" office:value-type="float" office:value="-3">
            <text:p>-3</text:p>
          </table:table-cell>
          <table:table-cell table:formula="oooc:=IF([HX2D_i.H13]&lt;&gt;&quot;&quot;;IF(MOD([HX2D_j.H13];2)=0;INT((2*[HX2D_i.H13]-[HX2D_j.H13])/2);INT((2*[HX2D_i.H13]+1-[HX2D_j.H13])/2));&quot;&quot;)">
            <text:p/>
          </table:table-cell>
          <table:table-cell table:formula="oooc:=IF([HX2D_i.I13]&lt;&gt;&quot;&quot;;IF(MOD([HX2D_j.I13];2)=0;INT((2*[HX2D_i.I13]-[HX2D_j.I13])/2);INT((2*[HX2D_i.I13]+1-[HX2D_j.I13])/2));&quot;&quot;)" office:value-type="float" office:value="-2">
            <text:p>-2</text:p>
          </table:table-cell>
          <table:table-cell table:formula="oooc:=IF([HX2D_i.J13]&lt;&gt;&quot;&quot;;IF(MOD([HX2D_j.J13];2)=0;INT((2*[HX2D_i.J13]-[HX2D_j.J13])/2);INT((2*[HX2D_i.J13]+1-[HX2D_j.J13])/2));&quot;&quot;)">
            <text:p/>
          </table:table-cell>
          <table:table-cell table:formula="oooc:=IF([HX2D_i.K13]&lt;&gt;&quot;&quot;;IF(MOD([HX2D_j.K13];2)=0;INT((2*[HX2D_i.K13]-[HX2D_j.K13])/2);INT((2*[HX2D_i.K13]+1-[HX2D_j.K13])/2));&quot;&quot;)" office:value-type="float" office:value="-1">
            <text:p>-1</text:p>
          </table:table-cell>
          <table:table-cell table:formula="oooc:=IF([HX2D_i.L13]&lt;&gt;&quot;&quot;;IF(MOD([HX2D_j.L13];2)=0;INT((2*[HX2D_i.L13]-[HX2D_j.L13])/2);INT((2*[HX2D_i.L13]+1-[HX2D_j.L13])/2));&quot;&quot;)">
            <text:p/>
          </table:table-cell>
          <table:table-cell table:formula="oooc:=IF([HX2D_i.M13]&lt;&gt;&quot;&quot;;IF(MOD([HX2D_j.M13];2)=0;INT((2*[HX2D_i.M13]-[HX2D_j.M13])/2);INT((2*[HX2D_i.M13]+1-[HX2D_j.M13])/2));&quot;&quot;)" office:value-type="float" office:value="0">
            <text:p>0</text:p>
          </table:table-cell>
          <table:table-cell table:formula="oooc:=IF([HX2D_i.N13]&lt;&gt;&quot;&quot;;IF(MOD([HX2D_j.N13];2)=0;INT((2*[HX2D_i.N13]-[HX2D_j.N13])/2);INT((2*[HX2D_i.N13]+1-[HX2D_j.N13])/2));&quot;&quot;)">
            <text:p/>
          </table:table-cell>
          <table:table-cell table:formula="oooc:=IF([HX2D_i.O13]&lt;&gt;&quot;&quot;;IF(MOD([HX2D_j.O13];2)=0;INT((2*[HX2D_i.O13]-[HX2D_j.O13])/2);INT((2*[HX2D_i.O13]+1-[HX2D_j.O13])/2));&quot;&quot;)" office:value-type="float" office:value="1">
            <text:p>1</text:p>
          </table:table-cell>
          <table:table-cell table:formula="oooc:=IF([HX2D_i.P13]&lt;&gt;&quot;&quot;;IF(MOD([HX2D_j.P13];2)=0;INT((2*[HX2D_i.P13]-[HX2D_j.P13])/2);INT((2*[HX2D_i.P13]+1-[HX2D_j.P13])/2));&quot;&quot;)">
            <text:p/>
          </table:table-cell>
          <table:table-cell table:formula="oooc:=IF([HX2D_i.Q13]&lt;&gt;&quot;&quot;;IF(MOD([HX2D_j.Q13];2)=0;INT((2*[HX2D_i.Q13]-[HX2D_j.Q13])/2);INT((2*[HX2D_i.Q13]+1-[HX2D_j.Q13])/2));&quot;&quot;)" office:value-type="float" office:value="2">
            <text:p>2</text:p>
          </table:table-cell>
          <table:table-cell table:formula="oooc:=IF([HX2D_i.R13]&lt;&gt;&quot;&quot;;IF(MOD([HX2D_j.R13];2)=0;INT((2*[HX2D_i.R13]-[HX2D_j.R13])/2);INT((2*[HX2D_i.R13]+1-[HX2D_j.R13])/2));&quot;&quot;)">
            <text:p/>
          </table:table-cell>
          <table:table-cell table:formula="oooc:=IF([HX2D_i.S13]&lt;&gt;&quot;&quot;;IF(MOD([HX2D_j.S13];2)=0;INT((2*[HX2D_i.S13]-[HX2D_j.S13])/2);INT((2*[HX2D_i.S13]+1-[HX2D_j.S13])/2));&quot;&quot;)" office:value-type="float" office:value="3">
            <text:p>3</text:p>
          </table:table-cell>
          <table:table-cell table:formula="oooc:=IF([HX2D_i.T13]&lt;&gt;&quot;&quot;;IF(MOD([HX2D_j.T13];2)=0;INT((2*[HX2D_i.T13]-[HX2D_j.T13])/2);INT((2*[HX2D_i.T13]+1-[HX2D_j.T13])/2));&quot;&quot;)">
            <text:p/>
          </table:table-cell>
          <table:table-cell table:formula="oooc:=IF([HX2D_i.U13]&lt;&gt;&quot;&quot;;IF(MOD([HX2D_j.U13];2)=0;INT((2*[HX2D_i.U13]-[HX2D_j.U13])/2);INT((2*[HX2D_i.U13]+1-[HX2D_j.U13])/2));&quot;&quot;)" office:value-type="float" office:value="4">
            <text:p>4</text:p>
          </table:table-cell>
          <table:table-cell table:formula="oooc:=IF([HX2D_i.V13]&lt;&gt;&quot;&quot;;IF(MOD([HX2D_j.V13];2)=0;INT((2*[HX2D_i.V13]-[HX2D_j.V13])/2);INT((2*[HX2D_i.V13]+1-[HX2D_j.V13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formula="oooc:=IF([HX2D_i.B14]&lt;&gt;&quot;&quot;;IF(MOD([HX2D_j.B14];2)=0;INT((2*[HX2D_i.B14]-[HX2D_j.B14])/2);INT((2*[HX2D_i.B14]+1-[HX2D_j.B14])/2));&quot;&quot;)" office:value-type="float" office:value="-6">
            <text:p>-6</text:p>
          </table:table-cell>
          <table:table-cell table:formula="oooc:=IF([HX2D_i.C14]&lt;&gt;&quot;&quot;;IF(MOD([HX2D_j.C14];2)=0;INT((2*[HX2D_i.C14]-[HX2D_j.C14])/2);INT((2*[HX2D_i.C14]+1-[HX2D_j.C14])/2));&quot;&quot;)">
            <text:p/>
          </table:table-cell>
          <table:table-cell table:formula="oooc:=IF([HX2D_i.D14]&lt;&gt;&quot;&quot;;IF(MOD([HX2D_j.D14];2)=0;INT((2*[HX2D_i.D14]-[HX2D_j.D14])/2);INT((2*[HX2D_i.D14]+1-[HX2D_j.D14])/2));&quot;&quot;)" office:value-type="float" office:value="-5">
            <text:p>-5</text:p>
          </table:table-cell>
          <table:table-cell table:formula="oooc:=IF([HX2D_i.E14]&lt;&gt;&quot;&quot;;IF(MOD([HX2D_j.E14];2)=0;INT((2*[HX2D_i.E14]-[HX2D_j.E14])/2);INT((2*[HX2D_i.E14]+1-[HX2D_j.E14])/2));&quot;&quot;)">
            <text:p/>
          </table:table-cell>
          <table:table-cell table:formula="oooc:=IF([HX2D_i.F14]&lt;&gt;&quot;&quot;;IF(MOD([HX2D_j.F14];2)=0;INT((2*[HX2D_i.F14]-[HX2D_j.F14])/2);INT((2*[HX2D_i.F14]+1-[HX2D_j.F14])/2));&quot;&quot;)" office:value-type="float" office:value="-4">
            <text:p>-4</text:p>
          </table:table-cell>
          <table:table-cell table:formula="oooc:=IF([HX2D_i.G14]&lt;&gt;&quot;&quot;;IF(MOD([HX2D_j.G14];2)=0;INT((2*[HX2D_i.G14]-[HX2D_j.G14])/2);INT((2*[HX2D_i.G14]+1-[HX2D_j.G14])/2));&quot;&quot;)">
            <text:p/>
          </table:table-cell>
          <table:table-cell table:formula="oooc:=IF([HX2D_i.H14]&lt;&gt;&quot;&quot;;IF(MOD([HX2D_j.H14];2)=0;INT((2*[HX2D_i.H14]-[HX2D_j.H14])/2);INT((2*[HX2D_i.H14]+1-[HX2D_j.H14])/2));&quot;&quot;)" office:value-type="float" office:value="-3">
            <text:p>-3</text:p>
          </table:table-cell>
          <table:table-cell table:formula="oooc:=IF([HX2D_i.I14]&lt;&gt;&quot;&quot;;IF(MOD([HX2D_j.I14];2)=0;INT((2*[HX2D_i.I14]-[HX2D_j.I14])/2);INT((2*[HX2D_i.I14]+1-[HX2D_j.I14])/2));&quot;&quot;)">
            <text:p/>
          </table:table-cell>
          <table:table-cell table:formula="oooc:=IF([HX2D_i.J14]&lt;&gt;&quot;&quot;;IF(MOD([HX2D_j.J14];2)=0;INT((2*[HX2D_i.J14]-[HX2D_j.J14])/2);INT((2*[HX2D_i.J14]+1-[HX2D_j.J14])/2));&quot;&quot;)" office:value-type="float" office:value="-2">
            <text:p>-2</text:p>
          </table:table-cell>
          <table:table-cell table:formula="oooc:=IF([HX2D_i.K14]&lt;&gt;&quot;&quot;;IF(MOD([HX2D_j.K14];2)=0;INT((2*[HX2D_i.K14]-[HX2D_j.K14])/2);INT((2*[HX2D_i.K14]+1-[HX2D_j.K14])/2));&quot;&quot;)">
            <text:p/>
          </table:table-cell>
          <table:table-cell table:formula="oooc:=IF([HX2D_i.L14]&lt;&gt;&quot;&quot;;IF(MOD([HX2D_j.L14];2)=0;INT((2*[HX2D_i.L14]-[HX2D_j.L14])/2);INT((2*[HX2D_i.L14]+1-[HX2D_j.L14])/2));&quot;&quot;)" office:value-type="float" office:value="-1">
            <text:p>-1</text:p>
          </table:table-cell>
          <table:table-cell table:formula="oooc:=IF([HX2D_i.M14]&lt;&gt;&quot;&quot;;IF(MOD([HX2D_j.M14];2)=0;INT((2*[HX2D_i.M14]-[HX2D_j.M14])/2);INT((2*[HX2D_i.M14]+1-[HX2D_j.M14])/2));&quot;&quot;)">
            <text:p/>
          </table:table-cell>
          <table:table-cell table:formula="oooc:=IF([HX2D_i.N14]&lt;&gt;&quot;&quot;;IF(MOD([HX2D_j.N14];2)=0;INT((2*[HX2D_i.N14]-[HX2D_j.N14])/2);INT((2*[HX2D_i.N14]+1-[HX2D_j.N14])/2));&quot;&quot;)" office:value-type="float" office:value="0">
            <text:p>0</text:p>
          </table:table-cell>
          <table:table-cell table:formula="oooc:=IF([HX2D_i.O14]&lt;&gt;&quot;&quot;;IF(MOD([HX2D_j.O14];2)=0;INT((2*[HX2D_i.O14]-[HX2D_j.O14])/2);INT((2*[HX2D_i.O14]+1-[HX2D_j.O14])/2));&quot;&quot;)">
            <text:p/>
          </table:table-cell>
          <table:table-cell table:formula="oooc:=IF([HX2D_i.P14]&lt;&gt;&quot;&quot;;IF(MOD([HX2D_j.P14];2)=0;INT((2*[HX2D_i.P14]-[HX2D_j.P14])/2);INT((2*[HX2D_i.P14]+1-[HX2D_j.P14])/2));&quot;&quot;)" office:value-type="float" office:value="1">
            <text:p>1</text:p>
          </table:table-cell>
          <table:table-cell table:formula="oooc:=IF([HX2D_i.Q14]&lt;&gt;&quot;&quot;;IF(MOD([HX2D_j.Q14];2)=0;INT((2*[HX2D_i.Q14]-[HX2D_j.Q14])/2);INT((2*[HX2D_i.Q14]+1-[HX2D_j.Q14])/2));&quot;&quot;)">
            <text:p/>
          </table:table-cell>
          <table:table-cell table:formula="oooc:=IF([HX2D_i.R14]&lt;&gt;&quot;&quot;;IF(MOD([HX2D_j.R14];2)=0;INT((2*[HX2D_i.R14]-[HX2D_j.R14])/2);INT((2*[HX2D_i.R14]+1-[HX2D_j.R14])/2));&quot;&quot;)" office:value-type="float" office:value="2">
            <text:p>2</text:p>
          </table:table-cell>
          <table:table-cell table:formula="oooc:=IF([HX2D_i.S14]&lt;&gt;&quot;&quot;;IF(MOD([HX2D_j.S14];2)=0;INT((2*[HX2D_i.S14]-[HX2D_j.S14])/2);INT((2*[HX2D_i.S14]+1-[HX2D_j.S14])/2));&quot;&quot;)">
            <text:p/>
          </table:table-cell>
          <table:table-cell table:formula="oooc:=IF([HX2D_i.T14]&lt;&gt;&quot;&quot;;IF(MOD([HX2D_j.T14];2)=0;INT((2*[HX2D_i.T14]-[HX2D_j.T14])/2);INT((2*[HX2D_i.T14]+1-[HX2D_j.T14])/2));&quot;&quot;)" office:value-type="float" office:value="3">
            <text:p>3</text:p>
          </table:table-cell>
          <table:table-cell table:formula="oooc:=IF([HX2D_i.U14]&lt;&gt;&quot;&quot;;IF(MOD([HX2D_j.U14];2)=0;INT((2*[HX2D_i.U14]-[HX2D_j.U14])/2);INT((2*[HX2D_i.U14]+1-[HX2D_j.U14])/2));&quot;&quot;)">
            <text:p/>
          </table:table-cell>
          <table:table-cell table:formula="oooc:=IF([HX2D_i.V14]&lt;&gt;&quot;&quot;;IF(MOD([HX2D_j.V14];2)=0;INT((2*[HX2D_i.V14]-[HX2D_j.V14])/2);INT((2*[HX2D_i.V14]+1-[HX2D_j.V14])/2));&quot;&quot;)" office:value-type="float" office:value="4">
            <text:p>4</text:p>
          </table:table-cell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table:formula="oooc:=IF([HX2D_i.B15]&lt;&gt;&quot;&quot;;IF(MOD([HX2D_j.B15];2)=0;INT((2*[HX2D_i.B15]-[HX2D_j.B15])/2);INT((2*[HX2D_i.B15]+1-[HX2D_j.B15])/2));&quot;&quot;)">
            <text:p/>
          </table:table-cell>
          <table:table-cell table:formula="oooc:=IF([HX2D_i.C15]&lt;&gt;&quot;&quot;;IF(MOD([HX2D_j.C15];2)=0;INT((2*[HX2D_i.C15]-[HX2D_j.C15])/2);INT((2*[HX2D_i.C15]+1-[HX2D_j.C15])/2));&quot;&quot;)" office:value-type="float" office:value="-6">
            <text:p>-6</text:p>
          </table:table-cell>
          <table:table-cell table:formula="oooc:=IF([HX2D_i.D15]&lt;&gt;&quot;&quot;;IF(MOD([HX2D_j.D15];2)=0;INT((2*[HX2D_i.D15]-[HX2D_j.D15])/2);INT((2*[HX2D_i.D15]+1-[HX2D_j.D15])/2));&quot;&quot;)">
            <text:p/>
          </table:table-cell>
          <table:table-cell table:formula="oooc:=IF([HX2D_i.E15]&lt;&gt;&quot;&quot;;IF(MOD([HX2D_j.E15];2)=0;INT((2*[HX2D_i.E15]-[HX2D_j.E15])/2);INT((2*[HX2D_i.E15]+1-[HX2D_j.E15])/2));&quot;&quot;)" office:value-type="float" office:value="-5">
            <text:p>-5</text:p>
          </table:table-cell>
          <table:table-cell table:formula="oooc:=IF([HX2D_i.F15]&lt;&gt;&quot;&quot;;IF(MOD([HX2D_j.F15];2)=0;INT((2*[HX2D_i.F15]-[HX2D_j.F15])/2);INT((2*[HX2D_i.F15]+1-[HX2D_j.F15])/2));&quot;&quot;)">
            <text:p/>
          </table:table-cell>
          <table:table-cell table:formula="oooc:=IF([HX2D_i.G15]&lt;&gt;&quot;&quot;;IF(MOD([HX2D_j.G15];2)=0;INT((2*[HX2D_i.G15]-[HX2D_j.G15])/2);INT((2*[HX2D_i.G15]+1-[HX2D_j.G15])/2));&quot;&quot;)" office:value-type="float" office:value="-4">
            <text:p>-4</text:p>
          </table:table-cell>
          <table:table-cell table:formula="oooc:=IF([HX2D_i.H15]&lt;&gt;&quot;&quot;;IF(MOD([HX2D_j.H15];2)=0;INT((2*[HX2D_i.H15]-[HX2D_j.H15])/2);INT((2*[HX2D_i.H15]+1-[HX2D_j.H15])/2));&quot;&quot;)">
            <text:p/>
          </table:table-cell>
          <table:table-cell table:formula="oooc:=IF([HX2D_i.I15]&lt;&gt;&quot;&quot;;IF(MOD([HX2D_j.I15];2)=0;INT((2*[HX2D_i.I15]-[HX2D_j.I15])/2);INT((2*[HX2D_i.I15]+1-[HX2D_j.I15])/2));&quot;&quot;)" office:value-type="float" office:value="-3">
            <text:p>-3</text:p>
          </table:table-cell>
          <table:table-cell table:formula="oooc:=IF([HX2D_i.J15]&lt;&gt;&quot;&quot;;IF(MOD([HX2D_j.J15];2)=0;INT((2*[HX2D_i.J15]-[HX2D_j.J15])/2);INT((2*[HX2D_i.J15]+1-[HX2D_j.J15])/2));&quot;&quot;)">
            <text:p/>
          </table:table-cell>
          <table:table-cell table:formula="oooc:=IF([HX2D_i.K15]&lt;&gt;&quot;&quot;;IF(MOD([HX2D_j.K15];2)=0;INT((2*[HX2D_i.K15]-[HX2D_j.K15])/2);INT((2*[HX2D_i.K15]+1-[HX2D_j.K15])/2));&quot;&quot;)" office:value-type="float" office:value="-2">
            <text:p>-2</text:p>
          </table:table-cell>
          <table:table-cell table:formula="oooc:=IF([HX2D_i.L15]&lt;&gt;&quot;&quot;;IF(MOD([HX2D_j.L15];2)=0;INT((2*[HX2D_i.L15]-[HX2D_j.L15])/2);INT((2*[HX2D_i.L15]+1-[HX2D_j.L15])/2));&quot;&quot;)">
            <text:p/>
          </table:table-cell>
          <table:table-cell table:formula="oooc:=IF([HX2D_i.M15]&lt;&gt;&quot;&quot;;IF(MOD([HX2D_j.M15];2)=0;INT((2*[HX2D_i.M15]-[HX2D_j.M15])/2);INT((2*[HX2D_i.M15]+1-[HX2D_j.M15])/2));&quot;&quot;)" office:value-type="float" office:value="-1">
            <text:p>-1</text:p>
          </table:table-cell>
          <table:table-cell table:formula="oooc:=IF([HX2D_i.N15]&lt;&gt;&quot;&quot;;IF(MOD([HX2D_j.N15];2)=0;INT((2*[HX2D_i.N15]-[HX2D_j.N15])/2);INT((2*[HX2D_i.N15]+1-[HX2D_j.N15])/2));&quot;&quot;)">
            <text:p/>
          </table:table-cell>
          <table:table-cell table:formula="oooc:=IF([HX2D_i.O15]&lt;&gt;&quot;&quot;;IF(MOD([HX2D_j.O15];2)=0;INT((2*[HX2D_i.O15]-[HX2D_j.O15])/2);INT((2*[HX2D_i.O15]+1-[HX2D_j.O15])/2));&quot;&quot;)" office:value-type="float" office:value="0">
            <text:p>0</text:p>
          </table:table-cell>
          <table:table-cell table:formula="oooc:=IF([HX2D_i.P15]&lt;&gt;&quot;&quot;;IF(MOD([HX2D_j.P15];2)=0;INT((2*[HX2D_i.P15]-[HX2D_j.P15])/2);INT((2*[HX2D_i.P15]+1-[HX2D_j.P15])/2));&quot;&quot;)">
            <text:p/>
          </table:table-cell>
          <table:table-cell table:formula="oooc:=IF([HX2D_i.Q15]&lt;&gt;&quot;&quot;;IF(MOD([HX2D_j.Q15];2)=0;INT((2*[HX2D_i.Q15]-[HX2D_j.Q15])/2);INT((2*[HX2D_i.Q15]+1-[HX2D_j.Q15])/2));&quot;&quot;)" office:value-type="float" office:value="1">
            <text:p>1</text:p>
          </table:table-cell>
          <table:table-cell table:formula="oooc:=IF([HX2D_i.R15]&lt;&gt;&quot;&quot;;IF(MOD([HX2D_j.R15];2)=0;INT((2*[HX2D_i.R15]-[HX2D_j.R15])/2);INT((2*[HX2D_i.R15]+1-[HX2D_j.R15])/2));&quot;&quot;)">
            <text:p/>
          </table:table-cell>
          <table:table-cell table:formula="oooc:=IF([HX2D_i.S15]&lt;&gt;&quot;&quot;;IF(MOD([HX2D_j.S15];2)=0;INT((2*[HX2D_i.S15]-[HX2D_j.S15])/2);INT((2*[HX2D_i.S15]+1-[HX2D_j.S15])/2));&quot;&quot;)" office:value-type="float" office:value="2">
            <text:p>2</text:p>
          </table:table-cell>
          <table:table-cell table:formula="oooc:=IF([HX2D_i.T15]&lt;&gt;&quot;&quot;;IF(MOD([HX2D_j.T15];2)=0;INT((2*[HX2D_i.T15]-[HX2D_j.T15])/2);INT((2*[HX2D_i.T15]+1-[HX2D_j.T15])/2));&quot;&quot;)">
            <text:p/>
          </table:table-cell>
          <table:table-cell table:formula="oooc:=IF([HX2D_i.U15]&lt;&gt;&quot;&quot;;IF(MOD([HX2D_j.U15];2)=0;INT((2*[HX2D_i.U15]-[HX2D_j.U15])/2);INT((2*[HX2D_i.U15]+1-[HX2D_j.U15])/2));&quot;&quot;)" office:value-type="float" office:value="3">
            <text:p>3</text:p>
          </table:table-cell>
          <table:table-cell table:formula="oooc:=IF([HX2D_i.V15]&lt;&gt;&quot;&quot;;IF(MOD([HX2D_j.V15];2)=0;INT((2*[HX2D_i.V15]-[HX2D_j.V15])/2);INT((2*[HX2D_i.V15]+1-[HX2D_j.V15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table:formula="oooc:=IF([HX2D_i.B16]&lt;&gt;&quot;&quot;;IF(MOD([HX2D_j.B16];2)=0;INT((2*[HX2D_i.B16]-[HX2D_j.B16])/2);INT((2*[HX2D_i.B16]+1-[HX2D_j.B16])/2));&quot;&quot;)" office:value-type="float" office:value="-7">
            <text:p>-7</text:p>
          </table:table-cell>
          <table:table-cell table:formula="oooc:=IF([HX2D_i.C16]&lt;&gt;&quot;&quot;;IF(MOD([HX2D_j.C16];2)=0;INT((2*[HX2D_i.C16]-[HX2D_j.C16])/2);INT((2*[HX2D_i.C16]+1-[HX2D_j.C16])/2));&quot;&quot;)">
            <text:p/>
          </table:table-cell>
          <table:table-cell table:formula="oooc:=IF([HX2D_i.D16]&lt;&gt;&quot;&quot;;IF(MOD([HX2D_j.D16];2)=0;INT((2*[HX2D_i.D16]-[HX2D_j.D16])/2);INT((2*[HX2D_i.D16]+1-[HX2D_j.D16])/2));&quot;&quot;)" office:value-type="float" office:value="-6">
            <text:p>-6</text:p>
          </table:table-cell>
          <table:table-cell table:formula="oooc:=IF([HX2D_i.E16]&lt;&gt;&quot;&quot;;IF(MOD([HX2D_j.E16];2)=0;INT((2*[HX2D_i.E16]-[HX2D_j.E16])/2);INT((2*[HX2D_i.E16]+1-[HX2D_j.E16])/2));&quot;&quot;)">
            <text:p/>
          </table:table-cell>
          <table:table-cell table:formula="oooc:=IF([HX2D_i.F16]&lt;&gt;&quot;&quot;;IF(MOD([HX2D_j.F16];2)=0;INT((2*[HX2D_i.F16]-[HX2D_j.F16])/2);INT((2*[HX2D_i.F16]+1-[HX2D_j.F16])/2));&quot;&quot;)" office:value-type="float" office:value="-5">
            <text:p>-5</text:p>
          </table:table-cell>
          <table:table-cell table:formula="oooc:=IF([HX2D_i.G16]&lt;&gt;&quot;&quot;;IF(MOD([HX2D_j.G16];2)=0;INT((2*[HX2D_i.G16]-[HX2D_j.G16])/2);INT((2*[HX2D_i.G16]+1-[HX2D_j.G16])/2));&quot;&quot;)">
            <text:p/>
          </table:table-cell>
          <table:table-cell table:formula="oooc:=IF([HX2D_i.H16]&lt;&gt;&quot;&quot;;IF(MOD([HX2D_j.H16];2)=0;INT((2*[HX2D_i.H16]-[HX2D_j.H16])/2);INT((2*[HX2D_i.H16]+1-[HX2D_j.H16])/2));&quot;&quot;)" office:value-type="float" office:value="-4">
            <text:p>-4</text:p>
          </table:table-cell>
          <table:table-cell table:formula="oooc:=IF([HX2D_i.I16]&lt;&gt;&quot;&quot;;IF(MOD([HX2D_j.I16];2)=0;INT((2*[HX2D_i.I16]-[HX2D_j.I16])/2);INT((2*[HX2D_i.I16]+1-[HX2D_j.I16])/2));&quot;&quot;)">
            <text:p/>
          </table:table-cell>
          <table:table-cell table:formula="oooc:=IF([HX2D_i.J16]&lt;&gt;&quot;&quot;;IF(MOD([HX2D_j.J16];2)=0;INT((2*[HX2D_i.J16]-[HX2D_j.J16])/2);INT((2*[HX2D_i.J16]+1-[HX2D_j.J16])/2));&quot;&quot;)" office:value-type="float" office:value="-3">
            <text:p>-3</text:p>
          </table:table-cell>
          <table:table-cell table:formula="oooc:=IF([HX2D_i.K16]&lt;&gt;&quot;&quot;;IF(MOD([HX2D_j.K16];2)=0;INT((2*[HX2D_i.K16]-[HX2D_j.K16])/2);INT((2*[HX2D_i.K16]+1-[HX2D_j.K16])/2));&quot;&quot;)">
            <text:p/>
          </table:table-cell>
          <table:table-cell table:formula="oooc:=IF([HX2D_i.L16]&lt;&gt;&quot;&quot;;IF(MOD([HX2D_j.L16];2)=0;INT((2*[HX2D_i.L16]-[HX2D_j.L16])/2);INT((2*[HX2D_i.L16]+1-[HX2D_j.L16])/2));&quot;&quot;)" office:value-type="float" office:value="-2">
            <text:p>-2</text:p>
          </table:table-cell>
          <table:table-cell table:formula="oooc:=IF([HX2D_i.M16]&lt;&gt;&quot;&quot;;IF(MOD([HX2D_j.M16];2)=0;INT((2*[HX2D_i.M16]-[HX2D_j.M16])/2);INT((2*[HX2D_i.M16]+1-[HX2D_j.M16])/2));&quot;&quot;)">
            <text:p/>
          </table:table-cell>
          <table:table-cell table:formula="oooc:=IF([HX2D_i.N16]&lt;&gt;&quot;&quot;;IF(MOD([HX2D_j.N16];2)=0;INT((2*[HX2D_i.N16]-[HX2D_j.N16])/2);INT((2*[HX2D_i.N16]+1-[HX2D_j.N16])/2));&quot;&quot;)" office:value-type="float" office:value="-1">
            <text:p>-1</text:p>
          </table:table-cell>
          <table:table-cell table:formula="oooc:=IF([HX2D_i.O16]&lt;&gt;&quot;&quot;;IF(MOD([HX2D_j.O16];2)=0;INT((2*[HX2D_i.O16]-[HX2D_j.O16])/2);INT((2*[HX2D_i.O16]+1-[HX2D_j.O16])/2));&quot;&quot;)">
            <text:p/>
          </table:table-cell>
          <table:table-cell table:formula="oooc:=IF([HX2D_i.P16]&lt;&gt;&quot;&quot;;IF(MOD([HX2D_j.P16];2)=0;INT((2*[HX2D_i.P16]-[HX2D_j.P16])/2);INT((2*[HX2D_i.P16]+1-[HX2D_j.P16])/2));&quot;&quot;)" office:value-type="float" office:value="0">
            <text:p>0</text:p>
          </table:table-cell>
          <table:table-cell table:formula="oooc:=IF([HX2D_i.Q16]&lt;&gt;&quot;&quot;;IF(MOD([HX2D_j.Q16];2)=0;INT((2*[HX2D_i.Q16]-[HX2D_j.Q16])/2);INT((2*[HX2D_i.Q16]+1-[HX2D_j.Q16])/2));&quot;&quot;)">
            <text:p/>
          </table:table-cell>
          <table:table-cell table:formula="oooc:=IF([HX2D_i.R16]&lt;&gt;&quot;&quot;;IF(MOD([HX2D_j.R16];2)=0;INT((2*[HX2D_i.R16]-[HX2D_j.R16])/2);INT((2*[HX2D_i.R16]+1-[HX2D_j.R16])/2));&quot;&quot;)" office:value-type="float" office:value="1">
            <text:p>1</text:p>
          </table:table-cell>
          <table:table-cell table:formula="oooc:=IF([HX2D_i.S16]&lt;&gt;&quot;&quot;;IF(MOD([HX2D_j.S16];2)=0;INT((2*[HX2D_i.S16]-[HX2D_j.S16])/2);INT((2*[HX2D_i.S16]+1-[HX2D_j.S16])/2));&quot;&quot;)">
            <text:p/>
          </table:table-cell>
          <table:table-cell table:formula="oooc:=IF([HX2D_i.T16]&lt;&gt;&quot;&quot;;IF(MOD([HX2D_j.T16];2)=0;INT((2*[HX2D_i.T16]-[HX2D_j.T16])/2);INT((2*[HX2D_i.T16]+1-[HX2D_j.T16])/2));&quot;&quot;)" office:value-type="float" office:value="2">
            <text:p>2</text:p>
          </table:table-cell>
          <table:table-cell table:formula="oooc:=IF([HX2D_i.U16]&lt;&gt;&quot;&quot;;IF(MOD([HX2D_j.U16];2)=0;INT((2*[HX2D_i.U16]-[HX2D_j.U16])/2);INT((2*[HX2D_i.U16]+1-[HX2D_j.U16])/2));&quot;&quot;)">
            <text:p/>
          </table:table-cell>
          <table:table-cell table:formula="oooc:=IF([HX2D_i.V16]&lt;&gt;&quot;&quot;;IF(MOD([HX2D_j.V16];2)=0;INT((2*[HX2D_i.V16]-[HX2D_j.V16])/2);INT((2*[HX2D_i.V16]+1-[HX2D_j.V16])/2));&quot;&quot;)" office:value-type="float" office:value="3">
            <text:p>3</text:p>
          </table:table-cell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table:formula="oooc:=IF([HX2D_i.B17]&lt;&gt;&quot;&quot;;IF(MOD([HX2D_j.B17];2)=0;INT((2*[HX2D_i.B17]-[HX2D_j.B17])/2);INT((2*[HX2D_i.B17]+1-[HX2D_j.B17])/2));&quot;&quot;)">
            <text:p/>
          </table:table-cell>
          <table:table-cell table:formula="oooc:=IF([HX2D_i.C17]&lt;&gt;&quot;&quot;;IF(MOD([HX2D_j.C17];2)=0;INT((2*[HX2D_i.C17]-[HX2D_j.C17])/2);INT((2*[HX2D_i.C17]+1-[HX2D_j.C17])/2));&quot;&quot;)" office:value-type="float" office:value="-7">
            <text:p>-7</text:p>
          </table:table-cell>
          <table:table-cell table:formula="oooc:=IF([HX2D_i.D17]&lt;&gt;&quot;&quot;;IF(MOD([HX2D_j.D17];2)=0;INT((2*[HX2D_i.D17]-[HX2D_j.D17])/2);INT((2*[HX2D_i.D17]+1-[HX2D_j.D17])/2));&quot;&quot;)">
            <text:p/>
          </table:table-cell>
          <table:table-cell table:formula="oooc:=IF([HX2D_i.E17]&lt;&gt;&quot;&quot;;IF(MOD([HX2D_j.E17];2)=0;INT((2*[HX2D_i.E17]-[HX2D_j.E17])/2);INT((2*[HX2D_i.E17]+1-[HX2D_j.E17])/2));&quot;&quot;)" office:value-type="float" office:value="-6">
            <text:p>-6</text:p>
          </table:table-cell>
          <table:table-cell table:formula="oooc:=IF([HX2D_i.F17]&lt;&gt;&quot;&quot;;IF(MOD([HX2D_j.F17];2)=0;INT((2*[HX2D_i.F17]-[HX2D_j.F17])/2);INT((2*[HX2D_i.F17]+1-[HX2D_j.F17])/2));&quot;&quot;)">
            <text:p/>
          </table:table-cell>
          <table:table-cell table:formula="oooc:=IF([HX2D_i.G17]&lt;&gt;&quot;&quot;;IF(MOD([HX2D_j.G17];2)=0;INT((2*[HX2D_i.G17]-[HX2D_j.G17])/2);INT((2*[HX2D_i.G17]+1-[HX2D_j.G17])/2));&quot;&quot;)" office:value-type="float" office:value="-5">
            <text:p>-5</text:p>
          </table:table-cell>
          <table:table-cell table:formula="oooc:=IF([HX2D_i.H17]&lt;&gt;&quot;&quot;;IF(MOD([HX2D_j.H17];2)=0;INT((2*[HX2D_i.H17]-[HX2D_j.H17])/2);INT((2*[HX2D_i.H17]+1-[HX2D_j.H17])/2));&quot;&quot;)">
            <text:p/>
          </table:table-cell>
          <table:table-cell table:formula="oooc:=IF([HX2D_i.I17]&lt;&gt;&quot;&quot;;IF(MOD([HX2D_j.I17];2)=0;INT((2*[HX2D_i.I17]-[HX2D_j.I17])/2);INT((2*[HX2D_i.I17]+1-[HX2D_j.I17])/2));&quot;&quot;)" office:value-type="float" office:value="-4">
            <text:p>-4</text:p>
          </table:table-cell>
          <table:table-cell table:formula="oooc:=IF([HX2D_i.J17]&lt;&gt;&quot;&quot;;IF(MOD([HX2D_j.J17];2)=0;INT((2*[HX2D_i.J17]-[HX2D_j.J17])/2);INT((2*[HX2D_i.J17]+1-[HX2D_j.J17])/2));&quot;&quot;)">
            <text:p/>
          </table:table-cell>
          <table:table-cell table:formula="oooc:=IF([HX2D_i.K17]&lt;&gt;&quot;&quot;;IF(MOD([HX2D_j.K17];2)=0;INT((2*[HX2D_i.K17]-[HX2D_j.K17])/2);INT((2*[HX2D_i.K17]+1-[HX2D_j.K17])/2));&quot;&quot;)" office:value-type="float" office:value="-3">
            <text:p>-3</text:p>
          </table:table-cell>
          <table:table-cell table:formula="oooc:=IF([HX2D_i.L17]&lt;&gt;&quot;&quot;;IF(MOD([HX2D_j.L17];2)=0;INT((2*[HX2D_i.L17]-[HX2D_j.L17])/2);INT((2*[HX2D_i.L17]+1-[HX2D_j.L17])/2));&quot;&quot;)">
            <text:p/>
          </table:table-cell>
          <table:table-cell table:formula="oooc:=IF([HX2D_i.M17]&lt;&gt;&quot;&quot;;IF(MOD([HX2D_j.M17];2)=0;INT((2*[HX2D_i.M17]-[HX2D_j.M17])/2);INT((2*[HX2D_i.M17]+1-[HX2D_j.M17])/2));&quot;&quot;)" office:value-type="float" office:value="-2">
            <text:p>-2</text:p>
          </table:table-cell>
          <table:table-cell table:formula="oooc:=IF([HX2D_i.N17]&lt;&gt;&quot;&quot;;IF(MOD([HX2D_j.N17];2)=0;INT((2*[HX2D_i.N17]-[HX2D_j.N17])/2);INT((2*[HX2D_i.N17]+1-[HX2D_j.N17])/2));&quot;&quot;)">
            <text:p/>
          </table:table-cell>
          <table:table-cell table:formula="oooc:=IF([HX2D_i.O17]&lt;&gt;&quot;&quot;;IF(MOD([HX2D_j.O17];2)=0;INT((2*[HX2D_i.O17]-[HX2D_j.O17])/2);INT((2*[HX2D_i.O17]+1-[HX2D_j.O17])/2));&quot;&quot;)" office:value-type="float" office:value="-1">
            <text:p>-1</text:p>
          </table:table-cell>
          <table:table-cell table:formula="oooc:=IF([HX2D_i.P17]&lt;&gt;&quot;&quot;;IF(MOD([HX2D_j.P17];2)=0;INT((2*[HX2D_i.P17]-[HX2D_j.P17])/2);INT((2*[HX2D_i.P17]+1-[HX2D_j.P17])/2));&quot;&quot;)">
            <text:p/>
          </table:table-cell>
          <table:table-cell table:formula="oooc:=IF([HX2D_i.Q17]&lt;&gt;&quot;&quot;;IF(MOD([HX2D_j.Q17];2)=0;INT((2*[HX2D_i.Q17]-[HX2D_j.Q17])/2);INT((2*[HX2D_i.Q17]+1-[HX2D_j.Q17])/2));&quot;&quot;)" office:value-type="float" office:value="0">
            <text:p>0</text:p>
          </table:table-cell>
          <table:table-cell table:formula="oooc:=IF([HX2D_i.R17]&lt;&gt;&quot;&quot;;IF(MOD([HX2D_j.R17];2)=0;INT((2*[HX2D_i.R17]-[HX2D_j.R17])/2);INT((2*[HX2D_i.R17]+1-[HX2D_j.R17])/2));&quot;&quot;)">
            <text:p/>
          </table:table-cell>
          <table:table-cell table:formula="oooc:=IF([HX2D_i.S17]&lt;&gt;&quot;&quot;;IF(MOD([HX2D_j.S17];2)=0;INT((2*[HX2D_i.S17]-[HX2D_j.S17])/2);INT((2*[HX2D_i.S17]+1-[HX2D_j.S17])/2));&quot;&quot;)" office:value-type="float" office:value="1">
            <text:p>1</text:p>
          </table:table-cell>
          <table:table-cell table:formula="oooc:=IF([HX2D_i.T17]&lt;&gt;&quot;&quot;;IF(MOD([HX2D_j.T17];2)=0;INT((2*[HX2D_i.T17]-[HX2D_j.T17])/2);INT((2*[HX2D_i.T17]+1-[HX2D_j.T17])/2));&quot;&quot;)">
            <text:p/>
          </table:table-cell>
          <table:table-cell table:formula="oooc:=IF([HX2D_i.U17]&lt;&gt;&quot;&quot;;IF(MOD([HX2D_j.U17];2)=0;INT((2*[HX2D_i.U17]-[HX2D_j.U17])/2);INT((2*[HX2D_i.U17]+1-[HX2D_j.U17])/2));&quot;&quot;)" office:value-type="float" office:value="2">
            <text:p>2</text:p>
          </table:table-cell>
          <table:table-cell table:formula="oooc:=IF([HX2D_i.V17]&lt;&gt;&quot;&quot;;IF(MOD([HX2D_j.V17];2)=0;INT((2*[HX2D_i.V17]-[HX2D_j.V17])/2);INT((2*[HX2D_i.V17]+1-[HX2D_j.V17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table:formula="oooc:=IF([HX2D_i.B18]&lt;&gt;&quot;&quot;;IF(MOD([HX2D_j.B18];2)=0;INT((2*[HX2D_i.B18]-[HX2D_j.B18])/2);INT((2*[HX2D_i.B18]+1-[HX2D_j.B18])/2));&quot;&quot;)" office:value-type="float" office:value="-8">
            <text:p>-8</text:p>
          </table:table-cell>
          <table:table-cell table:formula="oooc:=IF([HX2D_i.C18]&lt;&gt;&quot;&quot;;IF(MOD([HX2D_j.C18];2)=0;INT((2*[HX2D_i.C18]-[HX2D_j.C18])/2);INT((2*[HX2D_i.C18]+1-[HX2D_j.C18])/2));&quot;&quot;)">
            <text:p/>
          </table:table-cell>
          <table:table-cell table:formula="oooc:=IF([HX2D_i.D18]&lt;&gt;&quot;&quot;;IF(MOD([HX2D_j.D18];2)=0;INT((2*[HX2D_i.D18]-[HX2D_j.D18])/2);INT((2*[HX2D_i.D18]+1-[HX2D_j.D18])/2));&quot;&quot;)" office:value-type="float" office:value="-7">
            <text:p>-7</text:p>
          </table:table-cell>
          <table:table-cell table:formula="oooc:=IF([HX2D_i.E18]&lt;&gt;&quot;&quot;;IF(MOD([HX2D_j.E18];2)=0;INT((2*[HX2D_i.E18]-[HX2D_j.E18])/2);INT((2*[HX2D_i.E18]+1-[HX2D_j.E18])/2));&quot;&quot;)">
            <text:p/>
          </table:table-cell>
          <table:table-cell table:formula="oooc:=IF([HX2D_i.F18]&lt;&gt;&quot;&quot;;IF(MOD([HX2D_j.F18];2)=0;INT((2*[HX2D_i.F18]-[HX2D_j.F18])/2);INT((2*[HX2D_i.F18]+1-[HX2D_j.F18])/2));&quot;&quot;)" office:value-type="float" office:value="-6">
            <text:p>-6</text:p>
          </table:table-cell>
          <table:table-cell table:formula="oooc:=IF([HX2D_i.G18]&lt;&gt;&quot;&quot;;IF(MOD([HX2D_j.G18];2)=0;INT((2*[HX2D_i.G18]-[HX2D_j.G18])/2);INT((2*[HX2D_i.G18]+1-[HX2D_j.G18])/2));&quot;&quot;)">
            <text:p/>
          </table:table-cell>
          <table:table-cell table:formula="oooc:=IF([HX2D_i.H18]&lt;&gt;&quot;&quot;;IF(MOD([HX2D_j.H18];2)=0;INT((2*[HX2D_i.H18]-[HX2D_j.H18])/2);INT((2*[HX2D_i.H18]+1-[HX2D_j.H18])/2));&quot;&quot;)" office:value-type="float" office:value="-5">
            <text:p>-5</text:p>
          </table:table-cell>
          <table:table-cell table:formula="oooc:=IF([HX2D_i.I18]&lt;&gt;&quot;&quot;;IF(MOD([HX2D_j.I18];2)=0;INT((2*[HX2D_i.I18]-[HX2D_j.I18])/2);INT((2*[HX2D_i.I18]+1-[HX2D_j.I18])/2));&quot;&quot;)">
            <text:p/>
          </table:table-cell>
          <table:table-cell table:formula="oooc:=IF([HX2D_i.J18]&lt;&gt;&quot;&quot;;IF(MOD([HX2D_j.J18];2)=0;INT((2*[HX2D_i.J18]-[HX2D_j.J18])/2);INT((2*[HX2D_i.J18]+1-[HX2D_j.J18])/2));&quot;&quot;)" office:value-type="float" office:value="-4">
            <text:p>-4</text:p>
          </table:table-cell>
          <table:table-cell table:formula="oooc:=IF([HX2D_i.K18]&lt;&gt;&quot;&quot;;IF(MOD([HX2D_j.K18];2)=0;INT((2*[HX2D_i.K18]-[HX2D_j.K18])/2);INT((2*[HX2D_i.K18]+1-[HX2D_j.K18])/2));&quot;&quot;)">
            <text:p/>
          </table:table-cell>
          <table:table-cell table:formula="oooc:=IF([HX2D_i.L18]&lt;&gt;&quot;&quot;;IF(MOD([HX2D_j.L18];2)=0;INT((2*[HX2D_i.L18]-[HX2D_j.L18])/2);INT((2*[HX2D_i.L18]+1-[HX2D_j.L18])/2));&quot;&quot;)" office:value-type="float" office:value="-3">
            <text:p>-3</text:p>
          </table:table-cell>
          <table:table-cell table:formula="oooc:=IF([HX2D_i.M18]&lt;&gt;&quot;&quot;;IF(MOD([HX2D_j.M18];2)=0;INT((2*[HX2D_i.M18]-[HX2D_j.M18])/2);INT((2*[HX2D_i.M18]+1-[HX2D_j.M18])/2));&quot;&quot;)">
            <text:p/>
          </table:table-cell>
          <table:table-cell table:formula="oooc:=IF([HX2D_i.N18]&lt;&gt;&quot;&quot;;IF(MOD([HX2D_j.N18];2)=0;INT((2*[HX2D_i.N18]-[HX2D_j.N18])/2);INT((2*[HX2D_i.N18]+1-[HX2D_j.N18])/2));&quot;&quot;)" office:value-type="float" office:value="-2">
            <text:p>-2</text:p>
          </table:table-cell>
          <table:table-cell table:formula="oooc:=IF([HX2D_i.O18]&lt;&gt;&quot;&quot;;IF(MOD([HX2D_j.O18];2)=0;INT((2*[HX2D_i.O18]-[HX2D_j.O18])/2);INT((2*[HX2D_i.O18]+1-[HX2D_j.O18])/2));&quot;&quot;)">
            <text:p/>
          </table:table-cell>
          <table:table-cell table:formula="oooc:=IF([HX2D_i.P18]&lt;&gt;&quot;&quot;;IF(MOD([HX2D_j.P18];2)=0;INT((2*[HX2D_i.P18]-[HX2D_j.P18])/2);INT((2*[HX2D_i.P18]+1-[HX2D_j.P18])/2));&quot;&quot;)" office:value-type="float" office:value="-1">
            <text:p>-1</text:p>
          </table:table-cell>
          <table:table-cell table:formula="oooc:=IF([HX2D_i.Q18]&lt;&gt;&quot;&quot;;IF(MOD([HX2D_j.Q18];2)=0;INT((2*[HX2D_i.Q18]-[HX2D_j.Q18])/2);INT((2*[HX2D_i.Q18]+1-[HX2D_j.Q18])/2));&quot;&quot;)">
            <text:p/>
          </table:table-cell>
          <table:table-cell table:formula="oooc:=IF([HX2D_i.R18]&lt;&gt;&quot;&quot;;IF(MOD([HX2D_j.R18];2)=0;INT((2*[HX2D_i.R18]-[HX2D_j.R18])/2);INT((2*[HX2D_i.R18]+1-[HX2D_j.R18])/2));&quot;&quot;)" office:value-type="float" office:value="0">
            <text:p>0</text:p>
          </table:table-cell>
          <table:table-cell table:formula="oooc:=IF([HX2D_i.S18]&lt;&gt;&quot;&quot;;IF(MOD([HX2D_j.S18];2)=0;INT((2*[HX2D_i.S18]-[HX2D_j.S18])/2);INT((2*[HX2D_i.S18]+1-[HX2D_j.S18])/2));&quot;&quot;)">
            <text:p/>
          </table:table-cell>
          <table:table-cell table:formula="oooc:=IF([HX2D_i.T18]&lt;&gt;&quot;&quot;;IF(MOD([HX2D_j.T18];2)=0;INT((2*[HX2D_i.T18]-[HX2D_j.T18])/2);INT((2*[HX2D_i.T18]+1-[HX2D_j.T18])/2));&quot;&quot;)" office:value-type="float" office:value="1">
            <text:p>1</text:p>
          </table:table-cell>
          <table:table-cell table:formula="oooc:=IF([HX2D_i.U18]&lt;&gt;&quot;&quot;;IF(MOD([HX2D_j.U18];2)=0;INT((2*[HX2D_i.U18]-[HX2D_j.U18])/2);INT((2*[HX2D_i.U18]+1-[HX2D_j.U18])/2));&quot;&quot;)">
            <text:p/>
          </table:table-cell>
          <table:table-cell table:formula="oooc:=IF([HX2D_i.V18]&lt;&gt;&quot;&quot;;IF(MOD([HX2D_j.V18];2)=0;INT((2*[HX2D_i.V18]-[HX2D_j.V18])/2);INT((2*[HX2D_i.V18]+1-[HX2D_j.V18])/2));&quot;&quot;)" office:value-type="float" office:value="2">
            <text:p>2</text:p>
          </table:table-cell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table:formula="oooc:=IF([HX2D_i.B19]&lt;&gt;&quot;&quot;;IF(MOD([HX2D_j.B19];2)=0;INT((2*[HX2D_i.B19]-[HX2D_j.B19])/2);INT((2*[HX2D_i.B19]+1-[HX2D_j.B19])/2));&quot;&quot;)">
            <text:p/>
          </table:table-cell>
          <table:table-cell table:formula="oooc:=IF([HX2D_i.C19]&lt;&gt;&quot;&quot;;IF(MOD([HX2D_j.C19];2)=0;INT((2*[HX2D_i.C19]-[HX2D_j.C19])/2);INT((2*[HX2D_i.C19]+1-[HX2D_j.C19])/2));&quot;&quot;)" office:value-type="float" office:value="-8">
            <text:p>-8</text:p>
          </table:table-cell>
          <table:table-cell table:formula="oooc:=IF([HX2D_i.D19]&lt;&gt;&quot;&quot;;IF(MOD([HX2D_j.D19];2)=0;INT((2*[HX2D_i.D19]-[HX2D_j.D19])/2);INT((2*[HX2D_i.D19]+1-[HX2D_j.D19])/2));&quot;&quot;)">
            <text:p/>
          </table:table-cell>
          <table:table-cell table:formula="oooc:=IF([HX2D_i.E19]&lt;&gt;&quot;&quot;;IF(MOD([HX2D_j.E19];2)=0;INT((2*[HX2D_i.E19]-[HX2D_j.E19])/2);INT((2*[HX2D_i.E19]+1-[HX2D_j.E19])/2));&quot;&quot;)" office:value-type="float" office:value="-7">
            <text:p>-7</text:p>
          </table:table-cell>
          <table:table-cell table:formula="oooc:=IF([HX2D_i.F19]&lt;&gt;&quot;&quot;;IF(MOD([HX2D_j.F19];2)=0;INT((2*[HX2D_i.F19]-[HX2D_j.F19])/2);INT((2*[HX2D_i.F19]+1-[HX2D_j.F19])/2));&quot;&quot;)">
            <text:p/>
          </table:table-cell>
          <table:table-cell table:formula="oooc:=IF([HX2D_i.G19]&lt;&gt;&quot;&quot;;IF(MOD([HX2D_j.G19];2)=0;INT((2*[HX2D_i.G19]-[HX2D_j.G19])/2);INT((2*[HX2D_i.G19]+1-[HX2D_j.G19])/2));&quot;&quot;)" office:value-type="float" office:value="-6">
            <text:p>-6</text:p>
          </table:table-cell>
          <table:table-cell table:formula="oooc:=IF([HX2D_i.H19]&lt;&gt;&quot;&quot;;IF(MOD([HX2D_j.H19];2)=0;INT((2*[HX2D_i.H19]-[HX2D_j.H19])/2);INT((2*[HX2D_i.H19]+1-[HX2D_j.H19])/2));&quot;&quot;)">
            <text:p/>
          </table:table-cell>
          <table:table-cell table:formula="oooc:=IF([HX2D_i.I19]&lt;&gt;&quot;&quot;;IF(MOD([HX2D_j.I19];2)=0;INT((2*[HX2D_i.I19]-[HX2D_j.I19])/2);INT((2*[HX2D_i.I19]+1-[HX2D_j.I19])/2));&quot;&quot;)" office:value-type="float" office:value="-5">
            <text:p>-5</text:p>
          </table:table-cell>
          <table:table-cell table:formula="oooc:=IF([HX2D_i.J19]&lt;&gt;&quot;&quot;;IF(MOD([HX2D_j.J19];2)=0;INT((2*[HX2D_i.J19]-[HX2D_j.J19])/2);INT((2*[HX2D_i.J19]+1-[HX2D_j.J19])/2));&quot;&quot;)">
            <text:p/>
          </table:table-cell>
          <table:table-cell table:formula="oooc:=IF([HX2D_i.K19]&lt;&gt;&quot;&quot;;IF(MOD([HX2D_j.K19];2)=0;INT((2*[HX2D_i.K19]-[HX2D_j.K19])/2);INT((2*[HX2D_i.K19]+1-[HX2D_j.K19])/2));&quot;&quot;)" office:value-type="float" office:value="-4">
            <text:p>-4</text:p>
          </table:table-cell>
          <table:table-cell table:formula="oooc:=IF([HX2D_i.L19]&lt;&gt;&quot;&quot;;IF(MOD([HX2D_j.L19];2)=0;INT((2*[HX2D_i.L19]-[HX2D_j.L19])/2);INT((2*[HX2D_i.L19]+1-[HX2D_j.L19])/2));&quot;&quot;)">
            <text:p/>
          </table:table-cell>
          <table:table-cell table:formula="oooc:=IF([HX2D_i.M19]&lt;&gt;&quot;&quot;;IF(MOD([HX2D_j.M19];2)=0;INT((2*[HX2D_i.M19]-[HX2D_j.M19])/2);INT((2*[HX2D_i.M19]+1-[HX2D_j.M19])/2));&quot;&quot;)" office:value-type="float" office:value="-3">
            <text:p>-3</text:p>
          </table:table-cell>
          <table:table-cell table:formula="oooc:=IF([HX2D_i.N19]&lt;&gt;&quot;&quot;;IF(MOD([HX2D_j.N19];2)=0;INT((2*[HX2D_i.N19]-[HX2D_j.N19])/2);INT((2*[HX2D_i.N19]+1-[HX2D_j.N19])/2));&quot;&quot;)">
            <text:p/>
          </table:table-cell>
          <table:table-cell table:formula="oooc:=IF([HX2D_i.O19]&lt;&gt;&quot;&quot;;IF(MOD([HX2D_j.O19];2)=0;INT((2*[HX2D_i.O19]-[HX2D_j.O19])/2);INT((2*[HX2D_i.O19]+1-[HX2D_j.O19])/2));&quot;&quot;)" office:value-type="float" office:value="-2">
            <text:p>-2</text:p>
          </table:table-cell>
          <table:table-cell table:formula="oooc:=IF([HX2D_i.P19]&lt;&gt;&quot;&quot;;IF(MOD([HX2D_j.P19];2)=0;INT((2*[HX2D_i.P19]-[HX2D_j.P19])/2);INT((2*[HX2D_i.P19]+1-[HX2D_j.P19])/2));&quot;&quot;)">
            <text:p/>
          </table:table-cell>
          <table:table-cell table:formula="oooc:=IF([HX2D_i.Q19]&lt;&gt;&quot;&quot;;IF(MOD([HX2D_j.Q19];2)=0;INT((2*[HX2D_i.Q19]-[HX2D_j.Q19])/2);INT((2*[HX2D_i.Q19]+1-[HX2D_j.Q19])/2));&quot;&quot;)" office:value-type="float" office:value="-1">
            <text:p>-1</text:p>
          </table:table-cell>
          <table:table-cell table:formula="oooc:=IF([HX2D_i.R19]&lt;&gt;&quot;&quot;;IF(MOD([HX2D_j.R19];2)=0;INT((2*[HX2D_i.R19]-[HX2D_j.R19])/2);INT((2*[HX2D_i.R19]+1-[HX2D_j.R19])/2));&quot;&quot;)">
            <text:p/>
          </table:table-cell>
          <table:table-cell table:formula="oooc:=IF([HX2D_i.S19]&lt;&gt;&quot;&quot;;IF(MOD([HX2D_j.S19];2)=0;INT((2*[HX2D_i.S19]-[HX2D_j.S19])/2);INT((2*[HX2D_i.S19]+1-[HX2D_j.S19])/2));&quot;&quot;)" office:value-type="float" office:value="0">
            <text:p>0</text:p>
          </table:table-cell>
          <table:table-cell table:formula="oooc:=IF([HX2D_i.T19]&lt;&gt;&quot;&quot;;IF(MOD([HX2D_j.T19];2)=0;INT((2*[HX2D_i.T19]-[HX2D_j.T19])/2);INT((2*[HX2D_i.T19]+1-[HX2D_j.T19])/2));&quot;&quot;)">
            <text:p/>
          </table:table-cell>
          <table:table-cell table:formula="oooc:=IF([HX2D_i.U19]&lt;&gt;&quot;&quot;;IF(MOD([HX2D_j.U19];2)=0;INT((2*[HX2D_i.U19]-[HX2D_j.U19])/2);INT((2*[HX2D_i.U19]+1-[HX2D_j.U19])/2));&quot;&quot;)" office:value-type="float" office:value="1">
            <text:p>1</text:p>
          </table:table-cell>
          <table:table-cell table:formula="oooc:=IF([HX2D_i.V19]&lt;&gt;&quot;&quot;;IF(MOD([HX2D_j.V19];2)=0;INT((2*[HX2D_i.V19]-[HX2D_j.V19])/2);INT((2*[HX2D_i.V19]+1-[HX2D_j.V19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table:formula="oooc:=IF([HX2D_i.B20]&lt;&gt;&quot;&quot;;IF(MOD([HX2D_j.B20];2)=0;INT((2*[HX2D_i.B20]-[HX2D_j.B20])/2);INT((2*[HX2D_i.B20]+1-[HX2D_j.B20])/2));&quot;&quot;)" office:value-type="float" office:value="-9">
            <text:p>-9</text:p>
          </table:table-cell>
          <table:table-cell table:formula="oooc:=IF([HX2D_i.C20]&lt;&gt;&quot;&quot;;IF(MOD([HX2D_j.C20];2)=0;INT((2*[HX2D_i.C20]-[HX2D_j.C20])/2);INT((2*[HX2D_i.C20]+1-[HX2D_j.C20])/2));&quot;&quot;)">
            <text:p/>
          </table:table-cell>
          <table:table-cell table:formula="oooc:=IF([HX2D_i.D20]&lt;&gt;&quot;&quot;;IF(MOD([HX2D_j.D20];2)=0;INT((2*[HX2D_i.D20]-[HX2D_j.D20])/2);INT((2*[HX2D_i.D20]+1-[HX2D_j.D20])/2));&quot;&quot;)" office:value-type="float" office:value="-8">
            <text:p>-8</text:p>
          </table:table-cell>
          <table:table-cell table:formula="oooc:=IF([HX2D_i.E20]&lt;&gt;&quot;&quot;;IF(MOD([HX2D_j.E20];2)=0;INT((2*[HX2D_i.E20]-[HX2D_j.E20])/2);INT((2*[HX2D_i.E20]+1-[HX2D_j.E20])/2));&quot;&quot;)">
            <text:p/>
          </table:table-cell>
          <table:table-cell table:formula="oooc:=IF([HX2D_i.F20]&lt;&gt;&quot;&quot;;IF(MOD([HX2D_j.F20];2)=0;INT((2*[HX2D_i.F20]-[HX2D_j.F20])/2);INT((2*[HX2D_i.F20]+1-[HX2D_j.F20])/2));&quot;&quot;)" office:value-type="float" office:value="-7">
            <text:p>-7</text:p>
          </table:table-cell>
          <table:table-cell table:formula="oooc:=IF([HX2D_i.G20]&lt;&gt;&quot;&quot;;IF(MOD([HX2D_j.G20];2)=0;INT((2*[HX2D_i.G20]-[HX2D_j.G20])/2);INT((2*[HX2D_i.G20]+1-[HX2D_j.G20])/2));&quot;&quot;)">
            <text:p/>
          </table:table-cell>
          <table:table-cell table:formula="oooc:=IF([HX2D_i.H20]&lt;&gt;&quot;&quot;;IF(MOD([HX2D_j.H20];2)=0;INT((2*[HX2D_i.H20]-[HX2D_j.H20])/2);INT((2*[HX2D_i.H20]+1-[HX2D_j.H20])/2));&quot;&quot;)" office:value-type="float" office:value="-6">
            <text:p>-6</text:p>
          </table:table-cell>
          <table:table-cell table:formula="oooc:=IF([HX2D_i.I20]&lt;&gt;&quot;&quot;;IF(MOD([HX2D_j.I20];2)=0;INT((2*[HX2D_i.I20]-[HX2D_j.I20])/2);INT((2*[HX2D_i.I20]+1-[HX2D_j.I20])/2));&quot;&quot;)">
            <text:p/>
          </table:table-cell>
          <table:table-cell table:formula="oooc:=IF([HX2D_i.J20]&lt;&gt;&quot;&quot;;IF(MOD([HX2D_j.J20];2)=0;INT((2*[HX2D_i.J20]-[HX2D_j.J20])/2);INT((2*[HX2D_i.J20]+1-[HX2D_j.J20])/2));&quot;&quot;)" office:value-type="float" office:value="-5">
            <text:p>-5</text:p>
          </table:table-cell>
          <table:table-cell table:formula="oooc:=IF([HX2D_i.K20]&lt;&gt;&quot;&quot;;IF(MOD([HX2D_j.K20];2)=0;INT((2*[HX2D_i.K20]-[HX2D_j.K20])/2);INT((2*[HX2D_i.K20]+1-[HX2D_j.K20])/2));&quot;&quot;)">
            <text:p/>
          </table:table-cell>
          <table:table-cell table:formula="oooc:=IF([HX2D_i.L20]&lt;&gt;&quot;&quot;;IF(MOD([HX2D_j.L20];2)=0;INT((2*[HX2D_i.L20]-[HX2D_j.L20])/2);INT((2*[HX2D_i.L20]+1-[HX2D_j.L20])/2));&quot;&quot;)" office:value-type="float" office:value="-4">
            <text:p>-4</text:p>
          </table:table-cell>
          <table:table-cell table:formula="oooc:=IF([HX2D_i.M20]&lt;&gt;&quot;&quot;;IF(MOD([HX2D_j.M20];2)=0;INT((2*[HX2D_i.M20]-[HX2D_j.M20])/2);INT((2*[HX2D_i.M20]+1-[HX2D_j.M20])/2));&quot;&quot;)">
            <text:p/>
          </table:table-cell>
          <table:table-cell table:formula="oooc:=IF([HX2D_i.N20]&lt;&gt;&quot;&quot;;IF(MOD([HX2D_j.N20];2)=0;INT((2*[HX2D_i.N20]-[HX2D_j.N20])/2);INT((2*[HX2D_i.N20]+1-[HX2D_j.N20])/2));&quot;&quot;)" office:value-type="float" office:value="-3">
            <text:p>-3</text:p>
          </table:table-cell>
          <table:table-cell table:formula="oooc:=IF([HX2D_i.O20]&lt;&gt;&quot;&quot;;IF(MOD([HX2D_j.O20];2)=0;INT((2*[HX2D_i.O20]-[HX2D_j.O20])/2);INT((2*[HX2D_i.O20]+1-[HX2D_j.O20])/2));&quot;&quot;)">
            <text:p/>
          </table:table-cell>
          <table:table-cell table:formula="oooc:=IF([HX2D_i.P20]&lt;&gt;&quot;&quot;;IF(MOD([HX2D_j.P20];2)=0;INT((2*[HX2D_i.P20]-[HX2D_j.P20])/2);INT((2*[HX2D_i.P20]+1-[HX2D_j.P20])/2));&quot;&quot;)" office:value-type="float" office:value="-2">
            <text:p>-2</text:p>
          </table:table-cell>
          <table:table-cell table:formula="oooc:=IF([HX2D_i.Q20]&lt;&gt;&quot;&quot;;IF(MOD([HX2D_j.Q20];2)=0;INT((2*[HX2D_i.Q20]-[HX2D_j.Q20])/2);INT((2*[HX2D_i.Q20]+1-[HX2D_j.Q20])/2));&quot;&quot;)">
            <text:p/>
          </table:table-cell>
          <table:table-cell table:formula="oooc:=IF([HX2D_i.R20]&lt;&gt;&quot;&quot;;IF(MOD([HX2D_j.R20];2)=0;INT((2*[HX2D_i.R20]-[HX2D_j.R20])/2);INT((2*[HX2D_i.R20]+1-[HX2D_j.R20])/2));&quot;&quot;)" office:value-type="float" office:value="-1">
            <text:p>-1</text:p>
          </table:table-cell>
          <table:table-cell table:formula="oooc:=IF([HX2D_i.S20]&lt;&gt;&quot;&quot;;IF(MOD([HX2D_j.S20];2)=0;INT((2*[HX2D_i.S20]-[HX2D_j.S20])/2);INT((2*[HX2D_i.S20]+1-[HX2D_j.S20])/2));&quot;&quot;)">
            <text:p/>
          </table:table-cell>
          <table:table-cell table:formula="oooc:=IF([HX2D_i.T20]&lt;&gt;&quot;&quot;;IF(MOD([HX2D_j.T20];2)=0;INT((2*[HX2D_i.T20]-[HX2D_j.T20])/2);INT((2*[HX2D_i.T20]+1-[HX2D_j.T20])/2));&quot;&quot;)" office:value-type="float" office:value="0">
            <text:p>0</text:p>
          </table:table-cell>
          <table:table-cell table:formula="oooc:=IF([HX2D_i.U20]&lt;&gt;&quot;&quot;;IF(MOD([HX2D_j.U20];2)=0;INT((2*[HX2D_i.U20]-[HX2D_j.U20])/2);INT((2*[HX2D_i.U20]+1-[HX2D_j.U20])/2));&quot;&quot;)">
            <text:p/>
          </table:table-cell>
          <table:table-cell table:formula="oooc:=IF([HX2D_i.V20]&lt;&gt;&quot;&quot;;IF(MOD([HX2D_j.V20];2)=0;INT((2*[HX2D_i.V20]-[HX2D_j.V20])/2);INT((2*[HX2D_i.V20]+1-[HX2D_j.V20])/2));&quot;&quot;)" office:value-type="float" office:value="1">
            <text:p>1</text:p>
          </table:table-cell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table:formula="oooc:=IF([HX2D_i.B21]&lt;&gt;&quot;&quot;;IF(MOD([HX2D_j.B21];2)=0;INT((2*[HX2D_i.B21]-[HX2D_j.B21])/2);INT((2*[HX2D_i.B21]+1-[HX2D_j.B21])/2));&quot;&quot;)">
            <text:p/>
          </table:table-cell>
          <table:table-cell table:formula="oooc:=IF([HX2D_i.C21]&lt;&gt;&quot;&quot;;IF(MOD([HX2D_j.C21];2)=0;INT((2*[HX2D_i.C21]-[HX2D_j.C21])/2);INT((2*[HX2D_i.C21]+1-[HX2D_j.C21])/2));&quot;&quot;)" office:value-type="float" office:value="-9">
            <text:p>-9</text:p>
          </table:table-cell>
          <table:table-cell table:formula="oooc:=IF([HX2D_i.D21]&lt;&gt;&quot;&quot;;IF(MOD([HX2D_j.D21];2)=0;INT((2*[HX2D_i.D21]-[HX2D_j.D21])/2);INT((2*[HX2D_i.D21]+1-[HX2D_j.D21])/2));&quot;&quot;)">
            <text:p/>
          </table:table-cell>
          <table:table-cell table:formula="oooc:=IF([HX2D_i.E21]&lt;&gt;&quot;&quot;;IF(MOD([HX2D_j.E21];2)=0;INT((2*[HX2D_i.E21]-[HX2D_j.E21])/2);INT((2*[HX2D_i.E21]+1-[HX2D_j.E21])/2));&quot;&quot;)" office:value-type="float" office:value="-8">
            <text:p>-8</text:p>
          </table:table-cell>
          <table:table-cell table:formula="oooc:=IF([HX2D_i.F21]&lt;&gt;&quot;&quot;;IF(MOD([HX2D_j.F21];2)=0;INT((2*[HX2D_i.F21]-[HX2D_j.F21])/2);INT((2*[HX2D_i.F21]+1-[HX2D_j.F21])/2));&quot;&quot;)">
            <text:p/>
          </table:table-cell>
          <table:table-cell table:formula="oooc:=IF([HX2D_i.G21]&lt;&gt;&quot;&quot;;IF(MOD([HX2D_j.G21];2)=0;INT((2*[HX2D_i.G21]-[HX2D_j.G21])/2);INT((2*[HX2D_i.G21]+1-[HX2D_j.G21])/2));&quot;&quot;)" office:value-type="float" office:value="-7">
            <text:p>-7</text:p>
          </table:table-cell>
          <table:table-cell table:formula="oooc:=IF([HX2D_i.H21]&lt;&gt;&quot;&quot;;IF(MOD([HX2D_j.H21];2)=0;INT((2*[HX2D_i.H21]-[HX2D_j.H21])/2);INT((2*[HX2D_i.H21]+1-[HX2D_j.H21])/2));&quot;&quot;)">
            <text:p/>
          </table:table-cell>
          <table:table-cell table:formula="oooc:=IF([HX2D_i.I21]&lt;&gt;&quot;&quot;;IF(MOD([HX2D_j.I21];2)=0;INT((2*[HX2D_i.I21]-[HX2D_j.I21])/2);INT((2*[HX2D_i.I21]+1-[HX2D_j.I21])/2));&quot;&quot;)" office:value-type="float" office:value="-6">
            <text:p>-6</text:p>
          </table:table-cell>
          <table:table-cell table:formula="oooc:=IF([HX2D_i.J21]&lt;&gt;&quot;&quot;;IF(MOD([HX2D_j.J21];2)=0;INT((2*[HX2D_i.J21]-[HX2D_j.J21])/2);INT((2*[HX2D_i.J21]+1-[HX2D_j.J21])/2));&quot;&quot;)">
            <text:p/>
          </table:table-cell>
          <table:table-cell table:formula="oooc:=IF([HX2D_i.K21]&lt;&gt;&quot;&quot;;IF(MOD([HX2D_j.K21];2)=0;INT((2*[HX2D_i.K21]-[HX2D_j.K21])/2);INT((2*[HX2D_i.K21]+1-[HX2D_j.K21])/2));&quot;&quot;)" office:value-type="float" office:value="-5">
            <text:p>-5</text:p>
          </table:table-cell>
          <table:table-cell table:formula="oooc:=IF([HX2D_i.L21]&lt;&gt;&quot;&quot;;IF(MOD([HX2D_j.L21];2)=0;INT((2*[HX2D_i.L21]-[HX2D_j.L21])/2);INT((2*[HX2D_i.L21]+1-[HX2D_j.L21])/2));&quot;&quot;)">
            <text:p/>
          </table:table-cell>
          <table:table-cell table:formula="oooc:=IF([HX2D_i.M21]&lt;&gt;&quot;&quot;;IF(MOD([HX2D_j.M21];2)=0;INT((2*[HX2D_i.M21]-[HX2D_j.M21])/2);INT((2*[HX2D_i.M21]+1-[HX2D_j.M21])/2));&quot;&quot;)" office:value-type="float" office:value="-4">
            <text:p>-4</text:p>
          </table:table-cell>
          <table:table-cell table:formula="oooc:=IF([HX2D_i.N21]&lt;&gt;&quot;&quot;;IF(MOD([HX2D_j.N21];2)=0;INT((2*[HX2D_i.N21]-[HX2D_j.N21])/2);INT((2*[HX2D_i.N21]+1-[HX2D_j.N21])/2));&quot;&quot;)">
            <text:p/>
          </table:table-cell>
          <table:table-cell table:formula="oooc:=IF([HX2D_i.O21]&lt;&gt;&quot;&quot;;IF(MOD([HX2D_j.O21];2)=0;INT((2*[HX2D_i.O21]-[HX2D_j.O21])/2);INT((2*[HX2D_i.O21]+1-[HX2D_j.O21])/2));&quot;&quot;)" office:value-type="float" office:value="-3">
            <text:p>-3</text:p>
          </table:table-cell>
          <table:table-cell table:formula="oooc:=IF([HX2D_i.P21]&lt;&gt;&quot;&quot;;IF(MOD([HX2D_j.P21];2)=0;INT((2*[HX2D_i.P21]-[HX2D_j.P21])/2);INT((2*[HX2D_i.P21]+1-[HX2D_j.P21])/2));&quot;&quot;)">
            <text:p/>
          </table:table-cell>
          <table:table-cell table:formula="oooc:=IF([HX2D_i.Q21]&lt;&gt;&quot;&quot;;IF(MOD([HX2D_j.Q21];2)=0;INT((2*[HX2D_i.Q21]-[HX2D_j.Q21])/2);INT((2*[HX2D_i.Q21]+1-[HX2D_j.Q21])/2));&quot;&quot;)" office:value-type="float" office:value="-2">
            <text:p>-2</text:p>
          </table:table-cell>
          <table:table-cell table:formula="oooc:=IF([HX2D_i.R21]&lt;&gt;&quot;&quot;;IF(MOD([HX2D_j.R21];2)=0;INT((2*[HX2D_i.R21]-[HX2D_j.R21])/2);INT((2*[HX2D_i.R21]+1-[HX2D_j.R21])/2));&quot;&quot;)">
            <text:p/>
          </table:table-cell>
          <table:table-cell table:formula="oooc:=IF([HX2D_i.S21]&lt;&gt;&quot;&quot;;IF(MOD([HX2D_j.S21];2)=0;INT((2*[HX2D_i.S21]-[HX2D_j.S21])/2);INT((2*[HX2D_i.S21]+1-[HX2D_j.S21])/2));&quot;&quot;)" office:value-type="float" office:value="-1">
            <text:p>-1</text:p>
          </table:table-cell>
          <table:table-cell table:formula="oooc:=IF([HX2D_i.T21]&lt;&gt;&quot;&quot;;IF(MOD([HX2D_j.T21];2)=0;INT((2*[HX2D_i.T21]-[HX2D_j.T21])/2);INT((2*[HX2D_i.T21]+1-[HX2D_j.T21])/2));&quot;&quot;)">
            <text:p/>
          </table:table-cell>
          <table:table-cell table:formula="oooc:=IF([HX2D_i.U21]&lt;&gt;&quot;&quot;;IF(MOD([HX2D_j.U21];2)=0;INT((2*[HX2D_i.U21]-[HX2D_j.U21])/2);INT((2*[HX2D_i.U21]+1-[HX2D_j.U21])/2));&quot;&quot;)" office:value-type="float" office:value="0">
            <text:p>0</text:p>
          </table:table-cell>
          <table:table-cell table:formula="oooc:=IF([HX2D_i.V21]&lt;&gt;&quot;&quot;;IF(MOD([HX2D_j.V21];2)=0;INT((2*[HX2D_i.V21]-[HX2D_j.V21])/2);INT((2*[HX2D_i.V21]+1-[HX2D_j.V21])/2)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table:formula="oooc:=IF([HX2D_i.B22]&lt;&gt;&quot;&quot;;IF(MOD([HX2D_j.B22];2)=0;INT((2*[HX2D_i.B22]-[HX2D_j.B22])/2);INT((2*[HX2D_i.B22]+1-[HX2D_j.B22])/2));&quot;&quot;)" office:value-type="float" office:value="-10">
            <text:p>-10</text:p>
          </table:table-cell>
          <table:table-cell table:formula="oooc:=IF([HX2D_i.C22]&lt;&gt;&quot;&quot;;IF(MOD([HX2D_j.C22];2)=0;INT((2*[HX2D_i.C22]-[HX2D_j.C22])/2);INT((2*[HX2D_i.C22]+1-[HX2D_j.C22])/2));&quot;&quot;)">
            <text:p/>
          </table:table-cell>
          <table:table-cell table:formula="oooc:=IF([HX2D_i.D22]&lt;&gt;&quot;&quot;;IF(MOD([HX2D_j.D22];2)=0;INT((2*[HX2D_i.D22]-[HX2D_j.D22])/2);INT((2*[HX2D_i.D22]+1-[HX2D_j.D22])/2));&quot;&quot;)" office:value-type="float" office:value="-9">
            <text:p>-9</text:p>
          </table:table-cell>
          <table:table-cell table:formula="oooc:=IF([HX2D_i.E22]&lt;&gt;&quot;&quot;;IF(MOD([HX2D_j.E22];2)=0;INT((2*[HX2D_i.E22]-[HX2D_j.E22])/2);INT((2*[HX2D_i.E22]+1-[HX2D_j.E22])/2));&quot;&quot;)">
            <text:p/>
          </table:table-cell>
          <table:table-cell table:formula="oooc:=IF([HX2D_i.F22]&lt;&gt;&quot;&quot;;IF(MOD([HX2D_j.F22];2)=0;INT((2*[HX2D_i.F22]-[HX2D_j.F22])/2);INT((2*[HX2D_i.F22]+1-[HX2D_j.F22])/2));&quot;&quot;)" office:value-type="float" office:value="-8">
            <text:p>-8</text:p>
          </table:table-cell>
          <table:table-cell table:formula="oooc:=IF([HX2D_i.G22]&lt;&gt;&quot;&quot;;IF(MOD([HX2D_j.G22];2)=0;INT((2*[HX2D_i.G22]-[HX2D_j.G22])/2);INT((2*[HX2D_i.G22]+1-[HX2D_j.G22])/2));&quot;&quot;)">
            <text:p/>
          </table:table-cell>
          <table:table-cell table:formula="oooc:=IF([HX2D_i.H22]&lt;&gt;&quot;&quot;;IF(MOD([HX2D_j.H22];2)=0;INT((2*[HX2D_i.H22]-[HX2D_j.H22])/2);INT((2*[HX2D_i.H22]+1-[HX2D_j.H22])/2));&quot;&quot;)" office:value-type="float" office:value="-7">
            <text:p>-7</text:p>
          </table:table-cell>
          <table:table-cell table:formula="oooc:=IF([HX2D_i.I22]&lt;&gt;&quot;&quot;;IF(MOD([HX2D_j.I22];2)=0;INT((2*[HX2D_i.I22]-[HX2D_j.I22])/2);INT((2*[HX2D_i.I22]+1-[HX2D_j.I22])/2));&quot;&quot;)">
            <text:p/>
          </table:table-cell>
          <table:table-cell table:formula="oooc:=IF([HX2D_i.J22]&lt;&gt;&quot;&quot;;IF(MOD([HX2D_j.J22];2)=0;INT((2*[HX2D_i.J22]-[HX2D_j.J22])/2);INT((2*[HX2D_i.J22]+1-[HX2D_j.J22])/2));&quot;&quot;)" office:value-type="float" office:value="-6">
            <text:p>-6</text:p>
          </table:table-cell>
          <table:table-cell table:formula="oooc:=IF([HX2D_i.K22]&lt;&gt;&quot;&quot;;IF(MOD([HX2D_j.K22];2)=0;INT((2*[HX2D_i.K22]-[HX2D_j.K22])/2);INT((2*[HX2D_i.K22]+1-[HX2D_j.K22])/2));&quot;&quot;)">
            <text:p/>
          </table:table-cell>
          <table:table-cell table:formula="oooc:=IF([HX2D_i.L22]&lt;&gt;&quot;&quot;;IF(MOD([HX2D_j.L22];2)=0;INT((2*[HX2D_i.L22]-[HX2D_j.L22])/2);INT((2*[HX2D_i.L22]+1-[HX2D_j.L22])/2));&quot;&quot;)" office:value-type="float" office:value="-5">
            <text:p>-5</text:p>
          </table:table-cell>
          <table:table-cell table:formula="oooc:=IF([HX2D_i.M22]&lt;&gt;&quot;&quot;;IF(MOD([HX2D_j.M22];2)=0;INT((2*[HX2D_i.M22]-[HX2D_j.M22])/2);INT((2*[HX2D_i.M22]+1-[HX2D_j.M22])/2));&quot;&quot;)">
            <text:p/>
          </table:table-cell>
          <table:table-cell table:formula="oooc:=IF([HX2D_i.N22]&lt;&gt;&quot;&quot;;IF(MOD([HX2D_j.N22];2)=0;INT((2*[HX2D_i.N22]-[HX2D_j.N22])/2);INT((2*[HX2D_i.N22]+1-[HX2D_j.N22])/2));&quot;&quot;)" office:value-type="float" office:value="-4">
            <text:p>-4</text:p>
          </table:table-cell>
          <table:table-cell table:formula="oooc:=IF([HX2D_i.O22]&lt;&gt;&quot;&quot;;IF(MOD([HX2D_j.O22];2)=0;INT((2*[HX2D_i.O22]-[HX2D_j.O22])/2);INT((2*[HX2D_i.O22]+1-[HX2D_j.O22])/2));&quot;&quot;)">
            <text:p/>
          </table:table-cell>
          <table:table-cell table:formula="oooc:=IF([HX2D_i.P22]&lt;&gt;&quot;&quot;;IF(MOD([HX2D_j.P22];2)=0;INT((2*[HX2D_i.P22]-[HX2D_j.P22])/2);INT((2*[HX2D_i.P22]+1-[HX2D_j.P22])/2));&quot;&quot;)" office:value-type="float" office:value="-3">
            <text:p>-3</text:p>
          </table:table-cell>
          <table:table-cell table:formula="oooc:=IF([HX2D_i.Q22]&lt;&gt;&quot;&quot;;IF(MOD([HX2D_j.Q22];2)=0;INT((2*[HX2D_i.Q22]-[HX2D_j.Q22])/2);INT((2*[HX2D_i.Q22]+1-[HX2D_j.Q22])/2));&quot;&quot;)">
            <text:p/>
          </table:table-cell>
          <table:table-cell table:formula="oooc:=IF([HX2D_i.R22]&lt;&gt;&quot;&quot;;IF(MOD([HX2D_j.R22];2)=0;INT((2*[HX2D_i.R22]-[HX2D_j.R22])/2);INT((2*[HX2D_i.R22]+1-[HX2D_j.R22])/2));&quot;&quot;)" office:value-type="float" office:value="-2">
            <text:p>-2</text:p>
          </table:table-cell>
          <table:table-cell table:formula="oooc:=IF([HX2D_i.S22]&lt;&gt;&quot;&quot;;IF(MOD([HX2D_j.S22];2)=0;INT((2*[HX2D_i.S22]-[HX2D_j.S22])/2);INT((2*[HX2D_i.S22]+1-[HX2D_j.S22])/2));&quot;&quot;)">
            <text:p/>
          </table:table-cell>
          <table:table-cell table:formula="oooc:=IF([HX2D_i.T22]&lt;&gt;&quot;&quot;;IF(MOD([HX2D_j.T22];2)=0;INT((2*[HX2D_i.T22]-[HX2D_j.T22])/2);INT((2*[HX2D_i.T22]+1-[HX2D_j.T22])/2));&quot;&quot;)" office:value-type="float" office:value="-1">
            <text:p>-1</text:p>
          </table:table-cell>
          <table:table-cell table:formula="oooc:=IF([HX2D_i.U22]&lt;&gt;&quot;&quot;;IF(MOD([HX2D_j.U22];2)=0;INT((2*[HX2D_i.U22]-[HX2D_j.U22])/2);INT((2*[HX2D_i.U22]+1-[HX2D_j.U22])/2));&quot;&quot;)">
            <text:p/>
          </table:table-cell>
          <table:table-cell table:formula="oooc:=IF([HX2D_i.V22]&lt;&gt;&quot;&quot;;IF(MOD([HX2D_j.V22];2)=0;INT((2*[HX2D_i.V22]-[HX2D_j.V22])/2);INT((2*[HX2D_i.V22]+1-[HX2D_j.V22])/2));&quot;&quot;)" office:value-type="float" office:value="0">
            <text:p>0</text:p>
          </table:table-cell>
          <table:table-cell table:number-columns-repeated="23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X3D_z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1">
          <table:table-cell office:value-type="float" office:value="0">
            <text:p>0</text:p>
          </table:table-cell>
          <table:table-cell table:formula="oooc:=IF([HX2D_i.B2]&lt;&gt;&quot;&quot;;IF(MOD([HX2D_j.B2];2)=0;2*[HX2D_i.B2]-[HX3D_y.B2];2*[HX2D_i.B2]+1-[HX3D_y.B2]);&quot;&quot;)" office:value-type="float" office:value="0">
            <text:p>0</text:p>
          </table:table-cell>
          <table:table-cell table:formula="oooc:=IF([HX2D_i.C2]&lt;&gt;&quot;&quot;;IF(MOD([HX2D_j.C2];2)=0;2*[HX2D_i.C2]-[HX3D_y.C2];2*[HX2D_i.C2]+1-[HX3D_y.C2]);&quot;&quot;)">
            <text:p/>
          </table:table-cell>
          <table:table-cell table:formula="oooc:=IF([HX2D_i.D2]&lt;&gt;&quot;&quot;;IF(MOD([HX2D_j.D2];2)=0;2*[HX2D_i.D2]-[HX3D_y.D2];2*[HX2D_i.D2]+1-[HX3D_y.D2]);&quot;&quot;)" office:value-type="float" office:value="1">
            <text:p>1</text:p>
          </table:table-cell>
          <table:table-cell table:formula="oooc:=IF([HX2D_i.E2]&lt;&gt;&quot;&quot;;IF(MOD([HX2D_j.E2];2)=0;2*[HX2D_i.E2]-[HX3D_y.E2];2*[HX2D_i.E2]+1-[HX3D_y.E2]);&quot;&quot;)">
            <text:p/>
          </table:table-cell>
          <table:table-cell table:formula="oooc:=IF([HX2D_i.F2]&lt;&gt;&quot;&quot;;IF(MOD([HX2D_j.F2];2)=0;2*[HX2D_i.F2]-[HX3D_y.F2];2*[HX2D_i.F2]+1-[HX3D_y.F2]);&quot;&quot;)" office:value-type="float" office:value="2">
            <text:p>2</text:p>
          </table:table-cell>
          <table:table-cell table:formula="oooc:=IF([HX2D_i.G2]&lt;&gt;&quot;&quot;;IF(MOD([HX2D_j.G2];2)=0;2*[HX2D_i.G2]-[HX3D_y.G2];2*[HX2D_i.G2]+1-[HX3D_y.G2]);&quot;&quot;)">
            <text:p/>
          </table:table-cell>
          <table:table-cell table:formula="oooc:=IF([HX2D_i.H2]&lt;&gt;&quot;&quot;;IF(MOD([HX2D_j.H2];2)=0;2*[HX2D_i.H2]-[HX3D_y.H2];2*[HX2D_i.H2]+1-[HX3D_y.H2]);&quot;&quot;)" office:value-type="float" office:value="3">
            <text:p>3</text:p>
          </table:table-cell>
          <table:table-cell table:formula="oooc:=IF([HX2D_i.I2]&lt;&gt;&quot;&quot;;IF(MOD([HX2D_j.I2];2)=0;2*[HX2D_i.I2]-[HX3D_y.I2];2*[HX2D_i.I2]+1-[HX3D_y.I2]);&quot;&quot;)">
            <text:p/>
          </table:table-cell>
          <table:table-cell table:formula="oooc:=IF([HX2D_i.J2]&lt;&gt;&quot;&quot;;IF(MOD([HX2D_j.J2];2)=0;2*[HX2D_i.J2]-[HX3D_y.J2];2*[HX2D_i.J2]+1-[HX3D_y.J2]);&quot;&quot;)" office:value-type="float" office:value="4">
            <text:p>4</text:p>
          </table:table-cell>
          <table:table-cell table:formula="oooc:=IF([HX2D_i.K2]&lt;&gt;&quot;&quot;;IF(MOD([HX2D_j.K2];2)=0;2*[HX2D_i.K2]-[HX3D_y.K2];2*[HX2D_i.K2]+1-[HX3D_y.K2]);&quot;&quot;)">
            <text:p/>
          </table:table-cell>
          <table:table-cell table:formula="oooc:=IF([HX2D_i.L2]&lt;&gt;&quot;&quot;;IF(MOD([HX2D_j.L2];2)=0;2*[HX2D_i.L2]-[HX3D_y.L2];2*[HX2D_i.L2]+1-[HX3D_y.L2]);&quot;&quot;)" office:value-type="float" office:value="5">
            <text:p>5</text:p>
          </table:table-cell>
          <table:table-cell table:formula="oooc:=IF([HX2D_i.M2]&lt;&gt;&quot;&quot;;IF(MOD([HX2D_j.M2];2)=0;2*[HX2D_i.M2]-[HX3D_y.M2];2*[HX2D_i.M2]+1-[HX3D_y.M2]);&quot;&quot;)">
            <text:p/>
          </table:table-cell>
          <table:table-cell table:formula="oooc:=IF([HX2D_i.N2]&lt;&gt;&quot;&quot;;IF(MOD([HX2D_j.N2];2)=0;2*[HX2D_i.N2]-[HX3D_y.N2];2*[HX2D_i.N2]+1-[HX3D_y.N2]);&quot;&quot;)" office:value-type="float" office:value="6">
            <text:p>6</text:p>
          </table:table-cell>
          <table:table-cell table:formula="oooc:=IF([HX2D_i.O2]&lt;&gt;&quot;&quot;;IF(MOD([HX2D_j.O2];2)=0;2*[HX2D_i.O2]-[HX3D_y.O2];2*[HX2D_i.O2]+1-[HX3D_y.O2]);&quot;&quot;)">
            <text:p/>
          </table:table-cell>
          <table:table-cell table:formula="oooc:=IF([HX2D_i.P2]&lt;&gt;&quot;&quot;;IF(MOD([HX2D_j.P2];2)=0;2*[HX2D_i.P2]-[HX3D_y.P2];2*[HX2D_i.P2]+1-[HX3D_y.P2]);&quot;&quot;)" office:value-type="float" office:value="7">
            <text:p>7</text:p>
          </table:table-cell>
          <table:table-cell table:formula="oooc:=IF([HX2D_i.Q2]&lt;&gt;&quot;&quot;;IF(MOD([HX2D_j.Q2];2)=0;2*[HX2D_i.Q2]-[HX3D_y.Q2];2*[HX2D_i.Q2]+1-[HX3D_y.Q2]);&quot;&quot;)">
            <text:p/>
          </table:table-cell>
          <table:table-cell table:formula="oooc:=IF([HX2D_i.R2]&lt;&gt;&quot;&quot;;IF(MOD([HX2D_j.R2];2)=0;2*[HX2D_i.R2]-[HX3D_y.R2];2*[HX2D_i.R2]+1-[HX3D_y.R2]);&quot;&quot;)" office:value-type="float" office:value="8">
            <text:p>8</text:p>
          </table:table-cell>
          <table:table-cell table:formula="oooc:=IF([HX2D_i.S2]&lt;&gt;&quot;&quot;;IF(MOD([HX2D_j.S2];2)=0;2*[HX2D_i.S2]-[HX3D_y.S2];2*[HX2D_i.S2]+1-[HX3D_y.S2]);&quot;&quot;)">
            <text:p/>
          </table:table-cell>
          <table:table-cell table:formula="oooc:=IF([HX2D_i.T2]&lt;&gt;&quot;&quot;;IF(MOD([HX2D_j.T2];2)=0;2*[HX2D_i.T2]-[HX3D_y.T2];2*[HX2D_i.T2]+1-[HX3D_y.T2]);&quot;&quot;)" office:value-type="float" office:value="9">
            <text:p>9</text:p>
          </table:table-cell>
          <table:table-cell table:formula="oooc:=IF([HX2D_i.U2]&lt;&gt;&quot;&quot;;IF(MOD([HX2D_j.U2];2)=0;2*[HX2D_i.U2]-[HX3D_y.U2];2*[HX2D_i.U2]+1-[HX3D_y.U2]);&quot;&quot;)">
            <text:p/>
          </table:table-cell>
          <table:table-cell table:formula="oooc:=IF([HX2D_i.V2]&lt;&gt;&quot;&quot;;IF(MOD([HX2D_j.V2];2)=0;2*[HX2D_i.V2]-[HX3D_y.V2];2*[HX2D_i.V2]+1-[HX3D_y.V2]);&quot;&quot;)" office:value-type="float" office:value="10">
            <text:p>10</text:p>
          </table:table-cell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formula="oooc:=IF([HX2D_i.B3]&lt;&gt;&quot;&quot;;IF(MOD([HX2D_j.B3];2)=0;2*[HX2D_i.B3]-[HX3D_y.B3];2*[HX2D_i.B3]+1-[HX3D_y.B3]);&quot;&quot;)">
            <text:p/>
          </table:table-cell>
          <table:table-cell table:formula="oooc:=IF([HX2D_i.C3]&lt;&gt;&quot;&quot;;IF(MOD([HX2D_j.C3];2)=0;2*[HX2D_i.C3]-[HX3D_y.C3];2*[HX2D_i.C3]+1-[HX3D_y.C3]);&quot;&quot;)" office:value-type="float" office:value="1">
            <text:p>1</text:p>
          </table:table-cell>
          <table:table-cell table:formula="oooc:=IF([HX2D_i.D3]&lt;&gt;&quot;&quot;;IF(MOD([HX2D_j.D3];2)=0;2*[HX2D_i.D3]-[HX3D_y.D3];2*[HX2D_i.D3]+1-[HX3D_y.D3]);&quot;&quot;)">
            <text:p/>
          </table:table-cell>
          <table:table-cell table:formula="oooc:=IF([HX2D_i.E3]&lt;&gt;&quot;&quot;;IF(MOD([HX2D_j.E3];2)=0;2*[HX2D_i.E3]-[HX3D_y.E3];2*[HX2D_i.E3]+1-[HX3D_y.E3]);&quot;&quot;)" office:value-type="float" office:value="2">
            <text:p>2</text:p>
          </table:table-cell>
          <table:table-cell table:formula="oooc:=IF([HX2D_i.F3]&lt;&gt;&quot;&quot;;IF(MOD([HX2D_j.F3];2)=0;2*[HX2D_i.F3]-[HX3D_y.F3];2*[HX2D_i.F3]+1-[HX3D_y.F3]);&quot;&quot;)">
            <text:p/>
          </table:table-cell>
          <table:table-cell table:formula="oooc:=IF([HX2D_i.G3]&lt;&gt;&quot;&quot;;IF(MOD([HX2D_j.G3];2)=0;2*[HX2D_i.G3]-[HX3D_y.G3];2*[HX2D_i.G3]+1-[HX3D_y.G3]);&quot;&quot;)" office:value-type="float" office:value="3">
            <text:p>3</text:p>
          </table:table-cell>
          <table:table-cell table:formula="oooc:=IF([HX2D_i.H3]&lt;&gt;&quot;&quot;;IF(MOD([HX2D_j.H3];2)=0;2*[HX2D_i.H3]-[HX3D_y.H3];2*[HX2D_i.H3]+1-[HX3D_y.H3]);&quot;&quot;)">
            <text:p/>
          </table:table-cell>
          <table:table-cell table:formula="oooc:=IF([HX2D_i.I3]&lt;&gt;&quot;&quot;;IF(MOD([HX2D_j.I3];2)=0;2*[HX2D_i.I3]-[HX3D_y.I3];2*[HX2D_i.I3]+1-[HX3D_y.I3]);&quot;&quot;)" office:value-type="float" office:value="4">
            <text:p>4</text:p>
          </table:table-cell>
          <table:table-cell table:formula="oooc:=IF([HX2D_i.J3]&lt;&gt;&quot;&quot;;IF(MOD([HX2D_j.J3];2)=0;2*[HX2D_i.J3]-[HX3D_y.J3];2*[HX2D_i.J3]+1-[HX3D_y.J3]);&quot;&quot;)">
            <text:p/>
          </table:table-cell>
          <table:table-cell table:formula="oooc:=IF([HX2D_i.K3]&lt;&gt;&quot;&quot;;IF(MOD([HX2D_j.K3];2)=0;2*[HX2D_i.K3]-[HX3D_y.K3];2*[HX2D_i.K3]+1-[HX3D_y.K3]);&quot;&quot;)" office:value-type="float" office:value="5">
            <text:p>5</text:p>
          </table:table-cell>
          <table:table-cell table:formula="oooc:=IF([HX2D_i.L3]&lt;&gt;&quot;&quot;;IF(MOD([HX2D_j.L3];2)=0;2*[HX2D_i.L3]-[HX3D_y.L3];2*[HX2D_i.L3]+1-[HX3D_y.L3]);&quot;&quot;)">
            <text:p/>
          </table:table-cell>
          <table:table-cell table:formula="oooc:=IF([HX2D_i.M3]&lt;&gt;&quot;&quot;;IF(MOD([HX2D_j.M3];2)=0;2*[HX2D_i.M3]-[HX3D_y.M3];2*[HX2D_i.M3]+1-[HX3D_y.M3]);&quot;&quot;)" office:value-type="float" office:value="6">
            <text:p>6</text:p>
          </table:table-cell>
          <table:table-cell table:formula="oooc:=IF([HX2D_i.N3]&lt;&gt;&quot;&quot;;IF(MOD([HX2D_j.N3];2)=0;2*[HX2D_i.N3]-[HX3D_y.N3];2*[HX2D_i.N3]+1-[HX3D_y.N3]);&quot;&quot;)">
            <text:p/>
          </table:table-cell>
          <table:table-cell table:formula="oooc:=IF([HX2D_i.O3]&lt;&gt;&quot;&quot;;IF(MOD([HX2D_j.O3];2)=0;2*[HX2D_i.O3]-[HX3D_y.O3];2*[HX2D_i.O3]+1-[HX3D_y.O3]);&quot;&quot;)" office:value-type="float" office:value="7">
            <text:p>7</text:p>
          </table:table-cell>
          <table:table-cell table:formula="oooc:=IF([HX2D_i.P3]&lt;&gt;&quot;&quot;;IF(MOD([HX2D_j.P3];2)=0;2*[HX2D_i.P3]-[HX3D_y.P3];2*[HX2D_i.P3]+1-[HX3D_y.P3]);&quot;&quot;)">
            <text:p/>
          </table:table-cell>
          <table:table-cell table:formula="oooc:=IF([HX2D_i.Q3]&lt;&gt;&quot;&quot;;IF(MOD([HX2D_j.Q3];2)=0;2*[HX2D_i.Q3]-[HX3D_y.Q3];2*[HX2D_i.Q3]+1-[HX3D_y.Q3]);&quot;&quot;)" office:value-type="float" office:value="8">
            <text:p>8</text:p>
          </table:table-cell>
          <table:table-cell table:formula="oooc:=IF([HX2D_i.R3]&lt;&gt;&quot;&quot;;IF(MOD([HX2D_j.R3];2)=0;2*[HX2D_i.R3]-[HX3D_y.R3];2*[HX2D_i.R3]+1-[HX3D_y.R3]);&quot;&quot;)">
            <text:p/>
          </table:table-cell>
          <table:table-cell table:formula="oooc:=IF([HX2D_i.S3]&lt;&gt;&quot;&quot;;IF(MOD([HX2D_j.S3];2)=0;2*[HX2D_i.S3]-[HX3D_y.S3];2*[HX2D_i.S3]+1-[HX3D_y.S3]);&quot;&quot;)" office:value-type="float" office:value="9">
            <text:p>9</text:p>
          </table:table-cell>
          <table:table-cell table:formula="oooc:=IF([HX2D_i.T3]&lt;&gt;&quot;&quot;;IF(MOD([HX2D_j.T3];2)=0;2*[HX2D_i.T3]-[HX3D_y.T3];2*[HX2D_i.T3]+1-[HX3D_y.T3]);&quot;&quot;)">
            <text:p/>
          </table:table-cell>
          <table:table-cell table:formula="oooc:=IF([HX2D_i.U3]&lt;&gt;&quot;&quot;;IF(MOD([HX2D_j.U3];2)=0;2*[HX2D_i.U3]-[HX3D_y.U3];2*[HX2D_i.U3]+1-[HX3D_y.U3]);&quot;&quot;)" office:value-type="float" office:value="10">
            <text:p>10</text:p>
          </table:table-cell>
          <table:table-cell table:formula="oooc:=IF([HX2D_i.V3]&lt;&gt;&quot;&quot;;IF(MOD([HX2D_j.V3];2)=0;2*[HX2D_i.V3]-[HX3D_y.V3];2*[HX2D_i.V3]+1-[HX3D_y.V3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formula="oooc:=IF([HX2D_i.B4]&lt;&gt;&quot;&quot;;IF(MOD([HX2D_j.B4];2)=0;2*[HX2D_i.B4]-[HX3D_y.B4];2*[HX2D_i.B4]+1-[HX3D_y.B4]);&quot;&quot;)" office:value-type="float" office:value="1">
            <text:p>1</text:p>
          </table:table-cell>
          <table:table-cell table:formula="oooc:=IF([HX2D_i.C4]&lt;&gt;&quot;&quot;;IF(MOD([HX2D_j.C4];2)=0;2*[HX2D_i.C4]-[HX3D_y.C4];2*[HX2D_i.C4]+1-[HX3D_y.C4]);&quot;&quot;)">
            <text:p/>
          </table:table-cell>
          <table:table-cell table:formula="oooc:=IF([HX2D_i.D4]&lt;&gt;&quot;&quot;;IF(MOD([HX2D_j.D4];2)=0;2*[HX2D_i.D4]-[HX3D_y.D4];2*[HX2D_i.D4]+1-[HX3D_y.D4]);&quot;&quot;)" office:value-type="float" office:value="2">
            <text:p>2</text:p>
          </table:table-cell>
          <table:table-cell table:formula="oooc:=IF([HX2D_i.E4]&lt;&gt;&quot;&quot;;IF(MOD([HX2D_j.E4];2)=0;2*[HX2D_i.E4]-[HX3D_y.E4];2*[HX2D_i.E4]+1-[HX3D_y.E4]);&quot;&quot;)">
            <text:p/>
          </table:table-cell>
          <table:table-cell table:formula="oooc:=IF([HX2D_i.F4]&lt;&gt;&quot;&quot;;IF(MOD([HX2D_j.F4];2)=0;2*[HX2D_i.F4]-[HX3D_y.F4];2*[HX2D_i.F4]+1-[HX3D_y.F4]);&quot;&quot;)" office:value-type="float" office:value="3">
            <text:p>3</text:p>
          </table:table-cell>
          <table:table-cell table:formula="oooc:=IF([HX2D_i.G4]&lt;&gt;&quot;&quot;;IF(MOD([HX2D_j.G4];2)=0;2*[HX2D_i.G4]-[HX3D_y.G4];2*[HX2D_i.G4]+1-[HX3D_y.G4]);&quot;&quot;)">
            <text:p/>
          </table:table-cell>
          <table:table-cell table:formula="oooc:=IF([HX2D_i.H4]&lt;&gt;&quot;&quot;;IF(MOD([HX2D_j.H4];2)=0;2*[HX2D_i.H4]-[HX3D_y.H4];2*[HX2D_i.H4]+1-[HX3D_y.H4]);&quot;&quot;)" office:value-type="float" office:value="4">
            <text:p>4</text:p>
          </table:table-cell>
          <table:table-cell table:formula="oooc:=IF([HX2D_i.I4]&lt;&gt;&quot;&quot;;IF(MOD([HX2D_j.I4];2)=0;2*[HX2D_i.I4]-[HX3D_y.I4];2*[HX2D_i.I4]+1-[HX3D_y.I4]);&quot;&quot;)">
            <text:p/>
          </table:table-cell>
          <table:table-cell table:formula="oooc:=IF([HX2D_i.J4]&lt;&gt;&quot;&quot;;IF(MOD([HX2D_j.J4];2)=0;2*[HX2D_i.J4]-[HX3D_y.J4];2*[HX2D_i.J4]+1-[HX3D_y.J4]);&quot;&quot;)" office:value-type="float" office:value="5">
            <text:p>5</text:p>
          </table:table-cell>
          <table:table-cell table:formula="oooc:=IF([HX2D_i.K4]&lt;&gt;&quot;&quot;;IF(MOD([HX2D_j.K4];2)=0;2*[HX2D_i.K4]-[HX3D_y.K4];2*[HX2D_i.K4]+1-[HX3D_y.K4]);&quot;&quot;)">
            <text:p/>
          </table:table-cell>
          <table:table-cell table:formula="oooc:=IF([HX2D_i.L4]&lt;&gt;&quot;&quot;;IF(MOD([HX2D_j.L4];2)=0;2*[HX2D_i.L4]-[HX3D_y.L4];2*[HX2D_i.L4]+1-[HX3D_y.L4]);&quot;&quot;)" office:value-type="float" office:value="6">
            <text:p>6</text:p>
          </table:table-cell>
          <table:table-cell table:formula="oooc:=IF([HX2D_i.M4]&lt;&gt;&quot;&quot;;IF(MOD([HX2D_j.M4];2)=0;2*[HX2D_i.M4]-[HX3D_y.M4];2*[HX2D_i.M4]+1-[HX3D_y.M4]);&quot;&quot;)">
            <text:p/>
          </table:table-cell>
          <table:table-cell table:formula="oooc:=IF([HX2D_i.N4]&lt;&gt;&quot;&quot;;IF(MOD([HX2D_j.N4];2)=0;2*[HX2D_i.N4]-[HX3D_y.N4];2*[HX2D_i.N4]+1-[HX3D_y.N4]);&quot;&quot;)" office:value-type="float" office:value="7">
            <text:p>7</text:p>
          </table:table-cell>
          <table:table-cell table:formula="oooc:=IF([HX2D_i.O4]&lt;&gt;&quot;&quot;;IF(MOD([HX2D_j.O4];2)=0;2*[HX2D_i.O4]-[HX3D_y.O4];2*[HX2D_i.O4]+1-[HX3D_y.O4]);&quot;&quot;)">
            <text:p/>
          </table:table-cell>
          <table:table-cell table:formula="oooc:=IF([HX2D_i.P4]&lt;&gt;&quot;&quot;;IF(MOD([HX2D_j.P4];2)=0;2*[HX2D_i.P4]-[HX3D_y.P4];2*[HX2D_i.P4]+1-[HX3D_y.P4]);&quot;&quot;)" office:value-type="float" office:value="8">
            <text:p>8</text:p>
          </table:table-cell>
          <table:table-cell table:formula="oooc:=IF([HX2D_i.Q4]&lt;&gt;&quot;&quot;;IF(MOD([HX2D_j.Q4];2)=0;2*[HX2D_i.Q4]-[HX3D_y.Q4];2*[HX2D_i.Q4]+1-[HX3D_y.Q4]);&quot;&quot;)">
            <text:p/>
          </table:table-cell>
          <table:table-cell table:formula="oooc:=IF([HX2D_i.R4]&lt;&gt;&quot;&quot;;IF(MOD([HX2D_j.R4];2)=0;2*[HX2D_i.R4]-[HX3D_y.R4];2*[HX2D_i.R4]+1-[HX3D_y.R4]);&quot;&quot;)" office:value-type="float" office:value="9">
            <text:p>9</text:p>
          </table:table-cell>
          <table:table-cell table:formula="oooc:=IF([HX2D_i.S4]&lt;&gt;&quot;&quot;;IF(MOD([HX2D_j.S4];2)=0;2*[HX2D_i.S4]-[HX3D_y.S4];2*[HX2D_i.S4]+1-[HX3D_y.S4]);&quot;&quot;)">
            <text:p/>
          </table:table-cell>
          <table:table-cell table:formula="oooc:=IF([HX2D_i.T4]&lt;&gt;&quot;&quot;;IF(MOD([HX2D_j.T4];2)=0;2*[HX2D_i.T4]-[HX3D_y.T4];2*[HX2D_i.T4]+1-[HX3D_y.T4]);&quot;&quot;)" office:value-type="float" office:value="10">
            <text:p>10</text:p>
          </table:table-cell>
          <table:table-cell table:formula="oooc:=IF([HX2D_i.U4]&lt;&gt;&quot;&quot;;IF(MOD([HX2D_j.U4];2)=0;2*[HX2D_i.U4]-[HX3D_y.U4];2*[HX2D_i.U4]+1-[HX3D_y.U4]);&quot;&quot;)">
            <text:p/>
          </table:table-cell>
          <table:table-cell table:formula="oooc:=IF([HX2D_i.V4]&lt;&gt;&quot;&quot;;IF(MOD([HX2D_j.V4];2)=0;2*[HX2D_i.V4]-[HX3D_y.V4];2*[HX2D_i.V4]+1-[HX3D_y.V4]);&quot;&quot;)" office:value-type="float" office:value="11">
            <text:p>11</text:p>
          </table:table-cell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table:formula="oooc:=IF([HX2D_i.B5]&lt;&gt;&quot;&quot;;IF(MOD([HX2D_j.B5];2)=0;2*[HX2D_i.B5]-[HX3D_y.B5];2*[HX2D_i.B5]+1-[HX3D_y.B5]);&quot;&quot;)">
            <text:p/>
          </table:table-cell>
          <table:table-cell table:formula="oooc:=IF([HX2D_i.C5]&lt;&gt;&quot;&quot;;IF(MOD([HX2D_j.C5];2)=0;2*[HX2D_i.C5]-[HX3D_y.C5];2*[HX2D_i.C5]+1-[HX3D_y.C5]);&quot;&quot;)" office:value-type="float" office:value="2">
            <text:p>2</text:p>
          </table:table-cell>
          <table:table-cell table:formula="oooc:=IF([HX2D_i.D5]&lt;&gt;&quot;&quot;;IF(MOD([HX2D_j.D5];2)=0;2*[HX2D_i.D5]-[HX3D_y.D5];2*[HX2D_i.D5]+1-[HX3D_y.D5]);&quot;&quot;)">
            <text:p/>
          </table:table-cell>
          <table:table-cell table:formula="oooc:=IF([HX2D_i.E5]&lt;&gt;&quot;&quot;;IF(MOD([HX2D_j.E5];2)=0;2*[HX2D_i.E5]-[HX3D_y.E5];2*[HX2D_i.E5]+1-[HX3D_y.E5]);&quot;&quot;)" office:value-type="float" office:value="3">
            <text:p>3</text:p>
          </table:table-cell>
          <table:table-cell table:formula="oooc:=IF([HX2D_i.F5]&lt;&gt;&quot;&quot;;IF(MOD([HX2D_j.F5];2)=0;2*[HX2D_i.F5]-[HX3D_y.F5];2*[HX2D_i.F5]+1-[HX3D_y.F5]);&quot;&quot;)">
            <text:p/>
          </table:table-cell>
          <table:table-cell table:formula="oooc:=IF([HX2D_i.G5]&lt;&gt;&quot;&quot;;IF(MOD([HX2D_j.G5];2)=0;2*[HX2D_i.G5]-[HX3D_y.G5];2*[HX2D_i.G5]+1-[HX3D_y.G5]);&quot;&quot;)" office:value-type="float" office:value="4">
            <text:p>4</text:p>
          </table:table-cell>
          <table:table-cell table:formula="oooc:=IF([HX2D_i.H5]&lt;&gt;&quot;&quot;;IF(MOD([HX2D_j.H5];2)=0;2*[HX2D_i.H5]-[HX3D_y.H5];2*[HX2D_i.H5]+1-[HX3D_y.H5]);&quot;&quot;)">
            <text:p/>
          </table:table-cell>
          <table:table-cell table:formula="oooc:=IF([HX2D_i.I5]&lt;&gt;&quot;&quot;;IF(MOD([HX2D_j.I5];2)=0;2*[HX2D_i.I5]-[HX3D_y.I5];2*[HX2D_i.I5]+1-[HX3D_y.I5]);&quot;&quot;)" office:value-type="float" office:value="5">
            <text:p>5</text:p>
          </table:table-cell>
          <table:table-cell table:formula="oooc:=IF([HX2D_i.J5]&lt;&gt;&quot;&quot;;IF(MOD([HX2D_j.J5];2)=0;2*[HX2D_i.J5]-[HX3D_y.J5];2*[HX2D_i.J5]+1-[HX3D_y.J5]);&quot;&quot;)">
            <text:p/>
          </table:table-cell>
          <table:table-cell table:formula="oooc:=IF([HX2D_i.K5]&lt;&gt;&quot;&quot;;IF(MOD([HX2D_j.K5];2)=0;2*[HX2D_i.K5]-[HX3D_y.K5];2*[HX2D_i.K5]+1-[HX3D_y.K5]);&quot;&quot;)" office:value-type="float" office:value="6">
            <text:p>6</text:p>
          </table:table-cell>
          <table:table-cell table:formula="oooc:=IF([HX2D_i.L5]&lt;&gt;&quot;&quot;;IF(MOD([HX2D_j.L5];2)=0;2*[HX2D_i.L5]-[HX3D_y.L5];2*[HX2D_i.L5]+1-[HX3D_y.L5]);&quot;&quot;)">
            <text:p/>
          </table:table-cell>
          <table:table-cell table:formula="oooc:=IF([HX2D_i.M5]&lt;&gt;&quot;&quot;;IF(MOD([HX2D_j.M5];2)=0;2*[HX2D_i.M5]-[HX3D_y.M5];2*[HX2D_i.M5]+1-[HX3D_y.M5]);&quot;&quot;)" office:value-type="float" office:value="7">
            <text:p>7</text:p>
          </table:table-cell>
          <table:table-cell table:formula="oooc:=IF([HX2D_i.N5]&lt;&gt;&quot;&quot;;IF(MOD([HX2D_j.N5];2)=0;2*[HX2D_i.N5]-[HX3D_y.N5];2*[HX2D_i.N5]+1-[HX3D_y.N5]);&quot;&quot;)">
            <text:p/>
          </table:table-cell>
          <table:table-cell table:formula="oooc:=IF([HX2D_i.O5]&lt;&gt;&quot;&quot;;IF(MOD([HX2D_j.O5];2)=0;2*[HX2D_i.O5]-[HX3D_y.O5];2*[HX2D_i.O5]+1-[HX3D_y.O5]);&quot;&quot;)" office:value-type="float" office:value="8">
            <text:p>8</text:p>
          </table:table-cell>
          <table:table-cell table:formula="oooc:=IF([HX2D_i.P5]&lt;&gt;&quot;&quot;;IF(MOD([HX2D_j.P5];2)=0;2*[HX2D_i.P5]-[HX3D_y.P5];2*[HX2D_i.P5]+1-[HX3D_y.P5]);&quot;&quot;)">
            <text:p/>
          </table:table-cell>
          <table:table-cell table:formula="oooc:=IF([HX2D_i.Q5]&lt;&gt;&quot;&quot;;IF(MOD([HX2D_j.Q5];2)=0;2*[HX2D_i.Q5]-[HX3D_y.Q5];2*[HX2D_i.Q5]+1-[HX3D_y.Q5]);&quot;&quot;)" office:value-type="float" office:value="9">
            <text:p>9</text:p>
          </table:table-cell>
          <table:table-cell table:formula="oooc:=IF([HX2D_i.R5]&lt;&gt;&quot;&quot;;IF(MOD([HX2D_j.R5];2)=0;2*[HX2D_i.R5]-[HX3D_y.R5];2*[HX2D_i.R5]+1-[HX3D_y.R5]);&quot;&quot;)">
            <text:p/>
          </table:table-cell>
          <table:table-cell table:formula="oooc:=IF([HX2D_i.S5]&lt;&gt;&quot;&quot;;IF(MOD([HX2D_j.S5];2)=0;2*[HX2D_i.S5]-[HX3D_y.S5];2*[HX2D_i.S5]+1-[HX3D_y.S5]);&quot;&quot;)" office:value-type="float" office:value="10">
            <text:p>10</text:p>
          </table:table-cell>
          <table:table-cell table:formula="oooc:=IF([HX2D_i.T5]&lt;&gt;&quot;&quot;;IF(MOD([HX2D_j.T5];2)=0;2*[HX2D_i.T5]-[HX3D_y.T5];2*[HX2D_i.T5]+1-[HX3D_y.T5]);&quot;&quot;)">
            <text:p/>
          </table:table-cell>
          <table:table-cell table:formula="oooc:=IF([HX2D_i.U5]&lt;&gt;&quot;&quot;;IF(MOD([HX2D_j.U5];2)=0;2*[HX2D_i.U5]-[HX3D_y.U5];2*[HX2D_i.U5]+1-[HX3D_y.U5]);&quot;&quot;)" office:value-type="float" office:value="11">
            <text:p>11</text:p>
          </table:table-cell>
          <table:table-cell table:formula="oooc:=IF([HX2D_i.V5]&lt;&gt;&quot;&quot;;IF(MOD([HX2D_j.V5];2)=0;2*[HX2D_i.V5]-[HX3D_y.V5];2*[HX2D_i.V5]+1-[HX3D_y.V5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table:formula="oooc:=IF([HX2D_i.B6]&lt;&gt;&quot;&quot;;IF(MOD([HX2D_j.B6];2)=0;2*[HX2D_i.B6]-[HX3D_y.B6];2*[HX2D_i.B6]+1-[HX3D_y.B6]);&quot;&quot;)" office:value-type="float" office:value="2">
            <text:p>2</text:p>
          </table:table-cell>
          <table:table-cell table:formula="oooc:=IF([HX2D_i.C6]&lt;&gt;&quot;&quot;;IF(MOD([HX2D_j.C6];2)=0;2*[HX2D_i.C6]-[HX3D_y.C6];2*[HX2D_i.C6]+1-[HX3D_y.C6]);&quot;&quot;)">
            <text:p/>
          </table:table-cell>
          <table:table-cell table:formula="oooc:=IF([HX2D_i.D6]&lt;&gt;&quot;&quot;;IF(MOD([HX2D_j.D6];2)=0;2*[HX2D_i.D6]-[HX3D_y.D6];2*[HX2D_i.D6]+1-[HX3D_y.D6]);&quot;&quot;)" office:value-type="float" office:value="3">
            <text:p>3</text:p>
          </table:table-cell>
          <table:table-cell table:formula="oooc:=IF([HX2D_i.E6]&lt;&gt;&quot;&quot;;IF(MOD([HX2D_j.E6];2)=0;2*[HX2D_i.E6]-[HX3D_y.E6];2*[HX2D_i.E6]+1-[HX3D_y.E6]);&quot;&quot;)">
            <text:p/>
          </table:table-cell>
          <table:table-cell table:formula="oooc:=IF([HX2D_i.F6]&lt;&gt;&quot;&quot;;IF(MOD([HX2D_j.F6];2)=0;2*[HX2D_i.F6]-[HX3D_y.F6];2*[HX2D_i.F6]+1-[HX3D_y.F6]);&quot;&quot;)" office:value-type="float" office:value="4">
            <text:p>4</text:p>
          </table:table-cell>
          <table:table-cell table:formula="oooc:=IF([HX2D_i.G6]&lt;&gt;&quot;&quot;;IF(MOD([HX2D_j.G6];2)=0;2*[HX2D_i.G6]-[HX3D_y.G6];2*[HX2D_i.G6]+1-[HX3D_y.G6]);&quot;&quot;)">
            <text:p/>
          </table:table-cell>
          <table:table-cell table:formula="oooc:=IF([HX2D_i.H6]&lt;&gt;&quot;&quot;;IF(MOD([HX2D_j.H6];2)=0;2*[HX2D_i.H6]-[HX3D_y.H6];2*[HX2D_i.H6]+1-[HX3D_y.H6]);&quot;&quot;)" office:value-type="float" office:value="5">
            <text:p>5</text:p>
          </table:table-cell>
          <table:table-cell table:formula="oooc:=IF([HX2D_i.I6]&lt;&gt;&quot;&quot;;IF(MOD([HX2D_j.I6];2)=0;2*[HX2D_i.I6]-[HX3D_y.I6];2*[HX2D_i.I6]+1-[HX3D_y.I6]);&quot;&quot;)">
            <text:p/>
          </table:table-cell>
          <table:table-cell table:formula="oooc:=IF([HX2D_i.J6]&lt;&gt;&quot;&quot;;IF(MOD([HX2D_j.J6];2)=0;2*[HX2D_i.J6]-[HX3D_y.J6];2*[HX2D_i.J6]+1-[HX3D_y.J6]);&quot;&quot;)" office:value-type="float" office:value="6">
            <text:p>6</text:p>
          </table:table-cell>
          <table:table-cell table:formula="oooc:=IF([HX2D_i.K6]&lt;&gt;&quot;&quot;;IF(MOD([HX2D_j.K6];2)=0;2*[HX2D_i.K6]-[HX3D_y.K6];2*[HX2D_i.K6]+1-[HX3D_y.K6]);&quot;&quot;)">
            <text:p/>
          </table:table-cell>
          <table:table-cell table:formula="oooc:=IF([HX2D_i.L6]&lt;&gt;&quot;&quot;;IF(MOD([HX2D_j.L6];2)=0;2*[HX2D_i.L6]-[HX3D_y.L6];2*[HX2D_i.L6]+1-[HX3D_y.L6]);&quot;&quot;)" office:value-type="float" office:value="7">
            <text:p>7</text:p>
          </table:table-cell>
          <table:table-cell table:formula="oooc:=IF([HX2D_i.M6]&lt;&gt;&quot;&quot;;IF(MOD([HX2D_j.M6];2)=0;2*[HX2D_i.M6]-[HX3D_y.M6];2*[HX2D_i.M6]+1-[HX3D_y.M6]);&quot;&quot;)">
            <text:p/>
          </table:table-cell>
          <table:table-cell table:formula="oooc:=IF([HX2D_i.N6]&lt;&gt;&quot;&quot;;IF(MOD([HX2D_j.N6];2)=0;2*[HX2D_i.N6]-[HX3D_y.N6];2*[HX2D_i.N6]+1-[HX3D_y.N6]);&quot;&quot;)" office:value-type="float" office:value="8">
            <text:p>8</text:p>
          </table:table-cell>
          <table:table-cell table:formula="oooc:=IF([HX2D_i.O6]&lt;&gt;&quot;&quot;;IF(MOD([HX2D_j.O6];2)=0;2*[HX2D_i.O6]-[HX3D_y.O6];2*[HX2D_i.O6]+1-[HX3D_y.O6]);&quot;&quot;)">
            <text:p/>
          </table:table-cell>
          <table:table-cell table:formula="oooc:=IF([HX2D_i.P6]&lt;&gt;&quot;&quot;;IF(MOD([HX2D_j.P6];2)=0;2*[HX2D_i.P6]-[HX3D_y.P6];2*[HX2D_i.P6]+1-[HX3D_y.P6]);&quot;&quot;)" office:value-type="float" office:value="9">
            <text:p>9</text:p>
          </table:table-cell>
          <table:table-cell table:formula="oooc:=IF([HX2D_i.Q6]&lt;&gt;&quot;&quot;;IF(MOD([HX2D_j.Q6];2)=0;2*[HX2D_i.Q6]-[HX3D_y.Q6];2*[HX2D_i.Q6]+1-[HX3D_y.Q6]);&quot;&quot;)">
            <text:p/>
          </table:table-cell>
          <table:table-cell table:formula="oooc:=IF([HX2D_i.R6]&lt;&gt;&quot;&quot;;IF(MOD([HX2D_j.R6];2)=0;2*[HX2D_i.R6]-[HX3D_y.R6];2*[HX2D_i.R6]+1-[HX3D_y.R6]);&quot;&quot;)" office:value-type="float" office:value="10">
            <text:p>10</text:p>
          </table:table-cell>
          <table:table-cell table:formula="oooc:=IF([HX2D_i.S6]&lt;&gt;&quot;&quot;;IF(MOD([HX2D_j.S6];2)=0;2*[HX2D_i.S6]-[HX3D_y.S6];2*[HX2D_i.S6]+1-[HX3D_y.S6]);&quot;&quot;)">
            <text:p/>
          </table:table-cell>
          <table:table-cell table:formula="oooc:=IF([HX2D_i.T6]&lt;&gt;&quot;&quot;;IF(MOD([HX2D_j.T6];2)=0;2*[HX2D_i.T6]-[HX3D_y.T6];2*[HX2D_i.T6]+1-[HX3D_y.T6]);&quot;&quot;)" office:value-type="float" office:value="11">
            <text:p>11</text:p>
          </table:table-cell>
          <table:table-cell table:formula="oooc:=IF([HX2D_i.U6]&lt;&gt;&quot;&quot;;IF(MOD([HX2D_j.U6];2)=0;2*[HX2D_i.U6]-[HX3D_y.U6];2*[HX2D_i.U6]+1-[HX3D_y.U6]);&quot;&quot;)">
            <text:p/>
          </table:table-cell>
          <table:table-cell table:formula="oooc:=IF([HX2D_i.V6]&lt;&gt;&quot;&quot;;IF(MOD([HX2D_j.V6];2)=0;2*[HX2D_i.V6]-[HX3D_y.V6];2*[HX2D_i.V6]+1-[HX3D_y.V6]);&quot;&quot;)" office:value-type="float" office:value="12">
            <text:p>12</text:p>
          </table:table-cell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table:formula="oooc:=IF([HX2D_i.B7]&lt;&gt;&quot;&quot;;IF(MOD([HX2D_j.B7];2)=0;2*[HX2D_i.B7]-[HX3D_y.B7];2*[HX2D_i.B7]+1-[HX3D_y.B7]);&quot;&quot;)">
            <text:p/>
          </table:table-cell>
          <table:table-cell table:formula="oooc:=IF([HX2D_i.C7]&lt;&gt;&quot;&quot;;IF(MOD([HX2D_j.C7];2)=0;2*[HX2D_i.C7]-[HX3D_y.C7];2*[HX2D_i.C7]+1-[HX3D_y.C7]);&quot;&quot;)" office:value-type="float" office:value="3">
            <text:p>3</text:p>
          </table:table-cell>
          <table:table-cell table:formula="oooc:=IF([HX2D_i.D7]&lt;&gt;&quot;&quot;;IF(MOD([HX2D_j.D7];2)=0;2*[HX2D_i.D7]-[HX3D_y.D7];2*[HX2D_i.D7]+1-[HX3D_y.D7]);&quot;&quot;)">
            <text:p/>
          </table:table-cell>
          <table:table-cell table:formula="oooc:=IF([HX2D_i.E7]&lt;&gt;&quot;&quot;;IF(MOD([HX2D_j.E7];2)=0;2*[HX2D_i.E7]-[HX3D_y.E7];2*[HX2D_i.E7]+1-[HX3D_y.E7]);&quot;&quot;)" office:value-type="float" office:value="4">
            <text:p>4</text:p>
          </table:table-cell>
          <table:table-cell table:formula="oooc:=IF([HX2D_i.F7]&lt;&gt;&quot;&quot;;IF(MOD([HX2D_j.F7];2)=0;2*[HX2D_i.F7]-[HX3D_y.F7];2*[HX2D_i.F7]+1-[HX3D_y.F7]);&quot;&quot;)">
            <text:p/>
          </table:table-cell>
          <table:table-cell table:formula="oooc:=IF([HX2D_i.G7]&lt;&gt;&quot;&quot;;IF(MOD([HX2D_j.G7];2)=0;2*[HX2D_i.G7]-[HX3D_y.G7];2*[HX2D_i.G7]+1-[HX3D_y.G7]);&quot;&quot;)" office:value-type="float" office:value="5">
            <text:p>5</text:p>
          </table:table-cell>
          <table:table-cell table:formula="oooc:=IF([HX2D_i.H7]&lt;&gt;&quot;&quot;;IF(MOD([HX2D_j.H7];2)=0;2*[HX2D_i.H7]-[HX3D_y.H7];2*[HX2D_i.H7]+1-[HX3D_y.H7]);&quot;&quot;)">
            <text:p/>
          </table:table-cell>
          <table:table-cell table:formula="oooc:=IF([HX2D_i.I7]&lt;&gt;&quot;&quot;;IF(MOD([HX2D_j.I7];2)=0;2*[HX2D_i.I7]-[HX3D_y.I7];2*[HX2D_i.I7]+1-[HX3D_y.I7]);&quot;&quot;)" office:value-type="float" office:value="6">
            <text:p>6</text:p>
          </table:table-cell>
          <table:table-cell table:formula="oooc:=IF([HX2D_i.J7]&lt;&gt;&quot;&quot;;IF(MOD([HX2D_j.J7];2)=0;2*[HX2D_i.J7]-[HX3D_y.J7];2*[HX2D_i.J7]+1-[HX3D_y.J7]);&quot;&quot;)">
            <text:p/>
          </table:table-cell>
          <table:table-cell table:formula="oooc:=IF([HX2D_i.K7]&lt;&gt;&quot;&quot;;IF(MOD([HX2D_j.K7];2)=0;2*[HX2D_i.K7]-[HX3D_y.K7];2*[HX2D_i.K7]+1-[HX3D_y.K7]);&quot;&quot;)" office:value-type="float" office:value="7">
            <text:p>7</text:p>
          </table:table-cell>
          <table:table-cell table:formula="oooc:=IF([HX2D_i.L7]&lt;&gt;&quot;&quot;;IF(MOD([HX2D_j.L7];2)=0;2*[HX2D_i.L7]-[HX3D_y.L7];2*[HX2D_i.L7]+1-[HX3D_y.L7]);&quot;&quot;)">
            <text:p/>
          </table:table-cell>
          <table:table-cell table:formula="oooc:=IF([HX2D_i.M7]&lt;&gt;&quot;&quot;;IF(MOD([HX2D_j.M7];2)=0;2*[HX2D_i.M7]-[HX3D_y.M7];2*[HX2D_i.M7]+1-[HX3D_y.M7]);&quot;&quot;)" office:value-type="float" office:value="8">
            <text:p>8</text:p>
          </table:table-cell>
          <table:table-cell table:formula="oooc:=IF([HX2D_i.N7]&lt;&gt;&quot;&quot;;IF(MOD([HX2D_j.N7];2)=0;2*[HX2D_i.N7]-[HX3D_y.N7];2*[HX2D_i.N7]+1-[HX3D_y.N7]);&quot;&quot;)">
            <text:p/>
          </table:table-cell>
          <table:table-cell table:formula="oooc:=IF([HX2D_i.O7]&lt;&gt;&quot;&quot;;IF(MOD([HX2D_j.O7];2)=0;2*[HX2D_i.O7]-[HX3D_y.O7];2*[HX2D_i.O7]+1-[HX3D_y.O7]);&quot;&quot;)" office:value-type="float" office:value="9">
            <text:p>9</text:p>
          </table:table-cell>
          <table:table-cell table:formula="oooc:=IF([HX2D_i.P7]&lt;&gt;&quot;&quot;;IF(MOD([HX2D_j.P7];2)=0;2*[HX2D_i.P7]-[HX3D_y.P7];2*[HX2D_i.P7]+1-[HX3D_y.P7]);&quot;&quot;)">
            <text:p/>
          </table:table-cell>
          <table:table-cell table:formula="oooc:=IF([HX2D_i.Q7]&lt;&gt;&quot;&quot;;IF(MOD([HX2D_j.Q7];2)=0;2*[HX2D_i.Q7]-[HX3D_y.Q7];2*[HX2D_i.Q7]+1-[HX3D_y.Q7]);&quot;&quot;)" office:value-type="float" office:value="10">
            <text:p>10</text:p>
          </table:table-cell>
          <table:table-cell table:formula="oooc:=IF([HX2D_i.R7]&lt;&gt;&quot;&quot;;IF(MOD([HX2D_j.R7];2)=0;2*[HX2D_i.R7]-[HX3D_y.R7];2*[HX2D_i.R7]+1-[HX3D_y.R7]);&quot;&quot;)">
            <text:p/>
          </table:table-cell>
          <table:table-cell table:formula="oooc:=IF([HX2D_i.S7]&lt;&gt;&quot;&quot;;IF(MOD([HX2D_j.S7];2)=0;2*[HX2D_i.S7]-[HX3D_y.S7];2*[HX2D_i.S7]+1-[HX3D_y.S7]);&quot;&quot;)" office:value-type="float" office:value="11">
            <text:p>11</text:p>
          </table:table-cell>
          <table:table-cell table:formula="oooc:=IF([HX2D_i.T7]&lt;&gt;&quot;&quot;;IF(MOD([HX2D_j.T7];2)=0;2*[HX2D_i.T7]-[HX3D_y.T7];2*[HX2D_i.T7]+1-[HX3D_y.T7]);&quot;&quot;)">
            <text:p/>
          </table:table-cell>
          <table:table-cell table:formula="oooc:=IF([HX2D_i.U7]&lt;&gt;&quot;&quot;;IF(MOD([HX2D_j.U7];2)=0;2*[HX2D_i.U7]-[HX3D_y.U7];2*[HX2D_i.U7]+1-[HX3D_y.U7]);&quot;&quot;)" office:value-type="float" office:value="12">
            <text:p>12</text:p>
          </table:table-cell>
          <table:table-cell table:formula="oooc:=IF([HX2D_i.V7]&lt;&gt;&quot;&quot;;IF(MOD([HX2D_j.V7];2)=0;2*[HX2D_i.V7]-[HX3D_y.V7];2*[HX2D_i.V7]+1-[HX3D_y.V7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formula="oooc:=IF([HX2D_i.B8]&lt;&gt;&quot;&quot;;IF(MOD([HX2D_j.B8];2)=0;2*[HX2D_i.B8]-[HX3D_y.B8];2*[HX2D_i.B8]+1-[HX3D_y.B8]);&quot;&quot;)" office:value-type="float" office:value="3">
            <text:p>3</text:p>
          </table:table-cell>
          <table:table-cell table:formula="oooc:=IF([HX2D_i.C8]&lt;&gt;&quot;&quot;;IF(MOD([HX2D_j.C8];2)=0;2*[HX2D_i.C8]-[HX3D_y.C8];2*[HX2D_i.C8]+1-[HX3D_y.C8]);&quot;&quot;)">
            <text:p/>
          </table:table-cell>
          <table:table-cell table:formula="oooc:=IF([HX2D_i.D8]&lt;&gt;&quot;&quot;;IF(MOD([HX2D_j.D8];2)=0;2*[HX2D_i.D8]-[HX3D_y.D8];2*[HX2D_i.D8]+1-[HX3D_y.D8]);&quot;&quot;)" office:value-type="float" office:value="4">
            <text:p>4</text:p>
          </table:table-cell>
          <table:table-cell table:formula="oooc:=IF([HX2D_i.E8]&lt;&gt;&quot;&quot;;IF(MOD([HX2D_j.E8];2)=0;2*[HX2D_i.E8]-[HX3D_y.E8];2*[HX2D_i.E8]+1-[HX3D_y.E8]);&quot;&quot;)">
            <text:p/>
          </table:table-cell>
          <table:table-cell table:formula="oooc:=IF([HX2D_i.F8]&lt;&gt;&quot;&quot;;IF(MOD([HX2D_j.F8];2)=0;2*[HX2D_i.F8]-[HX3D_y.F8];2*[HX2D_i.F8]+1-[HX3D_y.F8]);&quot;&quot;)" office:value-type="float" office:value="5">
            <text:p>5</text:p>
          </table:table-cell>
          <table:table-cell table:formula="oooc:=IF([HX2D_i.G8]&lt;&gt;&quot;&quot;;IF(MOD([HX2D_j.G8];2)=0;2*[HX2D_i.G8]-[HX3D_y.G8];2*[HX2D_i.G8]+1-[HX3D_y.G8]);&quot;&quot;)">
            <text:p/>
          </table:table-cell>
          <table:table-cell table:formula="oooc:=IF([HX2D_i.H8]&lt;&gt;&quot;&quot;;IF(MOD([HX2D_j.H8];2)=0;2*[HX2D_i.H8]-[HX3D_y.H8];2*[HX2D_i.H8]+1-[HX3D_y.H8]);&quot;&quot;)" office:value-type="float" office:value="6">
            <text:p>6</text:p>
          </table:table-cell>
          <table:table-cell table:formula="oooc:=IF([HX2D_i.I8]&lt;&gt;&quot;&quot;;IF(MOD([HX2D_j.I8];2)=0;2*[HX2D_i.I8]-[HX3D_y.I8];2*[HX2D_i.I8]+1-[HX3D_y.I8]);&quot;&quot;)">
            <text:p/>
          </table:table-cell>
          <table:table-cell table:formula="oooc:=IF([HX2D_i.J8]&lt;&gt;&quot;&quot;;IF(MOD([HX2D_j.J8];2)=0;2*[HX2D_i.J8]-[HX3D_y.J8];2*[HX2D_i.J8]+1-[HX3D_y.J8]);&quot;&quot;)" office:value-type="float" office:value="7">
            <text:p>7</text:p>
          </table:table-cell>
          <table:table-cell table:formula="oooc:=IF([HX2D_i.K8]&lt;&gt;&quot;&quot;;IF(MOD([HX2D_j.K8];2)=0;2*[HX2D_i.K8]-[HX3D_y.K8];2*[HX2D_i.K8]+1-[HX3D_y.K8]);&quot;&quot;)">
            <text:p/>
          </table:table-cell>
          <table:table-cell table:formula="oooc:=IF([HX2D_i.L8]&lt;&gt;&quot;&quot;;IF(MOD([HX2D_j.L8];2)=0;2*[HX2D_i.L8]-[HX3D_y.L8];2*[HX2D_i.L8]+1-[HX3D_y.L8]);&quot;&quot;)" office:value-type="float" office:value="8">
            <text:p>8</text:p>
          </table:table-cell>
          <table:table-cell table:formula="oooc:=IF([HX2D_i.M8]&lt;&gt;&quot;&quot;;IF(MOD([HX2D_j.M8];2)=0;2*[HX2D_i.M8]-[HX3D_y.M8];2*[HX2D_i.M8]+1-[HX3D_y.M8]);&quot;&quot;)">
            <text:p/>
          </table:table-cell>
          <table:table-cell table:formula="oooc:=IF([HX2D_i.N8]&lt;&gt;&quot;&quot;;IF(MOD([HX2D_j.N8];2)=0;2*[HX2D_i.N8]-[HX3D_y.N8];2*[HX2D_i.N8]+1-[HX3D_y.N8]);&quot;&quot;)" office:value-type="float" office:value="9">
            <text:p>9</text:p>
          </table:table-cell>
          <table:table-cell table:formula="oooc:=IF([HX2D_i.O8]&lt;&gt;&quot;&quot;;IF(MOD([HX2D_j.O8];2)=0;2*[HX2D_i.O8]-[HX3D_y.O8];2*[HX2D_i.O8]+1-[HX3D_y.O8]);&quot;&quot;)">
            <text:p/>
          </table:table-cell>
          <table:table-cell table:formula="oooc:=IF([HX2D_i.P8]&lt;&gt;&quot;&quot;;IF(MOD([HX2D_j.P8];2)=0;2*[HX2D_i.P8]-[HX3D_y.P8];2*[HX2D_i.P8]+1-[HX3D_y.P8]);&quot;&quot;)" office:value-type="float" office:value="10">
            <text:p>10</text:p>
          </table:table-cell>
          <table:table-cell table:formula="oooc:=IF([HX2D_i.Q8]&lt;&gt;&quot;&quot;;IF(MOD([HX2D_j.Q8];2)=0;2*[HX2D_i.Q8]-[HX3D_y.Q8];2*[HX2D_i.Q8]+1-[HX3D_y.Q8]);&quot;&quot;)">
            <text:p/>
          </table:table-cell>
          <table:table-cell table:formula="oooc:=IF([HX2D_i.R8]&lt;&gt;&quot;&quot;;IF(MOD([HX2D_j.R8];2)=0;2*[HX2D_i.R8]-[HX3D_y.R8];2*[HX2D_i.R8]+1-[HX3D_y.R8]);&quot;&quot;)" office:value-type="float" office:value="11">
            <text:p>11</text:p>
          </table:table-cell>
          <table:table-cell table:formula="oooc:=IF([HX2D_i.S8]&lt;&gt;&quot;&quot;;IF(MOD([HX2D_j.S8];2)=0;2*[HX2D_i.S8]-[HX3D_y.S8];2*[HX2D_i.S8]+1-[HX3D_y.S8]);&quot;&quot;)">
            <text:p/>
          </table:table-cell>
          <table:table-cell table:formula="oooc:=IF([HX2D_i.T8]&lt;&gt;&quot;&quot;;IF(MOD([HX2D_j.T8];2)=0;2*[HX2D_i.T8]-[HX3D_y.T8];2*[HX2D_i.T8]+1-[HX3D_y.T8]);&quot;&quot;)" office:value-type="float" office:value="12">
            <text:p>12</text:p>
          </table:table-cell>
          <table:table-cell table:formula="oooc:=IF([HX2D_i.U8]&lt;&gt;&quot;&quot;;IF(MOD([HX2D_j.U8];2)=0;2*[HX2D_i.U8]-[HX3D_y.U8];2*[HX2D_i.U8]+1-[HX3D_y.U8]);&quot;&quot;)">
            <text:p/>
          </table:table-cell>
          <table:table-cell table:formula="oooc:=IF([HX2D_i.V8]&lt;&gt;&quot;&quot;;IF(MOD([HX2D_j.V8];2)=0;2*[HX2D_i.V8]-[HX3D_y.V8];2*[HX2D_i.V8]+1-[HX3D_y.V8]);&quot;&quot;)" office:value-type="float" office:value="13">
            <text:p>13</text:p>
          </table:table-cell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formula="oooc:=IF([HX2D_i.B9]&lt;&gt;&quot;&quot;;IF(MOD([HX2D_j.B9];2)=0;2*[HX2D_i.B9]-[HX3D_y.B9];2*[HX2D_i.B9]+1-[HX3D_y.B9]);&quot;&quot;)">
            <text:p/>
          </table:table-cell>
          <table:table-cell table:formula="oooc:=IF([HX2D_i.C9]&lt;&gt;&quot;&quot;;IF(MOD([HX2D_j.C9];2)=0;2*[HX2D_i.C9]-[HX3D_y.C9];2*[HX2D_i.C9]+1-[HX3D_y.C9]);&quot;&quot;)" office:value-type="float" office:value="4">
            <text:p>4</text:p>
          </table:table-cell>
          <table:table-cell table:formula="oooc:=IF([HX2D_i.D9]&lt;&gt;&quot;&quot;;IF(MOD([HX2D_j.D9];2)=0;2*[HX2D_i.D9]-[HX3D_y.D9];2*[HX2D_i.D9]+1-[HX3D_y.D9]);&quot;&quot;)">
            <text:p/>
          </table:table-cell>
          <table:table-cell table:formula="oooc:=IF([HX2D_i.E9]&lt;&gt;&quot;&quot;;IF(MOD([HX2D_j.E9];2)=0;2*[HX2D_i.E9]-[HX3D_y.E9];2*[HX2D_i.E9]+1-[HX3D_y.E9]);&quot;&quot;)" office:value-type="float" office:value="5">
            <text:p>5</text:p>
          </table:table-cell>
          <table:table-cell table:formula="oooc:=IF([HX2D_i.F9]&lt;&gt;&quot;&quot;;IF(MOD([HX2D_j.F9];2)=0;2*[HX2D_i.F9]-[HX3D_y.F9];2*[HX2D_i.F9]+1-[HX3D_y.F9]);&quot;&quot;)">
            <text:p/>
          </table:table-cell>
          <table:table-cell table:formula="oooc:=IF([HX2D_i.G9]&lt;&gt;&quot;&quot;;IF(MOD([HX2D_j.G9];2)=0;2*[HX2D_i.G9]-[HX3D_y.G9];2*[HX2D_i.G9]+1-[HX3D_y.G9]);&quot;&quot;)" office:value-type="float" office:value="6">
            <text:p>6</text:p>
          </table:table-cell>
          <table:table-cell table:formula="oooc:=IF([HX2D_i.H9]&lt;&gt;&quot;&quot;;IF(MOD([HX2D_j.H9];2)=0;2*[HX2D_i.H9]-[HX3D_y.H9];2*[HX2D_i.H9]+1-[HX3D_y.H9]);&quot;&quot;)">
            <text:p/>
          </table:table-cell>
          <table:table-cell table:formula="oooc:=IF([HX2D_i.I9]&lt;&gt;&quot;&quot;;IF(MOD([HX2D_j.I9];2)=0;2*[HX2D_i.I9]-[HX3D_y.I9];2*[HX2D_i.I9]+1-[HX3D_y.I9]);&quot;&quot;)" office:value-type="float" office:value="7">
            <text:p>7</text:p>
          </table:table-cell>
          <table:table-cell table:formula="oooc:=IF([HX2D_i.J9]&lt;&gt;&quot;&quot;;IF(MOD([HX2D_j.J9];2)=0;2*[HX2D_i.J9]-[HX3D_y.J9];2*[HX2D_i.J9]+1-[HX3D_y.J9]);&quot;&quot;)">
            <text:p/>
          </table:table-cell>
          <table:table-cell table:formula="oooc:=IF([HX2D_i.K9]&lt;&gt;&quot;&quot;;IF(MOD([HX2D_j.K9];2)=0;2*[HX2D_i.K9]-[HX3D_y.K9];2*[HX2D_i.K9]+1-[HX3D_y.K9]);&quot;&quot;)" office:value-type="float" office:value="8">
            <text:p>8</text:p>
          </table:table-cell>
          <table:table-cell table:formula="oooc:=IF([HX2D_i.L9]&lt;&gt;&quot;&quot;;IF(MOD([HX2D_j.L9];2)=0;2*[HX2D_i.L9]-[HX3D_y.L9];2*[HX2D_i.L9]+1-[HX3D_y.L9]);&quot;&quot;)">
            <text:p/>
          </table:table-cell>
          <table:table-cell table:formula="oooc:=IF([HX2D_i.M9]&lt;&gt;&quot;&quot;;IF(MOD([HX2D_j.M9];2)=0;2*[HX2D_i.M9]-[HX3D_y.M9];2*[HX2D_i.M9]+1-[HX3D_y.M9]);&quot;&quot;)" office:value-type="float" office:value="9">
            <text:p>9</text:p>
          </table:table-cell>
          <table:table-cell table:formula="oooc:=IF([HX2D_i.N9]&lt;&gt;&quot;&quot;;IF(MOD([HX2D_j.N9];2)=0;2*[HX2D_i.N9]-[HX3D_y.N9];2*[HX2D_i.N9]+1-[HX3D_y.N9]);&quot;&quot;)">
            <text:p/>
          </table:table-cell>
          <table:table-cell table:formula="oooc:=IF([HX2D_i.O9]&lt;&gt;&quot;&quot;;IF(MOD([HX2D_j.O9];2)=0;2*[HX2D_i.O9]-[HX3D_y.O9];2*[HX2D_i.O9]+1-[HX3D_y.O9]);&quot;&quot;)" office:value-type="float" office:value="10">
            <text:p>10</text:p>
          </table:table-cell>
          <table:table-cell table:formula="oooc:=IF([HX2D_i.P9]&lt;&gt;&quot;&quot;;IF(MOD([HX2D_j.P9];2)=0;2*[HX2D_i.P9]-[HX3D_y.P9];2*[HX2D_i.P9]+1-[HX3D_y.P9]);&quot;&quot;)">
            <text:p/>
          </table:table-cell>
          <table:table-cell table:formula="oooc:=IF([HX2D_i.Q9]&lt;&gt;&quot;&quot;;IF(MOD([HX2D_j.Q9];2)=0;2*[HX2D_i.Q9]-[HX3D_y.Q9];2*[HX2D_i.Q9]+1-[HX3D_y.Q9]);&quot;&quot;)" office:value-type="float" office:value="11">
            <text:p>11</text:p>
          </table:table-cell>
          <table:table-cell table:formula="oooc:=IF([HX2D_i.R9]&lt;&gt;&quot;&quot;;IF(MOD([HX2D_j.R9];2)=0;2*[HX2D_i.R9]-[HX3D_y.R9];2*[HX2D_i.R9]+1-[HX3D_y.R9]);&quot;&quot;)">
            <text:p/>
          </table:table-cell>
          <table:table-cell table:formula="oooc:=IF([HX2D_i.S9]&lt;&gt;&quot;&quot;;IF(MOD([HX2D_j.S9];2)=0;2*[HX2D_i.S9]-[HX3D_y.S9];2*[HX2D_i.S9]+1-[HX3D_y.S9]);&quot;&quot;)" office:value-type="float" office:value="12">
            <text:p>12</text:p>
          </table:table-cell>
          <table:table-cell table:formula="oooc:=IF([HX2D_i.T9]&lt;&gt;&quot;&quot;;IF(MOD([HX2D_j.T9];2)=0;2*[HX2D_i.T9]-[HX3D_y.T9];2*[HX2D_i.T9]+1-[HX3D_y.T9]);&quot;&quot;)">
            <text:p/>
          </table:table-cell>
          <table:table-cell table:formula="oooc:=IF([HX2D_i.U9]&lt;&gt;&quot;&quot;;IF(MOD([HX2D_j.U9];2)=0;2*[HX2D_i.U9]-[HX3D_y.U9];2*[HX2D_i.U9]+1-[HX3D_y.U9]);&quot;&quot;)" office:value-type="float" office:value="13">
            <text:p>13</text:p>
          </table:table-cell>
          <table:table-cell table:formula="oooc:=IF([HX2D_i.V9]&lt;&gt;&quot;&quot;;IF(MOD([HX2D_j.V9];2)=0;2*[HX2D_i.V9]-[HX3D_y.V9];2*[HX2D_i.V9]+1-[HX3D_y.V9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table:formula="oooc:=IF([HX2D_i.B10]&lt;&gt;&quot;&quot;;IF(MOD([HX2D_j.B10];2)=0;2*[HX2D_i.B10]-[HX3D_y.B10];2*[HX2D_i.B10]+1-[HX3D_y.B10]);&quot;&quot;)" office:value-type="float" office:value="4">
            <text:p>4</text:p>
          </table:table-cell>
          <table:table-cell table:formula="oooc:=IF([HX2D_i.C10]&lt;&gt;&quot;&quot;;IF(MOD([HX2D_j.C10];2)=0;2*[HX2D_i.C10]-[HX3D_y.C10];2*[HX2D_i.C10]+1-[HX3D_y.C10]);&quot;&quot;)">
            <text:p/>
          </table:table-cell>
          <table:table-cell table:formula="oooc:=IF([HX2D_i.D10]&lt;&gt;&quot;&quot;;IF(MOD([HX2D_j.D10];2)=0;2*[HX2D_i.D10]-[HX3D_y.D10];2*[HX2D_i.D10]+1-[HX3D_y.D10]);&quot;&quot;)" office:value-type="float" office:value="5">
            <text:p>5</text:p>
          </table:table-cell>
          <table:table-cell table:formula="oooc:=IF([HX2D_i.E10]&lt;&gt;&quot;&quot;;IF(MOD([HX2D_j.E10];2)=0;2*[HX2D_i.E10]-[HX3D_y.E10];2*[HX2D_i.E10]+1-[HX3D_y.E10]);&quot;&quot;)">
            <text:p/>
          </table:table-cell>
          <table:table-cell table:formula="oooc:=IF([HX2D_i.F10]&lt;&gt;&quot;&quot;;IF(MOD([HX2D_j.F10];2)=0;2*[HX2D_i.F10]-[HX3D_y.F10];2*[HX2D_i.F10]+1-[HX3D_y.F10]);&quot;&quot;)" office:value-type="float" office:value="6">
            <text:p>6</text:p>
          </table:table-cell>
          <table:table-cell table:formula="oooc:=IF([HX2D_i.G10]&lt;&gt;&quot;&quot;;IF(MOD([HX2D_j.G10];2)=0;2*[HX2D_i.G10]-[HX3D_y.G10];2*[HX2D_i.G10]+1-[HX3D_y.G10]);&quot;&quot;)">
            <text:p/>
          </table:table-cell>
          <table:table-cell table:formula="oooc:=IF([HX2D_i.H10]&lt;&gt;&quot;&quot;;IF(MOD([HX2D_j.H10];2)=0;2*[HX2D_i.H10]-[HX3D_y.H10];2*[HX2D_i.H10]+1-[HX3D_y.H10]);&quot;&quot;)" office:value-type="float" office:value="7">
            <text:p>7</text:p>
          </table:table-cell>
          <table:table-cell table:formula="oooc:=IF([HX2D_i.I10]&lt;&gt;&quot;&quot;;IF(MOD([HX2D_j.I10];2)=0;2*[HX2D_i.I10]-[HX3D_y.I10];2*[HX2D_i.I10]+1-[HX3D_y.I10]);&quot;&quot;)">
            <text:p/>
          </table:table-cell>
          <table:table-cell table:formula="oooc:=IF([HX2D_i.J10]&lt;&gt;&quot;&quot;;IF(MOD([HX2D_j.J10];2)=0;2*[HX2D_i.J10]-[HX3D_y.J10];2*[HX2D_i.J10]+1-[HX3D_y.J10]);&quot;&quot;)" office:value-type="float" office:value="8">
            <text:p>8</text:p>
          </table:table-cell>
          <table:table-cell table:formula="oooc:=IF([HX2D_i.K10]&lt;&gt;&quot;&quot;;IF(MOD([HX2D_j.K10];2)=0;2*[HX2D_i.K10]-[HX3D_y.K10];2*[HX2D_i.K10]+1-[HX3D_y.K10]);&quot;&quot;)">
            <text:p/>
          </table:table-cell>
          <table:table-cell table:formula="oooc:=IF([HX2D_i.L10]&lt;&gt;&quot;&quot;;IF(MOD([HX2D_j.L10];2)=0;2*[HX2D_i.L10]-[HX3D_y.L10];2*[HX2D_i.L10]+1-[HX3D_y.L10]);&quot;&quot;)" office:value-type="float" office:value="9">
            <text:p>9</text:p>
          </table:table-cell>
          <table:table-cell table:formula="oooc:=IF([HX2D_i.M10]&lt;&gt;&quot;&quot;;IF(MOD([HX2D_j.M10];2)=0;2*[HX2D_i.M10]-[HX3D_y.M10];2*[HX2D_i.M10]+1-[HX3D_y.M10]);&quot;&quot;)">
            <text:p/>
          </table:table-cell>
          <table:table-cell table:formula="oooc:=IF([HX2D_i.N10]&lt;&gt;&quot;&quot;;IF(MOD([HX2D_j.N10];2)=0;2*[HX2D_i.N10]-[HX3D_y.N10];2*[HX2D_i.N10]+1-[HX3D_y.N10]);&quot;&quot;)" office:value-type="float" office:value="10">
            <text:p>10</text:p>
          </table:table-cell>
          <table:table-cell table:formula="oooc:=IF([HX2D_i.O10]&lt;&gt;&quot;&quot;;IF(MOD([HX2D_j.O10];2)=0;2*[HX2D_i.O10]-[HX3D_y.O10];2*[HX2D_i.O10]+1-[HX3D_y.O10]);&quot;&quot;)">
            <text:p/>
          </table:table-cell>
          <table:table-cell table:formula="oooc:=IF([HX2D_i.P10]&lt;&gt;&quot;&quot;;IF(MOD([HX2D_j.P10];2)=0;2*[HX2D_i.P10]-[HX3D_y.P10];2*[HX2D_i.P10]+1-[HX3D_y.P10]);&quot;&quot;)" office:value-type="float" office:value="11">
            <text:p>11</text:p>
          </table:table-cell>
          <table:table-cell table:formula="oooc:=IF([HX2D_i.Q10]&lt;&gt;&quot;&quot;;IF(MOD([HX2D_j.Q10];2)=0;2*[HX2D_i.Q10]-[HX3D_y.Q10];2*[HX2D_i.Q10]+1-[HX3D_y.Q10]);&quot;&quot;)">
            <text:p/>
          </table:table-cell>
          <table:table-cell table:formula="oooc:=IF([HX2D_i.R10]&lt;&gt;&quot;&quot;;IF(MOD([HX2D_j.R10];2)=0;2*[HX2D_i.R10]-[HX3D_y.R10];2*[HX2D_i.R10]+1-[HX3D_y.R10]);&quot;&quot;)" office:value-type="float" office:value="12">
            <text:p>12</text:p>
          </table:table-cell>
          <table:table-cell table:formula="oooc:=IF([HX2D_i.S10]&lt;&gt;&quot;&quot;;IF(MOD([HX2D_j.S10];2)=0;2*[HX2D_i.S10]-[HX3D_y.S10];2*[HX2D_i.S10]+1-[HX3D_y.S10]);&quot;&quot;)">
            <text:p/>
          </table:table-cell>
          <table:table-cell table:formula="oooc:=IF([HX2D_i.T10]&lt;&gt;&quot;&quot;;IF(MOD([HX2D_j.T10];2)=0;2*[HX2D_i.T10]-[HX3D_y.T10];2*[HX2D_i.T10]+1-[HX3D_y.T10]);&quot;&quot;)" office:value-type="float" office:value="13">
            <text:p>13</text:p>
          </table:table-cell>
          <table:table-cell table:formula="oooc:=IF([HX2D_i.U10]&lt;&gt;&quot;&quot;;IF(MOD([HX2D_j.U10];2)=0;2*[HX2D_i.U10]-[HX3D_y.U10];2*[HX2D_i.U10]+1-[HX3D_y.U10]);&quot;&quot;)">
            <text:p/>
          </table:table-cell>
          <table:table-cell table:formula="oooc:=IF([HX2D_i.V10]&lt;&gt;&quot;&quot;;IF(MOD([HX2D_j.V10];2)=0;2*[HX2D_i.V10]-[HX3D_y.V10];2*[HX2D_i.V10]+1-[HX3D_y.V10]);&quot;&quot;)" office:value-type="float" office:value="14">
            <text:p>14</text:p>
          </table:table-cell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formula="oooc:=IF([HX2D_i.B11]&lt;&gt;&quot;&quot;;IF(MOD([HX2D_j.B11];2)=0;2*[HX2D_i.B11]-[HX3D_y.B11];2*[HX2D_i.B11]+1-[HX3D_y.B11]);&quot;&quot;)">
            <text:p/>
          </table:table-cell>
          <table:table-cell table:formula="oooc:=IF([HX2D_i.C11]&lt;&gt;&quot;&quot;;IF(MOD([HX2D_j.C11];2)=0;2*[HX2D_i.C11]-[HX3D_y.C11];2*[HX2D_i.C11]+1-[HX3D_y.C11]);&quot;&quot;)" office:value-type="float" office:value="5">
            <text:p>5</text:p>
          </table:table-cell>
          <table:table-cell table:formula="oooc:=IF([HX2D_i.D11]&lt;&gt;&quot;&quot;;IF(MOD([HX2D_j.D11];2)=0;2*[HX2D_i.D11]-[HX3D_y.D11];2*[HX2D_i.D11]+1-[HX3D_y.D11]);&quot;&quot;)">
            <text:p/>
          </table:table-cell>
          <table:table-cell table:formula="oooc:=IF([HX2D_i.E11]&lt;&gt;&quot;&quot;;IF(MOD([HX2D_j.E11];2)=0;2*[HX2D_i.E11]-[HX3D_y.E11];2*[HX2D_i.E11]+1-[HX3D_y.E11]);&quot;&quot;)" office:value-type="float" office:value="6">
            <text:p>6</text:p>
          </table:table-cell>
          <table:table-cell table:formula="oooc:=IF([HX2D_i.F11]&lt;&gt;&quot;&quot;;IF(MOD([HX2D_j.F11];2)=0;2*[HX2D_i.F11]-[HX3D_y.F11];2*[HX2D_i.F11]+1-[HX3D_y.F11]);&quot;&quot;)">
            <text:p/>
          </table:table-cell>
          <table:table-cell table:formula="oooc:=IF([HX2D_i.G11]&lt;&gt;&quot;&quot;;IF(MOD([HX2D_j.G11];2)=0;2*[HX2D_i.G11]-[HX3D_y.G11];2*[HX2D_i.G11]+1-[HX3D_y.G11]);&quot;&quot;)" office:value-type="float" office:value="7">
            <text:p>7</text:p>
          </table:table-cell>
          <table:table-cell table:formula="oooc:=IF([HX2D_i.H11]&lt;&gt;&quot;&quot;;IF(MOD([HX2D_j.H11];2)=0;2*[HX2D_i.H11]-[HX3D_y.H11];2*[HX2D_i.H11]+1-[HX3D_y.H11]);&quot;&quot;)">
            <text:p/>
          </table:table-cell>
          <table:table-cell table:formula="oooc:=IF([HX2D_i.I11]&lt;&gt;&quot;&quot;;IF(MOD([HX2D_j.I11];2)=0;2*[HX2D_i.I11]-[HX3D_y.I11];2*[HX2D_i.I11]+1-[HX3D_y.I11]);&quot;&quot;)" office:value-type="float" office:value="8">
            <text:p>8</text:p>
          </table:table-cell>
          <table:table-cell table:formula="oooc:=IF([HX2D_i.J11]&lt;&gt;&quot;&quot;;IF(MOD([HX2D_j.J11];2)=0;2*[HX2D_i.J11]-[HX3D_y.J11];2*[HX2D_i.J11]+1-[HX3D_y.J11]);&quot;&quot;)">
            <text:p/>
          </table:table-cell>
          <table:table-cell table:formula="oooc:=IF([HX2D_i.K11]&lt;&gt;&quot;&quot;;IF(MOD([HX2D_j.K11];2)=0;2*[HX2D_i.K11]-[HX3D_y.K11];2*[HX2D_i.K11]+1-[HX3D_y.K11]);&quot;&quot;)" office:value-type="float" office:value="9">
            <text:p>9</text:p>
          </table:table-cell>
          <table:table-cell table:formula="oooc:=IF([HX2D_i.L11]&lt;&gt;&quot;&quot;;IF(MOD([HX2D_j.L11];2)=0;2*[HX2D_i.L11]-[HX3D_y.L11];2*[HX2D_i.L11]+1-[HX3D_y.L11]);&quot;&quot;)">
            <text:p/>
          </table:table-cell>
          <table:table-cell table:formula="oooc:=IF([HX2D_i.M11]&lt;&gt;&quot;&quot;;IF(MOD([HX2D_j.M11];2)=0;2*[HX2D_i.M11]-[HX3D_y.M11];2*[HX2D_i.M11]+1-[HX3D_y.M11]);&quot;&quot;)" office:value-type="float" office:value="10">
            <text:p>10</text:p>
          </table:table-cell>
          <table:table-cell table:formula="oooc:=IF([HX2D_i.N11]&lt;&gt;&quot;&quot;;IF(MOD([HX2D_j.N11];2)=0;2*[HX2D_i.N11]-[HX3D_y.N11];2*[HX2D_i.N11]+1-[HX3D_y.N11]);&quot;&quot;)">
            <text:p/>
          </table:table-cell>
          <table:table-cell table:formula="oooc:=IF([HX2D_i.O11]&lt;&gt;&quot;&quot;;IF(MOD([HX2D_j.O11];2)=0;2*[HX2D_i.O11]-[HX3D_y.O11];2*[HX2D_i.O11]+1-[HX3D_y.O11]);&quot;&quot;)" office:value-type="float" office:value="11">
            <text:p>11</text:p>
          </table:table-cell>
          <table:table-cell table:formula="oooc:=IF([HX2D_i.P11]&lt;&gt;&quot;&quot;;IF(MOD([HX2D_j.P11];2)=0;2*[HX2D_i.P11]-[HX3D_y.P11];2*[HX2D_i.P11]+1-[HX3D_y.P11]);&quot;&quot;)">
            <text:p/>
          </table:table-cell>
          <table:table-cell table:formula="oooc:=IF([HX2D_i.Q11]&lt;&gt;&quot;&quot;;IF(MOD([HX2D_j.Q11];2)=0;2*[HX2D_i.Q11]-[HX3D_y.Q11];2*[HX2D_i.Q11]+1-[HX3D_y.Q11]);&quot;&quot;)" office:value-type="float" office:value="12">
            <text:p>12</text:p>
          </table:table-cell>
          <table:table-cell table:formula="oooc:=IF([HX2D_i.R11]&lt;&gt;&quot;&quot;;IF(MOD([HX2D_j.R11];2)=0;2*[HX2D_i.R11]-[HX3D_y.R11];2*[HX2D_i.R11]+1-[HX3D_y.R11]);&quot;&quot;)">
            <text:p/>
          </table:table-cell>
          <table:table-cell table:formula="oooc:=IF([HX2D_i.S11]&lt;&gt;&quot;&quot;;IF(MOD([HX2D_j.S11];2)=0;2*[HX2D_i.S11]-[HX3D_y.S11];2*[HX2D_i.S11]+1-[HX3D_y.S11]);&quot;&quot;)" office:value-type="float" office:value="13">
            <text:p>13</text:p>
          </table:table-cell>
          <table:table-cell table:formula="oooc:=IF([HX2D_i.T11]&lt;&gt;&quot;&quot;;IF(MOD([HX2D_j.T11];2)=0;2*[HX2D_i.T11]-[HX3D_y.T11];2*[HX2D_i.T11]+1-[HX3D_y.T11]);&quot;&quot;)">
            <text:p/>
          </table:table-cell>
          <table:table-cell table:formula="oooc:=IF([HX2D_i.U11]&lt;&gt;&quot;&quot;;IF(MOD([HX2D_j.U11];2)=0;2*[HX2D_i.U11]-[HX3D_y.U11];2*[HX2D_i.U11]+1-[HX3D_y.U11]);&quot;&quot;)" office:value-type="float" office:value="14">
            <text:p>14</text:p>
          </table:table-cell>
          <table:table-cell table:formula="oooc:=IF([HX2D_i.V11]&lt;&gt;&quot;&quot;;IF(MOD([HX2D_j.V11];2)=0;2*[HX2D_i.V11]-[HX3D_y.V11];2*[HX2D_i.V11]+1-[HX3D_y.V11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table:formula="oooc:=IF([HX2D_i.B12]&lt;&gt;&quot;&quot;;IF(MOD([HX2D_j.B12];2)=0;2*[HX2D_i.B12]-[HX3D_y.B12];2*[HX2D_i.B12]+1-[HX3D_y.B12]);&quot;&quot;)" office:value-type="float" office:value="5">
            <text:p>5</text:p>
          </table:table-cell>
          <table:table-cell table:formula="oooc:=IF([HX2D_i.C12]&lt;&gt;&quot;&quot;;IF(MOD([HX2D_j.C12];2)=0;2*[HX2D_i.C12]-[HX3D_y.C12];2*[HX2D_i.C12]+1-[HX3D_y.C12]);&quot;&quot;)">
            <text:p/>
          </table:table-cell>
          <table:table-cell table:formula="oooc:=IF([HX2D_i.D12]&lt;&gt;&quot;&quot;;IF(MOD([HX2D_j.D12];2)=0;2*[HX2D_i.D12]-[HX3D_y.D12];2*[HX2D_i.D12]+1-[HX3D_y.D12]);&quot;&quot;)" office:value-type="float" office:value="6">
            <text:p>6</text:p>
          </table:table-cell>
          <table:table-cell table:formula="oooc:=IF([HX2D_i.E12]&lt;&gt;&quot;&quot;;IF(MOD([HX2D_j.E12];2)=0;2*[HX2D_i.E12]-[HX3D_y.E12];2*[HX2D_i.E12]+1-[HX3D_y.E12]);&quot;&quot;)">
            <text:p/>
          </table:table-cell>
          <table:table-cell table:formula="oooc:=IF([HX2D_i.F12]&lt;&gt;&quot;&quot;;IF(MOD([HX2D_j.F12];2)=0;2*[HX2D_i.F12]-[HX3D_y.F12];2*[HX2D_i.F12]+1-[HX3D_y.F12]);&quot;&quot;)" office:value-type="float" office:value="7">
            <text:p>7</text:p>
          </table:table-cell>
          <table:table-cell table:formula="oooc:=IF([HX2D_i.G12]&lt;&gt;&quot;&quot;;IF(MOD([HX2D_j.G12];2)=0;2*[HX2D_i.G12]-[HX3D_y.G12];2*[HX2D_i.G12]+1-[HX3D_y.G12]);&quot;&quot;)">
            <text:p/>
          </table:table-cell>
          <table:table-cell table:formula="oooc:=IF([HX2D_i.H12]&lt;&gt;&quot;&quot;;IF(MOD([HX2D_j.H12];2)=0;2*[HX2D_i.H12]-[HX3D_y.H12];2*[HX2D_i.H12]+1-[HX3D_y.H12]);&quot;&quot;)" office:value-type="float" office:value="8">
            <text:p>8</text:p>
          </table:table-cell>
          <table:table-cell table:formula="oooc:=IF([HX2D_i.I12]&lt;&gt;&quot;&quot;;IF(MOD([HX2D_j.I12];2)=0;2*[HX2D_i.I12]-[HX3D_y.I12];2*[HX2D_i.I12]+1-[HX3D_y.I12]);&quot;&quot;)">
            <text:p/>
          </table:table-cell>
          <table:table-cell table:formula="oooc:=IF([HX2D_i.J12]&lt;&gt;&quot;&quot;;IF(MOD([HX2D_j.J12];2)=0;2*[HX2D_i.J12]-[HX3D_y.J12];2*[HX2D_i.J12]+1-[HX3D_y.J12]);&quot;&quot;)" office:value-type="float" office:value="9">
            <text:p>9</text:p>
          </table:table-cell>
          <table:table-cell table:formula="oooc:=IF([HX2D_i.K12]&lt;&gt;&quot;&quot;;IF(MOD([HX2D_j.K12];2)=0;2*[HX2D_i.K12]-[HX3D_y.K12];2*[HX2D_i.K12]+1-[HX3D_y.K12]);&quot;&quot;)">
            <text:p/>
          </table:table-cell>
          <table:table-cell table:formula="oooc:=IF([HX2D_i.L12]&lt;&gt;&quot;&quot;;IF(MOD([HX2D_j.L12];2)=0;2*[HX2D_i.L12]-[HX3D_y.L12];2*[HX2D_i.L12]+1-[HX3D_y.L12]);&quot;&quot;)" office:value-type="float" office:value="10">
            <text:p>10</text:p>
          </table:table-cell>
          <table:table-cell table:formula="oooc:=IF([HX2D_i.M12]&lt;&gt;&quot;&quot;;IF(MOD([HX2D_j.M12];2)=0;2*[HX2D_i.M12]-[HX3D_y.M12];2*[HX2D_i.M12]+1-[HX3D_y.M12]);&quot;&quot;)">
            <text:p/>
          </table:table-cell>
          <table:table-cell table:formula="oooc:=IF([HX2D_i.N12]&lt;&gt;&quot;&quot;;IF(MOD([HX2D_j.N12];2)=0;2*[HX2D_i.N12]-[HX3D_y.N12];2*[HX2D_i.N12]+1-[HX3D_y.N12]);&quot;&quot;)" office:value-type="float" office:value="11">
            <text:p>11</text:p>
          </table:table-cell>
          <table:table-cell table:formula="oooc:=IF([HX2D_i.O12]&lt;&gt;&quot;&quot;;IF(MOD([HX2D_j.O12];2)=0;2*[HX2D_i.O12]-[HX3D_y.O12];2*[HX2D_i.O12]+1-[HX3D_y.O12]);&quot;&quot;)">
            <text:p/>
          </table:table-cell>
          <table:table-cell table:formula="oooc:=IF([HX2D_i.P12]&lt;&gt;&quot;&quot;;IF(MOD([HX2D_j.P12];2)=0;2*[HX2D_i.P12]-[HX3D_y.P12];2*[HX2D_i.P12]+1-[HX3D_y.P12]);&quot;&quot;)" office:value-type="float" office:value="12">
            <text:p>12</text:p>
          </table:table-cell>
          <table:table-cell table:formula="oooc:=IF([HX2D_i.Q12]&lt;&gt;&quot;&quot;;IF(MOD([HX2D_j.Q12];2)=0;2*[HX2D_i.Q12]-[HX3D_y.Q12];2*[HX2D_i.Q12]+1-[HX3D_y.Q12]);&quot;&quot;)">
            <text:p/>
          </table:table-cell>
          <table:table-cell table:formula="oooc:=IF([HX2D_i.R12]&lt;&gt;&quot;&quot;;IF(MOD([HX2D_j.R12];2)=0;2*[HX2D_i.R12]-[HX3D_y.R12];2*[HX2D_i.R12]+1-[HX3D_y.R12]);&quot;&quot;)" office:value-type="float" office:value="13">
            <text:p>13</text:p>
          </table:table-cell>
          <table:table-cell table:formula="oooc:=IF([HX2D_i.S12]&lt;&gt;&quot;&quot;;IF(MOD([HX2D_j.S12];2)=0;2*[HX2D_i.S12]-[HX3D_y.S12];2*[HX2D_i.S12]+1-[HX3D_y.S12]);&quot;&quot;)">
            <text:p/>
          </table:table-cell>
          <table:table-cell table:formula="oooc:=IF([HX2D_i.T12]&lt;&gt;&quot;&quot;;IF(MOD([HX2D_j.T12];2)=0;2*[HX2D_i.T12]-[HX3D_y.T12];2*[HX2D_i.T12]+1-[HX3D_y.T12]);&quot;&quot;)" office:value-type="float" office:value="14">
            <text:p>14</text:p>
          </table:table-cell>
          <table:table-cell table:formula="oooc:=IF([HX2D_i.U12]&lt;&gt;&quot;&quot;;IF(MOD([HX2D_j.U12];2)=0;2*[HX2D_i.U12]-[HX3D_y.U12];2*[HX2D_i.U12]+1-[HX3D_y.U12]);&quot;&quot;)">
            <text:p/>
          </table:table-cell>
          <table:table-cell table:formula="oooc:=IF([HX2D_i.V12]&lt;&gt;&quot;&quot;;IF(MOD([HX2D_j.V12];2)=0;2*[HX2D_i.V12]-[HX3D_y.V12];2*[HX2D_i.V12]+1-[HX3D_y.V12]);&quot;&quot;)" office:value-type="float" office:value="15">
            <text:p>15</text:p>
          </table:table-cell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table:formula="oooc:=IF([HX2D_i.B13]&lt;&gt;&quot;&quot;;IF(MOD([HX2D_j.B13];2)=0;2*[HX2D_i.B13]-[HX3D_y.B13];2*[HX2D_i.B13]+1-[HX3D_y.B13]);&quot;&quot;)">
            <text:p/>
          </table:table-cell>
          <table:table-cell table:formula="oooc:=IF([HX2D_i.C13]&lt;&gt;&quot;&quot;;IF(MOD([HX2D_j.C13];2)=0;2*[HX2D_i.C13]-[HX3D_y.C13];2*[HX2D_i.C13]+1-[HX3D_y.C13]);&quot;&quot;)" office:value-type="float" office:value="6">
            <text:p>6</text:p>
          </table:table-cell>
          <table:table-cell table:formula="oooc:=IF([HX2D_i.D13]&lt;&gt;&quot;&quot;;IF(MOD([HX2D_j.D13];2)=0;2*[HX2D_i.D13]-[HX3D_y.D13];2*[HX2D_i.D13]+1-[HX3D_y.D13]);&quot;&quot;)">
            <text:p/>
          </table:table-cell>
          <table:table-cell table:formula="oooc:=IF([HX2D_i.E13]&lt;&gt;&quot;&quot;;IF(MOD([HX2D_j.E13];2)=0;2*[HX2D_i.E13]-[HX3D_y.E13];2*[HX2D_i.E13]+1-[HX3D_y.E13]);&quot;&quot;)" office:value-type="float" office:value="7">
            <text:p>7</text:p>
          </table:table-cell>
          <table:table-cell table:formula="oooc:=IF([HX2D_i.F13]&lt;&gt;&quot;&quot;;IF(MOD([HX2D_j.F13];2)=0;2*[HX2D_i.F13]-[HX3D_y.F13];2*[HX2D_i.F13]+1-[HX3D_y.F13]);&quot;&quot;)">
            <text:p/>
          </table:table-cell>
          <table:table-cell table:formula="oooc:=IF([HX2D_i.G13]&lt;&gt;&quot;&quot;;IF(MOD([HX2D_j.G13];2)=0;2*[HX2D_i.G13]-[HX3D_y.G13];2*[HX2D_i.G13]+1-[HX3D_y.G13]);&quot;&quot;)" office:value-type="float" office:value="8">
            <text:p>8</text:p>
          </table:table-cell>
          <table:table-cell table:formula="oooc:=IF([HX2D_i.H13]&lt;&gt;&quot;&quot;;IF(MOD([HX2D_j.H13];2)=0;2*[HX2D_i.H13]-[HX3D_y.H13];2*[HX2D_i.H13]+1-[HX3D_y.H13]);&quot;&quot;)">
            <text:p/>
          </table:table-cell>
          <table:table-cell table:formula="oooc:=IF([HX2D_i.I13]&lt;&gt;&quot;&quot;;IF(MOD([HX2D_j.I13];2)=0;2*[HX2D_i.I13]-[HX3D_y.I13];2*[HX2D_i.I13]+1-[HX3D_y.I13]);&quot;&quot;)" office:value-type="float" office:value="9">
            <text:p>9</text:p>
          </table:table-cell>
          <table:table-cell table:formula="oooc:=IF([HX2D_i.J13]&lt;&gt;&quot;&quot;;IF(MOD([HX2D_j.J13];2)=0;2*[HX2D_i.J13]-[HX3D_y.J13];2*[HX2D_i.J13]+1-[HX3D_y.J13]);&quot;&quot;)">
            <text:p/>
          </table:table-cell>
          <table:table-cell table:formula="oooc:=IF([HX2D_i.K13]&lt;&gt;&quot;&quot;;IF(MOD([HX2D_j.K13];2)=0;2*[HX2D_i.K13]-[HX3D_y.K13];2*[HX2D_i.K13]+1-[HX3D_y.K13]);&quot;&quot;)" office:value-type="float" office:value="10">
            <text:p>10</text:p>
          </table:table-cell>
          <table:table-cell table:formula="oooc:=IF([HX2D_i.L13]&lt;&gt;&quot;&quot;;IF(MOD([HX2D_j.L13];2)=0;2*[HX2D_i.L13]-[HX3D_y.L13];2*[HX2D_i.L13]+1-[HX3D_y.L13]);&quot;&quot;)">
            <text:p/>
          </table:table-cell>
          <table:table-cell table:formula="oooc:=IF([HX2D_i.M13]&lt;&gt;&quot;&quot;;IF(MOD([HX2D_j.M13];2)=0;2*[HX2D_i.M13]-[HX3D_y.M13];2*[HX2D_i.M13]+1-[HX3D_y.M13]);&quot;&quot;)" office:value-type="float" office:value="11">
            <text:p>11</text:p>
          </table:table-cell>
          <table:table-cell table:formula="oooc:=IF([HX2D_i.N13]&lt;&gt;&quot;&quot;;IF(MOD([HX2D_j.N13];2)=0;2*[HX2D_i.N13]-[HX3D_y.N13];2*[HX2D_i.N13]+1-[HX3D_y.N13]);&quot;&quot;)">
            <text:p/>
          </table:table-cell>
          <table:table-cell table:formula="oooc:=IF([HX2D_i.O13]&lt;&gt;&quot;&quot;;IF(MOD([HX2D_j.O13];2)=0;2*[HX2D_i.O13]-[HX3D_y.O13];2*[HX2D_i.O13]+1-[HX3D_y.O13]);&quot;&quot;)" office:value-type="float" office:value="12">
            <text:p>12</text:p>
          </table:table-cell>
          <table:table-cell table:formula="oooc:=IF([HX2D_i.P13]&lt;&gt;&quot;&quot;;IF(MOD([HX2D_j.P13];2)=0;2*[HX2D_i.P13]-[HX3D_y.P13];2*[HX2D_i.P13]+1-[HX3D_y.P13]);&quot;&quot;)">
            <text:p/>
          </table:table-cell>
          <table:table-cell table:formula="oooc:=IF([HX2D_i.Q13]&lt;&gt;&quot;&quot;;IF(MOD([HX2D_j.Q13];2)=0;2*[HX2D_i.Q13]-[HX3D_y.Q13];2*[HX2D_i.Q13]+1-[HX3D_y.Q13]);&quot;&quot;)" office:value-type="float" office:value="13">
            <text:p>13</text:p>
          </table:table-cell>
          <table:table-cell table:formula="oooc:=IF([HX2D_i.R13]&lt;&gt;&quot;&quot;;IF(MOD([HX2D_j.R13];2)=0;2*[HX2D_i.R13]-[HX3D_y.R13];2*[HX2D_i.R13]+1-[HX3D_y.R13]);&quot;&quot;)">
            <text:p/>
          </table:table-cell>
          <table:table-cell table:formula="oooc:=IF([HX2D_i.S13]&lt;&gt;&quot;&quot;;IF(MOD([HX2D_j.S13];2)=0;2*[HX2D_i.S13]-[HX3D_y.S13];2*[HX2D_i.S13]+1-[HX3D_y.S13]);&quot;&quot;)" office:value-type="float" office:value="14">
            <text:p>14</text:p>
          </table:table-cell>
          <table:table-cell table:formula="oooc:=IF([HX2D_i.T13]&lt;&gt;&quot;&quot;;IF(MOD([HX2D_j.T13];2)=0;2*[HX2D_i.T13]-[HX3D_y.T13];2*[HX2D_i.T13]+1-[HX3D_y.T13]);&quot;&quot;)">
            <text:p/>
          </table:table-cell>
          <table:table-cell table:formula="oooc:=IF([HX2D_i.U13]&lt;&gt;&quot;&quot;;IF(MOD([HX2D_j.U13];2)=0;2*[HX2D_i.U13]-[HX3D_y.U13];2*[HX2D_i.U13]+1-[HX3D_y.U13]);&quot;&quot;)" office:value-type="float" office:value="15">
            <text:p>15</text:p>
          </table:table-cell>
          <table:table-cell table:formula="oooc:=IF([HX2D_i.V13]&lt;&gt;&quot;&quot;;IF(MOD([HX2D_j.V13];2)=0;2*[HX2D_i.V13]-[HX3D_y.V13];2*[HX2D_i.V13]+1-[HX3D_y.V13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formula="oooc:=IF([HX2D_i.B14]&lt;&gt;&quot;&quot;;IF(MOD([HX2D_j.B14];2)=0;2*[HX2D_i.B14]-[HX3D_y.B14];2*[HX2D_i.B14]+1-[HX3D_y.B14]);&quot;&quot;)" office:value-type="float" office:value="6">
            <text:p>6</text:p>
          </table:table-cell>
          <table:table-cell table:formula="oooc:=IF([HX2D_i.C14]&lt;&gt;&quot;&quot;;IF(MOD([HX2D_j.C14];2)=0;2*[HX2D_i.C14]-[HX3D_y.C14];2*[HX2D_i.C14]+1-[HX3D_y.C14]);&quot;&quot;)">
            <text:p/>
          </table:table-cell>
          <table:table-cell table:formula="oooc:=IF([HX2D_i.D14]&lt;&gt;&quot;&quot;;IF(MOD([HX2D_j.D14];2)=0;2*[HX2D_i.D14]-[HX3D_y.D14];2*[HX2D_i.D14]+1-[HX3D_y.D14]);&quot;&quot;)" office:value-type="float" office:value="7">
            <text:p>7</text:p>
          </table:table-cell>
          <table:table-cell table:formula="oooc:=IF([HX2D_i.E14]&lt;&gt;&quot;&quot;;IF(MOD([HX2D_j.E14];2)=0;2*[HX2D_i.E14]-[HX3D_y.E14];2*[HX2D_i.E14]+1-[HX3D_y.E14]);&quot;&quot;)">
            <text:p/>
          </table:table-cell>
          <table:table-cell table:formula="oooc:=IF([HX2D_i.F14]&lt;&gt;&quot;&quot;;IF(MOD([HX2D_j.F14];2)=0;2*[HX2D_i.F14]-[HX3D_y.F14];2*[HX2D_i.F14]+1-[HX3D_y.F14]);&quot;&quot;)" office:value-type="float" office:value="8">
            <text:p>8</text:p>
          </table:table-cell>
          <table:table-cell table:formula="oooc:=IF([HX2D_i.G14]&lt;&gt;&quot;&quot;;IF(MOD([HX2D_j.G14];2)=0;2*[HX2D_i.G14]-[HX3D_y.G14];2*[HX2D_i.G14]+1-[HX3D_y.G14]);&quot;&quot;)">
            <text:p/>
          </table:table-cell>
          <table:table-cell table:formula="oooc:=IF([HX2D_i.H14]&lt;&gt;&quot;&quot;;IF(MOD([HX2D_j.H14];2)=0;2*[HX2D_i.H14]-[HX3D_y.H14];2*[HX2D_i.H14]+1-[HX3D_y.H14]);&quot;&quot;)" office:value-type="float" office:value="9">
            <text:p>9</text:p>
          </table:table-cell>
          <table:table-cell table:formula="oooc:=IF([HX2D_i.I14]&lt;&gt;&quot;&quot;;IF(MOD([HX2D_j.I14];2)=0;2*[HX2D_i.I14]-[HX3D_y.I14];2*[HX2D_i.I14]+1-[HX3D_y.I14]);&quot;&quot;)">
            <text:p/>
          </table:table-cell>
          <table:table-cell table:formula="oooc:=IF([HX2D_i.J14]&lt;&gt;&quot;&quot;;IF(MOD([HX2D_j.J14];2)=0;2*[HX2D_i.J14]-[HX3D_y.J14];2*[HX2D_i.J14]+1-[HX3D_y.J14]);&quot;&quot;)" office:value-type="float" office:value="10">
            <text:p>10</text:p>
          </table:table-cell>
          <table:table-cell table:formula="oooc:=IF([HX2D_i.K14]&lt;&gt;&quot;&quot;;IF(MOD([HX2D_j.K14];2)=0;2*[HX2D_i.K14]-[HX3D_y.K14];2*[HX2D_i.K14]+1-[HX3D_y.K14]);&quot;&quot;)">
            <text:p/>
          </table:table-cell>
          <table:table-cell table:formula="oooc:=IF([HX2D_i.L14]&lt;&gt;&quot;&quot;;IF(MOD([HX2D_j.L14];2)=0;2*[HX2D_i.L14]-[HX3D_y.L14];2*[HX2D_i.L14]+1-[HX3D_y.L14]);&quot;&quot;)" office:value-type="float" office:value="11">
            <text:p>11</text:p>
          </table:table-cell>
          <table:table-cell table:formula="oooc:=IF([HX2D_i.M14]&lt;&gt;&quot;&quot;;IF(MOD([HX2D_j.M14];2)=0;2*[HX2D_i.M14]-[HX3D_y.M14];2*[HX2D_i.M14]+1-[HX3D_y.M14]);&quot;&quot;)">
            <text:p/>
          </table:table-cell>
          <table:table-cell table:formula="oooc:=IF([HX2D_i.N14]&lt;&gt;&quot;&quot;;IF(MOD([HX2D_j.N14];2)=0;2*[HX2D_i.N14]-[HX3D_y.N14];2*[HX2D_i.N14]+1-[HX3D_y.N14]);&quot;&quot;)" office:value-type="float" office:value="12">
            <text:p>12</text:p>
          </table:table-cell>
          <table:table-cell table:formula="oooc:=IF([HX2D_i.O14]&lt;&gt;&quot;&quot;;IF(MOD([HX2D_j.O14];2)=0;2*[HX2D_i.O14]-[HX3D_y.O14];2*[HX2D_i.O14]+1-[HX3D_y.O14]);&quot;&quot;)">
            <text:p/>
          </table:table-cell>
          <table:table-cell table:formula="oooc:=IF([HX2D_i.P14]&lt;&gt;&quot;&quot;;IF(MOD([HX2D_j.P14];2)=0;2*[HX2D_i.P14]-[HX3D_y.P14];2*[HX2D_i.P14]+1-[HX3D_y.P14]);&quot;&quot;)" office:value-type="float" office:value="13">
            <text:p>13</text:p>
          </table:table-cell>
          <table:table-cell table:formula="oooc:=IF([HX2D_i.Q14]&lt;&gt;&quot;&quot;;IF(MOD([HX2D_j.Q14];2)=0;2*[HX2D_i.Q14]-[HX3D_y.Q14];2*[HX2D_i.Q14]+1-[HX3D_y.Q14]);&quot;&quot;)">
            <text:p/>
          </table:table-cell>
          <table:table-cell table:formula="oooc:=IF([HX2D_i.R14]&lt;&gt;&quot;&quot;;IF(MOD([HX2D_j.R14];2)=0;2*[HX2D_i.R14]-[HX3D_y.R14];2*[HX2D_i.R14]+1-[HX3D_y.R14]);&quot;&quot;)" office:value-type="float" office:value="14">
            <text:p>14</text:p>
          </table:table-cell>
          <table:table-cell table:formula="oooc:=IF([HX2D_i.S14]&lt;&gt;&quot;&quot;;IF(MOD([HX2D_j.S14];2)=0;2*[HX2D_i.S14]-[HX3D_y.S14];2*[HX2D_i.S14]+1-[HX3D_y.S14]);&quot;&quot;)">
            <text:p/>
          </table:table-cell>
          <table:table-cell table:formula="oooc:=IF([HX2D_i.T14]&lt;&gt;&quot;&quot;;IF(MOD([HX2D_j.T14];2)=0;2*[HX2D_i.T14]-[HX3D_y.T14];2*[HX2D_i.T14]+1-[HX3D_y.T14]);&quot;&quot;)" office:value-type="float" office:value="15">
            <text:p>15</text:p>
          </table:table-cell>
          <table:table-cell table:formula="oooc:=IF([HX2D_i.U14]&lt;&gt;&quot;&quot;;IF(MOD([HX2D_j.U14];2)=0;2*[HX2D_i.U14]-[HX3D_y.U14];2*[HX2D_i.U14]+1-[HX3D_y.U14]);&quot;&quot;)">
            <text:p/>
          </table:table-cell>
          <table:table-cell table:formula="oooc:=IF([HX2D_i.V14]&lt;&gt;&quot;&quot;;IF(MOD([HX2D_j.V14];2)=0;2*[HX2D_i.V14]-[HX3D_y.V14];2*[HX2D_i.V14]+1-[HX3D_y.V14]);&quot;&quot;)" office:value-type="float" office:value="16">
            <text:p>16</text:p>
          </table:table-cell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table:formula="oooc:=IF([HX2D_i.B15]&lt;&gt;&quot;&quot;;IF(MOD([HX2D_j.B15];2)=0;2*[HX2D_i.B15]-[HX3D_y.B15];2*[HX2D_i.B15]+1-[HX3D_y.B15]);&quot;&quot;)">
            <text:p/>
          </table:table-cell>
          <table:table-cell table:formula="oooc:=IF([HX2D_i.C15]&lt;&gt;&quot;&quot;;IF(MOD([HX2D_j.C15];2)=0;2*[HX2D_i.C15]-[HX3D_y.C15];2*[HX2D_i.C15]+1-[HX3D_y.C15]);&quot;&quot;)" office:value-type="float" office:value="7">
            <text:p>7</text:p>
          </table:table-cell>
          <table:table-cell table:formula="oooc:=IF([HX2D_i.D15]&lt;&gt;&quot;&quot;;IF(MOD([HX2D_j.D15];2)=0;2*[HX2D_i.D15]-[HX3D_y.D15];2*[HX2D_i.D15]+1-[HX3D_y.D15]);&quot;&quot;)">
            <text:p/>
          </table:table-cell>
          <table:table-cell table:formula="oooc:=IF([HX2D_i.E15]&lt;&gt;&quot;&quot;;IF(MOD([HX2D_j.E15];2)=0;2*[HX2D_i.E15]-[HX3D_y.E15];2*[HX2D_i.E15]+1-[HX3D_y.E15]);&quot;&quot;)" office:value-type="float" office:value="8">
            <text:p>8</text:p>
          </table:table-cell>
          <table:table-cell table:formula="oooc:=IF([HX2D_i.F15]&lt;&gt;&quot;&quot;;IF(MOD([HX2D_j.F15];2)=0;2*[HX2D_i.F15]-[HX3D_y.F15];2*[HX2D_i.F15]+1-[HX3D_y.F15]);&quot;&quot;)">
            <text:p/>
          </table:table-cell>
          <table:table-cell table:formula="oooc:=IF([HX2D_i.G15]&lt;&gt;&quot;&quot;;IF(MOD([HX2D_j.G15];2)=0;2*[HX2D_i.G15]-[HX3D_y.G15];2*[HX2D_i.G15]+1-[HX3D_y.G15]);&quot;&quot;)" office:value-type="float" office:value="9">
            <text:p>9</text:p>
          </table:table-cell>
          <table:table-cell table:formula="oooc:=IF([HX2D_i.H15]&lt;&gt;&quot;&quot;;IF(MOD([HX2D_j.H15];2)=0;2*[HX2D_i.H15]-[HX3D_y.H15];2*[HX2D_i.H15]+1-[HX3D_y.H15]);&quot;&quot;)">
            <text:p/>
          </table:table-cell>
          <table:table-cell table:formula="oooc:=IF([HX2D_i.I15]&lt;&gt;&quot;&quot;;IF(MOD([HX2D_j.I15];2)=0;2*[HX2D_i.I15]-[HX3D_y.I15];2*[HX2D_i.I15]+1-[HX3D_y.I15]);&quot;&quot;)" office:value-type="float" office:value="10">
            <text:p>10</text:p>
          </table:table-cell>
          <table:table-cell table:formula="oooc:=IF([HX2D_i.J15]&lt;&gt;&quot;&quot;;IF(MOD([HX2D_j.J15];2)=0;2*[HX2D_i.J15]-[HX3D_y.J15];2*[HX2D_i.J15]+1-[HX3D_y.J15]);&quot;&quot;)">
            <text:p/>
          </table:table-cell>
          <table:table-cell table:formula="oooc:=IF([HX2D_i.K15]&lt;&gt;&quot;&quot;;IF(MOD([HX2D_j.K15];2)=0;2*[HX2D_i.K15]-[HX3D_y.K15];2*[HX2D_i.K15]+1-[HX3D_y.K15]);&quot;&quot;)" office:value-type="float" office:value="11">
            <text:p>11</text:p>
          </table:table-cell>
          <table:table-cell table:formula="oooc:=IF([HX2D_i.L15]&lt;&gt;&quot;&quot;;IF(MOD([HX2D_j.L15];2)=0;2*[HX2D_i.L15]-[HX3D_y.L15];2*[HX2D_i.L15]+1-[HX3D_y.L15]);&quot;&quot;)">
            <text:p/>
          </table:table-cell>
          <table:table-cell table:formula="oooc:=IF([HX2D_i.M15]&lt;&gt;&quot;&quot;;IF(MOD([HX2D_j.M15];2)=0;2*[HX2D_i.M15]-[HX3D_y.M15];2*[HX2D_i.M15]+1-[HX3D_y.M15]);&quot;&quot;)" office:value-type="float" office:value="12">
            <text:p>12</text:p>
          </table:table-cell>
          <table:table-cell table:formula="oooc:=IF([HX2D_i.N15]&lt;&gt;&quot;&quot;;IF(MOD([HX2D_j.N15];2)=0;2*[HX2D_i.N15]-[HX3D_y.N15];2*[HX2D_i.N15]+1-[HX3D_y.N15]);&quot;&quot;)">
            <text:p/>
          </table:table-cell>
          <table:table-cell table:formula="oooc:=IF([HX2D_i.O15]&lt;&gt;&quot;&quot;;IF(MOD([HX2D_j.O15];2)=0;2*[HX2D_i.O15]-[HX3D_y.O15];2*[HX2D_i.O15]+1-[HX3D_y.O15]);&quot;&quot;)" office:value-type="float" office:value="13">
            <text:p>13</text:p>
          </table:table-cell>
          <table:table-cell table:formula="oooc:=IF([HX2D_i.P15]&lt;&gt;&quot;&quot;;IF(MOD([HX2D_j.P15];2)=0;2*[HX2D_i.P15]-[HX3D_y.P15];2*[HX2D_i.P15]+1-[HX3D_y.P15]);&quot;&quot;)">
            <text:p/>
          </table:table-cell>
          <table:table-cell table:formula="oooc:=IF([HX2D_i.Q15]&lt;&gt;&quot;&quot;;IF(MOD([HX2D_j.Q15];2)=0;2*[HX2D_i.Q15]-[HX3D_y.Q15];2*[HX2D_i.Q15]+1-[HX3D_y.Q15]);&quot;&quot;)" office:value-type="float" office:value="14">
            <text:p>14</text:p>
          </table:table-cell>
          <table:table-cell table:formula="oooc:=IF([HX2D_i.R15]&lt;&gt;&quot;&quot;;IF(MOD([HX2D_j.R15];2)=0;2*[HX2D_i.R15]-[HX3D_y.R15];2*[HX2D_i.R15]+1-[HX3D_y.R15]);&quot;&quot;)">
            <text:p/>
          </table:table-cell>
          <table:table-cell table:formula="oooc:=IF([HX2D_i.S15]&lt;&gt;&quot;&quot;;IF(MOD([HX2D_j.S15];2)=0;2*[HX2D_i.S15]-[HX3D_y.S15];2*[HX2D_i.S15]+1-[HX3D_y.S15]);&quot;&quot;)" office:value-type="float" office:value="15">
            <text:p>15</text:p>
          </table:table-cell>
          <table:table-cell table:formula="oooc:=IF([HX2D_i.T15]&lt;&gt;&quot;&quot;;IF(MOD([HX2D_j.T15];2)=0;2*[HX2D_i.T15]-[HX3D_y.T15];2*[HX2D_i.T15]+1-[HX3D_y.T15]);&quot;&quot;)">
            <text:p/>
          </table:table-cell>
          <table:table-cell table:formula="oooc:=IF([HX2D_i.U15]&lt;&gt;&quot;&quot;;IF(MOD([HX2D_j.U15];2)=0;2*[HX2D_i.U15]-[HX3D_y.U15];2*[HX2D_i.U15]+1-[HX3D_y.U15]);&quot;&quot;)" office:value-type="float" office:value="16">
            <text:p>16</text:p>
          </table:table-cell>
          <table:table-cell table:formula="oooc:=IF([HX2D_i.V15]&lt;&gt;&quot;&quot;;IF(MOD([HX2D_j.V15];2)=0;2*[HX2D_i.V15]-[HX3D_y.V15];2*[HX2D_i.V15]+1-[HX3D_y.V15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table:formula="oooc:=IF([HX2D_i.B16]&lt;&gt;&quot;&quot;;IF(MOD([HX2D_j.B16];2)=0;2*[HX2D_i.B16]-[HX3D_y.B16];2*[HX2D_i.B16]+1-[HX3D_y.B16]);&quot;&quot;)" office:value-type="float" office:value="7">
            <text:p>7</text:p>
          </table:table-cell>
          <table:table-cell table:formula="oooc:=IF([HX2D_i.C16]&lt;&gt;&quot;&quot;;IF(MOD([HX2D_j.C16];2)=0;2*[HX2D_i.C16]-[HX3D_y.C16];2*[HX2D_i.C16]+1-[HX3D_y.C16]);&quot;&quot;)">
            <text:p/>
          </table:table-cell>
          <table:table-cell table:formula="oooc:=IF([HX2D_i.D16]&lt;&gt;&quot;&quot;;IF(MOD([HX2D_j.D16];2)=0;2*[HX2D_i.D16]-[HX3D_y.D16];2*[HX2D_i.D16]+1-[HX3D_y.D16]);&quot;&quot;)" office:value-type="float" office:value="8">
            <text:p>8</text:p>
          </table:table-cell>
          <table:table-cell table:formula="oooc:=IF([HX2D_i.E16]&lt;&gt;&quot;&quot;;IF(MOD([HX2D_j.E16];2)=0;2*[HX2D_i.E16]-[HX3D_y.E16];2*[HX2D_i.E16]+1-[HX3D_y.E16]);&quot;&quot;)">
            <text:p/>
          </table:table-cell>
          <table:table-cell table:formula="oooc:=IF([HX2D_i.F16]&lt;&gt;&quot;&quot;;IF(MOD([HX2D_j.F16];2)=0;2*[HX2D_i.F16]-[HX3D_y.F16];2*[HX2D_i.F16]+1-[HX3D_y.F16]);&quot;&quot;)" office:value-type="float" office:value="9">
            <text:p>9</text:p>
          </table:table-cell>
          <table:table-cell table:formula="oooc:=IF([HX2D_i.G16]&lt;&gt;&quot;&quot;;IF(MOD([HX2D_j.G16];2)=0;2*[HX2D_i.G16]-[HX3D_y.G16];2*[HX2D_i.G16]+1-[HX3D_y.G16]);&quot;&quot;)">
            <text:p/>
          </table:table-cell>
          <table:table-cell table:formula="oooc:=IF([HX2D_i.H16]&lt;&gt;&quot;&quot;;IF(MOD([HX2D_j.H16];2)=0;2*[HX2D_i.H16]-[HX3D_y.H16];2*[HX2D_i.H16]+1-[HX3D_y.H16]);&quot;&quot;)" office:value-type="float" office:value="10">
            <text:p>10</text:p>
          </table:table-cell>
          <table:table-cell table:formula="oooc:=IF([HX2D_i.I16]&lt;&gt;&quot;&quot;;IF(MOD([HX2D_j.I16];2)=0;2*[HX2D_i.I16]-[HX3D_y.I16];2*[HX2D_i.I16]+1-[HX3D_y.I16]);&quot;&quot;)">
            <text:p/>
          </table:table-cell>
          <table:table-cell table:formula="oooc:=IF([HX2D_i.J16]&lt;&gt;&quot;&quot;;IF(MOD([HX2D_j.J16];2)=0;2*[HX2D_i.J16]-[HX3D_y.J16];2*[HX2D_i.J16]+1-[HX3D_y.J16]);&quot;&quot;)" office:value-type="float" office:value="11">
            <text:p>11</text:p>
          </table:table-cell>
          <table:table-cell table:formula="oooc:=IF([HX2D_i.K16]&lt;&gt;&quot;&quot;;IF(MOD([HX2D_j.K16];2)=0;2*[HX2D_i.K16]-[HX3D_y.K16];2*[HX2D_i.K16]+1-[HX3D_y.K16]);&quot;&quot;)">
            <text:p/>
          </table:table-cell>
          <table:table-cell table:formula="oooc:=IF([HX2D_i.L16]&lt;&gt;&quot;&quot;;IF(MOD([HX2D_j.L16];2)=0;2*[HX2D_i.L16]-[HX3D_y.L16];2*[HX2D_i.L16]+1-[HX3D_y.L16]);&quot;&quot;)" office:value-type="float" office:value="12">
            <text:p>12</text:p>
          </table:table-cell>
          <table:table-cell table:formula="oooc:=IF([HX2D_i.M16]&lt;&gt;&quot;&quot;;IF(MOD([HX2D_j.M16];2)=0;2*[HX2D_i.M16]-[HX3D_y.M16];2*[HX2D_i.M16]+1-[HX3D_y.M16]);&quot;&quot;)">
            <text:p/>
          </table:table-cell>
          <table:table-cell table:formula="oooc:=IF([HX2D_i.N16]&lt;&gt;&quot;&quot;;IF(MOD([HX2D_j.N16];2)=0;2*[HX2D_i.N16]-[HX3D_y.N16];2*[HX2D_i.N16]+1-[HX3D_y.N16]);&quot;&quot;)" office:value-type="float" office:value="13">
            <text:p>13</text:p>
          </table:table-cell>
          <table:table-cell table:formula="oooc:=IF([HX2D_i.O16]&lt;&gt;&quot;&quot;;IF(MOD([HX2D_j.O16];2)=0;2*[HX2D_i.O16]-[HX3D_y.O16];2*[HX2D_i.O16]+1-[HX3D_y.O16]);&quot;&quot;)">
            <text:p/>
          </table:table-cell>
          <table:table-cell table:formula="oooc:=IF([HX2D_i.P16]&lt;&gt;&quot;&quot;;IF(MOD([HX2D_j.P16];2)=0;2*[HX2D_i.P16]-[HX3D_y.P16];2*[HX2D_i.P16]+1-[HX3D_y.P16]);&quot;&quot;)" office:value-type="float" office:value="14">
            <text:p>14</text:p>
          </table:table-cell>
          <table:table-cell table:formula="oooc:=IF([HX2D_i.Q16]&lt;&gt;&quot;&quot;;IF(MOD([HX2D_j.Q16];2)=0;2*[HX2D_i.Q16]-[HX3D_y.Q16];2*[HX2D_i.Q16]+1-[HX3D_y.Q16]);&quot;&quot;)">
            <text:p/>
          </table:table-cell>
          <table:table-cell table:formula="oooc:=IF([HX2D_i.R16]&lt;&gt;&quot;&quot;;IF(MOD([HX2D_j.R16];2)=0;2*[HX2D_i.R16]-[HX3D_y.R16];2*[HX2D_i.R16]+1-[HX3D_y.R16]);&quot;&quot;)" office:value-type="float" office:value="15">
            <text:p>15</text:p>
          </table:table-cell>
          <table:table-cell table:formula="oooc:=IF([HX2D_i.S16]&lt;&gt;&quot;&quot;;IF(MOD([HX2D_j.S16];2)=0;2*[HX2D_i.S16]-[HX3D_y.S16];2*[HX2D_i.S16]+1-[HX3D_y.S16]);&quot;&quot;)">
            <text:p/>
          </table:table-cell>
          <table:table-cell table:formula="oooc:=IF([HX2D_i.T16]&lt;&gt;&quot;&quot;;IF(MOD([HX2D_j.T16];2)=0;2*[HX2D_i.T16]-[HX3D_y.T16];2*[HX2D_i.T16]+1-[HX3D_y.T16]);&quot;&quot;)" office:value-type="float" office:value="16">
            <text:p>16</text:p>
          </table:table-cell>
          <table:table-cell table:formula="oooc:=IF([HX2D_i.U16]&lt;&gt;&quot;&quot;;IF(MOD([HX2D_j.U16];2)=0;2*[HX2D_i.U16]-[HX3D_y.U16];2*[HX2D_i.U16]+1-[HX3D_y.U16]);&quot;&quot;)">
            <text:p/>
          </table:table-cell>
          <table:table-cell table:formula="oooc:=IF([HX2D_i.V16]&lt;&gt;&quot;&quot;;IF(MOD([HX2D_j.V16];2)=0;2*[HX2D_i.V16]-[HX3D_y.V16];2*[HX2D_i.V16]+1-[HX3D_y.V16]);&quot;&quot;)" office:value-type="float" office:value="17">
            <text:p>17</text:p>
          </table:table-cell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table:formula="oooc:=IF([HX2D_i.B17]&lt;&gt;&quot;&quot;;IF(MOD([HX2D_j.B17];2)=0;2*[HX2D_i.B17]-[HX3D_y.B17];2*[HX2D_i.B17]+1-[HX3D_y.B17]);&quot;&quot;)">
            <text:p/>
          </table:table-cell>
          <table:table-cell table:formula="oooc:=IF([HX2D_i.C17]&lt;&gt;&quot;&quot;;IF(MOD([HX2D_j.C17];2)=0;2*[HX2D_i.C17]-[HX3D_y.C17];2*[HX2D_i.C17]+1-[HX3D_y.C17]);&quot;&quot;)" office:value-type="float" office:value="8">
            <text:p>8</text:p>
          </table:table-cell>
          <table:table-cell table:formula="oooc:=IF([HX2D_i.D17]&lt;&gt;&quot;&quot;;IF(MOD([HX2D_j.D17];2)=0;2*[HX2D_i.D17]-[HX3D_y.D17];2*[HX2D_i.D17]+1-[HX3D_y.D17]);&quot;&quot;)">
            <text:p/>
          </table:table-cell>
          <table:table-cell table:formula="oooc:=IF([HX2D_i.E17]&lt;&gt;&quot;&quot;;IF(MOD([HX2D_j.E17];2)=0;2*[HX2D_i.E17]-[HX3D_y.E17];2*[HX2D_i.E17]+1-[HX3D_y.E17]);&quot;&quot;)" office:value-type="float" office:value="9">
            <text:p>9</text:p>
          </table:table-cell>
          <table:table-cell table:formula="oooc:=IF([HX2D_i.F17]&lt;&gt;&quot;&quot;;IF(MOD([HX2D_j.F17];2)=0;2*[HX2D_i.F17]-[HX3D_y.F17];2*[HX2D_i.F17]+1-[HX3D_y.F17]);&quot;&quot;)">
            <text:p/>
          </table:table-cell>
          <table:table-cell table:formula="oooc:=IF([HX2D_i.G17]&lt;&gt;&quot;&quot;;IF(MOD([HX2D_j.G17];2)=0;2*[HX2D_i.G17]-[HX3D_y.G17];2*[HX2D_i.G17]+1-[HX3D_y.G17]);&quot;&quot;)" office:value-type="float" office:value="10">
            <text:p>10</text:p>
          </table:table-cell>
          <table:table-cell table:formula="oooc:=IF([HX2D_i.H17]&lt;&gt;&quot;&quot;;IF(MOD([HX2D_j.H17];2)=0;2*[HX2D_i.H17]-[HX3D_y.H17];2*[HX2D_i.H17]+1-[HX3D_y.H17]);&quot;&quot;)">
            <text:p/>
          </table:table-cell>
          <table:table-cell table:formula="oooc:=IF([HX2D_i.I17]&lt;&gt;&quot;&quot;;IF(MOD([HX2D_j.I17];2)=0;2*[HX2D_i.I17]-[HX3D_y.I17];2*[HX2D_i.I17]+1-[HX3D_y.I17]);&quot;&quot;)" office:value-type="float" office:value="11">
            <text:p>11</text:p>
          </table:table-cell>
          <table:table-cell table:formula="oooc:=IF([HX2D_i.J17]&lt;&gt;&quot;&quot;;IF(MOD([HX2D_j.J17];2)=0;2*[HX2D_i.J17]-[HX3D_y.J17];2*[HX2D_i.J17]+1-[HX3D_y.J17]);&quot;&quot;)">
            <text:p/>
          </table:table-cell>
          <table:table-cell table:formula="oooc:=IF([HX2D_i.K17]&lt;&gt;&quot;&quot;;IF(MOD([HX2D_j.K17];2)=0;2*[HX2D_i.K17]-[HX3D_y.K17];2*[HX2D_i.K17]+1-[HX3D_y.K17]);&quot;&quot;)" office:value-type="float" office:value="12">
            <text:p>12</text:p>
          </table:table-cell>
          <table:table-cell table:formula="oooc:=IF([HX2D_i.L17]&lt;&gt;&quot;&quot;;IF(MOD([HX2D_j.L17];2)=0;2*[HX2D_i.L17]-[HX3D_y.L17];2*[HX2D_i.L17]+1-[HX3D_y.L17]);&quot;&quot;)">
            <text:p/>
          </table:table-cell>
          <table:table-cell table:formula="oooc:=IF([HX2D_i.M17]&lt;&gt;&quot;&quot;;IF(MOD([HX2D_j.M17];2)=0;2*[HX2D_i.M17]-[HX3D_y.M17];2*[HX2D_i.M17]+1-[HX3D_y.M17]);&quot;&quot;)" office:value-type="float" office:value="13">
            <text:p>13</text:p>
          </table:table-cell>
          <table:table-cell table:formula="oooc:=IF([HX2D_i.N17]&lt;&gt;&quot;&quot;;IF(MOD([HX2D_j.N17];2)=0;2*[HX2D_i.N17]-[HX3D_y.N17];2*[HX2D_i.N17]+1-[HX3D_y.N17]);&quot;&quot;)">
            <text:p/>
          </table:table-cell>
          <table:table-cell table:formula="oooc:=IF([HX2D_i.O17]&lt;&gt;&quot;&quot;;IF(MOD([HX2D_j.O17];2)=0;2*[HX2D_i.O17]-[HX3D_y.O17];2*[HX2D_i.O17]+1-[HX3D_y.O17]);&quot;&quot;)" office:value-type="float" office:value="14">
            <text:p>14</text:p>
          </table:table-cell>
          <table:table-cell table:formula="oooc:=IF([HX2D_i.P17]&lt;&gt;&quot;&quot;;IF(MOD([HX2D_j.P17];2)=0;2*[HX2D_i.P17]-[HX3D_y.P17];2*[HX2D_i.P17]+1-[HX3D_y.P17]);&quot;&quot;)">
            <text:p/>
          </table:table-cell>
          <table:table-cell table:formula="oooc:=IF([HX2D_i.Q17]&lt;&gt;&quot;&quot;;IF(MOD([HX2D_j.Q17];2)=0;2*[HX2D_i.Q17]-[HX3D_y.Q17];2*[HX2D_i.Q17]+1-[HX3D_y.Q17]);&quot;&quot;)" office:value-type="float" office:value="15">
            <text:p>15</text:p>
          </table:table-cell>
          <table:table-cell table:formula="oooc:=IF([HX2D_i.R17]&lt;&gt;&quot;&quot;;IF(MOD([HX2D_j.R17];2)=0;2*[HX2D_i.R17]-[HX3D_y.R17];2*[HX2D_i.R17]+1-[HX3D_y.R17]);&quot;&quot;)">
            <text:p/>
          </table:table-cell>
          <table:table-cell table:formula="oooc:=IF([HX2D_i.S17]&lt;&gt;&quot;&quot;;IF(MOD([HX2D_j.S17];2)=0;2*[HX2D_i.S17]-[HX3D_y.S17];2*[HX2D_i.S17]+1-[HX3D_y.S17]);&quot;&quot;)" office:value-type="float" office:value="16">
            <text:p>16</text:p>
          </table:table-cell>
          <table:table-cell table:formula="oooc:=IF([HX2D_i.T17]&lt;&gt;&quot;&quot;;IF(MOD([HX2D_j.T17];2)=0;2*[HX2D_i.T17]-[HX3D_y.T17];2*[HX2D_i.T17]+1-[HX3D_y.T17]);&quot;&quot;)">
            <text:p/>
          </table:table-cell>
          <table:table-cell table:formula="oooc:=IF([HX2D_i.U17]&lt;&gt;&quot;&quot;;IF(MOD([HX2D_j.U17];2)=0;2*[HX2D_i.U17]-[HX3D_y.U17];2*[HX2D_i.U17]+1-[HX3D_y.U17]);&quot;&quot;)" office:value-type="float" office:value="17">
            <text:p>17</text:p>
          </table:table-cell>
          <table:table-cell table:formula="oooc:=IF([HX2D_i.V17]&lt;&gt;&quot;&quot;;IF(MOD([HX2D_j.V17];2)=0;2*[HX2D_i.V17]-[HX3D_y.V17];2*[HX2D_i.V17]+1-[HX3D_y.V17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table:formula="oooc:=IF([HX2D_i.B18]&lt;&gt;&quot;&quot;;IF(MOD([HX2D_j.B18];2)=0;2*[HX2D_i.B18]-[HX3D_y.B18];2*[HX2D_i.B18]+1-[HX3D_y.B18]);&quot;&quot;)" office:value-type="float" office:value="8">
            <text:p>8</text:p>
          </table:table-cell>
          <table:table-cell table:formula="oooc:=IF([HX2D_i.C18]&lt;&gt;&quot;&quot;;IF(MOD([HX2D_j.C18];2)=0;2*[HX2D_i.C18]-[HX3D_y.C18];2*[HX2D_i.C18]+1-[HX3D_y.C18]);&quot;&quot;)">
            <text:p/>
          </table:table-cell>
          <table:table-cell table:formula="oooc:=IF([HX2D_i.D18]&lt;&gt;&quot;&quot;;IF(MOD([HX2D_j.D18];2)=0;2*[HX2D_i.D18]-[HX3D_y.D18];2*[HX2D_i.D18]+1-[HX3D_y.D18]);&quot;&quot;)" office:value-type="float" office:value="9">
            <text:p>9</text:p>
          </table:table-cell>
          <table:table-cell table:formula="oooc:=IF([HX2D_i.E18]&lt;&gt;&quot;&quot;;IF(MOD([HX2D_j.E18];2)=0;2*[HX2D_i.E18]-[HX3D_y.E18];2*[HX2D_i.E18]+1-[HX3D_y.E18]);&quot;&quot;)">
            <text:p/>
          </table:table-cell>
          <table:table-cell table:formula="oooc:=IF([HX2D_i.F18]&lt;&gt;&quot;&quot;;IF(MOD([HX2D_j.F18];2)=0;2*[HX2D_i.F18]-[HX3D_y.F18];2*[HX2D_i.F18]+1-[HX3D_y.F18]);&quot;&quot;)" office:value-type="float" office:value="10">
            <text:p>10</text:p>
          </table:table-cell>
          <table:table-cell table:formula="oooc:=IF([HX2D_i.G18]&lt;&gt;&quot;&quot;;IF(MOD([HX2D_j.G18];2)=0;2*[HX2D_i.G18]-[HX3D_y.G18];2*[HX2D_i.G18]+1-[HX3D_y.G18]);&quot;&quot;)">
            <text:p/>
          </table:table-cell>
          <table:table-cell table:formula="oooc:=IF([HX2D_i.H18]&lt;&gt;&quot;&quot;;IF(MOD([HX2D_j.H18];2)=0;2*[HX2D_i.H18]-[HX3D_y.H18];2*[HX2D_i.H18]+1-[HX3D_y.H18]);&quot;&quot;)" office:value-type="float" office:value="11">
            <text:p>11</text:p>
          </table:table-cell>
          <table:table-cell table:formula="oooc:=IF([HX2D_i.I18]&lt;&gt;&quot;&quot;;IF(MOD([HX2D_j.I18];2)=0;2*[HX2D_i.I18]-[HX3D_y.I18];2*[HX2D_i.I18]+1-[HX3D_y.I18]);&quot;&quot;)">
            <text:p/>
          </table:table-cell>
          <table:table-cell table:formula="oooc:=IF([HX2D_i.J18]&lt;&gt;&quot;&quot;;IF(MOD([HX2D_j.J18];2)=0;2*[HX2D_i.J18]-[HX3D_y.J18];2*[HX2D_i.J18]+1-[HX3D_y.J18]);&quot;&quot;)" office:value-type="float" office:value="12">
            <text:p>12</text:p>
          </table:table-cell>
          <table:table-cell table:formula="oooc:=IF([HX2D_i.K18]&lt;&gt;&quot;&quot;;IF(MOD([HX2D_j.K18];2)=0;2*[HX2D_i.K18]-[HX3D_y.K18];2*[HX2D_i.K18]+1-[HX3D_y.K18]);&quot;&quot;)">
            <text:p/>
          </table:table-cell>
          <table:table-cell table:formula="oooc:=IF([HX2D_i.L18]&lt;&gt;&quot;&quot;;IF(MOD([HX2D_j.L18];2)=0;2*[HX2D_i.L18]-[HX3D_y.L18];2*[HX2D_i.L18]+1-[HX3D_y.L18]);&quot;&quot;)" office:value-type="float" office:value="13">
            <text:p>13</text:p>
          </table:table-cell>
          <table:table-cell table:formula="oooc:=IF([HX2D_i.M18]&lt;&gt;&quot;&quot;;IF(MOD([HX2D_j.M18];2)=0;2*[HX2D_i.M18]-[HX3D_y.M18];2*[HX2D_i.M18]+1-[HX3D_y.M18]);&quot;&quot;)">
            <text:p/>
          </table:table-cell>
          <table:table-cell table:formula="oooc:=IF([HX2D_i.N18]&lt;&gt;&quot;&quot;;IF(MOD([HX2D_j.N18];2)=0;2*[HX2D_i.N18]-[HX3D_y.N18];2*[HX2D_i.N18]+1-[HX3D_y.N18]);&quot;&quot;)" office:value-type="float" office:value="14">
            <text:p>14</text:p>
          </table:table-cell>
          <table:table-cell table:formula="oooc:=IF([HX2D_i.O18]&lt;&gt;&quot;&quot;;IF(MOD([HX2D_j.O18];2)=0;2*[HX2D_i.O18]-[HX3D_y.O18];2*[HX2D_i.O18]+1-[HX3D_y.O18]);&quot;&quot;)">
            <text:p/>
          </table:table-cell>
          <table:table-cell table:formula="oooc:=IF([HX2D_i.P18]&lt;&gt;&quot;&quot;;IF(MOD([HX2D_j.P18];2)=0;2*[HX2D_i.P18]-[HX3D_y.P18];2*[HX2D_i.P18]+1-[HX3D_y.P18]);&quot;&quot;)" office:value-type="float" office:value="15">
            <text:p>15</text:p>
          </table:table-cell>
          <table:table-cell table:formula="oooc:=IF([HX2D_i.Q18]&lt;&gt;&quot;&quot;;IF(MOD([HX2D_j.Q18];2)=0;2*[HX2D_i.Q18]-[HX3D_y.Q18];2*[HX2D_i.Q18]+1-[HX3D_y.Q18]);&quot;&quot;)">
            <text:p/>
          </table:table-cell>
          <table:table-cell table:formula="oooc:=IF([HX2D_i.R18]&lt;&gt;&quot;&quot;;IF(MOD([HX2D_j.R18];2)=0;2*[HX2D_i.R18]-[HX3D_y.R18];2*[HX2D_i.R18]+1-[HX3D_y.R18]);&quot;&quot;)" office:value-type="float" office:value="16">
            <text:p>16</text:p>
          </table:table-cell>
          <table:table-cell table:formula="oooc:=IF([HX2D_i.S18]&lt;&gt;&quot;&quot;;IF(MOD([HX2D_j.S18];2)=0;2*[HX2D_i.S18]-[HX3D_y.S18];2*[HX2D_i.S18]+1-[HX3D_y.S18]);&quot;&quot;)">
            <text:p/>
          </table:table-cell>
          <table:table-cell table:formula="oooc:=IF([HX2D_i.T18]&lt;&gt;&quot;&quot;;IF(MOD([HX2D_j.T18];2)=0;2*[HX2D_i.T18]-[HX3D_y.T18];2*[HX2D_i.T18]+1-[HX3D_y.T18]);&quot;&quot;)" office:value-type="float" office:value="17">
            <text:p>17</text:p>
          </table:table-cell>
          <table:table-cell table:formula="oooc:=IF([HX2D_i.U18]&lt;&gt;&quot;&quot;;IF(MOD([HX2D_j.U18];2)=0;2*[HX2D_i.U18]-[HX3D_y.U18];2*[HX2D_i.U18]+1-[HX3D_y.U18]);&quot;&quot;)">
            <text:p/>
          </table:table-cell>
          <table:table-cell table:formula="oooc:=IF([HX2D_i.V18]&lt;&gt;&quot;&quot;;IF(MOD([HX2D_j.V18];2)=0;2*[HX2D_i.V18]-[HX3D_y.V18];2*[HX2D_i.V18]+1-[HX3D_y.V18]);&quot;&quot;)" office:value-type="float" office:value="18">
            <text:p>18</text:p>
          </table:table-cell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table:formula="oooc:=IF([HX2D_i.B19]&lt;&gt;&quot;&quot;;IF(MOD([HX2D_j.B19];2)=0;2*[HX2D_i.B19]-[HX3D_y.B19];2*[HX2D_i.B19]+1-[HX3D_y.B19]);&quot;&quot;)">
            <text:p/>
          </table:table-cell>
          <table:table-cell table:formula="oooc:=IF([HX2D_i.C19]&lt;&gt;&quot;&quot;;IF(MOD([HX2D_j.C19];2)=0;2*[HX2D_i.C19]-[HX3D_y.C19];2*[HX2D_i.C19]+1-[HX3D_y.C19]);&quot;&quot;)" office:value-type="float" office:value="9">
            <text:p>9</text:p>
          </table:table-cell>
          <table:table-cell table:formula="oooc:=IF([HX2D_i.D19]&lt;&gt;&quot;&quot;;IF(MOD([HX2D_j.D19];2)=0;2*[HX2D_i.D19]-[HX3D_y.D19];2*[HX2D_i.D19]+1-[HX3D_y.D19]);&quot;&quot;)">
            <text:p/>
          </table:table-cell>
          <table:table-cell table:formula="oooc:=IF([HX2D_i.E19]&lt;&gt;&quot;&quot;;IF(MOD([HX2D_j.E19];2)=0;2*[HX2D_i.E19]-[HX3D_y.E19];2*[HX2D_i.E19]+1-[HX3D_y.E19]);&quot;&quot;)" office:value-type="float" office:value="10">
            <text:p>10</text:p>
          </table:table-cell>
          <table:table-cell table:formula="oooc:=IF([HX2D_i.F19]&lt;&gt;&quot;&quot;;IF(MOD([HX2D_j.F19];2)=0;2*[HX2D_i.F19]-[HX3D_y.F19];2*[HX2D_i.F19]+1-[HX3D_y.F19]);&quot;&quot;)">
            <text:p/>
          </table:table-cell>
          <table:table-cell table:formula="oooc:=IF([HX2D_i.G19]&lt;&gt;&quot;&quot;;IF(MOD([HX2D_j.G19];2)=0;2*[HX2D_i.G19]-[HX3D_y.G19];2*[HX2D_i.G19]+1-[HX3D_y.G19]);&quot;&quot;)" office:value-type="float" office:value="11">
            <text:p>11</text:p>
          </table:table-cell>
          <table:table-cell table:formula="oooc:=IF([HX2D_i.H19]&lt;&gt;&quot;&quot;;IF(MOD([HX2D_j.H19];2)=0;2*[HX2D_i.H19]-[HX3D_y.H19];2*[HX2D_i.H19]+1-[HX3D_y.H19]);&quot;&quot;)">
            <text:p/>
          </table:table-cell>
          <table:table-cell table:formula="oooc:=IF([HX2D_i.I19]&lt;&gt;&quot;&quot;;IF(MOD([HX2D_j.I19];2)=0;2*[HX2D_i.I19]-[HX3D_y.I19];2*[HX2D_i.I19]+1-[HX3D_y.I19]);&quot;&quot;)" office:value-type="float" office:value="12">
            <text:p>12</text:p>
          </table:table-cell>
          <table:table-cell table:formula="oooc:=IF([HX2D_i.J19]&lt;&gt;&quot;&quot;;IF(MOD([HX2D_j.J19];2)=0;2*[HX2D_i.J19]-[HX3D_y.J19];2*[HX2D_i.J19]+1-[HX3D_y.J19]);&quot;&quot;)">
            <text:p/>
          </table:table-cell>
          <table:table-cell table:formula="oooc:=IF([HX2D_i.K19]&lt;&gt;&quot;&quot;;IF(MOD([HX2D_j.K19];2)=0;2*[HX2D_i.K19]-[HX3D_y.K19];2*[HX2D_i.K19]+1-[HX3D_y.K19]);&quot;&quot;)" office:value-type="float" office:value="13">
            <text:p>13</text:p>
          </table:table-cell>
          <table:table-cell table:formula="oooc:=IF([HX2D_i.L19]&lt;&gt;&quot;&quot;;IF(MOD([HX2D_j.L19];2)=0;2*[HX2D_i.L19]-[HX3D_y.L19];2*[HX2D_i.L19]+1-[HX3D_y.L19]);&quot;&quot;)">
            <text:p/>
          </table:table-cell>
          <table:table-cell table:formula="oooc:=IF([HX2D_i.M19]&lt;&gt;&quot;&quot;;IF(MOD([HX2D_j.M19];2)=0;2*[HX2D_i.M19]-[HX3D_y.M19];2*[HX2D_i.M19]+1-[HX3D_y.M19]);&quot;&quot;)" office:value-type="float" office:value="14">
            <text:p>14</text:p>
          </table:table-cell>
          <table:table-cell table:formula="oooc:=IF([HX2D_i.N19]&lt;&gt;&quot;&quot;;IF(MOD([HX2D_j.N19];2)=0;2*[HX2D_i.N19]-[HX3D_y.N19];2*[HX2D_i.N19]+1-[HX3D_y.N19]);&quot;&quot;)">
            <text:p/>
          </table:table-cell>
          <table:table-cell table:formula="oooc:=IF([HX2D_i.O19]&lt;&gt;&quot;&quot;;IF(MOD([HX2D_j.O19];2)=0;2*[HX2D_i.O19]-[HX3D_y.O19];2*[HX2D_i.O19]+1-[HX3D_y.O19]);&quot;&quot;)" office:value-type="float" office:value="15">
            <text:p>15</text:p>
          </table:table-cell>
          <table:table-cell table:formula="oooc:=IF([HX2D_i.P19]&lt;&gt;&quot;&quot;;IF(MOD([HX2D_j.P19];2)=0;2*[HX2D_i.P19]-[HX3D_y.P19];2*[HX2D_i.P19]+1-[HX3D_y.P19]);&quot;&quot;)">
            <text:p/>
          </table:table-cell>
          <table:table-cell table:formula="oooc:=IF([HX2D_i.Q19]&lt;&gt;&quot;&quot;;IF(MOD([HX2D_j.Q19];2)=0;2*[HX2D_i.Q19]-[HX3D_y.Q19];2*[HX2D_i.Q19]+1-[HX3D_y.Q19]);&quot;&quot;)" office:value-type="float" office:value="16">
            <text:p>16</text:p>
          </table:table-cell>
          <table:table-cell table:formula="oooc:=IF([HX2D_i.R19]&lt;&gt;&quot;&quot;;IF(MOD([HX2D_j.R19];2)=0;2*[HX2D_i.R19]-[HX3D_y.R19];2*[HX2D_i.R19]+1-[HX3D_y.R19]);&quot;&quot;)">
            <text:p/>
          </table:table-cell>
          <table:table-cell table:formula="oooc:=IF([HX2D_i.S19]&lt;&gt;&quot;&quot;;IF(MOD([HX2D_j.S19];2)=0;2*[HX2D_i.S19]-[HX3D_y.S19];2*[HX2D_i.S19]+1-[HX3D_y.S19]);&quot;&quot;)" office:value-type="float" office:value="17">
            <text:p>17</text:p>
          </table:table-cell>
          <table:table-cell table:formula="oooc:=IF([HX2D_i.T19]&lt;&gt;&quot;&quot;;IF(MOD([HX2D_j.T19];2)=0;2*[HX2D_i.T19]-[HX3D_y.T19];2*[HX2D_i.T19]+1-[HX3D_y.T19]);&quot;&quot;)">
            <text:p/>
          </table:table-cell>
          <table:table-cell table:formula="oooc:=IF([HX2D_i.U19]&lt;&gt;&quot;&quot;;IF(MOD([HX2D_j.U19];2)=0;2*[HX2D_i.U19]-[HX3D_y.U19];2*[HX2D_i.U19]+1-[HX3D_y.U19]);&quot;&quot;)" office:value-type="float" office:value="18">
            <text:p>18</text:p>
          </table:table-cell>
          <table:table-cell table:formula="oooc:=IF([HX2D_i.V19]&lt;&gt;&quot;&quot;;IF(MOD([HX2D_j.V19];2)=0;2*[HX2D_i.V19]-[HX3D_y.V19];2*[HX2D_i.V19]+1-[HX3D_y.V19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table:formula="oooc:=IF([HX2D_i.B20]&lt;&gt;&quot;&quot;;IF(MOD([HX2D_j.B20];2)=0;2*[HX2D_i.B20]-[HX3D_y.B20];2*[HX2D_i.B20]+1-[HX3D_y.B20]);&quot;&quot;)" office:value-type="float" office:value="9">
            <text:p>9</text:p>
          </table:table-cell>
          <table:table-cell table:formula="oooc:=IF([HX2D_i.C20]&lt;&gt;&quot;&quot;;IF(MOD([HX2D_j.C20];2)=0;2*[HX2D_i.C20]-[HX3D_y.C20];2*[HX2D_i.C20]+1-[HX3D_y.C20]);&quot;&quot;)">
            <text:p/>
          </table:table-cell>
          <table:table-cell table:formula="oooc:=IF([HX2D_i.D20]&lt;&gt;&quot;&quot;;IF(MOD([HX2D_j.D20];2)=0;2*[HX2D_i.D20]-[HX3D_y.D20];2*[HX2D_i.D20]+1-[HX3D_y.D20]);&quot;&quot;)" office:value-type="float" office:value="10">
            <text:p>10</text:p>
          </table:table-cell>
          <table:table-cell table:formula="oooc:=IF([HX2D_i.E20]&lt;&gt;&quot;&quot;;IF(MOD([HX2D_j.E20];2)=0;2*[HX2D_i.E20]-[HX3D_y.E20];2*[HX2D_i.E20]+1-[HX3D_y.E20]);&quot;&quot;)">
            <text:p/>
          </table:table-cell>
          <table:table-cell table:formula="oooc:=IF([HX2D_i.F20]&lt;&gt;&quot;&quot;;IF(MOD([HX2D_j.F20];2)=0;2*[HX2D_i.F20]-[HX3D_y.F20];2*[HX2D_i.F20]+1-[HX3D_y.F20]);&quot;&quot;)" office:value-type="float" office:value="11">
            <text:p>11</text:p>
          </table:table-cell>
          <table:table-cell table:formula="oooc:=IF([HX2D_i.G20]&lt;&gt;&quot;&quot;;IF(MOD([HX2D_j.G20];2)=0;2*[HX2D_i.G20]-[HX3D_y.G20];2*[HX2D_i.G20]+1-[HX3D_y.G20]);&quot;&quot;)">
            <text:p/>
          </table:table-cell>
          <table:table-cell table:formula="oooc:=IF([HX2D_i.H20]&lt;&gt;&quot;&quot;;IF(MOD([HX2D_j.H20];2)=0;2*[HX2D_i.H20]-[HX3D_y.H20];2*[HX2D_i.H20]+1-[HX3D_y.H20]);&quot;&quot;)" office:value-type="float" office:value="12">
            <text:p>12</text:p>
          </table:table-cell>
          <table:table-cell table:formula="oooc:=IF([HX2D_i.I20]&lt;&gt;&quot;&quot;;IF(MOD([HX2D_j.I20];2)=0;2*[HX2D_i.I20]-[HX3D_y.I20];2*[HX2D_i.I20]+1-[HX3D_y.I20]);&quot;&quot;)">
            <text:p/>
          </table:table-cell>
          <table:table-cell table:formula="oooc:=IF([HX2D_i.J20]&lt;&gt;&quot;&quot;;IF(MOD([HX2D_j.J20];2)=0;2*[HX2D_i.J20]-[HX3D_y.J20];2*[HX2D_i.J20]+1-[HX3D_y.J20]);&quot;&quot;)" office:value-type="float" office:value="13">
            <text:p>13</text:p>
          </table:table-cell>
          <table:table-cell table:formula="oooc:=IF([HX2D_i.K20]&lt;&gt;&quot;&quot;;IF(MOD([HX2D_j.K20];2)=0;2*[HX2D_i.K20]-[HX3D_y.K20];2*[HX2D_i.K20]+1-[HX3D_y.K20]);&quot;&quot;)">
            <text:p/>
          </table:table-cell>
          <table:table-cell table:formula="oooc:=IF([HX2D_i.L20]&lt;&gt;&quot;&quot;;IF(MOD([HX2D_j.L20];2)=0;2*[HX2D_i.L20]-[HX3D_y.L20];2*[HX2D_i.L20]+1-[HX3D_y.L20]);&quot;&quot;)" office:value-type="float" office:value="14">
            <text:p>14</text:p>
          </table:table-cell>
          <table:table-cell table:formula="oooc:=IF([HX2D_i.M20]&lt;&gt;&quot;&quot;;IF(MOD([HX2D_j.M20];2)=0;2*[HX2D_i.M20]-[HX3D_y.M20];2*[HX2D_i.M20]+1-[HX3D_y.M20]);&quot;&quot;)">
            <text:p/>
          </table:table-cell>
          <table:table-cell table:formula="oooc:=IF([HX2D_i.N20]&lt;&gt;&quot;&quot;;IF(MOD([HX2D_j.N20];2)=0;2*[HX2D_i.N20]-[HX3D_y.N20];2*[HX2D_i.N20]+1-[HX3D_y.N20]);&quot;&quot;)" office:value-type="float" office:value="15">
            <text:p>15</text:p>
          </table:table-cell>
          <table:table-cell table:formula="oooc:=IF([HX2D_i.O20]&lt;&gt;&quot;&quot;;IF(MOD([HX2D_j.O20];2)=0;2*[HX2D_i.O20]-[HX3D_y.O20];2*[HX2D_i.O20]+1-[HX3D_y.O20]);&quot;&quot;)">
            <text:p/>
          </table:table-cell>
          <table:table-cell table:formula="oooc:=IF([HX2D_i.P20]&lt;&gt;&quot;&quot;;IF(MOD([HX2D_j.P20];2)=0;2*[HX2D_i.P20]-[HX3D_y.P20];2*[HX2D_i.P20]+1-[HX3D_y.P20]);&quot;&quot;)" office:value-type="float" office:value="16">
            <text:p>16</text:p>
          </table:table-cell>
          <table:table-cell table:formula="oooc:=IF([HX2D_i.Q20]&lt;&gt;&quot;&quot;;IF(MOD([HX2D_j.Q20];2)=0;2*[HX2D_i.Q20]-[HX3D_y.Q20];2*[HX2D_i.Q20]+1-[HX3D_y.Q20]);&quot;&quot;)">
            <text:p/>
          </table:table-cell>
          <table:table-cell table:formula="oooc:=IF([HX2D_i.R20]&lt;&gt;&quot;&quot;;IF(MOD([HX2D_j.R20];2)=0;2*[HX2D_i.R20]-[HX3D_y.R20];2*[HX2D_i.R20]+1-[HX3D_y.R20]);&quot;&quot;)" office:value-type="float" office:value="17">
            <text:p>17</text:p>
          </table:table-cell>
          <table:table-cell table:formula="oooc:=IF([HX2D_i.S20]&lt;&gt;&quot;&quot;;IF(MOD([HX2D_j.S20];2)=0;2*[HX2D_i.S20]-[HX3D_y.S20];2*[HX2D_i.S20]+1-[HX3D_y.S20]);&quot;&quot;)">
            <text:p/>
          </table:table-cell>
          <table:table-cell table:formula="oooc:=IF([HX2D_i.T20]&lt;&gt;&quot;&quot;;IF(MOD([HX2D_j.T20];2)=0;2*[HX2D_i.T20]-[HX3D_y.T20];2*[HX2D_i.T20]+1-[HX3D_y.T20]);&quot;&quot;)" office:value-type="float" office:value="18">
            <text:p>18</text:p>
          </table:table-cell>
          <table:table-cell table:formula="oooc:=IF([HX2D_i.U20]&lt;&gt;&quot;&quot;;IF(MOD([HX2D_j.U20];2)=0;2*[HX2D_i.U20]-[HX3D_y.U20];2*[HX2D_i.U20]+1-[HX3D_y.U20]);&quot;&quot;)">
            <text:p/>
          </table:table-cell>
          <table:table-cell table:formula="oooc:=IF([HX2D_i.V20]&lt;&gt;&quot;&quot;;IF(MOD([HX2D_j.V20];2)=0;2*[HX2D_i.V20]-[HX3D_y.V20];2*[HX2D_i.V20]+1-[HX3D_y.V20]);&quot;&quot;)" office:value-type="float" office:value="19">
            <text:p>19</text:p>
          </table:table-cell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table:formula="oooc:=IF([HX2D_i.B21]&lt;&gt;&quot;&quot;;IF(MOD([HX2D_j.B21];2)=0;2*[HX2D_i.B21]-[HX3D_y.B21];2*[HX2D_i.B21]+1-[HX3D_y.B21]);&quot;&quot;)">
            <text:p/>
          </table:table-cell>
          <table:table-cell table:formula="oooc:=IF([HX2D_i.C21]&lt;&gt;&quot;&quot;;IF(MOD([HX2D_j.C21];2)=0;2*[HX2D_i.C21]-[HX3D_y.C21];2*[HX2D_i.C21]+1-[HX3D_y.C21]);&quot;&quot;)" office:value-type="float" office:value="10">
            <text:p>10</text:p>
          </table:table-cell>
          <table:table-cell table:formula="oooc:=IF([HX2D_i.D21]&lt;&gt;&quot;&quot;;IF(MOD([HX2D_j.D21];2)=0;2*[HX2D_i.D21]-[HX3D_y.D21];2*[HX2D_i.D21]+1-[HX3D_y.D21]);&quot;&quot;)">
            <text:p/>
          </table:table-cell>
          <table:table-cell table:formula="oooc:=IF([HX2D_i.E21]&lt;&gt;&quot;&quot;;IF(MOD([HX2D_j.E21];2)=0;2*[HX2D_i.E21]-[HX3D_y.E21];2*[HX2D_i.E21]+1-[HX3D_y.E21]);&quot;&quot;)" office:value-type="float" office:value="11">
            <text:p>11</text:p>
          </table:table-cell>
          <table:table-cell table:formula="oooc:=IF([HX2D_i.F21]&lt;&gt;&quot;&quot;;IF(MOD([HX2D_j.F21];2)=0;2*[HX2D_i.F21]-[HX3D_y.F21];2*[HX2D_i.F21]+1-[HX3D_y.F21]);&quot;&quot;)">
            <text:p/>
          </table:table-cell>
          <table:table-cell table:formula="oooc:=IF([HX2D_i.G21]&lt;&gt;&quot;&quot;;IF(MOD([HX2D_j.G21];2)=0;2*[HX2D_i.G21]-[HX3D_y.G21];2*[HX2D_i.G21]+1-[HX3D_y.G21]);&quot;&quot;)" office:value-type="float" office:value="12">
            <text:p>12</text:p>
          </table:table-cell>
          <table:table-cell table:formula="oooc:=IF([HX2D_i.H21]&lt;&gt;&quot;&quot;;IF(MOD([HX2D_j.H21];2)=0;2*[HX2D_i.H21]-[HX3D_y.H21];2*[HX2D_i.H21]+1-[HX3D_y.H21]);&quot;&quot;)">
            <text:p/>
          </table:table-cell>
          <table:table-cell table:formula="oooc:=IF([HX2D_i.I21]&lt;&gt;&quot;&quot;;IF(MOD([HX2D_j.I21];2)=0;2*[HX2D_i.I21]-[HX3D_y.I21];2*[HX2D_i.I21]+1-[HX3D_y.I21]);&quot;&quot;)" office:value-type="float" office:value="13">
            <text:p>13</text:p>
          </table:table-cell>
          <table:table-cell table:formula="oooc:=IF([HX2D_i.J21]&lt;&gt;&quot;&quot;;IF(MOD([HX2D_j.J21];2)=0;2*[HX2D_i.J21]-[HX3D_y.J21];2*[HX2D_i.J21]+1-[HX3D_y.J21]);&quot;&quot;)">
            <text:p/>
          </table:table-cell>
          <table:table-cell table:formula="oooc:=IF([HX2D_i.K21]&lt;&gt;&quot;&quot;;IF(MOD([HX2D_j.K21];2)=0;2*[HX2D_i.K21]-[HX3D_y.K21];2*[HX2D_i.K21]+1-[HX3D_y.K21]);&quot;&quot;)" office:value-type="float" office:value="14">
            <text:p>14</text:p>
          </table:table-cell>
          <table:table-cell table:formula="oooc:=IF([HX2D_i.L21]&lt;&gt;&quot;&quot;;IF(MOD([HX2D_j.L21];2)=0;2*[HX2D_i.L21]-[HX3D_y.L21];2*[HX2D_i.L21]+1-[HX3D_y.L21]);&quot;&quot;)">
            <text:p/>
          </table:table-cell>
          <table:table-cell table:formula="oooc:=IF([HX2D_i.M21]&lt;&gt;&quot;&quot;;IF(MOD([HX2D_j.M21];2)=0;2*[HX2D_i.M21]-[HX3D_y.M21];2*[HX2D_i.M21]+1-[HX3D_y.M21]);&quot;&quot;)" office:value-type="float" office:value="15">
            <text:p>15</text:p>
          </table:table-cell>
          <table:table-cell table:formula="oooc:=IF([HX2D_i.N21]&lt;&gt;&quot;&quot;;IF(MOD([HX2D_j.N21];2)=0;2*[HX2D_i.N21]-[HX3D_y.N21];2*[HX2D_i.N21]+1-[HX3D_y.N21]);&quot;&quot;)">
            <text:p/>
          </table:table-cell>
          <table:table-cell table:formula="oooc:=IF([HX2D_i.O21]&lt;&gt;&quot;&quot;;IF(MOD([HX2D_j.O21];2)=0;2*[HX2D_i.O21]-[HX3D_y.O21];2*[HX2D_i.O21]+1-[HX3D_y.O21]);&quot;&quot;)" office:value-type="float" office:value="16">
            <text:p>16</text:p>
          </table:table-cell>
          <table:table-cell table:formula="oooc:=IF([HX2D_i.P21]&lt;&gt;&quot;&quot;;IF(MOD([HX2D_j.P21];2)=0;2*[HX2D_i.P21]-[HX3D_y.P21];2*[HX2D_i.P21]+1-[HX3D_y.P21]);&quot;&quot;)">
            <text:p/>
          </table:table-cell>
          <table:table-cell table:formula="oooc:=IF([HX2D_i.Q21]&lt;&gt;&quot;&quot;;IF(MOD([HX2D_j.Q21];2)=0;2*[HX2D_i.Q21]-[HX3D_y.Q21];2*[HX2D_i.Q21]+1-[HX3D_y.Q21]);&quot;&quot;)" office:value-type="float" office:value="17">
            <text:p>17</text:p>
          </table:table-cell>
          <table:table-cell table:formula="oooc:=IF([HX2D_i.R21]&lt;&gt;&quot;&quot;;IF(MOD([HX2D_j.R21];2)=0;2*[HX2D_i.R21]-[HX3D_y.R21];2*[HX2D_i.R21]+1-[HX3D_y.R21]);&quot;&quot;)">
            <text:p/>
          </table:table-cell>
          <table:table-cell table:formula="oooc:=IF([HX2D_i.S21]&lt;&gt;&quot;&quot;;IF(MOD([HX2D_j.S21];2)=0;2*[HX2D_i.S21]-[HX3D_y.S21];2*[HX2D_i.S21]+1-[HX3D_y.S21]);&quot;&quot;)" office:value-type="float" office:value="18">
            <text:p>18</text:p>
          </table:table-cell>
          <table:table-cell table:formula="oooc:=IF([HX2D_i.T21]&lt;&gt;&quot;&quot;;IF(MOD([HX2D_j.T21];2)=0;2*[HX2D_i.T21]-[HX3D_y.T21];2*[HX2D_i.T21]+1-[HX3D_y.T21]);&quot;&quot;)">
            <text:p/>
          </table:table-cell>
          <table:table-cell table:formula="oooc:=IF([HX2D_i.U21]&lt;&gt;&quot;&quot;;IF(MOD([HX2D_j.U21];2)=0;2*[HX2D_i.U21]-[HX3D_y.U21];2*[HX2D_i.U21]+1-[HX3D_y.U21]);&quot;&quot;)" office:value-type="float" office:value="19">
            <text:p>19</text:p>
          </table:table-cell>
          <table:table-cell table:formula="oooc:=IF([HX2D_i.V21]&lt;&gt;&quot;&quot;;IF(MOD([HX2D_j.V21];2)=0;2*[HX2D_i.V21]-[HX3D_y.V21];2*[HX2D_i.V21]+1-[HX3D_y.V21])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table:formula="oooc:=IF([HX2D_i.B22]&lt;&gt;&quot;&quot;;IF(MOD([HX2D_j.B22];2)=0;2*[HX2D_i.B22]-[HX3D_y.B22];2*[HX2D_i.B22]+1-[HX3D_y.B22]);&quot;&quot;)" office:value-type="float" office:value="10">
            <text:p>10</text:p>
          </table:table-cell>
          <table:table-cell table:formula="oooc:=IF([HX2D_i.C22]&lt;&gt;&quot;&quot;;IF(MOD([HX2D_j.C22];2)=0;2*[HX2D_i.C22]-[HX3D_y.C22];2*[HX2D_i.C22]+1-[HX3D_y.C22]);&quot;&quot;)">
            <text:p/>
          </table:table-cell>
          <table:table-cell table:formula="oooc:=IF([HX2D_i.D22]&lt;&gt;&quot;&quot;;IF(MOD([HX2D_j.D22];2)=0;2*[HX2D_i.D22]-[HX3D_y.D22];2*[HX2D_i.D22]+1-[HX3D_y.D22]);&quot;&quot;)" office:value-type="float" office:value="11">
            <text:p>11</text:p>
          </table:table-cell>
          <table:table-cell table:formula="oooc:=IF([HX2D_i.E22]&lt;&gt;&quot;&quot;;IF(MOD([HX2D_j.E22];2)=0;2*[HX2D_i.E22]-[HX3D_y.E22];2*[HX2D_i.E22]+1-[HX3D_y.E22]);&quot;&quot;)">
            <text:p/>
          </table:table-cell>
          <table:table-cell table:formula="oooc:=IF([HX2D_i.F22]&lt;&gt;&quot;&quot;;IF(MOD([HX2D_j.F22];2)=0;2*[HX2D_i.F22]-[HX3D_y.F22];2*[HX2D_i.F22]+1-[HX3D_y.F22]);&quot;&quot;)" office:value-type="float" office:value="12">
            <text:p>12</text:p>
          </table:table-cell>
          <table:table-cell table:formula="oooc:=IF([HX2D_i.G22]&lt;&gt;&quot;&quot;;IF(MOD([HX2D_j.G22];2)=0;2*[HX2D_i.G22]-[HX3D_y.G22];2*[HX2D_i.G22]+1-[HX3D_y.G22]);&quot;&quot;)">
            <text:p/>
          </table:table-cell>
          <table:table-cell table:formula="oooc:=IF([HX2D_i.H22]&lt;&gt;&quot;&quot;;IF(MOD([HX2D_j.H22];2)=0;2*[HX2D_i.H22]-[HX3D_y.H22];2*[HX2D_i.H22]+1-[HX3D_y.H22]);&quot;&quot;)" office:value-type="float" office:value="13">
            <text:p>13</text:p>
          </table:table-cell>
          <table:table-cell table:formula="oooc:=IF([HX2D_i.I22]&lt;&gt;&quot;&quot;;IF(MOD([HX2D_j.I22];2)=0;2*[HX2D_i.I22]-[HX3D_y.I22];2*[HX2D_i.I22]+1-[HX3D_y.I22]);&quot;&quot;)">
            <text:p/>
          </table:table-cell>
          <table:table-cell table:formula="oooc:=IF([HX2D_i.J22]&lt;&gt;&quot;&quot;;IF(MOD([HX2D_j.J22];2)=0;2*[HX2D_i.J22]-[HX3D_y.J22];2*[HX2D_i.J22]+1-[HX3D_y.J22]);&quot;&quot;)" office:value-type="float" office:value="14">
            <text:p>14</text:p>
          </table:table-cell>
          <table:table-cell table:formula="oooc:=IF([HX2D_i.K22]&lt;&gt;&quot;&quot;;IF(MOD([HX2D_j.K22];2)=0;2*[HX2D_i.K22]-[HX3D_y.K22];2*[HX2D_i.K22]+1-[HX3D_y.K22]);&quot;&quot;)">
            <text:p/>
          </table:table-cell>
          <table:table-cell table:formula="oooc:=IF([HX2D_i.L22]&lt;&gt;&quot;&quot;;IF(MOD([HX2D_j.L22];2)=0;2*[HX2D_i.L22]-[HX3D_y.L22];2*[HX2D_i.L22]+1-[HX3D_y.L22]);&quot;&quot;)" office:value-type="float" office:value="15">
            <text:p>15</text:p>
          </table:table-cell>
          <table:table-cell table:formula="oooc:=IF([HX2D_i.M22]&lt;&gt;&quot;&quot;;IF(MOD([HX2D_j.M22];2)=0;2*[HX2D_i.M22]-[HX3D_y.M22];2*[HX2D_i.M22]+1-[HX3D_y.M22]);&quot;&quot;)">
            <text:p/>
          </table:table-cell>
          <table:table-cell table:formula="oooc:=IF([HX2D_i.N22]&lt;&gt;&quot;&quot;;IF(MOD([HX2D_j.N22];2)=0;2*[HX2D_i.N22]-[HX3D_y.N22];2*[HX2D_i.N22]+1-[HX3D_y.N22]);&quot;&quot;)" office:value-type="float" office:value="16">
            <text:p>16</text:p>
          </table:table-cell>
          <table:table-cell table:formula="oooc:=IF([HX2D_i.O22]&lt;&gt;&quot;&quot;;IF(MOD([HX2D_j.O22];2)=0;2*[HX2D_i.O22]-[HX3D_y.O22];2*[HX2D_i.O22]+1-[HX3D_y.O22]);&quot;&quot;)">
            <text:p/>
          </table:table-cell>
          <table:table-cell table:formula="oooc:=IF([HX2D_i.P22]&lt;&gt;&quot;&quot;;IF(MOD([HX2D_j.P22];2)=0;2*[HX2D_i.P22]-[HX3D_y.P22];2*[HX2D_i.P22]+1-[HX3D_y.P22]);&quot;&quot;)" office:value-type="float" office:value="17">
            <text:p>17</text:p>
          </table:table-cell>
          <table:table-cell table:formula="oooc:=IF([HX2D_i.Q22]&lt;&gt;&quot;&quot;;IF(MOD([HX2D_j.Q22];2)=0;2*[HX2D_i.Q22]-[HX3D_y.Q22];2*[HX2D_i.Q22]+1-[HX3D_y.Q22]);&quot;&quot;)">
            <text:p/>
          </table:table-cell>
          <table:table-cell table:formula="oooc:=IF([HX2D_i.R22]&lt;&gt;&quot;&quot;;IF(MOD([HX2D_j.R22];2)=0;2*[HX2D_i.R22]-[HX3D_y.R22];2*[HX2D_i.R22]+1-[HX3D_y.R22]);&quot;&quot;)" office:value-type="float" office:value="18">
            <text:p>18</text:p>
          </table:table-cell>
          <table:table-cell table:formula="oooc:=IF([HX2D_i.S22]&lt;&gt;&quot;&quot;;IF(MOD([HX2D_j.S22];2)=0;2*[HX2D_i.S22]-[HX3D_y.S22];2*[HX2D_i.S22]+1-[HX3D_y.S22]);&quot;&quot;)">
            <text:p/>
          </table:table-cell>
          <table:table-cell table:formula="oooc:=IF([HX2D_i.T22]&lt;&gt;&quot;&quot;;IF(MOD([HX2D_j.T22];2)=0;2*[HX2D_i.T22]-[HX3D_y.T22];2*[HX2D_i.T22]+1-[HX3D_y.T22]);&quot;&quot;)" office:value-type="float" office:value="19">
            <text:p>19</text:p>
          </table:table-cell>
          <table:table-cell table:formula="oooc:=IF([HX2D_i.U22]&lt;&gt;&quot;&quot;;IF(MOD([HX2D_j.U22];2)=0;2*[HX2D_i.U22]-[HX3D_y.U22];2*[HX2D_i.U22]+1-[HX3D_y.U22]);&quot;&quot;)">
            <text:p/>
          </table:table-cell>
          <table:table-cell table:formula="oooc:=IF([HX2D_i.V22]&lt;&gt;&quot;&quot;;IF(MOD([HX2D_j.V22];2)=0;2*[HX2D_i.V22]-[HX3D_y.V22];2*[HX2D_i.V22]+1-[HX3D_y.V22]);&quot;&quot;)" office:value-type="float" office:value="20">
            <text:p>20</text:p>
          </table:table-cell>
          <table:table-cell table:number-columns-repeated="23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X3D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1">
          <table:table-cell office:value-type="float" office:value="0">
            <text:p>0</text:p>
          </table:table-cell>
          <table:table-cell table:formula="oooc:=IF([HX2D_i.B2]&lt;&gt;&quot;&quot;;[HX3D_x.B2]&amp;&quot;,&quot;&amp;[HX3D_y.B2]&amp;&quot;,&quot;&amp;[HX3D_z.B2];&quot;&quot;)" office:value-type="string" office:string-value="0,0,0">
            <text:p>0,0,0</text:p>
          </table:table-cell>
          <table:table-cell table:formula="oooc:=IF([HX2D_i.C2]&lt;&gt;&quot;&quot;;[HX3D_x.C2]&amp;&quot;,&quot;&amp;[HX3D_y.C2]&amp;&quot;,&quot;&amp;[HX3D_z.C2];&quot;&quot;)">
            <text:p/>
          </table:table-cell>
          <table:table-cell table:formula="oooc:=IF([HX2D_i.D2]&lt;&gt;&quot;&quot;;[HX3D_x.D2]&amp;&quot;,&quot;&amp;[HX3D_y.D2]&amp;&quot;,&quot;&amp;[HX3D_z.D2];&quot;&quot;)" office:value-type="string" office:string-value="0,1,1">
            <text:p>0,1,1</text:p>
          </table:table-cell>
          <table:table-cell table:formula="oooc:=IF([HX2D_i.E2]&lt;&gt;&quot;&quot;;[HX3D_x.E2]&amp;&quot;,&quot;&amp;[HX3D_y.E2]&amp;&quot;,&quot;&amp;[HX3D_z.E2];&quot;&quot;)">
            <text:p/>
          </table:table-cell>
          <table:table-cell table:formula="oooc:=IF([HX2D_i.F2]&lt;&gt;&quot;&quot;;[HX3D_x.F2]&amp;&quot;,&quot;&amp;[HX3D_y.F2]&amp;&quot;,&quot;&amp;[HX3D_z.F2];&quot;&quot;)" office:value-type="string" office:string-value="0,2,2">
            <text:p>0,2,2</text:p>
          </table:table-cell>
          <table:table-cell table:formula="oooc:=IF([HX2D_i.G2]&lt;&gt;&quot;&quot;;[HX3D_x.G2]&amp;&quot;,&quot;&amp;[HX3D_y.G2]&amp;&quot;,&quot;&amp;[HX3D_z.G2];&quot;&quot;)">
            <text:p/>
          </table:table-cell>
          <table:table-cell table:formula="oooc:=IF([HX2D_i.H2]&lt;&gt;&quot;&quot;;[HX3D_x.H2]&amp;&quot;,&quot;&amp;[HX3D_y.H2]&amp;&quot;,&quot;&amp;[HX3D_z.H2];&quot;&quot;)" office:value-type="string" office:string-value="0,3,3">
            <text:p>0,3,3</text:p>
          </table:table-cell>
          <table:table-cell table:formula="oooc:=IF([HX2D_i.I2]&lt;&gt;&quot;&quot;;[HX3D_x.I2]&amp;&quot;,&quot;&amp;[HX3D_y.I2]&amp;&quot;,&quot;&amp;[HX3D_z.I2];&quot;&quot;)">
            <text:p/>
          </table:table-cell>
          <table:table-cell table:formula="oooc:=IF([HX2D_i.J2]&lt;&gt;&quot;&quot;;[HX3D_x.J2]&amp;&quot;,&quot;&amp;[HX3D_y.J2]&amp;&quot;,&quot;&amp;[HX3D_z.J2];&quot;&quot;)" office:value-type="string" office:string-value="0,4,4">
            <text:p>0,4,4</text:p>
          </table:table-cell>
          <table:table-cell table:formula="oooc:=IF([HX2D_i.K2]&lt;&gt;&quot;&quot;;[HX3D_x.K2]&amp;&quot;,&quot;&amp;[HX3D_y.K2]&amp;&quot;,&quot;&amp;[HX3D_z.K2];&quot;&quot;)">
            <text:p/>
          </table:table-cell>
          <table:table-cell table:formula="oooc:=IF([HX2D_i.L2]&lt;&gt;&quot;&quot;;[HX3D_x.L2]&amp;&quot;,&quot;&amp;[HX3D_y.L2]&amp;&quot;,&quot;&amp;[HX3D_z.L2];&quot;&quot;)" office:value-type="string" office:string-value="0,5,5">
            <text:p>0,5,5</text:p>
          </table:table-cell>
          <table:table-cell table:formula="oooc:=IF([HX2D_i.M2]&lt;&gt;&quot;&quot;;[HX3D_x.M2]&amp;&quot;,&quot;&amp;[HX3D_y.M2]&amp;&quot;,&quot;&amp;[HX3D_z.M2];&quot;&quot;)">
            <text:p/>
          </table:table-cell>
          <table:table-cell table:formula="oooc:=IF([HX2D_i.N2]&lt;&gt;&quot;&quot;;[HX3D_x.N2]&amp;&quot;,&quot;&amp;[HX3D_y.N2]&amp;&quot;,&quot;&amp;[HX3D_z.N2];&quot;&quot;)" office:value-type="string" office:string-value="0,6,6">
            <text:p>0,6,6</text:p>
          </table:table-cell>
          <table:table-cell table:formula="oooc:=IF([HX2D_i.O2]&lt;&gt;&quot;&quot;;[HX3D_x.O2]&amp;&quot;,&quot;&amp;[HX3D_y.O2]&amp;&quot;,&quot;&amp;[HX3D_z.O2];&quot;&quot;)">
            <text:p/>
          </table:table-cell>
          <table:table-cell table:formula="oooc:=IF([HX2D_i.P2]&lt;&gt;&quot;&quot;;[HX3D_x.P2]&amp;&quot;,&quot;&amp;[HX3D_y.P2]&amp;&quot;,&quot;&amp;[HX3D_z.P2];&quot;&quot;)" office:value-type="string" office:string-value="0,7,7">
            <text:p>0,7,7</text:p>
          </table:table-cell>
          <table:table-cell table:formula="oooc:=IF([HX2D_i.Q2]&lt;&gt;&quot;&quot;;[HX3D_x.Q2]&amp;&quot;,&quot;&amp;[HX3D_y.Q2]&amp;&quot;,&quot;&amp;[HX3D_z.Q2];&quot;&quot;)">
            <text:p/>
          </table:table-cell>
          <table:table-cell table:formula="oooc:=IF([HX2D_i.R2]&lt;&gt;&quot;&quot;;[HX3D_x.R2]&amp;&quot;,&quot;&amp;[HX3D_y.R2]&amp;&quot;,&quot;&amp;[HX3D_z.R2];&quot;&quot;)" office:value-type="string" office:string-value="0,8,8">
            <text:p>0,8,8</text:p>
          </table:table-cell>
          <table:table-cell table:formula="oooc:=IF([HX2D_i.S2]&lt;&gt;&quot;&quot;;[HX3D_x.S2]&amp;&quot;,&quot;&amp;[HX3D_y.S2]&amp;&quot;,&quot;&amp;[HX3D_z.S2];&quot;&quot;)">
            <text:p/>
          </table:table-cell>
          <table:table-cell table:formula="oooc:=IF([HX2D_i.T2]&lt;&gt;&quot;&quot;;[HX3D_x.T2]&amp;&quot;,&quot;&amp;[HX3D_y.T2]&amp;&quot;,&quot;&amp;[HX3D_z.T2];&quot;&quot;)" office:value-type="string" office:string-value="0,9,9">
            <text:p>0,9,9</text:p>
          </table:table-cell>
          <table:table-cell table:formula="oooc:=IF([HX2D_i.U2]&lt;&gt;&quot;&quot;;[HX3D_x.U2]&amp;&quot;,&quot;&amp;[HX3D_y.U2]&amp;&quot;,&quot;&amp;[HX3D_z.U2];&quot;&quot;)">
            <text:p/>
          </table:table-cell>
          <table:table-cell table:formula="oooc:=IF([HX2D_i.V2]&lt;&gt;&quot;&quot;;[HX3D_x.V2]&amp;&quot;,&quot;&amp;[HX3D_y.V2]&amp;&quot;,&quot;&amp;[HX3D_z.V2];&quot;&quot;)" office:value-type="string" office:string-value="0,10,10">
            <text:p>0,10,10</text:p>
          </table:table-cell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formula="oooc:=IF([HX2D_i.B3]&lt;&gt;&quot;&quot;;[HX3D_x.B3]&amp;&quot;,&quot;&amp;[HX3D_y.B3]&amp;&quot;,&quot;&amp;[HX3D_z.B3];&quot;&quot;)">
            <text:p/>
          </table:table-cell>
          <table:table-cell table:formula="oooc:=IF([HX2D_i.C3]&lt;&gt;&quot;&quot;;[HX3D_x.C3]&amp;&quot;,&quot;&amp;[HX3D_y.C3]&amp;&quot;,&quot;&amp;[HX3D_z.C3];&quot;&quot;)" office:value-type="string" office:string-value="1,0,1">
            <text:p>1,0,1</text:p>
          </table:table-cell>
          <table:table-cell table:formula="oooc:=IF([HX2D_i.D3]&lt;&gt;&quot;&quot;;[HX3D_x.D3]&amp;&quot;,&quot;&amp;[HX3D_y.D3]&amp;&quot;,&quot;&amp;[HX3D_z.D3];&quot;&quot;)">
            <text:p/>
          </table:table-cell>
          <table:table-cell table:formula="oooc:=IF([HX2D_i.E3]&lt;&gt;&quot;&quot;;[HX3D_x.E3]&amp;&quot;,&quot;&amp;[HX3D_y.E3]&amp;&quot;,&quot;&amp;[HX3D_z.E3];&quot;&quot;)" office:value-type="string" office:string-value="1,1,2">
            <text:p>1,1,2</text:p>
          </table:table-cell>
          <table:table-cell table:formula="oooc:=IF([HX2D_i.F3]&lt;&gt;&quot;&quot;;[HX3D_x.F3]&amp;&quot;,&quot;&amp;[HX3D_y.F3]&amp;&quot;,&quot;&amp;[HX3D_z.F3];&quot;&quot;)">
            <text:p/>
          </table:table-cell>
          <table:table-cell table:formula="oooc:=IF([HX2D_i.G3]&lt;&gt;&quot;&quot;;[HX3D_x.G3]&amp;&quot;,&quot;&amp;[HX3D_y.G3]&amp;&quot;,&quot;&amp;[HX3D_z.G3];&quot;&quot;)" office:value-type="string" office:string-value="1,2,3">
            <text:p>1,2,3</text:p>
          </table:table-cell>
          <table:table-cell table:formula="oooc:=IF([HX2D_i.H3]&lt;&gt;&quot;&quot;;[HX3D_x.H3]&amp;&quot;,&quot;&amp;[HX3D_y.H3]&amp;&quot;,&quot;&amp;[HX3D_z.H3];&quot;&quot;)">
            <text:p/>
          </table:table-cell>
          <table:table-cell table:formula="oooc:=IF([HX2D_i.I3]&lt;&gt;&quot;&quot;;[HX3D_x.I3]&amp;&quot;,&quot;&amp;[HX3D_y.I3]&amp;&quot;,&quot;&amp;[HX3D_z.I3];&quot;&quot;)" office:value-type="string" office:string-value="1,3,4">
            <text:p>1,3,4</text:p>
          </table:table-cell>
          <table:table-cell table:formula="oooc:=IF([HX2D_i.J3]&lt;&gt;&quot;&quot;;[HX3D_x.J3]&amp;&quot;,&quot;&amp;[HX3D_y.J3]&amp;&quot;,&quot;&amp;[HX3D_z.J3];&quot;&quot;)">
            <text:p/>
          </table:table-cell>
          <table:table-cell table:formula="oooc:=IF([HX2D_i.K3]&lt;&gt;&quot;&quot;;[HX3D_x.K3]&amp;&quot;,&quot;&amp;[HX3D_y.K3]&amp;&quot;,&quot;&amp;[HX3D_z.K3];&quot;&quot;)" office:value-type="string" office:string-value="1,4,5">
            <text:p>1,4,5</text:p>
          </table:table-cell>
          <table:table-cell table:formula="oooc:=IF([HX2D_i.L3]&lt;&gt;&quot;&quot;;[HX3D_x.L3]&amp;&quot;,&quot;&amp;[HX3D_y.L3]&amp;&quot;,&quot;&amp;[HX3D_z.L3];&quot;&quot;)">
            <text:p/>
          </table:table-cell>
          <table:table-cell table:formula="oooc:=IF([HX2D_i.M3]&lt;&gt;&quot;&quot;;[HX3D_x.M3]&amp;&quot;,&quot;&amp;[HX3D_y.M3]&amp;&quot;,&quot;&amp;[HX3D_z.M3];&quot;&quot;)" office:value-type="string" office:string-value="1,5,6">
            <text:p>1,5,6</text:p>
          </table:table-cell>
          <table:table-cell table:formula="oooc:=IF([HX2D_i.N3]&lt;&gt;&quot;&quot;;[HX3D_x.N3]&amp;&quot;,&quot;&amp;[HX3D_y.N3]&amp;&quot;,&quot;&amp;[HX3D_z.N3];&quot;&quot;)">
            <text:p/>
          </table:table-cell>
          <table:table-cell table:formula="oooc:=IF([HX2D_i.O3]&lt;&gt;&quot;&quot;;[HX3D_x.O3]&amp;&quot;,&quot;&amp;[HX3D_y.O3]&amp;&quot;,&quot;&amp;[HX3D_z.O3];&quot;&quot;)" office:value-type="string" office:string-value="1,6,7">
            <text:p>1,6,7</text:p>
          </table:table-cell>
          <table:table-cell table:formula="oooc:=IF([HX2D_i.P3]&lt;&gt;&quot;&quot;;[HX3D_x.P3]&amp;&quot;,&quot;&amp;[HX3D_y.P3]&amp;&quot;,&quot;&amp;[HX3D_z.P3];&quot;&quot;)">
            <text:p/>
          </table:table-cell>
          <table:table-cell table:formula="oooc:=IF([HX2D_i.Q3]&lt;&gt;&quot;&quot;;[HX3D_x.Q3]&amp;&quot;,&quot;&amp;[HX3D_y.Q3]&amp;&quot;,&quot;&amp;[HX3D_z.Q3];&quot;&quot;)" office:value-type="string" office:string-value="1,7,8">
            <text:p>1,7,8</text:p>
          </table:table-cell>
          <table:table-cell table:formula="oooc:=IF([HX2D_i.R3]&lt;&gt;&quot;&quot;;[HX3D_x.R3]&amp;&quot;,&quot;&amp;[HX3D_y.R3]&amp;&quot;,&quot;&amp;[HX3D_z.R3];&quot;&quot;)">
            <text:p/>
          </table:table-cell>
          <table:table-cell table:formula="oooc:=IF([HX2D_i.S3]&lt;&gt;&quot;&quot;;[HX3D_x.S3]&amp;&quot;,&quot;&amp;[HX3D_y.S3]&amp;&quot;,&quot;&amp;[HX3D_z.S3];&quot;&quot;)" office:value-type="string" office:string-value="1,8,9">
            <text:p>1,8,9</text:p>
          </table:table-cell>
          <table:table-cell table:formula="oooc:=IF([HX2D_i.T3]&lt;&gt;&quot;&quot;;[HX3D_x.T3]&amp;&quot;,&quot;&amp;[HX3D_y.T3]&amp;&quot;,&quot;&amp;[HX3D_z.T3];&quot;&quot;)">
            <text:p/>
          </table:table-cell>
          <table:table-cell table:formula="oooc:=IF([HX2D_i.U3]&lt;&gt;&quot;&quot;;[HX3D_x.U3]&amp;&quot;,&quot;&amp;[HX3D_y.U3]&amp;&quot;,&quot;&amp;[HX3D_z.U3];&quot;&quot;)" office:value-type="string" office:string-value="1,9,10">
            <text:p>1,9,10</text:p>
          </table:table-cell>
          <table:table-cell table:formula="oooc:=IF([HX2D_i.V3]&lt;&gt;&quot;&quot;;[HX3D_x.V3]&amp;&quot;,&quot;&amp;[HX3D_y.V3]&amp;&quot;,&quot;&amp;[HX3D_z.V3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formula="oooc:=IF([HX2D_i.B4]&lt;&gt;&quot;&quot;;[HX3D_x.B4]&amp;&quot;,&quot;&amp;[HX3D_y.B4]&amp;&quot;,&quot;&amp;[HX3D_z.B4];&quot;&quot;)" office:value-type="string" office:string-value="2,-1,1">
            <text:p>2,-1,1</text:p>
          </table:table-cell>
          <table:table-cell table:formula="oooc:=IF([HX2D_i.C4]&lt;&gt;&quot;&quot;;[HX3D_x.C4]&amp;&quot;,&quot;&amp;[HX3D_y.C4]&amp;&quot;,&quot;&amp;[HX3D_z.C4];&quot;&quot;)">
            <text:p/>
          </table:table-cell>
          <table:table-cell table:formula="oooc:=IF([HX2D_i.D4]&lt;&gt;&quot;&quot;;[HX3D_x.D4]&amp;&quot;,&quot;&amp;[HX3D_y.D4]&amp;&quot;,&quot;&amp;[HX3D_z.D4];&quot;&quot;)" office:value-type="string" office:string-value="2,0,2">
            <text:p>2,0,2</text:p>
          </table:table-cell>
          <table:table-cell table:formula="oooc:=IF([HX2D_i.E4]&lt;&gt;&quot;&quot;;[HX3D_x.E4]&amp;&quot;,&quot;&amp;[HX3D_y.E4]&amp;&quot;,&quot;&amp;[HX3D_z.E4];&quot;&quot;)">
            <text:p/>
          </table:table-cell>
          <table:table-cell table:formula="oooc:=IF([HX2D_i.F4]&lt;&gt;&quot;&quot;;[HX3D_x.F4]&amp;&quot;,&quot;&amp;[HX3D_y.F4]&amp;&quot;,&quot;&amp;[HX3D_z.F4];&quot;&quot;)" office:value-type="string" office:string-value="2,1,3">
            <text:p>2,1,3</text:p>
          </table:table-cell>
          <table:table-cell table:formula="oooc:=IF([HX2D_i.G4]&lt;&gt;&quot;&quot;;[HX3D_x.G4]&amp;&quot;,&quot;&amp;[HX3D_y.G4]&amp;&quot;,&quot;&amp;[HX3D_z.G4];&quot;&quot;)">
            <text:p/>
          </table:table-cell>
          <table:table-cell table:formula="oooc:=IF([HX2D_i.H4]&lt;&gt;&quot;&quot;;[HX3D_x.H4]&amp;&quot;,&quot;&amp;[HX3D_y.H4]&amp;&quot;,&quot;&amp;[HX3D_z.H4];&quot;&quot;)" office:value-type="string" office:string-value="2,2,4">
            <text:p>2,2,4</text:p>
          </table:table-cell>
          <table:table-cell table:formula="oooc:=IF([HX2D_i.I4]&lt;&gt;&quot;&quot;;[HX3D_x.I4]&amp;&quot;,&quot;&amp;[HX3D_y.I4]&amp;&quot;,&quot;&amp;[HX3D_z.I4];&quot;&quot;)">
            <text:p/>
          </table:table-cell>
          <table:table-cell table:formula="oooc:=IF([HX2D_i.J4]&lt;&gt;&quot;&quot;;[HX3D_x.J4]&amp;&quot;,&quot;&amp;[HX3D_y.J4]&amp;&quot;,&quot;&amp;[HX3D_z.J4];&quot;&quot;)" office:value-type="string" office:string-value="2,3,5">
            <text:p>2,3,5</text:p>
          </table:table-cell>
          <table:table-cell table:formula="oooc:=IF([HX2D_i.K4]&lt;&gt;&quot;&quot;;[HX3D_x.K4]&amp;&quot;,&quot;&amp;[HX3D_y.K4]&amp;&quot;,&quot;&amp;[HX3D_z.K4];&quot;&quot;)">
            <text:p/>
          </table:table-cell>
          <table:table-cell table:formula="oooc:=IF([HX2D_i.L4]&lt;&gt;&quot;&quot;;[HX3D_x.L4]&amp;&quot;,&quot;&amp;[HX3D_y.L4]&amp;&quot;,&quot;&amp;[HX3D_z.L4];&quot;&quot;)" office:value-type="string" office:string-value="2,4,6">
            <text:p>2,4,6</text:p>
          </table:table-cell>
          <table:table-cell table:formula="oooc:=IF([HX2D_i.M4]&lt;&gt;&quot;&quot;;[HX3D_x.M4]&amp;&quot;,&quot;&amp;[HX3D_y.M4]&amp;&quot;,&quot;&amp;[HX3D_z.M4];&quot;&quot;)">
            <text:p/>
          </table:table-cell>
          <table:table-cell table:formula="oooc:=IF([HX2D_i.N4]&lt;&gt;&quot;&quot;;[HX3D_x.N4]&amp;&quot;,&quot;&amp;[HX3D_y.N4]&amp;&quot;,&quot;&amp;[HX3D_z.N4];&quot;&quot;)" office:value-type="string" office:string-value="2,5,7">
            <text:p>2,5,7</text:p>
          </table:table-cell>
          <table:table-cell table:formula="oooc:=IF([HX2D_i.O4]&lt;&gt;&quot;&quot;;[HX3D_x.O4]&amp;&quot;,&quot;&amp;[HX3D_y.O4]&amp;&quot;,&quot;&amp;[HX3D_z.O4];&quot;&quot;)">
            <text:p/>
          </table:table-cell>
          <table:table-cell table:formula="oooc:=IF([HX2D_i.P4]&lt;&gt;&quot;&quot;;[HX3D_x.P4]&amp;&quot;,&quot;&amp;[HX3D_y.P4]&amp;&quot;,&quot;&amp;[HX3D_z.P4];&quot;&quot;)" office:value-type="string" office:string-value="2,6,8">
            <text:p>2,6,8</text:p>
          </table:table-cell>
          <table:table-cell table:formula="oooc:=IF([HX2D_i.Q4]&lt;&gt;&quot;&quot;;[HX3D_x.Q4]&amp;&quot;,&quot;&amp;[HX3D_y.Q4]&amp;&quot;,&quot;&amp;[HX3D_z.Q4];&quot;&quot;)">
            <text:p/>
          </table:table-cell>
          <table:table-cell table:formula="oooc:=IF([HX2D_i.R4]&lt;&gt;&quot;&quot;;[HX3D_x.R4]&amp;&quot;,&quot;&amp;[HX3D_y.R4]&amp;&quot;,&quot;&amp;[HX3D_z.R4];&quot;&quot;)" office:value-type="string" office:string-value="2,7,9">
            <text:p>2,7,9</text:p>
          </table:table-cell>
          <table:table-cell table:formula="oooc:=IF([HX2D_i.S4]&lt;&gt;&quot;&quot;;[HX3D_x.S4]&amp;&quot;,&quot;&amp;[HX3D_y.S4]&amp;&quot;,&quot;&amp;[HX3D_z.S4];&quot;&quot;)">
            <text:p/>
          </table:table-cell>
          <table:table-cell table:formula="oooc:=IF([HX2D_i.T4]&lt;&gt;&quot;&quot;;[HX3D_x.T4]&amp;&quot;,&quot;&amp;[HX3D_y.T4]&amp;&quot;,&quot;&amp;[HX3D_z.T4];&quot;&quot;)" office:value-type="string" office:string-value="2,8,10">
            <text:p>2,8,10</text:p>
          </table:table-cell>
          <table:table-cell table:formula="oooc:=IF([HX2D_i.U4]&lt;&gt;&quot;&quot;;[HX3D_x.U4]&amp;&quot;,&quot;&amp;[HX3D_y.U4]&amp;&quot;,&quot;&amp;[HX3D_z.U4];&quot;&quot;)">
            <text:p/>
          </table:table-cell>
          <table:table-cell table:formula="oooc:=IF([HX2D_i.V4]&lt;&gt;&quot;&quot;;[HX3D_x.V4]&amp;&quot;,&quot;&amp;[HX3D_y.V4]&amp;&quot;,&quot;&amp;[HX3D_z.V4];&quot;&quot;)" office:value-type="string" office:string-value="2,9,11">
            <text:p>2,9,11</text:p>
          </table:table-cell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table:formula="oooc:=IF([HX2D_i.B5]&lt;&gt;&quot;&quot;;[HX3D_x.B5]&amp;&quot;,&quot;&amp;[HX3D_y.B5]&amp;&quot;,&quot;&amp;[HX3D_z.B5];&quot;&quot;)">
            <text:p/>
          </table:table-cell>
          <table:table-cell table:formula="oooc:=IF([HX2D_i.C5]&lt;&gt;&quot;&quot;;[HX3D_x.C5]&amp;&quot;,&quot;&amp;[HX3D_y.C5]&amp;&quot;,&quot;&amp;[HX3D_z.C5];&quot;&quot;)" office:value-type="string" office:string-value="3,-1,2">
            <text:p>3,-1,2</text:p>
          </table:table-cell>
          <table:table-cell table:formula="oooc:=IF([HX2D_i.D5]&lt;&gt;&quot;&quot;;[HX3D_x.D5]&amp;&quot;,&quot;&amp;[HX3D_y.D5]&amp;&quot;,&quot;&amp;[HX3D_z.D5];&quot;&quot;)">
            <text:p/>
          </table:table-cell>
          <table:table-cell table:formula="oooc:=IF([HX2D_i.E5]&lt;&gt;&quot;&quot;;[HX3D_x.E5]&amp;&quot;,&quot;&amp;[HX3D_y.E5]&amp;&quot;,&quot;&amp;[HX3D_z.E5];&quot;&quot;)" office:value-type="string" office:string-value="3,0,3">
            <text:p>3,0,3</text:p>
          </table:table-cell>
          <table:table-cell table:formula="oooc:=IF([HX2D_i.F5]&lt;&gt;&quot;&quot;;[HX3D_x.F5]&amp;&quot;,&quot;&amp;[HX3D_y.F5]&amp;&quot;,&quot;&amp;[HX3D_z.F5];&quot;&quot;)">
            <text:p/>
          </table:table-cell>
          <table:table-cell table:formula="oooc:=IF([HX2D_i.G5]&lt;&gt;&quot;&quot;;[HX3D_x.G5]&amp;&quot;,&quot;&amp;[HX3D_y.G5]&amp;&quot;,&quot;&amp;[HX3D_z.G5];&quot;&quot;)" office:value-type="string" office:string-value="3,1,4">
            <text:p>3,1,4</text:p>
          </table:table-cell>
          <table:table-cell table:formula="oooc:=IF([HX2D_i.H5]&lt;&gt;&quot;&quot;;[HX3D_x.H5]&amp;&quot;,&quot;&amp;[HX3D_y.H5]&amp;&quot;,&quot;&amp;[HX3D_z.H5];&quot;&quot;)">
            <text:p/>
          </table:table-cell>
          <table:table-cell table:formula="oooc:=IF([HX2D_i.I5]&lt;&gt;&quot;&quot;;[HX3D_x.I5]&amp;&quot;,&quot;&amp;[HX3D_y.I5]&amp;&quot;,&quot;&amp;[HX3D_z.I5];&quot;&quot;)" office:value-type="string" office:string-value="3,2,5">
            <text:p>3,2,5</text:p>
          </table:table-cell>
          <table:table-cell table:formula="oooc:=IF([HX2D_i.J5]&lt;&gt;&quot;&quot;;[HX3D_x.J5]&amp;&quot;,&quot;&amp;[HX3D_y.J5]&amp;&quot;,&quot;&amp;[HX3D_z.J5];&quot;&quot;)">
            <text:p/>
          </table:table-cell>
          <table:table-cell table:formula="oooc:=IF([HX2D_i.K5]&lt;&gt;&quot;&quot;;[HX3D_x.K5]&amp;&quot;,&quot;&amp;[HX3D_y.K5]&amp;&quot;,&quot;&amp;[HX3D_z.K5];&quot;&quot;)" office:value-type="string" office:string-value="3,3,6">
            <text:p>3,3,6</text:p>
          </table:table-cell>
          <table:table-cell table:formula="oooc:=IF([HX2D_i.L5]&lt;&gt;&quot;&quot;;[HX3D_x.L5]&amp;&quot;,&quot;&amp;[HX3D_y.L5]&amp;&quot;,&quot;&amp;[HX3D_z.L5];&quot;&quot;)">
            <text:p/>
          </table:table-cell>
          <table:table-cell table:formula="oooc:=IF([HX2D_i.M5]&lt;&gt;&quot;&quot;;[HX3D_x.M5]&amp;&quot;,&quot;&amp;[HX3D_y.M5]&amp;&quot;,&quot;&amp;[HX3D_z.M5];&quot;&quot;)" office:value-type="string" office:string-value="3,4,7">
            <text:p>3,4,7</text:p>
          </table:table-cell>
          <table:table-cell table:formula="oooc:=IF([HX2D_i.N5]&lt;&gt;&quot;&quot;;[HX3D_x.N5]&amp;&quot;,&quot;&amp;[HX3D_y.N5]&amp;&quot;,&quot;&amp;[HX3D_z.N5];&quot;&quot;)">
            <text:p/>
          </table:table-cell>
          <table:table-cell table:formula="oooc:=IF([HX2D_i.O5]&lt;&gt;&quot;&quot;;[HX3D_x.O5]&amp;&quot;,&quot;&amp;[HX3D_y.O5]&amp;&quot;,&quot;&amp;[HX3D_z.O5];&quot;&quot;)" office:value-type="string" office:string-value="3,5,8">
            <text:p>3,5,8</text:p>
          </table:table-cell>
          <table:table-cell table:formula="oooc:=IF([HX2D_i.P5]&lt;&gt;&quot;&quot;;[HX3D_x.P5]&amp;&quot;,&quot;&amp;[HX3D_y.P5]&amp;&quot;,&quot;&amp;[HX3D_z.P5];&quot;&quot;)">
            <text:p/>
          </table:table-cell>
          <table:table-cell table:formula="oooc:=IF([HX2D_i.Q5]&lt;&gt;&quot;&quot;;[HX3D_x.Q5]&amp;&quot;,&quot;&amp;[HX3D_y.Q5]&amp;&quot;,&quot;&amp;[HX3D_z.Q5];&quot;&quot;)" office:value-type="string" office:string-value="3,6,9">
            <text:p>3,6,9</text:p>
          </table:table-cell>
          <table:table-cell table:formula="oooc:=IF([HX2D_i.R5]&lt;&gt;&quot;&quot;;[HX3D_x.R5]&amp;&quot;,&quot;&amp;[HX3D_y.R5]&amp;&quot;,&quot;&amp;[HX3D_z.R5];&quot;&quot;)">
            <text:p/>
          </table:table-cell>
          <table:table-cell table:formula="oooc:=IF([HX2D_i.S5]&lt;&gt;&quot;&quot;;[HX3D_x.S5]&amp;&quot;,&quot;&amp;[HX3D_y.S5]&amp;&quot;,&quot;&amp;[HX3D_z.S5];&quot;&quot;)" office:value-type="string" office:string-value="3,7,10">
            <text:p>3,7,10</text:p>
          </table:table-cell>
          <table:table-cell table:formula="oooc:=IF([HX2D_i.T5]&lt;&gt;&quot;&quot;;[HX3D_x.T5]&amp;&quot;,&quot;&amp;[HX3D_y.T5]&amp;&quot;,&quot;&amp;[HX3D_z.T5];&quot;&quot;)">
            <text:p/>
          </table:table-cell>
          <table:table-cell table:formula="oooc:=IF([HX2D_i.U5]&lt;&gt;&quot;&quot;;[HX3D_x.U5]&amp;&quot;,&quot;&amp;[HX3D_y.U5]&amp;&quot;,&quot;&amp;[HX3D_z.U5];&quot;&quot;)" office:value-type="string" office:string-value="3,8,11">
            <text:p>3,8,11</text:p>
          </table:table-cell>
          <table:table-cell table:formula="oooc:=IF([HX2D_i.V5]&lt;&gt;&quot;&quot;;[HX3D_x.V5]&amp;&quot;,&quot;&amp;[HX3D_y.V5]&amp;&quot;,&quot;&amp;[HX3D_z.V5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table:formula="oooc:=IF([HX2D_i.B6]&lt;&gt;&quot;&quot;;[HX3D_x.B6]&amp;&quot;,&quot;&amp;[HX3D_y.B6]&amp;&quot;,&quot;&amp;[HX3D_z.B6];&quot;&quot;)" office:value-type="string" office:string-value="4,-2,2">
            <text:p>4,-2,2</text:p>
          </table:table-cell>
          <table:table-cell table:formula="oooc:=IF([HX2D_i.C6]&lt;&gt;&quot;&quot;;[HX3D_x.C6]&amp;&quot;,&quot;&amp;[HX3D_y.C6]&amp;&quot;,&quot;&amp;[HX3D_z.C6];&quot;&quot;)">
            <text:p/>
          </table:table-cell>
          <table:table-cell table:formula="oooc:=IF([HX2D_i.D6]&lt;&gt;&quot;&quot;;[HX3D_x.D6]&amp;&quot;,&quot;&amp;[HX3D_y.D6]&amp;&quot;,&quot;&amp;[HX3D_z.D6];&quot;&quot;)" office:value-type="string" office:string-value="4,-1,3">
            <text:p>4,-1,3</text:p>
          </table:table-cell>
          <table:table-cell table:formula="oooc:=IF([HX2D_i.E6]&lt;&gt;&quot;&quot;;[HX3D_x.E6]&amp;&quot;,&quot;&amp;[HX3D_y.E6]&amp;&quot;,&quot;&amp;[HX3D_z.E6];&quot;&quot;)">
            <text:p/>
          </table:table-cell>
          <table:table-cell table:formula="oooc:=IF([HX2D_i.F6]&lt;&gt;&quot;&quot;;[HX3D_x.F6]&amp;&quot;,&quot;&amp;[HX3D_y.F6]&amp;&quot;,&quot;&amp;[HX3D_z.F6];&quot;&quot;)" office:value-type="string" office:string-value="4,0,4">
            <text:p>4,0,4</text:p>
          </table:table-cell>
          <table:table-cell table:formula="oooc:=IF([HX2D_i.G6]&lt;&gt;&quot;&quot;;[HX3D_x.G6]&amp;&quot;,&quot;&amp;[HX3D_y.G6]&amp;&quot;,&quot;&amp;[HX3D_z.G6];&quot;&quot;)">
            <text:p/>
          </table:table-cell>
          <table:table-cell table:formula="oooc:=IF([HX2D_i.H6]&lt;&gt;&quot;&quot;;[HX3D_x.H6]&amp;&quot;,&quot;&amp;[HX3D_y.H6]&amp;&quot;,&quot;&amp;[HX3D_z.H6];&quot;&quot;)" office:value-type="string" office:string-value="4,1,5">
            <text:p>4,1,5</text:p>
          </table:table-cell>
          <table:table-cell table:formula="oooc:=IF([HX2D_i.I6]&lt;&gt;&quot;&quot;;[HX3D_x.I6]&amp;&quot;,&quot;&amp;[HX3D_y.I6]&amp;&quot;,&quot;&amp;[HX3D_z.I6];&quot;&quot;)">
            <text:p/>
          </table:table-cell>
          <table:table-cell table:formula="oooc:=IF([HX2D_i.J6]&lt;&gt;&quot;&quot;;[HX3D_x.J6]&amp;&quot;,&quot;&amp;[HX3D_y.J6]&amp;&quot;,&quot;&amp;[HX3D_z.J6];&quot;&quot;)" office:value-type="string" office:string-value="4,2,6">
            <text:p>4,2,6</text:p>
          </table:table-cell>
          <table:table-cell table:formula="oooc:=IF([HX2D_i.K6]&lt;&gt;&quot;&quot;;[HX3D_x.K6]&amp;&quot;,&quot;&amp;[HX3D_y.K6]&amp;&quot;,&quot;&amp;[HX3D_z.K6];&quot;&quot;)">
            <text:p/>
          </table:table-cell>
          <table:table-cell table:formula="oooc:=IF([HX2D_i.L6]&lt;&gt;&quot;&quot;;[HX3D_x.L6]&amp;&quot;,&quot;&amp;[HX3D_y.L6]&amp;&quot;,&quot;&amp;[HX3D_z.L6];&quot;&quot;)" office:value-type="string" office:string-value="4,3,7">
            <text:p>4,3,7</text:p>
          </table:table-cell>
          <table:table-cell table:formula="oooc:=IF([HX2D_i.M6]&lt;&gt;&quot;&quot;;[HX3D_x.M6]&amp;&quot;,&quot;&amp;[HX3D_y.M6]&amp;&quot;,&quot;&amp;[HX3D_z.M6];&quot;&quot;)">
            <text:p/>
          </table:table-cell>
          <table:table-cell table:formula="oooc:=IF([HX2D_i.N6]&lt;&gt;&quot;&quot;;[HX3D_x.N6]&amp;&quot;,&quot;&amp;[HX3D_y.N6]&amp;&quot;,&quot;&amp;[HX3D_z.N6];&quot;&quot;)" office:value-type="string" office:string-value="4,4,8">
            <text:p>4,4,8</text:p>
          </table:table-cell>
          <table:table-cell table:formula="oooc:=IF([HX2D_i.O6]&lt;&gt;&quot;&quot;;[HX3D_x.O6]&amp;&quot;,&quot;&amp;[HX3D_y.O6]&amp;&quot;,&quot;&amp;[HX3D_z.O6];&quot;&quot;)">
            <text:p/>
          </table:table-cell>
          <table:table-cell table:formula="oooc:=IF([HX2D_i.P6]&lt;&gt;&quot;&quot;;[HX3D_x.P6]&amp;&quot;,&quot;&amp;[HX3D_y.P6]&amp;&quot;,&quot;&amp;[HX3D_z.P6];&quot;&quot;)" office:value-type="string" office:string-value="4,5,9">
            <text:p>4,5,9</text:p>
          </table:table-cell>
          <table:table-cell table:formula="oooc:=IF([HX2D_i.Q6]&lt;&gt;&quot;&quot;;[HX3D_x.Q6]&amp;&quot;,&quot;&amp;[HX3D_y.Q6]&amp;&quot;,&quot;&amp;[HX3D_z.Q6];&quot;&quot;)">
            <text:p/>
          </table:table-cell>
          <table:table-cell table:formula="oooc:=IF([HX2D_i.R6]&lt;&gt;&quot;&quot;;[HX3D_x.R6]&amp;&quot;,&quot;&amp;[HX3D_y.R6]&amp;&quot;,&quot;&amp;[HX3D_z.R6];&quot;&quot;)" office:value-type="string" office:string-value="4,6,10">
            <text:p>4,6,10</text:p>
          </table:table-cell>
          <table:table-cell table:formula="oooc:=IF([HX2D_i.S6]&lt;&gt;&quot;&quot;;[HX3D_x.S6]&amp;&quot;,&quot;&amp;[HX3D_y.S6]&amp;&quot;,&quot;&amp;[HX3D_z.S6];&quot;&quot;)">
            <text:p/>
          </table:table-cell>
          <table:table-cell table:formula="oooc:=IF([HX2D_i.T6]&lt;&gt;&quot;&quot;;[HX3D_x.T6]&amp;&quot;,&quot;&amp;[HX3D_y.T6]&amp;&quot;,&quot;&amp;[HX3D_z.T6];&quot;&quot;)" office:value-type="string" office:string-value="4,7,11">
            <text:p>4,7,11</text:p>
          </table:table-cell>
          <table:table-cell table:formula="oooc:=IF([HX2D_i.U6]&lt;&gt;&quot;&quot;;[HX3D_x.U6]&amp;&quot;,&quot;&amp;[HX3D_y.U6]&amp;&quot;,&quot;&amp;[HX3D_z.U6];&quot;&quot;)">
            <text:p/>
          </table:table-cell>
          <table:table-cell table:formula="oooc:=IF([HX2D_i.V6]&lt;&gt;&quot;&quot;;[HX3D_x.V6]&amp;&quot;,&quot;&amp;[HX3D_y.V6]&amp;&quot;,&quot;&amp;[HX3D_z.V6];&quot;&quot;)" office:value-type="string" office:string-value="4,8,12">
            <text:p>4,8,12</text:p>
          </table:table-cell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table:formula="oooc:=IF([HX2D_i.B7]&lt;&gt;&quot;&quot;;[HX3D_x.B7]&amp;&quot;,&quot;&amp;[HX3D_y.B7]&amp;&quot;,&quot;&amp;[HX3D_z.B7];&quot;&quot;)">
            <text:p/>
          </table:table-cell>
          <table:table-cell table:formula="oooc:=IF([HX2D_i.C7]&lt;&gt;&quot;&quot;;[HX3D_x.C7]&amp;&quot;,&quot;&amp;[HX3D_y.C7]&amp;&quot;,&quot;&amp;[HX3D_z.C7];&quot;&quot;)" office:value-type="string" office:string-value="5,-2,3">
            <text:p>5,-2,3</text:p>
          </table:table-cell>
          <table:table-cell table:formula="oooc:=IF([HX2D_i.D7]&lt;&gt;&quot;&quot;;[HX3D_x.D7]&amp;&quot;,&quot;&amp;[HX3D_y.D7]&amp;&quot;,&quot;&amp;[HX3D_z.D7];&quot;&quot;)">
            <text:p/>
          </table:table-cell>
          <table:table-cell table:formula="oooc:=IF([HX2D_i.E7]&lt;&gt;&quot;&quot;;[HX3D_x.E7]&amp;&quot;,&quot;&amp;[HX3D_y.E7]&amp;&quot;,&quot;&amp;[HX3D_z.E7];&quot;&quot;)" office:value-type="string" office:string-value="5,-1,4">
            <text:p>5,-1,4</text:p>
          </table:table-cell>
          <table:table-cell table:formula="oooc:=IF([HX2D_i.F7]&lt;&gt;&quot;&quot;;[HX3D_x.F7]&amp;&quot;,&quot;&amp;[HX3D_y.F7]&amp;&quot;,&quot;&amp;[HX3D_z.F7];&quot;&quot;)">
            <text:p/>
          </table:table-cell>
          <table:table-cell table:formula="oooc:=IF([HX2D_i.G7]&lt;&gt;&quot;&quot;;[HX3D_x.G7]&amp;&quot;,&quot;&amp;[HX3D_y.G7]&amp;&quot;,&quot;&amp;[HX3D_z.G7];&quot;&quot;)" office:value-type="string" office:string-value="5,0,5">
            <text:p>5,0,5</text:p>
          </table:table-cell>
          <table:table-cell table:formula="oooc:=IF([HX2D_i.H7]&lt;&gt;&quot;&quot;;[HX3D_x.H7]&amp;&quot;,&quot;&amp;[HX3D_y.H7]&amp;&quot;,&quot;&amp;[HX3D_z.H7];&quot;&quot;)">
            <text:p/>
          </table:table-cell>
          <table:table-cell table:formula="oooc:=IF([HX2D_i.I7]&lt;&gt;&quot;&quot;;[HX3D_x.I7]&amp;&quot;,&quot;&amp;[HX3D_y.I7]&amp;&quot;,&quot;&amp;[HX3D_z.I7];&quot;&quot;)" office:value-type="string" office:string-value="5,1,6">
            <text:p>5,1,6</text:p>
          </table:table-cell>
          <table:table-cell table:formula="oooc:=IF([HX2D_i.J7]&lt;&gt;&quot;&quot;;[HX3D_x.J7]&amp;&quot;,&quot;&amp;[HX3D_y.J7]&amp;&quot;,&quot;&amp;[HX3D_z.J7];&quot;&quot;)">
            <text:p/>
          </table:table-cell>
          <table:table-cell table:formula="oooc:=IF([HX2D_i.K7]&lt;&gt;&quot;&quot;;[HX3D_x.K7]&amp;&quot;,&quot;&amp;[HX3D_y.K7]&amp;&quot;,&quot;&amp;[HX3D_z.K7];&quot;&quot;)" office:value-type="string" office:string-value="5,2,7">
            <text:p>5,2,7</text:p>
          </table:table-cell>
          <table:table-cell table:formula="oooc:=IF([HX2D_i.L7]&lt;&gt;&quot;&quot;;[HX3D_x.L7]&amp;&quot;,&quot;&amp;[HX3D_y.L7]&amp;&quot;,&quot;&amp;[HX3D_z.L7];&quot;&quot;)">
            <text:p/>
          </table:table-cell>
          <table:table-cell table:formula="oooc:=IF([HX2D_i.M7]&lt;&gt;&quot;&quot;;[HX3D_x.M7]&amp;&quot;,&quot;&amp;[HX3D_y.M7]&amp;&quot;,&quot;&amp;[HX3D_z.M7];&quot;&quot;)" office:value-type="string" office:string-value="5,3,8">
            <text:p>5,3,8</text:p>
          </table:table-cell>
          <table:table-cell table:formula="oooc:=IF([HX2D_i.N7]&lt;&gt;&quot;&quot;;[HX3D_x.N7]&amp;&quot;,&quot;&amp;[HX3D_y.N7]&amp;&quot;,&quot;&amp;[HX3D_z.N7];&quot;&quot;)">
            <text:p/>
          </table:table-cell>
          <table:table-cell table:formula="oooc:=IF([HX2D_i.O7]&lt;&gt;&quot;&quot;;[HX3D_x.O7]&amp;&quot;,&quot;&amp;[HX3D_y.O7]&amp;&quot;,&quot;&amp;[HX3D_z.O7];&quot;&quot;)" office:value-type="string" office:string-value="5,4,9">
            <text:p>5,4,9</text:p>
          </table:table-cell>
          <table:table-cell table:formula="oooc:=IF([HX2D_i.P7]&lt;&gt;&quot;&quot;;[HX3D_x.P7]&amp;&quot;,&quot;&amp;[HX3D_y.P7]&amp;&quot;,&quot;&amp;[HX3D_z.P7];&quot;&quot;)">
            <text:p/>
          </table:table-cell>
          <table:table-cell table:formula="oooc:=IF([HX2D_i.Q7]&lt;&gt;&quot;&quot;;[HX3D_x.Q7]&amp;&quot;,&quot;&amp;[HX3D_y.Q7]&amp;&quot;,&quot;&amp;[HX3D_z.Q7];&quot;&quot;)" office:value-type="string" office:string-value="5,5,10">
            <text:p>5,5,10</text:p>
          </table:table-cell>
          <table:table-cell table:formula="oooc:=IF([HX2D_i.R7]&lt;&gt;&quot;&quot;;[HX3D_x.R7]&amp;&quot;,&quot;&amp;[HX3D_y.R7]&amp;&quot;,&quot;&amp;[HX3D_z.R7];&quot;&quot;)">
            <text:p/>
          </table:table-cell>
          <table:table-cell table:formula="oooc:=IF([HX2D_i.S7]&lt;&gt;&quot;&quot;;[HX3D_x.S7]&amp;&quot;,&quot;&amp;[HX3D_y.S7]&amp;&quot;,&quot;&amp;[HX3D_z.S7];&quot;&quot;)" office:value-type="string" office:string-value="5,6,11">
            <text:p>5,6,11</text:p>
          </table:table-cell>
          <table:table-cell table:formula="oooc:=IF([HX2D_i.T7]&lt;&gt;&quot;&quot;;[HX3D_x.T7]&amp;&quot;,&quot;&amp;[HX3D_y.T7]&amp;&quot;,&quot;&amp;[HX3D_z.T7];&quot;&quot;)">
            <text:p/>
          </table:table-cell>
          <table:table-cell table:formula="oooc:=IF([HX2D_i.U7]&lt;&gt;&quot;&quot;;[HX3D_x.U7]&amp;&quot;,&quot;&amp;[HX3D_y.U7]&amp;&quot;,&quot;&amp;[HX3D_z.U7];&quot;&quot;)" office:value-type="string" office:string-value="5,7,12">
            <text:p>5,7,12</text:p>
          </table:table-cell>
          <table:table-cell table:formula="oooc:=IF([HX2D_i.V7]&lt;&gt;&quot;&quot;;[HX3D_x.V7]&amp;&quot;,&quot;&amp;[HX3D_y.V7]&amp;&quot;,&quot;&amp;[HX3D_z.V7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formula="oooc:=IF([HX2D_i.B8]&lt;&gt;&quot;&quot;;[HX3D_x.B8]&amp;&quot;,&quot;&amp;[HX3D_y.B8]&amp;&quot;,&quot;&amp;[HX3D_z.B8];&quot;&quot;)" office:value-type="string" office:string-value="6,-3,3">
            <text:p>6,-3,3</text:p>
          </table:table-cell>
          <table:table-cell table:formula="oooc:=IF([HX2D_i.C8]&lt;&gt;&quot;&quot;;[HX3D_x.C8]&amp;&quot;,&quot;&amp;[HX3D_y.C8]&amp;&quot;,&quot;&amp;[HX3D_z.C8];&quot;&quot;)">
            <text:p/>
          </table:table-cell>
          <table:table-cell table:formula="oooc:=IF([HX2D_i.D8]&lt;&gt;&quot;&quot;;[HX3D_x.D8]&amp;&quot;,&quot;&amp;[HX3D_y.D8]&amp;&quot;,&quot;&amp;[HX3D_z.D8];&quot;&quot;)" office:value-type="string" office:string-value="6,-2,4">
            <text:p>6,-2,4</text:p>
          </table:table-cell>
          <table:table-cell table:formula="oooc:=IF([HX2D_i.E8]&lt;&gt;&quot;&quot;;[HX3D_x.E8]&amp;&quot;,&quot;&amp;[HX3D_y.E8]&amp;&quot;,&quot;&amp;[HX3D_z.E8];&quot;&quot;)">
            <text:p/>
          </table:table-cell>
          <table:table-cell table:formula="oooc:=IF([HX2D_i.F8]&lt;&gt;&quot;&quot;;[HX3D_x.F8]&amp;&quot;,&quot;&amp;[HX3D_y.F8]&amp;&quot;,&quot;&amp;[HX3D_z.F8];&quot;&quot;)" office:value-type="string" office:string-value="6,-1,5">
            <text:p>6,-1,5</text:p>
          </table:table-cell>
          <table:table-cell table:formula="oooc:=IF([HX2D_i.G8]&lt;&gt;&quot;&quot;;[HX3D_x.G8]&amp;&quot;,&quot;&amp;[HX3D_y.G8]&amp;&quot;,&quot;&amp;[HX3D_z.G8];&quot;&quot;)">
            <text:p/>
          </table:table-cell>
          <table:table-cell table:formula="oooc:=IF([HX2D_i.H8]&lt;&gt;&quot;&quot;;[HX3D_x.H8]&amp;&quot;,&quot;&amp;[HX3D_y.H8]&amp;&quot;,&quot;&amp;[HX3D_z.H8];&quot;&quot;)" office:value-type="string" office:string-value="6,0,6">
            <text:p>6,0,6</text:p>
          </table:table-cell>
          <table:table-cell table:formula="oooc:=IF([HX2D_i.I8]&lt;&gt;&quot;&quot;;[HX3D_x.I8]&amp;&quot;,&quot;&amp;[HX3D_y.I8]&amp;&quot;,&quot;&amp;[HX3D_z.I8];&quot;&quot;)">
            <text:p/>
          </table:table-cell>
          <table:table-cell table:formula="oooc:=IF([HX2D_i.J8]&lt;&gt;&quot;&quot;;[HX3D_x.J8]&amp;&quot;,&quot;&amp;[HX3D_y.J8]&amp;&quot;,&quot;&amp;[HX3D_z.J8];&quot;&quot;)" office:value-type="string" office:string-value="6,1,7">
            <text:p>6,1,7</text:p>
          </table:table-cell>
          <table:table-cell table:formula="oooc:=IF([HX2D_i.K8]&lt;&gt;&quot;&quot;;[HX3D_x.K8]&amp;&quot;,&quot;&amp;[HX3D_y.K8]&amp;&quot;,&quot;&amp;[HX3D_z.K8];&quot;&quot;)">
            <text:p/>
          </table:table-cell>
          <table:table-cell table:formula="oooc:=IF([HX2D_i.L8]&lt;&gt;&quot;&quot;;[HX3D_x.L8]&amp;&quot;,&quot;&amp;[HX3D_y.L8]&amp;&quot;,&quot;&amp;[HX3D_z.L8];&quot;&quot;)" office:value-type="string" office:string-value="6,2,8">
            <text:p>6,2,8</text:p>
          </table:table-cell>
          <table:table-cell table:formula="oooc:=IF([HX2D_i.M8]&lt;&gt;&quot;&quot;;[HX3D_x.M8]&amp;&quot;,&quot;&amp;[HX3D_y.M8]&amp;&quot;,&quot;&amp;[HX3D_z.M8];&quot;&quot;)">
            <text:p/>
          </table:table-cell>
          <table:table-cell table:formula="oooc:=IF([HX2D_i.N8]&lt;&gt;&quot;&quot;;[HX3D_x.N8]&amp;&quot;,&quot;&amp;[HX3D_y.N8]&amp;&quot;,&quot;&amp;[HX3D_z.N8];&quot;&quot;)" office:value-type="string" office:string-value="6,3,9">
            <text:p>6,3,9</text:p>
          </table:table-cell>
          <table:table-cell table:formula="oooc:=IF([HX2D_i.O8]&lt;&gt;&quot;&quot;;[HX3D_x.O8]&amp;&quot;,&quot;&amp;[HX3D_y.O8]&amp;&quot;,&quot;&amp;[HX3D_z.O8];&quot;&quot;)">
            <text:p/>
          </table:table-cell>
          <table:table-cell table:formula="oooc:=IF([HX2D_i.P8]&lt;&gt;&quot;&quot;;[HX3D_x.P8]&amp;&quot;,&quot;&amp;[HX3D_y.P8]&amp;&quot;,&quot;&amp;[HX3D_z.P8];&quot;&quot;)" office:value-type="string" office:string-value="6,4,10">
            <text:p>6,4,10</text:p>
          </table:table-cell>
          <table:table-cell table:formula="oooc:=IF([HX2D_i.Q8]&lt;&gt;&quot;&quot;;[HX3D_x.Q8]&amp;&quot;,&quot;&amp;[HX3D_y.Q8]&amp;&quot;,&quot;&amp;[HX3D_z.Q8];&quot;&quot;)">
            <text:p/>
          </table:table-cell>
          <table:table-cell table:formula="oooc:=IF([HX2D_i.R8]&lt;&gt;&quot;&quot;;[HX3D_x.R8]&amp;&quot;,&quot;&amp;[HX3D_y.R8]&amp;&quot;,&quot;&amp;[HX3D_z.R8];&quot;&quot;)" office:value-type="string" office:string-value="6,5,11">
            <text:p>6,5,11</text:p>
          </table:table-cell>
          <table:table-cell table:formula="oooc:=IF([HX2D_i.S8]&lt;&gt;&quot;&quot;;[HX3D_x.S8]&amp;&quot;,&quot;&amp;[HX3D_y.S8]&amp;&quot;,&quot;&amp;[HX3D_z.S8];&quot;&quot;)">
            <text:p/>
          </table:table-cell>
          <table:table-cell table:formula="oooc:=IF([HX2D_i.T8]&lt;&gt;&quot;&quot;;[HX3D_x.T8]&amp;&quot;,&quot;&amp;[HX3D_y.T8]&amp;&quot;,&quot;&amp;[HX3D_z.T8];&quot;&quot;)" office:value-type="string" office:string-value="6,6,12">
            <text:p>6,6,12</text:p>
          </table:table-cell>
          <table:table-cell table:formula="oooc:=IF([HX2D_i.U8]&lt;&gt;&quot;&quot;;[HX3D_x.U8]&amp;&quot;,&quot;&amp;[HX3D_y.U8]&amp;&quot;,&quot;&amp;[HX3D_z.U8];&quot;&quot;)">
            <text:p/>
          </table:table-cell>
          <table:table-cell table:formula="oooc:=IF([HX2D_i.V8]&lt;&gt;&quot;&quot;;[HX3D_x.V8]&amp;&quot;,&quot;&amp;[HX3D_y.V8]&amp;&quot;,&quot;&amp;[HX3D_z.V8];&quot;&quot;)" office:value-type="string" office:string-value="6,7,13">
            <text:p>6,7,13</text:p>
          </table:table-cell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formula="oooc:=IF([HX2D_i.B9]&lt;&gt;&quot;&quot;;[HX3D_x.B9]&amp;&quot;,&quot;&amp;[HX3D_y.B9]&amp;&quot;,&quot;&amp;[HX3D_z.B9];&quot;&quot;)">
            <text:p/>
          </table:table-cell>
          <table:table-cell table:formula="oooc:=IF([HX2D_i.C9]&lt;&gt;&quot;&quot;;[HX3D_x.C9]&amp;&quot;,&quot;&amp;[HX3D_y.C9]&amp;&quot;,&quot;&amp;[HX3D_z.C9];&quot;&quot;)" office:value-type="string" office:string-value="7,-3,4">
            <text:p>7,-3,4</text:p>
          </table:table-cell>
          <table:table-cell table:formula="oooc:=IF([HX2D_i.D9]&lt;&gt;&quot;&quot;;[HX3D_x.D9]&amp;&quot;,&quot;&amp;[HX3D_y.D9]&amp;&quot;,&quot;&amp;[HX3D_z.D9];&quot;&quot;)">
            <text:p/>
          </table:table-cell>
          <table:table-cell table:formula="oooc:=IF([HX2D_i.E9]&lt;&gt;&quot;&quot;;[HX3D_x.E9]&amp;&quot;,&quot;&amp;[HX3D_y.E9]&amp;&quot;,&quot;&amp;[HX3D_z.E9];&quot;&quot;)" office:value-type="string" office:string-value="7,-2,5">
            <text:p>7,-2,5</text:p>
          </table:table-cell>
          <table:table-cell table:formula="oooc:=IF([HX2D_i.F9]&lt;&gt;&quot;&quot;;[HX3D_x.F9]&amp;&quot;,&quot;&amp;[HX3D_y.F9]&amp;&quot;,&quot;&amp;[HX3D_z.F9];&quot;&quot;)">
            <text:p/>
          </table:table-cell>
          <table:table-cell table:formula="oooc:=IF([HX2D_i.G9]&lt;&gt;&quot;&quot;;[HX3D_x.G9]&amp;&quot;,&quot;&amp;[HX3D_y.G9]&amp;&quot;,&quot;&amp;[HX3D_z.G9];&quot;&quot;)" office:value-type="string" office:string-value="7,-1,6">
            <text:p>7,-1,6</text:p>
          </table:table-cell>
          <table:table-cell table:formula="oooc:=IF([HX2D_i.H9]&lt;&gt;&quot;&quot;;[HX3D_x.H9]&amp;&quot;,&quot;&amp;[HX3D_y.H9]&amp;&quot;,&quot;&amp;[HX3D_z.H9];&quot;&quot;)">
            <text:p/>
          </table:table-cell>
          <table:table-cell table:formula="oooc:=IF([HX2D_i.I9]&lt;&gt;&quot;&quot;;[HX3D_x.I9]&amp;&quot;,&quot;&amp;[HX3D_y.I9]&amp;&quot;,&quot;&amp;[HX3D_z.I9];&quot;&quot;)" office:value-type="string" office:string-value="7,0,7">
            <text:p>7,0,7</text:p>
          </table:table-cell>
          <table:table-cell table:formula="oooc:=IF([HX2D_i.J9]&lt;&gt;&quot;&quot;;[HX3D_x.J9]&amp;&quot;,&quot;&amp;[HX3D_y.J9]&amp;&quot;,&quot;&amp;[HX3D_z.J9];&quot;&quot;)">
            <text:p/>
          </table:table-cell>
          <table:table-cell table:formula="oooc:=IF([HX2D_i.K9]&lt;&gt;&quot;&quot;;[HX3D_x.K9]&amp;&quot;,&quot;&amp;[HX3D_y.K9]&amp;&quot;,&quot;&amp;[HX3D_z.K9];&quot;&quot;)" office:value-type="string" office:string-value="7,1,8">
            <text:p>7,1,8</text:p>
          </table:table-cell>
          <table:table-cell table:formula="oooc:=IF([HX2D_i.L9]&lt;&gt;&quot;&quot;;[HX3D_x.L9]&amp;&quot;,&quot;&amp;[HX3D_y.L9]&amp;&quot;,&quot;&amp;[HX3D_z.L9];&quot;&quot;)">
            <text:p/>
          </table:table-cell>
          <table:table-cell table:formula="oooc:=IF([HX2D_i.M9]&lt;&gt;&quot;&quot;;[HX3D_x.M9]&amp;&quot;,&quot;&amp;[HX3D_y.M9]&amp;&quot;,&quot;&amp;[HX3D_z.M9];&quot;&quot;)" office:value-type="string" office:string-value="7,2,9">
            <text:p>7,2,9</text:p>
          </table:table-cell>
          <table:table-cell table:formula="oooc:=IF([HX2D_i.N9]&lt;&gt;&quot;&quot;;[HX3D_x.N9]&amp;&quot;,&quot;&amp;[HX3D_y.N9]&amp;&quot;,&quot;&amp;[HX3D_z.N9];&quot;&quot;)">
            <text:p/>
          </table:table-cell>
          <table:table-cell table:formula="oooc:=IF([HX2D_i.O9]&lt;&gt;&quot;&quot;;[HX3D_x.O9]&amp;&quot;,&quot;&amp;[HX3D_y.O9]&amp;&quot;,&quot;&amp;[HX3D_z.O9];&quot;&quot;)" office:value-type="string" office:string-value="7,3,10">
            <text:p>7,3,10</text:p>
          </table:table-cell>
          <table:table-cell table:formula="oooc:=IF([HX2D_i.P9]&lt;&gt;&quot;&quot;;[HX3D_x.P9]&amp;&quot;,&quot;&amp;[HX3D_y.P9]&amp;&quot;,&quot;&amp;[HX3D_z.P9];&quot;&quot;)">
            <text:p/>
          </table:table-cell>
          <table:table-cell table:formula="oooc:=IF([HX2D_i.Q9]&lt;&gt;&quot;&quot;;[HX3D_x.Q9]&amp;&quot;,&quot;&amp;[HX3D_y.Q9]&amp;&quot;,&quot;&amp;[HX3D_z.Q9];&quot;&quot;)" office:value-type="string" office:string-value="7,4,11">
            <text:p>7,4,11</text:p>
          </table:table-cell>
          <table:table-cell table:formula="oooc:=IF([HX2D_i.R9]&lt;&gt;&quot;&quot;;[HX3D_x.R9]&amp;&quot;,&quot;&amp;[HX3D_y.R9]&amp;&quot;,&quot;&amp;[HX3D_z.R9];&quot;&quot;)">
            <text:p/>
          </table:table-cell>
          <table:table-cell table:formula="oooc:=IF([HX2D_i.S9]&lt;&gt;&quot;&quot;;[HX3D_x.S9]&amp;&quot;,&quot;&amp;[HX3D_y.S9]&amp;&quot;,&quot;&amp;[HX3D_z.S9];&quot;&quot;)" office:value-type="string" office:string-value="7,5,12">
            <text:p>7,5,12</text:p>
          </table:table-cell>
          <table:table-cell table:formula="oooc:=IF([HX2D_i.T9]&lt;&gt;&quot;&quot;;[HX3D_x.T9]&amp;&quot;,&quot;&amp;[HX3D_y.T9]&amp;&quot;,&quot;&amp;[HX3D_z.T9];&quot;&quot;)">
            <text:p/>
          </table:table-cell>
          <table:table-cell table:formula="oooc:=IF([HX2D_i.U9]&lt;&gt;&quot;&quot;;[HX3D_x.U9]&amp;&quot;,&quot;&amp;[HX3D_y.U9]&amp;&quot;,&quot;&amp;[HX3D_z.U9];&quot;&quot;)" office:value-type="string" office:string-value="7,6,13">
            <text:p>7,6,13</text:p>
          </table:table-cell>
          <table:table-cell table:formula="oooc:=IF([HX2D_i.V9]&lt;&gt;&quot;&quot;;[HX3D_x.V9]&amp;&quot;,&quot;&amp;[HX3D_y.V9]&amp;&quot;,&quot;&amp;[HX3D_z.V9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table:formula="oooc:=IF([HX2D_i.B10]&lt;&gt;&quot;&quot;;[HX3D_x.B10]&amp;&quot;,&quot;&amp;[HX3D_y.B10]&amp;&quot;,&quot;&amp;[HX3D_z.B10];&quot;&quot;)" office:value-type="string" office:string-value="8,-4,4">
            <text:p>8,-4,4</text:p>
          </table:table-cell>
          <table:table-cell table:formula="oooc:=IF([HX2D_i.C10]&lt;&gt;&quot;&quot;;[HX3D_x.C10]&amp;&quot;,&quot;&amp;[HX3D_y.C10]&amp;&quot;,&quot;&amp;[HX3D_z.C10];&quot;&quot;)">
            <text:p/>
          </table:table-cell>
          <table:table-cell table:formula="oooc:=IF([HX2D_i.D10]&lt;&gt;&quot;&quot;;[HX3D_x.D10]&amp;&quot;,&quot;&amp;[HX3D_y.D10]&amp;&quot;,&quot;&amp;[HX3D_z.D10];&quot;&quot;)" office:value-type="string" office:string-value="8,-3,5">
            <text:p>8,-3,5</text:p>
          </table:table-cell>
          <table:table-cell table:formula="oooc:=IF([HX2D_i.E10]&lt;&gt;&quot;&quot;;[HX3D_x.E10]&amp;&quot;,&quot;&amp;[HX3D_y.E10]&amp;&quot;,&quot;&amp;[HX3D_z.E10];&quot;&quot;)">
            <text:p/>
          </table:table-cell>
          <table:table-cell table:formula="oooc:=IF([HX2D_i.F10]&lt;&gt;&quot;&quot;;[HX3D_x.F10]&amp;&quot;,&quot;&amp;[HX3D_y.F10]&amp;&quot;,&quot;&amp;[HX3D_z.F10];&quot;&quot;)" office:value-type="string" office:string-value="8,-2,6">
            <text:p>8,-2,6</text:p>
          </table:table-cell>
          <table:table-cell table:formula="oooc:=IF([HX2D_i.G10]&lt;&gt;&quot;&quot;;[HX3D_x.G10]&amp;&quot;,&quot;&amp;[HX3D_y.G10]&amp;&quot;,&quot;&amp;[HX3D_z.G10];&quot;&quot;)">
            <text:p/>
          </table:table-cell>
          <table:table-cell table:formula="oooc:=IF([HX2D_i.H10]&lt;&gt;&quot;&quot;;[HX3D_x.H10]&amp;&quot;,&quot;&amp;[HX3D_y.H10]&amp;&quot;,&quot;&amp;[HX3D_z.H10];&quot;&quot;)" office:value-type="string" office:string-value="8,-1,7">
            <text:p>8,-1,7</text:p>
          </table:table-cell>
          <table:table-cell table:formula="oooc:=IF([HX2D_i.I10]&lt;&gt;&quot;&quot;;[HX3D_x.I10]&amp;&quot;,&quot;&amp;[HX3D_y.I10]&amp;&quot;,&quot;&amp;[HX3D_z.I10];&quot;&quot;)">
            <text:p/>
          </table:table-cell>
          <table:table-cell table:formula="oooc:=IF([HX2D_i.J10]&lt;&gt;&quot;&quot;;[HX3D_x.J10]&amp;&quot;,&quot;&amp;[HX3D_y.J10]&amp;&quot;,&quot;&amp;[HX3D_z.J10];&quot;&quot;)" office:value-type="string" office:string-value="8,0,8">
            <text:p>8,0,8</text:p>
          </table:table-cell>
          <table:table-cell table:formula="oooc:=IF([HX2D_i.K10]&lt;&gt;&quot;&quot;;[HX3D_x.K10]&amp;&quot;,&quot;&amp;[HX3D_y.K10]&amp;&quot;,&quot;&amp;[HX3D_z.K10];&quot;&quot;)">
            <text:p/>
          </table:table-cell>
          <table:table-cell table:formula="oooc:=IF([HX2D_i.L10]&lt;&gt;&quot;&quot;;[HX3D_x.L10]&amp;&quot;,&quot;&amp;[HX3D_y.L10]&amp;&quot;,&quot;&amp;[HX3D_z.L10];&quot;&quot;)" office:value-type="string" office:string-value="8,1,9">
            <text:p>8,1,9</text:p>
          </table:table-cell>
          <table:table-cell table:formula="oooc:=IF([HX2D_i.M10]&lt;&gt;&quot;&quot;;[HX3D_x.M10]&amp;&quot;,&quot;&amp;[HX3D_y.M10]&amp;&quot;,&quot;&amp;[HX3D_z.M10];&quot;&quot;)">
            <text:p/>
          </table:table-cell>
          <table:table-cell table:formula="oooc:=IF([HX2D_i.N10]&lt;&gt;&quot;&quot;;[HX3D_x.N10]&amp;&quot;,&quot;&amp;[HX3D_y.N10]&amp;&quot;,&quot;&amp;[HX3D_z.N10];&quot;&quot;)" office:value-type="string" office:string-value="8,2,10">
            <text:p>8,2,10</text:p>
          </table:table-cell>
          <table:table-cell table:formula="oooc:=IF([HX2D_i.O10]&lt;&gt;&quot;&quot;;[HX3D_x.O10]&amp;&quot;,&quot;&amp;[HX3D_y.O10]&amp;&quot;,&quot;&amp;[HX3D_z.O10];&quot;&quot;)">
            <text:p/>
          </table:table-cell>
          <table:table-cell table:formula="oooc:=IF([HX2D_i.P10]&lt;&gt;&quot;&quot;;[HX3D_x.P10]&amp;&quot;,&quot;&amp;[HX3D_y.P10]&amp;&quot;,&quot;&amp;[HX3D_z.P10];&quot;&quot;)" office:value-type="string" office:string-value="8,3,11">
            <text:p>8,3,11</text:p>
          </table:table-cell>
          <table:table-cell table:formula="oooc:=IF([HX2D_i.Q10]&lt;&gt;&quot;&quot;;[HX3D_x.Q10]&amp;&quot;,&quot;&amp;[HX3D_y.Q10]&amp;&quot;,&quot;&amp;[HX3D_z.Q10];&quot;&quot;)">
            <text:p/>
          </table:table-cell>
          <table:table-cell table:formula="oooc:=IF([HX2D_i.R10]&lt;&gt;&quot;&quot;;[HX3D_x.R10]&amp;&quot;,&quot;&amp;[HX3D_y.R10]&amp;&quot;,&quot;&amp;[HX3D_z.R10];&quot;&quot;)" office:value-type="string" office:string-value="8,4,12">
            <text:p>8,4,12</text:p>
          </table:table-cell>
          <table:table-cell table:formula="oooc:=IF([HX2D_i.S10]&lt;&gt;&quot;&quot;;[HX3D_x.S10]&amp;&quot;,&quot;&amp;[HX3D_y.S10]&amp;&quot;,&quot;&amp;[HX3D_z.S10];&quot;&quot;)">
            <text:p/>
          </table:table-cell>
          <table:table-cell table:formula="oooc:=IF([HX2D_i.T10]&lt;&gt;&quot;&quot;;[HX3D_x.T10]&amp;&quot;,&quot;&amp;[HX3D_y.T10]&amp;&quot;,&quot;&amp;[HX3D_z.T10];&quot;&quot;)" office:value-type="string" office:string-value="8,5,13">
            <text:p>8,5,13</text:p>
          </table:table-cell>
          <table:table-cell table:formula="oooc:=IF([HX2D_i.U10]&lt;&gt;&quot;&quot;;[HX3D_x.U10]&amp;&quot;,&quot;&amp;[HX3D_y.U10]&amp;&quot;,&quot;&amp;[HX3D_z.U10];&quot;&quot;)">
            <text:p/>
          </table:table-cell>
          <table:table-cell table:formula="oooc:=IF([HX2D_i.V10]&lt;&gt;&quot;&quot;;[HX3D_x.V10]&amp;&quot;,&quot;&amp;[HX3D_y.V10]&amp;&quot;,&quot;&amp;[HX3D_z.V10];&quot;&quot;)" office:value-type="string" office:string-value="8,6,14">
            <text:p>8,6,14</text:p>
          </table:table-cell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formula="oooc:=IF([HX2D_i.B11]&lt;&gt;&quot;&quot;;[HX3D_x.B11]&amp;&quot;,&quot;&amp;[HX3D_y.B11]&amp;&quot;,&quot;&amp;[HX3D_z.B11];&quot;&quot;)">
            <text:p/>
          </table:table-cell>
          <table:table-cell table:formula="oooc:=IF([HX2D_i.C11]&lt;&gt;&quot;&quot;;[HX3D_x.C11]&amp;&quot;,&quot;&amp;[HX3D_y.C11]&amp;&quot;,&quot;&amp;[HX3D_z.C11];&quot;&quot;)" office:value-type="string" office:string-value="9,-4,5">
            <text:p>9,-4,5</text:p>
          </table:table-cell>
          <table:table-cell table:formula="oooc:=IF([HX2D_i.D11]&lt;&gt;&quot;&quot;;[HX3D_x.D11]&amp;&quot;,&quot;&amp;[HX3D_y.D11]&amp;&quot;,&quot;&amp;[HX3D_z.D11];&quot;&quot;)">
            <text:p/>
          </table:table-cell>
          <table:table-cell table:formula="oooc:=IF([HX2D_i.E11]&lt;&gt;&quot;&quot;;[HX3D_x.E11]&amp;&quot;,&quot;&amp;[HX3D_y.E11]&amp;&quot;,&quot;&amp;[HX3D_z.E11];&quot;&quot;)" office:value-type="string" office:string-value="9,-3,6">
            <text:p>9,-3,6</text:p>
          </table:table-cell>
          <table:table-cell table:formula="oooc:=IF([HX2D_i.F11]&lt;&gt;&quot;&quot;;[HX3D_x.F11]&amp;&quot;,&quot;&amp;[HX3D_y.F11]&amp;&quot;,&quot;&amp;[HX3D_z.F11];&quot;&quot;)">
            <text:p/>
          </table:table-cell>
          <table:table-cell table:formula="oooc:=IF([HX2D_i.G11]&lt;&gt;&quot;&quot;;[HX3D_x.G11]&amp;&quot;,&quot;&amp;[HX3D_y.G11]&amp;&quot;,&quot;&amp;[HX3D_z.G11];&quot;&quot;)" office:value-type="string" office:string-value="9,-2,7">
            <text:p>9,-2,7</text:p>
          </table:table-cell>
          <table:table-cell table:formula="oooc:=IF([HX2D_i.H11]&lt;&gt;&quot;&quot;;[HX3D_x.H11]&amp;&quot;,&quot;&amp;[HX3D_y.H11]&amp;&quot;,&quot;&amp;[HX3D_z.H11];&quot;&quot;)">
            <text:p/>
          </table:table-cell>
          <table:table-cell table:formula="oooc:=IF([HX2D_i.I11]&lt;&gt;&quot;&quot;;[HX3D_x.I11]&amp;&quot;,&quot;&amp;[HX3D_y.I11]&amp;&quot;,&quot;&amp;[HX3D_z.I11];&quot;&quot;)" office:value-type="string" office:string-value="9,-1,8">
            <text:p>9,-1,8</text:p>
          </table:table-cell>
          <table:table-cell table:formula="oooc:=IF([HX2D_i.J11]&lt;&gt;&quot;&quot;;[HX3D_x.J11]&amp;&quot;,&quot;&amp;[HX3D_y.J11]&amp;&quot;,&quot;&amp;[HX3D_z.J11];&quot;&quot;)">
            <text:p/>
          </table:table-cell>
          <table:table-cell table:formula="oooc:=IF([HX2D_i.K11]&lt;&gt;&quot;&quot;;[HX3D_x.K11]&amp;&quot;,&quot;&amp;[HX3D_y.K11]&amp;&quot;,&quot;&amp;[HX3D_z.K11];&quot;&quot;)" office:value-type="string" office:string-value="9,0,9">
            <text:p>9,0,9</text:p>
          </table:table-cell>
          <table:table-cell table:formula="oooc:=IF([HX2D_i.L11]&lt;&gt;&quot;&quot;;[HX3D_x.L11]&amp;&quot;,&quot;&amp;[HX3D_y.L11]&amp;&quot;,&quot;&amp;[HX3D_z.L11];&quot;&quot;)">
            <text:p/>
          </table:table-cell>
          <table:table-cell table:formula="oooc:=IF([HX2D_i.M11]&lt;&gt;&quot;&quot;;[HX3D_x.M11]&amp;&quot;,&quot;&amp;[HX3D_y.M11]&amp;&quot;,&quot;&amp;[HX3D_z.M11];&quot;&quot;)" office:value-type="string" office:string-value="9,1,10">
            <text:p>9,1,10</text:p>
          </table:table-cell>
          <table:table-cell table:formula="oooc:=IF([HX2D_i.N11]&lt;&gt;&quot;&quot;;[HX3D_x.N11]&amp;&quot;,&quot;&amp;[HX3D_y.N11]&amp;&quot;,&quot;&amp;[HX3D_z.N11];&quot;&quot;)">
            <text:p/>
          </table:table-cell>
          <table:table-cell table:formula="oooc:=IF([HX2D_i.O11]&lt;&gt;&quot;&quot;;[HX3D_x.O11]&amp;&quot;,&quot;&amp;[HX3D_y.O11]&amp;&quot;,&quot;&amp;[HX3D_z.O11];&quot;&quot;)" office:value-type="string" office:string-value="9,2,11">
            <text:p>9,2,11</text:p>
          </table:table-cell>
          <table:table-cell table:formula="oooc:=IF([HX2D_i.P11]&lt;&gt;&quot;&quot;;[HX3D_x.P11]&amp;&quot;,&quot;&amp;[HX3D_y.P11]&amp;&quot;,&quot;&amp;[HX3D_z.P11];&quot;&quot;)">
            <text:p/>
          </table:table-cell>
          <table:table-cell table:formula="oooc:=IF([HX2D_i.Q11]&lt;&gt;&quot;&quot;;[HX3D_x.Q11]&amp;&quot;,&quot;&amp;[HX3D_y.Q11]&amp;&quot;,&quot;&amp;[HX3D_z.Q11];&quot;&quot;)" office:value-type="string" office:string-value="9,3,12">
            <text:p>9,3,12</text:p>
          </table:table-cell>
          <table:table-cell table:formula="oooc:=IF([HX2D_i.R11]&lt;&gt;&quot;&quot;;[HX3D_x.R11]&amp;&quot;,&quot;&amp;[HX3D_y.R11]&amp;&quot;,&quot;&amp;[HX3D_z.R11];&quot;&quot;)">
            <text:p/>
          </table:table-cell>
          <table:table-cell table:formula="oooc:=IF([HX2D_i.S11]&lt;&gt;&quot;&quot;;[HX3D_x.S11]&amp;&quot;,&quot;&amp;[HX3D_y.S11]&amp;&quot;,&quot;&amp;[HX3D_z.S11];&quot;&quot;)" office:value-type="string" office:string-value="9,4,13">
            <text:p>9,4,13</text:p>
          </table:table-cell>
          <table:table-cell table:formula="oooc:=IF([HX2D_i.T11]&lt;&gt;&quot;&quot;;[HX3D_x.T11]&amp;&quot;,&quot;&amp;[HX3D_y.T11]&amp;&quot;,&quot;&amp;[HX3D_z.T11];&quot;&quot;)">
            <text:p/>
          </table:table-cell>
          <table:table-cell table:formula="oooc:=IF([HX2D_i.U11]&lt;&gt;&quot;&quot;;[HX3D_x.U11]&amp;&quot;,&quot;&amp;[HX3D_y.U11]&amp;&quot;,&quot;&amp;[HX3D_z.U11];&quot;&quot;)" office:value-type="string" office:string-value="9,5,14">
            <text:p>9,5,14</text:p>
          </table:table-cell>
          <table:table-cell table:formula="oooc:=IF([HX2D_i.V11]&lt;&gt;&quot;&quot;;[HX3D_x.V11]&amp;&quot;,&quot;&amp;[HX3D_y.V11]&amp;&quot;,&quot;&amp;[HX3D_z.V11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table:formula="oooc:=IF([HX2D_i.B12]&lt;&gt;&quot;&quot;;[HX3D_x.B12]&amp;&quot;,&quot;&amp;[HX3D_y.B12]&amp;&quot;,&quot;&amp;[HX3D_z.B12];&quot;&quot;)" office:value-type="string" office:string-value="10,-5,5">
            <text:p>10,-5,5</text:p>
          </table:table-cell>
          <table:table-cell table:formula="oooc:=IF([HX2D_i.C12]&lt;&gt;&quot;&quot;;[HX3D_x.C12]&amp;&quot;,&quot;&amp;[HX3D_y.C12]&amp;&quot;,&quot;&amp;[HX3D_z.C12];&quot;&quot;)">
            <text:p/>
          </table:table-cell>
          <table:table-cell table:formula="oooc:=IF([HX2D_i.D12]&lt;&gt;&quot;&quot;;[HX3D_x.D12]&amp;&quot;,&quot;&amp;[HX3D_y.D12]&amp;&quot;,&quot;&amp;[HX3D_z.D12];&quot;&quot;)" office:value-type="string" office:string-value="10,-4,6">
            <text:p>10,-4,6</text:p>
          </table:table-cell>
          <table:table-cell table:formula="oooc:=IF([HX2D_i.E12]&lt;&gt;&quot;&quot;;[HX3D_x.E12]&amp;&quot;,&quot;&amp;[HX3D_y.E12]&amp;&quot;,&quot;&amp;[HX3D_z.E12];&quot;&quot;)">
            <text:p/>
          </table:table-cell>
          <table:table-cell table:formula="oooc:=IF([HX2D_i.F12]&lt;&gt;&quot;&quot;;[HX3D_x.F12]&amp;&quot;,&quot;&amp;[HX3D_y.F12]&amp;&quot;,&quot;&amp;[HX3D_z.F12];&quot;&quot;)" office:value-type="string" office:string-value="10,-3,7">
            <text:p>10,-3,7</text:p>
          </table:table-cell>
          <table:table-cell table:formula="oooc:=IF([HX2D_i.G12]&lt;&gt;&quot;&quot;;[HX3D_x.G12]&amp;&quot;,&quot;&amp;[HX3D_y.G12]&amp;&quot;,&quot;&amp;[HX3D_z.G12];&quot;&quot;)">
            <text:p/>
          </table:table-cell>
          <table:table-cell table:formula="oooc:=IF([HX2D_i.H12]&lt;&gt;&quot;&quot;;[HX3D_x.H12]&amp;&quot;,&quot;&amp;[HX3D_y.H12]&amp;&quot;,&quot;&amp;[HX3D_z.H12];&quot;&quot;)" office:value-type="string" office:string-value="10,-2,8">
            <text:p>10,-2,8</text:p>
          </table:table-cell>
          <table:table-cell table:formula="oooc:=IF([HX2D_i.I12]&lt;&gt;&quot;&quot;;[HX3D_x.I12]&amp;&quot;,&quot;&amp;[HX3D_y.I12]&amp;&quot;,&quot;&amp;[HX3D_z.I12];&quot;&quot;)">
            <text:p/>
          </table:table-cell>
          <table:table-cell table:formula="oooc:=IF([HX2D_i.J12]&lt;&gt;&quot;&quot;;[HX3D_x.J12]&amp;&quot;,&quot;&amp;[HX3D_y.J12]&amp;&quot;,&quot;&amp;[HX3D_z.J12];&quot;&quot;)" office:value-type="string" office:string-value="10,-1,9">
            <text:p>10,-1,9</text:p>
          </table:table-cell>
          <table:table-cell table:formula="oooc:=IF([HX2D_i.K12]&lt;&gt;&quot;&quot;;[HX3D_x.K12]&amp;&quot;,&quot;&amp;[HX3D_y.K12]&amp;&quot;,&quot;&amp;[HX3D_z.K12];&quot;&quot;)">
            <text:p/>
          </table:table-cell>
          <table:table-cell table:formula="oooc:=IF([HX2D_i.L12]&lt;&gt;&quot;&quot;;[HX3D_x.L12]&amp;&quot;,&quot;&amp;[HX3D_y.L12]&amp;&quot;,&quot;&amp;[HX3D_z.L12];&quot;&quot;)" office:value-type="string" office:string-value="10,0,10">
            <text:p>10,0,10</text:p>
          </table:table-cell>
          <table:table-cell table:formula="oooc:=IF([HX2D_i.M12]&lt;&gt;&quot;&quot;;[HX3D_x.M12]&amp;&quot;,&quot;&amp;[HX3D_y.M12]&amp;&quot;,&quot;&amp;[HX3D_z.M12];&quot;&quot;)">
            <text:p/>
          </table:table-cell>
          <table:table-cell table:formula="oooc:=IF([HX2D_i.N12]&lt;&gt;&quot;&quot;;[HX3D_x.N12]&amp;&quot;,&quot;&amp;[HX3D_y.N12]&amp;&quot;,&quot;&amp;[HX3D_z.N12];&quot;&quot;)" office:value-type="string" office:string-value="10,1,11">
            <text:p>10,1,11</text:p>
          </table:table-cell>
          <table:table-cell table:formula="oooc:=IF([HX2D_i.O12]&lt;&gt;&quot;&quot;;[HX3D_x.O12]&amp;&quot;,&quot;&amp;[HX3D_y.O12]&amp;&quot;,&quot;&amp;[HX3D_z.O12];&quot;&quot;)">
            <text:p/>
          </table:table-cell>
          <table:table-cell table:formula="oooc:=IF([HX2D_i.P12]&lt;&gt;&quot;&quot;;[HX3D_x.P12]&amp;&quot;,&quot;&amp;[HX3D_y.P12]&amp;&quot;,&quot;&amp;[HX3D_z.P12];&quot;&quot;)" office:value-type="string" office:string-value="10,2,12">
            <text:p>10,2,12</text:p>
          </table:table-cell>
          <table:table-cell table:formula="oooc:=IF([HX2D_i.Q12]&lt;&gt;&quot;&quot;;[HX3D_x.Q12]&amp;&quot;,&quot;&amp;[HX3D_y.Q12]&amp;&quot;,&quot;&amp;[HX3D_z.Q12];&quot;&quot;)">
            <text:p/>
          </table:table-cell>
          <table:table-cell table:formula="oooc:=IF([HX2D_i.R12]&lt;&gt;&quot;&quot;;[HX3D_x.R12]&amp;&quot;,&quot;&amp;[HX3D_y.R12]&amp;&quot;,&quot;&amp;[HX3D_z.R12];&quot;&quot;)" office:value-type="string" office:string-value="10,3,13">
            <text:p>10,3,13</text:p>
          </table:table-cell>
          <table:table-cell table:formula="oooc:=IF([HX2D_i.S12]&lt;&gt;&quot;&quot;;[HX3D_x.S12]&amp;&quot;,&quot;&amp;[HX3D_y.S12]&amp;&quot;,&quot;&amp;[HX3D_z.S12];&quot;&quot;)">
            <text:p/>
          </table:table-cell>
          <table:table-cell table:formula="oooc:=IF([HX2D_i.T12]&lt;&gt;&quot;&quot;;[HX3D_x.T12]&amp;&quot;,&quot;&amp;[HX3D_y.T12]&amp;&quot;,&quot;&amp;[HX3D_z.T12];&quot;&quot;)" office:value-type="string" office:string-value="10,4,14">
            <text:p>10,4,14</text:p>
          </table:table-cell>
          <table:table-cell table:formula="oooc:=IF([HX2D_i.U12]&lt;&gt;&quot;&quot;;[HX3D_x.U12]&amp;&quot;,&quot;&amp;[HX3D_y.U12]&amp;&quot;,&quot;&amp;[HX3D_z.U12];&quot;&quot;)">
            <text:p/>
          </table:table-cell>
          <table:table-cell table:formula="oooc:=IF([HX2D_i.V12]&lt;&gt;&quot;&quot;;[HX3D_x.V12]&amp;&quot;,&quot;&amp;[HX3D_y.V12]&amp;&quot;,&quot;&amp;[HX3D_z.V12];&quot;&quot;)" office:value-type="string" office:string-value="10,5,15">
            <text:p>10,5,15</text:p>
          </table:table-cell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table:formula="oooc:=IF([HX2D_i.B13]&lt;&gt;&quot;&quot;;[HX3D_x.B13]&amp;&quot;,&quot;&amp;[HX3D_y.B13]&amp;&quot;,&quot;&amp;[HX3D_z.B13];&quot;&quot;)">
            <text:p/>
          </table:table-cell>
          <table:table-cell table:formula="oooc:=IF([HX2D_i.C13]&lt;&gt;&quot;&quot;;[HX3D_x.C13]&amp;&quot;,&quot;&amp;[HX3D_y.C13]&amp;&quot;,&quot;&amp;[HX3D_z.C13];&quot;&quot;)" office:value-type="string" office:string-value="11,-5,6">
            <text:p>11,-5,6</text:p>
          </table:table-cell>
          <table:table-cell table:formula="oooc:=IF([HX2D_i.D13]&lt;&gt;&quot;&quot;;[HX3D_x.D13]&amp;&quot;,&quot;&amp;[HX3D_y.D13]&amp;&quot;,&quot;&amp;[HX3D_z.D13];&quot;&quot;)">
            <text:p/>
          </table:table-cell>
          <table:table-cell table:formula="oooc:=IF([HX2D_i.E13]&lt;&gt;&quot;&quot;;[HX3D_x.E13]&amp;&quot;,&quot;&amp;[HX3D_y.E13]&amp;&quot;,&quot;&amp;[HX3D_z.E13];&quot;&quot;)" office:value-type="string" office:string-value="11,-4,7">
            <text:p>11,-4,7</text:p>
          </table:table-cell>
          <table:table-cell table:formula="oooc:=IF([HX2D_i.F13]&lt;&gt;&quot;&quot;;[HX3D_x.F13]&amp;&quot;,&quot;&amp;[HX3D_y.F13]&amp;&quot;,&quot;&amp;[HX3D_z.F13];&quot;&quot;)">
            <text:p/>
          </table:table-cell>
          <table:table-cell table:formula="oooc:=IF([HX2D_i.G13]&lt;&gt;&quot;&quot;;[HX3D_x.G13]&amp;&quot;,&quot;&amp;[HX3D_y.G13]&amp;&quot;,&quot;&amp;[HX3D_z.G13];&quot;&quot;)" office:value-type="string" office:string-value="11,-3,8">
            <text:p>11,-3,8</text:p>
          </table:table-cell>
          <table:table-cell table:formula="oooc:=IF([HX2D_i.H13]&lt;&gt;&quot;&quot;;[HX3D_x.H13]&amp;&quot;,&quot;&amp;[HX3D_y.H13]&amp;&quot;,&quot;&amp;[HX3D_z.H13];&quot;&quot;)">
            <text:p/>
          </table:table-cell>
          <table:table-cell table:formula="oooc:=IF([HX2D_i.I13]&lt;&gt;&quot;&quot;;[HX3D_x.I13]&amp;&quot;,&quot;&amp;[HX3D_y.I13]&amp;&quot;,&quot;&amp;[HX3D_z.I13];&quot;&quot;)" office:value-type="string" office:string-value="11,-2,9">
            <text:p>11,-2,9</text:p>
          </table:table-cell>
          <table:table-cell table:formula="oooc:=IF([HX2D_i.J13]&lt;&gt;&quot;&quot;;[HX3D_x.J13]&amp;&quot;,&quot;&amp;[HX3D_y.J13]&amp;&quot;,&quot;&amp;[HX3D_z.J13];&quot;&quot;)">
            <text:p/>
          </table:table-cell>
          <table:table-cell table:formula="oooc:=IF([HX2D_i.K13]&lt;&gt;&quot;&quot;;[HX3D_x.K13]&amp;&quot;,&quot;&amp;[HX3D_y.K13]&amp;&quot;,&quot;&amp;[HX3D_z.K13];&quot;&quot;)" office:value-type="string" office:string-value="11,-1,10">
            <text:p>11,-1,10</text:p>
          </table:table-cell>
          <table:table-cell table:formula="oooc:=IF([HX2D_i.L13]&lt;&gt;&quot;&quot;;[HX3D_x.L13]&amp;&quot;,&quot;&amp;[HX3D_y.L13]&amp;&quot;,&quot;&amp;[HX3D_z.L13];&quot;&quot;)">
            <text:p/>
          </table:table-cell>
          <table:table-cell table:formula="oooc:=IF([HX2D_i.M13]&lt;&gt;&quot;&quot;;[HX3D_x.M13]&amp;&quot;,&quot;&amp;[HX3D_y.M13]&amp;&quot;,&quot;&amp;[HX3D_z.M13];&quot;&quot;)" office:value-type="string" office:string-value="11,0,11">
            <text:p>11,0,11</text:p>
          </table:table-cell>
          <table:table-cell table:formula="oooc:=IF([HX2D_i.N13]&lt;&gt;&quot;&quot;;[HX3D_x.N13]&amp;&quot;,&quot;&amp;[HX3D_y.N13]&amp;&quot;,&quot;&amp;[HX3D_z.N13];&quot;&quot;)">
            <text:p/>
          </table:table-cell>
          <table:table-cell table:formula="oooc:=IF([HX2D_i.O13]&lt;&gt;&quot;&quot;;[HX3D_x.O13]&amp;&quot;,&quot;&amp;[HX3D_y.O13]&amp;&quot;,&quot;&amp;[HX3D_z.O13];&quot;&quot;)" office:value-type="string" office:string-value="11,1,12">
            <text:p>11,1,12</text:p>
          </table:table-cell>
          <table:table-cell table:formula="oooc:=IF([HX2D_i.P13]&lt;&gt;&quot;&quot;;[HX3D_x.P13]&amp;&quot;,&quot;&amp;[HX3D_y.P13]&amp;&quot;,&quot;&amp;[HX3D_z.P13];&quot;&quot;)">
            <text:p/>
          </table:table-cell>
          <table:table-cell table:formula="oooc:=IF([HX2D_i.Q13]&lt;&gt;&quot;&quot;;[HX3D_x.Q13]&amp;&quot;,&quot;&amp;[HX3D_y.Q13]&amp;&quot;,&quot;&amp;[HX3D_z.Q13];&quot;&quot;)" office:value-type="string" office:string-value="11,2,13">
            <text:p>11,2,13</text:p>
          </table:table-cell>
          <table:table-cell table:formula="oooc:=IF([HX2D_i.R13]&lt;&gt;&quot;&quot;;[HX3D_x.R13]&amp;&quot;,&quot;&amp;[HX3D_y.R13]&amp;&quot;,&quot;&amp;[HX3D_z.R13];&quot;&quot;)">
            <text:p/>
          </table:table-cell>
          <table:table-cell table:formula="oooc:=IF([HX2D_i.S13]&lt;&gt;&quot;&quot;;[HX3D_x.S13]&amp;&quot;,&quot;&amp;[HX3D_y.S13]&amp;&quot;,&quot;&amp;[HX3D_z.S13];&quot;&quot;)" office:value-type="string" office:string-value="11,3,14">
            <text:p>11,3,14</text:p>
          </table:table-cell>
          <table:table-cell table:formula="oooc:=IF([HX2D_i.T13]&lt;&gt;&quot;&quot;;[HX3D_x.T13]&amp;&quot;,&quot;&amp;[HX3D_y.T13]&amp;&quot;,&quot;&amp;[HX3D_z.T13];&quot;&quot;)">
            <text:p/>
          </table:table-cell>
          <table:table-cell table:formula="oooc:=IF([HX2D_i.U13]&lt;&gt;&quot;&quot;;[HX3D_x.U13]&amp;&quot;,&quot;&amp;[HX3D_y.U13]&amp;&quot;,&quot;&amp;[HX3D_z.U13];&quot;&quot;)" office:value-type="string" office:string-value="11,4,15">
            <text:p>11,4,15</text:p>
          </table:table-cell>
          <table:table-cell table:formula="oooc:=IF([HX2D_i.V13]&lt;&gt;&quot;&quot;;[HX3D_x.V13]&amp;&quot;,&quot;&amp;[HX3D_y.V13]&amp;&quot;,&quot;&amp;[HX3D_z.V13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formula="oooc:=IF([HX2D_i.B14]&lt;&gt;&quot;&quot;;[HX3D_x.B14]&amp;&quot;,&quot;&amp;[HX3D_y.B14]&amp;&quot;,&quot;&amp;[HX3D_z.B14];&quot;&quot;)" office:value-type="string" office:string-value="12,-6,6">
            <text:p>12,-6,6</text:p>
          </table:table-cell>
          <table:table-cell table:formula="oooc:=IF([HX2D_i.C14]&lt;&gt;&quot;&quot;;[HX3D_x.C14]&amp;&quot;,&quot;&amp;[HX3D_y.C14]&amp;&quot;,&quot;&amp;[HX3D_z.C14];&quot;&quot;)">
            <text:p/>
          </table:table-cell>
          <table:table-cell table:formula="oooc:=IF([HX2D_i.D14]&lt;&gt;&quot;&quot;;[HX3D_x.D14]&amp;&quot;,&quot;&amp;[HX3D_y.D14]&amp;&quot;,&quot;&amp;[HX3D_z.D14];&quot;&quot;)" office:value-type="string" office:string-value="12,-5,7">
            <text:p>12,-5,7</text:p>
          </table:table-cell>
          <table:table-cell table:formula="oooc:=IF([HX2D_i.E14]&lt;&gt;&quot;&quot;;[HX3D_x.E14]&amp;&quot;,&quot;&amp;[HX3D_y.E14]&amp;&quot;,&quot;&amp;[HX3D_z.E14];&quot;&quot;)">
            <text:p/>
          </table:table-cell>
          <table:table-cell table:formula="oooc:=IF([HX2D_i.F14]&lt;&gt;&quot;&quot;;[HX3D_x.F14]&amp;&quot;,&quot;&amp;[HX3D_y.F14]&amp;&quot;,&quot;&amp;[HX3D_z.F14];&quot;&quot;)" office:value-type="string" office:string-value="12,-4,8">
            <text:p>12,-4,8</text:p>
          </table:table-cell>
          <table:table-cell table:formula="oooc:=IF([HX2D_i.G14]&lt;&gt;&quot;&quot;;[HX3D_x.G14]&amp;&quot;,&quot;&amp;[HX3D_y.G14]&amp;&quot;,&quot;&amp;[HX3D_z.G14];&quot;&quot;)">
            <text:p/>
          </table:table-cell>
          <table:table-cell table:formula="oooc:=IF([HX2D_i.H14]&lt;&gt;&quot;&quot;;[HX3D_x.H14]&amp;&quot;,&quot;&amp;[HX3D_y.H14]&amp;&quot;,&quot;&amp;[HX3D_z.H14];&quot;&quot;)" office:value-type="string" office:string-value="12,-3,9">
            <text:p>12,-3,9</text:p>
          </table:table-cell>
          <table:table-cell table:formula="oooc:=IF([HX2D_i.I14]&lt;&gt;&quot;&quot;;[HX3D_x.I14]&amp;&quot;,&quot;&amp;[HX3D_y.I14]&amp;&quot;,&quot;&amp;[HX3D_z.I14];&quot;&quot;)">
            <text:p/>
          </table:table-cell>
          <table:table-cell table:formula="oooc:=IF([HX2D_i.J14]&lt;&gt;&quot;&quot;;[HX3D_x.J14]&amp;&quot;,&quot;&amp;[HX3D_y.J14]&amp;&quot;,&quot;&amp;[HX3D_z.J14];&quot;&quot;)" office:value-type="string" office:string-value="12,-2,10">
            <text:p>12,-2,10</text:p>
          </table:table-cell>
          <table:table-cell table:formula="oooc:=IF([HX2D_i.K14]&lt;&gt;&quot;&quot;;[HX3D_x.K14]&amp;&quot;,&quot;&amp;[HX3D_y.K14]&amp;&quot;,&quot;&amp;[HX3D_z.K14];&quot;&quot;)">
            <text:p/>
          </table:table-cell>
          <table:table-cell table:formula="oooc:=IF([HX2D_i.L14]&lt;&gt;&quot;&quot;;[HX3D_x.L14]&amp;&quot;,&quot;&amp;[HX3D_y.L14]&amp;&quot;,&quot;&amp;[HX3D_z.L14];&quot;&quot;)" office:value-type="string" office:string-value="12,-1,11">
            <text:p>12,-1,11</text:p>
          </table:table-cell>
          <table:table-cell table:formula="oooc:=IF([HX2D_i.M14]&lt;&gt;&quot;&quot;;[HX3D_x.M14]&amp;&quot;,&quot;&amp;[HX3D_y.M14]&amp;&quot;,&quot;&amp;[HX3D_z.M14];&quot;&quot;)">
            <text:p/>
          </table:table-cell>
          <table:table-cell table:formula="oooc:=IF([HX2D_i.N14]&lt;&gt;&quot;&quot;;[HX3D_x.N14]&amp;&quot;,&quot;&amp;[HX3D_y.N14]&amp;&quot;,&quot;&amp;[HX3D_z.N14];&quot;&quot;)" office:value-type="string" office:string-value="12,0,12">
            <text:p>12,0,12</text:p>
          </table:table-cell>
          <table:table-cell table:formula="oooc:=IF([HX2D_i.O14]&lt;&gt;&quot;&quot;;[HX3D_x.O14]&amp;&quot;,&quot;&amp;[HX3D_y.O14]&amp;&quot;,&quot;&amp;[HX3D_z.O14];&quot;&quot;)">
            <text:p/>
          </table:table-cell>
          <table:table-cell table:formula="oooc:=IF([HX2D_i.P14]&lt;&gt;&quot;&quot;;[HX3D_x.P14]&amp;&quot;,&quot;&amp;[HX3D_y.P14]&amp;&quot;,&quot;&amp;[HX3D_z.P14];&quot;&quot;)" office:value-type="string" office:string-value="12,1,13">
            <text:p>12,1,13</text:p>
          </table:table-cell>
          <table:table-cell table:formula="oooc:=IF([HX2D_i.Q14]&lt;&gt;&quot;&quot;;[HX3D_x.Q14]&amp;&quot;,&quot;&amp;[HX3D_y.Q14]&amp;&quot;,&quot;&amp;[HX3D_z.Q14];&quot;&quot;)">
            <text:p/>
          </table:table-cell>
          <table:table-cell table:formula="oooc:=IF([HX2D_i.R14]&lt;&gt;&quot;&quot;;[HX3D_x.R14]&amp;&quot;,&quot;&amp;[HX3D_y.R14]&amp;&quot;,&quot;&amp;[HX3D_z.R14];&quot;&quot;)" office:value-type="string" office:string-value="12,2,14">
            <text:p>12,2,14</text:p>
          </table:table-cell>
          <table:table-cell table:formula="oooc:=IF([HX2D_i.S14]&lt;&gt;&quot;&quot;;[HX3D_x.S14]&amp;&quot;,&quot;&amp;[HX3D_y.S14]&amp;&quot;,&quot;&amp;[HX3D_z.S14];&quot;&quot;)">
            <text:p/>
          </table:table-cell>
          <table:table-cell table:formula="oooc:=IF([HX2D_i.T14]&lt;&gt;&quot;&quot;;[HX3D_x.T14]&amp;&quot;,&quot;&amp;[HX3D_y.T14]&amp;&quot;,&quot;&amp;[HX3D_z.T14];&quot;&quot;)" office:value-type="string" office:string-value="12,3,15">
            <text:p>12,3,15</text:p>
          </table:table-cell>
          <table:table-cell table:formula="oooc:=IF([HX2D_i.U14]&lt;&gt;&quot;&quot;;[HX3D_x.U14]&amp;&quot;,&quot;&amp;[HX3D_y.U14]&amp;&quot;,&quot;&amp;[HX3D_z.U14];&quot;&quot;)">
            <text:p/>
          </table:table-cell>
          <table:table-cell table:formula="oooc:=IF([HX2D_i.V14]&lt;&gt;&quot;&quot;;[HX3D_x.V14]&amp;&quot;,&quot;&amp;[HX3D_y.V14]&amp;&quot;,&quot;&amp;[HX3D_z.V14];&quot;&quot;)" office:value-type="string" office:string-value="12,4,16">
            <text:p>12,4,16</text:p>
          </table:table-cell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table:formula="oooc:=IF([HX2D_i.B15]&lt;&gt;&quot;&quot;;[HX3D_x.B15]&amp;&quot;,&quot;&amp;[HX3D_y.B15]&amp;&quot;,&quot;&amp;[HX3D_z.B15];&quot;&quot;)">
            <text:p/>
          </table:table-cell>
          <table:table-cell table:formula="oooc:=IF([HX2D_i.C15]&lt;&gt;&quot;&quot;;[HX3D_x.C15]&amp;&quot;,&quot;&amp;[HX3D_y.C15]&amp;&quot;,&quot;&amp;[HX3D_z.C15];&quot;&quot;)" office:value-type="string" office:string-value="13,-6,7">
            <text:p>13,-6,7</text:p>
          </table:table-cell>
          <table:table-cell table:formula="oooc:=IF([HX2D_i.D15]&lt;&gt;&quot;&quot;;[HX3D_x.D15]&amp;&quot;,&quot;&amp;[HX3D_y.D15]&amp;&quot;,&quot;&amp;[HX3D_z.D15];&quot;&quot;)">
            <text:p/>
          </table:table-cell>
          <table:table-cell table:formula="oooc:=IF([HX2D_i.E15]&lt;&gt;&quot;&quot;;[HX3D_x.E15]&amp;&quot;,&quot;&amp;[HX3D_y.E15]&amp;&quot;,&quot;&amp;[HX3D_z.E15];&quot;&quot;)" office:value-type="string" office:string-value="13,-5,8">
            <text:p>13,-5,8</text:p>
          </table:table-cell>
          <table:table-cell table:formula="oooc:=IF([HX2D_i.F15]&lt;&gt;&quot;&quot;;[HX3D_x.F15]&amp;&quot;,&quot;&amp;[HX3D_y.F15]&amp;&quot;,&quot;&amp;[HX3D_z.F15];&quot;&quot;)">
            <text:p/>
          </table:table-cell>
          <table:table-cell table:formula="oooc:=IF([HX2D_i.G15]&lt;&gt;&quot;&quot;;[HX3D_x.G15]&amp;&quot;,&quot;&amp;[HX3D_y.G15]&amp;&quot;,&quot;&amp;[HX3D_z.G15];&quot;&quot;)" office:value-type="string" office:string-value="13,-4,9">
            <text:p>13,-4,9</text:p>
          </table:table-cell>
          <table:table-cell table:formula="oooc:=IF([HX2D_i.H15]&lt;&gt;&quot;&quot;;[HX3D_x.H15]&amp;&quot;,&quot;&amp;[HX3D_y.H15]&amp;&quot;,&quot;&amp;[HX3D_z.H15];&quot;&quot;)">
            <text:p/>
          </table:table-cell>
          <table:table-cell table:formula="oooc:=IF([HX2D_i.I15]&lt;&gt;&quot;&quot;;[HX3D_x.I15]&amp;&quot;,&quot;&amp;[HX3D_y.I15]&amp;&quot;,&quot;&amp;[HX3D_z.I15];&quot;&quot;)" office:value-type="string" office:string-value="13,-3,10">
            <text:p>13,-3,10</text:p>
          </table:table-cell>
          <table:table-cell table:formula="oooc:=IF([HX2D_i.J15]&lt;&gt;&quot;&quot;;[HX3D_x.J15]&amp;&quot;,&quot;&amp;[HX3D_y.J15]&amp;&quot;,&quot;&amp;[HX3D_z.J15];&quot;&quot;)">
            <text:p/>
          </table:table-cell>
          <table:table-cell table:formula="oooc:=IF([HX2D_i.K15]&lt;&gt;&quot;&quot;;[HX3D_x.K15]&amp;&quot;,&quot;&amp;[HX3D_y.K15]&amp;&quot;,&quot;&amp;[HX3D_z.K15];&quot;&quot;)" office:value-type="string" office:string-value="13,-2,11">
            <text:p>13,-2,11</text:p>
          </table:table-cell>
          <table:table-cell table:formula="oooc:=IF([HX2D_i.L15]&lt;&gt;&quot;&quot;;[HX3D_x.L15]&amp;&quot;,&quot;&amp;[HX3D_y.L15]&amp;&quot;,&quot;&amp;[HX3D_z.L15];&quot;&quot;)">
            <text:p/>
          </table:table-cell>
          <table:table-cell table:formula="oooc:=IF([HX2D_i.M15]&lt;&gt;&quot;&quot;;[HX3D_x.M15]&amp;&quot;,&quot;&amp;[HX3D_y.M15]&amp;&quot;,&quot;&amp;[HX3D_z.M15];&quot;&quot;)" office:value-type="string" office:string-value="13,-1,12">
            <text:p>13,-1,12</text:p>
          </table:table-cell>
          <table:table-cell table:formula="oooc:=IF([HX2D_i.N15]&lt;&gt;&quot;&quot;;[HX3D_x.N15]&amp;&quot;,&quot;&amp;[HX3D_y.N15]&amp;&quot;,&quot;&amp;[HX3D_z.N15];&quot;&quot;)">
            <text:p/>
          </table:table-cell>
          <table:table-cell table:formula="oooc:=IF([HX2D_i.O15]&lt;&gt;&quot;&quot;;[HX3D_x.O15]&amp;&quot;,&quot;&amp;[HX3D_y.O15]&amp;&quot;,&quot;&amp;[HX3D_z.O15];&quot;&quot;)" office:value-type="string" office:string-value="13,0,13">
            <text:p>13,0,13</text:p>
          </table:table-cell>
          <table:table-cell table:formula="oooc:=IF([HX2D_i.P15]&lt;&gt;&quot;&quot;;[HX3D_x.P15]&amp;&quot;,&quot;&amp;[HX3D_y.P15]&amp;&quot;,&quot;&amp;[HX3D_z.P15];&quot;&quot;)">
            <text:p/>
          </table:table-cell>
          <table:table-cell table:formula="oooc:=IF([HX2D_i.Q15]&lt;&gt;&quot;&quot;;[HX3D_x.Q15]&amp;&quot;,&quot;&amp;[HX3D_y.Q15]&amp;&quot;,&quot;&amp;[HX3D_z.Q15];&quot;&quot;)" office:value-type="string" office:string-value="13,1,14">
            <text:p>13,1,14</text:p>
          </table:table-cell>
          <table:table-cell table:formula="oooc:=IF([HX2D_i.R15]&lt;&gt;&quot;&quot;;[HX3D_x.R15]&amp;&quot;,&quot;&amp;[HX3D_y.R15]&amp;&quot;,&quot;&amp;[HX3D_z.R15];&quot;&quot;)">
            <text:p/>
          </table:table-cell>
          <table:table-cell table:formula="oooc:=IF([HX2D_i.S15]&lt;&gt;&quot;&quot;;[HX3D_x.S15]&amp;&quot;,&quot;&amp;[HX3D_y.S15]&amp;&quot;,&quot;&amp;[HX3D_z.S15];&quot;&quot;)" office:value-type="string" office:string-value="13,2,15">
            <text:p>13,2,15</text:p>
          </table:table-cell>
          <table:table-cell table:formula="oooc:=IF([HX2D_i.T15]&lt;&gt;&quot;&quot;;[HX3D_x.T15]&amp;&quot;,&quot;&amp;[HX3D_y.T15]&amp;&quot;,&quot;&amp;[HX3D_z.T15];&quot;&quot;)">
            <text:p/>
          </table:table-cell>
          <table:table-cell table:formula="oooc:=IF([HX2D_i.U15]&lt;&gt;&quot;&quot;;[HX3D_x.U15]&amp;&quot;,&quot;&amp;[HX3D_y.U15]&amp;&quot;,&quot;&amp;[HX3D_z.U15];&quot;&quot;)" office:value-type="string" office:string-value="13,3,16">
            <text:p>13,3,16</text:p>
          </table:table-cell>
          <table:table-cell table:formula="oooc:=IF([HX2D_i.V15]&lt;&gt;&quot;&quot;;[HX3D_x.V15]&amp;&quot;,&quot;&amp;[HX3D_y.V15]&amp;&quot;,&quot;&amp;[HX3D_z.V15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table:formula="oooc:=IF([HX2D_i.B16]&lt;&gt;&quot;&quot;;[HX3D_x.B16]&amp;&quot;,&quot;&amp;[HX3D_y.B16]&amp;&quot;,&quot;&amp;[HX3D_z.B16];&quot;&quot;)" office:value-type="string" office:string-value="14,-7,7">
            <text:p>14,-7,7</text:p>
          </table:table-cell>
          <table:table-cell table:formula="oooc:=IF([HX2D_i.C16]&lt;&gt;&quot;&quot;;[HX3D_x.C16]&amp;&quot;,&quot;&amp;[HX3D_y.C16]&amp;&quot;,&quot;&amp;[HX3D_z.C16];&quot;&quot;)">
            <text:p/>
          </table:table-cell>
          <table:table-cell table:formula="oooc:=IF([HX2D_i.D16]&lt;&gt;&quot;&quot;;[HX3D_x.D16]&amp;&quot;,&quot;&amp;[HX3D_y.D16]&amp;&quot;,&quot;&amp;[HX3D_z.D16];&quot;&quot;)" office:value-type="string" office:string-value="14,-6,8">
            <text:p>14,-6,8</text:p>
          </table:table-cell>
          <table:table-cell table:formula="oooc:=IF([HX2D_i.E16]&lt;&gt;&quot;&quot;;[HX3D_x.E16]&amp;&quot;,&quot;&amp;[HX3D_y.E16]&amp;&quot;,&quot;&amp;[HX3D_z.E16];&quot;&quot;)">
            <text:p/>
          </table:table-cell>
          <table:table-cell table:formula="oooc:=IF([HX2D_i.F16]&lt;&gt;&quot;&quot;;[HX3D_x.F16]&amp;&quot;,&quot;&amp;[HX3D_y.F16]&amp;&quot;,&quot;&amp;[HX3D_z.F16];&quot;&quot;)" office:value-type="string" office:string-value="14,-5,9">
            <text:p>14,-5,9</text:p>
          </table:table-cell>
          <table:table-cell table:formula="oooc:=IF([HX2D_i.G16]&lt;&gt;&quot;&quot;;[HX3D_x.G16]&amp;&quot;,&quot;&amp;[HX3D_y.G16]&amp;&quot;,&quot;&amp;[HX3D_z.G16];&quot;&quot;)">
            <text:p/>
          </table:table-cell>
          <table:table-cell table:formula="oooc:=IF([HX2D_i.H16]&lt;&gt;&quot;&quot;;[HX3D_x.H16]&amp;&quot;,&quot;&amp;[HX3D_y.H16]&amp;&quot;,&quot;&amp;[HX3D_z.H16];&quot;&quot;)" office:value-type="string" office:string-value="14,-4,10">
            <text:p>14,-4,10</text:p>
          </table:table-cell>
          <table:table-cell table:formula="oooc:=IF([HX2D_i.I16]&lt;&gt;&quot;&quot;;[HX3D_x.I16]&amp;&quot;,&quot;&amp;[HX3D_y.I16]&amp;&quot;,&quot;&amp;[HX3D_z.I16];&quot;&quot;)">
            <text:p/>
          </table:table-cell>
          <table:table-cell table:formula="oooc:=IF([HX2D_i.J16]&lt;&gt;&quot;&quot;;[HX3D_x.J16]&amp;&quot;,&quot;&amp;[HX3D_y.J16]&amp;&quot;,&quot;&amp;[HX3D_z.J16];&quot;&quot;)" office:value-type="string" office:string-value="14,-3,11">
            <text:p>14,-3,11</text:p>
          </table:table-cell>
          <table:table-cell table:formula="oooc:=IF([HX2D_i.K16]&lt;&gt;&quot;&quot;;[HX3D_x.K16]&amp;&quot;,&quot;&amp;[HX3D_y.K16]&amp;&quot;,&quot;&amp;[HX3D_z.K16];&quot;&quot;)">
            <text:p/>
          </table:table-cell>
          <table:table-cell table:formula="oooc:=IF([HX2D_i.L16]&lt;&gt;&quot;&quot;;[HX3D_x.L16]&amp;&quot;,&quot;&amp;[HX3D_y.L16]&amp;&quot;,&quot;&amp;[HX3D_z.L16];&quot;&quot;)" office:value-type="string" office:string-value="14,-2,12">
            <text:p>14,-2,12</text:p>
          </table:table-cell>
          <table:table-cell table:formula="oooc:=IF([HX2D_i.M16]&lt;&gt;&quot;&quot;;[HX3D_x.M16]&amp;&quot;,&quot;&amp;[HX3D_y.M16]&amp;&quot;,&quot;&amp;[HX3D_z.M16];&quot;&quot;)">
            <text:p/>
          </table:table-cell>
          <table:table-cell table:formula="oooc:=IF([HX2D_i.N16]&lt;&gt;&quot;&quot;;[HX3D_x.N16]&amp;&quot;,&quot;&amp;[HX3D_y.N16]&amp;&quot;,&quot;&amp;[HX3D_z.N16];&quot;&quot;)" office:value-type="string" office:string-value="14,-1,13">
            <text:p>14,-1,13</text:p>
          </table:table-cell>
          <table:table-cell table:formula="oooc:=IF([HX2D_i.O16]&lt;&gt;&quot;&quot;;[HX3D_x.O16]&amp;&quot;,&quot;&amp;[HX3D_y.O16]&amp;&quot;,&quot;&amp;[HX3D_z.O16];&quot;&quot;)">
            <text:p/>
          </table:table-cell>
          <table:table-cell table:formula="oooc:=IF([HX2D_i.P16]&lt;&gt;&quot;&quot;;[HX3D_x.P16]&amp;&quot;,&quot;&amp;[HX3D_y.P16]&amp;&quot;,&quot;&amp;[HX3D_z.P16];&quot;&quot;)" office:value-type="string" office:string-value="14,0,14">
            <text:p>14,0,14</text:p>
          </table:table-cell>
          <table:table-cell table:formula="oooc:=IF([HX2D_i.Q16]&lt;&gt;&quot;&quot;;[HX3D_x.Q16]&amp;&quot;,&quot;&amp;[HX3D_y.Q16]&amp;&quot;,&quot;&amp;[HX3D_z.Q16];&quot;&quot;)">
            <text:p/>
          </table:table-cell>
          <table:table-cell table:formula="oooc:=IF([HX2D_i.R16]&lt;&gt;&quot;&quot;;[HX3D_x.R16]&amp;&quot;,&quot;&amp;[HX3D_y.R16]&amp;&quot;,&quot;&amp;[HX3D_z.R16];&quot;&quot;)" office:value-type="string" office:string-value="14,1,15">
            <text:p>14,1,15</text:p>
          </table:table-cell>
          <table:table-cell table:formula="oooc:=IF([HX2D_i.S16]&lt;&gt;&quot;&quot;;[HX3D_x.S16]&amp;&quot;,&quot;&amp;[HX3D_y.S16]&amp;&quot;,&quot;&amp;[HX3D_z.S16];&quot;&quot;)">
            <text:p/>
          </table:table-cell>
          <table:table-cell table:formula="oooc:=IF([HX2D_i.T16]&lt;&gt;&quot;&quot;;[HX3D_x.T16]&amp;&quot;,&quot;&amp;[HX3D_y.T16]&amp;&quot;,&quot;&amp;[HX3D_z.T16];&quot;&quot;)" office:value-type="string" office:string-value="14,2,16">
            <text:p>14,2,16</text:p>
          </table:table-cell>
          <table:table-cell table:formula="oooc:=IF([HX2D_i.U16]&lt;&gt;&quot;&quot;;[HX3D_x.U16]&amp;&quot;,&quot;&amp;[HX3D_y.U16]&amp;&quot;,&quot;&amp;[HX3D_z.U16];&quot;&quot;)">
            <text:p/>
          </table:table-cell>
          <table:table-cell table:formula="oooc:=IF([HX2D_i.V16]&lt;&gt;&quot;&quot;;[HX3D_x.V16]&amp;&quot;,&quot;&amp;[HX3D_y.V16]&amp;&quot;,&quot;&amp;[HX3D_z.V16];&quot;&quot;)" office:value-type="string" office:string-value="14,3,17">
            <text:p>14,3,17</text:p>
          </table:table-cell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table:formula="oooc:=IF([HX2D_i.B17]&lt;&gt;&quot;&quot;;[HX3D_x.B17]&amp;&quot;,&quot;&amp;[HX3D_y.B17]&amp;&quot;,&quot;&amp;[HX3D_z.B17];&quot;&quot;)">
            <text:p/>
          </table:table-cell>
          <table:table-cell table:formula="oooc:=IF([HX2D_i.C17]&lt;&gt;&quot;&quot;;[HX3D_x.C17]&amp;&quot;,&quot;&amp;[HX3D_y.C17]&amp;&quot;,&quot;&amp;[HX3D_z.C17];&quot;&quot;)" office:value-type="string" office:string-value="15,-7,8">
            <text:p>15,-7,8</text:p>
          </table:table-cell>
          <table:table-cell table:formula="oooc:=IF([HX2D_i.D17]&lt;&gt;&quot;&quot;;[HX3D_x.D17]&amp;&quot;,&quot;&amp;[HX3D_y.D17]&amp;&quot;,&quot;&amp;[HX3D_z.D17];&quot;&quot;)">
            <text:p/>
          </table:table-cell>
          <table:table-cell table:formula="oooc:=IF([HX2D_i.E17]&lt;&gt;&quot;&quot;;[HX3D_x.E17]&amp;&quot;,&quot;&amp;[HX3D_y.E17]&amp;&quot;,&quot;&amp;[HX3D_z.E17];&quot;&quot;)" office:value-type="string" office:string-value="15,-6,9">
            <text:p>15,-6,9</text:p>
          </table:table-cell>
          <table:table-cell table:formula="oooc:=IF([HX2D_i.F17]&lt;&gt;&quot;&quot;;[HX3D_x.F17]&amp;&quot;,&quot;&amp;[HX3D_y.F17]&amp;&quot;,&quot;&amp;[HX3D_z.F17];&quot;&quot;)">
            <text:p/>
          </table:table-cell>
          <table:table-cell table:formula="oooc:=IF([HX2D_i.G17]&lt;&gt;&quot;&quot;;[HX3D_x.G17]&amp;&quot;,&quot;&amp;[HX3D_y.G17]&amp;&quot;,&quot;&amp;[HX3D_z.G17];&quot;&quot;)" office:value-type="string" office:string-value="15,-5,10">
            <text:p>15,-5,10</text:p>
          </table:table-cell>
          <table:table-cell table:formula="oooc:=IF([HX2D_i.H17]&lt;&gt;&quot;&quot;;[HX3D_x.H17]&amp;&quot;,&quot;&amp;[HX3D_y.H17]&amp;&quot;,&quot;&amp;[HX3D_z.H17];&quot;&quot;)">
            <text:p/>
          </table:table-cell>
          <table:table-cell table:formula="oooc:=IF([HX2D_i.I17]&lt;&gt;&quot;&quot;;[HX3D_x.I17]&amp;&quot;,&quot;&amp;[HX3D_y.I17]&amp;&quot;,&quot;&amp;[HX3D_z.I17];&quot;&quot;)" office:value-type="string" office:string-value="15,-4,11">
            <text:p>15,-4,11</text:p>
          </table:table-cell>
          <table:table-cell table:formula="oooc:=IF([HX2D_i.J17]&lt;&gt;&quot;&quot;;[HX3D_x.J17]&amp;&quot;,&quot;&amp;[HX3D_y.J17]&amp;&quot;,&quot;&amp;[HX3D_z.J17];&quot;&quot;)">
            <text:p/>
          </table:table-cell>
          <table:table-cell table:formula="oooc:=IF([HX2D_i.K17]&lt;&gt;&quot;&quot;;[HX3D_x.K17]&amp;&quot;,&quot;&amp;[HX3D_y.K17]&amp;&quot;,&quot;&amp;[HX3D_z.K17];&quot;&quot;)" office:value-type="string" office:string-value="15,-3,12">
            <text:p>15,-3,12</text:p>
          </table:table-cell>
          <table:table-cell table:formula="oooc:=IF([HX2D_i.L17]&lt;&gt;&quot;&quot;;[HX3D_x.L17]&amp;&quot;,&quot;&amp;[HX3D_y.L17]&amp;&quot;,&quot;&amp;[HX3D_z.L17];&quot;&quot;)">
            <text:p/>
          </table:table-cell>
          <table:table-cell table:formula="oooc:=IF([HX2D_i.M17]&lt;&gt;&quot;&quot;;[HX3D_x.M17]&amp;&quot;,&quot;&amp;[HX3D_y.M17]&amp;&quot;,&quot;&amp;[HX3D_z.M17];&quot;&quot;)" office:value-type="string" office:string-value="15,-2,13">
            <text:p>15,-2,13</text:p>
          </table:table-cell>
          <table:table-cell table:formula="oooc:=IF([HX2D_i.N17]&lt;&gt;&quot;&quot;;[HX3D_x.N17]&amp;&quot;,&quot;&amp;[HX3D_y.N17]&amp;&quot;,&quot;&amp;[HX3D_z.N17];&quot;&quot;)">
            <text:p/>
          </table:table-cell>
          <table:table-cell table:formula="oooc:=IF([HX2D_i.O17]&lt;&gt;&quot;&quot;;[HX3D_x.O17]&amp;&quot;,&quot;&amp;[HX3D_y.O17]&amp;&quot;,&quot;&amp;[HX3D_z.O17];&quot;&quot;)" office:value-type="string" office:string-value="15,-1,14">
            <text:p>15,-1,14</text:p>
          </table:table-cell>
          <table:table-cell table:formula="oooc:=IF([HX2D_i.P17]&lt;&gt;&quot;&quot;;[HX3D_x.P17]&amp;&quot;,&quot;&amp;[HX3D_y.P17]&amp;&quot;,&quot;&amp;[HX3D_z.P17];&quot;&quot;)">
            <text:p/>
          </table:table-cell>
          <table:table-cell table:formula="oooc:=IF([HX2D_i.Q17]&lt;&gt;&quot;&quot;;[HX3D_x.Q17]&amp;&quot;,&quot;&amp;[HX3D_y.Q17]&amp;&quot;,&quot;&amp;[HX3D_z.Q17];&quot;&quot;)" office:value-type="string" office:string-value="15,0,15">
            <text:p>15,0,15</text:p>
          </table:table-cell>
          <table:table-cell table:formula="oooc:=IF([HX2D_i.R17]&lt;&gt;&quot;&quot;;[HX3D_x.R17]&amp;&quot;,&quot;&amp;[HX3D_y.R17]&amp;&quot;,&quot;&amp;[HX3D_z.R17];&quot;&quot;)">
            <text:p/>
          </table:table-cell>
          <table:table-cell table:formula="oooc:=IF([HX2D_i.S17]&lt;&gt;&quot;&quot;;[HX3D_x.S17]&amp;&quot;,&quot;&amp;[HX3D_y.S17]&amp;&quot;,&quot;&amp;[HX3D_z.S17];&quot;&quot;)" office:value-type="string" office:string-value="15,1,16">
            <text:p>15,1,16</text:p>
          </table:table-cell>
          <table:table-cell table:formula="oooc:=IF([HX2D_i.T17]&lt;&gt;&quot;&quot;;[HX3D_x.T17]&amp;&quot;,&quot;&amp;[HX3D_y.T17]&amp;&quot;,&quot;&amp;[HX3D_z.T17];&quot;&quot;)">
            <text:p/>
          </table:table-cell>
          <table:table-cell table:formula="oooc:=IF([HX2D_i.U17]&lt;&gt;&quot;&quot;;[HX3D_x.U17]&amp;&quot;,&quot;&amp;[HX3D_y.U17]&amp;&quot;,&quot;&amp;[HX3D_z.U17];&quot;&quot;)" office:value-type="string" office:string-value="15,2,17">
            <text:p>15,2,17</text:p>
          </table:table-cell>
          <table:table-cell table:formula="oooc:=IF([HX2D_i.V17]&lt;&gt;&quot;&quot;;[HX3D_x.V17]&amp;&quot;,&quot;&amp;[HX3D_y.V17]&amp;&quot;,&quot;&amp;[HX3D_z.V17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table:formula="oooc:=IF([HX2D_i.B18]&lt;&gt;&quot;&quot;;[HX3D_x.B18]&amp;&quot;,&quot;&amp;[HX3D_y.B18]&amp;&quot;,&quot;&amp;[HX3D_z.B18];&quot;&quot;)" office:value-type="string" office:string-value="16,-8,8">
            <text:p>16,-8,8</text:p>
          </table:table-cell>
          <table:table-cell table:formula="oooc:=IF([HX2D_i.C18]&lt;&gt;&quot;&quot;;[HX3D_x.C18]&amp;&quot;,&quot;&amp;[HX3D_y.C18]&amp;&quot;,&quot;&amp;[HX3D_z.C18];&quot;&quot;)">
            <text:p/>
          </table:table-cell>
          <table:table-cell table:formula="oooc:=IF([HX2D_i.D18]&lt;&gt;&quot;&quot;;[HX3D_x.D18]&amp;&quot;,&quot;&amp;[HX3D_y.D18]&amp;&quot;,&quot;&amp;[HX3D_z.D18];&quot;&quot;)" office:value-type="string" office:string-value="16,-7,9">
            <text:p>16,-7,9</text:p>
          </table:table-cell>
          <table:table-cell table:formula="oooc:=IF([HX2D_i.E18]&lt;&gt;&quot;&quot;;[HX3D_x.E18]&amp;&quot;,&quot;&amp;[HX3D_y.E18]&amp;&quot;,&quot;&amp;[HX3D_z.E18];&quot;&quot;)">
            <text:p/>
          </table:table-cell>
          <table:table-cell table:formula="oooc:=IF([HX2D_i.F18]&lt;&gt;&quot;&quot;;[HX3D_x.F18]&amp;&quot;,&quot;&amp;[HX3D_y.F18]&amp;&quot;,&quot;&amp;[HX3D_z.F18];&quot;&quot;)" office:value-type="string" office:string-value="16,-6,10">
            <text:p>16,-6,10</text:p>
          </table:table-cell>
          <table:table-cell table:formula="oooc:=IF([HX2D_i.G18]&lt;&gt;&quot;&quot;;[HX3D_x.G18]&amp;&quot;,&quot;&amp;[HX3D_y.G18]&amp;&quot;,&quot;&amp;[HX3D_z.G18];&quot;&quot;)">
            <text:p/>
          </table:table-cell>
          <table:table-cell table:formula="oooc:=IF([HX2D_i.H18]&lt;&gt;&quot;&quot;;[HX3D_x.H18]&amp;&quot;,&quot;&amp;[HX3D_y.H18]&amp;&quot;,&quot;&amp;[HX3D_z.H18];&quot;&quot;)" office:value-type="string" office:string-value="16,-5,11">
            <text:p>16,-5,11</text:p>
          </table:table-cell>
          <table:table-cell table:formula="oooc:=IF([HX2D_i.I18]&lt;&gt;&quot;&quot;;[HX3D_x.I18]&amp;&quot;,&quot;&amp;[HX3D_y.I18]&amp;&quot;,&quot;&amp;[HX3D_z.I18];&quot;&quot;)">
            <text:p/>
          </table:table-cell>
          <table:table-cell table:formula="oooc:=IF([HX2D_i.J18]&lt;&gt;&quot;&quot;;[HX3D_x.J18]&amp;&quot;,&quot;&amp;[HX3D_y.J18]&amp;&quot;,&quot;&amp;[HX3D_z.J18];&quot;&quot;)" office:value-type="string" office:string-value="16,-4,12">
            <text:p>16,-4,12</text:p>
          </table:table-cell>
          <table:table-cell table:formula="oooc:=IF([HX2D_i.K18]&lt;&gt;&quot;&quot;;[HX3D_x.K18]&amp;&quot;,&quot;&amp;[HX3D_y.K18]&amp;&quot;,&quot;&amp;[HX3D_z.K18];&quot;&quot;)">
            <text:p/>
          </table:table-cell>
          <table:table-cell table:formula="oooc:=IF([HX2D_i.L18]&lt;&gt;&quot;&quot;;[HX3D_x.L18]&amp;&quot;,&quot;&amp;[HX3D_y.L18]&amp;&quot;,&quot;&amp;[HX3D_z.L18];&quot;&quot;)" office:value-type="string" office:string-value="16,-3,13">
            <text:p>16,-3,13</text:p>
          </table:table-cell>
          <table:table-cell table:formula="oooc:=IF([HX2D_i.M18]&lt;&gt;&quot;&quot;;[HX3D_x.M18]&amp;&quot;,&quot;&amp;[HX3D_y.M18]&amp;&quot;,&quot;&amp;[HX3D_z.M18];&quot;&quot;)">
            <text:p/>
          </table:table-cell>
          <table:table-cell table:formula="oooc:=IF([HX2D_i.N18]&lt;&gt;&quot;&quot;;[HX3D_x.N18]&amp;&quot;,&quot;&amp;[HX3D_y.N18]&amp;&quot;,&quot;&amp;[HX3D_z.N18];&quot;&quot;)" office:value-type="string" office:string-value="16,-2,14">
            <text:p>16,-2,14</text:p>
          </table:table-cell>
          <table:table-cell table:formula="oooc:=IF([HX2D_i.O18]&lt;&gt;&quot;&quot;;[HX3D_x.O18]&amp;&quot;,&quot;&amp;[HX3D_y.O18]&amp;&quot;,&quot;&amp;[HX3D_z.O18];&quot;&quot;)">
            <text:p/>
          </table:table-cell>
          <table:table-cell table:formula="oooc:=IF([HX2D_i.P18]&lt;&gt;&quot;&quot;;[HX3D_x.P18]&amp;&quot;,&quot;&amp;[HX3D_y.P18]&amp;&quot;,&quot;&amp;[HX3D_z.P18];&quot;&quot;)" office:value-type="string" office:string-value="16,-1,15">
            <text:p>16,-1,15</text:p>
          </table:table-cell>
          <table:table-cell table:formula="oooc:=IF([HX2D_i.Q18]&lt;&gt;&quot;&quot;;[HX3D_x.Q18]&amp;&quot;,&quot;&amp;[HX3D_y.Q18]&amp;&quot;,&quot;&amp;[HX3D_z.Q18];&quot;&quot;)">
            <text:p/>
          </table:table-cell>
          <table:table-cell table:formula="oooc:=IF([HX2D_i.R18]&lt;&gt;&quot;&quot;;[HX3D_x.R18]&amp;&quot;,&quot;&amp;[HX3D_y.R18]&amp;&quot;,&quot;&amp;[HX3D_z.R18];&quot;&quot;)" office:value-type="string" office:string-value="16,0,16">
            <text:p>16,0,16</text:p>
          </table:table-cell>
          <table:table-cell table:formula="oooc:=IF([HX2D_i.S18]&lt;&gt;&quot;&quot;;[HX3D_x.S18]&amp;&quot;,&quot;&amp;[HX3D_y.S18]&amp;&quot;,&quot;&amp;[HX3D_z.S18];&quot;&quot;)">
            <text:p/>
          </table:table-cell>
          <table:table-cell table:formula="oooc:=IF([HX2D_i.T18]&lt;&gt;&quot;&quot;;[HX3D_x.T18]&amp;&quot;,&quot;&amp;[HX3D_y.T18]&amp;&quot;,&quot;&amp;[HX3D_z.T18];&quot;&quot;)" office:value-type="string" office:string-value="16,1,17">
            <text:p>16,1,17</text:p>
          </table:table-cell>
          <table:table-cell table:formula="oooc:=IF([HX2D_i.U18]&lt;&gt;&quot;&quot;;[HX3D_x.U18]&amp;&quot;,&quot;&amp;[HX3D_y.U18]&amp;&quot;,&quot;&amp;[HX3D_z.U18];&quot;&quot;)">
            <text:p/>
          </table:table-cell>
          <table:table-cell table:formula="oooc:=IF([HX2D_i.V18]&lt;&gt;&quot;&quot;;[HX3D_x.V18]&amp;&quot;,&quot;&amp;[HX3D_y.V18]&amp;&quot;,&quot;&amp;[HX3D_z.V18];&quot;&quot;)" office:value-type="string" office:string-value="16,2,18">
            <text:p>16,2,18</text:p>
          </table:table-cell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table:formula="oooc:=IF([HX2D_i.B19]&lt;&gt;&quot;&quot;;[HX3D_x.B19]&amp;&quot;,&quot;&amp;[HX3D_y.B19]&amp;&quot;,&quot;&amp;[HX3D_z.B19];&quot;&quot;)">
            <text:p/>
          </table:table-cell>
          <table:table-cell table:formula="oooc:=IF([HX2D_i.C19]&lt;&gt;&quot;&quot;;[HX3D_x.C19]&amp;&quot;,&quot;&amp;[HX3D_y.C19]&amp;&quot;,&quot;&amp;[HX3D_z.C19];&quot;&quot;)" office:value-type="string" office:string-value="17,-8,9">
            <text:p>17,-8,9</text:p>
          </table:table-cell>
          <table:table-cell table:formula="oooc:=IF([HX2D_i.D19]&lt;&gt;&quot;&quot;;[HX3D_x.D19]&amp;&quot;,&quot;&amp;[HX3D_y.D19]&amp;&quot;,&quot;&amp;[HX3D_z.D19];&quot;&quot;)">
            <text:p/>
          </table:table-cell>
          <table:table-cell table:formula="oooc:=IF([HX2D_i.E19]&lt;&gt;&quot;&quot;;[HX3D_x.E19]&amp;&quot;,&quot;&amp;[HX3D_y.E19]&amp;&quot;,&quot;&amp;[HX3D_z.E19];&quot;&quot;)" office:value-type="string" office:string-value="17,-7,10">
            <text:p>17,-7,10</text:p>
          </table:table-cell>
          <table:table-cell table:formula="oooc:=IF([HX2D_i.F19]&lt;&gt;&quot;&quot;;[HX3D_x.F19]&amp;&quot;,&quot;&amp;[HX3D_y.F19]&amp;&quot;,&quot;&amp;[HX3D_z.F19];&quot;&quot;)">
            <text:p/>
          </table:table-cell>
          <table:table-cell table:formula="oooc:=IF([HX2D_i.G19]&lt;&gt;&quot;&quot;;[HX3D_x.G19]&amp;&quot;,&quot;&amp;[HX3D_y.G19]&amp;&quot;,&quot;&amp;[HX3D_z.G19];&quot;&quot;)" office:value-type="string" office:string-value="17,-6,11">
            <text:p>17,-6,11</text:p>
          </table:table-cell>
          <table:table-cell table:formula="oooc:=IF([HX2D_i.H19]&lt;&gt;&quot;&quot;;[HX3D_x.H19]&amp;&quot;,&quot;&amp;[HX3D_y.H19]&amp;&quot;,&quot;&amp;[HX3D_z.H19];&quot;&quot;)">
            <text:p/>
          </table:table-cell>
          <table:table-cell table:formula="oooc:=IF([HX2D_i.I19]&lt;&gt;&quot;&quot;;[HX3D_x.I19]&amp;&quot;,&quot;&amp;[HX3D_y.I19]&amp;&quot;,&quot;&amp;[HX3D_z.I19];&quot;&quot;)" office:value-type="string" office:string-value="17,-5,12">
            <text:p>17,-5,12</text:p>
          </table:table-cell>
          <table:table-cell table:formula="oooc:=IF([HX2D_i.J19]&lt;&gt;&quot;&quot;;[HX3D_x.J19]&amp;&quot;,&quot;&amp;[HX3D_y.J19]&amp;&quot;,&quot;&amp;[HX3D_z.J19];&quot;&quot;)">
            <text:p/>
          </table:table-cell>
          <table:table-cell table:formula="oooc:=IF([HX2D_i.K19]&lt;&gt;&quot;&quot;;[HX3D_x.K19]&amp;&quot;,&quot;&amp;[HX3D_y.K19]&amp;&quot;,&quot;&amp;[HX3D_z.K19];&quot;&quot;)" office:value-type="string" office:string-value="17,-4,13">
            <text:p>17,-4,13</text:p>
          </table:table-cell>
          <table:table-cell table:formula="oooc:=IF([HX2D_i.L19]&lt;&gt;&quot;&quot;;[HX3D_x.L19]&amp;&quot;,&quot;&amp;[HX3D_y.L19]&amp;&quot;,&quot;&amp;[HX3D_z.L19];&quot;&quot;)">
            <text:p/>
          </table:table-cell>
          <table:table-cell table:formula="oooc:=IF([HX2D_i.M19]&lt;&gt;&quot;&quot;;[HX3D_x.M19]&amp;&quot;,&quot;&amp;[HX3D_y.M19]&amp;&quot;,&quot;&amp;[HX3D_z.M19];&quot;&quot;)" office:value-type="string" office:string-value="17,-3,14">
            <text:p>17,-3,14</text:p>
          </table:table-cell>
          <table:table-cell table:formula="oooc:=IF([HX2D_i.N19]&lt;&gt;&quot;&quot;;[HX3D_x.N19]&amp;&quot;,&quot;&amp;[HX3D_y.N19]&amp;&quot;,&quot;&amp;[HX3D_z.N19];&quot;&quot;)">
            <text:p/>
          </table:table-cell>
          <table:table-cell table:formula="oooc:=IF([HX2D_i.O19]&lt;&gt;&quot;&quot;;[HX3D_x.O19]&amp;&quot;,&quot;&amp;[HX3D_y.O19]&amp;&quot;,&quot;&amp;[HX3D_z.O19];&quot;&quot;)" office:value-type="string" office:string-value="17,-2,15">
            <text:p>17,-2,15</text:p>
          </table:table-cell>
          <table:table-cell table:formula="oooc:=IF([HX2D_i.P19]&lt;&gt;&quot;&quot;;[HX3D_x.P19]&amp;&quot;,&quot;&amp;[HX3D_y.P19]&amp;&quot;,&quot;&amp;[HX3D_z.P19];&quot;&quot;)">
            <text:p/>
          </table:table-cell>
          <table:table-cell table:formula="oooc:=IF([HX2D_i.Q19]&lt;&gt;&quot;&quot;;[HX3D_x.Q19]&amp;&quot;,&quot;&amp;[HX3D_y.Q19]&amp;&quot;,&quot;&amp;[HX3D_z.Q19];&quot;&quot;)" office:value-type="string" office:string-value="17,-1,16">
            <text:p>17,-1,16</text:p>
          </table:table-cell>
          <table:table-cell table:formula="oooc:=IF([HX2D_i.R19]&lt;&gt;&quot;&quot;;[HX3D_x.R19]&amp;&quot;,&quot;&amp;[HX3D_y.R19]&amp;&quot;,&quot;&amp;[HX3D_z.R19];&quot;&quot;)">
            <text:p/>
          </table:table-cell>
          <table:table-cell table:formula="oooc:=IF([HX2D_i.S19]&lt;&gt;&quot;&quot;;[HX3D_x.S19]&amp;&quot;,&quot;&amp;[HX3D_y.S19]&amp;&quot;,&quot;&amp;[HX3D_z.S19];&quot;&quot;)" office:value-type="string" office:string-value="17,0,17">
            <text:p>17,0,17</text:p>
          </table:table-cell>
          <table:table-cell table:formula="oooc:=IF([HX2D_i.T19]&lt;&gt;&quot;&quot;;[HX3D_x.T19]&amp;&quot;,&quot;&amp;[HX3D_y.T19]&amp;&quot;,&quot;&amp;[HX3D_z.T19];&quot;&quot;)">
            <text:p/>
          </table:table-cell>
          <table:table-cell table:formula="oooc:=IF([HX2D_i.U19]&lt;&gt;&quot;&quot;;[HX3D_x.U19]&amp;&quot;,&quot;&amp;[HX3D_y.U19]&amp;&quot;,&quot;&amp;[HX3D_z.U19];&quot;&quot;)" office:value-type="string" office:string-value="17,1,18">
            <text:p>17,1,18</text:p>
          </table:table-cell>
          <table:table-cell table:formula="oooc:=IF([HX2D_i.V19]&lt;&gt;&quot;&quot;;[HX3D_x.V19]&amp;&quot;,&quot;&amp;[HX3D_y.V19]&amp;&quot;,&quot;&amp;[HX3D_z.V19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table:formula="oooc:=IF([HX2D_i.B20]&lt;&gt;&quot;&quot;;[HX3D_x.B20]&amp;&quot;,&quot;&amp;[HX3D_y.B20]&amp;&quot;,&quot;&amp;[HX3D_z.B20];&quot;&quot;)" office:value-type="string" office:string-value="18,-9,9">
            <text:p>18,-9,9</text:p>
          </table:table-cell>
          <table:table-cell table:formula="oooc:=IF([HX2D_i.C20]&lt;&gt;&quot;&quot;;[HX3D_x.C20]&amp;&quot;,&quot;&amp;[HX3D_y.C20]&amp;&quot;,&quot;&amp;[HX3D_z.C20];&quot;&quot;)">
            <text:p/>
          </table:table-cell>
          <table:table-cell table:formula="oooc:=IF([HX2D_i.D20]&lt;&gt;&quot;&quot;;[HX3D_x.D20]&amp;&quot;,&quot;&amp;[HX3D_y.D20]&amp;&quot;,&quot;&amp;[HX3D_z.D20];&quot;&quot;)" office:value-type="string" office:string-value="18,-8,10">
            <text:p>18,-8,10</text:p>
          </table:table-cell>
          <table:table-cell table:formula="oooc:=IF([HX2D_i.E20]&lt;&gt;&quot;&quot;;[HX3D_x.E20]&amp;&quot;,&quot;&amp;[HX3D_y.E20]&amp;&quot;,&quot;&amp;[HX3D_z.E20];&quot;&quot;)">
            <text:p/>
          </table:table-cell>
          <table:table-cell table:formula="oooc:=IF([HX2D_i.F20]&lt;&gt;&quot;&quot;;[HX3D_x.F20]&amp;&quot;,&quot;&amp;[HX3D_y.F20]&amp;&quot;,&quot;&amp;[HX3D_z.F20];&quot;&quot;)" office:value-type="string" office:string-value="18,-7,11">
            <text:p>18,-7,11</text:p>
          </table:table-cell>
          <table:table-cell table:formula="oooc:=IF([HX2D_i.G20]&lt;&gt;&quot;&quot;;[HX3D_x.G20]&amp;&quot;,&quot;&amp;[HX3D_y.G20]&amp;&quot;,&quot;&amp;[HX3D_z.G20];&quot;&quot;)">
            <text:p/>
          </table:table-cell>
          <table:table-cell table:formula="oooc:=IF([HX2D_i.H20]&lt;&gt;&quot;&quot;;[HX3D_x.H20]&amp;&quot;,&quot;&amp;[HX3D_y.H20]&amp;&quot;,&quot;&amp;[HX3D_z.H20];&quot;&quot;)" office:value-type="string" office:string-value="18,-6,12">
            <text:p>18,-6,12</text:p>
          </table:table-cell>
          <table:table-cell table:formula="oooc:=IF([HX2D_i.I20]&lt;&gt;&quot;&quot;;[HX3D_x.I20]&amp;&quot;,&quot;&amp;[HX3D_y.I20]&amp;&quot;,&quot;&amp;[HX3D_z.I20];&quot;&quot;)">
            <text:p/>
          </table:table-cell>
          <table:table-cell table:formula="oooc:=IF([HX2D_i.J20]&lt;&gt;&quot;&quot;;[HX3D_x.J20]&amp;&quot;,&quot;&amp;[HX3D_y.J20]&amp;&quot;,&quot;&amp;[HX3D_z.J20];&quot;&quot;)" office:value-type="string" office:string-value="18,-5,13">
            <text:p>18,-5,13</text:p>
          </table:table-cell>
          <table:table-cell table:formula="oooc:=IF([HX2D_i.K20]&lt;&gt;&quot;&quot;;[HX3D_x.K20]&amp;&quot;,&quot;&amp;[HX3D_y.K20]&amp;&quot;,&quot;&amp;[HX3D_z.K20];&quot;&quot;)">
            <text:p/>
          </table:table-cell>
          <table:table-cell table:formula="oooc:=IF([HX2D_i.L20]&lt;&gt;&quot;&quot;;[HX3D_x.L20]&amp;&quot;,&quot;&amp;[HX3D_y.L20]&amp;&quot;,&quot;&amp;[HX3D_z.L20];&quot;&quot;)" office:value-type="string" office:string-value="18,-4,14">
            <text:p>18,-4,14</text:p>
          </table:table-cell>
          <table:table-cell table:formula="oooc:=IF([HX2D_i.M20]&lt;&gt;&quot;&quot;;[HX3D_x.M20]&amp;&quot;,&quot;&amp;[HX3D_y.M20]&amp;&quot;,&quot;&amp;[HX3D_z.M20];&quot;&quot;)">
            <text:p/>
          </table:table-cell>
          <table:table-cell table:formula="oooc:=IF([HX2D_i.N20]&lt;&gt;&quot;&quot;;[HX3D_x.N20]&amp;&quot;,&quot;&amp;[HX3D_y.N20]&amp;&quot;,&quot;&amp;[HX3D_z.N20];&quot;&quot;)" office:value-type="string" office:string-value="18,-3,15">
            <text:p>18,-3,15</text:p>
          </table:table-cell>
          <table:table-cell table:formula="oooc:=IF([HX2D_i.O20]&lt;&gt;&quot;&quot;;[HX3D_x.O20]&amp;&quot;,&quot;&amp;[HX3D_y.O20]&amp;&quot;,&quot;&amp;[HX3D_z.O20];&quot;&quot;)">
            <text:p/>
          </table:table-cell>
          <table:table-cell table:formula="oooc:=IF([HX2D_i.P20]&lt;&gt;&quot;&quot;;[HX3D_x.P20]&amp;&quot;,&quot;&amp;[HX3D_y.P20]&amp;&quot;,&quot;&amp;[HX3D_z.P20];&quot;&quot;)" office:value-type="string" office:string-value="18,-2,16">
            <text:p>18,-2,16</text:p>
          </table:table-cell>
          <table:table-cell table:formula="oooc:=IF([HX2D_i.Q20]&lt;&gt;&quot;&quot;;[HX3D_x.Q20]&amp;&quot;,&quot;&amp;[HX3D_y.Q20]&amp;&quot;,&quot;&amp;[HX3D_z.Q20];&quot;&quot;)">
            <text:p/>
          </table:table-cell>
          <table:table-cell table:formula="oooc:=IF([HX2D_i.R20]&lt;&gt;&quot;&quot;;[HX3D_x.R20]&amp;&quot;,&quot;&amp;[HX3D_y.R20]&amp;&quot;,&quot;&amp;[HX3D_z.R20];&quot;&quot;)" office:value-type="string" office:string-value="18,-1,17">
            <text:p>18,-1,17</text:p>
          </table:table-cell>
          <table:table-cell table:formula="oooc:=IF([HX2D_i.S20]&lt;&gt;&quot;&quot;;[HX3D_x.S20]&amp;&quot;,&quot;&amp;[HX3D_y.S20]&amp;&quot;,&quot;&amp;[HX3D_z.S20];&quot;&quot;)">
            <text:p/>
          </table:table-cell>
          <table:table-cell table:formula="oooc:=IF([HX2D_i.T20]&lt;&gt;&quot;&quot;;[HX3D_x.T20]&amp;&quot;,&quot;&amp;[HX3D_y.T20]&amp;&quot;,&quot;&amp;[HX3D_z.T20];&quot;&quot;)" office:value-type="string" office:string-value="18,0,18">
            <text:p>18,0,18</text:p>
          </table:table-cell>
          <table:table-cell table:formula="oooc:=IF([HX2D_i.U20]&lt;&gt;&quot;&quot;;[HX3D_x.U20]&amp;&quot;,&quot;&amp;[HX3D_y.U20]&amp;&quot;,&quot;&amp;[HX3D_z.U20];&quot;&quot;)">
            <text:p/>
          </table:table-cell>
          <table:table-cell table:formula="oooc:=IF([HX2D_i.V20]&lt;&gt;&quot;&quot;;[HX3D_x.V20]&amp;&quot;,&quot;&amp;[HX3D_y.V20]&amp;&quot;,&quot;&amp;[HX3D_z.V20];&quot;&quot;)" office:value-type="string" office:string-value="18,1,19">
            <text:p>18,1,19</text:p>
          </table:table-cell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table:formula="oooc:=IF([HX2D_i.B21]&lt;&gt;&quot;&quot;;[HX3D_x.B21]&amp;&quot;,&quot;&amp;[HX3D_y.B21]&amp;&quot;,&quot;&amp;[HX3D_z.B21];&quot;&quot;)">
            <text:p/>
          </table:table-cell>
          <table:table-cell table:formula="oooc:=IF([HX2D_i.C21]&lt;&gt;&quot;&quot;;[HX3D_x.C21]&amp;&quot;,&quot;&amp;[HX3D_y.C21]&amp;&quot;,&quot;&amp;[HX3D_z.C21];&quot;&quot;)" office:value-type="string" office:string-value="19,-9,10">
            <text:p>19,-9,10</text:p>
          </table:table-cell>
          <table:table-cell table:formula="oooc:=IF([HX2D_i.D21]&lt;&gt;&quot;&quot;;[HX3D_x.D21]&amp;&quot;,&quot;&amp;[HX3D_y.D21]&amp;&quot;,&quot;&amp;[HX3D_z.D21];&quot;&quot;)">
            <text:p/>
          </table:table-cell>
          <table:table-cell table:formula="oooc:=IF([HX2D_i.E21]&lt;&gt;&quot;&quot;;[HX3D_x.E21]&amp;&quot;,&quot;&amp;[HX3D_y.E21]&amp;&quot;,&quot;&amp;[HX3D_z.E21];&quot;&quot;)" office:value-type="string" office:string-value="19,-8,11">
            <text:p>19,-8,11</text:p>
          </table:table-cell>
          <table:table-cell table:formula="oooc:=IF([HX2D_i.F21]&lt;&gt;&quot;&quot;;[HX3D_x.F21]&amp;&quot;,&quot;&amp;[HX3D_y.F21]&amp;&quot;,&quot;&amp;[HX3D_z.F21];&quot;&quot;)">
            <text:p/>
          </table:table-cell>
          <table:table-cell table:formula="oooc:=IF([HX2D_i.G21]&lt;&gt;&quot;&quot;;[HX3D_x.G21]&amp;&quot;,&quot;&amp;[HX3D_y.G21]&amp;&quot;,&quot;&amp;[HX3D_z.G21];&quot;&quot;)" office:value-type="string" office:string-value="19,-7,12">
            <text:p>19,-7,12</text:p>
          </table:table-cell>
          <table:table-cell table:formula="oooc:=IF([HX2D_i.H21]&lt;&gt;&quot;&quot;;[HX3D_x.H21]&amp;&quot;,&quot;&amp;[HX3D_y.H21]&amp;&quot;,&quot;&amp;[HX3D_z.H21];&quot;&quot;)">
            <text:p/>
          </table:table-cell>
          <table:table-cell table:formula="oooc:=IF([HX2D_i.I21]&lt;&gt;&quot;&quot;;[HX3D_x.I21]&amp;&quot;,&quot;&amp;[HX3D_y.I21]&amp;&quot;,&quot;&amp;[HX3D_z.I21];&quot;&quot;)" office:value-type="string" office:string-value="19,-6,13">
            <text:p>19,-6,13</text:p>
          </table:table-cell>
          <table:table-cell table:formula="oooc:=IF([HX2D_i.J21]&lt;&gt;&quot;&quot;;[HX3D_x.J21]&amp;&quot;,&quot;&amp;[HX3D_y.J21]&amp;&quot;,&quot;&amp;[HX3D_z.J21];&quot;&quot;)">
            <text:p/>
          </table:table-cell>
          <table:table-cell table:formula="oooc:=IF([HX2D_i.K21]&lt;&gt;&quot;&quot;;[HX3D_x.K21]&amp;&quot;,&quot;&amp;[HX3D_y.K21]&amp;&quot;,&quot;&amp;[HX3D_z.K21];&quot;&quot;)" office:value-type="string" office:string-value="19,-5,14">
            <text:p>19,-5,14</text:p>
          </table:table-cell>
          <table:table-cell table:formula="oooc:=IF([HX2D_i.L21]&lt;&gt;&quot;&quot;;[HX3D_x.L21]&amp;&quot;,&quot;&amp;[HX3D_y.L21]&amp;&quot;,&quot;&amp;[HX3D_z.L21];&quot;&quot;)">
            <text:p/>
          </table:table-cell>
          <table:table-cell table:formula="oooc:=IF([HX2D_i.M21]&lt;&gt;&quot;&quot;;[HX3D_x.M21]&amp;&quot;,&quot;&amp;[HX3D_y.M21]&amp;&quot;,&quot;&amp;[HX3D_z.M21];&quot;&quot;)" office:value-type="string" office:string-value="19,-4,15">
            <text:p>19,-4,15</text:p>
          </table:table-cell>
          <table:table-cell table:formula="oooc:=IF([HX2D_i.N21]&lt;&gt;&quot;&quot;;[HX3D_x.N21]&amp;&quot;,&quot;&amp;[HX3D_y.N21]&amp;&quot;,&quot;&amp;[HX3D_z.N21];&quot;&quot;)">
            <text:p/>
          </table:table-cell>
          <table:table-cell table:formula="oooc:=IF([HX2D_i.O21]&lt;&gt;&quot;&quot;;[HX3D_x.O21]&amp;&quot;,&quot;&amp;[HX3D_y.O21]&amp;&quot;,&quot;&amp;[HX3D_z.O21];&quot;&quot;)" office:value-type="string" office:string-value="19,-3,16">
            <text:p>19,-3,16</text:p>
          </table:table-cell>
          <table:table-cell table:formula="oooc:=IF([HX2D_i.P21]&lt;&gt;&quot;&quot;;[HX3D_x.P21]&amp;&quot;,&quot;&amp;[HX3D_y.P21]&amp;&quot;,&quot;&amp;[HX3D_z.P21];&quot;&quot;)">
            <text:p/>
          </table:table-cell>
          <table:table-cell table:formula="oooc:=IF([HX2D_i.Q21]&lt;&gt;&quot;&quot;;[HX3D_x.Q21]&amp;&quot;,&quot;&amp;[HX3D_y.Q21]&amp;&quot;,&quot;&amp;[HX3D_z.Q21];&quot;&quot;)" office:value-type="string" office:string-value="19,-2,17">
            <text:p>19,-2,17</text:p>
          </table:table-cell>
          <table:table-cell table:formula="oooc:=IF([HX2D_i.R21]&lt;&gt;&quot;&quot;;[HX3D_x.R21]&amp;&quot;,&quot;&amp;[HX3D_y.R21]&amp;&quot;,&quot;&amp;[HX3D_z.R21];&quot;&quot;)">
            <text:p/>
          </table:table-cell>
          <table:table-cell table:formula="oooc:=IF([HX2D_i.S21]&lt;&gt;&quot;&quot;;[HX3D_x.S21]&amp;&quot;,&quot;&amp;[HX3D_y.S21]&amp;&quot;,&quot;&amp;[HX3D_z.S21];&quot;&quot;)" office:value-type="string" office:string-value="19,-1,18">
            <text:p>19,-1,18</text:p>
          </table:table-cell>
          <table:table-cell table:formula="oooc:=IF([HX2D_i.T21]&lt;&gt;&quot;&quot;;[HX3D_x.T21]&amp;&quot;,&quot;&amp;[HX3D_y.T21]&amp;&quot;,&quot;&amp;[HX3D_z.T21];&quot;&quot;)">
            <text:p/>
          </table:table-cell>
          <table:table-cell table:formula="oooc:=IF([HX2D_i.U21]&lt;&gt;&quot;&quot;;[HX3D_x.U21]&amp;&quot;,&quot;&amp;[HX3D_y.U21]&amp;&quot;,&quot;&amp;[HX3D_z.U21];&quot;&quot;)" office:value-type="string" office:string-value="19,0,19">
            <text:p>19,0,19</text:p>
          </table:table-cell>
          <table:table-cell table:formula="oooc:=IF([HX2D_i.V21]&lt;&gt;&quot;&quot;;[HX3D_x.V21]&amp;&quot;,&quot;&amp;[HX3D_y.V21]&amp;&quot;,&quot;&amp;[HX3D_z.V21];&quot;&quot;)">
            <text:p/>
          </table:table-cell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table:formula="oooc:=IF([HX2D_i.B22]&lt;&gt;&quot;&quot;;[HX3D_x.B22]&amp;&quot;,&quot;&amp;[HX3D_y.B22]&amp;&quot;,&quot;&amp;[HX3D_z.B22];&quot;&quot;)" office:value-type="string" office:string-value="20,-10,10">
            <text:p>20,-10,10</text:p>
          </table:table-cell>
          <table:table-cell table:formula="oooc:=IF([HX2D_i.C22]&lt;&gt;&quot;&quot;;[HX3D_x.C22]&amp;&quot;,&quot;&amp;[HX3D_y.C22]&amp;&quot;,&quot;&amp;[HX3D_z.C22];&quot;&quot;)">
            <text:p/>
          </table:table-cell>
          <table:table-cell table:formula="oooc:=IF([HX2D_i.D22]&lt;&gt;&quot;&quot;;[HX3D_x.D22]&amp;&quot;,&quot;&amp;[HX3D_y.D22]&amp;&quot;,&quot;&amp;[HX3D_z.D22];&quot;&quot;)" office:value-type="string" office:string-value="20,-9,11">
            <text:p>20,-9,11</text:p>
          </table:table-cell>
          <table:table-cell table:formula="oooc:=IF([HX2D_i.E22]&lt;&gt;&quot;&quot;;[HX3D_x.E22]&amp;&quot;,&quot;&amp;[HX3D_y.E22]&amp;&quot;,&quot;&amp;[HX3D_z.E22];&quot;&quot;)">
            <text:p/>
          </table:table-cell>
          <table:table-cell table:formula="oooc:=IF([HX2D_i.F22]&lt;&gt;&quot;&quot;;[HX3D_x.F22]&amp;&quot;,&quot;&amp;[HX3D_y.F22]&amp;&quot;,&quot;&amp;[HX3D_z.F22];&quot;&quot;)" office:value-type="string" office:string-value="20,-8,12">
            <text:p>20,-8,12</text:p>
          </table:table-cell>
          <table:table-cell table:formula="oooc:=IF([HX2D_i.G22]&lt;&gt;&quot;&quot;;[HX3D_x.G22]&amp;&quot;,&quot;&amp;[HX3D_y.G22]&amp;&quot;,&quot;&amp;[HX3D_z.G22];&quot;&quot;)">
            <text:p/>
          </table:table-cell>
          <table:table-cell table:formula="oooc:=IF([HX2D_i.H22]&lt;&gt;&quot;&quot;;[HX3D_x.H22]&amp;&quot;,&quot;&amp;[HX3D_y.H22]&amp;&quot;,&quot;&amp;[HX3D_z.H22];&quot;&quot;)" office:value-type="string" office:string-value="20,-7,13">
            <text:p>20,-7,13</text:p>
          </table:table-cell>
          <table:table-cell table:formula="oooc:=IF([HX2D_i.I22]&lt;&gt;&quot;&quot;;[HX3D_x.I22]&amp;&quot;,&quot;&amp;[HX3D_y.I22]&amp;&quot;,&quot;&amp;[HX3D_z.I22];&quot;&quot;)">
            <text:p/>
          </table:table-cell>
          <table:table-cell table:formula="oooc:=IF([HX2D_i.J22]&lt;&gt;&quot;&quot;;[HX3D_x.J22]&amp;&quot;,&quot;&amp;[HX3D_y.J22]&amp;&quot;,&quot;&amp;[HX3D_z.J22];&quot;&quot;)" office:value-type="string" office:string-value="20,-6,14">
            <text:p>20,-6,14</text:p>
          </table:table-cell>
          <table:table-cell table:formula="oooc:=IF([HX2D_i.K22]&lt;&gt;&quot;&quot;;[HX3D_x.K22]&amp;&quot;,&quot;&amp;[HX3D_y.K22]&amp;&quot;,&quot;&amp;[HX3D_z.K22];&quot;&quot;)">
            <text:p/>
          </table:table-cell>
          <table:table-cell table:formula="oooc:=IF([HX2D_i.L22]&lt;&gt;&quot;&quot;;[HX3D_x.L22]&amp;&quot;,&quot;&amp;[HX3D_y.L22]&amp;&quot;,&quot;&amp;[HX3D_z.L22];&quot;&quot;)" office:value-type="string" office:string-value="20,-5,15">
            <text:p>20,-5,15</text:p>
          </table:table-cell>
          <table:table-cell table:formula="oooc:=IF([HX2D_i.M22]&lt;&gt;&quot;&quot;;[HX3D_x.M22]&amp;&quot;,&quot;&amp;[HX3D_y.M22]&amp;&quot;,&quot;&amp;[HX3D_z.M22];&quot;&quot;)">
            <text:p/>
          </table:table-cell>
          <table:table-cell table:formula="oooc:=IF([HX2D_i.N22]&lt;&gt;&quot;&quot;;[HX3D_x.N22]&amp;&quot;,&quot;&amp;[HX3D_y.N22]&amp;&quot;,&quot;&amp;[HX3D_z.N22];&quot;&quot;)" office:value-type="string" office:string-value="20,-4,16">
            <text:p>20,-4,16</text:p>
          </table:table-cell>
          <table:table-cell table:formula="oooc:=IF([HX2D_i.O22]&lt;&gt;&quot;&quot;;[HX3D_x.O22]&amp;&quot;,&quot;&amp;[HX3D_y.O22]&amp;&quot;,&quot;&amp;[HX3D_z.O22];&quot;&quot;)">
            <text:p/>
          </table:table-cell>
          <table:table-cell table:formula="oooc:=IF([HX2D_i.P22]&lt;&gt;&quot;&quot;;[HX3D_x.P22]&amp;&quot;,&quot;&amp;[HX3D_y.P22]&amp;&quot;,&quot;&amp;[HX3D_z.P22];&quot;&quot;)" office:value-type="string" office:string-value="20,-3,17">
            <text:p>20,-3,17</text:p>
          </table:table-cell>
          <table:table-cell table:formula="oooc:=IF([HX2D_i.Q22]&lt;&gt;&quot;&quot;;[HX3D_x.Q22]&amp;&quot;,&quot;&amp;[HX3D_y.Q22]&amp;&quot;,&quot;&amp;[HX3D_z.Q22];&quot;&quot;)">
            <text:p/>
          </table:table-cell>
          <table:table-cell table:formula="oooc:=IF([HX2D_i.R22]&lt;&gt;&quot;&quot;;[HX3D_x.R22]&amp;&quot;,&quot;&amp;[HX3D_y.R22]&amp;&quot;,&quot;&amp;[HX3D_z.R22];&quot;&quot;)" office:value-type="string" office:string-value="20,-2,18">
            <text:p>20,-2,18</text:p>
          </table:table-cell>
          <table:table-cell table:formula="oooc:=IF([HX2D_i.S22]&lt;&gt;&quot;&quot;;[HX3D_x.S22]&amp;&quot;,&quot;&amp;[HX3D_y.S22]&amp;&quot;,&quot;&amp;[HX3D_z.S22];&quot;&quot;)">
            <text:p/>
          </table:table-cell>
          <table:table-cell table:formula="oooc:=IF([HX2D_i.T22]&lt;&gt;&quot;&quot;;[HX3D_x.T22]&amp;&quot;,&quot;&amp;[HX3D_y.T22]&amp;&quot;,&quot;&amp;[HX3D_z.T22];&quot;&quot;)" office:value-type="string" office:string-value="20,-1,19">
            <text:p>20,-1,19</text:p>
          </table:table-cell>
          <table:table-cell table:formula="oooc:=IF([HX2D_i.U22]&lt;&gt;&quot;&quot;;[HX3D_x.U22]&amp;&quot;,&quot;&amp;[HX3D_y.U22]&amp;&quot;,&quot;&amp;[HX3D_z.U22];&quot;&quot;)">
            <text:p/>
          </table:table-cell>
          <table:table-cell table:formula="oooc:=IF([HX2D_i.V22]&lt;&gt;&quot;&quot;;[HX3D_x.V22]&amp;&quot;,&quot;&amp;[HX3D_y.V22]&amp;&quot;,&quot;&amp;[HX3D_z.V22];&quot;&quot;)" office:value-type="string" office:string-value="20,0,20">
            <text:p>20,0,20</text:p>
          </table:table-cell>
          <table:table-cell table:number-columns-repeated="23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6">11/06/2006</text:date>, <text:time>13:2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06T13:03:47</meta:creation-date>
    <dc:date>2006-11-06T13:20:13</dc:date>
    <dc:language>en-US</dc:language>
    <meta:editing-cycles>18</meta:editing-cycles>
    <meta:editing-duration>PT16M29S</meta:editing-duration>
    <meta:user-defined meta:name="Info 1"/>
    <meta:user-defined meta:name="Info 2"/>
    <meta:user-defined meta:name="Info 3"/>
    <meta:user-defined meta:name="Info 4"/>
    <meta:document-statistic meta:table-count="7" meta:cell-count="3381"/>
  </office:meta>
</office:document-meta>
</file>